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310327745256239" office:value-type="float"/>
          <table:table-cell office:value="0.008491175743712812" office:value-type="float"/>
          <table:table-cell office:value="0.0038822829758780528" office:value-type="float"/>
          <table:table-cell office:value="0.007130865681249076" office:value-type="float"/>
          <table:table-cell office:value="0.00037095489643778484" office:value-type="float"/>
          <table:table-cell office:value="0.0036479209716719935" office:value-type="float"/>
          <table:table-cell office:value="0.08766254838961612" office:value-type="float"/>
          <table:table-cell office:value="1" office:value-type="float"/>
          <table:table-cell office:value="0.007310327745256239" office:value-type="float"/>
          <table:table-cell office:value="0.008491175743712812" office:value-type="float"/>
          <table:table-cell office:value="0.0038822829758780528" office:value-type="float"/>
          <table:table-cell office:value="0.007130865681249076" office:value-type="float"/>
          <table:table-cell office:value="0.00037095489643778484" office:value-type="float"/>
          <table:table-cell office:value="0.0036479209716719935" office:value-type="float"/>
        </table:table-row>
        <table:table-row>
          <table:table-cell office:value="0.005864607813430485" office:value-type="float"/>
          <table:table-cell office:value="0.01701147120279198" office:value-type="float"/>
          <table:table-cell office:value="-0.0031455465465487255" office:value-type="float"/>
          <table:table-cell office:value="-0.0013560370581456992" office:value-type="float"/>
          <table:table-cell office:value="-0.008862863779959556" office:value-type="float"/>
          <table:table-cell office:value="0.008687483585373272" office:value-type="float"/>
          <table:table-cell office:value="0.08425515656202072" office:value-type="float"/>
          <table:table-cell office:value="2" office:value-type="float"/>
          <table:table-cell office:value="-0.0014457199318257535" office:value-type="float"/>
          <table:table-cell office:value="0.00852029545907917" office:value-type="float"/>
          <table:table-cell office:value="-0.007027829522426778" office:value-type="float"/>
          <table:table-cell office:value="-0.008486902739394776" office:value-type="float"/>
          <table:table-cell office:value="-0.00923381867639734" office:value-type="float"/>
          <table:table-cell office:value="0.005039562613701278" office:value-type="float"/>
        </table:table-row>
        <table:table-row>
          <table:table-cell office:value="0.006383695128036198" office:value-type="float"/>
          <table:table-cell office:value="0.016425173690737538" office:value-type="float"/>
          <table:table-cell office:value="-0.002533136239618183" office:value-type="float"/>
          <table:table-cell office:value="-0.0009165326731511922" office:value-type="float"/>
          <table:table-cell office:value="-0.008763469458517905" office:value-type="float"/>
          <table:table-cell office:value="0.009653839386001934" office:value-type="float"/>
          <table:table-cell office:value="0.0844053264896996" office:value-type="float"/>
          <table:table-cell office:value="3" office:value-type="float"/>
          <table:table-cell office:value="0.0005190873146057127" office:value-type="float"/>
          <table:table-cell office:value="-0.0005862975120544435" office:value-type="float"/>
          <table:table-cell office:value="0.0006124103069305425" office:value-type="float"/>
          <table:table-cell office:value="0.00043950438499450704" office:value-type="float"/>
          <table:table-cell office:value="9.939432144165025e-05" office:value-type="float"/>
          <table:table-cell office:value="0.0009663558006286627" office:value-type="float"/>
        </table:table-row>
        <table:table-row>
          <table:table-cell office:value="0.006902212622237858" office:value-type="float"/>
          <table:table-cell office:value="0.01583941560071831" office:value-type="float"/>
          <table:table-cell office:value="-0.0019208642154635198" office:value-type="float"/>
          <table:table-cell office:value="-0.0004768983500310752" office:value-type="float"/>
          <table:table-cell office:value="-0.008663975001273033" office:value-type="float"/>
          <table:table-cell office:value="0.010620159423843731" office:value-type="float"/>
          <table:table-cell office:value="0.0845453376781405" office:value-type="float"/>
          <table:table-cell office:value="4" office:value-type="float"/>
          <table:table-cell office:value="0.0005185174942016601" office:value-type="float"/>
          <table:table-cell office:value="-0.0005857580900192269" office:value-type="float"/>
          <table:table-cell office:value="0.0006122720241546632" office:value-type="float"/>
          <table:table-cell office:value="0.000439634323120117" office:value-type="float"/>
          <table:table-cell office:value="9.949445724487249e-05" office:value-type="float"/>
          <table:table-cell office:value="0.0009663200378417971" office:value-type="float"/>
        </table:table-row>
        <table:table-row>
          <table:table-cell office:value="0.007526947977615056" office:value-type="float"/>
          <table:table-cell office:value="0.015717425158442308" office:value-type="float"/>
          <table:table-cell office:value="-0.0013506909519137144" office:value-type="float"/>
          <table:table-cell office:value="0.0007091673237970501" office:value-type="float"/>
          <table:table-cell office:value="-0.007835423947272178" office:value-type="float"/>
          <table:table-cell office:value="0.011190885818497052" office:value-type="float"/>
          <table:table-cell office:value="0.08443297921042145" office:value-type="float"/>
          <table:table-cell office:value="5" office:value-type="float"/>
          <table:table-cell office:value="0.0006247353553771977" office:value-type="float"/>
          <table:table-cell office:value="-0.00012199044227600118" office:value-type="float"/>
          <table:table-cell office:value="0.0005701732635498055" office:value-type="float"/>
          <table:table-cell office:value="0.0011860656738281253" office:value-type="float"/>
          <table:table-cell office:value="0.0008285510540008544" office:value-type="float"/>
          <table:table-cell office:value="0.000570726394653321" office:value-type="float"/>
        </table:table-row>
        <table:table-row>
          <table:table-cell office:value="0.008151856186462102" office:value-type="float"/>
          <table:table-cell office:value="0.01559597235006218" office:value-type="float"/>
          <table:table-cell office:value="-0.0007804628520907166" office:value-type="float"/>
          <table:table-cell office:value="0.001894560657232109" office:value-type="float"/>
          <table:table-cell office:value="-0.007006214857993003" office:value-type="float"/>
          <table:table-cell office:value="0.0117617373829044" office:value-type="float"/>
          <table:table-cell office:value="0.08431369828785738" office:value-type="float"/>
          <table:table-cell office:value="6" office:value-type="float"/>
          <table:table-cell office:value="0.000624908208847046" office:value-type="float"/>
          <table:table-cell office:value="-0.00012145280838012779" office:value-type="float"/>
          <table:table-cell office:value="0.0005702280998229978" office:value-type="float"/>
          <table:table-cell office:value="0.001185393333435059" office:value-type="float"/>
          <table:table-cell office:value="0.0008292090892791752" office:value-type="float"/>
          <table:table-cell office:value="0.0005708515644073479" office:value-type="float"/>
        </table:table-row>
        <table:table-row>
          <table:table-cell office:value="0.008856993439269718" office:value-type="float"/>
          <table:table-cell office:value="0.01585105400365715" office:value-type="float"/>
          <table:table-cell office:value="-6.020270881068775e-05" office:value-type="float"/>
          <table:table-cell office:value="0.003633658490865532" office:value-type="float"/>
          <table:table-cell office:value="-0.005816265345511313" office:value-type="float"/>
          <table:table-cell office:value="0.011842147624985089" office:value-type="float"/>
          <table:table-cell office:value="0.08399560843714238" office:value-type="float"/>
          <table:table-cell office:value="7" office:value-type="float"/>
          <table:table-cell office:value="0.0007051372528076166" office:value-type="float"/>
          <table:table-cell office:value="0.00025508165359497056" office:value-type="float"/>
          <table:table-cell office:value="0.0007202601432800288" office:value-type="float"/>
          <table:table-cell office:value="0.001739097833633423" office:value-type="float"/>
          <table:table-cell office:value="0.00118994951248169" office:value-type="float"/>
          <table:table-cell office:value="8.041024208068834e-05" office:value-type="float"/>
        </table:table-row>
        <table:table-row>
          <table:table-cell office:value="0.009562199833465275" office:value-type="float"/>
          <table:table-cell office:value="0.016106588652552413" office:value-type="float"/>
          <table:table-cell office:value="0.0006602076381741762" office:value-type="float"/>
          <table:table-cell office:value="0.005371645293920341" office:value-type="float"/>
          <table:table-cell office:value="-0.004625600577292319" office:value-type="float"/>
          <table:table-cell office:value="0.011922730720535625" office:value-type="float"/>
          <table:table-cell office:value="0.08367363709441941" office:value-type="float"/>
          <table:table-cell office:value="8" office:value-type="float"/>
          <table:table-cell office:value="0.0007052063941955563" office:value-type="float"/>
          <table:table-cell office:value="0.0002555346488952639" office:value-type="float"/>
          <table:table-cell office:value="0.0007204103469848639" office:value-type="float"/>
          <table:table-cell office:value="0.0017379868030548088" office:value-type="float"/>
          <table:table-cell office:value="0.0011906647682189946" office:value-type="float"/>
          <table:table-cell office:value="8.058309555053662e-05" office:value-type="float"/>
        </table:table-row>
        <table:table-row>
          <table:table-cell office:value="0.010142791988921818" office:value-type="float"/>
          <table:table-cell office:value="0.01662944536489372" office:value-type="float"/>
          <table:table-cell office:value="0.0015489331573544738" office:value-type="float"/>
          <table:table-cell office:value="0.007486122451513115" office:value-type="float"/>
          <table:table-cell office:value="-0.0031715953358982755" office:value-type="float"/>
          <table:table-cell office:value="0.011495404756561627" office:value-type="float"/>
          <table:table-cell office:value="0.08326779053065346" office:value-type="float"/>
          <table:table-cell office:value="9" office:value-type="float"/>
          <table:table-cell office:value="0.000580592155456543" office:value-type="float"/>
          <table:table-cell office:value="0.0005228567123413078" office:value-type="float"/>
          <table:table-cell office:value="0.0008887255191802976" office:value-type="float"/>
          <table:table-cell office:value="0.002114477157592774" office:value-type="float"/>
          <table:table-cell office:value="0.0014540052413940432" office:value-type="float"/>
          <table:table-cell office:value="-0.0004273259639739988" office:value-type="float"/>
        </table:table-row>
        <table:table-row>
          <table:table-cell office:value="0.010723564150405582" office:value-type="float"/>
          <table:table-cell office:value="0.01715233068746452" office:value-type="float"/>
          <table:table-cell office:value="0.0024372366756497624" office:value-type="float"/>
          <table:table-cell office:value="0.0095991369111231" office:value-type="float"/>
          <table:table-cell office:value="-0.0017175495633457855" office:value-type="float"/>
          <table:table-cell office:value="0.011068456686035504" office:value-type="float"/>
          <table:table-cell office:value="0.08286134015366312" office:value-type="float"/>
          <table:table-cell office:value="10" office:value-type="float"/>
          <table:table-cell office:value="0.0005807721614837641" office:value-type="float"/>
          <table:table-cell office:value="0.0005228853225708006" office:value-type="float"/>
          <table:table-cell office:value="0.0008883035182952886" office:value-type="float"/>
          <table:table-cell office:value="0.0021130144596099854" office:value-type="float"/>
          <table:table-cell office:value="0.00145404577255249" office:value-type="float"/>
          <table:table-cell office:value="-0.00042694807052612305" office:value-type="float"/>
        </table:table-row>
        <table:table-row>
          <table:table-cell office:value="0.011070678951812442" office:value-type="float"/>
          <table:table-cell office:value="0.017698477318705365" office:value-type="float"/>
          <table:table-cell office:value="0.0033838645309506657" office:value-type="float"/>
          <table:table-cell office:value="0.011969418130605522" office:value-type="float"/>
          <table:table-cell office:value="0.00010940194040787686" office:value-type="float"/>
          <table:table-cell office:value="0.010202867305771222" office:value-type="float"/>
          <table:table-cell office:value="0.08251513864723223" office:value-type="float"/>
          <table:table-cell office:value="11" office:value-type="float"/>
          <table:table-cell office:value="0.0003471148014068601" office:value-type="float"/>
          <table:table-cell office:value="0.0005461466312408451" office:value-type="float"/>
          <table:table-cell office:value="0.0009466278553009033" office:value-type="float"/>
          <table:table-cell office:value="0.002370281219482422" office:value-type="float"/>
          <table:table-cell office:value="0.0018269515037536623" office:value-type="float"/>
          <table:table-cell office:value="-0.0008655893802642818" office:value-type="float"/>
        </table:table-row>
        <table:table-row>
          <table:table-cell office:value="0.011417967798782047" office:value-type="float"/>
          <table:table-cell office:value="0.018244582226694867" office:value-type="float"/>
          <table:table-cell office:value="0.004329830774694562" office:value-type="float"/>
          <table:table-cell office:value="0.014337795577733818" office:value-type="float"/>
          <table:table-cell office:value="0.0019360125055934239" office:value-type="float"/>
          <table:table-cell office:value="0.009337750590340008" office:value-type="float"/>
          <table:table-cell office:value="0.08216890439011279" office:value-type="float"/>
          <table:table-cell office:value="12" office:value-type="float"/>
          <table:table-cell office:value="0.000347288846969605" office:value-type="float"/>
          <table:table-cell office:value="0.0005461049079895017" office:value-type="float"/>
          <table:table-cell office:value="0.0009459662437438961" office:value-type="float"/>
          <table:table-cell office:value="0.002368377447128296" office:value-type="float"/>
          <table:table-cell office:value="0.001826610565185547" office:value-type="float"/>
          <table:table-cell office:value="-0.0008651167154312134" office:value-type="float"/>
        </table:table-row>
        <table:table-row>
          <table:table-cell office:value="0.011499684574676212" office:value-type="float"/>
          <table:table-cell office:value="0.018713130762995526" office:value-type="float"/>
          <table:table-cell office:value="0.005250815519720196" office:value-type="float"/>
          <table:table-cell office:value="0.016978667579381768" office:value-type="float"/>
          <table:table-cell office:value="0.004227298497262125" office:value-type="float"/>
          <table:table-cell office:value="0.008066784060493817" office:value-type="float"/>
          <table:table-cell office:value="0.0819369364772351" office:value-type="float"/>
          <table:table-cell office:value="13" office:value-type="float"/>
          <table:table-cell office:value="8.171677589416566e-05" office:value-type="float"/>
          <table:table-cell office:value="0.0004685485363006593" office:value-type="float"/>
          <table:table-cell office:value="0.0009209847450256346" office:value-type="float"/>
          <table:table-cell office:value="0.00264087200164795" office:value-type="float"/>
          <table:table-cell office:value="0.002291285991668701" office:value-type="float"/>
          <table:table-cell office:value="-0.0012709665298461913" office:value-type="float"/>
        </table:table-row>
        <table:table-row>
          <table:table-cell office:value="0.01158116173989838" office:value-type="float"/>
          <table:table-cell office:value="0.019181457570017622" office:value-type="float"/>
          <table:table-cell office:value="0.006170642742544294" office:value-type="float"/>
          <table:table-cell office:value="0.019617166124074763" office:value-type="float"/>
          <table:table-cell office:value="0.006518188714089518" office:value-type="float"/>
          <table:table-cell office:value="0.006796741402641644" office:value-type="float"/>
          <table:table-cell office:value="0.08170454586163874" office:value-type="float"/>
          <table:table-cell office:value="14" office:value-type="float"/>
          <table:table-cell office:value="8.147716522216748e-05" office:value-type="float"/>
          <table:table-cell office:value="0.0004683268070220948" office:value-type="float"/>
          <table:table-cell office:value="0.0009198272228240975" office:value-type="float"/>
          <table:table-cell office:value="0.0026384985446929934" office:value-type="float"/>
          <table:table-cell office:value="0.002290890216827393" office:value-type="float"/>
          <table:table-cell office:value="-0.0012700426578521728" office:value-type="float"/>
        </table:table-row>
        <table:table-row>
          <table:table-cell office:value="0.011379915001464543" office:value-type="float"/>
          <table:table-cell office:value="0.019541880896509933" office:value-type="float"/>
          <table:table-cell office:value="0.007052522072225691" office:value-type="float"/>
          <table:table-cell office:value="0.022576400838582818" office:value-type="float"/>
          <table:table-cell office:value="0.009348968266549235" office:value-type="float"/>
          <table:table-cell office:value="0.005160522974029889" office:value-type="float"/>
          <table:table-cell office:value="0.08160284409715726" office:value-type="float"/>
          <table:table-cell office:value="15" office:value-type="float"/>
          <table:table-cell office:value="-0.00020124673843383706" office:value-type="float"/>
          <table:table-cell office:value="0.0003604233264923092" office:value-type="float"/>
          <table:table-cell office:value="0.0008818793296813971" office:value-type="float"/>
          <table:table-cell office:value="0.0029592347145080567" office:value-type="float"/>
          <table:table-cell office:value="0.002830779552459717" office:value-type="float"/>
          <table:table-cell office:value="-0.0016362184286117555" office:value-type="float"/>
        </table:table-row>
        <table:table-row>
          <table:table-cell office:value="0.011178858997893986" office:value-type="float"/>
          <table:table-cell office:value="0.019901847651423263" office:value-type="float"/>
          <table:table-cell office:value="0.00793311632576573" office:value-type="float"/>
          <table:table-cell office:value="0.025532711349218196" office:value-type="float"/>
          <table:table-cell office:value="0.012179217337670451" office:value-type="float"/>
          <table:table-cell office:value="0.003525578296676983" office:value-type="float"/>
          <table:table-cell office:value="0.08149923926589846" office:value-type="float"/>
          <table:table-cell office:value="16" office:value-type="float"/>
          <table:table-cell office:value="-0.00020105600357055685" office:value-type="float"/>
          <table:table-cell office:value="0.0003599667549133295" office:value-type="float"/>
          <table:table-cell office:value="0.0008805942535400398" office:value-type="float"/>
          <table:table-cell office:value="0.002956310510635376" office:value-type="float"/>
          <table:table-cell office:value="0.0028302490711212165" office:value-type="float"/>
          <table:table-cell office:value="-0.0016349446773529057" office:value-type="float"/>
        </table:table-row>
        <table:table-row>
          <table:table-cell office:value="0.01069676530606812" office:value-type="float"/>
          <table:table-cell office:value="0.020226187518061448" office:value-type="float"/>
          <table:table-cell office:value="0.008740265736013534" office:value-type="float"/>
          <table:table-cell office:value="0.02883293946811468" office:value-type="float"/>
          <table:table-cell office:value="0.015560388564171917" office:value-type="float"/>
          <table:table-cell office:value="0.0015714573030627867" office:value-type="float"/>
          <table:table-cell office:value="0.08148890440171472" office:value-type="float"/>
          <table:table-cell office:value="17" office:value-type="float"/>
          <table:table-cell office:value="-0.00048209369182586684" office:value-type="float"/>
          <table:table-cell office:value="0.00032433986663818297" office:value-type="float"/>
          <table:table-cell office:value="0.0008071494102478028" office:value-type="float"/>
          <table:table-cell office:value="0.003300228118896485" office:value-type="float"/>
          <table:table-cell office:value="0.0033811712265014657" office:value-type="float"/>
          <table:table-cell office:value="-0.0019541209936141963" office:value-type="float"/>
        </table:table-row>
        <table:table-row>
          <table:table-cell office:value="0.010215300443244632" office:value-type="float"/>
          <table:table-cell office:value="0.02054982166570549" office:value-type="float"/>
          <table:table-cell office:value="0.00954582966271031" office:value-type="float"/>
          <table:table-cell office:value="0.03212960561343939" office:value-type="float"/>
          <table:table-cell office:value="0.018940845727028973" office:value-type="float"/>
          <table:table-cell office:value="-0.0003810859556042049" office:value-type="float"/>
          <table:table-cell office:value="0.08147350925277659" office:value-type="float"/>
          <table:table-cell office:value="18" office:value-type="float"/>
          <table:table-cell office:value="-0.00048146486282348716" office:value-type="float"/>
          <table:table-cell office:value="0.00032363414764404255" office:value-type="float"/>
          <table:table-cell office:value="0.0008055639266967771" office:value-type="float"/>
          <table:table-cell office:value="0.0032966661453247073" office:value-type="float"/>
          <table:table-cell office:value="0.003380457162857056" office:value-type="float"/>
          <table:table-cell office:value="-0.0019525432586669916" office:value-type="float"/>
        </table:table-row>
        <table:table-row>
          <table:table-cell office:value="0.009595359089446719" office:value-type="float"/>
          <table:table-cell office:value="0.020974757483423995" office:value-type="float"/>
          <table:table-cell office:value="0.010194630989462019" office:value-type="float"/>
          <table:table-cell office:value="0.035751413903920955" office:value-type="float"/>
          <table:table-cell office:value="0.022762324809136515" office:value-type="float"/>
          <table:table-cell office:value="-0.002646924340232501" office:value-type="float"/>
          <table:table-cell office:value="0.08144208362420591" office:value-type="float"/>
          <table:table-cell office:value="19" office:value-type="float"/>
          <table:table-cell office:value="-0.0006199413537979134" office:value-type="float"/>
          <table:table-cell office:value="0.0004249358177185053" office:value-type="float"/>
          <table:table-cell office:value="0.0006488013267517082" office:value-type="float"/>
          <table:table-cell office:value="0.0036218082904815683" office:value-type="float"/>
          <table:table-cell office:value="0.003821479082107544" office:value-type="float"/>
          <table:table-cell office:value="-0.0022658383846282963" office:value-type="float"/>
        </table:table-row>
        <table:table-row>
          <table:table-cell office:value="0.008976256373000795" office:value-type="float"/>
          <table:table-cell office:value="0.021398831417979047" office:value-type="float"/>
          <table:table-cell office:value="0.010841727623373152" office:value-type="float"/>
          <table:table-cell office:value="0.03936926683017523" office:value-type="float"/>
          <table:table-cell office:value="0.02658288836390031" office:value-type="float"/>
          <table:table-cell office:value="-0.004910905444129596" office:value-type="float"/>
          <table:table-cell office:value="0.0814021882233778" office:value-type="float"/>
          <table:table-cell office:value="20" office:value-type="float"/>
          <table:table-cell office:value="-0.0006191027164459233" office:value-type="float"/>
          <table:table-cell office:value="0.00042407393455505364" office:value-type="float"/>
          <table:table-cell office:value="0.0006470966339111334" office:value-type="float"/>
          <table:table-cell office:value="0.0036178529262542725" office:value-type="float"/>
          <table:table-cell office:value="0.0038205635547637947" office:value-type="float"/>
          <table:table-cell office:value="-0.002263981103897095" office:value-type="float"/>
        </table:table-row>
        <table:table-row>
          <table:table-cell office:value="0.008305781009269412" office:value-type="float"/>
          <table:table-cell office:value="0.022017717173517987" office:value-type="float"/>
          <table:table-cell office:value="0.011295292744070174" office:value-type="float"/>
          <table:table-cell office:value="0.043323334060399836" office:value-type="float"/>
          <table:table-cell office:value="0.03078828811556352" office:value-type="float"/>
          <table:table-cell office:value="-0.007484921299918781" office:value-type="float"/>
          <table:table-cell office:value="0.08127276826347105" office:value-type="float"/>
          <table:table-cell office:value="21" office:value-type="float"/>
          <table:table-cell office:value="-0.0006704753637313838" office:value-type="float"/>
          <table:table-cell office:value="0.00061888575553894" office:value-type="float"/>
          <table:table-cell office:value="0.00045356512069702135" office:value-type="float"/>
          <table:table-cell office:value="0.003954067230224609" office:value-type="float"/>
          <table:table-cell office:value="0.004205399751663208" office:value-type="float"/>
          <table:table-cell office:value="-0.002574015855789185" office:value-type="float"/>
        </table:table-row>
        <table:table-row>
          <table:table-cell office:value="0.007636513831687624" office:value-type="float"/>
          <table:table-cell office:value="0.022635515740336225" office:value-type="float"/>
          <table:table-cell office:value="0.011746944555669905" office:value-type="float"/>
          <table:table-cell office:value="0.04727318366596014" office:value-type="float"/>
          <table:table-cell office:value="0.03499255895525468" office:value-type="float"/>
          <table:table-cell office:value="-0.010057140671714437" office:value-type="float"/>
          <table:table-cell office:value="0.08113178111058501" office:value-type="float"/>
          <table:table-cell office:value="22" office:value-type="float"/>
          <table:table-cell office:value="-0.0006692671775817872" office:value-type="float"/>
          <table:table-cell office:value="0.0006177985668182374" office:value-type="float"/>
          <table:table-cell office:value="0.00045165181159973096" office:value-type="float"/>
          <table:table-cell office:value="0.003949849605560303" office:value-type="float"/>
          <table:table-cell office:value="0.004204270839691162" office:value-type="float"/>
          <table:table-cell office:value="-0.0025722193717956547" office:value-type="float"/>
        </table:table-row>
        <table:table-row>
          <table:table-cell office:value="0.006989696743560488" office:value-type="float"/>
          <table:table-cell office:value="0.023486325552882" office:value-type="float"/>
          <table:table-cell office:value="0.011975472340017439" office:value-type="float"/>
          <table:table-cell office:value="0.05" office:value-type="float"/>
          <table:table-cell office:value="0.03960251808077348" office:value-type="float"/>
          <table:table-cell office:value="-0.01296925433824886" office:value-type="float"/>
          <table:table-cell office:value="0.08086006193624065" office:value-type="float"/>
          <table:table-cell office:value="23" office:value-type="float"/>
          <table:table-cell office:value="-0.0006468170881271367" office:value-type="float"/>
          <table:table-cell office:value="0.0008508098125457764" office:value-type="float"/>
          <table:table-cell office:value="0.00022852778434753404" office:value-type="float"/>
          <table:table-cell office:value="0.0043347525596618645" office:value-type="float"/>
          <table:table-cell office:value="0.004609959125518799" office:value-type="float"/>
          <table:table-cell office:value="-0.002912113666534424" office:value-type="float"/>
        </table:table-row>
        <table:table-row>
          <table:table-cell office:value="0.006344364407134706" office:value-type="float"/>
          <table:table-cell office:value="0.024335870554865642" office:value-type="float"/>
          <table:table-cell office:value="0.012202639946371198" office:value-type="float"/>
          <table:table-cell office:value="0.05" office:value-type="float"/>
          <table:table-cell office:value="0.04421120524317278" office:value-type="float"/>
          <table:table-cell office:value="-0.015879573904975547" office:value-type="float"/>
          <table:table-cell office:value="0.0805748209196942" office:value-type="float"/>
          <table:table-cell office:value="24" office:value-type="float"/>
          <table:table-cell office:value="-0.0006453323364257815" office:value-type="float"/>
          <table:table-cell office:value="0.0008495450019836426" office:value-type="float"/>
          <table:table-cell office:value="0.0002271676063537592" office:value-type="float"/>
          <table:table-cell office:value="0.004330613613128663" office:value-type="float"/>
          <table:table-cell office:value="0.004608687162399292" office:value-type="float"/>
          <table:table-cell office:value="-0.0029103195667266844" office:value-type="float"/>
        </table:table-row>
        <table:table-row>
          <table:table-cell office:value="0.005788297178817445" office:value-type="float"/>
          <table:table-cell office:value="0.02542319636625175" office:value-type="float"/>
          <table:table-cell office:value="0.012174025544553876" office:value-type="float"/>
          <table:table-cell office:value="0.05" office:value-type="float"/>
          <table:table-cell office:value="0.049262586831154954" office:value-type="float"/>
          <table:table-cell office:value="-0.01916270145128597" office:value-type="float"/>
          <table:table-cell office:value="0.08014237000876963" office:value-type="float"/>
          <table:table-cell office:value="25" office:value-type="float"/>
          <table:table-cell office:value="-0.0005560672283172613" office:value-type="float"/>
          <table:table-cell office:value="0.0010873258113861077" office:value-type="float"/>
          <table:table-cell office:value="-2.8614401817322194e-05" office:value-type="float"/>
          <table:table-cell office:value="0.004761394262313843" office:value-type="float"/>
          <table:table-cell office:value="0.0050513815879821775" office:value-type="float"/>
          <table:table-cell office:value="-0.003283127546310425" office:value-type="float"/>
        </table:table-row>
        <table:table-row>
          <table:table-cell office:value="0.005233585956168824" office:value-type="float"/>
          <table:table-cell office:value="0.02650839786809806" office:value-type="float"/>
          <table:table-cell office:value="0.012144890198141217" office:value-type="float"/>
          <table:table-cell office:value="0.05" office:value-type="float"/>
          <table:table-cell office:value="0.05" office:value-type="float"/>
          <table:table-cell office:value="-0.022443536602958336" office:value-type="float"/>
          <table:table-cell office:value="0.07969805050326602" office:value-type="float"/>
          <table:table-cell office:value="26" office:value-type="float"/>
          <table:table-cell office:value="-0.0005547112226486212" office:value-type="float"/>
          <table:table-cell office:value="0.0010852015018463137" office:value-type="float"/>
          <table:table-cell office:value="-2.9135346412658553e-05" office:value-type="float"/>
          <table:table-cell office:value="0.004757444858551025" office:value-type="float"/>
          <table:table-cell office:value="0.005050172805786133" office:value-type="float"/>
          <table:table-cell office:value="-0.003280835151672363" office:value-type="float"/>
        </table:table-row>
        <table:table-row>
          <table:table-cell office:value="0.0048672206426388556" office:value-type="float"/>
          <table:table-cell office:value="0.02781656961721305" office:value-type="float"/>
          <table:table-cell office:value="0.011813712486654401" office:value-type="float"/>
          <table:table-cell office:value="0.05" office:value-type="float"/>
          <table:table-cell office:value="0.05" office:value-type="float"/>
          <table:table-cell office:value="-0.02609704383562435" office:value-type="float"/>
          <table:table-cell office:value="0.07909775429921256" office:value-type="float"/>
          <table:table-cell office:value="27" office:value-type="float"/>
          <table:table-cell office:value="-0.00036636531352996805" office:value-type="float"/>
          <table:table-cell office:value="0.0013081717491149909" office:value-type="float"/>
          <table:table-cell office:value="-0.00033117771148681585" office:value-type="float"/>
          <table:table-cell office:value="0.005193672180175782" office:value-type="float"/>
          <table:table-cell office:value="0.005489270687103271" office:value-type="float"/>
          <table:table-cell office:value="-0.003653507232666016" office:value-type="float"/>
        </table:table-row>
        <table:table-row>
          <table:table-cell office:value="0.0045017648959881605" office:value-type="float"/>
          <table:table-cell office:value="0.02912299614232902" office:value-type="float"/>
          <table:table-cell office:value="0.01148176945152867" office:value-type="float"/>
          <table:table-cell office:value="0.05" office:value-type="float"/>
          <table:table-cell office:value="0.05" office:value-type="float"/>
          <table:table-cell office:value="-0.02975049980829586" office:value-type="float"/>
          <table:table-cell office:value="0.07849030930408796" office:value-type="float"/>
          <table:table-cell office:value="28" office:value-type="float"/>
          <table:table-cell office:value="-0.00036545574665069504" office:value-type="float"/>
          <table:table-cell office:value="0.0013064265251159675" office:value-type="float"/>
          <table:table-cell office:value="-0.00033194303512573166" office:value-type="float"/>
          <table:table-cell office:value="0.005193433761596681" office:value-type="float"/>
          <table:table-cell office:value="0.005489429235458374" office:value-type="float"/>
          <table:table-cell office:value="-0.003653455972671509" office:value-type="float"/>
        </table:table-row>
        <table:table-row>
          <table:table-cell office:value="0.004435754540038759" office:value-type="float"/>
          <table:table-cell office:value="0.03067530851644401" office:value-type="float"/>
          <table:table-cell office:value="0.010818110474973799" office:value-type="float"/>
          <table:table-cell office:value="0.05" office:value-type="float"/>
          <table:table-cell office:value="0.05" office:value-type="float"/>
          <table:table-cell office:value="-0.03376264580438961" office:value-type="float"/>
          <table:table-cell office:value="0.07770417694769695" office:value-type="float"/>
          <table:table-cell office:value="29" office:value-type="float"/>
          <table:table-cell office:value="-6.601035594940192e-05" office:value-type="float"/>
          <table:table-cell office:value="0.0015523123741149909" office:value-type="float"/>
          <table:table-cell office:value="-0.000663658976554871" office:value-type="float"/>
          <table:table-cell office:value="0.005589184761047363" office:value-type="float"/>
          <table:table-cell office:value="0.005879876613616943" office:value-type="float"/>
          <table:table-cell office:value="-0.00401214599609375" office:value-type="float"/>
        </table:table-row>
        <table:table-row>
          <table:table-cell office:value="0.004370853426528628" office:value-type="float"/>
          <table:table-cell office:value="0.032226085474909585" office:value-type="float"/>
          <table:table-cell office:value="0.010153493651777387" office:value-type="float"/>
          <table:table-cell office:value="0.05" office:value-type="float"/>
          <table:table-cell office:value="0.05" office:value-type="float"/>
          <table:table-cell office:value="-0.037775161945327415" office:value-type="float"/>
          <table:table-cell office:value="0.0769154810552988" office:value-type="float"/>
          <table:table-cell office:value="30" office:value-type="float"/>
          <table:table-cell office:value="-6.4901113510131e-05" office:value-type="float"/>
          <table:table-cell office:value="0.0015507769584655762" office:value-type="float"/>
          <table:table-cell office:value="-0.0006646168231964119" office:value-type="float"/>
          <table:table-cell office:value="0.005589447021484376" office:value-type="float"/>
          <table:table-cell office:value="0.00588059902191162" office:value-type="float"/>
          <table:table-cell office:value="-0.0040125161409378055" office:value-type="float"/>
        </table:table-row>
        <table:table-row>
          <table:table-cell office:value="0.004706807854247744" office:value-type="float"/>
          <table:table-cell office:value="0.03406052809041862" office:value-type="float"/>
          <table:table-cell office:value="0.009160905250936628" office:value-type="float"/>
          <table:table-cell office:value="0.05" office:value-type="float"/>
          <table:table-cell office:value="0.05" office:value-type="float"/>
          <table:table-cell office:value="-0.04211413630197872" office:value-type="float"/>
          <table:table-cell office:value="0.07592064307479086" office:value-type="float"/>
          <table:table-cell office:value="31" office:value-type="float"/>
          <table:table-cell office:value="0.0003359544277191165" office:value-type="float"/>
          <table:table-cell office:value="0.001834442615509033" office:value-type="float"/>
          <table:table-cell office:value="-0.000992588400840759" office:value-type="float"/>
          <table:table-cell office:value="0.0059336256980896" office:value-type="float"/>
          <table:table-cell office:value="0.006209113597869872" office:value-type="float"/>
          <table:table-cell office:value="-0.004338974356651306" office:value-type="float"/>
        </table:table-row>
        <table:table-row>
          <table:table-cell office:value="0.005044340612960512" office:value-type="float"/>
          <table:table-cell office:value="0.03589345555585746" office:value-type="float"/>
          <table:table-cell office:value="0.008167187342077374" office:value-type="float"/>
          <table:table-cell office:value="0.05" office:value-type="float"/>
          <table:table-cell office:value="0.05" office:value-type="float"/>
          <table:table-cell office:value="-0.04645433076570858" office:value-type="float"/>
          <table:table-cell office:value="0.07492596444407858" office:value-type="float"/>
          <table:table-cell office:value="32" office:value-type="float"/>
          <table:table-cell office:value="0.0003375327587127677" office:value-type="float"/>
          <table:table-cell office:value="0.0018329274654388435" office:value-type="float"/>
          <table:table-cell office:value="-0.0009937179088592533" office:value-type="float"/>
          <table:table-cell office:value="0.005934534072875976" office:value-type="float"/>
          <table:table-cell office:value="0.00621061086654663" office:value-type="float"/>
          <table:table-cell office:value="-0.004340194463729859" office:value-type="float"/>
        </table:table-row>
        <table:table-row>
          <table:table-cell office:value="0.005851225378585512" office:value-type="float"/>
          <table:table-cell office:value="0.03805935840886955" office:value-type="float"/>
          <table:table-cell office:value="0.00681962765160191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69255576081184" office:value-type="float"/>
          <table:table-cell office:value="33" office:value-type="float"/>
          <table:table-cell office:value="0.0008068847656249999" office:value-type="float"/>
          <table:table-cell office:value="0.0021659028530120854" office:value-type="float"/>
          <table:table-cell office:value="-0.0013475596904754632" office:value-type="float"/>
          <table:table-cell office:value="0.006276457309722901" office:value-type="float"/>
          <table:table-cell office:value="0.006521278619766235" office:value-type="float"/>
          <table:table-cell office:value="-0.004688941836357117" office:value-type="float"/>
        </table:table-row>
        <table:table-row>
          <table:table-cell office:value="0.006660146238876039" office:value-type="float"/>
          <table:table-cell office:value="0.0402249537019146" office:value-type="float"/>
          <table:table-cell office:value="0.0054706040710507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45858219807884" office:value-type="float"/>
          <table:table-cell office:value="34" office:value-type="float"/>
          <table:table-cell office:value="0.0008089208602905275" office:value-type="float"/>
          <table:table-cell office:value="0.002165595293045044" office:value-type="float"/>
          <table:table-cell office:value="-0.0013490235805511466" office:value-type="float"/>
          <table:table-cell office:value="0.0062785410881042465" office:value-type="float"/>
          <table:table-cell office:value="0.006524242162704469" office:value-type="float"/>
          <table:table-cell office:value="-0.004691544771194458" office:value-type="float"/>
        </table:table-row>
        <table:table-row>
          <table:table-cell office:value="0.007999858381820376" office:value-type="float"/>
          <table:table-cell office:value="0.04277756552976494" office:value-type="float"/>
          <table:table-cell office:value="0.00376968241634953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94590774812277" office:value-type="float"/>
          <table:table-cell office:value="35" office:value-type="float"/>
          <table:table-cell office:value="0.0013397121429443368" office:value-type="float"/>
          <table:table-cell office:value="0.002552611827850342" office:value-type="float"/>
          <table:table-cell office:value="-0.0017009216547012335" office:value-type="float"/>
          <table:table-cell office:value="0.0066153454780578606" office:value-type="float"/>
          <table:table-cell office:value="0.006834524869918824" office:value-type="float"/>
          <table:table-cell office:value="-0.0050438612699508665" office:value-type="float"/>
        </table:table-row>
        <table:table-row>
          <table:table-cell office:value="0.00934179735429352" office:value-type="float"/>
          <table:table-cell office:value="0.04533344607633476" office:value-type="float"/>
          <table:table-cell office:value="0.00206697917881596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42798220047255" office:value-type="float"/>
          <table:table-cell office:value="36" office:value-type="float"/>
          <table:table-cell office:value="0.0013419389724731445" office:value-type="float"/>
          <table:table-cell office:value="0.002555880546569824" office:value-type="float"/>
          <table:table-cell office:value="-0.001702703237533569" office:value-type="float"/>
          <table:table-cell office:value="0.0066202735900878894" office:value-type="float"/>
          <table:table-cell office:value="0.006840075254440308" office:value-type="float"/>
          <table:table-cell office:value="-0.005049026608467102" office:value-type="float"/>
        </table:table-row>
        <table:table-row>
          <table:table-cell office:value="0.011269549849105533" office:value-type="float"/>
          <table:table-cell office:value="0.048296001961649695" office:value-type="float"/>
          <table:table-cell office:value="0.000146295198827863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760453501028724" office:value-type="float"/>
          <table:table-cell office:value="37" office:value-type="float"/>
          <table:table-cell office:value="0.0019277524948120121" office:value-type="float"/>
          <table:table-cell office:value="0.0029625558853149415" office:value-type="float"/>
          <table:table-cell office:value="-0.0019206839799880988" office:value-type="float"/>
          <table:table-cell office:value="0.006913006305694582" office:value-type="float"/>
          <table:table-cell office:value="0.0071080291271209736" office:value-type="float"/>
          <table:table-cell office:value="-0.005284686088562012" office:value-type="float"/>
        </table:table-row>
        <table:table-row>
          <table:table-cell office:value="0.013200757029128726" office:value-type="float"/>
          <table:table-cell office:value="0.05" office:value-type="float"/>
          <table:table-cell office:value="-0.001776744356721758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641070143062142" office:value-type="float"/>
          <table:table-cell office:value="38" office:value-type="float"/>
          <table:table-cell office:value="0.0019312071800231933" office:value-type="float"/>
          <table:table-cell office:value="0.0029670858383178712" office:value-type="float"/>
          <table:table-cell office:value="-0.0019230395555496216" office:value-type="float"/>
          <table:table-cell office:value="0.006919122934341432" office:value-type="float"/>
          <table:table-cell office:value="0.00711483597755432" office:value-type="float"/>
          <table:table-cell office:value="-0.005291251540184021" office:value-type="float"/>
        </table:table-row>
        <table:table-row>
          <table:table-cell office:value="0.015734006884170232" office:value-type="float"/>
          <table:table-cell office:value="0.05" office:value-type="float"/>
          <table:table-cell office:value="-0.00372924708423030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594266138902376" office:value-type="float"/>
          <table:table-cell office:value="39" office:value-type="float"/>
          <table:table-cell office:value="0.002533249855041504" office:value-type="float"/>
          <table:table-cell office:value="0.003350849151611329" office:value-type="float"/>
          <table:table-cell office:value="-0.0019525027275085448" office:value-type="float"/>
          <table:table-cell office:value="0.007116172313690187" office:value-type="float"/>
          <table:table-cell office:value="0.007307450771331788" office:value-type="float"/>
          <table:table-cell office:value="-0.0053655564785003666" office:value-type="float"/>
        </table:table-row>
        <table:table-row>
          <table:table-cell office:value="0.018268825533462225" office:value-type="float"/>
          <table:table-cell office:value="0.05" office:value-type="float"/>
          <table:table-cell office:value="-0.00568307065066707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542723824030025" office:value-type="float"/>
          <table:table-cell office:value="40" office:value-type="float"/>
          <table:table-cell office:value="0.002534818649291993" office:value-type="float"/>
          <table:table-cell office:value="0.0033540880680084234" office:value-type="float"/>
          <table:table-cell office:value="-0.0019538235664367676" office:value-type="float"/>
          <table:table-cell office:value="0.007119264602661135" office:value-type="float"/>
          <table:table-cell office:value="0.007310559749603271" office:value-type="float"/>
          <table:table-cell office:value="-0.005368171334266663" office:value-type="float"/>
        </table:table-row>
        <table:table-row>
          <table:table-cell office:value="0.021380543234420478" office:value-type="float"/>
          <table:table-cell office:value="0.05" office:value-type="float"/>
          <table:table-cell office:value="-0.00754054092463862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473313914504235" office:value-type="float"/>
          <table:table-cell office:value="41" office:value-type="float"/>
          <table:table-cell office:value="0.0031117177009582515" office:value-type="float"/>
          <table:table-cell office:value="0.0037222838401794432" office:value-type="float"/>
          <table:table-cell office:value="-0.0018574702739715572" office:value-type="float"/>
          <table:table-cell office:value="0.007235198020935059" office:value-type="float"/>
          <table:table-cell office:value="0.007454794645309447" office:value-type="float"/>
          <table:table-cell office:value="-0.005310277342796326" office:value-type="float"/>
        </table:table-row>
        <table:table-row>
          <table:table-cell office:value="0.0244943661714322" office:value-type="float"/>
          <table:table-cell office:value="0.05" office:value-type="float"/>
          <table:table-cell office:value="-0.00939937793311488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9745940592817" office:value-type="float"/>
          <table:table-cell office:value="42" office:value-type="float"/>
          <table:table-cell office:value="0.0031138229370117187" office:value-type="float"/>
          <table:table-cell office:value="0.003726155757904052" office:value-type="float"/>
          <table:table-cell office:value="-0.0018588370084762582" office:value-type="float"/>
          <table:table-cell office:value="0.007238647937774659" office:value-type="float"/>
          <table:table-cell office:value="0.007458275556564331" office:value-type="float"/>
          <table:table-cell office:value="-0.00531315803527832" office:value-type="float"/>
        </table:table-row>
        <table:table-row>
          <table:table-cell office:value="0.028164883377624215" office:value-type="float"/>
          <table:table-cell office:value="0.05" office:value-type="float"/>
          <table:table-cell office:value="-0.01112345003184688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00363154382181" office:value-type="float"/>
          <table:table-cell office:value="43" office:value-type="float"/>
          <table:table-cell office:value="0.0036705172061920165" office:value-type="float"/>
          <table:table-cell office:value="0.004098320007324218" office:value-type="float"/>
          <table:table-cell office:value="-0.001724072098731995" office:value-type="float"/>
          <table:table-cell office:value="0.00730264186859131" office:value-type="float"/>
          <table:table-cell office:value="0.007577079534530641" office:value-type="float"/>
          <table:table-cell office:value="-0.005167924761772156" office:value-type="float"/>
        </table:table-row>
        <table:table-row>
          <table:table-cell office:value="0.031838119747710884" office:value-type="float"/>
          <table:table-cell office:value="0.05" office:value-type="float"/>
          <table:table-cell office:value="-0.01284899972972285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194468278800748" office:value-type="float"/>
          <table:table-cell office:value="44" office:value-type="float"/>
          <table:table-cell office:value="0.0036732363700866695" office:value-type="float"/>
          <table:table-cell office:value="0.004103076457977296" office:value-type="float"/>
          <table:table-cell office:value="-0.0017255496978759773" office:value-type="float"/>
          <table:table-cell office:value="0.0073066866397857675" office:value-type="float"/>
          <table:table-cell office:value="0.007581113576889039" office:value-type="float"/>
          <table:table-cell office:value="-0.005171113610267639" office:value-type="float"/>
        </table:table-row>
        <table:table-row>
          <table:table-cell office:value="0.03591404748208588" office:value-type="float"/>
          <table:table-cell office:value="0.05" office:value-type="float"/>
          <table:table-cell office:value="-0.01434614681300532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294321612544644" office:value-type="float"/>
          <table:table-cell office:value="45" office:value-type="float"/>
          <table:table-cell office:value="0.004075927734375" office:value-type="float"/>
          <table:table-cell office:value="0.004337238073348999" office:value-type="float"/>
          <table:table-cell office:value="-0.0014971470832824702" office:value-type="float"/>
          <table:table-cell office:value="0.007175085544586181" office:value-type="float"/>
          <table:table-cell office:value="0.007501984834671021" office:value-type="float"/>
          <table:table-cell office:value="-0.004769808053970337" office:value-type="float"/>
        </table:table-row>
        <table:table-row>
          <table:table-cell office:value="0.040104525806976016" office:value-type="float"/>
          <table:table-cell office:value="0.05" office:value-type="float"/>
          <table:table-cell office:value="-0.01590025507506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168160899249135" office:value-type="float"/>
          <table:table-cell office:value="46" office:value-type="float"/>
          <table:table-cell office:value="0.004190478324890137" office:value-type="float"/>
          <table:table-cell office:value="0.0044611978530883795" office:value-type="float"/>
          <table:table-cell office:value="-0.001554108262062072" office:value-type="float"/>
          <table:table-cell office:value="0.007326883077621459" office:value-type="float"/>
          <table:table-cell office:value="0.007669823169708252" office:value-type="float"/>
          <table:table-cell office:value="-0.004940696954727173" office:value-type="float"/>
        </table:table-row>
        <table:table-row>
          <table:table-cell office:value="0.04476195883996552" office:value-type="float"/>
          <table:table-cell office:value="0.05" office:value-type="float"/>
          <table:table-cell office:value="-0.01723862670955073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162557917336754" office:value-type="float"/>
          <table:table-cell office:value="47" office:value-type="float"/>
          <table:table-cell office:value="0.0046574330329895025" office:value-type="float"/>
          <table:table-cell office:value="0.004793756008148194" office:value-type="float"/>
          <table:table-cell office:value="-0.001338371634483337" office:value-type="float"/>
          <table:table-cell office:value="0.007295863628387451" office:value-type="float"/>
          <table:table-cell office:value="0.007709304094314575" office:value-type="float"/>
          <table:table-cell office:value="-0.004610891342163086" office:value-type="float"/>
        </table:table-row>
        <table:table-row>
          <table:table-cell office:value="0.049423115971160586" office:value-type="float"/>
          <table:table-cell office:value="0.05" office:value-type="float"/>
          <table:table-cell office:value="-0.0185784151464403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52434673345503" office:value-type="float"/>
          <table:table-cell office:value="48" office:value-type="float"/>
          <table:table-cell office:value="0.004661157131195068" office:value-type="float"/>
          <table:table-cell office:value="0.004799269437789917" office:value-type="float"/>
          <table:table-cell office:value="-0.0013397884368896492" office:value-type="float"/>
          <table:table-cell office:value="0.0073004007339477536" office:value-type="float"/>
          <table:table-cell office:value="0.007713223695755006" office:value-type="float"/>
          <table:table-cell office:value="-0.00461339235305786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970347010192287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27912980795202" office:value-type="float"/>
          <table:table-cell office:value="49" office:value-type="float"/>
          <table:table-cell office:value="0.005042293071746827" office:value-type="float"/>
          <table:table-cell office:value="0.005082182884216309" office:value-type="float"/>
          <table:table-cell office:value="-0.0011250549554824834" office:value-type="float"/>
          <table:table-cell office:value="0.00722079038619995" office:value-type="float"/>
          <table:table-cell office:value="0.0077343714237213135" office:value-type="float"/>
          <table:table-cell office:value="-0.00420024096965789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082895540294063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577659062533" office:value-type="float"/>
          <table:table-cell office:value="50" office:value-type="float"/>
          <table:table-cell office:value="0.005043385028839111" office:value-type="float"/>
          <table:table-cell office:value="0.0050835835933685306" office:value-type="float"/>
          <table:table-cell office:value="-0.0011254853010177618" office:value-type="float"/>
          <table:table-cell office:value="0.007222075462341307" office:value-type="float"/>
          <table:table-cell office:value="0.007735416889190673" office:value-type="float"/>
          <table:table-cell office:value="-0.0042009568214416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17873682886065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4103528841834" office:value-type="float"/>
          <table:table-cell office:value="51" office:value-type="float"/>
          <table:table-cell office:value="0.005342849493026734" office:value-type="float"/>
          <table:table-cell office:value="0.005294924974441529" office:value-type="float"/>
          <table:table-cell office:value="-0.0009584128856658936" office:value-type="float"/>
          <table:table-cell office:value="0.0071000635623931895" office:value-type="float"/>
          <table:table-cell office:value="0.007739537954330444" office:value-type="float"/>
          <table:table-cell office:value="-0.003719120025634765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274602555331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869986167181" office:value-type="float"/>
          <table:table-cell office:value="52" office:value-type="float"/>
          <table:table-cell office:value="0.0053434443473815915" office:value-type="float"/>
          <table:table-cell office:value="0.00529559850692749" office:value-type="float"/>
          <table:table-cell office:value="-0.000958657264709473" office:value-type="float"/>
          <table:table-cell office:value="0.007100737094879151" office:value-type="float"/>
          <table:table-cell office:value="0.0077400696277618395" office:value-type="float"/>
          <table:table-cell office:value="-0.003719477653503417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359396480616939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899519119503" office:value-type="float"/>
          <table:table-cell office:value="53" office:value-type="float"/>
          <table:table-cell office:value="0.005547448396682739" office:value-type="float"/>
          <table:table-cell office:value="0.005415900945663452" office:value-type="float"/>
          <table:table-cell office:value="-0.0008479392528533934" office:value-type="float"/>
          <table:table-cell office:value="0.006930984258651735" office:value-type="float"/>
          <table:table-cell office:value="0.007734291553497313" office:value-type="float"/>
          <table:table-cell office:value="-0.003185888528823852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444211505946529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29896279782813" office:value-type="float"/>
          <table:table-cell office:value="54" office:value-type="float"/>
          <table:table-cell office:value="0.005547958612442016" office:value-type="float"/>
          <table:table-cell office:value="0.005416487455368043" office:value-type="float"/>
          <table:table-cell office:value="-0.0008481502532958988" office:value-type="float"/>
          <table:table-cell office:value="0.006931579113006592" office:value-type="float"/>
          <table:table-cell office:value="0.007734742164611818" office:value-type="float"/>
          <table:table-cell office:value="-0.003186146020889282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520641588267696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1286899345107" office:value-type="float"/>
          <table:table-cell office:value="55" office:value-type="float"/>
          <table:table-cell office:value="0.005658596754074098" office:value-type="float"/>
          <table:table-cell office:value="0.0054501485824584965" office:value-type="float"/>
          <table:table-cell office:value="-0.0007643008232116697" office:value-type="float"/>
          <table:table-cell office:value="0.006713349819183348" office:value-type="float"/>
          <table:table-cell office:value="0.0077116084098815905" office:value-type="float"/>
          <table:table-cell office:value="-0.00261942148208618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597085379657161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1887710047211" office:value-type="float"/>
          <table:table-cell office:value="56" office:value-type="float"/>
          <table:table-cell office:value="0.0056589567661285405" office:value-type="float"/>
          <table:table-cell office:value="0.0054505753517150885" office:value-type="float"/>
          <table:table-cell office:value="-0.0007644379138946542" office:value-type="float"/>
          <table:table-cell office:value="0.006713870763778688" office:value-type="float"/>
          <table:table-cell office:value="0.007711930274963379" office:value-type="float"/>
          <table:table-cell office:value="-0.002619553804397583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666271173056972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251148391369" office:value-type="float"/>
          <table:table-cell office:value="57" office:value-type="float"/>
          <table:table-cell office:value="0.005692605972290038" office:value-type="float"/>
          <table:table-cell office:value="0.005409475564956665" office:value-type="float"/>
          <table:table-cell office:value="-0.0006918579339981086" office:value-type="float"/>
          <table:table-cell office:value="0.006448698043823241" office:value-type="float"/>
          <table:table-cell office:value="0.007678416967391967" office:value-type="float"/>
          <table:table-cell office:value="-0.002034190297126769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73547627836169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375806822053" office:value-type="float"/>
          <table:table-cell office:value="58" office:value-type="float"/>
          <table:table-cell office:value="0.005693067312240599" office:value-type="float"/>
          <table:table-cell office:value="0.0054100239276885995" office:value-type="float"/>
          <table:table-cell office:value="-0.0006920510530471803" office:value-type="float"/>
          <table:table-cell office:value="0.006449214220046998" office:value-type="float"/>
          <table:table-cell office:value="0.007678844928741454" office:value-type="float"/>
          <table:table-cell office:value="-0.002034263610839843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7965260973543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5905103758424" office:value-type="float"/>
          <table:table-cell office:value="59" office:value-type="float"/>
          <table:table-cell office:value="0.005653692483901978" office:value-type="float"/>
          <table:table-cell office:value="0.005305378437042237" office:value-type="float"/>
          <table:table-cell office:value="-0.000610498189926147" office:value-type="float"/>
          <table:table-cell office:value="0.006134691238403321" office:value-type="float"/>
          <table:table-cell office:value="0.007628868818283082" office:value-type="float"/>
          <table:table-cell office:value="-0.001432331204414367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857587718066585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09347931200836" office:value-type="float"/>
          <table:table-cell office:value="60" office:value-type="float"/>
          <table:table-cell office:value="0.0056540083885192865" office:value-type="float"/>
          <table:table-cell office:value="0.005305761098861694" office:value-type="float"/>
          <table:table-cell office:value="-0.0006106162071228029" office:value-type="float"/>
          <table:table-cell office:value="0.006135118007659911" office:value-type="float"/>
          <table:table-cell office:value="0.0076291728019714355" office:value-type="float"/>
          <table:table-cell office:value="-0.0014323401451110836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606708526611328" office:value-type="float"/>
          <table:table-cell office:value="0.005283647775650024" office:value-type="float"/>
          <table:table-cell office:value="-0.0004999935626983643" office:value-type="float"/>
          <table:table-cell office:value="0.005916324853897094" office:value-type="float"/>
          <table:table-cell office:value="0.007639515399932862" office:value-type="float"/>
          <table:table-cell office:value="-0.0009212577342987069" office:value-type="float"/>
          <table:table-cell office:value="0.08253273754373956" office:value-type="float"/>
          <table:table-cell office:value="1" office:value-type="float"/>
          <table:table-cell office:value="0.005606708526611328" office:value-type="float"/>
          <table:table-cell office:value="0.005283647775650024" office:value-type="float"/>
          <table:table-cell office:value="-0.0004999935626983643" office:value-type="float"/>
          <table:table-cell office:value="0.005916324853897094" office:value-type="float"/>
          <table:table-cell office:value="0.007639515399932862" office:value-type="float"/>
          <table:table-cell office:value="-0.0009212577342987069" office:value-type="float"/>
        </table:table-row>
        <table:table-row>
          <table:table-cell office:value="0.011177805662155151" office:value-type="float"/>
          <table:table-cell office:value="0.010522153377532959" office:value-type="float"/>
          <table:table-cell office:value="-0.000997524261474609" office:value-type="float"/>
          <table:table-cell office:value="0.011794344186782837" office:value-type="float"/>
          <table:table-cell office:value="0.015236215591430666" office:value-type="float"/>
          <table:table-cell office:value="-0.0018289107084274309" office:value-type="float"/>
          <table:table-cell office:value="0.6207463715935378" office:value-type="float"/>
          <table:table-cell office:value="2" office:value-type="float"/>
          <table:table-cell office:value="0.005571097135543823" office:value-type="float"/>
          <table:table-cell office:value="0.005238505601882935" office:value-type="float"/>
          <table:table-cell office:value="-0.0004975306987762447" office:value-type="float"/>
          <table:table-cell office:value="0.005878019332885743" office:value-type="float"/>
          <table:table-cell office:value="0.007596700191497803" office:value-type="float"/>
          <table:table-cell office:value="-0.000907652974128724" office:value-type="float"/>
        </table:table-row>
        <table:table-row>
          <table:table-cell office:value="0.016465498208999632" office:value-type="float"/>
          <table:table-cell office:value="0.015338635444641114" office:value-type="float"/>
          <table:table-cell office:value="-0.0012837755680084224" office:value-type="float"/>
          <table:table-cell office:value="0.017119377851486206" office:value-type="float"/>
          <table:table-cell office:value="0.022576913833618165" office:value-type="float"/>
          <table:table-cell office:value="-0.002154859304428103" office:value-type="float"/>
          <table:table-cell office:value="0.3974921494155325" office:value-type="float"/>
          <table:table-cell office:value="3" office:value-type="float"/>
          <table:table-cell office:value="0.005287692546844483" office:value-type="float"/>
          <table:table-cell office:value="0.0048164820671081545" office:value-type="float"/>
          <table:table-cell office:value="-0.0002862513065338135" office:value-type="float"/>
          <table:table-cell office:value="0.005325033664703369" office:value-type="float"/>
          <table:table-cell office:value="0.007340698242187501" office:value-type="float"/>
          <table:table-cell office:value="-0.00032594859600067194" office:value-type="float"/>
        </table:table-row>
        <table:table-row>
          <table:table-cell office:value="0.021756380796432495" office:value-type="float"/>
          <table:table-cell office:value="0.020158567428588868" office:value-type="float"/>
          <table:table-cell office:value="-0.0015696603059768676" office:value-type="float"/>
          <table:table-cell office:value="0.022442668676376343" office:value-type="float"/>
          <table:table-cell office:value="0.029920492172241214" office:value-type="float"/>
          <table:table-cell office:value="-0.002469120621681215" office:value-type="float"/>
          <table:table-cell office:value="0.08268219465439883" office:value-type="float"/>
          <table:table-cell office:value="4" office:value-type="float"/>
          <table:table-cell office:value="0.005290882587432861" office:value-type="float"/>
          <table:table-cell office:value="0.004819931983947754" office:value-type="float"/>
          <table:table-cell office:value="-0.00028588473796844517" office:value-type="float"/>
          <table:table-cell office:value="0.005323290824890137" office:value-type="float"/>
          <table:table-cell office:value="0.007343578338623048" office:value-type="float"/>
          <table:table-cell office:value="-0.0003142613172531124" office:value-type="float"/>
        </table:table-row>
        <table:table-row>
          <table:table-cell office:value="0.0269743549823761" office:value-type="float"/>
          <table:table-cell office:value="0.02480276584625244" office:value-type="float"/>
          <table:table-cell office:value="-0.0017907673120498655" office:value-type="float"/>
          <table:table-cell office:value="0.027456291913986207" office:value-type="float"/>
          <table:table-cell office:value="0.03727551102638245" office:value-type="float"/>
          <table:table-cell office:value="-0.0021484774351120013" office:value-type="float"/>
          <table:table-cell office:value="0.11936668901392847" office:value-type="float"/>
          <table:table-cell office:value="5" office:value-type="float"/>
          <table:table-cell office:value="0.0052179741859436045" office:value-type="float"/>
          <table:table-cell office:value="0.004644198417663574" office:value-type="float"/>
          <table:table-cell office:value="-0.0002211070060729979" office:value-type="float"/>
          <table:table-cell office:value="0.005013623237609864" office:value-type="float"/>
          <table:table-cell office:value="0.0073550188541412365" office:value-type="float"/>
          <table:table-cell office:value="0.00032064318656921387" office:value-type="float"/>
        </table:table-row>
        <table:table-row>
          <table:table-cell office:value="0.03226018786430359" office:value-type="float"/>
          <table:table-cell office:value="0.029525351524353025" office:value-type="float"/>
          <table:table-cell office:value="-0.002026257514953613" office:value-type="float"/>
          <table:table-cell office:value="0.032549872398376464" office:value-type="float"/>
          <table:table-cell office:value="0.044703644514083866" office:value-type="float"/>
          <table:table-cell office:value="-0.0018385440111160292" office:value-type="float"/>
          <table:table-cell office:value="0.06721582091413951" office:value-type="float"/>
          <table:table-cell office:value="6" office:value-type="float"/>
          <table:table-cell office:value="0.00528583288192749" office:value-type="float"/>
          <table:table-cell office:value="0.004722585678100586" office:value-type="float"/>
          <table:table-cell office:value="-0.00023549020290374728" office:value-type="float"/>
          <table:table-cell office:value="0.005093580484390259" office:value-type="float"/>
          <table:table-cell office:value="0.007428133487701416" office:value-type="float"/>
          <table:table-cell office:value="0.0003099334239959721" office:value-type="float"/>
        </table:table-row>
        <table:table-row>
          <table:table-cell office:value="0.037356864213943484" office:value-type="float"/>
          <table:table-cell office:value="0.034051036834716795" office:value-type="float"/>
          <table:table-cell office:value="-0.002173098325729369" office:value-type="float"/>
          <table:table-cell office:value="0.03721351623535156" office:value-type="float"/>
          <table:table-cell office:value="0.05" office:value-type="float"/>
          <table:table-cell office:value="-0.0009753233194351209" office:value-type="float"/>
          <table:table-cell office:value="0.07235542733685826" office:value-type="float"/>
          <table:table-cell office:value="7" office:value-type="float"/>
          <table:table-cell office:value="0.005096676349639893" office:value-type="float"/>
          <table:table-cell office:value="0.004525685310363769" office:value-type="float"/>
          <table:table-cell office:value="-0.00014684081077575607" office:value-type="float"/>
          <table:table-cell office:value="0.004663643836975097" office:value-type="float"/>
          <table:table-cell office:value="0.0073520803451538105" office:value-type="float"/>
          <table:table-cell office:value="0.0008632206916809083" office:value-type="float"/>
        </table:table-row>
        <table:table-row>
          <table:table-cell office:value="0.0425023889541626" office:value-type="float"/>
          <table:table-cell office:value="0.03864534020423889" office:value-type="float"/>
          <table:table-cell office:value="-0.0023178476095199567" office:value-type="float"/>
          <table:table-cell office:value="0.04194577813148498" office:value-type="float"/>
          <table:table-cell office:value="0.05" office:value-type="float"/>
          <table:table-cell office:value="-0.00011643588542938413" office:value-type="float"/>
          <table:table-cell office:value="0.0692292721673669" office:value-type="float"/>
          <table:table-cell office:value="8" office:value-type="float"/>
          <table:table-cell office:value="0.005145524740219117" office:value-type="float"/>
          <table:table-cell office:value="0.0045943033695220944" office:value-type="float"/>
          <table:table-cell office:value="-0.00014474928379058782" office:value-type="float"/>
          <table:table-cell office:value="0.0047322618961334224" office:value-type="float"/>
          <table:table-cell office:value="0.007412604093551637" office:value-type="float"/>
          <table:table-cell office:value="0.0008588874340057367" office:value-type="float"/>
        </table:table-row>
        <table:table-row>
          <table:table-cell office:value="0.047649655342102054" office:value-type="float"/>
          <table:table-cell office:value="0.043185377120971674" office:value-type="float"/>
          <table:table-cell office:value="-0.0023444747924804676" office:value-type="float"/>
          <table:table-cell office:value="0.04642456889152526" office:value-type="float"/>
          <table:table-cell office:value="0.05" office:value-type="float"/>
          <table:table-cell office:value="0.0013966006040573107" office:value-type="float"/>
          <table:table-cell office:value="0.06608162916524868" office:value-type="float"/>
          <table:table-cell office:value="9" office:value-type="float"/>
          <table:table-cell office:value="0.005147266387939452" office:value-type="float"/>
          <table:table-cell office:value="0.004540036916732788" office:value-type="float"/>
          <table:table-cell office:value="-2.662718296051088e-05" office:value-type="float"/>
          <table:table-cell office:value="0.004478790760040284" office:value-type="float"/>
          <table:table-cell office:value="0.007497494220733642" office:value-type="float"/>
          <table:table-cell office:value="0.0015130364894866948" office:value-type="float"/>
        </table:table-row>
        <table:table-row>
          <table:table-cell office:value="0.05" office:value-type="float"/>
          <table:table-cell office:value="0.04773125529289245" office:value-type="float"/>
          <table:table-cell office:value="-0.002371025681495666" office:value-type="float"/>
          <table:table-cell office:value="0.05" office:value-type="float"/>
          <table:table-cell office:value="0.05" office:value-type="float"/>
          <table:table-cell office:value="0.0029101139307022086" office:value-type="float"/>
          <table:table-cell office:value="0.06418261038784917" office:value-type="float"/>
          <table:table-cell office:value="10" office:value-type="float"/>
          <table:table-cell office:value="0.005151685476303101" office:value-type="float"/>
          <table:table-cell office:value="0.004545878171920776" office:value-type="float"/>
          <table:table-cell office:value="-2.6550889015198448e-05" office:value-type="float"/>
          <table:table-cell office:value="0.004481890201568604" office:value-type="float"/>
          <table:table-cell office:value="0.007500264644622804" office:value-type="float"/>
          <table:table-cell office:value="0.00151351332664489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22558218240737917" office:value-type="float"/>
          <table:table-cell office:value="0.05" office:value-type="float"/>
          <table:table-cell office:value="0.05" office:value-type="float"/>
          <table:table-cell office:value="0.00511970818042755" office:value-type="float"/>
          <table:table-cell office:value="0.06367007659062168" office:value-type="float"/>
          <table:table-cell office:value="11" office:value-type="float"/>
          <table:table-cell office:value="0.005236680507659913" office:value-type="float"/>
          <table:table-cell office:value="0.004597890377044677" office:value-type="float"/>
          <table:table-cell office:value="0.0001152038574218743" office:value-type="float"/>
          <table:table-cell office:value="0.004293279647827148" office:value-type="float"/>
          <table:table-cell office:value="0.007656985521316528" office:value-type="float"/>
          <table:table-cell office:value="0.002209594249725341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2140054106712341" office:value-type="float"/>
          <table:table-cell office:value="0.05" office:value-type="float"/>
          <table:table-cell office:value="0.05" office:value-type="float"/>
          <table:table-cell office:value="0.007328947186470031" office:value-type="float"/>
          <table:table-cell office:value="0.063659263355897" office:value-type="float"/>
          <table:table-cell office:value="12" office:value-type="float"/>
          <table:table-cell office:value="0.005238957405090332" office:value-type="float"/>
          <table:table-cell office:value="0.004601136445999146" office:value-type="float"/>
          <table:table-cell office:value="0.00011576771736145075" office:value-type="float"/>
          <table:table-cell office:value="0.0042953515052795415" office:value-type="float"/>
          <table:table-cell office:value="0.007659248113632203" office:value-type="float"/>
          <table:table-cell office:value="0.002209239006042480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18489795923233021" office:value-type="float"/>
          <table:table-cell office:value="0.05" office:value-type="float"/>
          <table:table-cell office:value="0.05" office:value-type="float"/>
          <table:table-cell office:value="0.010247090458869934" office:value-type="float"/>
          <table:table-cell office:value="0.06365945176105536" office:value-type="float"/>
          <table:table-cell office:value="13" office:value-type="float"/>
          <table:table-cell office:value="0.00539398193359375" office:value-type="float"/>
          <table:table-cell office:value="0.004736779928207398" office:value-type="float"/>
          <table:table-cell office:value="0.00029107451438903885" office:value-type="float"/>
          <table:table-cell office:value="0.00418660044670105" office:value-type="float"/>
          <table:table-cell office:value="0.00787421226501465" office:value-type="float"/>
          <table:table-cell office:value="0.002918143272399902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15576463937759383" office:value-type="float"/>
          <table:table-cell office:value="0.05" office:value-type="float"/>
          <table:table-cell office:value="0.05" office:value-type="float"/>
          <table:table-cell office:value="0.013164282441139222" office:value-type="float"/>
          <table:table-cell office:value="0.06366860972503086" office:value-type="float"/>
          <table:table-cell office:value="14" office:value-type="float"/>
          <table:table-cell office:value="0.005394016504287721" office:value-type="float"/>
          <table:table-cell office:value="0.00473817229270935" office:value-type="float"/>
          <table:table-cell office:value="0.00029133319854736384" office:value-type="float"/>
          <table:table-cell office:value="0.004187325239181519" office:value-type="float"/>
          <table:table-cell office:value="0.007874984741210936" office:value-type="float"/>
          <table:table-cell office:value="0.00291719198226928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1057091355323789" office:value-type="float"/>
          <table:table-cell office:value="0.05" office:value-type="float"/>
          <table:table-cell office:value="0.05" office:value-type="float"/>
          <table:table-cell office:value="0.016801363825798034" office:value-type="float"/>
          <table:table-cell office:value="0.06365313358406471" office:value-type="float"/>
          <table:table-cell office:value="15" office:value-type="float"/>
          <table:table-cell office:value="0.005607924461364747" office:value-type="float"/>
          <table:table-cell office:value="0.00494524598121643" office:value-type="float"/>
          <table:table-cell office:value="0.0005005550384521492" office:value-type="float"/>
          <table:table-cell office:value="0.004143028259277344" office:value-type="float"/>
          <table:table-cell office:value="0.00811848044395447" office:value-type="float"/>
          <table:table-cell office:value="0.003637081384658814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05562704801559421" office:value-type="float"/>
          <table:table-cell office:value="0.05" office:value-type="float"/>
          <table:table-cell office:value="0.05" office:value-type="float"/>
          <table:table-cell office:value="0.020437541604042053" office:value-type="float"/>
          <table:table-cell office:value="0.06367720548333017" office:value-type="float"/>
          <table:table-cell office:value="16" office:value-type="float"/>
          <table:table-cell office:value="0.005607957839965821" office:value-type="float"/>
          <table:table-cell office:value="0.004946802854537963" office:value-type="float"/>
          <table:table-cell office:value="0.000500820875167847" office:value-type="float"/>
          <table:table-cell office:value="0.004143631458282471" office:value-type="float"/>
          <table:table-cell office:value="0.008119183778762818" office:value-type="float"/>
          <table:table-cell office:value="0.003636177778244018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018943130970001422" office:value-type="float"/>
          <table:table-cell office:value="0.05" office:value-type="float"/>
          <table:table-cell office:value="0.05" office:value-type="float"/>
          <table:table-cell office:value="0.02477969467639923" office:value-type="float"/>
          <table:table-cell office:value="0.06367325676786074" office:value-type="float"/>
          <table:table-cell office:value="17" office:value-type="float"/>
          <table:table-cell office:value="0.005882475376129152" office:value-type="float"/>
          <table:table-cell office:value="0.00521883249282837" office:value-type="float"/>
          <table:table-cell office:value="0.0007457017898559563" office:value-type="float"/>
          <table:table-cell office:value="0.004195394515991211" office:value-type="float"/>
          <table:table-cell office:value="0.008371843099594116" office:value-type="float"/>
          <table:table-cell office:value="0.00434215307235717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09356039762496975" office:value-type="float"/>
          <table:table-cell office:value="0.05" office:value-type="float"/>
          <table:table-cell office:value="0.05" office:value-type="float"/>
          <table:table-cell office:value="0.029121057391166688" office:value-type="float"/>
          <table:table-cell office:value="0.06364854741132357" office:value-type="float"/>
          <table:table-cell office:value="18" office:value-type="float"/>
          <table:table-cell office:value="0.005882974863052367" office:value-type="float"/>
          <table:table-cell office:value="0.005220717191696167" office:value-type="float"/>
          <table:table-cell office:value="0.0007461726665496833" office:value-type="float"/>
          <table:table-cell office:value="0.0041959452629089355" office:value-type="float"/>
          <table:table-cell office:value="0.008372585773468019" office:value-type="float"/>
          <table:table-cell office:value="0.00434136271476745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1962283253669742" office:value-type="float"/>
          <table:table-cell office:value="0.05" office:value-type="float"/>
          <table:table-cell office:value="0.05" office:value-type="float"/>
          <table:table-cell office:value="0.034124762415885926" office:value-type="float"/>
          <table:table-cell office:value="0.06366626217543872" office:value-type="float"/>
          <table:table-cell office:value="19" office:value-type="float"/>
          <table:table-cell office:value="0.006195665597915649" office:value-type="float"/>
          <table:table-cell office:value="0.00553566575050354" office:value-type="float"/>
          <table:table-cell office:value="0.0010266792774200444" office:value-type="float"/>
          <table:table-cell office:value="0.004327409267425537" office:value-type="float"/>
          <table:table-cell office:value="0.008602769374847411" office:value-type="float"/>
          <table:table-cell office:value="0.00500370502471923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2989527583122256" office:value-type="float"/>
          <table:table-cell office:value="0.05" office:value-type="float"/>
          <table:table-cell office:value="0.05" office:value-type="float"/>
          <table:table-cell office:value="0.039127382636070254" office:value-type="float"/>
          <table:table-cell office:value="0.06368261407714568" office:value-type="float"/>
          <table:table-cell office:value="20" office:value-type="float"/>
          <table:table-cell office:value="0.0061960029602050794" office:value-type="float"/>
          <table:table-cell office:value="0.005537471771240235" office:value-type="float"/>
          <table:table-cell office:value="0.001027244329452514" office:value-type="float"/>
          <table:table-cell office:value="0.004327791929244994" office:value-type="float"/>
          <table:table-cell office:value="0.00860329747200012" office:value-type="float"/>
          <table:table-cell office:value="0.00500262022018432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4282695651054385" office:value-type="float"/>
          <table:table-cell office:value="0.05" office:value-type="float"/>
          <table:table-cell office:value="0.05" office:value-type="float"/>
          <table:table-cell office:value="0.044686536192893984" office:value-type="float"/>
          <table:table-cell office:value="0.06366041280575467" office:value-type="float"/>
          <table:table-cell office:value="21" office:value-type="float"/>
          <table:table-cell office:value="0.006528142690658571" office:value-type="float"/>
          <table:table-cell office:value="0.005871716737747194" office:value-type="float"/>
          <table:table-cell office:value="0.0012931680679321295" office:value-type="float"/>
          <table:table-cell office:value="0.004560356140136718" office:value-type="float"/>
          <table:table-cell office:value="0.008804426193237304" office:value-type="float"/>
          <table:table-cell office:value="0.0055591535568237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557623326778412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4765070880982" office:value-type="float"/>
          <table:table-cell office:value="22" office:value-type="float"/>
          <table:table-cell office:value="0.006528002023696898" office:value-type="float"/>
          <table:table-cell office:value="0.005873211622238158" office:value-type="float"/>
          <table:table-cell office:value="0.0012935376167297358" office:value-type="float"/>
          <table:table-cell office:value="0.004560426473617554" office:value-type="float"/>
          <table:table-cell office:value="0.008804677724838257" office:value-type="float"/>
          <table:table-cell office:value="0.0055578970909118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697048485279083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987599811822" office:value-type="float"/>
          <table:table-cell office:value="23" office:value-type="float"/>
          <table:table-cell office:value="0.006870566606521607" office:value-type="float"/>
          <table:table-cell office:value="0.006225161552429198" office:value-type="float"/>
          <table:table-cell office:value="0.001394251585006714" office:value-type="float"/>
          <table:table-cell office:value="0.0048907756805419925" office:value-type="float"/>
          <table:table-cell office:value="0.008976138830184938" office:value-type="float"/>
          <table:table-cell office:value="0.00596567153930664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836471855640411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223629250761" office:value-type="float"/>
          <table:table-cell office:value="24" office:value-type="float"/>
          <table:table-cell office:value="0.006869524717330934" office:value-type="float"/>
          <table:table-cell office:value="0.006223973035812376" office:value-type="float"/>
          <table:table-cell office:value="0.0013942337036132804" office:value-type="float"/>
          <table:table-cell office:value="0.004889729022979737" office:value-type="float"/>
          <table:table-cell office:value="0.008975572586059572" office:value-type="float"/>
          <table:table-cell office:value="0.0059645593166351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96983164548873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309338870595" office:value-type="float"/>
          <table:table-cell office:value="25" office:value-type="float"/>
          <table:table-cell office:value="0.007194933891296386" office:value-type="float"/>
          <table:table-cell office:value="0.006563830375671388" office:value-type="float"/>
          <table:table-cell office:value="0.0013335978984832762" office:value-type="float"/>
          <table:table-cell office:value="0.005276546478271485" office:value-type="float"/>
          <table:table-cell office:value="0.009107412099838256" office:value-type="float"/>
          <table:table-cell office:value="0.006223542690277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10319298505783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03614318468" office:value-type="float"/>
          <table:table-cell office:value="26" office:value-type="float"/>
          <table:table-cell office:value="0.007193979024887087" office:value-type="float"/>
          <table:table-cell office:value="0.006562702655792235" office:value-type="float"/>
          <table:table-cell office:value="0.0013336133956909184" office:value-type="float"/>
          <table:table-cell office:value="0.005275578498840331" office:value-type="float"/>
          <table:table-cell office:value="0.009106919765472411" office:value-type="float"/>
          <table:table-cell office:value="0.00622249722480774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21733313798904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980285911307" office:value-type="float"/>
          <table:table-cell office:value="27" office:value-type="float"/>
          <table:table-cell office:value="0.007503757476806641" office:value-type="float"/>
          <table:table-cell office:value="0.006889908313751221" office:value-type="float"/>
          <table:table-cell office:value="0.0011414015293121343" office:value-type="float"/>
          <table:table-cell office:value="0.00569366455078125" office:value-type="float"/>
          <table:table-cell office:value="0.009210463762283327" office:value-type="float"/>
          <table:table-cell office:value="0.00636199235916137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331477344036102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615942570223" office:value-type="float"/>
          <table:table-cell office:value="28" office:value-type="float"/>
          <table:table-cell office:value="0.0075029516220092764" office:value-type="float"/>
          <table:table-cell office:value="0.006888954639434815" office:value-type="float"/>
          <table:table-cell office:value="0.0011414420604705811" office:value-type="float"/>
          <table:table-cell office:value="0.005692803859710693" office:value-type="float"/>
          <table:table-cell office:value="0.009210062026977538" office:value-type="float"/>
          <table:table-cell office:value="0.00636106848716735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416121900081634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326372211268" office:value-type="float"/>
          <table:table-cell office:value="29" office:value-type="float"/>
          <table:table-cell office:value="0.007798409461975098" office:value-type="float"/>
          <table:table-cell office:value="0.0072149944305419916" office:value-type="float"/>
          <table:table-cell office:value="0.0008464455604553223" office:value-type="float"/>
          <table:table-cell office:value="0.006124026775360109" office:value-type="float"/>
          <table:table-cell office:value="0.00929886817932129" office:value-type="float"/>
          <table:table-cell office:value="0.006423883438110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00775992870331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903523309484" office:value-type="float"/>
          <table:table-cell office:value="30" office:value-type="float"/>
          <table:table-cell office:value="0.007797826528549193" office:value-type="float"/>
          <table:table-cell office:value="0.007214273214340211" office:value-type="float"/>
          <table:table-cell office:value="0.0008465409278869632" office:value-type="float"/>
          <table:table-cell office:value="0.006123378276824952" office:value-type="float"/>
          <table:table-cell office:value="0.009298577308654786" office:value-type="float"/>
          <table:table-cell office:value="0.0064231729507446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4844790697097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27036119177" office:value-type="float"/>
          <table:table-cell office:value="31" office:value-type="float"/>
          <table:table-cell office:value="0.008078625202178955" office:value-type="float"/>
          <table:table-cell office:value="0.007537554502487184" office:value-type="float"/>
          <table:table-cell office:value="0.0004767191410064691" office:value-type="float"/>
          <table:table-cell office:value="0.006555745601654053" office:value-type="float"/>
          <table:table-cell office:value="0.00937797784805298" office:value-type="float"/>
          <table:table-cell office:value="0.0064290785789489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96131861209869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071176623875" office:value-type="float"/>
          <table:table-cell office:value="32" office:value-type="float"/>
          <table:table-cell office:value="0.008078293800354004" office:value-type="float"/>
          <table:table-cell office:value="0.007537171840667723" office:value-type="float"/>
          <table:table-cell office:value="0.0004768395423889165" office:value-type="float"/>
          <table:table-cell office:value="0.006555368900299072" office:value-type="float"/>
          <table:table-cell office:value="0.009377824068069458" office:value-type="float"/>
          <table:table-cell office:value="0.0064286541938781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6013993620872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240471251164" office:value-type="float"/>
          <table:table-cell office:value="33" office:value-type="float"/>
          <table:table-cell office:value="0.008342161178588868" office:value-type="float"/>
          <table:table-cell office:value="0.007857990264892577" office:value-type="float"/>
          <table:table-cell office:value="5.2675008773803156e-05" office:value-type="float"/>
          <table:table-cell office:value="0.00698867678642273" office:value-type="float"/>
          <table:table-cell office:value="0.00945396661758423" office:value-type="float"/>
          <table:table-cell office:value="0.00640685558319091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6066709160804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270761069724" office:value-type="float"/>
          <table:table-cell office:value="34" office:value-type="float"/>
          <table:table-cell office:value="0.008342123031616211" office:value-type="float"/>
          <table:table-cell office:value="0.007857916355133056" office:value-type="float"/>
          <table:table-cell office:value="5.271553993225174e-05" office:value-type="float"/>
          <table:table-cell office:value="0.006988636255264283" office:value-type="float"/>
          <table:table-cell office:value="0.009453946352005005" office:value-type="float"/>
          <table:table-cell office:value="0.0064068210124969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649294853210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657965553906" office:value-type="float"/>
          <table:table-cell office:value="35" office:value-type="float"/>
          <table:table-cell office:value="0.008587768077850342" office:value-type="float"/>
          <table:table-cell office:value="0.008162916898727416" office:value-type="float"/>
          <table:table-cell office:value="-0.0004174143075942986" office:value-type="float"/>
          <table:table-cell office:value="0.007405179738998414" office:value-type="float"/>
          <table:table-cell office:value="0.009527190923690797" office:value-type="float"/>
          <table:table-cell office:value="0.0063560640811920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523169934749603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838430702718" office:value-type="float"/>
          <table:table-cell office:value="36" office:value-type="float"/>
          <table:table-cell office:value="0.008588011264801026" office:value-type="float"/>
          <table:table-cell office:value="0.008163204193115234" office:value-type="float"/>
          <table:table-cell office:value="-0.0004175955057144163" office:value-type="float"/>
          <table:table-cell office:value="0.007405470609664918" office:value-type="float"/>
          <table:table-cell office:value="0.009527300596237182" office:value-type="float"/>
          <table:table-cell office:value="0.00635643601417541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430793225765228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967744448469" office:value-type="float"/>
          <table:table-cell office:value="37" office:value-type="float"/>
          <table:table-cell office:value="0.008806718587875366" office:value-type="float"/>
          <table:table-cell office:value="0.00843895673751831" office:value-type="float"/>
          <table:table-cell office:value="-0.0009237670898437494" office:value-type="float"/>
          <table:table-cell office:value="0.007786343097686768" office:value-type="float"/>
          <table:table-cell office:value="0.009591543674468994" office:value-type="float"/>
          <table:table-cell office:value="0.00624053597450256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33836591243743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176586449975" office:value-type="float"/>
          <table:table-cell office:value="38" office:value-type="float"/>
          <table:table-cell office:value="0.00880722403526306" office:value-type="float"/>
          <table:table-cell office:value="0.008439546823501587" office:value-type="float"/>
          <table:table-cell office:value="-0.0009242731332778937" office:value-type="float"/>
          <table:table-cell office:value="0.007786988019943238" office:value-type="float"/>
          <table:table-cell office:value="0.00959176778793335" office:value-type="float"/>
          <table:table-cell office:value="0.00624137401580810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18980979919433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890840116828" office:value-type="float"/>
          <table:table-cell office:value="39" office:value-type="float"/>
          <table:table-cell office:value="0.008998119831085205" office:value-type="float"/>
          <table:table-cell office:value="0.008686151504516603" office:value-type="float"/>
          <table:table-cell office:value="-0.0014855611324310295" office:value-type="float"/>
          <table:table-cell office:value="0.008129167556762696" office:value-type="float"/>
          <table:table-cell office:value="0.009647305011749268" office:value-type="float"/>
          <table:table-cell office:value="0.00603756666183471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041154623031616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242391743962" office:value-type="float"/>
          <table:table-cell office:value="40" office:value-type="float"/>
          <table:table-cell office:value="0.00899891495704651" office:value-type="float"/>
          <table:table-cell office:value="0.008687114715576172" office:value-type="float"/>
          <table:table-cell office:value="-0.001486551761627198" office:value-type="float"/>
          <table:table-cell office:value="0.008130254745483399" office:value-type="float"/>
          <table:table-cell office:value="0.009647674560546876" office:value-type="float"/>
          <table:table-cell office:value="0.00603911399841308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827949583530426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4857176398878" office:value-type="float"/>
          <table:table-cell office:value="41" office:value-type="float"/>
          <table:table-cell office:value="0.00916175127029419" office:value-type="float"/>
          <table:table-cell office:value="0.008904706239700319" office:value-type="float"/>
          <table:table-cell office:value="-0.0021320503950119016" office:value-type="float"/>
          <table:table-cell office:value="0.008434150218963625" office:value-type="float"/>
          <table:table-cell office:value="0.009695968627929688" office:value-type="float"/>
          <table:table-cell office:value="0.005746638774871826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614579439163208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216995712682" office:value-type="float"/>
          <table:table-cell office:value="42" office:value-type="float"/>
          <table:table-cell office:value="0.009162814617156982" office:value-type="float"/>
          <table:table-cell office:value="0.008906021118164064" office:value-type="float"/>
          <table:table-cell office:value="-0.0021337014436721806" office:value-type="float"/>
          <table:table-cell office:value="0.008435691595077515" office:value-type="float"/>
          <table:table-cell office:value="0.009696482419967652" office:value-type="float"/>
          <table:table-cell office:value="0.00574902415275573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33098971843719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9817625331216" office:value-type="float"/>
          <table:table-cell office:value="43" office:value-type="float"/>
          <table:table-cell office:value="0.009294838905334472" office:value-type="float"/>
          <table:table-cell office:value="0.009084291458129884" office:value-type="float"/>
          <table:table-cell office:value="-0.0028358972072601322" office:value-type="float"/>
          <table:table-cell office:value="0.008691051006317138" office:value-type="float"/>
          <table:table-cell office:value="0.009734153747558595" office:value-type="float"/>
          <table:table-cell office:value="0.0053363215923309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04715341329574601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500932641528" office:value-type="float"/>
          <table:table-cell office:value="44" office:value-type="float"/>
          <table:table-cell office:value="0.009296125173568726" office:value-type="float"/>
          <table:table-cell office:value="0.009085861444473266" office:value-type="float"/>
          <table:table-cell office:value="-0.00283836305141449" office:value-type="float"/>
          <table:table-cell office:value="0.0086929190158844" office:value-type="float"/>
          <table:table-cell office:value="0.009734774827957154" office:value-type="float"/>
          <table:table-cell office:value="0.00533954620361328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308807671070098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886166700463" office:value-type="float"/>
          <table:table-cell office:value="45" office:value-type="float"/>
          <table:table-cell office:value="0.009406700134277345" office:value-type="float"/>
          <table:table-cell office:value="0.009231693744659425" office:value-type="float"/>
          <table:table-cell office:value="-0.0035596108436584473" office:value-type="float"/>
          <table:table-cell office:value="0.00890554428100586" office:value-type="float"/>
          <table:table-cell office:value="0.009765114784240725" office:value-type="float"/>
          <table:table-cell office:value="0.0048190200328826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665118873119354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945529689922" office:value-type="float"/>
          <table:table-cell office:value="46" office:value-type="float"/>
          <table:table-cell office:value="0.009408166408538818" office:value-type="float"/>
          <table:table-cell office:value="0.00923348903656006" office:value-type="float"/>
          <table:table-cell office:value="-0.003563112020492554" office:value-type="float"/>
          <table:table-cell office:value="0.008907711505889893" office:value-type="float"/>
          <table:table-cell office:value="0.009765838384628295" office:value-type="float"/>
          <table:table-cell office:value="0.00482304096221923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088119924068450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259608290508" office:value-type="float"/>
          <table:table-cell office:value="47" office:value-type="float"/>
          <table:table-cell office:value="0.009500099420547485" office:value-type="float"/>
          <table:table-cell office:value="0.009355061054229735" office:value-type="float"/>
          <table:table-cell office:value="-0.004230010509490967" office:value-type="float"/>
          <table:table-cell office:value="0.009082995653152464" office:value-type="float"/>
          <table:table-cell office:value="0.009792165756225586" office:value-type="float"/>
          <table:table-cell office:value="0.004187169075012207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511587560176849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6817064287139" office:value-type="float"/>
          <table:table-cell office:value="48" office:value-type="float"/>
          <table:table-cell office:value="0.009501709938049318" office:value-type="float"/>
          <table:table-cell office:value="0.009357048273086548" office:value-type="float"/>
          <table:table-cell office:value="-0.0042346763610839845" office:value-type="float"/>
          <table:table-cell office:value="0.00908542513847351" office:value-type="float"/>
          <table:table-cell office:value="0.009792981147766113" office:value-type="float"/>
          <table:table-cell office:value="0.00419196844100952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996761441230773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44917543463" office:value-type="float"/>
          <table:table-cell office:value="49" office:value-type="float"/>
          <table:table-cell office:value="0.009576010704040528" office:value-type="float"/>
          <table:table-cell office:value="0.009454617500305176" office:value-type="float"/>
          <table:table-cell office:value="-0.0048517388105392455" office:value-type="float"/>
          <table:table-cell office:value="0.009226186275482178" office:value-type="float"/>
          <table:table-cell office:value="0.009814714193344115" office:value-type="float"/>
          <table:table-cell office:value="0.003431465625762939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4824970364570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3630212282" office:value-type="float"/>
          <table:table-cell office:value="50" office:value-type="float"/>
          <table:table-cell office:value="0.00957771062850952" office:value-type="float"/>
          <table:table-cell office:value="0.009456729888916016" office:value-type="float"/>
          <table:table-cell office:value="-0.004857355952262879" office:value-type="float"/>
          <table:table-cell office:value="0.00922879695892334" office:value-type="float"/>
          <table:table-cell office:value="0.00981559991836548" office:value-type="float"/>
          <table:table-cell office:value="0.003436722755432129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01845568418502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307253848221" office:value-type="float"/>
          <table:table-cell office:value="51" office:value-type="float"/>
          <table:table-cell office:value="0.009638396501541137" office:value-type="float"/>
          <table:table-cell office:value="0.009534385204315187" office:value-type="float"/>
          <table:table-cell office:value="-0.005359586477279663" office:value-type="float"/>
          <table:table-cell office:value="0.009340686798095703" office:value-type="float"/>
          <table:table-cell office:value="0.009834502935409545" office:value-type="float"/>
          <table:table-cell office:value="0.00256156682968139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55507439374923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83862039531" office:value-type="float"/>
          <table:table-cell office:value="52" office:value-type="float"/>
          <table:table-cell office:value="0.009640166759490967" office:value-type="float"/>
          <table:table-cell office:value="0.009536586999893187" office:value-type="float"/>
          <table:table-cell office:value="-0.00536618709564209" office:value-type="float"/>
          <table:table-cell office:value="0.009343442916870117" office:value-type="float"/>
          <table:table-cell office:value="0.009835451841354372" office:value-type="float"/>
          <table:table-cell office:value="0.002566635608673095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12446177005767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577626988751" office:value-type="float"/>
          <table:table-cell office:value="53" office:value-type="float"/>
          <table:table-cell office:value="0.009689211845397951" office:value-type="float"/>
          <table:table-cell office:value="0.009596618413925171" office:value-type="float"/>
          <table:table-cell office:value="-0.005693873763084412" office:value-type="float"/>
          <table:table-cell office:value="0.009428831338882447" office:value-type="float"/>
          <table:table-cell office:value="0.009851607084274292" office:value-type="float"/>
          <table:table-cell office:value="0.001547510623931885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69456970691680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7471033715592" office:value-type="float"/>
          <table:table-cell office:value="54" office:value-type="float"/>
          <table:table-cell office:value="0.009690927267074585" office:value-type="float"/>
          <table:table-cell office:value="0.009598768949508668" office:value-type="float"/>
          <table:table-cell office:value="-0.005701079368591309" office:value-type="float"/>
          <table:table-cell office:value="0.009431543350219727" office:value-type="float"/>
          <table:table-cell office:value="0.00985255241394043" office:value-type="float"/>
          <table:table-cell office:value="0.00155180096626281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749120384899" office:value-type="float"/>
          <table:table-cell office:value="55" office:value-type="float"/>
          <table:table-cell office:value="0.009729555845260621" office:value-type="float"/>
          <table:table-cell office:value="0.009643529653549194" office:value-type="float"/>
          <table:table-cell office:value="-0.005847018957138061" office:value-type="float"/>
          <table:table-cell office:value="0.009494415521621705" office:value-type="float"/>
          <table:table-cell office:value="0.009865386486053467" office:value-type="float"/>
          <table:table-cell office:value="0.0004148840904235843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7507773562923" office:value-type="float"/>
          <table:table-cell office:value="56" office:value-type="float"/>
          <table:table-cell office:value="0.00973038911819458" office:value-type="float"/>
          <table:table-cell office:value="0.009644581079483032" office:value-type="float"/>
          <table:table-cell office:value="-0.005851011276245118" office:value-type="float"/>
          <table:table-cell office:value="0.009495761394500734" office:value-type="float"/>
          <table:table-cell office:value="0.009865858554840087" office:value-type="float"/>
          <table:table-cell office:value="0.0004164969921112062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244148731231695" office:value-type="float"/>
          <table:table-cell office:value="0.06367498277707066" office:value-type="float"/>
          <table:table-cell office:value="57" office:value-type="float"/>
          <table:table-cell office:value="0.009761301279067993" office:value-type="float"/>
          <table:table-cell office:value="0.009677220582962035" office:value-type="float"/>
          <table:table-cell office:value="-0.005868730545043946" office:value-type="float"/>
          <table:table-cell office:value="0.009543099403381347" office:value-type="float"/>
          <table:table-cell office:value="0.009876282215118408" office:value-type="float"/>
          <table:table-cell office:value="-0.000755851268768309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848867774009705" office:value-type="float"/>
          <table:table-cell office:value="0.06367507596076054" office:value-type="float"/>
          <table:table-cell office:value="58" office:value-type="float"/>
          <table:table-cell office:value="0.009761202335357667" office:value-type="float"/>
          <table:table-cell office:value="0.009677077531814576" office:value-type="float"/>
          <table:table-cell office:value="-0.005868408679962158" office:value-type="float"/>
          <table:table-cell office:value="0.00954292893409729" office:value-type="float"/>
          <table:table-cell office:value="0.009876222610473632" office:value-type="float"/>
          <table:table-cell office:value="-0.000755470991134644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6596946716308596" office:value-type="float"/>
          <table:table-cell office:value="0.06367491383660313" office:value-type="float"/>
          <table:table-cell office:value="59" office:value-type="float"/>
          <table:table-cell office:value="0.009786646366119386" office:value-type="float"/>
          <table:table-cell office:value="0.009702997207641601" office:value-type="float"/>
          <table:table-cell office:value="-0.005740164518356323" office:value-type="float"/>
          <table:table-cell office:value="0.009579594135284425" office:value-type="float"/>
          <table:table-cell office:value="0.00988513231277466" office:value-type="float"/>
          <table:table-cell office:value="-0.0018917310237884528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470649063587189" office:value-type="float"/>
          <table:table-cell office:value="0.0636749907895189" office:value-type="float"/>
          <table:table-cell office:value="60" office:value-type="float"/>
          <table:table-cell office:value="0.009786423444747927" office:value-type="float"/>
          <table:table-cell office:value="0.009702672958374023" office:value-type="float"/>
          <table:table-cell office:value="-0.005739375948905945" office:value-type="float"/>
          <table:table-cell office:value="0.009579198360443115" office:value-type="float"/>
          <table:table-cell office:value="0.009884995222091674" office:value-type="float"/>
          <table:table-cell office:value="-0.0018904560804367063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798704385757447" office:value-type="float"/>
          <table:table-cell office:value="0.009712481498718261" office:value-type="float"/>
          <table:table-cell office:value="-0.005437849760055542" office:value-type="float"/>
          <table:table-cell office:value="0.009593751430511476" office:value-type="float"/>
          <table:table-cell office:value="0.009887962341308594" office:value-type="float"/>
          <table:table-cell office:value="-0.0028907060623168945" office:value-type="float"/>
          <table:table-cell office:value="-3.7307280045017976" office:value-type="float"/>
          <table:table-cell office:value="1" office:value-type="float"/>
          <table:table-cell office:value="0.009798704385757447" office:value-type="float"/>
          <table:table-cell office:value="0.009712481498718261" office:value-type="float"/>
          <table:table-cell office:value="-0.005437849760055542" office:value-type="float"/>
          <table:table-cell office:value="0.009593751430511476" office:value-type="float"/>
          <table:table-cell office:value="0.009887962341308594" office:value-type="float"/>
          <table:table-cell office:value="-0.0028907060623168945" office:value-type="float"/>
        </table:table-row>
        <table:table-row>
          <table:table-cell office:value="0.0195632541179657" office:value-type="float"/>
          <table:table-cell office:value="0.019378001689910888" office:value-type="float"/>
          <table:table-cell office:value="-0.010712715387344359" office:value-type="float"/>
          <table:table-cell office:value="0.01912971377372742" office:value-type="float"/>
          <table:table-cell office:value="0.019752684831619263" office:value-type="float"/>
          <table:table-cell office:value="-0.005653144121170044" office:value-type="float"/>
          <table:table-cell office:value="0.02426790522279824" office:value-type="float"/>
          <table:table-cell office:value="2" office:value-type="float"/>
          <table:table-cell office:value="0.009764549732208251" office:value-type="float"/>
          <table:table-cell office:value="0.009665520191192626" office:value-type="float"/>
          <table:table-cell office:value="-0.005274865627288818" office:value-type="float"/>
          <table:table-cell office:value="0.009535962343215942" office:value-type="float"/>
          <table:table-cell office:value="0.009864722490310668" office:value-type="float"/>
          <table:table-cell office:value="-0.0027624380588531497" office:value-type="float"/>
        </table:table-row>
        <table:table-row>
          <table:table-cell office:value="0.029398453235626218" office:value-type="float"/>
          <table:table-cell office:value="0.02913461685180664" office:value-type="float"/>
          <table:table-cell office:value="-0.015641419887542723" office:value-type="float"/>
          <table:table-cell office:value="0.02879977703094483" office:value-type="float"/>
          <table:table-cell office:value="0.029660725593566896" office:value-type="float"/>
          <table:table-cell office:value="-0.009546381235122681" office:value-type="float"/>
          <table:table-cell office:value="0.541230839437093" office:value-type="float"/>
          <table:table-cell office:value="3" office:value-type="float"/>
          <table:table-cell office:value="0.009835199117660521" office:value-type="float"/>
          <table:table-cell office:value="0.009756615161895752" office:value-type="float"/>
          <table:table-cell office:value="-0.004928704500198364" office:value-type="float"/>
          <table:table-cell office:value="0.009670063257217408" office:value-type="float"/>
          <table:table-cell office:value="0.009908040761947632" office:value-type="float"/>
          <table:table-cell office:value="-0.003893237113952637" office:value-type="float"/>
        </table:table-row>
        <table:table-row>
          <table:table-cell office:value="0.03923758745193481" office:value-type="float"/>
          <table:table-cell office:value="0.038896274566650395" office:value-type="float"/>
          <table:table-cell office:value="-0.020588431358337402" office:value-type="float"/>
          <table:table-cell office:value="0.03847599029541016" office:value-type="float"/>
          <table:table-cell office:value="0.03957116484642029" office:value-type="float"/>
          <table:table-cell office:value="-0.0134587299823761" office:value-type="float"/>
          <table:table-cell office:value="0.07721781669856405" office:value-type="float"/>
          <table:table-cell office:value="4" office:value-type="float"/>
          <table:table-cell office:value="0.009839134216308594" office:value-type="float"/>
          <table:table-cell office:value="0.009761657714843752" office:value-type="float"/>
          <table:table-cell office:value="-0.004947011470794678" office:value-type="float"/>
          <table:table-cell office:value="0.009676213264465333" office:value-type="float"/>
          <table:table-cell office:value="0.009910439252853393" office:value-type="float"/>
          <table:table-cell office:value="-0.003912348747253418" office:value-type="float"/>
        </table:table-row>
        <table:table-row>
          <table:table-cell office:value="0.049058847427368164" office:value-type="float"/>
          <table:table-cell office:value="0.048625142574310304" office:value-type="float"/>
          <table:table-cell office:value="-0.024957993626594545" office:value-type="float"/>
          <table:table-cell office:value="0.048101403713226326" office:value-type="float"/>
          <table:table-cell office:value="0.04946692585945129" office:value-type="float"/>
          <table:table-cell office:value="-0.01776080310344696" office:value-type="float"/>
          <table:table-cell office:value="0.07040630143018671" office:value-type="float"/>
          <table:table-cell office:value="5" office:value-type="float"/>
          <table:table-cell office:value="0.00982125997543335" office:value-type="float"/>
          <table:table-cell office:value="0.00972886800765991" office:value-type="float"/>
          <table:table-cell office:value="-0.004369562268257141" office:value-type="float"/>
          <table:table-cell office:value="0.009625413417816161" office:value-type="float"/>
          <table:table-cell office:value="0.009895761013031005" office:value-type="float"/>
          <table:table-cell office:value="-0.00430207312107086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9353477358818054" office:value-type="float"/>
          <table:table-cell office:value="0.05" office:value-type="float"/>
          <table:table-cell office:value="0.05" office:value-type="float"/>
          <table:table-cell office:value="-0.022089031338691712" office:value-type="float"/>
          <table:table-cell office:value="0.0696318888992779" office:value-type="float"/>
          <table:table-cell office:value="6" office:value-type="float"/>
          <table:table-cell office:value="0.009826368093490601" office:value-type="float"/>
          <table:table-cell office:value="0.009735915660858156" office:value-type="float"/>
          <table:table-cell office:value="-0.0043954837322235105" office:value-type="float"/>
          <table:table-cell office:value="0.009634305238723754" office:value-type="float"/>
          <table:table-cell office:value="0.009899277687072753" office:value-type="float"/>
          <table:table-cell office:value="-0.00432822823524475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2887490391731264" office:value-type="float"/>
          <table:table-cell office:value="0.05" office:value-type="float"/>
          <table:table-cell office:value="0.05" office:value-type="float"/>
          <table:table-cell office:value="-0.026667951941490173" office:value-type="float"/>
          <table:table-cell office:value="0.0696312914134647" office:value-type="float"/>
          <table:table-cell office:value="7" office:value-type="float"/>
          <table:table-cell office:value="0.009827667474746704" office:value-type="float"/>
          <table:table-cell office:value="0.009728623628616333" office:value-type="float"/>
          <table:table-cell office:value="-0.0035340130329132077" office:value-type="float"/>
          <table:table-cell office:value="0.009636211395263673" office:value-type="float"/>
          <table:table-cell office:value="0.009899339675903321" office:value-type="float"/>
          <table:table-cell office:value="-0.00457892060279846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642776906490326" office:value-type="float"/>
          <table:table-cell office:value="0.05" office:value-type="float"/>
          <table:table-cell office:value="0.05" office:value-type="float"/>
          <table:table-cell office:value="-0.03125057697296142" office:value-type="float"/>
          <table:table-cell office:value="0.06963125383748653" office:value-type="float"/>
          <table:table-cell office:value="8" office:value-type="float"/>
          <table:table-cell office:value="0.009828755855560303" office:value-type="float"/>
          <table:table-cell office:value="0.009730260372161867" office:value-type="float"/>
          <table:table-cell office:value="-0.0035402786731719973" office:value-type="float"/>
          <table:table-cell office:value="0.009638248682022095" office:value-type="float"/>
          <table:table-cell office:value="0.009900118112564088" office:value-type="float"/>
          <table:table-cell office:value="-0.0045826250314712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888036668300629" office:value-type="float"/>
          <table:table-cell office:value="0.05" office:value-type="float"/>
          <table:table-cell office:value="0.05" office:value-type="float"/>
          <table:table-cell office:value="-0.035809347629547114" office:value-type="float"/>
          <table:table-cell office:value="0.06963131705322996" office:value-type="float"/>
          <table:table-cell office:value="9" office:value-type="float"/>
          <table:table-cell office:value="0.009822919368743898" office:value-type="float"/>
          <table:table-cell office:value="0.009710683822631837" office:value-type="float"/>
          <table:table-cell office:value="-0.002452597618103027" office:value-type="float"/>
          <table:table-cell office:value="0.009629374742507935" office:value-type="float"/>
          <table:table-cell office:value="0.009897562265396119" office:value-type="float"/>
          <table:table-cell office:value="-0.00455877065658569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133660197257996" office:value-type="float"/>
          <table:table-cell office:value="0.05" office:value-type="float"/>
          <table:table-cell office:value="0.05" office:value-type="float"/>
          <table:table-cell office:value="-0.04037116646766662" office:value-type="float"/>
          <table:table-cell office:value="0.06963338287322898" office:value-type="float"/>
          <table:table-cell office:value="10" office:value-type="float"/>
          <table:table-cell office:value="0.009823832511901857" office:value-type="float"/>
          <table:table-cell office:value="0.009712109565734863" office:value-type="float"/>
          <table:table-cell office:value="-0.002456235289573669" office:value-type="float"/>
          <table:table-cell office:value="0.009631075859069823" office:value-type="float"/>
          <table:table-cell office:value="0.009898209571838379" office:value-type="float"/>
          <table:table-cell office:value="-0.004561818838119506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251850664615632" office:value-type="float"/>
          <table:table-cell office:value="0.05" office:value-type="float"/>
          <table:table-cell office:value="0.05" office:value-type="float"/>
          <table:table-cell office:value="-0.04470260500907897" office:value-type="float"/>
          <table:table-cell office:value="0.06963586372154014" office:value-type="float"/>
          <table:table-cell office:value="11" office:value-type="float"/>
          <table:table-cell office:value="0.009812443256378174" office:value-type="float"/>
          <table:table-cell office:value="0.00968042492866516" office:value-type="float"/>
          <table:table-cell office:value="-0.0011819046735763554" office:value-type="float"/>
          <table:table-cell office:value="0.009613766670227052" office:value-type="float"/>
          <table:table-cell office:value="0.009893581867218016" office:value-type="float"/>
          <table:table-cell office:value="-0.0043314385414123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70186209678651" office:value-type="float"/>
          <table:table-cell office:value="0.05" office:value-type="float"/>
          <table:table-cell office:value="0.05" office:value-type="float"/>
          <table:table-cell office:value="-0.04903617560863494" office:value-type="float"/>
          <table:table-cell office:value="0.06963381429510013" office:value-type="float"/>
          <table:table-cell office:value="12" office:value-type="float"/>
          <table:table-cell office:value="0.009813135862350464" office:value-type="float"/>
          <table:table-cell office:value="0.009681532382965088" office:value-type="float"/>
          <table:table-cell office:value="-0.0011833554506301882" office:value-type="float"/>
          <table:table-cell office:value="0.009615030288696291" office:value-type="float"/>
          <table:table-cell office:value="0.009894075393676758" office:value-type="float"/>
          <table:table-cell office:value="-0.00433357059955596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4905183315277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42665797147" office:value-type="float"/>
          <table:table-cell office:value="13" office:value-type="float"/>
          <table:table-cell office:value="0.009797062873840334" office:value-type="float"/>
          <table:table-cell office:value="0.009637870788574218" office:value-type="float"/>
          <table:table-cell office:value="0.00021134376525878962" office:value-type="float"/>
          <table:table-cell office:value="0.009592325687408447" office:value-type="float"/>
          <table:table-cell office:value="0.009888603687286378" office:value-type="float"/>
          <table:table-cell office:value="-0.00394321203231811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2790839672088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78347625468" office:value-type="float"/>
          <table:table-cell office:value="14" office:value-type="float"/>
          <table:table-cell office:value="0.00979714512825012" office:value-type="float"/>
          <table:table-cell office:value="0.009638007879257204" office:value-type="float"/>
          <table:table-cell office:value="0.0002114343643188476" office:value-type="float"/>
          <table:table-cell office:value="0.009592477083206178" office:value-type="float"/>
          <table:table-cell office:value="0.009888665676116943" office:value-type="float"/>
          <table:table-cell office:value="-0.003943486809730529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16480767726898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3531118713" office:value-type="float"/>
          <table:table-cell office:value="15" office:value-type="float"/>
          <table:table-cell office:value="0.009778695106506348" office:value-type="float"/>
          <table:table-cell office:value="0.009583487510681154" office:value-type="float"/>
          <table:table-cell office:value="0.0016310071945190435" office:value-type="float"/>
          <table:table-cell office:value="0.009565818309783937" office:value-type="float"/>
          <table:table-cell office:value="0.00988301992416382" office:value-type="float"/>
          <table:table-cell office:value="-0.00344680786132812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00173985958099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498370143155" office:value-type="float"/>
          <table:table-cell office:value="16" office:value-type="float"/>
          <table:table-cell office:value="0.009778400659561157" office:value-type="float"/>
          <table:table-cell office:value="0.009582990407943725" office:value-type="float"/>
          <table:table-cell office:value="0.0016306781768798823" office:value-type="float"/>
          <table:table-cell office:value="0.009565283060073851" office:value-type="float"/>
          <table:table-cell office:value="0.009882832765579224" office:value-type="float"/>
          <table:table-cell office:value="-0.003446229696273803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70295894145965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39411449049" office:value-type="float"/>
          <table:table-cell office:value="17" office:value-type="float"/>
          <table:table-cell office:value="0.009757853746414186" office:value-type="float"/>
          <table:table-cell office:value="0.009517874717712404" office:value-type="float"/>
          <table:table-cell office:value="0.0029878091812133786" office:value-type="float"/>
          <table:table-cell office:value="0.009534187316894533" office:value-type="float"/>
          <table:table-cell office:value="0.009877728223800659" office:value-type="float"/>
          <table:table-cell office:value="-0.002900612950325012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40430223941803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69897636641" office:value-type="float"/>
          <table:table-cell office:value="18" office:value-type="float"/>
          <table:table-cell office:value="0.009757316112518311" office:value-type="float"/>
          <table:table-cell office:value="0.009516919851303101" office:value-type="float"/>
          <table:table-cell office:value="0.0029865670204162597" office:value-type="float"/>
          <table:table-cell office:value="0.009533206224441529" office:value-type="float"/>
          <table:table-cell office:value="0.009877393245697022" office:value-type="float"/>
          <table:table-cell office:value="-0.0028999304771423337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98139488697052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50290579446" office:value-type="float"/>
          <table:table-cell office:value="19" office:value-type="float"/>
          <table:table-cell office:value="0.0097368586063385" office:value-type="float"/>
          <table:table-cell office:value="0.009444388151168824" office:value-type="float"/>
          <table:table-cell office:value="0.004229073524475097" office:value-type="float"/>
          <table:table-cell office:value="0.009509162902832031" office:value-type="float"/>
          <table:table-cell office:value="0.009874424934387208" office:value-type="float"/>
          <table:table-cell office:value="-0.0023326170444488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558752298355103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3487372244" office:value-type="float"/>
          <table:table-cell office:value="20" office:value-type="float"/>
          <table:table-cell office:value="0.009736108779907228" office:value-type="float"/>
          <table:table-cell office:value="0.009442998170852661" office:value-type="float"/>
          <table:table-cell office:value="0.004226425886154175" office:value-type="float"/>
          <table:table-cell office:value="0.009507849216461183" office:value-type="float"/>
          <table:table-cell office:value="0.00987397074699402" office:value-type="float"/>
          <table:table-cell office:value="-0.00233194231986999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02859568595886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25651684164" office:value-type="float"/>
          <table:table-cell office:value="21" office:value-type="float"/>
          <table:table-cell office:value="0.009720973968505858" office:value-type="float"/>
          <table:table-cell office:value="0.009368348121643067" office:value-type="float"/>
          <table:table-cell office:value="0.005301566123962402" office:value-type="float"/>
          <table:table-cell office:value="0.00949897289276123" office:value-type="float"/>
          <table:table-cell office:value="0.009874579906463623" office:value-type="float"/>
          <table:table-cell office:value="-0.001777637600898742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498767852783203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70278240796" office:value-type="float"/>
          <table:table-cell office:value="22" office:value-type="float"/>
          <table:table-cell office:value="0.00972004771232605" office:value-type="float"/>
          <table:table-cell office:value="0.009366531372070311" office:value-type="float"/>
          <table:table-cell office:value="0.005298278331756593" office:value-type="float"/>
          <table:table-cell office:value="0.009497430324554445" office:value-type="float"/>
          <table:table-cell office:value="0.009874036312103271" office:value-type="float"/>
          <table:table-cell office:value="-0.0017774724960327153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8775166273117072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47376477534" office:value-type="float"/>
          <table:table-cell office:value="23" office:value-type="float"/>
          <table:table-cell office:value="0.00970947504043579" office:value-type="float"/>
          <table:table-cell office:value="0.009284205436706544" office:value-type="float"/>
          <table:table-cell office:value="0.006212512254714966" office:value-type="float"/>
          <table:table-cell office:value="0.009496910572052002" office:value-type="float"/>
          <table:table-cell office:value="0.009877147674560547" office:value-type="float"/>
          <table:table-cell office:value="-0.001259213089942932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256638169288635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097038188054" office:value-type="float"/>
          <table:table-cell office:value="24" office:value-type="float"/>
          <table:table-cell office:value="0.009708418846130372" office:value-type="float"/>
          <table:table-cell office:value="0.009281990528106689" office:value-type="float"/>
          <table:table-cell office:value="0.006208784580230714" office:value-type="float"/>
          <table:table-cell office:value="0.00949520230293274" office:value-type="float"/>
          <table:table-cell office:value="0.009876554012298583" office:value-type="float"/>
          <table:table-cell office:value="-0.001259778738021849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0438619613647460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41397920339" office:value-type="float"/>
          <table:table-cell office:value="25" office:value-type="float"/>
          <table:table-cell office:value="0.009698981046676635" office:value-type="float"/>
          <table:table-cell office:value="0.009185162782669067" office:value-type="float"/>
          <table:table-cell office:value="0.006952577829360962" office:value-type="float"/>
          <table:table-cell office:value="0.009498372077941896" office:value-type="float"/>
          <table:table-cell office:value="0.009879670143127442" office:value-type="float"/>
          <table:table-cell office:value="-0.000807647705078124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133460521697997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32901110386" office:value-type="float"/>
          <table:table-cell office:value="26" office:value-type="float"/>
          <table:table-cell office:value="0.009697811603546143" office:value-type="float"/>
          <table:table-cell office:value="0.009182553291320802" office:value-type="float"/>
          <table:table-cell office:value="0.006948409080505371" office:value-type="float"/>
          <table:table-cell office:value="0.009496454000473024" office:value-type="float"/>
          <table:table-cell office:value="0.009879033565521242" office:value-type="float"/>
          <table:table-cell office:value="-0.000809114575386047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188592350482940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479651411089" office:value-type="float"/>
          <table:table-cell office:value="27" office:value-type="float"/>
          <table:table-cell office:value="0.009690800905227661" office:value-type="float"/>
          <table:table-cell office:value="0.00906362295150757" office:value-type="float"/>
          <table:table-cell office:value="0.007524629831314087" office:value-type="float"/>
          <table:table-cell office:value="0.00950084924697876" office:value-type="float"/>
          <table:table-cell office:value="0.009881309270858766" office:value-type="float"/>
          <table:table-cell office:value="-0.000440793037414550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263801515102386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3525935962796" office:value-type="float"/>
          <table:table-cell office:value="28" office:value-type="float"/>
          <table:table-cell office:value="0.00968965172767639" office:value-type="float"/>
          <table:table-cell office:value="0.009061033725738526" office:value-type="float"/>
          <table:table-cell office:value="0.0075209164619445806" office:value-type="float"/>
          <table:table-cell office:value="0.009499058723449706" office:value-type="float"/>
          <table:table-cell office:value="0.009880714416503905" office:value-type="float"/>
          <table:table-cell office:value="-0.000442565083503723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343534648418426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71224709972147" office:value-type="float"/>
          <table:table-cell office:value="29" office:value-type="float"/>
          <table:table-cell office:value="0.009683513641357422" office:value-type="float"/>
          <table:table-cell office:value="0.008913393020629884" office:value-type="float"/>
          <table:table-cell office:value="0.007973313331604006" office:value-type="float"/>
          <table:table-cell office:value="0.009504102468490599" office:value-type="float"/>
          <table:table-cell office:value="0.009882180690765381" office:value-type="float"/>
          <table:table-cell office:value="-0.0001480662822723397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42324229478836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2938302835653" office:value-type="float"/>
          <table:table-cell office:value="30" office:value-type="float"/>
          <table:table-cell office:value="0.009682567119598388" office:value-type="float"/>
          <table:table-cell office:value="0.00891106605529785" office:value-type="float"/>
          <table:table-cell office:value="0.00797076463699341" office:value-type="float"/>
          <table:table-cell office:value="0.009502611160278321" office:value-type="float"/>
          <table:table-cell office:value="0.009881699085235595" office:value-type="float"/>
          <table:table-cell office:value="-0.000150387287139891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922537803649907" office:value-type="float"/>
          <table:table-cell office:value="0.06962937166343135" office:value-type="float"/>
          <table:table-cell office:value="31" office:value-type="float"/>
          <table:table-cell office:value="0.009678628444671633" office:value-type="float"/>
          <table:table-cell office:value="0.008729412555694581" office:value-type="float"/>
          <table:table-cell office:value="0.008324673175811767" office:value-type="float"/>
          <table:table-cell office:value="0.009510056972503662" office:value-type="float"/>
          <table:table-cell office:value="0.009883081912994385" office:value-type="float"/>
          <table:table-cell office:value="7.7462196350098e-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848028421401985" office:value-type="float"/>
          <table:table-cell office:value="0.0696293868531384" office:value-type="float"/>
          <table:table-cell office:value="32" office:value-type="float"/>
          <table:table-cell office:value="0.009677871465682985" office:value-type="float"/>
          <table:table-cell office:value="0.008727326393127443" office:value-type="float"/>
          <table:table-cell office:value="0.008322848081588745" office:value-type="float"/>
          <table:table-cell office:value="0.009508810043334962" office:value-type="float"/>
          <table:table-cell office:value="0.009882688522338869" office:value-type="float"/>
          <table:table-cell office:value="7.450938224792467e-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60581421852113" office:value-type="float"/>
          <table:table-cell office:value="0.06962938210696752" office:value-type="float"/>
          <table:table-cell office:value="33" office:value-type="float"/>
          <table:table-cell office:value="0.009675672054290771" office:value-type="float"/>
          <table:table-cell office:value="0.008502051830291747" office:value-type="float"/>
          <table:table-cell office:value="0.00859749436378479" office:value-type="float"/>
          <table:table-cell office:value="0.009517819881439208" office:value-type="float"/>
          <table:table-cell office:value="0.009883716106414796" office:value-type="float"/>
          <table:table-cell office:value="0.000242214202880858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363678693771375" office:value-type="float"/>
          <table:table-cell office:value="0.0696293906523583" office:value-type="float"/>
          <table:table-cell office:value="34" office:value-type="float"/>
          <table:table-cell office:value="0.00967568874359131" office:value-type="float"/>
          <table:table-cell office:value="0.00850210428237915" office:value-type="float"/>
          <table:table-cell office:value="0.00859752893447876" office:value-type="float"/>
          <table:table-cell office:value="0.009517838954925537" office:value-type="float"/>
          <table:table-cell office:value="0.009883723258972169" office:value-type="float"/>
          <table:table-cell office:value="0.0002421355247497550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98233890533449" office:value-type="float"/>
          <table:table-cell office:value="0.06962938487592947" office:value-type="float"/>
          <table:table-cell office:value="35" office:value-type="float"/>
          <table:table-cell office:value="0.009671931266784667" office:value-type="float"/>
          <table:table-cell office:value="0.00821399450302124" office:value-type="float"/>
          <table:table-cell office:value="0.008805203437805177" office:value-type="float"/>
          <table:table-cell office:value="0.009523645639419554" office:value-type="float"/>
          <table:table-cell office:value="0.009882531166076661" office:value-type="float"/>
          <table:table-cell office:value="0.0003813397884368900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601118326187145" office:value-type="float"/>
          <table:table-cell office:value="0.06962937450895824" office:value-type="float"/>
          <table:table-cell office:value="36" office:value-type="float"/>
          <table:table-cell office:value="0.009671956300735475" office:value-type="float"/>
          <table:table-cell office:value="0.0082140851020813" office:value-type="float"/>
          <table:table-cell office:value="0.008805253505706786" office:value-type="float"/>
          <table:table-cell office:value="0.009523676633834839" office:value-type="float"/>
          <table:table-cell office:value="0.009882543087005617" office:value-type="float"/>
          <table:table-cell office:value="0.000381220579147339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104474544525155" office:value-type="float"/>
          <table:table-cell office:value="0.06962936881116669" office:value-type="float"/>
          <table:table-cell office:value="37" office:value-type="float"/>
          <table:table-cell office:value="0.009665377140045167" office:value-type="float"/>
          <table:table-cell office:value="0.007845457792282106" office:value-type="float"/>
          <table:table-cell office:value="0.008961844444274903" office:value-type="float"/>
          <table:table-cell office:value="0.009524178504943847" office:value-type="float"/>
          <table:table-cell office:value="0.009878491163253783" office:value-type="float"/>
          <table:table-cell office:value="0.000496643781661986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7607979774475104" office:value-type="float"/>
          <table:table-cell office:value="0.06962938210532595" office:value-type="float"/>
          <table:table-cell office:value="38" office:value-type="float"/>
          <table:table-cell office:value="0.009665410518646242" office:value-type="float"/>
          <table:table-cell office:value="0.007845590114593506" office:value-type="float"/>
          <table:table-cell office:value="0.008961904048919679" office:value-type="float"/>
          <table:table-cell office:value="0.0095242178440094" office:value-type="float"/>
          <table:table-cell office:value="0.009878506660461426" office:value-type="float"/>
          <table:table-cell office:value="0.000496494770050048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700842380523682" office:value-type="float"/>
          <table:table-cell office:value="0.06962939540246002" office:value-type="float"/>
          <table:table-cell office:value="39" office:value-type="float"/>
          <table:table-cell office:value="0.009657227993011474" office:value-type="float"/>
          <table:table-cell office:value="0.007384126186370849" office:value-type="float"/>
          <table:table-cell office:value="0.009082255363464355" office:value-type="float"/>
          <table:table-cell office:value="0.009522180557250978" office:value-type="float"/>
          <table:table-cell office:value="0.009872066974639894" office:value-type="float"/>
          <table:table-cell office:value="0.00059955596923828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40904903411866" office:value-type="float"/>
          <table:table-cell office:value="0.06962938780454922" office:value-type="float"/>
          <table:table-cell office:value="40" office:value-type="float"/>
          <table:table-cell office:value="0.009657275676727294" office:value-type="float"/>
          <table:table-cell office:value="0.007384322881698607" office:value-type="float"/>
          <table:table-cell office:value="0.009082347154617311" office:value-type="float"/>
          <table:table-cell office:value="0.009522240161895753" office:value-type="float"/>
          <table:table-cell office:value="0.009872089624404909" office:value-type="float"/>
          <table:table-cell office:value="0.000599374771118163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72286605834962" office:value-type="float"/>
          <table:table-cell office:value="0.06962939255183752" office:value-type="float"/>
          <table:table-cell office:value="41" office:value-type="float"/>
          <table:table-cell office:value="0.009650201797485351" office:value-type="float"/>
          <table:table-cell office:value="0.006830197572708129" office:value-type="float"/>
          <table:table-cell office:value="0.009178147315979003" office:value-type="float"/>
          <table:table-cell office:value="0.009523543119430542" office:value-type="float"/>
          <table:table-cell office:value="0.009864215850830077" office:value-type="float"/>
          <table:table-cell office:value="0.0006861829757690424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036869049072274" office:value-type="float"/>
          <table:table-cell office:value="0.06962939354456145" office:value-type="float"/>
          <table:table-cell office:value="42" office:value-type="float"/>
          <table:table-cell office:value="0.009650259017944337" office:value-type="float"/>
          <table:table-cell office:value="0.0068304467201232896" office:value-type="float"/>
          <table:table-cell office:value="0.009178253412246705" office:value-type="float"/>
          <table:table-cell office:value="0.009523611068725587" office:value-type="float"/>
          <table:table-cell office:value="0.009864244461059572" office:value-type="float"/>
          <table:table-cell office:value="0.00068599700927734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4297451972961435" office:value-type="float"/>
          <table:table-cell office:value="0.06962938020638001" office:value-type="float"/>
          <table:table-cell office:value="43" office:value-type="float"/>
          <table:table-cell office:value="0.009645458459854128" office:value-type="float"/>
          <table:table-cell office:value="0.006199008226394654" office:value-type="float"/>
          <table:table-cell office:value="0.00925602912902832" office:value-type="float"/>
          <table:table-cell office:value="0.009530388116836546" office:value-type="float"/>
          <table:table-cell office:value="0.009856362342834471" office:value-type="float"/>
          <table:table-cell office:value="0.00073941707611083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3558217287063605" office:value-type="float"/>
          <table:table-cell office:value="0.06962936881550323" office:value-type="float"/>
          <table:table-cell office:value="44" office:value-type="float"/>
          <table:table-cell office:value="0.009645519256591796" office:value-type="float"/>
          <table:table-cell office:value="0.006199281215667726" office:value-type="float"/>
          <table:table-cell office:value="0.009256138801574708" office:value-type="float"/>
          <table:table-cell office:value="0.00953046441078186" office:value-type="float"/>
          <table:table-cell office:value="0.009856393337249756" office:value-type="float"/>
          <table:table-cell office:value="0.000739234685897826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281137228012086" office:value-type="float"/>
          <table:table-cell office:value="0.06962938875446209" office:value-type="float"/>
          <table:table-cell office:value="45" office:value-type="float"/>
          <table:table-cell office:value="0.009640669822692871" office:value-type="float"/>
          <table:table-cell office:value="0.005463440418243409" office:value-type="float"/>
          <table:table-cell office:value="0.00931843638420105" office:value-type="float"/>
          <table:table-cell office:value="0.0095393967628479" office:value-type="float"/>
          <table:table-cell office:value="0.00984703302383423" office:value-type="float"/>
          <table:table-cell office:value="0.0007468450069427496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206470370292664" office:value-type="float"/>
          <table:table-cell office:value="0.06962938780588385" office:value-type="float"/>
          <table:table-cell office:value="46" office:value-type="float"/>
          <table:table-cell office:value="0.009640733003616333" office:value-type="float"/>
          <table:table-cell office:value="0.005463727712631226" office:value-type="float"/>
          <table:table-cell office:value="0.00931854009628296" office:value-type="float"/>
          <table:table-cell office:value="0.009539474248886107" office:value-type="float"/>
          <table:table-cell office:value="0.009847068786621093" office:value-type="float"/>
          <table:table-cell office:value="0.000746668577194213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137349605560303" office:value-type="float"/>
          <table:table-cell office:value="0.06962938156969785" office:value-type="float"/>
          <table:table-cell office:value="47" office:value-type="float"/>
          <table:table-cell office:value="0.009632656574249268" office:value-type="float"/>
          <table:table-cell office:value="0.004599602222442626" office:value-type="float"/>
          <table:table-cell office:value="0.009366910457611085" office:value-type="float"/>
          <table:table-cell office:value="0.009548475742340088" office:value-type="float"/>
          <table:table-cell office:value="0.009834532737731933" office:value-type="float"/>
          <table:table-cell office:value="0.0006912076473236089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682451725006105" office:value-type="float"/>
          <table:table-cell office:value="0.06962938495723607" office:value-type="float"/>
          <table:table-cell office:value="48" office:value-type="float"/>
          <table:table-cell office:value="0.009632718563079833" office:value-type="float"/>
          <table:table-cell office:value="0.004599874019622802" office:value-type="float"/>
          <table:table-cell office:value="0.009367003440856935" office:value-type="float"/>
          <table:table-cell office:value="0.009548549652099609" office:value-type="float"/>
          <table:table-cell office:value="0.0098345685005188" office:value-type="float"/>
          <table:table-cell office:value="0.0006910443305969231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091283321380615" office:value-type="float"/>
          <table:table-cell office:value="0.06962939349996221" office:value-type="float"/>
          <table:table-cell office:value="49" office:value-type="float"/>
          <table:table-cell office:value="0.009617886543273927" office:value-type="float"/>
          <table:table-cell office:value="0.0035999190807342527" office:value-type="float"/>
          <table:table-cell office:value="0.009402235746383667" office:value-type="float"/>
          <table:table-cell office:value="0.009556219577789305" office:value-type="float"/>
          <table:table-cell office:value="0.009817380905151366" office:value-type="float"/>
          <table:table-cell office:value="0.000591168403625488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950025677680969" office:value-type="float"/>
          <table:table-cell office:value="0.06962939730139295" office:value-type="float"/>
          <table:table-cell office:value="50" office:value-type="float"/>
          <table:table-cell office:value="0.009617936611175536" office:value-type="float"/>
          <table:table-cell office:value="0.003600130081176758" office:value-type="float"/>
          <table:table-cell office:value="0.009402306079864501" office:value-type="float"/>
          <table:table-cell office:value="0.009556275606155394" office:value-type="float"/>
          <table:table-cell office:value="0.00981741189956665" office:value-type="float"/>
          <table:table-cell office:value="0.0005910265445709228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905986785888672" office:value-type="float"/>
          <table:table-cell office:value="0.06962938400580959" office:value-type="float"/>
          <table:table-cell office:value="51" office:value-type="float"/>
          <table:table-cell office:value="0.009596822261810302" office:value-type="float"/>
          <table:table-cell office:value="0.0024799919128417978" office:value-type="float"/>
          <table:table-cell office:value="0.009427169561386109" office:value-type="float"/>
          <table:table-cell office:value="0.009563893079757692" office:value-type="float"/>
          <table:table-cell office:value="0.00979508399963379" office:value-type="float"/>
          <table:table-cell office:value="0.00044038891792297363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619585037231445" office:value-type="float"/>
          <table:table-cell office:value="0.06962976583825445" office:value-type="float"/>
          <table:table-cell office:value="52" office:value-type="float"/>
          <table:table-cell office:value="0.009596862792968749" office:value-type="float"/>
          <table:table-cell office:value="0.002480142116546631" office:value-type="float"/>
          <table:table-cell office:value="0.009427222013473511" office:value-type="float"/>
          <table:table-cell office:value="0.009563937187194825" office:value-type="float"/>
          <table:table-cell office:value="0.009795110225677492" office:value-type="float"/>
          <table:table-cell office:value="0.000440282821655273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40139031410217" office:value-type="float"/>
          <table:table-cell office:value="0.06962936826173785" office:value-type="float"/>
          <table:table-cell office:value="53" office:value-type="float"/>
          <table:table-cell office:value="0.009572324752807617" office:value-type="float"/>
          <table:table-cell office:value="0.0013338184356689459" office:value-type="float"/>
          <table:table-cell office:value="0.009445180892944336" office:value-type="float"/>
          <table:table-cell office:value="0.00957524538040161" office:value-type="float"/>
          <table:table-cell office:value="0.009770245552062988" office:value-type="float"/>
          <table:table-cell office:value="0.0002181947231292731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18324923515319" office:value-type="float"/>
          <table:table-cell office:value="0.06962938821606075" office:value-type="float"/>
          <table:table-cell office:value="54" office:value-type="float"/>
          <table:table-cell office:value="0.009572346210479735" office:value-type="float"/>
          <table:table-cell office:value="0.001333880424499511" office:value-type="float"/>
          <table:table-cell office:value="0.009445207118988037" office:value-type="float"/>
          <table:table-cell office:value="0.00957526683807373" office:value-type="float"/>
          <table:table-cell office:value="0.009770259857177733" office:value-type="float"/>
          <table:table-cell office:value="0.00021814107894897392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27515721321105" office:value-type="float"/>
          <table:table-cell office:value="0.0696293811565339" office:value-type="float"/>
          <table:table-cell office:value="55" office:value-type="float"/>
          <table:table-cell office:value="0.009542155265808107" office:value-type="float"/>
          <table:table-cell office:value="0.000203717947006226" office:value-type="float"/>
          <table:table-cell office:value="0.00945645570755005" office:value-type="float"/>
          <table:table-cell office:value="0.009587218761444092" office:value-type="float"/>
          <table:table-cell office:value="0.009741104841232301" office:value-type="float"/>
          <table:table-cell office:value="-9.190797805786084e-05" office:value-type="float"/>
        </table:table-row>
        <table:table-row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36704194545745" office:value-type="float"/>
          <table:table-cell office:value="0.06962938495672007" office:value-type="float"/>
          <table:table-cell office:value="56" office:value-type="float"/>
          <table:table-cell office:value="0.00954214572906494" office:value-type="float"/>
          <table:table-cell office:value="0.00020369768142700258" office:value-type="float"/>
          <table:table-cell office:value="0.009456443786621095" office:value-type="float"/>
          <table:table-cell office:value="0.009587209224700929" office:value-type="float"/>
          <table:table-cell office:value="0.009741097688674928" office:value-type="float"/>
          <table:table-cell office:value="-9.188473224639934e-05" office:value-type="float"/>
        </table:table-row>
        <table:table-row>
          <table:table-cell office:value="0.05" office:value-type="float"/>
          <table:table-cell office:value="0.04911139428615570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885343492031097" office:value-type="float"/>
          <table:table-cell office:value="0.06986396357184536" office:value-type="float"/>
          <table:table-cell office:value="57" office:value-type="float"/>
          <table:table-cell office:value="0.009502093791961671" office:value-type="float"/>
          <table:table-cell office:value="-0.0008886057138442986" office:value-type="float"/>
          <table:table-cell office:value="0.00945939302444458" office:value-type="float"/>
          <table:table-cell office:value="0.009596463441848757" office:value-type="float"/>
          <table:table-cell office:value="0.009702277183532714" office:value-type="float"/>
          <table:table-cell office:value="-0.00048639297485351604" office:value-type="float"/>
        </table:table-row>
        <table:table-row>
          <table:table-cell office:value="0.05" office:value-type="float"/>
          <table:table-cell office:value="0.0482231605052948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933944940567016" office:value-type="float"/>
          <table:table-cell office:value="0.07009365722706347" office:value-type="float"/>
          <table:table-cell office:value="58" office:value-type="float"/>
          <table:table-cell office:value="0.009501905441284179" office:value-type="float"/>
          <table:table-cell office:value="-0.0008882337808609007" office:value-type="float"/>
          <table:table-cell office:value="0.009459156990051268" office:value-type="float"/>
          <table:table-cell office:value="0.009596313238143922" office:value-type="float"/>
          <table:table-cell office:value="0.009702142477035524" office:value-type="float"/>
          <table:table-cell office:value="-0.00048601448535919196" office:value-type="float"/>
        </table:table-row>
        <table:table-row>
          <table:table-cell office:value="0.05" office:value-type="float"/>
          <table:table-cell office:value="0.0463575851917266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250932574272154" office:value-type="float"/>
          <table:table-cell office:value="0.07056034804191706" office:value-type="float"/>
          <table:table-cell office:value="59" office:value-type="float"/>
          <table:table-cell office:value="0.009454445838928223" office:value-type="float"/>
          <table:table-cell office:value="-0.0018655753135681154" office:value-type="float"/>
          <table:table-cell office:value="0.009457168579101562" office:value-type="float"/>
          <table:table-cell office:value="0.009605572223663329" office:value-type="float"/>
          <table:table-cell office:value="0.009653949737548828" office:value-type="float"/>
          <table:table-cell office:value="-0.0009114831686019894" office:value-type="float"/>
        </table:table-row>
        <table:table-row>
          <table:table-cell office:value="0.05" office:value-type="float"/>
          <table:table-cell office:value="0.0444929254055023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11617636680603" office:value-type="float"/>
          <table:table-cell office:value="0.07100528280317346" office:value-type="float"/>
          <table:table-cell office:value="60" office:value-type="float"/>
          <table:table-cell office:value="0.00945401191711426" office:value-type="float"/>
          <table:table-cell office:value="-0.0018646597862243645" office:value-type="float"/>
          <table:table-cell office:value="0.009456682205200196" office:value-type="float"/>
          <table:table-cell office:value="0.009605250358581544" office:value-type="float"/>
          <table:table-cell office:value="0.009653635025024416" office:value-type="float"/>
          <table:table-cell office:value="-0.0009108310937881465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5500135421753" office:value-type="float"/>
          <table:table-cell office:value="-0.002918877601623535" office:value-type="float"/>
          <table:table-cell office:value="0.009507455825805663" office:value-type="float"/>
          <table:table-cell office:value="0.009656119346618653" office:value-type="float"/>
          <table:table-cell office:value="0.009636180400848389" office:value-type="float"/>
          <table:table-cell office:value="-0.00153846561908722" office:value-type="float"/>
          <table:table-cell office:value="0.0685032352662669" office:value-type="float"/>
          <table:table-cell office:value="1" office:value-type="float"/>
          <table:table-cell office:value="0.00945500135421753" office:value-type="float"/>
          <table:table-cell office:value="-0.002918877601623535" office:value-type="float"/>
          <table:table-cell office:value="0.009507455825805663" office:value-type="float"/>
          <table:table-cell office:value="0.009656119346618653" office:value-type="float"/>
          <table:table-cell office:value="0.009636180400848389" office:value-type="float"/>
          <table:table-cell office:value="-0.00153846561908722" office:value-type="float"/>
        </table:table-row>
        <table:table-row>
          <table:table-cell office:value="0.018854302167892457" office:value-type="float"/>
          <table:table-cell office:value="-0.005840064883232117" office:value-type="float"/>
          <table:table-cell office:value="0.01896893739700317" office:value-type="float"/>
          <table:table-cell office:value="0.019274363517761232" office:value-type="float"/>
          <table:table-cell office:value="0.0192287015914917" office:value-type="float"/>
          <table:table-cell office:value="-0.003068316578865053" office:value-type="float"/>
          <table:table-cell office:value="0.06417198658634682" office:value-type="float"/>
          <table:table-cell office:value="2" office:value-type="float"/>
          <table:table-cell office:value="0.009399300813674927" office:value-type="float"/>
          <table:table-cell office:value="-0.0029211872816085815" office:value-type="float"/>
          <table:table-cell office:value="0.009461481571197508" office:value-type="float"/>
          <table:table-cell office:value="0.009618244171142579" office:value-type="float"/>
          <table:table-cell office:value="0.009592521190643312" office:value-type="float"/>
          <table:table-cell office:value="-0.0015298509597778329" office:value-type="float"/>
        </table:table-row>
        <table:table-row>
          <table:table-cell office:value="0.028202766180038454" office:value-type="float"/>
          <table:table-cell office:value="-0.009342283606529236" office:value-type="float"/>
          <table:table-cell office:value="0.028422207832336427" office:value-type="float"/>
          <table:table-cell office:value="0.028907859325408937" office:value-type="float"/>
          <table:table-cell office:value="0.028761520385742187" office:value-type="float"/>
          <table:table-cell office:value="-0.005012680888175965" office:value-type="float"/>
          <table:table-cell office:value="0.05532919609563006" office:value-type="float"/>
          <table:table-cell office:value="3" office:value-type="float"/>
          <table:table-cell office:value="0.009348464012145995" office:value-type="float"/>
          <table:table-cell office:value="-0.003502218723297119" office:value-type="float"/>
          <table:table-cell office:value="0.009453270435333254" office:value-type="float"/>
          <table:table-cell office:value="0.009633495807647706" office:value-type="float"/>
          <table:table-cell office:value="0.009532818794250488" office:value-type="float"/>
          <table:table-cell office:value="-0.0019443643093109125" office:value-type="float"/>
        </table:table-row>
        <table:table-row>
          <table:table-cell office:value="0.03769704818725586" office:value-type="float"/>
          <table:table-cell office:value="-0.012883186340332031" office:value-type="float"/>
          <table:table-cell office:value="0.03800267696380615" office:value-type="float"/>
          <table:table-cell office:value="0.03862921476364136" office:value-type="float"/>
          <table:table-cell office:value="0.03842302322387695" office:value-type="float"/>
          <table:table-cell office:value="-0.006991435885429383" office:value-type="float"/>
          <table:table-cell office:value="0.07016688590585604" office:value-type="float"/>
          <table:table-cell office:value="4" office:value-type="float"/>
          <table:table-cell office:value="0.009494282007217409" office:value-type="float"/>
          <table:table-cell office:value="-0.0035409027338027957" office:value-type="float"/>
          <table:table-cell office:value="0.009580469131469727" office:value-type="float"/>
          <table:table-cell office:value="0.009721355438232422" office:value-type="float"/>
          <table:table-cell office:value="0.009661502838134767" office:value-type="float"/>
          <table:table-cell office:value="-0.001978754997253418" office:value-type="float"/>
        </table:table-row>
        <table:table-row>
          <table:table-cell office:value="0.047019561529159544" office:value-type="float"/>
          <table:table-cell office:value="-0.01648399591445923" office:value-type="float"/>
          <table:table-cell office:value="0.04745177268981934" office:value-type="float"/>
          <table:table-cell office:value="0.048293232917785645" office:value-type="float"/>
          <table:table-cell office:value="0.0479177451133728" office:value-type="float"/>
          <table:table-cell office:value="-0.009128903150558473" office:value-type="float"/>
          <table:table-cell office:value="0.06468117383884726" office:value-type="float"/>
          <table:table-cell office:value="5" office:value-type="float"/>
          <table:table-cell office:value="0.009322513341903685" office:value-type="float"/>
          <table:table-cell office:value="-0.003600809574127197" office:value-type="float"/>
          <table:table-cell office:value="0.009449095726013183" office:value-type="float"/>
          <table:table-cell office:value="0.009664018154144286" office:value-type="float"/>
          <table:table-cell office:value="0.009494721889495851" office:value-type="float"/>
          <table:table-cell office:value="-0.0021374672651290894" office:value-type="float"/>
        </table:table-row>
        <table:table-row>
          <table:table-cell office:value="0.05" office:value-type="float"/>
          <table:table-cell office:value="-0.02007778108119964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1261935234069825" office:value-type="float"/>
          <table:table-cell office:value="0.06225097420259928" office:value-type="float"/>
          <table:table-cell office:value="6" office:value-type="float"/>
          <table:table-cell office:value="0.009313958883285524" office:value-type="float"/>
          <table:table-cell office:value="-0.003593785166740418" office:value-type="float"/>
          <table:table-cell office:value="0.009441639184951783" office:value-type="float"/>
          <table:table-cell office:value="0.009658423662185668" office:value-type="float"/>
          <table:table-cell office:value="0.009486795663833618" office:value-type="float"/>
          <table:table-cell office:value="-0.0021330320835113523" office:value-type="float"/>
        </table:table-row>
        <table:table-row>
          <table:table-cell office:value="0.05" office:value-type="float"/>
          <table:table-cell office:value="-0.02384957253932953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3789247274398803" office:value-type="float"/>
          <table:table-cell office:value="0.06105119989994855" office:value-type="float"/>
          <table:table-cell office:value="7" office:value-type="float"/>
          <table:table-cell office:value="0.00925262689590454" office:value-type="float"/>
          <table:table-cell office:value="-0.003771791458129883" office:value-type="float"/>
          <table:table-cell office:value="0.009429101943969726" office:value-type="float"/>
          <table:table-cell office:value="0.009672635793685913" office:value-type="float"/>
          <table:table-cell office:value="0.00940642833709717" office:value-type="float"/>
          <table:table-cell office:value="-0.002527312040328979" office:value-type="float"/>
        </table:table-row>
        <table:table-row>
          <table:table-cell office:value="0.05" office:value-type="float"/>
          <table:table-cell office:value="-0.0276214700937271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6316561102867125" office:value-type="float"/>
          <table:table-cell office:value="0.05978700647818088" office:value-type="float"/>
          <table:table-cell office:value="8" office:value-type="float"/>
          <table:table-cell office:value="0.009252851009368896" office:value-type="float"/>
          <table:table-cell office:value="-0.003771897554397583" office:value-type="float"/>
          <table:table-cell office:value="0.009429352283477783" office:value-type="float"/>
          <table:table-cell office:value="0.009672859907150269" office:value-type="float"/>
          <table:table-cell office:value="0.009406667947769164" office:value-type="float"/>
          <table:table-cell office:value="-0.0025273138284683232" office:value-type="float"/>
        </table:table-row>
        <table:table-row>
          <table:table-cell office:value="0.05" office:value-type="float"/>
          <table:table-cell office:value="-0.03144975960254669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926012635231018" office:value-type="float"/>
          <table:table-cell office:value="0.05844130107268377" office:value-type="float"/>
          <table:table-cell office:value="9" office:value-type="float"/>
          <table:table-cell office:value="0.009181151390075684" office:value-type="float"/>
          <table:table-cell office:value="-0.0038282895088195806" office:value-type="float"/>
          <table:table-cell office:value="0.009414212703704834" office:value-type="float"/>
          <table:table-cell office:value="0.00968435525894165" office:value-type="float"/>
          <table:table-cell office:value="0.009306237697601317" office:value-type="float"/>
          <table:table-cell office:value="-0.0029435652494430543" office:value-type="float"/>
        </table:table-row>
        <table:table-row>
          <table:table-cell office:value="0.05" office:value-type="float"/>
          <table:table-cell office:value="-0.0352788454294204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220495283603668" office:value-type="float"/>
          <table:table-cell office:value="0.05703737070717179" office:value-type="float"/>
          <table:table-cell office:value="10" office:value-type="float"/>
          <table:table-cell office:value="0.00918183922767639" office:value-type="float"/>
          <table:table-cell office:value="-0.003829085826873779" office:value-type="float"/>
          <table:table-cell office:value="0.009414844512939452" office:value-type="float"/>
          <table:table-cell office:value="0.00968482255935669" office:value-type="float"/>
          <table:table-cell office:value="0.009306954145431518" office:value-type="float"/>
          <table:table-cell office:value="-0.0029448264837265018" office:value-type="float"/>
        </table:table-row>
        <table:table-row>
          <table:table-cell office:value="0.05" office:value-type="float"/>
          <table:table-cell office:value="-0.03912233233451843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5601075887680052" office:value-type="float"/>
          <table:table-cell office:value="0.05557914184436818" office:value-type="float"/>
          <table:table-cell office:value="11" office:value-type="float"/>
          <table:table-cell office:value="0.00909907817840576" office:value-type="float"/>
          <table:table-cell office:value="-0.003843486905097961" office:value-type="float"/>
          <table:table-cell office:value="0.009396569728851318" office:value-type="float"/>
          <table:table-cell office:value="0.00969841480255127" office:value-type="float"/>
          <table:table-cell office:value="0.009188499450683596" office:value-type="float"/>
          <table:table-cell office:value="-0.003396123051643372" office:value-type="float"/>
        </table:table-row>
        <table:table-row>
          <table:table-cell office:value="0.05" office:value-type="float"/>
          <table:table-cell office:value="-0.0429670751094818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8999032974243163" office:value-type="float"/>
          <table:table-cell office:value="0.05407416556909767" office:value-type="float"/>
          <table:table-cell office:value="12" office:value-type="float"/>
          <table:table-cell office:value="0.00910002589225769" office:value-type="float"/>
          <table:table-cell office:value="-0.003844742774963379" office:value-type="float"/>
          <table:table-cell office:value="0.009397430419921875" office:value-type="float"/>
          <table:table-cell office:value="0.009698990583419801" office:value-type="float"/>
          <table:table-cell office:value="0.00918947696685791" office:value-type="float"/>
          <table:table-cell office:value="-0.00339795708656311" office:value-type="float"/>
        </table:table-row>
        <table:table-row>
          <table:table-cell office:value="0.05" office:value-type="float"/>
          <table:table-cell office:value="-0.046851513385772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286311626434326" office:value-type="float"/>
          <table:table-cell office:value="0.05247979790042582" office:value-type="float"/>
          <table:table-cell office:value="13" office:value-type="float"/>
          <table:table-cell office:value="0.009010133743286132" office:value-type="float"/>
          <table:table-cell office:value="-0.0038844382762908934" office:value-type="float"/>
          <table:table-cell office:value="0.009378905296325684" office:value-type="float"/>
          <table:table-cell office:value="0.009716753959655761" office:value-type="float"/>
          <table:table-cell office:value="0.00905439853668213" office:value-type="float"/>
          <table:table-cell office:value="-0.0038640832901000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6729713082313535" office:value-type="float"/>
          <table:table-cell office:value="0.05120922500512847" office:value-type="float"/>
          <table:table-cell office:value="14" office:value-type="float"/>
          <table:table-cell office:value="0.00901150703430176" office:value-type="float"/>
          <table:table-cell office:value="-0.0038861584663391112" office:value-type="float"/>
          <table:table-cell office:value="0.009380098581314089" office:value-type="float"/>
          <table:table-cell office:value="0.009717471599578859" office:value-type="float"/>
          <table:table-cell office:value="0.009055879116058351" office:value-type="float"/>
          <table:table-cell office:value="-0.00386659681797027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107099413871765" office:value-type="float"/>
          <table:table-cell office:value="0.05122434207285086" office:value-type="float"/>
          <table:table-cell office:value="15" office:value-type="float"/>
          <table:table-cell office:value="0.008905823230743409" office:value-type="float"/>
          <table:table-cell office:value="-0.003954761028289795" office:value-type="float"/>
          <table:table-cell office:value="0.009360687732696533" office:value-type="float"/>
          <table:table-cell office:value="0.009736309051513672" office:value-type="float"/>
          <table:table-cell office:value="0.008892216682434081" office:value-type="float"/>
          <table:table-cell office:value="-0.0043412810564041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41329741477966" office:value-type="float"/>
          <table:table-cell office:value="0.05120910331983558" office:value-type="float"/>
          <table:table-cell office:value="16" office:value-type="float"/>
          <table:table-cell office:value="0.008906702995300294" office:value-type="float"/>
          <table:table-cell office:value="-0.003955761194229126" office:value-type="float"/>
          <table:table-cell office:value="0.009361422061920166" office:value-type="float"/>
          <table:table-cell office:value="0.009736679792404173" office:value-type="float"/>
          <table:table-cell office:value="0.008893328905105592" office:value-type="float"/>
          <table:table-cell office:value="-0.0043423032760620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2560803109101" office:value-type="float"/>
          <table:table-cell office:value="17" office:value-type="float"/>
          <table:table-cell office:value="0.008779549598693847" office:value-type="float"/>
          <table:table-cell office:value="-0.0040591549873352055" office:value-type="float"/>
          <table:table-cell office:value="0.009339559078216554" office:value-type="float"/>
          <table:table-cell office:value="0.009754579067230226" office:value-type="float"/>
          <table:table-cell office:value="0.008686943054199219" office:value-type="float"/>
          <table:table-cell office:value="-0.00482302784919738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1312527738581" office:value-type="float"/>
          <table:table-cell office:value="18" office:value-type="float"/>
          <table:table-cell office:value="0.008780345916748046" office:value-type="float"/>
          <table:table-cell office:value="-0.004060679674148559" office:value-type="float"/>
          <table:table-cell office:value="0.009340276718139648" office:value-type="float"/>
          <table:table-cell office:value="0.009754898548126221" office:value-type="float"/>
          <table:table-cell office:value="0.008687844276428222" office:value-type="float"/>
          <table:table-cell office:value="-0.004824558496475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80335194105" office:value-type="float"/>
          <table:table-cell office:value="19" office:value-type="float"/>
          <table:table-cell office:value="0.008622016906738283" office:value-type="float"/>
          <table:table-cell office:value="-0.004194145202636719" office:value-type="float"/>
          <table:table-cell office:value="0.009315396547317506" office:value-type="float"/>
          <table:table-cell office:value="0.009770967960357665" office:value-type="float"/>
          <table:table-cell office:value="0.008429391384124756" office:value-type="float"/>
          <table:table-cell office:value="-0.0052828550338745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42298567739" office:value-type="float"/>
          <table:table-cell office:value="20" office:value-type="float"/>
          <table:table-cell office:value="0.008622024059295656" office:value-type="float"/>
          <table:table-cell office:value="-0.004194155931472778" office:value-type="float"/>
          <table:table-cell office:value="0.009315402507781982" office:value-type="float"/>
          <table:table-cell office:value="0.009770970344543458" office:value-type="float"/>
          <table:table-cell office:value="0.008429398536682129" office:value-type="float"/>
          <table:table-cell office:value="-0.0052828717231750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31406410625" office:value-type="float"/>
          <table:table-cell office:value="21" office:value-type="float"/>
          <table:table-cell office:value="0.008430345058441162" office:value-type="float"/>
          <table:table-cell office:value="-0.004363124370574951" office:value-type="float"/>
          <table:table-cell office:value="0.00928762674331665" office:value-type="float"/>
          <table:table-cell office:value="0.009786545038223267" office:value-type="float"/>
          <table:table-cell office:value="0.008111290931701659" office:value-type="float"/>
          <table:table-cell office:value="-0.0057093083858489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87585546219" office:value-type="float"/>
          <table:table-cell office:value="22" office:value-type="float"/>
          <table:table-cell office:value="0.008430347442626952" office:value-type="float"/>
          <table:table-cell office:value="-0.004363126754760742" office:value-type="float"/>
          <table:table-cell office:value="0.009287629127502443" office:value-type="float"/>
          <table:table-cell office:value="0.009786546230316164" office:value-type="float"/>
          <table:table-cell office:value="0.008111293315887452" office:value-type="float"/>
          <table:table-cell office:value="-0.0057093125581741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63300151394" office:value-type="float"/>
          <table:table-cell office:value="23" office:value-type="float"/>
          <table:table-cell office:value="0.008197199106216432" office:value-type="float"/>
          <table:table-cell office:value="-0.004548929929733277" office:value-type="float"/>
          <table:table-cell office:value="0.009254915714263916" office:value-type="float"/>
          <table:table-cell office:value="0.009801335334777833" office:value-type="float"/>
          <table:table-cell office:value="0.0077274882793426525" office:value-type="float"/>
          <table:table-cell office:value="-0.0061190921068191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9118525859736" office:value-type="float"/>
          <table:table-cell office:value="24" office:value-type="float"/>
          <table:table-cell office:value="0.008197203874588012" office:value-type="float"/>
          <table:table-cell office:value="-0.0045489341020584105" office:value-type="float"/>
          <table:table-cell office:value="0.009254919290542602" office:value-type="float"/>
          <table:table-cell office:value="0.009801337718963623" office:value-type="float"/>
          <table:table-cell office:value="0.007727491855621339" office:value-type="float"/>
          <table:table-cell office:value="-0.0061190986633300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42976202541" office:value-type="float"/>
          <table:table-cell office:value="25" office:value-type="float"/>
          <table:table-cell office:value="0.007897553443908691" office:value-type="float"/>
          <table:table-cell office:value="-0.004711419343948364" office:value-type="float"/>
          <table:table-cell office:value="0.009213330745697022" office:value-type="float"/>
          <table:table-cell office:value="0.009813601970672608" office:value-type="float"/>
          <table:table-cell office:value="0.007247822284698486" office:value-type="float"/>
          <table:table-cell office:value="-0.0064806210994720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675244818386" office:value-type="float"/>
          <table:table-cell office:value="26" office:value-type="float"/>
          <table:table-cell office:value="0.00789755940437317" office:value-type="float"/>
          <table:table-cell office:value="-0.004711424112319946" office:value-type="float"/>
          <table:table-cell office:value="0.009213335514068605" office:value-type="float"/>
          <table:table-cell office:value="0.009813603162765505" office:value-type="float"/>
          <table:table-cell office:value="0.007247827053070069" office:value-type="float"/>
          <table:table-cell office:value="-0.0064806270599365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623027737124" office:value-type="float"/>
          <table:table-cell office:value="27" office:value-type="float"/>
          <table:table-cell office:value="0.007502884864807128" office:value-type="float"/>
          <table:table-cell office:value="-0.004796152114868164" office:value-type="float"/>
          <table:table-cell office:value="0.0091571581363678" office:value-type="float"/>
          <table:table-cell office:value="0.009821475744247436" office:value-type="float"/>
          <table:table-cell office:value="0.00664543628692627" office:value-type="float"/>
          <table:table-cell office:value="-0.00677776813507080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70789825238" office:value-type="float"/>
          <table:table-cell office:value="28" office:value-type="float"/>
          <table:table-cell office:value="0.0075028824806213385" office:value-type="float"/>
          <table:table-cell office:value="-0.004796150922775268" office:value-type="float"/>
          <table:table-cell office:value="0.009157156944274903" office:value-type="float"/>
          <table:table-cell office:value="0.009821474552154543" office:value-type="float"/>
          <table:table-cell office:value="0.006645433902740477" office:value-type="float"/>
          <table:table-cell office:value="-0.0067777663469314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37449532568" office:value-type="float"/>
          <table:table-cell office:value="29" office:value-type="float"/>
          <table:table-cell office:value="0.007001881599426269" office:value-type="float"/>
          <table:table-cell office:value="-0.0048005211353302005" office:value-type="float"/>
          <table:table-cell office:value="0.009082802534103393" office:value-type="float"/>
          <table:table-cell office:value="0.009825215339660643" office:value-type="float"/>
          <table:table-cell office:value="0.005912663936614991" office:value-type="float"/>
          <table:table-cell office:value="-0.0070056271553039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485114038118" office:value-type="float"/>
          <table:table-cell office:value="30" office:value-type="float"/>
          <table:table-cell office:value="0.007001880407333376" office:value-type="float"/>
          <table:table-cell office:value="-0.004800519943237305" office:value-type="float"/>
          <table:table-cell office:value="0.0090828013420105" office:value-type="float"/>
          <table:table-cell office:value="0.009825215339660643" office:value-type="float"/>
          <table:table-cell office:value="0.005912661552429201" office:value-type="float"/>
          <table:table-cell office:value="-0.0070056247711181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37516638808" office:value-type="float"/>
          <table:table-cell office:value="31" office:value-type="float"/>
          <table:table-cell office:value="0.00637926936149597" office:value-type="float"/>
          <table:table-cell office:value="-0.004745312929153442" office:value-type="float"/>
          <table:table-cell office:value="0.008988196849822999" office:value-type="float"/>
          <table:table-cell office:value="0.009825315475463869" office:value-type="float"/>
          <table:table-cell office:value="0.005034301280975342" office:value-type="float"/>
          <table:table-cell office:value="-0.00719893455505371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33758981168" office:value-type="float"/>
          <table:table-cell office:value="32" office:value-type="float"/>
          <table:table-cell office:value="0.006379264593124391" office:value-type="float"/>
          <table:table-cell office:value="-0.004745309948921203" office:value-type="float"/>
          <table:table-cell office:value="0.008988192081451416" office:value-type="float"/>
          <table:table-cell office:value="0.009825314283370972" office:value-type="float"/>
          <table:table-cell office:value="0.00503429651260376" office:value-type="float"/>
          <table:table-cell office:value="-0.0071989297866821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8959027968036" office:value-type="float"/>
          <table:table-cell office:value="33" office:value-type="float"/>
          <table:table-cell office:value="0.005623863935470581" office:value-type="float"/>
          <table:table-cell office:value="-0.004671111106872559" office:value-type="float"/>
          <table:table-cell office:value="0.008873417377471925" office:value-type="float"/>
          <table:table-cell office:value="0.009822754859924317" office:value-type="float"/>
          <table:table-cell office:value="0.004006575345993042" office:value-type="float"/>
          <table:table-cell office:value="-0.0073739564418792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721117273724" office:value-type="float"/>
          <table:table-cell office:value="34" office:value-type="float"/>
          <table:table-cell office:value="0.005623859167099" office:value-type="float"/>
          <table:table-cell office:value="-0.004671108722686767" office:value-type="float"/>
          <table:table-cell office:value="0.008873412609100342" office:value-type="float"/>
          <table:table-cell office:value="0.009822752475738527" office:value-type="float"/>
          <table:table-cell office:value="0.004006571769714355" office:value-type="float"/>
          <table:table-cell office:value="-0.0073739516735076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913418156734" office:value-type="float"/>
          <table:table-cell office:value="35" office:value-type="float"/>
          <table:table-cell office:value="0.004747416973114014" office:value-type="float"/>
          <table:table-cell office:value="-0.004580404758453369" office:value-type="float"/>
          <table:table-cell office:value="0.008738653659820557" office:value-type="float"/>
          <table:table-cell office:value="0.009819587469100952" office:value-type="float"/>
          <table:table-cell office:value="0.002854077816009522" office:value-type="float"/>
          <table:table-cell office:value="-0.00754836380481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314734138895" office:value-type="float"/>
          <table:table-cell office:value="36" office:value-type="float"/>
          <table:table-cell office:value="0.004747411012649536" office:value-type="float"/>
          <table:table-cell office:value="-0.004580402374267579" office:value-type="float"/>
          <table:table-cell office:value="0.008738648891448974" office:value-type="float"/>
          <table:table-cell office:value="0.009819586277008055" office:value-type="float"/>
          <table:table-cell office:value="0.002854073047637939" office:value-type="float"/>
          <table:table-cell office:value="-0.007548358440399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259089410794" office:value-type="float"/>
          <table:table-cell office:value="37" office:value-type="float"/>
          <table:table-cell office:value="0.003773531913757325" office:value-type="float"/>
          <table:table-cell office:value="-0.0044331526756286625" office:value-type="float"/>
          <table:table-cell office:value="0.008581513166427612" office:value-type="float"/>
          <table:table-cell office:value="0.009816644191741943" office:value-type="float"/>
          <table:table-cell office:value="0.0016419959068298337" office:value-type="float"/>
          <table:table-cell office:value="-0.0077138674259185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894066446424" office:value-type="float"/>
          <table:table-cell office:value="38" office:value-type="float"/>
          <table:table-cell office:value="0.0037735128402709966" office:value-type="float"/>
          <table:table-cell office:value="-0.00443313717842102" office:value-type="float"/>
          <table:table-cell office:value="0.00858149528503418" office:value-type="float"/>
          <table:table-cell office:value="0.00981663942337036" office:value-type="float"/>
          <table:table-cell office:value="0.0016419839859008797" office:value-type="float"/>
          <table:table-cell office:value="-0.0077138447761535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66076474178746" office:value-type="float"/>
          <table:table-cell office:value="39" office:value-type="float"/>
          <table:table-cell office:value="0.002731733322143555" office:value-type="float"/>
          <table:table-cell office:value="-0.00421177625656128" office:value-type="float"/>
          <table:table-cell office:value="0.008398219347000123" office:value-type="float"/>
          <table:table-cell office:value="0.009814047813415527" office:value-type="float"/>
          <table:table-cell office:value="0.0004591596126556404" office:value-type="float"/>
          <table:table-cell office:value="-0.0078639733791351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1205222748977826" office:value-type="float"/>
          <table:table-cell office:value="40" office:value-type="float"/>
          <table:table-cell office:value="0.0027315342426300054" office:value-type="float"/>
          <table:table-cell office:value="-0.004211608767509461" office:value-type="float"/>
          <table:table-cell office:value="0.008397977352142335" office:value-type="float"/>
          <table:table-cell office:value="0.009813995361328124" office:value-type="float"/>
          <table:table-cell office:value="0.0004590487480163573" office:value-type="float"/>
          <table:table-cell office:value="-0.007863715887069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53730940818787" office:value-type="float"/>
          <table:table-cell office:value="-0.05" office:value-type="float"/>
          <table:table-cell office:value="0.051237300052742206" office:value-type="float"/>
          <table:table-cell office:value="41" office:value-type="float"/>
          <table:table-cell office:value="0.0016773486137390131" office:value-type="float"/>
          <table:table-cell office:value="-0.00395055890083313" office:value-type="float"/>
          <table:table-cell office:value="0.008189322948455811" office:value-type="float"/>
          <table:table-cell office:value="0.009810891151428225" office:value-type="float"/>
          <table:table-cell office:value="-0.000462690591812134" office:value-type="float"/>
          <table:table-cell office:value="-0.0079724121093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9074987173080446" office:value-type="float"/>
          <table:table-cell office:value="-0.05" office:value-type="float"/>
          <table:table-cell office:value="0.05123804925054574" office:value-type="float"/>
          <table:table-cell office:value="42" office:value-type="float"/>
          <table:table-cell office:value="0.0016779756546020513" office:value-type="float"/>
          <table:table-cell office:value="-0.0039509117603302" office:value-type="float"/>
          <table:table-cell office:value="0.00819016218185425" office:value-type="float"/>
          <table:table-cell office:value="0.00981106638908386" office:value-type="float"/>
          <table:table-cell office:value="-0.0004623222351074225" office:value-type="float"/>
          <table:table-cell office:value="-0.007973150014877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807608366012574" office:value-type="float"/>
          <table:table-cell office:value="-0.05" office:value-type="float"/>
          <table:table-cell office:value="0.051273330981759166" office:value-type="float"/>
          <table:table-cell office:value="43" office:value-type="float"/>
          <table:table-cell office:value="0.000670903921127319" office:value-type="float"/>
          <table:table-cell office:value="-0.003665091991424561" office:value-type="float"/>
          <table:table-cell office:value="0.007955987453460692" office:value-type="float"/>
          <table:table-cell office:value="0.009807170629501342" office:value-type="float"/>
          <table:table-cell office:value="-0.0009989035129547123" office:value-type="float"/>
          <table:table-cell office:value="-0.0080454796552658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707778692245484" office:value-type="float"/>
          <table:table-cell office:value="-0.05" office:value-type="float"/>
          <table:table-cell office:value="0.051312676890130256" office:value-type="float"/>
          <table:table-cell office:value="44" office:value-type="float"/>
          <table:table-cell office:value="0.0006719624996185305" office:value-type="float"/>
          <table:table-cell office:value="-0.0036659443378448484" office:value-type="float"/>
          <table:table-cell office:value="0.00795816659927368" office:value-type="float"/>
          <table:table-cell office:value="0.009807605743408202" office:value-type="float"/>
          <table:table-cell office:value="-0.0009982967376708993" office:value-type="float"/>
          <table:table-cell office:value="-0.008047285676002502" office:value-type="float"/>
        </table:table-row>
        <table:table-row>
          <table:table-cell office:value="0.0497774249315261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5924504399299626" office:value-type="float"/>
          <table:table-cell office:value="-0.05" office:value-type="float"/>
          <table:table-cell office:value="0.05142686839805423" office:value-type="float"/>
          <table:table-cell office:value="45" office:value-type="float"/>
          <table:table-cell office:value="-0.00022257506847381606" office:value-type="float"/>
          <table:table-cell office:value="-0.003417648077011108" office:value-type="float"/>
          <table:table-cell office:value="0.007696294784545898" office:value-type="float"/>
          <table:table-cell office:value="0.009801919460296632" office:value-type="float"/>
          <table:table-cell office:value="-0.0011532825231552121" office:value-type="float"/>
          <table:table-cell office:value="-0.008072774410247802" office:value-type="float"/>
        </table:table-row>
        <table:table-row>
          <table:table-cell office:value="0.0495555317401886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477184712886811" office:value-type="float"/>
          <table:table-cell office:value="-0.05" office:value-type="float"/>
          <table:table-cell office:value="0.051540493807101864" office:value-type="float"/>
          <table:table-cell office:value="46" office:value-type="float"/>
          <table:table-cell office:value="-0.00022189319133758545" office:value-type="float"/>
          <table:table-cell office:value="-0.0034187173843383788" office:value-type="float"/>
          <table:table-cell office:value="0.007699192762374877" office:value-type="float"/>
          <table:table-cell office:value="0.009802489280700684" office:value-type="float"/>
          <table:table-cell office:value="-0.0011526572704315188" office:value-type="float"/>
          <table:table-cell office:value="-0.008075106143951415" office:value-type="float"/>
        </table:table-row>
        <table:table-row>
          <table:table-cell office:value="0.0485671430826187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373260855674744" office:value-type="float"/>
          <table:table-cell office:value="-0.05" office:value-type="float"/>
          <table:table-cell office:value="0.05193431725324446" office:value-type="float"/>
          <table:table-cell office:value="47" office:value-type="float"/>
          <table:table-cell office:value="-0.0009883886575698855" office:value-type="float"/>
          <table:table-cell office:value="-0.003266458511352539" office:value-type="float"/>
          <table:table-cell office:value="0.007408523559570312" office:value-type="float"/>
          <table:table-cell office:value="0.00979405403137207" office:value-type="float"/>
          <table:table-cell office:value="-0.0010392385721206664" office:value-type="float"/>
          <table:table-cell office:value="-0.008047710061073304" office:value-type="float"/>
        </table:table-row>
        <table:table-row>
          <table:table-cell office:value="0.0475785100460052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269403338432312" office:value-type="float"/>
          <table:table-cell office:value="-0.05" office:value-type="float"/>
          <table:table-cell office:value="0.05225290223313108" office:value-type="float"/>
          <table:table-cell office:value="48" office:value-type="float"/>
          <table:table-cell office:value="-0.000988633036613465" office:value-type="float"/>
          <table:table-cell office:value="-0.0032678931951522824" office:value-type="float"/>
          <table:table-cell office:value="0.007411818504333497" office:value-type="float"/>
          <table:table-cell office:value="0.009794721603393555" office:value-type="float"/>
          <table:table-cell office:value="-0.001038575172424316" office:value-type="float"/>
          <table:table-cell office:value="-0.008050495386123657" office:value-type="float"/>
        </table:table-row>
        <table:table-row>
          <table:table-cell office:value="0.045949175357818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93395733833313" office:value-type="float"/>
          <table:table-cell office:value="-0.05" office:value-type="float"/>
          <table:table-cell office:value="0.052798498133482016" office:value-type="float"/>
          <table:table-cell office:value="49" office:value-type="float"/>
          <table:table-cell office:value="-0.0016293346881866462" office:value-type="float"/>
          <table:table-cell office:value="-0.0032315969467163084" office:value-type="float"/>
          <table:table-cell office:value="0.007096539735794069" office:value-type="float"/>
          <table:table-cell office:value="0.009784076213836672" office:value-type="float"/>
          <table:table-cell office:value="-0.0007600760459899897" office:value-type="float"/>
          <table:table-cell office:value="-0.007984938621520997" office:value-type="float"/>
        </table:table-row>
        <table:table-row>
          <table:table-cell office:value="0.04431860744953155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17457687854767" office:value-type="float"/>
          <table:table-cell office:value="-0.05" office:value-type="float"/>
          <table:table-cell office:value="0.05337468499986477" office:value-type="float"/>
          <table:table-cell office:value="50" office:value-type="float"/>
          <table:table-cell office:value="-0.0016305679082870492" office:value-type="float"/>
          <table:table-cell office:value="-0.0032334369421005253" office:value-type="float"/>
          <table:table-cell office:value="0.007100135087966921" office:value-type="float"/>
          <table:table-cell office:value="0.009784841537475586" office:value-type="float"/>
          <table:table-cell office:value="-0.0007593804597854619" office:value-type="float"/>
          <table:table-cell office:value="-0.007988175749778748" office:value-type="float"/>
        </table:table-row>
        <table:table-row>
          <table:table-cell office:value="0.0421601331233978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811446905136106" office:value-type="float"/>
          <table:table-cell office:value="-0.05" office:value-type="float"/>
          <table:table-cell office:value="0.05399764683916" office:value-type="float"/>
          <table:table-cell office:value="51" office:value-type="float"/>
          <table:table-cell office:value="-0.002158474326133728" office:value-type="float"/>
          <table:table-cell office:value="-0.003336643576622009" office:value-type="float"/>
          <table:table-cell office:value="0.0067853140830993666" office:value-type="float"/>
          <table:table-cell office:value="0.009773859977722168" office:value-type="float"/>
          <table:table-cell office:value="-0.0003631299734115599" office:value-type="float"/>
          <table:table-cell office:value="-0.007908164262771607" office:value-type="float"/>
        </table:table-row>
        <table:table-row>
          <table:table-cell office:value="0.03999983489513396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4490315914154" office:value-type="float"/>
          <table:table-cell office:value="-0.05" office:value-type="float"/>
          <table:table-cell office:value="0.05463339914626887" office:value-type="float"/>
          <table:table-cell office:value="52" office:value-type="float"/>
          <table:table-cell office:value="-0.0021602982282638555" office:value-type="float"/>
          <table:table-cell office:value="-0.0033386099338531495" office:value-type="float"/>
          <table:table-cell office:value="0.006787989139556886" office:value-type="float"/>
          <table:table-cell office:value="0.009774489402770996" office:value-type="float"/>
          <table:table-cell office:value="-0.00036241531372070354" office:value-type="float"/>
          <table:table-cell office:value="-0.007910957336425781" office:value-type="float"/>
        </table:table-row>
        <table:table-row>
          <table:table-cell office:value="0.037362343072891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54760813713073" office:value-type="float"/>
          <table:table-cell office:value="-0.05" office:value-type="float"/>
          <table:table-cell office:value="0.05538207986560573" office:value-type="float"/>
          <table:table-cell office:value="53" office:value-type="float"/>
          <table:table-cell office:value="-0.002637491822242737" office:value-type="float"/>
          <table:table-cell office:value="-0.0035612648725509644" office:value-type="float"/>
          <table:table-cell office:value="0.0064996170997619635" office:value-type="float"/>
          <table:table-cell office:value="0.009765934944152831" office:value-type="float"/>
          <table:table-cell office:value="9.857654571533182e-05" office:value-type="float"/>
          <table:table-cell office:value="-0.007832611799240113" office:value-type="float"/>
        </table:table-row>
        <table:table-row>
          <table:table-cell office:value="0.03472224712371825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647192001342765" office:value-type="float"/>
          <table:table-cell office:value="-0.05" office:value-type="float"/>
          <table:table-cell office:value="0.05609969796303427" office:value-type="float"/>
          <table:table-cell office:value="54" office:value-type="float"/>
          <table:table-cell office:value="-0.002640095949172974" office:value-type="float"/>
          <table:table-cell office:value="-0.0035637241601943967" office:value-type="float"/>
          <table:table-cell office:value="0.0065024101734161375" office:value-type="float"/>
          <table:table-cell office:value="0.009766615629196168" office:value-type="float"/>
          <table:table-cell office:value="9.958386421203558e-05" office:value-type="float"/>
          <table:table-cell office:value="-0.007835634350776673" office:value-type="float"/>
        </table:table-row>
        <table:table-row>
          <table:table-cell office:value="0.0316737771034240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255581378936756" office:value-type="float"/>
          <table:table-cell office:value="-0.05" office:value-type="float"/>
          <table:table-cell office:value="0.05688666655096082" office:value-type="float"/>
          <table:table-cell office:value="55" office:value-type="float"/>
          <table:table-cell office:value="-0.0030484700202941892" office:value-type="float"/>
          <table:table-cell office:value="-0.003866803050041199" office:value-type="float"/>
          <table:table-cell office:value="0.006252975463867187" office:value-type="float"/>
          <table:table-cell office:value="0.009760936498641968" office:value-type="float"/>
          <table:table-cell office:value="0.0006083893775939934" office:value-type="float"/>
          <table:table-cell office:value="-0.007761302590370178" office:value-type="float"/>
        </table:table-row>
        <table:table-row>
          <table:table-cell office:value="0.0286221206188201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186545848846435" office:value-type="float"/>
          <table:table-cell office:value="-0.05" office:value-type="float"/>
          <table:table-cell office:value="0.05762714000715571" office:value-type="float"/>
          <table:table-cell office:value="56" office:value-type="float"/>
          <table:table-cell office:value="-0.003051656484603882" office:value-type="float"/>
          <table:table-cell office:value="-0.0038696879148483274" office:value-type="float"/>
          <table:table-cell office:value="0.006255826950073243" office:value-type="float"/>
          <table:table-cell office:value="0.009761652946472169" office:value-type="float"/>
          <table:table-cell office:value="0.0006098771095275884" office:value-type="float"/>
          <table:table-cell office:value="-0.0077644455432891845" office:value-type="float"/>
        </table:table-row>
        <table:table-row>
          <table:table-cell office:value="0.0252665525674819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3030757904052724" office:value-type="float"/>
          <table:table-cell office:value="-0.05" office:value-type="float"/>
          <table:table-cell office:value="0.05838485757169015" office:value-type="float"/>
          <table:table-cell office:value="57" office:value-type="float"/>
          <table:table-cell office:value="-0.0033555680513381956" office:value-type="float"/>
          <table:table-cell office:value="-0.004199142456054687" office:value-type="float"/>
          <table:table-cell office:value="0.006041436195373536" office:value-type="float"/>
          <table:table-cell office:value="0.009757063388824464" office:value-type="float"/>
          <table:table-cell office:value="0.0011652994155883795" office:value-type="float"/>
          <table:table-cell office:value="-0.007682170867919922" office:value-type="float"/>
        </table:table-row>
        <table:table-row>
          <table:table-cell office:value="0.0219075620174407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4197996854782096" office:value-type="float"/>
          <table:table-cell office:value="-0.05" office:value-type="float"/>
          <table:table-cell office:value="0.0590772541252749" office:value-type="float"/>
          <table:table-cell office:value="58" office:value-type="float"/>
          <table:table-cell office:value="-0.0033589905500411984" office:value-type="float"/>
          <table:table-cell office:value="-0.004202176928520203" office:value-type="float"/>
          <table:table-cell office:value="0.006044061183929443" office:value-type="float"/>
          <table:table-cell office:value="0.009757755994796754" office:value-type="float"/>
          <table:table-cell office:value="0.0011672389507293695" office:value-type="float"/>
          <table:table-cell office:value="-0.007685182094573974" office:value-type="float"/>
        </table:table-row>
        <table:table-row>
          <table:table-cell office:value="0.01837214171886443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596511602401732" office:value-type="float"/>
          <table:table-cell office:value="-0.05" office:value-type="float"/>
          <table:table-cell office:value="0.059734375769122515" office:value-type="float"/>
          <table:table-cell office:value="59" office:value-type="float"/>
          <table:table-cell office:value="-0.0035354202985763547" office:value-type="float"/>
          <table:table-cell office:value="-0.004494577050209046" office:value-type="float"/>
          <table:table-cell office:value="0.0058336627483367934" office:value-type="float"/>
          <table:table-cell office:value="0.009750818014144897" office:value-type="float"/>
          <table:table-cell office:value="0.0017671191692352293" office:value-type="float"/>
          <table:table-cell office:value="-0.0075781685113906865" office:value-type="float"/>
        </table:table-row>
        <table:table-row>
          <table:table-cell office:value="0.01483308613300322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773430824279784" office:value-type="float"/>
          <table:table-cell office:value="-0.05" office:value-type="float"/>
          <table:table-cell office:value="0.06031337878915478" office:value-type="float"/>
          <table:table-cell office:value="60" office:value-type="float"/>
          <table:table-cell office:value="-0.003539055585861206" office:value-type="float"/>
          <table:table-cell office:value="-0.0044977408647537236" office:value-type="float"/>
          <table:table-cell office:value="0.005835759639739991" office:value-type="float"/>
          <table:table-cell office:value="0.009751451015472411" office:value-type="float"/>
          <table:table-cell office:value="0.0017691922187805173" office:value-type="float"/>
          <table:table-cell office:value="-0.007580947875976563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504126310348511" office:value-type="float"/>
          <table:table-cell office:value="-0.0057002055644989015" office:value-type="float"/>
          <table:table-cell office:value="0.007152810096740724" office:value-type="float"/>
          <table:table-cell office:value="0.009944198131561279" office:value-type="float"/>
          <table:table-cell office:value="0.00355706810951233" office:value-type="float"/>
          <table:table-cell office:value="-0.008665440082550048" office:value-type="float"/>
          <table:table-cell office:value="0.08051397745010547" office:value-type="float"/>
          <table:table-cell office:value="1" office:value-type="float"/>
          <table:table-cell office:value="-0.004504126310348511" office:value-type="float"/>
          <table:table-cell office:value="-0.0057002055644989015" office:value-type="float"/>
          <table:table-cell office:value="0.007152810096740724" office:value-type="float"/>
          <table:table-cell office:value="0.009944198131561279" office:value-type="float"/>
          <table:table-cell office:value="0.00355706810951233" office:value-type="float"/>
          <table:table-cell office:value="-0.008665440082550048" office:value-type="float"/>
        </table:table-row>
        <table:table-row>
          <table:table-cell office:value="-0.008468796014785767" office:value-type="float"/>
          <table:table-cell office:value="-0.010711581707000734" office:value-type="float"/>
          <table:table-cell office:value="0.0129767382144928" office:value-type="float"/>
          <table:table-cell office:value="0.01974412679672241" office:value-type="float"/>
          <table:table-cell office:value="0.006005816459655762" office:value-type="float"/>
          <table:table-cell office:value="-0.016385565400123595" office:value-type="float"/>
          <table:table-cell office:value="0.4859160961184865" office:value-type="float"/>
          <table:table-cell office:value="2" office:value-type="float"/>
          <table:table-cell office:value="-0.003964669704437256" office:value-type="float"/>
          <table:table-cell office:value="-0.005011376142501831" office:value-type="float"/>
          <table:table-cell office:value="0.005823928117752076" office:value-type="float"/>
          <table:table-cell office:value="0.009799928665161132" office:value-type="float"/>
          <table:table-cell office:value="0.002448748350143432" office:value-type="float"/>
          <table:table-cell office:value="-0.007720125317573547" office:value-type="float"/>
        </table:table-row>
        <table:table-row>
          <table:table-cell office:value="-0.012287792563438416" office:value-type="float"/>
          <table:table-cell office:value="-0.015792967677116396" office:value-type="float"/>
          <table:table-cell office:value="0.01850147128105164" office:value-type="float"/>
          <table:table-cell office:value="0.029515066146850587" office:value-type="float"/>
          <table:table-cell office:value="0.008992005586624146" office:value-type="float"/>
          <table:table-cell office:value="-0.02385908246040344" office:value-type="float"/>
          <table:table-cell office:value="0.09321691276201562" office:value-type="float"/>
          <table:table-cell office:value="3" office:value-type="float"/>
          <table:table-cell office:value="-0.003818996548652649" office:value-type="float"/>
          <table:table-cell office:value="-0.005081385970115661" office:value-type="float"/>
          <table:table-cell office:value="0.005524733066558839" office:value-type="float"/>
          <table:table-cell office:value="0.009770939350128174" office:value-type="float"/>
          <table:table-cell office:value="0.002986189126968384" office:value-type="float"/>
          <table:table-cell office:value="-0.007473517060279846" office:value-type="float"/>
        </table:table-row>
        <table:table-row>
          <table:table-cell office:value="-0.015956727862358095" office:value-type="float"/>
          <table:table-cell office:value="-0.02080393671989441" office:value-type="float"/>
          <table:table-cell office:value="0.024010330438613895" office:value-type="float"/>
          <table:table-cell office:value="0.039271042346954346" office:value-type="float"/>
          <table:table-cell office:value="0.012026897668838502" office:value-type="float"/>
          <table:table-cell office:value="-0.03125477790832519" office:value-type="float"/>
          <table:table-cell office:value="0.0907880963058915" office:value-type="float"/>
          <table:table-cell office:value="4" office:value-type="float"/>
          <table:table-cell office:value="-0.003668935298919678" office:value-type="float"/>
          <table:table-cell office:value="-0.005010969042778015" office:value-type="float"/>
          <table:table-cell office:value="0.005508859157562256" office:value-type="float"/>
          <table:table-cell office:value="0.009755976200103761" office:value-type="float"/>
          <table:table-cell office:value="0.003034892082214356" office:value-type="float"/>
          <table:table-cell office:value="-0.0073956954479217525" office:value-type="float"/>
        </table:table-row>
        <table:table-row>
          <table:table-cell office:value="-0.019544380307197573" office:value-type="float"/>
          <table:table-cell office:value="-0.02590795457363129" office:value-type="float"/>
          <table:table-cell office:value="0.029246507883071905" office:value-type="float"/>
          <table:table-cell office:value="0.04900921821594238" office:value-type="float"/>
          <table:table-cell office:value="0.015578948259353638" office:value-type="float"/>
          <table:table-cell office:value="-0.03846285820007324" office:value-type="float"/>
          <table:table-cell office:value="0.08808729991257559" office:value-type="float"/>
          <table:table-cell office:value="5" office:value-type="float"/>
          <table:table-cell office:value="-0.003587652444839478" office:value-type="float"/>
          <table:table-cell office:value="-0.005104017853736878" office:value-type="float"/>
          <table:table-cell office:value="0.0052361774444580084" office:value-type="float"/>
          <table:table-cell office:value="0.009738175868988038" office:value-type="float"/>
          <table:table-cell office:value="0.003552050590515136" office:value-type="float"/>
          <table:table-cell office:value="-0.007208080291748047" office:value-type="float"/>
        </table:table-row>
        <table:table-row>
          <table:table-cell office:value="-0.023117721676826478" office:value-type="float"/>
          <table:table-cell office:value="-0.030997937917709353" office:value-type="float"/>
          <table:table-cell office:value="0.0344680941104889" office:value-type="float"/>
          <table:table-cell office:value="0.05" office:value-type="float"/>
          <table:table-cell office:value="0.019120277166366578" office:value-type="float"/>
          <table:table-cell office:value="-0.04565502405166626" office:value-type="float"/>
          <table:table-cell office:value="0.08510926816860942" office:value-type="float"/>
          <table:table-cell office:value="6" office:value-type="float"/>
          <table:table-cell office:value="-0.0035733413696289063" office:value-type="float"/>
          <table:table-cell office:value="-0.005089983344078064" office:value-type="float"/>
          <table:table-cell office:value="0.005221586227416992" office:value-type="float"/>
          <table:table-cell office:value="0.009734272956848146" office:value-type="float"/>
          <table:table-cell office:value="0.0035413289070129403" office:value-type="float"/>
          <table:table-cell office:value="-0.007192165851593018" office:value-type="float"/>
        </table:table-row>
        <table:table-row>
          <table:table-cell office:value="-0.02658613979816437" office:value-type="float"/>
          <table:table-cell office:value="-0.03613698720932007" office:value-type="float"/>
          <table:table-cell office:value="0.0393795394897461" office:value-type="float"/>
          <table:table-cell office:value="0.05" office:value-type="float"/>
          <table:table-cell office:value="0.023096772432327273" office:value-type="float"/>
          <table:table-cell office:value="-0.05" office:value-type="float"/>
          <table:table-cell office:value="0.08198899609404271" office:value-type="float"/>
          <table:table-cell office:value="7" office:value-type="float"/>
          <table:table-cell office:value="-0.0034684181213378903" office:value-type="float"/>
          <table:table-cell office:value="-0.005139049291610718" office:value-type="float"/>
          <table:table-cell office:value="0.004911445379257202" office:value-type="float"/>
          <table:table-cell office:value="0.009716291427612303" office:value-type="float"/>
          <table:table-cell office:value="0.003976495265960693" office:value-type="float"/>
          <table:table-cell office:value="-0.007013375759124757" office:value-type="float"/>
        </table:table-row>
        <table:table-row>
          <table:table-cell office:value="-0.030053376555442813" office:value-type="float"/>
          <table:table-cell office:value="-0.041276053190231324" office:value-type="float"/>
          <table:table-cell office:value="0.044291660785675056" office:value-type="float"/>
          <table:table-cell office:value="0.05" office:value-type="float"/>
          <table:table-cell office:value="0.027074654102325443" office:value-type="float"/>
          <table:table-cell office:value="-0.05" office:value-type="float"/>
          <table:table-cell office:value="0.07880387968321614" office:value-type="float"/>
          <table:table-cell office:value="8" office:value-type="float"/>
          <table:table-cell office:value="-0.0034672367572784425" office:value-type="float"/>
          <table:table-cell office:value="-0.005139065980911255" office:value-type="float"/>
          <table:table-cell office:value="0.004912121295928955" office:value-type="float"/>
          <table:table-cell office:value="0.0097161602973938" office:value-type="float"/>
          <table:table-cell office:value="0.003977881669998169" office:value-type="float"/>
          <table:table-cell office:value="-0.007013013362884521" office:value-type="float"/>
        </table:table-row>
        <table:table-row>
          <table:table-cell office:value="-0.03339335381984711" office:value-type="float"/>
          <table:table-cell office:value="-0.04644191682338715" office:value-type="float"/>
          <table:table-cell office:value="0.04888153791427613" office:value-type="float"/>
          <table:table-cell office:value="0.05" office:value-type="float"/>
          <table:table-cell office:value="0.03143779039382935" office:value-type="float"/>
          <table:table-cell office:value="-0.05" office:value-type="float"/>
          <table:table-cell office:value="0.07559252500430534" office:value-type="float"/>
          <table:table-cell office:value="9" office:value-type="float"/>
          <table:table-cell office:value="-0.003339977264404297" office:value-type="float"/>
          <table:table-cell office:value="-0.005165863633155823" office:value-type="float"/>
          <table:table-cell office:value="0.004589877128601075" office:value-type="float"/>
          <table:table-cell office:value="0.00970168948173523" office:value-type="float"/>
          <table:table-cell office:value="0.004363136291503906" office:value-type="float"/>
          <table:table-cell office:value="-0.006855191588401794" office:value-type="float"/>
        </table:table-row>
        <table:table-row>
          <table:table-cell office:value="-0.03673873126506805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580925226211548" office:value-type="float"/>
          <table:table-cell office:value="-0.05" office:value-type="float"/>
          <table:table-cell office:value="0.07314730805702911" office:value-type="float"/>
          <table:table-cell office:value="10" office:value-type="float"/>
          <table:table-cell office:value="-0.003345377445220947" office:value-type="float"/>
          <table:table-cell office:value="-0.005172410607337952" office:value-type="float"/>
          <table:table-cell office:value="0.004597681760787963" office:value-type="float"/>
          <table:table-cell office:value="0.009703853130340575" office:value-type="float"/>
          <table:table-cell office:value="0.004371461868286132" office:value-type="float"/>
          <table:table-cell office:value="-0.006863105297088623" office:value-type="float"/>
        </table:table-row>
        <table:table-row>
          <table:table-cell office:value="-0.0399176710844039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053273081779481" office:value-type="float"/>
          <table:table-cell office:value="-0.05" office:value-type="float"/>
          <table:table-cell office:value="0.07241490740370841" office:value-type="float"/>
          <table:table-cell office:value="11" office:value-type="float"/>
          <table:table-cell office:value="-0.003178939819335937" office:value-type="float"/>
          <table:table-cell office:value="-0.00519841730594635" office:value-type="float"/>
          <table:table-cell office:value="0.00427312970161438" office:value-type="float"/>
          <table:table-cell office:value="0.009692783355712891" office:value-type="float"/>
          <table:table-cell office:value="0.004723478555679322" office:value-type="float"/>
          <table:table-cell office:value="-0.006731829643249512" office:value-type="float"/>
        </table:table-row>
        <table:table-row>
          <table:table-cell office:value="-0.0430979841947555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4525554060935975" office:value-type="float"/>
          <table:table-cell office:value="-0.05" office:value-type="float"/>
          <table:table-cell office:value="0.0715966423679678" office:value-type="float"/>
          <table:table-cell office:value="12" office:value-type="float"/>
          <table:table-cell office:value="-0.0031803131103515627" office:value-type="float"/>
          <table:table-cell office:value="-0.005199034810066223" office:value-type="float"/>
          <table:table-cell office:value="0.0042707777023315435" office:value-type="float"/>
          <table:table-cell office:value="0.009692505598068236" office:value-type="float"/>
          <table:table-cell office:value="0.004722809791564942" office:value-type="float"/>
          <table:table-cell office:value="-0.00673096239566803" office:value-type="float"/>
        </table:table-row>
        <table:table-row>
          <table:table-cell office:value="-0.0460765182971954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75917120422592" office:value-type="float"/>
          <table:table-cell office:value="13" office:value-type="float"/>
          <table:table-cell office:value="-0.00297853410243988" office:value-type="float"/>
          <table:table-cell office:value="-0.005228923559188843" office:value-type="float"/>
          <table:table-cell office:value="0.003978184461593629" office:value-type="float"/>
          <table:table-cell office:value="0.009684422016143798" office:value-type="float"/>
          <table:table-cell office:value="0.005049226284027099" office:value-type="float"/>
          <table:table-cell office:value="-0.006626663208007812" office:value-type="float"/>
        </table:table-row>
        <table:table-row>
          <table:table-cell office:value="-0.0490571928024292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85821642396063" office:value-type="float"/>
          <table:table-cell office:value="14" office:value-type="float"/>
          <table:table-cell office:value="-0.0029806745052337645" office:value-type="float"/>
          <table:table-cell office:value="-0.0052303093671798705" office:value-type="float"/>
          <table:table-cell office:value="0.003976538181304931" office:value-type="float"/>
          <table:table-cell office:value="0.009684412479400635" office:value-type="float"/>
          <table:table-cell office:value="0.005049418210983276" office:value-type="float"/>
          <table:table-cell office:value="-0.0066266393661499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328868" office:value-type="float"/>
          <table:table-cell office:value="15" office:value-type="float"/>
          <table:table-cell office:value="-0.0027428871393203732" office:value-type="float"/>
          <table:table-cell office:value="-0.005290713906288147" office:value-type="float"/>
          <table:table-cell office:value="0.0037672138214111337" office:value-type="float"/>
          <table:table-cell office:value="0.009683551788330079" office:value-type="float"/>
          <table:table-cell office:value="0.005363619327545166" office:value-type="float"/>
          <table:table-cell office:value="-0.0065544998645782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16124" office:value-type="float"/>
          <table:table-cell office:value="16" office:value-type="float"/>
          <table:table-cell office:value="-0.002744933962821961" office:value-type="float"/>
          <table:table-cell office:value="-0.005293081402778625" office:value-type="float"/>
          <table:table-cell office:value="0.003768987655639648" office:value-type="float"/>
          <table:table-cell office:value="0.009684245586395265" office:value-type="float"/>
          <table:table-cell office:value="0.005366076231002808" office:value-type="float"/>
          <table:table-cell office:value="-0.0065571749210357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5460335" office:value-type="float"/>
          <table:table-cell office:value="17" office:value-type="float"/>
          <table:table-cell office:value="-0.002433558702468872" office:value-type="float"/>
          <table:table-cell office:value="-0.005357040762901306" office:value-type="float"/>
          <table:table-cell office:value="0.0036603653430938715" office:value-type="float"/>
          <table:table-cell office:value="0.00968538761138916" office:value-type="float"/>
          <table:table-cell office:value="0.00566443920135498" office:value-type="float"/>
          <table:table-cell office:value="-0.006479537487030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591285" office:value-type="float"/>
          <table:table-cell office:value="18" office:value-type="float"/>
          <table:table-cell office:value="-0.002433558702468872" office:value-type="float"/>
          <table:table-cell office:value="-0.005357040762901306" office:value-type="float"/>
          <table:table-cell office:value="0.0036603653430938715" office:value-type="float"/>
          <table:table-cell office:value="0.00968538761138916" office:value-type="float"/>
          <table:table-cell office:value="0.00566443920135498" office:value-type="float"/>
          <table:table-cell office:value="-0.006479537487030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853691" office:value-type="float"/>
          <table:table-cell office:value="19" office:value-type="float"/>
          <table:table-cell office:value="-0.0020443892478942873" office:value-type="float"/>
          <table:table-cell office:value="-0.005425258874893189" office:value-type="float"/>
          <table:table-cell office:value="0.0036437296867370614" office:value-type="float"/>
          <table:table-cell office:value="0.00969016432762146" office:value-type="float"/>
          <table:table-cell office:value="0.005973398685455324" office:value-type="float"/>
          <table:table-cell office:value="-0.006398900747299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258552" office:value-type="float"/>
          <table:table-cell office:value="20" office:value-type="float"/>
          <table:table-cell office:value="-0.0020443892478942873" office:value-type="float"/>
          <table:table-cell office:value="-0.005425258874893189" office:value-type="float"/>
          <table:table-cell office:value="0.0036437296867370614" office:value-type="float"/>
          <table:table-cell office:value="0.00969016432762146" office:value-type="float"/>
          <table:table-cell office:value="0.005973398685455324" office:value-type="float"/>
          <table:table-cell office:value="-0.0063989007472991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800487" office:value-type="float"/>
          <table:table-cell office:value="21" office:value-type="float"/>
          <table:table-cell office:value="-0.0015727299451828002" office:value-type="float"/>
          <table:table-cell office:value="-0.005472105741500854" office:value-type="float"/>
          <table:table-cell office:value="0.0036923480033874516" office:value-type="float"/>
          <table:table-cell office:value="0.009695972204208375" office:value-type="float"/>
          <table:table-cell office:value="0.006286830902099609" office:value-type="float"/>
          <table:table-cell office:value="-0.006294981241226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906874" office:value-type="float"/>
          <table:table-cell office:value="22" office:value-type="float"/>
          <table:table-cell office:value="-0.0015727299451828002" office:value-type="float"/>
          <table:table-cell office:value="-0.005472105741500854" office:value-type="float"/>
          <table:table-cell office:value="0.0036923480033874516" office:value-type="float"/>
          <table:table-cell office:value="0.009695972204208375" office:value-type="float"/>
          <table:table-cell office:value="0.006286830902099609" office:value-type="float"/>
          <table:table-cell office:value="-0.006294981241226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854871" office:value-type="float"/>
          <table:table-cell office:value="23" office:value-type="float"/>
          <table:table-cell office:value="-0.0010786300897598269" office:value-type="float"/>
          <table:table-cell office:value="-0.0054917484521865845" office:value-type="float"/>
          <table:table-cell office:value="0.003788712024688721" office:value-type="float"/>
          <table:table-cell office:value="0.009699807167053221" office:value-type="float"/>
          <table:table-cell office:value="0.006580419540405275" office:value-type="float"/>
          <table:table-cell office:value="-0.0061464452743530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905697" office:value-type="float"/>
          <table:table-cell office:value="24" office:value-type="float"/>
          <table:table-cell office:value="-0.0010786300897598269" office:value-type="float"/>
          <table:table-cell office:value="-0.0054917484521865845" office:value-type="float"/>
          <table:table-cell office:value="0.003788712024688721" office:value-type="float"/>
          <table:table-cell office:value="0.009699807167053221" office:value-type="float"/>
          <table:table-cell office:value="0.006580419540405275" office:value-type="float"/>
          <table:table-cell office:value="-0.0061464452743530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591283" office:value-type="float"/>
          <table:table-cell office:value="25" office:value-type="float"/>
          <table:table-cell office:value="-0.0006330424547195436" office:value-type="float"/>
          <table:table-cell office:value="-0.005505150556564331" office:value-type="float"/>
          <table:table-cell office:value="0.0039059281349182132" office:value-type="float"/>
          <table:table-cell office:value="0.009704284667968749" office:value-type="float"/>
          <table:table-cell office:value="0.006846681833267211" office:value-type="float"/>
          <table:table-cell office:value="-0.005973685979843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275675" office:value-type="float"/>
          <table:table-cell office:value="26" office:value-type="float"/>
          <table:table-cell office:value="-0.0006330424547195436" office:value-type="float"/>
          <table:table-cell office:value="-0.005505150556564331" office:value-type="float"/>
          <table:table-cell office:value="0.0039059281349182132" office:value-type="float"/>
          <table:table-cell office:value="0.009704284667968749" office:value-type="float"/>
          <table:table-cell office:value="0.006846681833267211" office:value-type="float"/>
          <table:table-cell office:value="-0.005973685979843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0974987" office:value-type="float"/>
          <table:table-cell office:value="27" office:value-type="float"/>
          <table:table-cell office:value="-0.0003099370002746585" office:value-type="float"/>
          <table:table-cell office:value="-0.005531775951385498" office:value-type="float"/>
          <table:table-cell office:value="0.004032790660858154" office:value-type="float"/>
          <table:table-cell office:value="0.00971240758895874" office:value-type="float"/>
          <table:table-cell office:value="0.007087167501449587" office:value-type="float"/>
          <table:table-cell office:value="-0.005808143615722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48489" office:value-type="float"/>
          <table:table-cell office:value="28" office:value-type="float"/>
          <table:table-cell office:value="-0.0003099370002746585" office:value-type="float"/>
          <table:table-cell office:value="-0.005531775951385498" office:value-type="float"/>
          <table:table-cell office:value="0.004032790660858154" office:value-type="float"/>
          <table:table-cell office:value="0.00971240758895874" office:value-type="float"/>
          <table:table-cell office:value="0.007087167501449587" office:value-type="float"/>
          <table:table-cell office:value="-0.005808143615722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5116094" office:value-type="float"/>
          <table:table-cell office:value="29" office:value-type="float"/>
          <table:table-cell office:value="-0.00013127624988555978" office:value-type="float"/>
          <table:table-cell office:value="-0.005545015335083008" office:value-type="float"/>
          <table:table-cell office:value="0.004117106199264526" office:value-type="float"/>
          <table:table-cell office:value="0.00972154140472412" office:value-type="float"/>
          <table:table-cell office:value="0.007279243469238283" office:value-type="float"/>
          <table:table-cell office:value="-0.0056513690948486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4004474" office:value-type="float"/>
          <table:table-cell office:value="30" office:value-type="float"/>
          <table:table-cell office:value="-0.00013127624988555978" office:value-type="float"/>
          <table:table-cell office:value="-0.005545015335083008" office:value-type="float"/>
          <table:table-cell office:value="0.004117106199264526" office:value-type="float"/>
          <table:table-cell office:value="0.00972154140472412" office:value-type="float"/>
          <table:table-cell office:value="0.007279243469238283" office:value-type="float"/>
          <table:table-cell office:value="-0.0056513690948486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2170477" office:value-type="float"/>
          <table:table-cell office:value="31" office:value-type="float"/>
          <table:table-cell office:value="-8.186459541320752e-05" office:value-type="float"/>
          <table:table-cell office:value="-0.005507371425628662" office:value-type="float"/>
          <table:table-cell office:value="0.004140309095382691" office:value-type="float"/>
          <table:table-cell office:value="0.009725855588912964" office:value-type="float"/>
          <table:table-cell office:value="0.0073948812484741205" office:value-type="float"/>
          <table:table-cell office:value="-0.005461652874946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769695" office:value-type="float"/>
          <table:table-cell office:value="32" office:value-type="float"/>
          <table:table-cell office:value="-8.186459541320752e-05" office:value-type="float"/>
          <table:table-cell office:value="-0.005507371425628662" office:value-type="float"/>
          <table:table-cell office:value="0.004140309095382691" office:value-type="float"/>
          <table:table-cell office:value="0.009725855588912964" office:value-type="float"/>
          <table:table-cell office:value="0.0073948812484741205" office:value-type="float"/>
          <table:table-cell office:value="-0.005461652874946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960077" office:value-type="float"/>
          <table:table-cell office:value="33" office:value-type="float"/>
          <table:table-cell office:value="-8.399546146392774e-05" office:value-type="float"/>
          <table:table-cell office:value="-0.005417063236236573" office:value-type="float"/>
          <table:table-cell office:value="0.00411491870880127" office:value-type="float"/>
          <table:table-cell office:value="0.009725617170333862" office:value-type="float"/>
          <table:table-cell office:value="0.007450920343399047" office:value-type="float"/>
          <table:table-cell office:value="-0.005241222381591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960076" office:value-type="float"/>
          <table:table-cell office:value="34" office:value-type="float"/>
          <table:table-cell office:value="-8.399546146392774e-05" office:value-type="float"/>
          <table:table-cell office:value="-0.005417063236236573" office:value-type="float"/>
          <table:table-cell office:value="0.00411491870880127" office:value-type="float"/>
          <table:table-cell office:value="0.009725617170333862" office:value-type="float"/>
          <table:table-cell office:value="0.007450920343399047" office:value-type="float"/>
          <table:table-cell office:value="-0.0052412223815917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3748478" office:value-type="float"/>
          <table:table-cell office:value="35" office:value-type="float"/>
          <table:table-cell office:value="-6.023228168487542e-05" office:value-type="float"/>
          <table:table-cell office:value="-0.005277770161628724" office:value-type="float"/>
          <table:table-cell office:value="0.004059739112854004" office:value-type="float"/>
          <table:table-cell office:value="0.009723265171051024" office:value-type="float"/>
          <table:table-cell office:value="0.007473392486572266" office:value-type="float"/>
          <table:table-cell office:value="-0.005013162493705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105041854874" office:value-type="float"/>
          <table:table-cell office:value="36" office:value-type="float"/>
          <table:table-cell office:value="-6.023228168487542e-05" office:value-type="float"/>
          <table:table-cell office:value="-0.005277770161628724" office:value-type="float"/>
          <table:table-cell office:value="0.004059739112854004" office:value-type="float"/>
          <table:table-cell office:value="0.009723265171051024" office:value-type="float"/>
          <table:table-cell office:value="0.007473392486572266" office:value-type="float"/>
          <table:table-cell office:value="-0.00501316249370575" office:value-type="float"/>
        </table:table-row>
        <table:table-row>
          <table:table-cell office:value="-0.0499778938293457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6808245483176" office:value-type="float"/>
          <table:table-cell office:value="37" office:value-type="float"/>
          <table:table-cell office:value="2.2106170654297153e-05" office:value-type="float"/>
          <table:table-cell office:value="-0.005096423029899598" office:value-type="float"/>
          <table:table-cell office:value="0.003980354070663453" office:value-type="float"/>
          <table:table-cell office:value="0.009719066619873045" office:value-type="float"/>
          <table:table-cell office:value="0.007476634979248048" office:value-type="float"/>
          <table:table-cell office:value="-0.004778079986572266" office:value-type="float"/>
        </table:table-row>
        <table:table-row>
          <table:table-cell office:value="-0.0499557578563690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57512090359796" office:value-type="float"/>
          <table:table-cell office:value="38" office:value-type="float"/>
          <table:table-cell office:value="2.2135972976684848e-05" office:value-type="float"/>
          <table:table-cell office:value="-0.0050963544845581054" office:value-type="float"/>
          <table:table-cell office:value="0.0039803051948547365" office:value-type="float"/>
          <table:table-cell office:value="0.009719048738479613" office:value-type="float"/>
          <table:table-cell office:value="0.00747657060623169" office:value-type="float"/>
          <table:table-cell office:value="-0.00477800726890564" office:value-type="float"/>
        </table:table-row>
        <table:table-row>
          <table:table-cell office:value="-0.0498366093635559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1295308203033" office:value-type="float"/>
          <table:table-cell office:value="39" office:value-type="float"/>
          <table:table-cell office:value="0.00011914849281311098" office:value-type="float"/>
          <table:table-cell office:value="-0.004875131845474243" office:value-type="float"/>
          <table:table-cell office:value="0.003906908035278321" office:value-type="float"/>
          <table:table-cell office:value="0.009712015390396117" office:value-type="float"/>
          <table:table-cell office:value="0.007445982694625855" office:value-type="float"/>
          <table:table-cell office:value="-0.004521605968475342" office:value-type="float"/>
        </table:table-row>
        <table:table-row>
          <table:table-cell office:value="-0.0497173094749450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650743883204" office:value-type="float"/>
          <table:table-cell office:value="40" office:value-type="float"/>
          <table:table-cell office:value="0.00011929988861083922" office:value-type="float"/>
          <table:table-cell office:value="-0.004874759912490845" office:value-type="float"/>
          <table:table-cell office:value="0.003906638622283935" office:value-type="float"/>
          <table:table-cell office:value="0.009711914062499999" office:value-type="float"/>
          <table:table-cell office:value="0.007445627450942993" office:value-type="float"/>
          <table:table-cell office:value="-0.0045212143659591674" office:value-type="float"/>
        </table:table-row>
        <table:table-row>
          <table:table-cell office:value="-0.049479936361312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7256692731541" office:value-type="float"/>
          <table:table-cell office:value="41" office:value-type="float"/>
          <table:table-cell office:value="0.00023737311363220166" office:value-type="float"/>
          <table:table-cell office:value="-0.00462630569934845" office:value-type="float"/>
          <table:table-cell office:value="0.0038367402553558354" office:value-type="float"/>
          <table:table-cell office:value="0.009700608253479003" office:value-type="float"/>
          <table:table-cell office:value="0.007384966611862184" office:value-type="float"/>
          <table:table-cell office:value="-0.004239905476570129" office:value-type="float"/>
        </table:table-row>
        <table:table-row>
          <table:table-cell office:value="-0.0492422747611999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80032665834522" office:value-type="float"/>
          <table:table-cell office:value="42" office:value-type="float"/>
          <table:table-cell office:value="0.00023766160011291435" office:value-type="float"/>
          <table:table-cell office:value="-0.004625558853149414" office:value-type="float"/>
          <table:table-cell office:value="0.003836199045181274" office:value-type="float"/>
          <table:table-cell office:value="0.009700393676757813" office:value-type="float"/>
          <table:table-cell office:value="0.007384233474731444" office:value-type="float"/>
          <table:table-cell office:value="-0.00423912525177002" office:value-type="float"/>
        </table:table-row>
        <table:table-row>
          <table:table-cell office:value="-0.0488882505893707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91086519091341" office:value-type="float"/>
          <table:table-cell office:value="43" office:value-type="float"/>
          <table:table-cell office:value="0.0003540241718292241" office:value-type="float"/>
          <table:table-cell office:value="-0.0043731510639190676" office:value-type="float"/>
          <table:table-cell office:value="0.0037930428981781013" office:value-type="float"/>
          <table:table-cell office:value="0.009688088893890381" office:value-type="float"/>
          <table:table-cell office:value="0.0073094797134399415" office:value-type="float"/>
          <table:table-cell office:value="-0.003944449424743653" office:value-type="float"/>
        </table:table-row>
        <table:table-row>
          <table:table-cell office:value="-0.04853381514549255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02071825373854" office:value-type="float"/>
          <table:table-cell office:value="44" office:value-type="float"/>
          <table:table-cell office:value="0.00035443544387817397" office:value-type="float"/>
          <table:table-cell office:value="-0.004372034072875976" office:value-type="float"/>
          <table:table-cell office:value="0.00379221796989441" office:value-type="float"/>
          <table:table-cell office:value="0.009687746763229371" office:value-type="float"/>
          <table:table-cell office:value="0.007308344841003419" office:value-type="float"/>
          <table:table-cell office:value="-0.003943295478820801" office:value-type="float"/>
        </table:table-row>
        <table:table-row>
          <table:table-cell office:value="-0.0480840408802032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1589335740152" office:value-type="float"/>
          <table:table-cell office:value="45" office:value-type="float"/>
          <table:table-cell office:value="0.00044977426528930615" office:value-type="float"/>
          <table:table-cell office:value="-0.004152588844299317" office:value-type="float"/>
          <table:table-cell office:value="0.0038144040107727043" office:value-type="float"/>
          <table:table-cell office:value="0.009678552150726319" office:value-type="float"/>
          <table:table-cell office:value="0.007238774299621583" office:value-type="float"/>
          <table:table-cell office:value="-0.0036450821161270143" office:value-type="float"/>
        </table:table-row>
        <table:table-row>
          <table:table-cell office:value="-0.0476337718963623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29595347792623" office:value-type="float"/>
          <table:table-cell office:value="46" office:value-type="float"/>
          <table:table-cell office:value="0.00045026898384094294" office:value-type="float"/>
          <table:table-cell office:value="-0.0041511887311935424" office:value-type="float"/>
          <table:table-cell office:value="0.0038133311271667473" office:value-type="float"/>
          <table:table-cell office:value="0.009678103923797607" office:value-type="float"/>
          <table:table-cell office:value="0.007237300872802733" office:value-type="float"/>
          <table:table-cell office:value="-0.0036436796188354494" office:value-type="float"/>
        </table:table-row>
        <table:table-row>
          <table:table-cell office:value="-0.0470981538295745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45716334145946" office:value-type="float"/>
          <table:table-cell office:value="47" office:value-type="float"/>
          <table:table-cell office:value="0.0005356180667877193" office:value-type="float"/>
          <table:table-cell office:value="-0.003951671719551087" office:value-type="float"/>
          <table:table-cell office:value="0.0038841629028320314" office:value-type="float"/>
          <table:table-cell office:value="0.0096717631816864" office:value-type="float"/>
          <table:table-cell office:value="0.007178311347961425" office:value-type="float"/>
          <table:table-cell office:value="-0.0033224928379058842" office:value-type="float"/>
        </table:table-row>
        <table:table-row>
          <table:table-cell office:value="-0.04656199336051941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61656592784721" office:value-type="float"/>
          <table:table-cell office:value="48" office:value-type="float"/>
          <table:table-cell office:value="0.0005361604690551757" office:value-type="float"/>
          <table:table-cell office:value="-0.003950026035308838" office:value-type="float"/>
          <table:table-cell office:value="0.0038828635215759286" office:value-type="float"/>
          <table:table-cell office:value="0.009671211242675783" office:value-type="float"/>
          <table:table-cell office:value="0.007176523208618163" office:value-type="float"/>
          <table:table-cell office:value="-0.0033208817243576046" office:value-type="float"/>
        </table:table-row>
        <table:table-row>
          <table:table-cell office:value="-0.0459087336063385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8080702969213" office:value-type="float"/>
          <table:table-cell office:value="49" office:value-type="float"/>
          <table:table-cell office:value="0.0006532597541809085" office:value-type="float"/>
          <table:table-cell office:value="-0.003710995316505432" office:value-type="float"/>
          <table:table-cell office:value="0.003965362310409545" office:value-type="float"/>
          <table:table-cell office:value="0.009662543535232543" office:value-type="float"/>
          <table:table-cell office:value="0.007116162776947021" office:value-type="float"/>
          <table:table-cell office:value="-0.002942744493484497" office:value-type="float"/>
        </table:table-row>
        <table:table-row>
          <table:table-cell office:value="-0.0452548849582672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099670704293697" office:value-type="float"/>
          <table:table-cell office:value="50" office:value-type="float"/>
          <table:table-cell office:value="0.0006538486480712896" office:value-type="float"/>
          <table:table-cell office:value="-0.0037090694904327393" office:value-type="float"/>
          <table:table-cell office:value="0.0039637994766235345" office:value-type="float"/>
          <table:table-cell office:value="0.009661858081817626" office:value-type="float"/>
          <table:table-cell office:value="0.0071139740943908705" office:value-type="float"/>
          <table:table-cell office:value="-0.002940930128097534" office:value-type="float"/>
        </table:table-row>
        <table:table-row>
          <table:table-cell office:value="-0.0444505357742309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22450086325711" office:value-type="float"/>
          <table:table-cell office:value="51" office:value-type="float"/>
          <table:table-cell office:value="0.0008043491840362543" office:value-type="float"/>
          <table:table-cell office:value="-0.0034043645858764645" office:value-type="float"/>
          <table:table-cell office:value="0.004025270938873291" office:value-type="float"/>
          <table:table-cell office:value="0.009647212028503419" office:value-type="float"/>
          <table:table-cell office:value="0.007037309408187866" office:value-type="float"/>
          <table:table-cell office:value="-0.002500149011611939" office:value-type="float"/>
        </table:table-row>
        <table:table-row>
          <table:table-cell office:value="-0.0436455464363098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44765985650005" office:value-type="float"/>
          <table:table-cell office:value="52" office:value-type="float"/>
          <table:table-cell office:value="0.0008049893379211432" office:value-type="float"/>
          <table:table-cell office:value="-0.00340204119682312" office:value-type="float"/>
          <table:table-cell office:value="0.00402325987815857" office:value-type="float"/>
          <table:table-cell office:value="0.009646313190460205" office:value-type="float"/>
          <table:table-cell office:value="0.0070345187187194815" office:value-type="float"/>
          <table:table-cell office:value="-0.0024980676174163816" office:value-type="float"/>
        </table:table-row>
        <table:table-row>
          <table:table-cell office:value="-0.0427022814750671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70286456748134" office:value-type="float"/>
          <table:table-cell office:value="53" office:value-type="float"/>
          <table:table-cell office:value="0.000943264961242675" office:value-type="float"/>
          <table:table-cell office:value="-0.0030339407920837403" office:value-type="float"/>
          <table:table-cell office:value="0.004034729003906249" office:value-type="float"/>
          <table:table-cell office:value="0.00962350130081177" office:value-type="float"/>
          <table:table-cell office:value="0.0069334101676940905" office:value-type="float"/>
          <table:table-cell office:value="-0.0019998556375503546" office:value-type="float"/>
        </table:table-row>
        <table:table-row>
          <table:table-cell office:value="-0.0417583668231964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95127392014443" office:value-type="float"/>
          <table:table-cell office:value="54" office:value-type="float"/>
          <table:table-cell office:value="0.0009439146518707281" office:value-type="float"/>
          <table:table-cell office:value="-0.0030313169956207274" office:value-type="float"/>
          <table:table-cell office:value="0.004032275676727296" office:value-type="float"/>
          <table:table-cell office:value="0.009622354507446288" office:value-type="float"/>
          <table:table-cell office:value="0.006930000782012941" office:value-type="float"/>
          <table:table-cell office:value="-0.0019976550340652464" office:value-type="float"/>
        </table:table-row>
        <table:table-row>
          <table:table-cell office:value="-0.0407376146316528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21183614411776" office:value-type="float"/>
          <table:table-cell office:value="55" office:value-type="float"/>
          <table:table-cell office:value="0.0010207521915435794" office:value-type="float"/>
          <table:table-cell office:value="-0.002640916109085083" office:value-type="float"/>
          <table:table-cell office:value="0.003992959260940551" office:value-type="float"/>
          <table:table-cell office:value="0.009595062732696535" office:value-type="float"/>
          <table:table-cell office:value="0.0068067371845245365" office:value-type="float"/>
          <table:table-cell office:value="-0.0014818614721298223" office:value-type="float"/>
        </table:table-row>
        <table:table-row>
          <table:table-cell office:value="-0.0397162485122680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46392734899418" office:value-type="float"/>
          <table:table-cell office:value="56" office:value-type="float"/>
          <table:table-cell office:value="0.0010213661193847652" office:value-type="float"/>
          <table:table-cell office:value="-0.0026383173465728757" office:value-type="float"/>
          <table:table-cell office:value="0.003990328311920166" office:value-type="float"/>
          <table:table-cell office:value="0.009593749046325683" office:value-type="float"/>
          <table:table-cell office:value="0.006802995204925536" office:value-type="float"/>
          <table:table-cell office:value="-0.0014798867702484134" office:value-type="float"/>
        </table:table-row>
        <table:table-row>
          <table:table-cell office:value="-0.0386707329750061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71278641509875" office:value-type="float"/>
          <table:table-cell office:value="57" office:value-type="float"/>
          <table:table-cell office:value="0.0010455155372619627" office:value-type="float"/>
          <table:table-cell office:value="-0.00225791335105896" office:value-type="float"/>
          <table:table-cell office:value="0.003931699991226197" office:value-type="float"/>
          <table:table-cell office:value="0.009566580057144164" office:value-type="float"/>
          <table:table-cell office:value="0.006666396856307983" office:value-type="float"/>
          <table:table-cell office:value="-0.0009806376695632932" office:value-type="float"/>
        </table:table-row>
        <table:table-row>
          <table:table-cell office:value="-0.037624627351760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95221948468718" office:value-type="float"/>
          <table:table-cell office:value="58" office:value-type="float"/>
          <table:table-cell office:value="0.0010461056232452387" office:value-type="float"/>
          <table:table-cell office:value="-0.0022554355859756474" office:value-type="float"/>
          <table:table-cell office:value="0.003928931951522828" office:value-type="float"/>
          <table:table-cell office:value="0.009565119743347167" office:value-type="float"/>
          <table:table-cell office:value="0.0066624128818511975" office:value-type="float"/>
          <table:table-cell office:value="-0.0009789663553237907" office:value-type="float"/>
        </table:table-row>
        <table:table-row>
          <table:table-cell office:value="-0.036637142896652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16922191282789" office:value-type="float"/>
          <table:table-cell office:value="59" office:value-type="float"/>
          <table:table-cell office:value="0.000987484455108642" office:value-type="float"/>
          <table:table-cell office:value="-0.0019214189052581786" office:value-type="float"/>
          <table:table-cell office:value="0.003858376741409302" office:value-type="float"/>
          <table:table-cell office:value="0.009542810916900636" office:value-type="float"/>
          <table:table-cell office:value="0.006526974439620971" office:value-type="float"/>
          <table:table-cell office:value="-0.000517441630363465" office:value-type="float"/>
        </table:table-row>
        <table:table-row>
          <table:table-cell office:value="-0.0356490802764892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37736933390601" office:value-type="float"/>
          <table:table-cell office:value="60" office:value-type="float"/>
          <table:table-cell office:value="0.000988062620162964" office:value-type="float"/>
          <table:table-cell office:value="-0.001919254064559936" office:value-type="float"/>
          <table:table-cell office:value="0.003855738639831543" office:value-type="float"/>
          <table:table-cell office:value="0.009541348218917846" office:value-type="float"/>
          <table:table-cell office:value="0.006523118019104003" office:value-type="float"/>
          <table:table-cell office:value="-0.000516194701194763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8258259296417235" office:value-type="float"/>
          <table:table-cell office:value="-0.0016494631767272946" office:value-type="float"/>
          <table:table-cell office:value="0.003680604696273803" office:value-type="float"/>
          <table:table-cell office:value="0.009493188858032226" office:value-type="float"/>
          <table:table-cell office:value="0.006258438825607301" office:value-type="float"/>
          <table:table-cell office:value="-9.563326835632276e-05" office:value-type="float"/>
          <table:table-cell office:value="0.013867912483127558" office:value-type="float"/>
          <table:table-cell office:value="1" office:value-type="float"/>
          <table:table-cell office:value="0.0008258259296417235" office:value-type="float"/>
          <table:table-cell office:value="-0.0016494631767272946" office:value-type="float"/>
          <table:table-cell office:value="0.003680604696273803" office:value-type="float"/>
          <table:table-cell office:value="0.009493188858032226" office:value-type="float"/>
          <table:table-cell office:value="0.006258438825607301" office:value-type="float"/>
          <table:table-cell office:value="-9.563326835632276e-05" office:value-type="float"/>
        </table:table-row>
        <table:table-row>
          <table:table-cell office:value="0.0009036898612976071" office:value-type="float"/>
          <table:table-cell office:value="-0.004366899728775024" office:value-type="float"/>
          <table:table-cell office:value="0.008590072393417358" office:value-type="float"/>
          <table:table-cell office:value="0.01933793306350708" office:value-type="float"/>
          <table:table-cell office:value="0.01360760569572449" office:value-type="float"/>
          <table:table-cell office:value="-0.000493849515914916" office:value-type="float"/>
          <table:table-cell office:value="0.5636537274887964" office:value-type="float"/>
          <table:table-cell office:value="2" office:value-type="float"/>
          <table:table-cell office:value="7.786393165588358e-05" office:value-type="float"/>
          <table:table-cell office:value="-0.0027174365520477297" office:value-type="float"/>
          <table:table-cell office:value="0.004909467697143555" office:value-type="float"/>
          <table:table-cell office:value="0.009844744205474853" office:value-type="float"/>
          <table:table-cell office:value="0.007349166870117189" office:value-type="float"/>
          <table:table-cell office:value="-0.00039821624755859326" office:value-type="float"/>
        </table:table-row>
        <table:table-row>
          <table:table-cell office:value="0.0007650065422058101" office:value-type="float"/>
          <table:table-cell office:value="-0.006753373146057129" office:value-type="float"/>
          <table:table-cell office:value="0.01336983561515808" office:value-type="float"/>
          <table:table-cell office:value="0.029162776470184323" office:value-type="float"/>
          <table:table-cell office:value="0.02072775006294251" office:value-type="float"/>
          <table:table-cell office:value="-0.00036479711532592593" office:value-type="float"/>
          <table:table-cell office:value="0.3735250084229161" office:value-type="float"/>
          <table:table-cell office:value="3" office:value-type="float"/>
          <table:table-cell office:value="-0.00013868331909179694" office:value-type="float"/>
          <table:table-cell office:value="-0.0023864734172821048" office:value-type="float"/>
          <table:table-cell office:value="0.004779763221740722" office:value-type="float"/>
          <table:table-cell office:value="0.009824843406677245" office:value-type="float"/>
          <table:table-cell office:value="0.0071201443672180165" office:value-type="float"/>
          <table:table-cell office:value="0.0001290524005889901" office:value-type="float"/>
        </table:table-row>
        <table:table-row>
          <table:table-cell office:value="0.0007296049594879145" office:value-type="float"/>
          <table:table-cell office:value="-0.00899294376373291" office:value-type="float"/>
          <table:table-cell office:value="0.017985814809799196" office:value-type="float"/>
          <table:table-cell office:value="0.038946346044540406" office:value-type="float"/>
          <table:table-cell office:value="0.027645040750503544" office:value-type="float"/>
          <table:table-cell office:value="-0.0001975834369659403" office:value-type="float"/>
          <table:table-cell office:value="0.08902250985338028" office:value-type="float"/>
          <table:table-cell office:value="4" office:value-type="float"/>
          <table:table-cell office:value="-3.5401582717895647e-05" office:value-type="float"/>
          <table:table-cell office:value="-0.002239570617675781" office:value-type="float"/>
          <table:table-cell office:value="0.004615979194641113" office:value-type="float"/>
          <table:table-cell office:value="0.00978356957435608" office:value-type="float"/>
          <table:table-cell office:value="0.006917290687561034" office:value-type="float"/>
          <table:table-cell office:value="0.00016721367835998563" office:value-type="float"/>
        </table:table-row>
        <table:table-row>
          <table:table-cell office:value="0.0011989736557006837" office:value-type="float"/>
          <table:table-cell office:value="-0.010180726647377014" office:value-type="float"/>
          <table:table-cell office:value="0.021719164848327636" office:value-type="float"/>
          <table:table-cell office:value="0.04849921226501465" office:value-type="float"/>
          <table:table-cell office:value="0.03387295365333558" office:value-type="float"/>
          <table:table-cell office:value="0.00045568227767944607" office:value-type="float"/>
          <table:table-cell office:value="0.08849675726919774" office:value-type="float"/>
          <table:table-cell office:value="5" office:value-type="float"/>
          <table:table-cell office:value="0.00046936869621276925" office:value-type="float"/>
          <table:table-cell office:value="-0.0011877828836441041" office:value-type="float"/>
          <table:table-cell office:value="0.0037333500385284425" office:value-type="float"/>
          <table:table-cell office:value="0.009552866220474245" office:value-type="float"/>
          <table:table-cell office:value="0.006227912902832032" office:value-type="float"/>
          <table:table-cell office:value="0.0006532657146453864" office:value-type="float"/>
        </table:table-row>
        <table:table-row>
          <table:table-cell office:value="0.0016722011566162112" office:value-type="float"/>
          <table:table-cell office:value="-0.011357578635215759" office:value-type="float"/>
          <table:table-cell office:value="0.025424606800079345" office:value-type="float"/>
          <table:table-cell office:value="0.05" office:value-type="float"/>
          <table:table-cell office:value="0.04006579160690308" office:value-type="float"/>
          <table:table-cell office:value="0.001111944913864139" office:value-type="float"/>
          <table:table-cell office:value="0.08813708208888393" office:value-type="float"/>
          <table:table-cell office:value="6" office:value-type="float"/>
          <table:table-cell office:value="0.0004732275009155275" office:value-type="float"/>
          <table:table-cell office:value="-0.0011768519878387444" office:value-type="float"/>
          <table:table-cell office:value="0.003705441951751709" office:value-type="float"/>
          <table:table-cell office:value="0.009539754390716552" office:value-type="float"/>
          <table:table-cell office:value="0.006192837953567504" office:value-type="float"/>
          <table:table-cell office:value="0.0006562626361846929" office:value-type="float"/>
        </table:table-row>
        <table:table-row>
          <table:table-cell office:value="0.001967124938964844" office:value-type="float"/>
          <table:table-cell office:value="-0.012312970161437987" office:value-type="float"/>
          <table:table-cell office:value="0.02906293988227844" office:value-type="float"/>
          <table:table-cell office:value="0.05" office:value-type="float"/>
          <table:table-cell office:value="0.04609989643096924" office:value-type="float"/>
          <table:table-cell office:value="0.002130749225616459" office:value-type="float"/>
          <table:table-cell office:value="-0.06745835521422344" office:value-type="float"/>
          <table:table-cell office:value="7" office:value-type="float"/>
          <table:table-cell office:value="0.0002949237823486328" office:value-type="float"/>
          <table:table-cell office:value="-0.0009553915262222289" office:value-type="float"/>
          <table:table-cell office:value="0.003638333082199097" office:value-type="float"/>
          <table:table-cell office:value="0.009524884223937989" office:value-type="float"/>
          <table:table-cell office:value="0.006034104824066163" office:value-type="float"/>
          <table:table-cell office:value="0.00101880431175232" office:value-type="float"/>
        </table:table-row>
        <table:table-row>
          <table:table-cell office:value="-0.004824683666229248" office:value-type="float"/>
          <table:table-cell office:value="-0.020462990999221803" office:value-type="float"/>
          <table:table-cell office:value="0.03882126212120056" office:value-type="float"/>
          <table:table-cell office:value="0.05" office:value-type="float"/>
          <table:table-cell office:value="0.05" office:value-type="float"/>
          <table:table-cell office:value="0.003091204166412358" office:value-type="float"/>
          <table:table-cell office:value="0.08543984479110175" office:value-type="float"/>
          <table:table-cell office:value="8" office:value-type="float"/>
          <table:table-cell office:value="-0.006791808605194092" office:value-type="float"/>
          <table:table-cell office:value="-0.008150020837783814" office:value-type="float"/>
          <table:table-cell office:value="0.00975832223892212" office:value-type="float"/>
          <table:table-cell office:value="0.009999998807907104" office:value-type="float"/>
          <table:table-cell office:value="0.009896934032440187" office:value-type="float"/>
          <table:table-cell office:value="0.000960454940795899" office:value-type="float"/>
        </table:table-row>
        <table:table-row>
          <table:table-cell office:value="-0.004670023918151855" office:value-type="float"/>
          <table:table-cell office:value="-0.021198116540908814" office:value-type="float"/>
          <table:table-cell office:value="0.04231806635856628" office:value-type="float"/>
          <table:table-cell office:value="0.05" office:value-type="float"/>
          <table:table-cell office:value="0.05" office:value-type="float"/>
          <table:table-cell office:value="0.004436898231506352" office:value-type="float"/>
          <table:table-cell office:value="0.0850747149511134" office:value-type="float"/>
          <table:table-cell office:value="9" office:value-type="float"/>
          <table:table-cell office:value="0.00015465974807739313" office:value-type="float"/>
          <table:table-cell office:value="-0.0007351255416870109" office:value-type="float"/>
          <table:table-cell office:value="0.0034968042373657235" office:value-type="float"/>
          <table:table-cell office:value="0.009461166858673096" office:value-type="float"/>
          <table:table-cell office:value="0.0057618927955627435" office:value-type="float"/>
          <table:table-cell office:value="0.0013456940650939941" office:value-type="float"/>
        </table:table-row>
        <table:table-row>
          <table:table-cell office:value="-0.004514952898025512" office:value-type="float"/>
          <table:table-cell office:value="-0.021933026909828186" office:value-type="float"/>
          <table:table-cell office:value="0.04581299424171448" office:value-type="float"/>
          <table:table-cell office:value="0.05" office:value-type="float"/>
          <table:table-cell office:value="0.05" office:value-type="float"/>
          <table:table-cell office:value="0.005782923698425297" office:value-type="float"/>
          <table:table-cell office:value="0.084707941390097" office:value-type="float"/>
          <table:table-cell office:value="10" office:value-type="float"/>
          <table:table-cell office:value="0.00015507102012634298" office:value-type="float"/>
          <table:table-cell office:value="-0.0007349103689193726" office:value-type="float"/>
          <table:table-cell office:value="0.0034949278831481936" office:value-type="float"/>
          <table:table-cell office:value="0.009459590911865235" office:value-type="float"/>
          <table:table-cell office:value="0.005757641792297362" office:value-type="float"/>
          <table:table-cell office:value="0.0013460254669189452" office:value-type="float"/>
        </table:table-row>
        <table:table-row>
          <table:table-cell office:value="-0.004556049108505249" office:value-type="float"/>
          <table:table-cell office:value="-0.022540408968925476" office:value-type="float"/>
          <table:table-cell office:value="0.0493303644657135" office:value-type="float"/>
          <table:table-cell office:value="0.05" office:value-type="float"/>
          <table:table-cell office:value="0.05" office:value-type="float"/>
          <table:table-cell office:value="0.00744534015655518" office:value-type="float"/>
          <table:table-cell office:value="0.08444380018123465" office:value-type="float"/>
          <table:table-cell office:value="11" office:value-type="float"/>
          <table:table-cell office:value="-4.109621047973695e-05" office:value-type="float"/>
          <table:table-cell office:value="-0.0006073820590972896" office:value-type="float"/>
          <table:table-cell office:value="0.003517370223999023" office:value-type="float"/>
          <table:table-cell office:value="0.009471246004104613" office:value-type="float"/>
          <table:table-cell office:value="0.005679693222045897" office:value-type="float"/>
          <table:table-cell office:value="0.0016624164581298829" office:value-type="float"/>
        </table:table-row>
        <table:table-row>
          <table:table-cell office:value="-0.004597044587135315" office:value-type="float"/>
          <table:table-cell office:value="-0.0231475925445556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9108549356460575" office:value-type="float"/>
          <table:table-cell office:value="0.08417728377105065" office:value-type="float"/>
          <table:table-cell office:value="12" office:value-type="float"/>
          <table:table-cell office:value="-4.0995478630066404e-05" office:value-type="float"/>
          <table:table-cell office:value="-0.0006071835756301883" office:value-type="float"/>
          <table:table-cell office:value="0.0035171020030975338" office:value-type="float"/>
          <table:table-cell office:value="0.00947073221206665" office:value-type="float"/>
          <table:table-cell office:value="0.005678158998489379" office:value-type="float"/>
          <table:table-cell office:value="0.0016632091999053949" office:value-type="float"/>
        </table:table-row>
        <table:table-row>
          <table:table-cell office:value="-0.004888354539871216" office:value-type="float"/>
          <table:table-cell office:value="-0.0236747509241104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1096827983856205" office:value-type="float"/>
          <table:table-cell office:value="0.0840012824141581" office:value-type="float"/>
          <table:table-cell office:value="13" office:value-type="float"/>
          <table:table-cell office:value="-0.0002913099527359006" office:value-type="float"/>
          <table:table-cell office:value="-0.0005271583795547485" office:value-type="float"/>
          <table:table-cell office:value="0.0035638511180877686" office:value-type="float"/>
          <table:table-cell office:value="0.009493286609649659" office:value-type="float"/>
          <table:table-cell office:value="0.005634686946868897" office:value-type="float"/>
          <table:table-cell office:value="0.00198827862739563" office:value-type="float"/>
        </table:table-row>
        <table:table-row>
          <table:table-cell office:value="-0.005181330442428589" office:value-type="float"/>
          <table:table-cell office:value="-0.02420274496078491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3086333274841313" office:value-type="float"/>
          <table:table-cell office:value="0.08382034098126477" office:value-type="float"/>
          <table:table-cell office:value="14" office:value-type="float"/>
          <table:table-cell office:value="-0.00029297590255737346" office:value-type="float"/>
          <table:table-cell office:value="-0.0005279940366744989" office:value-type="float"/>
          <table:table-cell office:value="0.003568067550659179" office:value-type="float"/>
          <table:table-cell office:value="0.009496040344238283" office:value-type="float"/>
          <table:table-cell office:value="0.005641425848007203" office:value-type="float"/>
          <table:table-cell office:value="0.0019895052909851083" office:value-type="float"/>
        </table:table-row>
        <table:table-row>
          <table:table-cell office:value="-0.005781351327896118" office:value-type="float"/>
          <table:table-cell office:value="-0.02470359027385712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5423378944396977" office:value-type="float"/>
          <table:table-cell office:value="0.08370994649456587" office:value-type="float"/>
          <table:table-cell office:value="15" office:value-type="float"/>
          <table:table-cell office:value="-0.0006000208854675289" office:value-type="float"/>
          <table:table-cell office:value="-0.0005008453130722051" office:value-type="float"/>
          <table:table-cell office:value="0.0036486113071441655" office:value-type="float"/>
          <table:table-cell office:value="0.009526082277297973" office:value-type="float"/>
          <table:table-cell office:value="0.005607049465179443" office:value-type="float"/>
          <table:table-cell office:value="0.002337045669555664" office:value-type="float"/>
        </table:table-row>
        <table:table-row>
          <table:table-cell office:value="-0.006384398937225341" office:value-type="float"/>
          <table:table-cell office:value="-0.0252057170867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7762557268142704" office:value-type="float"/>
          <table:table-cell office:value="0.08358891959376931" office:value-type="float"/>
          <table:table-cell office:value="16" office:value-type="float"/>
          <table:table-cell office:value="-0.0006030476093292231" office:value-type="float"/>
          <table:table-cell office:value="-0.000502126812934876" office:value-type="float"/>
          <table:table-cell office:value="0.0036540615558624274" office:value-type="float"/>
          <table:table-cell office:value="0.009529547691345215" office:value-type="float"/>
          <table:table-cell office:value="0.005615822076797486" office:value-type="float"/>
          <table:table-cell office:value="0.002339178323745727" office:value-type="float"/>
        </table:table-row>
        <table:table-row>
          <table:table-cell office:value="-0.007391764521598816" office:value-type="float"/>
          <table:table-cell office:value="-0.0257594126462936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0483185052871708" office:value-type="float"/>
          <table:table-cell office:value="0.08350241455560599" office:value-type="float"/>
          <table:table-cell office:value="17" office:value-type="float"/>
          <table:table-cell office:value="-0.0010073655843734746" office:value-type="float"/>
          <table:table-cell office:value="-0.000553695559501648" office:value-type="float"/>
          <table:table-cell office:value="0.0037706160545349122" office:value-type="float"/>
          <table:table-cell office:value="0.009565978050231934" office:value-type="float"/>
          <table:table-cell office:value="0.005593078136444092" office:value-type="float"/>
          <table:table-cell office:value="0.0027206277847290038" office:value-type="float"/>
        </table:table-row>
        <table:table-row>
          <table:table-cell office:value="-0.008403968214988709" office:value-type="float"/>
          <table:table-cell office:value="-0.0263148641586303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3207336664199833" office:value-type="float"/>
          <table:table-cell office:value="0.08339209195885378" office:value-type="float"/>
          <table:table-cell office:value="18" office:value-type="float"/>
          <table:table-cell office:value="-0.001012203693389892" office:value-type="float"/>
          <table:table-cell office:value="-0.0005554515123367305" office:value-type="float"/>
          <table:table-cell office:value="0.003777937889099121" office:value-type="float"/>
          <table:table-cell office:value="0.00957012414932251" office:value-type="float"/>
          <table:table-cell office:value="0.00560417890548706" office:value-type="float"/>
          <table:table-cell office:value="0.0027241516113281246" office:value-type="float"/>
        </table:table-row>
        <table:table-row>
          <table:table-cell office:value="-0.00991316556930542" office:value-type="float"/>
          <table:table-cell office:value="-0.0270031809806823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6358634233474735" office:value-type="float"/>
          <table:table-cell office:value="0.08325451073986505" office:value-type="float"/>
          <table:table-cell office:value="19" office:value-type="float"/>
          <table:table-cell office:value="-0.0015091973543167117" office:value-type="float"/>
          <table:table-cell office:value="-0.0006883168220520024" office:value-type="float"/>
          <table:table-cell office:value="0.003930726051330567" office:value-type="float"/>
          <table:table-cell office:value="0.009613931179046633" office:value-type="float"/>
          <table:table-cell office:value="0.0056315588951110825" office:value-type="float"/>
          <table:table-cell office:value="0.0031512975692749023" office:value-type="float"/>
        </table:table-row>
        <table:table-row>
          <table:table-cell office:value="-0.01143022894859314" office:value-type="float"/>
          <table:table-cell office:value="-0.02769436180591583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9515341520309452" office:value-type="float"/>
          <table:table-cell office:value="0.08306770635877364" office:value-type="float"/>
          <table:table-cell office:value="20" office:value-type="float"/>
          <table:table-cell office:value="-0.00151706337928772" office:value-type="float"/>
          <table:table-cell office:value="-0.0006911808252334593" office:value-type="float"/>
          <table:table-cell office:value="0.003940234184265137" office:value-type="float"/>
          <table:table-cell office:value="0.009618681669235228" office:value-type="float"/>
          <table:table-cell office:value="0.00564512252807617" office:value-type="float"/>
          <table:table-cell office:value="0.0031567072868347174" office:value-type="float"/>
        </table:table-row>
        <table:table-row>
          <table:table-cell office:value="-0.01352808713912964" office:value-type="float"/>
          <table:table-cell office:value="-0.0285919469594955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313361763954163" office:value-type="float"/>
          <table:table-cell office:value="0.08276146139301645" office:value-type="float"/>
          <table:table-cell office:value="21" office:value-type="float"/>
          <table:table-cell office:value="-0.002097858190536499" office:value-type="float"/>
          <table:table-cell office:value="-0.0008975851535797125" office:value-type="float"/>
          <table:table-cell office:value="0.004122898578643799" office:value-type="float"/>
          <table:table-cell office:value="0.00966731548309326" office:value-type="float"/>
          <table:table-cell office:value="0.005724972486495972" office:value-type="float"/>
          <table:table-cell office:value="0.003618276119232178" office:value-type="float"/>
        </table:table-row>
        <table:table-row>
          <table:table-cell office:value="-0.01563785135746002" office:value-type="float"/>
          <table:table-cell office:value="-0.0294938135147094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676004886627198" office:value-type="float"/>
          <table:table-cell office:value="0.08236748336912493" office:value-type="float"/>
          <table:table-cell office:value="22" office:value-type="float"/>
          <table:table-cell office:value="-0.0021097642183303834" office:value-type="float"/>
          <table:table-cell office:value="-0.0009018665552139281" office:value-type="float"/>
          <table:table-cell office:value="0.004135533571243286" office:value-type="float"/>
          <table:table-cell office:value="0.009672621488571167" office:value-type="float"/>
          <table:table-cell office:value="0.005742220878601075" office:value-type="float"/>
          <table:table-cell office:value="0.0036264312267303474" office:value-type="float"/>
        </table:table-row>
        <table:table-row>
          <table:table-cell office:value="-0.018423570990562438" office:value-type="float"/>
          <table:table-cell office:value="-0.03068214416503906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0883642435073864" office:value-type="float"/>
          <table:table-cell office:value="0.08172523636521664" office:value-type="float"/>
          <table:table-cell office:value="23" office:value-type="float"/>
          <table:table-cell office:value="-0.0027857196331024167" office:value-type="float"/>
          <table:table-cell office:value="-0.0011883306503295901" office:value-type="float"/>
          <table:table-cell office:value="0.004333479404449463" office:value-type="float"/>
          <table:table-cell office:value="0.009720330238342284" office:value-type="float"/>
          <table:table-cell office:value="0.0058348155021667476" office:value-type="float"/>
          <table:table-cell office:value="0.004123593568801881" office:value-type="float"/>
        </table:table-row>
        <table:table-row>
          <table:table-cell office:value="-0.021226221323013304" office:value-type="float"/>
          <table:table-cell office:value="-0.0318773126602172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501892685890199" office:value-type="float"/>
          <table:table-cell office:value="0.08095119036403109" office:value-type="float"/>
          <table:table-cell office:value="24" office:value-type="float"/>
          <table:table-cell office:value="-0.0028026503324508666" office:value-type="float"/>
          <table:table-cell office:value="-0.001195168495178223" office:value-type="float"/>
          <table:table-cell office:value="0.0043494987487792975" office:value-type="float"/>
          <table:table-cell office:value="0.009725891351699828" office:value-type="float"/>
          <table:table-cell office:value="0.005855289697647094" office:value-type="float"/>
          <table:table-cell office:value="0.004135284423828125" office:value-type="float"/>
        </table:table-row>
        <table:table-row>
          <table:table-cell office:value="-0.02477483749389648" office:value-type="float"/>
          <table:table-cell office:value="-0.0334342306852340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6766233444214" office:value-type="float"/>
          <table:table-cell office:value="0.07978852692457762" office:value-type="float"/>
          <table:table-cell office:value="25" office:value-type="float"/>
          <table:table-cell office:value="-0.0035486161708831784" office:value-type="float"/>
          <table:table-cell office:value="-0.0015569180250167847" office:value-type="float"/>
          <table:table-cell office:value="0.004561235904693603" office:value-type="float"/>
          <table:table-cell office:value="0.009770922660827635" office:value-type="float"/>
          <table:table-cell office:value="0.005949715375900269" office:value-type="float"/>
          <table:table-cell office:value="0.004657696485519409" office:value-type="float"/>
        </table:table-row>
        <table:table-row>
          <table:table-cell office:value="-0.028346884846687313" office:value-type="float"/>
          <table:table-cell office:value="-0.0350018239021301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846669923846727" office:value-type="float"/>
          <table:table-cell office:value="26" office:value-type="float"/>
          <table:table-cell office:value="-0.003572047352790832" office:value-type="float"/>
          <table:table-cell office:value="-0.0015675932168960575" office:value-type="float"/>
          <table:table-cell office:value="0.004581439495086669" office:value-type="float"/>
          <table:table-cell office:value="0.00977664589881897" office:value-type="float"/>
          <table:table-cell office:value="0.005973941087722779" office:value-type="float"/>
          <table:table-cell office:value="0.004673694372177123" office:value-type="float"/>
        </table:table-row>
        <table:table-row>
          <table:table-cell office:value="-0.03270336806774139" office:value-type="float"/>
          <table:table-cell office:value="-0.037015727758407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663935291001477" office:value-type="float"/>
          <table:table-cell office:value="27" office:value-type="float"/>
          <table:table-cell office:value="-0.004356483221054077" office:value-type="float"/>
          <table:table-cell office:value="-0.0020139038562774665" office:value-type="float"/>
          <table:table-cell office:value="0.004814463853836059" office:value-type="float"/>
          <table:table-cell office:value="0.009816696643829345" office:value-type="float"/>
          <table:table-cell office:value="0.006081886291503908" office:value-type="float"/>
          <table:table-cell office:value="0.0052041888236999505" office:value-type="float"/>
        </table:table-row>
        <table:table-row>
          <table:table-cell office:value="-0.03707325994968414" office:value-type="float"/>
          <table:table-cell office:value="-0.039036442637443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466560230652029" office:value-type="float"/>
          <table:table-cell office:value="28" office:value-type="float"/>
          <table:table-cell office:value="-0.004369891881942749" office:value-type="float"/>
          <table:table-cell office:value="-0.0020207148790359498" office:value-type="float"/>
          <table:table-cell office:value="0.00482619285583496" office:value-type="float"/>
          <table:table-cell office:value="0.009819462299346925" office:value-type="float"/>
          <table:table-cell office:value="0.006096642017364503" office:value-type="float"/>
          <table:table-cell office:value="0.005214762687683106" office:value-type="float"/>
        </table:table-row>
        <table:table-row>
          <table:table-cell office:value="-0.042248482108116145" office:value-type="float"/>
          <table:table-cell office:value="-0.041594222187995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7211525143180746" office:value-type="float"/>
          <table:table-cell office:value="29" office:value-type="float"/>
          <table:table-cell office:value="-0.005175222158432007" office:value-type="float"/>
          <table:table-cell office:value="-0.002557779550552368" office:value-type="float"/>
          <table:table-cell office:value="0.005090229511260987" office:value-type="float"/>
          <table:table-cell office:value="0.009856168031692506" office:value-type="float"/>
          <table:table-cell office:value="0.0062337064743042" office:value-type="float"/>
          <table:table-cell office:value="0.00575207233428955" office:value-type="float"/>
        </table:table-row>
        <table:table-row>
          <table:table-cell office:value="-0.047439973354339596" office:value-type="float"/>
          <table:table-cell office:value="-0.04416086852550507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944876146295116" office:value-type="float"/>
          <table:table-cell office:value="30" office:value-type="float"/>
          <table:table-cell office:value="-0.00519149124622345" office:value-type="float"/>
          <table:table-cell office:value="-0.0025666463375091557" office:value-type="float"/>
          <table:table-cell office:value="0.005104444026947022" office:value-type="float"/>
          <table:table-cell office:value="0.009858858585357665" office:value-type="float"/>
          <table:table-cell office:value="0.006251580715179445" office:value-type="float"/>
          <table:table-cell office:value="0.005765464305877684" office:value-type="float"/>
        </table:table-row>
        <table:table-row>
          <table:table-cell office:value="-0.05" office:value-type="float"/>
          <table:table-cell office:value="-0.0473447841405868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727090441179653" office:value-type="float"/>
          <table:table-cell office:value="31" office:value-type="float"/>
          <table:table-cell office:value="-0.0059790658950805665" office:value-type="float"/>
          <table:table-cell office:value="-0.0031839156150817874" office:value-type="float"/>
          <table:table-cell office:value="0.005397549867630006" office:value-type="float"/>
          <table:table-cell office:value="0.009890449047088622" office:value-type="float"/>
          <table:table-cell office:value="0.006417200565338134" office:value-type="float"/>
          <table:table-cell office:value="0.0062917530536651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7676488" office:value-type="float"/>
          <table:table-cell office:value="32" office:value-type="float"/>
          <table:table-cell office:value="-0.0059831106662750246" office:value-type="float"/>
          <table:table-cell office:value="-0.003184525966644287" office:value-type="float"/>
          <table:table-cell office:value="0.005402122735977174" office:value-type="float"/>
          <table:table-cell office:value="0.00989128828048706" office:value-type="float"/>
          <table:table-cell office:value="0.006425063610076906" office:value-type="float"/>
          <table:table-cell office:value="0.00629711151123047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4603254" office:value-type="float"/>
          <table:table-cell office:value="33" office:value-type="float"/>
          <table:table-cell office:value="-0.006684751510620117" office:value-type="float"/>
          <table:table-cell office:value="-0.0038301879167556762" office:value-type="float"/>
          <table:table-cell office:value="0.0056956899166107165" office:value-type="float"/>
          <table:table-cell office:value="0.009915280342102052" office:value-type="float"/>
          <table:table-cell office:value="0.006593483686447145" office:value-type="float"/>
          <table:table-cell office:value="0.00677875757217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1283812" office:value-type="float"/>
          <table:table-cell office:value="34" office:value-type="float"/>
          <table:table-cell office:value="-0.006684751510620117" office:value-type="float"/>
          <table:table-cell office:value="-0.0038301879167556762" office:value-type="float"/>
          <table:table-cell office:value="0.0056956899166107165" office:value-type="float"/>
          <table:table-cell office:value="0.009915280342102052" office:value-type="float"/>
          <table:table-cell office:value="0.006593483686447145" office:value-type="float"/>
          <table:table-cell office:value="0.00677875757217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6875534" office:value-type="float"/>
          <table:table-cell office:value="35" office:value-type="float"/>
          <table:table-cell office:value="-0.007295244932174682" office:value-type="float"/>
          <table:table-cell office:value="-0.0044829434156417845" office:value-type="float"/>
          <table:table-cell office:value="0.005991199016571044" office:value-type="float"/>
          <table:table-cell office:value="0.009934883117675783" office:value-type="float"/>
          <table:table-cell office:value="0.0067891931533813465" office:value-type="float"/>
          <table:table-cell office:value="0.007219910621643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1665228" office:value-type="float"/>
          <table:table-cell office:value="36" office:value-type="float"/>
          <table:table-cell office:value="-0.007295244932174682" office:value-type="float"/>
          <table:table-cell office:value="-0.0044829434156417845" office:value-type="float"/>
          <table:table-cell office:value="0.005991199016571044" office:value-type="float"/>
          <table:table-cell office:value="0.009934883117675783" office:value-type="float"/>
          <table:table-cell office:value="0.0067891931533813465" office:value-type="float"/>
          <table:table-cell office:value="0.007219910621643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2026388" office:value-type="float"/>
          <table:table-cell office:value="37" office:value-type="float"/>
          <table:table-cell office:value="-0.007801908850669861" office:value-type="float"/>
          <table:table-cell office:value="-0.005108004212379455" office:value-type="float"/>
          <table:table-cell office:value="0.006265844106674195" office:value-type="float"/>
          <table:table-cell office:value="0.00995021343231201" office:value-type="float"/>
          <table:table-cell office:value="0.007010508775711058" office:value-type="float"/>
          <table:table-cell office:value="0.0076088273525238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1303537" office:value-type="float"/>
          <table:table-cell office:value="38" office:value-type="float"/>
          <table:table-cell office:value="-0.007801908850669861" office:value-type="float"/>
          <table:table-cell office:value="-0.005108004212379455" office:value-type="float"/>
          <table:table-cell office:value="0.006265844106674195" office:value-type="float"/>
          <table:table-cell office:value="0.00995021343231201" office:value-type="float"/>
          <table:table-cell office:value="0.007010508775711058" office:value-type="float"/>
          <table:table-cell office:value="0.0076088273525238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8148384" office:value-type="float"/>
          <table:table-cell office:value="39" office:value-type="float"/>
          <table:table-cell office:value="-0.008209348917007447" office:value-type="float"/>
          <table:table-cell office:value="-0.005677441358566284" office:value-type="float"/>
          <table:table-cell office:value="0.006501675844192504" office:value-type="float"/>
          <table:table-cell office:value="0.009961869716644289" office:value-type="float"/>
          <table:table-cell office:value="0.007249137163162231" office:value-type="float"/>
          <table:table-cell office:value="0.007939782142639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27293501" office:value-type="float"/>
          <table:table-cell office:value="40" office:value-type="float"/>
          <table:table-cell office:value="-0.008209348917007447" office:value-type="float"/>
          <table:table-cell office:value="-0.005677441358566284" office:value-type="float"/>
          <table:table-cell office:value="0.006501675844192504" office:value-type="float"/>
          <table:table-cell office:value="0.009961869716644289" office:value-type="float"/>
          <table:table-cell office:value="0.007249137163162231" office:value-type="float"/>
          <table:table-cell office:value="0.007939782142639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3622021" office:value-type="float"/>
          <table:table-cell office:value="41" office:value-type="float"/>
          <table:table-cell office:value="-0.008529224395751954" office:value-type="float"/>
          <table:table-cell office:value="-0.006172454953193665" office:value-type="float"/>
          <table:table-cell office:value="0.006685885190963746" office:value-type="float"/>
          <table:table-cell office:value="0.009970558881759644" office:value-type="float"/>
          <table:table-cell office:value="0.00749058246612549" office:value-type="float"/>
          <table:table-cell office:value="0.0082105231285095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5272129" office:value-type="float"/>
          <table:table-cell office:value="42" office:value-type="float"/>
          <table:table-cell office:value="-0.008529224395751954" office:value-type="float"/>
          <table:table-cell office:value="-0.006172454953193665" office:value-type="float"/>
          <table:table-cell office:value="0.006685885190963746" office:value-type="float"/>
          <table:table-cell office:value="0.009970558881759644" office:value-type="float"/>
          <table:table-cell office:value="0.00749058246612549" office:value-type="float"/>
          <table:table-cell office:value="0.0082105231285095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5217682" office:value-type="float"/>
          <table:table-cell office:value="43" office:value-type="float"/>
          <table:table-cell office:value="-0.00877561092376709" office:value-type="float"/>
          <table:table-cell office:value="-0.006581380367279053" office:value-type="float"/>
          <table:table-cell office:value="0.0068038010597229" office:value-type="float"/>
          <table:table-cell office:value="0.009976813793182373" office:value-type="float"/>
          <table:table-cell office:value="0.007715840339660643" office:value-type="float"/>
          <table:table-cell office:value="0.00842460274696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6867763" office:value-type="float"/>
          <table:table-cell office:value="44" office:value-type="float"/>
          <table:table-cell office:value="-0.00877561092376709" office:value-type="float"/>
          <table:table-cell office:value="-0.006581380367279053" office:value-type="float"/>
          <table:table-cell office:value="0.0068038010597229" office:value-type="float"/>
          <table:table-cell office:value="0.009976813793182373" office:value-type="float"/>
          <table:table-cell office:value="0.007715840339660643" office:value-type="float"/>
          <table:table-cell office:value="0.00842460274696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926123" office:value-type="float"/>
          <table:table-cell office:value="45" office:value-type="float"/>
          <table:table-cell office:value="-0.008964085578918457" office:value-type="float"/>
          <table:table-cell office:value="-0.006912304759025574" office:value-type="float"/>
          <table:table-cell office:value="0.006856951713562013" office:value-type="float"/>
          <table:table-cell office:value="0.009981322288513185" office:value-type="float"/>
          <table:table-cell office:value="0.007922565937042237" office:value-type="float"/>
          <table:table-cell office:value="0.00859036684036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7552088" office:value-type="float"/>
          <table:table-cell office:value="46" office:value-type="float"/>
          <table:table-cell office:value="-0.008964085578918457" office:value-type="float"/>
          <table:table-cell office:value="-0.006912304759025574" office:value-type="float"/>
          <table:table-cell office:value="0.006856951713562013" office:value-type="float"/>
          <table:table-cell office:value="0.009981322288513185" office:value-type="float"/>
          <table:table-cell office:value="0.007922565937042237" office:value-type="float"/>
          <table:table-cell office:value="0.008590366840362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5065536" office:value-type="float"/>
          <table:table-cell office:value="47" office:value-type="float"/>
          <table:table-cell office:value="-0.009109358191490174" office:value-type="float"/>
          <table:table-cell office:value="-0.007178820371627807" office:value-type="float"/>
          <table:table-cell office:value="0.006849250793457032" office:value-type="float"/>
          <table:table-cell office:value="0.009984617233276366" office:value-type="float"/>
          <table:table-cell office:value="0.008109889030456544" office:value-type="float"/>
          <table:table-cell office:value="0.008716417551040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8463418" office:value-type="float"/>
          <table:table-cell office:value="48" office:value-type="float"/>
          <table:table-cell office:value="-0.009109358191490174" office:value-type="float"/>
          <table:table-cell office:value="-0.007178820371627807" office:value-type="float"/>
          <table:table-cell office:value="0.006849250793457032" office:value-type="float"/>
          <table:table-cell office:value="0.009984617233276366" office:value-type="float"/>
          <table:table-cell office:value="0.008109889030456544" office:value-type="float"/>
          <table:table-cell office:value="0.008716417551040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2277495" office:value-type="float"/>
          <table:table-cell office:value="49" office:value-type="float"/>
          <table:table-cell office:value="-0.009223350286483765" office:value-type="float"/>
          <table:table-cell office:value="-0.00739992618560791" office:value-type="float"/>
          <table:table-cell office:value="0.006789333820343019" office:value-type="float"/>
          <table:table-cell office:value="0.009987075328826903" office:value-type="float"/>
          <table:table-cell office:value="0.008277528285980223" office:value-type="float"/>
          <table:table-cell office:value="0.0088127088546752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3606876" office:value-type="float"/>
          <table:table-cell office:value="50" office:value-type="float"/>
          <table:table-cell office:value="-0.009223350286483765" office:value-type="float"/>
          <table:table-cell office:value="-0.00739992618560791" office:value-type="float"/>
          <table:table-cell office:value="0.006789333820343019" office:value-type="float"/>
          <table:table-cell office:value="0.009987075328826903" office:value-type="float"/>
          <table:table-cell office:value="0.008277528285980223" office:value-type="float"/>
          <table:table-cell office:value="0.0088127088546752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0614137" office:value-type="float"/>
          <table:table-cell office:value="51" office:value-type="float"/>
          <table:table-cell office:value="-0.009315686821937562" office:value-type="float"/>
          <table:table-cell office:value="-0.007592973709106445" office:value-type="float"/>
          <table:table-cell office:value="0.0066831564903259266" office:value-type="float"/>
          <table:table-cell office:value="0.009988980293273926" office:value-type="float"/>
          <table:table-cell office:value="0.008428665399551392" office:value-type="float"/>
          <table:table-cell office:value="0.0088872265815734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7593305" office:value-type="float"/>
          <table:table-cell office:value="52" office:value-type="float"/>
          <table:table-cell office:value="-0.009315686821937562" office:value-type="float"/>
          <table:table-cell office:value="-0.007592973709106445" office:value-type="float"/>
          <table:table-cell office:value="0.0066831564903259266" office:value-type="float"/>
          <table:table-cell office:value="0.009988980293273926" office:value-type="float"/>
          <table:table-cell office:value="0.008428665399551392" office:value-type="float"/>
          <table:table-cell office:value="0.0088872265815734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4639386" office:value-type="float"/>
          <table:table-cell office:value="53" office:value-type="float"/>
          <table:table-cell office:value="-0.009392632842063904" office:value-type="float"/>
          <table:table-cell office:value="-0.007769303321838379" office:value-type="float"/>
          <table:table-cell office:value="0.006537098884582518" office:value-type="float"/>
          <table:table-cell office:value="0.009990510940551757" office:value-type="float"/>
          <table:table-cell office:value="0.00856736421585083" office:value-type="float"/>
          <table:table-cell office:value="0.0089461612701416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8835089" office:value-type="float"/>
          <table:table-cell office:value="54" office:value-type="float"/>
          <table:table-cell office:value="-0.009392632842063904" office:value-type="float"/>
          <table:table-cell office:value="-0.007769303321838379" office:value-type="float"/>
          <table:table-cell office:value="0.006537098884582518" office:value-type="float"/>
          <table:table-cell office:value="0.009990510940551757" office:value-type="float"/>
          <table:table-cell office:value="0.00856736421585083" office:value-type="float"/>
          <table:table-cell office:value="0.0089461612701416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0814513" office:value-type="float"/>
          <table:table-cell office:value="55" office:value-type="float"/>
          <table:table-cell office:value="-0.009458447098731995" office:value-type="float"/>
          <table:table-cell office:value="-0.007936583757400513" office:value-type="float"/>
          <table:table-cell office:value="0.0063623058795928954" office:value-type="float"/>
          <table:table-cell office:value="0.009991791248321535" office:value-type="float"/>
          <table:table-cell office:value="0.008696863651275635" office:value-type="float"/>
          <table:table-cell office:value="0.00899570226669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9261243" office:value-type="float"/>
          <table:table-cell office:value="56" office:value-type="float"/>
          <table:table-cell office:value="-0.009458447098731995" office:value-type="float"/>
          <table:table-cell office:value="-0.007936583757400513" office:value-type="float"/>
          <table:table-cell office:value="0.0063623058795928954" office:value-type="float"/>
          <table:table-cell office:value="0.009991791248321535" office:value-type="float"/>
          <table:table-cell office:value="0.008696863651275635" office:value-type="float"/>
          <table:table-cell office:value="0.0089957022666931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3397601" office:value-type="float"/>
          <table:table-cell office:value="57" office:value-type="float"/>
          <table:table-cell office:value="-0.009515542387962341" office:value-type="float"/>
          <table:table-cell office:value="-0.00809820830821991" office:value-type="float"/>
          <table:table-cell office:value="0.006170487403869629" office:value-type="float"/>
          <table:table-cell office:value="0.009992897510528566" office:value-type="float"/>
          <table:table-cell office:value="0.008818533420562746" office:value-type="float"/>
          <table:table-cell office:value="0.009039566516876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5202605" office:value-type="float"/>
          <table:table-cell office:value="58" office:value-type="float"/>
          <table:table-cell office:value="-0.009515542387962341" office:value-type="float"/>
          <table:table-cell office:value="-0.00809820830821991" office:value-type="float"/>
          <table:table-cell office:value="0.006170488595962526" office:value-type="float"/>
          <table:table-cell office:value="0.009992897510528566" office:value-type="float"/>
          <table:table-cell office:value="0.008818533420562746" office:value-type="float"/>
          <table:table-cell office:value="0.009039566516876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36867763" office:value-type="float"/>
          <table:table-cell office:value="59" office:value-type="float"/>
          <table:table-cell office:value="-0.00956527292728424" office:value-type="float"/>
          <table:table-cell office:value="-0.008252582550048829" office:value-type="float"/>
          <table:table-cell office:value="0.00596555709838867" office:value-type="float"/>
          <table:table-cell office:value="0.00999384641647339" office:value-type="float"/>
          <table:table-cell office:value="0.008931692838668825" office:value-type="float"/>
          <table:table-cell office:value="0.0090791249275207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0158747239435" office:value-type="float"/>
          <table:table-cell office:value="60" office:value-type="float"/>
          <table:table-cell office:value="-0.00956527292728424" office:value-type="float"/>
          <table:table-cell office:value="-0.008252582550048829" office:value-type="float"/>
          <table:table-cell office:value="0.00596555709838867" office:value-type="float"/>
          <table:table-cell office:value="0.00999384641647339" office:value-type="float"/>
          <table:table-cell office:value="0.008931692838668825" office:value-type="float"/>
          <table:table-cell office:value="0.009079124927520754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52790141105653" office:value-type="float"/>
          <table:table-cell office:value="-0.009609401226043701" office:value-type="float"/>
          <table:table-cell office:value="0.007831223011016847" office:value-type="float"/>
          <table:table-cell office:value="0.009999904632568361" office:value-type="float"/>
          <table:table-cell office:value="0.009737691879272462" office:value-type="float"/>
          <table:table-cell office:value="0.00973992109298706" office:value-type="float"/>
          <table:table-cell office:value="0.31740369156013015" office:value-type="float"/>
          <table:table-cell office:value="1" office:value-type="float"/>
          <table:table-cell office:value="-0.009952790141105653" office:value-type="float"/>
          <table:table-cell office:value="-0.009609401226043701" office:value-type="float"/>
          <table:table-cell office:value="0.007831223011016847" office:value-type="float"/>
          <table:table-cell office:value="0.009999904632568361" office:value-type="float"/>
          <table:table-cell office:value="0.009737691879272462" office:value-type="float"/>
          <table:table-cell office:value="0.00973992109298706" office:value-type="float"/>
        </table:table-row>
        <table:table-row>
          <table:table-cell office:value="-0.019277223348617555" office:value-type="float"/>
          <table:table-cell office:value="-0.017143539786338806" office:value-type="float"/>
          <table:table-cell office:value="0.012816876173019411" office:value-type="float"/>
          <table:table-cell office:value="0.019988858699798585" office:value-type="float"/>
          <table:table-cell office:value="0.018636873960494998" office:value-type="float"/>
          <table:table-cell office:value="0.018635532855987548" office:value-type="float"/>
          <table:table-cell office:value="0.08985658744140558" office:value-type="float"/>
          <table:table-cell office:value="2" office:value-type="float"/>
          <table:table-cell office:value="-0.009324433207511902" office:value-type="float"/>
          <table:table-cell office:value="-0.007534138560295105" office:value-type="float"/>
          <table:table-cell office:value="0.004985653162002564" office:value-type="float"/>
          <table:table-cell office:value="0.009988954067230224" office:value-type="float"/>
          <table:table-cell office:value="0.008899182081222536" office:value-type="float"/>
          <table:table-cell office:value="0.008895611763000489" office:value-type="float"/>
        </table:table-row>
        <table:table-row>
          <table:table-cell office:value="-0.028980202078819274" office:value-type="float"/>
          <table:table-cell office:value="-0.02583556115627289" office:value-type="float"/>
          <table:table-cell office:value="0.01859942436218262" office:value-type="float"/>
          <table:table-cell office:value="0.02998554348945618" office:value-type="float"/>
          <table:table-cell office:value="0.027862204313278204" office:value-type="float"/>
          <table:table-cell office:value="0.02787200450897217" office:value-type="float"/>
          <table:table-cell office:value="0.0636377475865888" office:value-type="float"/>
          <table:table-cell office:value="3" office:value-type="float"/>
          <table:table-cell office:value="-0.009702978730201721" office:value-type="float"/>
          <table:table-cell office:value="-0.008692021369934083" office:value-type="float"/>
          <table:table-cell office:value="0.00578254818916321" office:value-type="float"/>
          <table:table-cell office:value="0.009996684789657593" office:value-type="float"/>
          <table:table-cell office:value="0.009225330352783204" office:value-type="float"/>
          <table:table-cell office:value="0.009236471652984619" office:value-type="float"/>
        </table:table-row>
        <table:table-row>
          <table:table-cell office:value="-0.03861705303192139" office:value-type="float"/>
          <table:table-cell office:value="-0.03433802008628845" office:value-type="float"/>
          <table:table-cell office:value="0.02419218301773072" office:value-type="float"/>
          <table:table-cell office:value="0.03998172402381897" office:value-type="float"/>
          <table:table-cell office:value="0.03706706285476685" office:value-type="float"/>
          <table:table-cell office:value="0.037056069374084476" office:value-type="float"/>
          <table:table-cell office:value="0.07168383724701342" office:value-type="float"/>
          <table:table-cell office:value="4" office:value-type="float"/>
          <table:table-cell office:value="-0.009636850953102112" office:value-type="float"/>
          <table:table-cell office:value="-0.008502458930015564" office:value-type="float"/>
          <table:table-cell office:value="0.0055927586555480965" office:value-type="float"/>
          <table:table-cell office:value="0.009996180534362792" office:value-type="float"/>
          <table:table-cell office:value="0.009204858541488647" office:value-type="float"/>
          <table:table-cell office:value="0.009184064865112305" office:value-type="float"/>
        </table:table-row>
        <table:table-row>
          <table:table-cell office:value="-0.04852090835571289" office:value-type="float"/>
          <table:table-cell office:value="-0.04377904772758484" office:value-type="float"/>
          <table:table-cell office:value="0.03082326292991639" office:value-type="float"/>
          <table:table-cell office:value="0.04998125433921814" office:value-type="float"/>
          <table:table-cell office:value="0.0466582465171814" office:value-type="float"/>
          <table:table-cell office:value="0.04661661863327027" office:value-type="float"/>
          <table:table-cell office:value="0.04103046507721908" office:value-type="float"/>
          <table:table-cell office:value="5" office:value-type="float"/>
          <table:table-cell office:value="-0.009903855323791504" office:value-type="float"/>
          <table:table-cell office:value="-0.009441027641296387" office:value-type="float"/>
          <table:table-cell office:value="0.0066310799121856705" office:value-type="float"/>
          <table:table-cell office:value="0.00999953031539917" office:value-type="float"/>
          <table:table-cell office:value="0.009591183662414552" office:value-type="float"/>
          <table:table-cell office:value="0.009560549259185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7619429826736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20201875" office:value-type="float"/>
          <table:table-cell office:value="6" office:value-type="float"/>
          <table:table-cell office:value="-0.009920148849487305" office:value-type="float"/>
          <table:table-cell office:value="-0.00951779842376709" office:value-type="float"/>
          <table:table-cell office:value="0.006796166896820067" office:value-type="float"/>
          <table:table-cell office:value="0.009999656677246093" office:value-type="float"/>
          <table:table-cell office:value="0.009630119800567627" office:value-type="float"/>
          <table:table-cell office:value="0.009604458808898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279243350028992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10785347" office:value-type="float"/>
          <table:table-cell office:value="7" office:value-type="float"/>
          <table:table-cell office:value="-0.009713271260261535" office:value-type="float"/>
          <table:table-cell office:value="-0.008789122700691224" office:value-type="float"/>
          <table:table-cell office:value="0.005173003673553467" office:value-type="float"/>
          <table:table-cell office:value="0.00999659538269043" office:value-type="float"/>
          <table:table-cell office:value="0.009298461675643922" office:value-type="float"/>
          <table:table-cell office:value="0.0092196202278137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7962423563003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289277883" office:value-type="float"/>
          <table:table-cell office:value="8" office:value-type="float"/>
          <table:table-cell office:value="-0.009712775349617005" office:value-type="float"/>
          <table:table-cell office:value="-0.008787761926651" office:value-type="float"/>
          <table:table-cell office:value="0.0051699900627136235" office:value-type="float"/>
          <table:table-cell office:value="0.009996577501296998" office:value-type="float"/>
          <table:table-cell office:value="0.00929694414138794" office:value-type="float"/>
          <table:table-cell office:value="0.009218120574951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0999272" office:value-type="float"/>
          <table:table-cell office:value="9" office:value-type="float"/>
          <table:table-cell office:value="-0.009734131097793579" office:value-type="float"/>
          <table:table-cell office:value="-0.008872723579406739" office:value-type="float"/>
          <table:table-cell office:value="0.004979732036590577" office:value-type="float"/>
          <table:table-cell office:value="0.009996933937072754" office:value-type="float"/>
          <table:table-cell office:value="0.009359683990478517" office:value-type="float"/>
          <table:table-cell office:value="0.0092412018775939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012827204" office:value-type="float"/>
          <table:table-cell office:value="10" office:value-type="float"/>
          <table:table-cell office:value="-0.009734034538269043" office:value-type="float"/>
          <table:table-cell office:value="-0.008872489929199218" office:value-type="float"/>
          <table:table-cell office:value="0.004978901147842408" office:value-type="float"/>
          <table:table-cell office:value="0.009996930360794068" office:value-type="float"/>
          <table:table-cell office:value="0.009359245300292968" office:value-type="float"/>
          <table:table-cell office:value="0.0092407536506652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061266195" office:value-type="float"/>
          <table:table-cell office:value="11" office:value-type="float"/>
          <table:table-cell office:value="-0.009752348065376282" office:value-type="float"/>
          <table:table-cell office:value="-0.008946245908737183" office:value-type="float"/>
          <table:table-cell office:value="0.004790122509002686" office:value-type="float"/>
          <table:table-cell office:value="0.009997239112854004" office:value-type="float"/>
          <table:table-cell office:value="0.009415011405944826" office:value-type="float"/>
          <table:table-cell office:value="0.0092629611492156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092322409" office:value-type="float"/>
          <table:table-cell office:value="12" office:value-type="float"/>
          <table:table-cell office:value="-0.009752348065376282" office:value-type="float"/>
          <table:table-cell office:value="-0.008946245908737183" office:value-type="float"/>
          <table:table-cell office:value="0.004790122509002686" office:value-type="float"/>
          <table:table-cell office:value="0.009997239112854004" office:value-type="float"/>
          <table:table-cell office:value="0.009415011405944826" office:value-type="float"/>
          <table:table-cell office:value="0.0092629611492156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674101301" office:value-type="float"/>
          <table:table-cell office:value="13" office:value-type="float"/>
          <table:table-cell office:value="-0.009767906665802002" office:value-type="float"/>
          <table:table-cell office:value="-0.009009950160980225" office:value-type="float"/>
          <table:table-cell office:value="0.004603462219238281" office:value-type="float"/>
          <table:table-cell office:value="0.00999749779701233" office:value-type="float"/>
          <table:table-cell office:value="0.00946352243423462" office:value-type="float"/>
          <table:table-cell office:value="0.00928310275077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715203625" office:value-type="float"/>
          <table:table-cell office:value="14" office:value-type="float"/>
          <table:table-cell office:value="-0.009767906665802002" office:value-type="float"/>
          <table:table-cell office:value="-0.009009950160980225" office:value-type="float"/>
          <table:table-cell office:value="0.004603462219238281" office:value-type="float"/>
          <table:table-cell office:value="0.00999749779701233" office:value-type="float"/>
          <table:table-cell office:value="0.00946352243423462" office:value-type="float"/>
          <table:table-cell office:value="0.00928310275077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429521429" office:value-type="float"/>
          <table:table-cell office:value="15" office:value-type="float"/>
          <table:table-cell office:value="-0.009781180620193482" office:value-type="float"/>
          <table:table-cell office:value="-0.0090648090839386" office:value-type="float"/>
          <table:table-cell office:value="0.0043908429145812986" office:value-type="float"/>
          <table:table-cell office:value="0.009997713565826417" office:value-type="float"/>
          <table:table-cell office:value="0.009505815505981447" office:value-type="float"/>
          <table:table-cell office:value="0.009300663471221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218856933" office:value-type="float"/>
          <table:table-cell office:value="16" office:value-type="float"/>
          <table:table-cell office:value="-0.009781180620193482" office:value-type="float"/>
          <table:table-cell office:value="-0.0090648090839386" office:value-type="float"/>
          <table:table-cell office:value="0.0043908429145812986" office:value-type="float"/>
          <table:table-cell office:value="0.009997713565826417" office:value-type="float"/>
          <table:table-cell office:value="0.009505815505981447" office:value-type="float"/>
          <table:table-cell office:value="0.0093006634712219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96063493" office:value-type="float"/>
          <table:table-cell office:value="17" office:value-type="float"/>
          <table:table-cell office:value="-0.009792400002479553" office:value-type="float"/>
          <table:table-cell office:value="-0.00911121666431427" office:value-type="float"/>
          <table:table-cell office:value="0.0041223978996276864" office:value-type="float"/>
          <table:table-cell office:value="0.00999788999557495" office:value-type="float"/>
          <table:table-cell office:value="0.009542480707168578" office:value-type="float"/>
          <table:table-cell office:value="0.009314697980880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467284552" office:value-type="float"/>
          <table:table-cell office:value="18" office:value-type="float"/>
          <table:table-cell office:value="-0.009792400002479553" office:value-type="float"/>
          <table:table-cell office:value="-0.00911121666431427" office:value-type="float"/>
          <table:table-cell office:value="0.0041223978996276864" office:value-type="float"/>
          <table:table-cell office:value="0.00999788999557495" office:value-type="float"/>
          <table:table-cell office:value="0.009542480707168578" office:value-type="float"/>
          <table:table-cell office:value="0.009314697980880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527339756" office:value-type="float"/>
          <table:table-cell office:value="19" office:value-type="float"/>
          <table:table-cell office:value="-0.00980177879333496" office:value-type="float"/>
          <table:table-cell office:value="-0.009149613976478576" office:value-type="float"/>
          <table:table-cell office:value="0.0037834000587463387" office:value-type="float"/>
          <table:table-cell office:value="0.009998033046722412" office:value-type="float"/>
          <table:table-cell office:value="0.009573671817779543" office:value-type="float"/>
          <table:table-cell office:value="0.0093242597579956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626073368" office:value-type="float"/>
          <table:table-cell office:value="20" office:value-type="float"/>
          <table:table-cell office:value="-0.00980177879333496" office:value-type="float"/>
          <table:table-cell office:value="-0.009149613976478576" office:value-type="float"/>
          <table:table-cell office:value="0.003783398866653442" office:value-type="float"/>
          <table:table-cell office:value="0.009998033046722412" office:value-type="float"/>
          <table:table-cell office:value="0.009573671817779543" office:value-type="float"/>
          <table:table-cell office:value="0.0093242597579956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36389095" office:value-type="float"/>
          <table:table-cell office:value="21" office:value-type="float"/>
          <table:table-cell office:value="-0.009809547662734985" office:value-type="float"/>
          <table:table-cell office:value="-0.009181119203567505" office:value-type="float"/>
          <table:table-cell office:value="0.0033745598793029786" office:value-type="float"/>
          <table:table-cell office:value="0.00999814748764038" office:value-type="float"/>
          <table:table-cell office:value="0.009599825143814087" office:value-type="float"/>
          <table:table-cell office:value="0.0093292868137359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62426395" office:value-type="float"/>
          <table:table-cell office:value="22" office:value-type="float"/>
          <table:table-cell office:value="-0.009809547066688538" office:value-type="float"/>
          <table:table-cell office:value="-0.009181116223335267" office:value-type="float"/>
          <table:table-cell office:value="0.003374557495117187" office:value-type="float"/>
          <table:table-cell office:value="0.00999814748764038" office:value-type="float"/>
          <table:table-cell office:value="0.00959982395172119" office:value-type="float"/>
          <table:table-cell office:value="0.009329284429550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023832933" office:value-type="float"/>
          <table:table-cell office:value="23" office:value-type="float"/>
          <table:table-cell office:value="-0.009816017746925355" office:value-type="float"/>
          <table:table-cell office:value="-0.009207191467285157" office:value-type="float"/>
          <table:table-cell office:value="0.0028985929489135746" office:value-type="float"/>
          <table:table-cell office:value="0.00999823808670044" office:value-type="float"/>
          <table:table-cell office:value="0.009621793031692505" office:value-type="float"/>
          <table:table-cell office:value="0.0093302404880523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69807772921" office:value-type="float"/>
          <table:table-cell office:value="24" office:value-type="float"/>
          <table:table-cell office:value="-0.009816017746925355" office:value-type="float"/>
          <table:table-cell office:value="-0.009207191467285157" office:value-type="float"/>
          <table:table-cell office:value="0.0028985929489135746" office:value-type="float"/>
          <table:table-cell office:value="0.00999823808670044" office:value-type="float"/>
          <table:table-cell office:value="0.009621793031692505" office:value-type="float"/>
          <table:table-cell office:value="0.0093302404880523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169249645" office:value-type="float"/>
          <table:table-cell office:value="25" office:value-type="float"/>
          <table:table-cell office:value="-0.009821490049362183" office:value-type="float"/>
          <table:table-cell office:value="-0.009229038953781129" office:value-type="float"/>
          <table:table-cell office:value="0.002361156940460206" office:value-type="float"/>
          <table:table-cell office:value="0.00999831199645996" office:value-type="float"/>
          <table:table-cell office:value="0.009640452861785888" office:value-type="float"/>
          <table:table-cell office:value="0.0093283140659332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67725879322" office:value-type="float"/>
          <table:table-cell office:value="26" office:value-type="float"/>
          <table:table-cell office:value="-0.009821491241455078" office:value-type="float"/>
          <table:table-cell office:value="-0.009229041337966919" office:value-type="float"/>
          <table:table-cell office:value="0.002361156940460206" office:value-type="float"/>
          <table:table-cell office:value="0.00999831199645996" office:value-type="float"/>
          <table:table-cell office:value="0.009640455245971681" office:value-type="float"/>
          <table:table-cell office:value="0.0093283152580261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668302075" office:value-type="float"/>
          <table:table-cell office:value="27" office:value-type="float"/>
          <table:table-cell office:value="-0.00982621967792511" office:value-type="float"/>
          <table:table-cell office:value="-0.00924816370010376" office:value-type="float"/>
          <table:table-cell office:value="0.0017699599266052246" office:value-type="float"/>
          <table:table-cell office:value="0.009998373985290526" office:value-type="float"/>
          <table:table-cell office:value="0.009656593799591063" office:value-type="float"/>
          <table:table-cell office:value="0.0093245804309844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175024334" office:value-type="float"/>
          <table:table-cell office:value="28" office:value-type="float"/>
          <table:table-cell office:value="-0.009826220870018006" office:value-type="float"/>
          <table:table-cell office:value="-0.009248166084289551" office:value-type="float"/>
          <table:table-cell office:value="0.0017699611186981195" office:value-type="float"/>
          <table:table-cell office:value="0.009998373985290526" office:value-type="float"/>
          <table:table-cell office:value="0.00965659499168396" office:value-type="float"/>
          <table:table-cell office:value="0.0093245816230773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090947156" office:value-type="float"/>
          <table:table-cell office:value="29" office:value-type="float"/>
          <table:table-cell office:value="-0.009830423593521119" office:value-type="float"/>
          <table:table-cell office:value="-0.009265532493591308" office:value-type="float"/>
          <table:table-cell office:value="0.001115224361419677" office:value-type="float"/>
          <table:table-cell office:value="0.009998428821563722" office:value-type="float"/>
          <table:table-cell office:value="0.009670722484588624" office:value-type="float"/>
          <table:table-cell office:value="0.0093203973770141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2570979257" office:value-type="float"/>
          <table:table-cell office:value="30" office:value-type="float"/>
          <table:table-cell office:value="-0.009830423593521119" office:value-type="float"/>
          <table:table-cell office:value="-0.009265531897544862" office:value-type="float"/>
          <table:table-cell office:value="0.001115224361419677" office:value-type="float"/>
          <table:table-cell office:value="0.009998428821563722" office:value-type="float"/>
          <table:table-cell office:value="0.009670722484588624" office:value-type="float"/>
          <table:table-cell office:value="0.0093203973770141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414926138" office:value-type="float"/>
          <table:table-cell office:value="31" office:value-type="float"/>
          <table:table-cell office:value="-0.009834248423576355" office:value-type="float"/>
          <table:table-cell office:value="-0.009281887412071229" office:value-type="float"/>
          <table:table-cell office:value="0.00038607120513916085" office:value-type="float"/>
          <table:table-cell office:value="0.009998476505279541" office:value-type="float"/>
          <table:table-cell office:value="0.009683080911636352" office:value-type="float"/>
          <table:table-cell office:value="0.009315404891967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367662382" office:value-type="float"/>
          <table:table-cell office:value="32" office:value-type="float"/>
          <table:table-cell office:value="-0.009834248423576355" office:value-type="float"/>
          <table:table-cell office:value="-0.009281887412071229" office:value-type="float"/>
          <table:table-cell office:value="0.00038607120513916085" office:value-type="float"/>
          <table:table-cell office:value="0.009998476505279541" office:value-type="float"/>
          <table:table-cell office:value="0.009683080911636352" office:value-type="float"/>
          <table:table-cell office:value="0.009315404891967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96036070585250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774505841" office:value-type="float"/>
          <table:table-cell office:value="33" office:value-type="float"/>
          <table:table-cell office:value="-0.009837931990623475" office:value-type="float"/>
          <table:table-cell office:value="-0.009298546314239502" office:value-type="float"/>
          <table:table-cell office:value="-0.0003963929414749143" office:value-type="float"/>
          <table:table-cell office:value="0.009998521804809571" office:value-type="float"/>
          <table:table-cell office:value="0.009694100618362426" office:value-type="float"/>
          <table:table-cell office:value="0.0093109667301177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92074167728424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361389749" office:value-type="float"/>
          <table:table-cell office:value="34" office:value-type="float"/>
          <table:table-cell office:value="-0.009837935566902161" office:value-type="float"/>
          <table:table-cell office:value="-0.009298559427261353" office:value-type="float"/>
          <table:table-cell office:value="-0.0003961902856826783" office:value-type="float"/>
          <table:table-cell office:value="0.009998522996902464" office:value-type="float"/>
          <table:table-cell office:value="0.009694130420684814" office:value-type="float"/>
          <table:table-cell office:value="0.0093110203742980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7975545525550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872684907" office:value-type="float"/>
          <table:table-cell office:value="35" office:value-type="float"/>
          <table:table-cell office:value="-0.009841781258583069" office:value-type="float"/>
          <table:table-cell office:value="-0.009316880702972413" office:value-type="float"/>
          <table:table-cell office:value="-0.0012318712472915647" office:value-type="float"/>
          <table:table-cell office:value="0.00999856948852539" office:value-type="float"/>
          <table:table-cell office:value="0.009704456329345702" office:value-type="float"/>
          <table:table-cell office:value="0.0093079113960266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674441516399384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68440811538" office:value-type="float"/>
          <table:table-cell office:value="36" office:value-type="float"/>
          <table:table-cell office:value="-0.009841802716255189" office:value-type="float"/>
          <table:table-cell office:value="-0.009316962957382203" office:value-type="float"/>
          <table:table-cell office:value="-0.001231130361557007" office:value-type="float"/>
          <table:table-cell office:value="0.009998570680618287" office:value-type="float"/>
          <table:table-cell office:value="0.009704561233520507" office:value-type="float"/>
          <table:table-cell office:value="0.009308094978332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46122342348098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1786754774" office:value-type="float"/>
          <table:table-cell office:value="37" office:value-type="float"/>
          <table:table-cell office:value="-0.009846045374870301" office:value-type="float"/>
          <table:table-cell office:value="-0.009337480664253234" office:value-type="float"/>
          <table:table-cell office:value="-0.00213218092918396" office:value-type="float"/>
          <table:table-cell office:value="0.00999862313270569" office:value-type="float"/>
          <table:table-cell office:value="0.009714953899383543" office:value-type="float"/>
          <table:table-cell office:value="0.0093064308166503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24814230203628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15237494893" office:value-type="float"/>
          <table:table-cell office:value="38" office:value-type="float"/>
          <table:table-cell office:value="-0.009846083521842956" office:value-type="float"/>
          <table:table-cell office:value="-0.009337633848190308" office:value-type="float"/>
          <table:table-cell office:value="-0.0021308112144470207" office:value-type="float"/>
          <table:table-cell office:value="0.009998624324798583" office:value-type="float"/>
          <table:table-cell office:value="0.00971513032913208" office:value-type="float"/>
          <table:table-cell office:value="0.0093067467212677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942261099815369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60109867839663" office:value-type="float"/>
          <table:table-cell office:value="39" office:value-type="float"/>
          <table:table-cell office:value="-0.009850557446479797" office:value-type="float"/>
          <table:table-cell office:value="-0.009359428882598877" office:value-type="float"/>
          <table:table-cell office:value="-0.003058812022209168" office:value-type="float"/>
          <table:table-cell office:value="0.009998680353164672" office:value-type="float"/>
          <table:table-cell office:value="0.009725580215454102" office:value-type="float"/>
          <table:table-cell office:value="0.0093054533004760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636576354503632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6437411754451845" office:value-type="float"/>
          <table:table-cell office:value="40" office:value-type="float"/>
          <table:table-cell office:value="-0.009850608706474305" office:value-type="float"/>
          <table:table-cell office:value="-0.009359639286994934" office:value-type="float"/>
          <table:table-cell office:value="-0.0030568474531173706" office:value-type="float"/>
          <table:table-cell office:value="0.009998682737350465" office:value-type="float"/>
          <table:table-cell office:value="0.009725825786590576" office:value-type="float"/>
          <table:table-cell office:value="0.009305900335311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838494718074799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78383433533181" office:value-type="float"/>
          <table:table-cell office:value="41" office:value-type="float"/>
          <table:table-cell office:value="-0.009991481900215149" office:value-type="float"/>
          <table:table-cell office:value="-0.009881511926651002" office:value-type="float"/>
          <table:table-cell office:value="-0.00798081636428833" office:value-type="float"/>
          <table:table-cell office:value="0.00999999761581421" office:value-type="float"/>
          <table:table-cell office:value="0.00998409628868103" office:value-type="float"/>
          <table:table-cell office:value="0.0098761188983917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32297950983047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61468102739249" office:value-type="float"/>
          <table:table-cell office:value="42" office:value-type="float"/>
          <table:table-cell office:value="-0.009961636662483215" office:value-type="float"/>
          <table:table-cell office:value="-0.009761443734169007" office:value-type="float"/>
          <table:table-cell office:value="-0.005155152082443238" office:value-type="float"/>
          <table:table-cell office:value="0.00999990701675415" office:value-type="float"/>
          <table:table-cell office:value="0.00990848660469055" office:value-type="float"/>
          <table:table-cell office:value="0.009650855064392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86045795679092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525445602295368" office:value-type="float"/>
          <table:table-cell office:value="43" office:value-type="float"/>
          <table:table-cell office:value="-0.009875078797340394" office:value-type="float"/>
          <table:table-cell office:value="-0.009464409947395325" office:value-type="float"/>
          <table:table-cell office:value="-0.004625215530395508" office:value-type="float"/>
          <table:table-cell office:value="0.009999001026153564" office:value-type="float"/>
          <table:table-cell office:value="0.009761645793914796" office:value-type="float"/>
          <table:table-cell office:value="0.0093360137939453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380854666233063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936952100949406" office:value-type="float"/>
          <table:table-cell office:value="44" office:value-type="float"/>
          <table:table-cell office:value="-0.00988379180431366" office:value-type="float"/>
          <table:table-cell office:value="-0.00948751449584961" office:value-type="float"/>
          <table:table-cell office:value="-0.004796032905578613" office:value-type="float"/>
          <table:table-cell office:value="0.009999129772186281" office:value-type="float"/>
          <table:table-cell office:value="0.009774343967437744" office:value-type="float"/>
          <table:table-cell office:value="0.009358994960784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082917660474777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6281257154112" office:value-type="float"/>
          <table:table-cell office:value="45" office:value-type="float"/>
          <table:table-cell office:value="-0.009815049171447755" office:value-type="float"/>
          <table:table-cell office:value="-0.00923528492450714" office:value-type="float"/>
          <table:table-cell office:value="-0.005516780614852905" office:value-type="float"/>
          <table:table-cell office:value="0.009998245239257813" office:value-type="float"/>
          <table:table-cell office:value="0.009715805053710938" office:value-type="float"/>
          <table:table-cell office:value="0.0092170035839080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030167013406753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70810821149289" office:value-type="float"/>
          <table:table-cell office:value="46" office:value-type="float"/>
          <table:table-cell office:value="-0.009850102663040162" office:value-type="float"/>
          <table:table-cell office:value="-0.009380123019218445" office:value-type="float"/>
          <table:table-cell office:value="-0.005275064706802369" office:value-type="float"/>
          <table:table-cell office:value="0.009998661279678344" office:value-type="float"/>
          <table:table-cell office:value="0.009738870859146117" office:value-type="float"/>
          <table:table-cell office:value="0.0092708837985992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322977483272551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792946307704" office:value-type="float"/>
          <table:table-cell office:value="47" office:value-type="float"/>
          <table:table-cell office:value="-0.009903565049171448" office:value-type="float"/>
          <table:table-cell office:value="-0.009564433097839355" office:value-type="float"/>
          <table:table-cell office:value="-0.0062464761734008795" office:value-type="float"/>
          <table:table-cell office:value="0.009999369382858276" office:value-type="float"/>
          <table:table-cell office:value="0.009806201457977294" office:value-type="float"/>
          <table:table-cell office:value="0.009391844272613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091799563169479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538662530902" office:value-type="float"/>
          <table:table-cell office:value="48" office:value-type="float"/>
          <table:table-cell office:value="-0.009866974353790284" office:value-type="float"/>
          <table:table-cell office:value="-0.009442180395126343" office:value-type="float"/>
          <table:table-cell office:value="-0.005950181484222412" office:value-type="float"/>
          <table:table-cell office:value="0.009998908042907715" office:value-type="float"/>
          <table:table-cell office:value="0.009761657714843752" office:value-type="float"/>
          <table:table-cell office:value="0.0093007063865661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156294733285903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691155028727" office:value-type="float"/>
          <table:table-cell office:value="49" office:value-type="float"/>
          <table:table-cell office:value="-0.009870576858520509" office:value-type="float"/>
          <table:table-cell office:value="-0.009462301135063172" office:value-type="float"/>
          <table:table-cell office:value="-0.006449517011642456" office:value-type="float"/>
          <table:table-cell office:value="0.00999895930290222" office:value-type="float"/>
          <table:table-cell office:value="0.009769203662872315" office:value-type="float"/>
          <table:table-cell office:value="0.0093047976493835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20781362056732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20174551091" office:value-type="float"/>
          <table:table-cell office:value="50" office:value-type="float"/>
          <table:table-cell office:value="-0.009870976209640503" office:value-type="float"/>
          <table:table-cell office:value="-0.009463520646095276" office:value-type="float"/>
          <table:table-cell office:value="-0.006448662877082825" office:value-type="float"/>
          <table:table-cell office:value="0.00999896764755249" office:value-type="float"/>
          <table:table-cell office:value="0.009770197868347168" office:value-type="float"/>
          <table:table-cell office:value="0.00930649757385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289218676090240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395626685552" office:value-type="float"/>
          <table:table-cell office:value="51" office:value-type="float"/>
          <table:table-cell office:value="-0.009874215722084046" office:value-type="float"/>
          <table:table-cell office:value="-0.009481855034828186" office:value-type="float"/>
          <table:table-cell office:value="-0.006843731403350831" office:value-type="float"/>
          <table:table-cell office:value="0.00999901533126831" office:value-type="float"/>
          <table:table-cell office:value="0.00977766513824463" office:value-type="float"/>
          <table:table-cell office:value="0.0093126487731933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357669949531555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246220543763" office:value-type="float"/>
          <table:table-cell office:value="52" office:value-type="float"/>
          <table:table-cell office:value="-0.009874781966209412" office:value-type="float"/>
          <table:table-cell office:value="-0.009483530521392822" office:value-type="float"/>
          <table:table-cell office:value="-0.006845127344131469" office:value-type="float"/>
          <table:table-cell office:value="0.009999027252197265" office:value-type="float"/>
          <table:table-cell office:value="0.009779019355773926" office:value-type="float"/>
          <table:table-cell office:value="0.0093149924278259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29328835010528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51789879882" office:value-type="float"/>
          <table:table-cell office:value="53" office:value-type="float"/>
          <table:table-cell office:value="-0.009877104759216309" office:value-type="float"/>
          <table:table-cell office:value="-0.009498487710952758" office:value-type="float"/>
          <table:table-cell office:value="-0.007165888547897339" office:value-type="float"/>
          <table:table-cell office:value="0.009999070167541506" office:value-type="float"/>
          <table:table-cell office:value="0.009785611629486083" office:value-type="float"/>
          <table:table-cell office:value="0.0093214702606201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2127119637452" office:value-type="float"/>
          <table:table-cell office:value="54" office:value-type="float"/>
          <table:table-cell office:value="-0.009877690076828004" office:value-type="float"/>
          <table:table-cell office:value="-0.00950018286705017" office:value-type="float"/>
          <table:table-cell office:value="-0.007167969942092896" office:value-type="float"/>
          <table:table-cell office:value="0.009999082088470458" office:value-type="float"/>
          <table:table-cell office:value="0.009787027835845947" office:value-type="float"/>
          <table:table-cell office:value="0.0093240261077880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913011335657" office:value-type="float"/>
          <table:table-cell office:value="55" office:value-type="float"/>
          <table:table-cell office:value="-0.00987987756729126" office:value-type="float"/>
          <table:table-cell office:value="-0.009512840509414673" office:value-type="float"/>
          <table:table-cell office:value="-0.007423643469810486" office:value-type="float"/>
          <table:table-cell office:value="0.009999117851257325" office:value-type="float"/>
          <table:table-cell office:value="0.009792757034301757" office:value-type="float"/>
          <table:table-cell office:value="0.0093285858631134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2679651748064" office:value-type="float"/>
          <table:table-cell office:value="56" office:value-type="float"/>
          <table:table-cell office:value="-0.009879881739616394" office:value-type="float"/>
          <table:table-cell office:value="-0.00951285421848297" office:value-type="float"/>
          <table:table-cell office:value="-0.007423679828643798" office:value-type="float"/>
          <table:table-cell office:value="0.009999117851257325" office:value-type="float"/>
          <table:table-cell office:value="0.009792762994766236" office:value-type="float"/>
          <table:table-cell office:value="0.0093285965919494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416297052781" office:value-type="float"/>
          <table:table-cell office:value="57" office:value-type="float"/>
          <table:table-cell office:value="-0.00988082230091095" office:value-type="float"/>
          <table:table-cell office:value="-0.009523122310638428" office:value-type="float"/>
          <table:table-cell office:value="-0.007633198499679566" office:value-type="float"/>
          <table:table-cell office:value="0.009999138116836547" office:value-type="float"/>
          <table:table-cell office:value="0.009797219038009645" office:value-type="float"/>
          <table:table-cell office:value="0.0093301415443420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575714477663" office:value-type="float"/>
          <table:table-cell office:value="58" office:value-type="float"/>
          <table:table-cell office:value="-0.009880828857421876" office:value-type="float"/>
          <table:table-cell office:value="-0.009523140788078309" office:value-type="float"/>
          <table:table-cell office:value="-0.007633270025253296" office:value-type="float"/>
          <table:table-cell office:value="0.009999138116836547" office:value-type="float"/>
          <table:table-cell office:value="0.009797227382659911" office:value-type="float"/>
          <table:table-cell office:value="0.0093301582336425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1226007410499" office:value-type="float"/>
          <table:table-cell office:value="59" office:value-type="float"/>
          <table:table-cell office:value="-0.009881694912910462" office:value-type="float"/>
          <table:table-cell office:value="-0.00953328788280487" office:value-type="float"/>
          <table:table-cell office:value="-0.00781583547592163" office:value-type="float"/>
          <table:table-cell office:value="0.009999159574508669" office:value-type="float"/>
          <table:table-cell office:value="0.009801554679870607" office:value-type="float"/>
          <table:table-cell office:value="0.0093333292007446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52501230546075" office:value-type="float"/>
          <table:table-cell office:value="60" office:value-type="float"/>
          <table:table-cell office:value="-0.009881693720817566" office:value-type="float"/>
          <table:table-cell office:value="-0.009533284306526184" office:value-type="float"/>
          <table:table-cell office:value="-0.007815837264060974" office:value-type="float"/>
          <table:table-cell office:value="0.009999159574508669" office:value-type="float"/>
          <table:table-cell office:value="0.009801554679870607" office:value-type="float"/>
          <table:table-cell office:value="0.009333326816558839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655312299728394" office:value-type="float"/>
          <table:table-cell office:value="-0.008765894770622253" office:value-type="float"/>
          <table:table-cell office:value="-0.008398970365524292" office:value-type="float"/>
          <table:table-cell office:value="0.00999792456626892" office:value-type="float"/>
          <table:table-cell office:value="0.009770439863204956" office:value-type="float"/>
          <table:table-cell office:value="0.009106869697570802" office:value-type="float"/>
          <table:table-cell office:value="0.08149679684042378" office:value-type="float"/>
          <table:table-cell office:value="1" office:value-type="float"/>
          <table:table-cell office:value="-0.009655312299728394" office:value-type="float"/>
          <table:table-cell office:value="-0.008765894770622253" office:value-type="float"/>
          <table:table-cell office:value="-0.008398970365524292" office:value-type="float"/>
          <table:table-cell office:value="0.00999792456626892" office:value-type="float"/>
          <table:table-cell office:value="0.009770439863204956" office:value-type="float"/>
          <table:table-cell office:value="0.009106869697570802" office:value-type="float"/>
        </table:table-row>
        <table:table-row>
          <table:table-cell office:value="-0.01955979108810425" office:value-type="float"/>
          <table:table-cell office:value="-0.01837150812149048" office:value-type="float"/>
          <table:table-cell office:value="-0.016366773247718812" office:value-type="float"/>
          <table:table-cell office:value="0.01999735951423645" office:value-type="float"/>
          <table:table-cell office:value="0.019606949090957643" office:value-type="float"/>
          <table:table-cell office:value="0.018506784439086914" office:value-type="float"/>
          <table:table-cell office:value="0.07395012343602883" office:value-type="float"/>
          <table:table-cell office:value="2" office:value-type="float"/>
          <table:table-cell office:value="-0.009904478788375855" office:value-type="float"/>
          <table:table-cell office:value="-0.009605613350868226" office:value-type="float"/>
          <table:table-cell office:value="-0.007967802882194518" office:value-type="float"/>
          <table:table-cell office:value="0.00999943494796753" office:value-type="float"/>
          <table:table-cell office:value="0.009836509227752687" office:value-type="float"/>
          <table:table-cell office:value="0.009399914741516113" office:value-type="float"/>
        </table:table-row>
        <table:table-row>
          <table:table-cell office:value="-0.029444946050643923" office:value-type="float"/>
          <table:table-cell office:value="-0.027923400998115543" office:value-type="float"/>
          <table:table-cell office:value="-0.024387127161026003" office:value-type="float"/>
          <table:table-cell office:value="0.029996596574783325" office:value-type="float"/>
          <table:table-cell office:value="0.029425536394119267" office:value-type="float"/>
          <table:table-cell office:value="0.027864105701446533" office:value-type="float"/>
          <table:table-cell office:value="0.06618096938265028" office:value-type="float"/>
          <table:table-cell office:value="3" office:value-type="float"/>
          <table:table-cell office:value="-0.009885154962539673" office:value-type="float"/>
          <table:table-cell office:value="-0.009551892876625062" office:value-type="float"/>
          <table:table-cell office:value="-0.008020353913307191" office:value-type="float"/>
          <table:table-cell office:value="0.009999237060546876" office:value-type="float"/>
          <table:table-cell office:value="0.009818587303161623" office:value-type="float"/>
          <table:table-cell office:value="0.00935732126235962" office:value-type="float"/>
        </table:table-row>
        <table:table-row>
          <table:table-cell office:value="-0.03932811915874482" office:value-type="float"/>
          <table:table-cell office:value="-0.03747057378292084" office:value-type="float"/>
          <table:table-cell office:value="-0.03242230892181397" office:value-type="float"/>
          <table:table-cell office:value="0.039995814561843875" office:value-type="float"/>
          <table:table-cell office:value="0.03924187541007996" office:value-type="float"/>
          <table:table-cell office:value="0.037217235565185545" office:value-type="float"/>
          <table:table-cell office:value="0.05836269356192418" office:value-type="float"/>
          <table:table-cell office:value="4" office:value-type="float"/>
          <table:table-cell office:value="-0.009883173108100891" office:value-type="float"/>
          <table:table-cell office:value="-0.009547172784805298" office:value-type="float"/>
          <table:table-cell office:value="-0.008035181760787964" office:value-type="float"/>
          <table:table-cell office:value="0.009999217987060547" office:value-type="float"/>
          <table:table-cell office:value="0.009816339015960693" office:value-type="float"/>
          <table:table-cell office:value="0.009353129863739014" office:value-type="float"/>
        </table:table-row>
        <table:table-row>
          <table:table-cell office:value="-0.049211505055427554" office:value-type="float"/>
          <table:table-cell office:value="-0.04702995657920837" office:value-type="float"/>
          <table:table-cell office:value="-0.04056414902210236" office:value-type="float"/>
          <table:table-cell office:value="0.049995044469833376" office:value-type="float"/>
          <table:table-cell office:value="0.04905988335609436" office:value-type="float"/>
          <table:table-cell office:value="0.046574387550354" office:value-type="float"/>
          <table:table-cell office:value="0.05052824739407737" office:value-type="float"/>
          <table:table-cell office:value="5" office:value-type="float"/>
          <table:table-cell office:value="-0.00988338589668274" office:value-type="float"/>
          <table:table-cell office:value="-0.009559382796287538" office:value-type="float"/>
          <table:table-cell office:value="-0.008141840100288391" office:value-type="float"/>
          <table:table-cell office:value="0.009999229907989503" office:value-type="float"/>
          <table:table-cell office:value="0.009818007946014404" office:value-type="float"/>
          <table:table-cell office:value="0.009357151985168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8732907176017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0527037121" office:value-type="float"/>
          <table:table-cell office:value="6" office:value-type="float"/>
          <table:table-cell office:value="-0.00988292157649994" office:value-type="float"/>
          <table:table-cell office:value="-0.009559406042098999" office:value-type="float"/>
          <table:table-cell office:value="-0.008168758153915406" office:value-type="float"/>
          <table:table-cell office:value="0.00999922752380371" office:value-type="float"/>
          <table:table-cell office:value="0.009817333221435546" office:value-type="float"/>
          <table:table-cell office:value="0.0093564009666442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9549410676" office:value-type="float"/>
          <table:table-cell office:value="7" office:value-type="float"/>
          <table:table-cell office:value="-0.009884598255157471" office:value-type="float"/>
          <table:table-cell office:value="-0.009575932621955871" office:value-type="float"/>
          <table:table-cell office:value="-0.008222970366477966" office:value-type="float"/>
          <table:table-cell office:value="0.009999256134033204" office:value-type="float"/>
          <table:table-cell office:value="0.009821455478668214" office:value-type="float"/>
          <table:table-cell office:value="0.009363751411437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88034665044" office:value-type="float"/>
          <table:table-cell office:value="8" office:value-type="float"/>
          <table:table-cell office:value="-0.009884715676307679" office:value-type="float"/>
          <table:table-cell office:value="-0.009576269388198853" office:value-type="float"/>
          <table:table-cell office:value="-0.00822339415550232" office:value-type="float"/>
          <table:table-cell office:value="0.009999258518218994" office:value-type="float"/>
          <table:table-cell office:value="0.009821677207946777" office:value-type="float"/>
          <table:table-cell office:value="0.009364175796508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8880966464" office:value-type="float"/>
          <table:table-cell office:value="9" office:value-type="float"/>
          <table:table-cell office:value="-0.00988485038280487" office:value-type="float"/>
          <table:table-cell office:value="-0.00958987593650818" office:value-type="float"/>
          <table:table-cell office:value="-0.008234033584594727" office:value-type="float"/>
          <table:table-cell office:value="0.009999266862869264" office:value-type="float"/>
          <table:table-cell office:value="0.009823586940765383" office:value-type="float"/>
          <table:table-cell office:value="0.009365612268447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1793826201" office:value-type="float"/>
          <table:table-cell office:value="10" office:value-type="float"/>
          <table:table-cell office:value="-0.009884849786758423" office:value-type="float"/>
          <table:table-cell office:value="-0.009589875340461731" office:value-type="float"/>
          <table:table-cell office:value="-0.008234031200408935" office:value-type="float"/>
          <table:table-cell office:value="0.009999266862869264" office:value-type="float"/>
          <table:table-cell office:value="0.009823586940765383" office:value-type="float"/>
          <table:table-cell office:value="0.0093656110763549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5181789413" office:value-type="float"/>
          <table:table-cell office:value="11" office:value-type="float"/>
          <table:table-cell office:value="-0.009884315133094788" office:value-type="float"/>
          <table:table-cell office:value="-0.009602279663085937" office:value-type="float"/>
          <table:table-cell office:value="-0.008207235932350159" office:value-type="float"/>
          <table:table-cell office:value="0.00999927043914795" office:value-type="float"/>
          <table:table-cell office:value="0.00982496500015259" office:value-type="float"/>
          <table:table-cell office:value="0.0093641734123229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35093028623796" office:value-type="float"/>
          <table:table-cell office:value="12" office:value-type="float"/>
          <table:table-cell office:value="-0.009884315133094788" office:value-type="float"/>
          <table:table-cell office:value="-0.009602280259132385" office:value-type="float"/>
          <table:table-cell office:value="-0.008207237720489502" office:value-type="float"/>
          <table:table-cell office:value="0.00999927043914795" office:value-type="float"/>
          <table:table-cell office:value="0.00982496500015259" office:value-type="float"/>
          <table:table-cell office:value="0.0093641734123229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20425375" office:value-type="float"/>
          <table:table-cell office:value="13" office:value-type="float"/>
          <table:table-cell office:value="-0.009883356690406799" office:value-type="float"/>
          <table:table-cell office:value="-0.009613847136497497" office:value-type="float"/>
          <table:table-cell office:value="-0.008148999810218811" office:value-type="float"/>
          <table:table-cell office:value="0.00999927043914795" office:value-type="float"/>
          <table:table-cell office:value="0.009825838804244995" office:value-type="float"/>
          <table:table-cell office:value="0.0093613994121551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2851926875" office:value-type="float"/>
          <table:table-cell office:value="14" office:value-type="float"/>
          <table:table-cell office:value="-0.009883371591567993" office:value-type="float"/>
          <table:table-cell office:value="-0.009613891243934632" office:value-type="float"/>
          <table:table-cell office:value="-0.008149036169052125" office:value-type="float"/>
          <table:table-cell office:value="0.00999927043914795" office:value-type="float"/>
          <table:table-cell office:value="0.009825851917266848" office:value-type="float"/>
          <table:table-cell office:value="0.009361431598663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8874341802" office:value-type="float"/>
          <table:table-cell office:value="15" office:value-type="float"/>
          <table:table-cell office:value="-0.009882157444953918" office:value-type="float"/>
          <table:table-cell office:value="-0.009624983072280885" office:value-type="float"/>
          <table:table-cell office:value="-0.008062291145324706" office:value-type="float"/>
          <table:table-cell office:value="0.009999269247055053" office:value-type="float"/>
          <table:table-cell office:value="0.009826412200927734" office:value-type="float"/>
          <table:table-cell office:value="0.009359195232391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02215011645" office:value-type="float"/>
          <table:table-cell office:value="16" office:value-type="float"/>
          <table:table-cell office:value="-0.009882157444953918" office:value-type="float"/>
          <table:table-cell office:value="-0.009624983668327331" office:value-type="float"/>
          <table:table-cell office:value="-0.008062291741371155" office:value-type="float"/>
          <table:table-cell office:value="0.009999269247055053" office:value-type="float"/>
          <table:table-cell office:value="0.009826412200927734" office:value-type="float"/>
          <table:table-cell office:value="0.009359195232391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1946779762" office:value-type="float"/>
          <table:table-cell office:value="17" office:value-type="float"/>
          <table:table-cell office:value="-0.009880748987197875" office:value-type="float"/>
          <table:table-cell office:value="-0.009635729789733887" office:value-type="float"/>
          <table:table-cell office:value="-0.007953137755393982" office:value-type="float"/>
          <table:table-cell office:value="0.009999265670776367" office:value-type="float"/>
          <table:table-cell office:value="0.009826730489730836" office:value-type="float"/>
          <table:table-cell office:value="0.0093581390380859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45709993356" office:value-type="float"/>
          <table:table-cell office:value="18" office:value-type="float"/>
          <table:table-cell office:value="-0.009880748987197875" office:value-type="float"/>
          <table:table-cell office:value="-0.009635728597640992" office:value-type="float"/>
          <table:table-cell office:value="-0.007953134179115296" office:value-type="float"/>
          <table:table-cell office:value="0.009999265670776367" office:value-type="float"/>
          <table:table-cell office:value="0.009826730489730836" office:value-type="float"/>
          <table:table-cell office:value="0.0093581366539001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2733389844" office:value-type="float"/>
          <table:table-cell office:value="19" office:value-type="float"/>
          <table:table-cell office:value="-0.00987929940223694" office:value-type="float"/>
          <table:table-cell office:value="-0.009646285772323609" office:value-type="float"/>
          <table:table-cell office:value="-0.007826019525527955" office:value-type="float"/>
          <table:table-cell office:value="0.00999926209449768" office:value-type="float"/>
          <table:table-cell office:value="0.00982701539993286" office:value-type="float"/>
          <table:table-cell office:value="0.0093594992160797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2932682572" office:value-type="float"/>
          <table:table-cell office:value="20" office:value-type="float"/>
          <table:table-cell office:value="-0.009879298806190491" office:value-type="float"/>
          <table:table-cell office:value="-0.009646285772323609" office:value-type="float"/>
          <table:table-cell office:value="-0.007826017737388611" office:value-type="float"/>
          <table:table-cell office:value="0.00999926209449768" office:value-type="float"/>
          <table:table-cell office:value="0.00982701539993286" office:value-type="float"/>
          <table:table-cell office:value="0.0093594980239868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1531430578802" office:value-type="float"/>
          <table:table-cell office:value="21" office:value-type="float"/>
          <table:table-cell office:value="-0.009877917170524598" office:value-type="float"/>
          <table:table-cell office:value="-0.009656817317008973" office:value-type="float"/>
          <table:table-cell office:value="-0.00768746018409729" office:value-type="float"/>
          <table:table-cell office:value="0.00999925971031189" office:value-type="float"/>
          <table:table-cell office:value="0.009827435016632082" office:value-type="float"/>
          <table:table-cell office:value="0.0093636643886566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98306853013" office:value-type="float"/>
          <table:table-cell office:value="22" office:value-type="float"/>
          <table:table-cell office:value="-0.009877986311912538" office:value-type="float"/>
          <table:table-cell office:value="-0.009656980037689208" office:value-type="float"/>
          <table:table-cell office:value="-0.007687970399856568" office:value-type="float"/>
          <table:table-cell office:value="0.009999260902404784" office:value-type="float"/>
          <table:table-cell office:value="0.00982750415802002" office:value-type="float"/>
          <table:table-cell office:value="0.009363826513290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0536428504" office:value-type="float"/>
          <table:table-cell office:value="23" office:value-type="float"/>
          <table:table-cell office:value="-0.009876714944839477" office:value-type="float"/>
          <table:table-cell office:value="-0.009667627811431885" office:value-type="float"/>
          <table:table-cell office:value="-0.007535679340362549" office:value-type="float"/>
          <table:table-cell office:value="0.009999258518218994" office:value-type="float"/>
          <table:table-cell office:value="0.009827942848205566" office:value-type="float"/>
          <table:table-cell office:value="0.0093704295158386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7252617636" office:value-type="float"/>
          <table:table-cell office:value="24" office:value-type="float"/>
          <table:table-cell office:value="-0.00987665593624115" office:value-type="float"/>
          <table:table-cell office:value="-0.009667491912841797" office:value-type="float"/>
          <table:table-cell office:value="-0.00753523588180542" office:value-type="float"/>
          <table:table-cell office:value="0.009999258518218994" office:value-type="float"/>
          <table:table-cell office:value="0.00982788324356079" office:value-type="float"/>
          <table:table-cell office:value="0.0093702912330627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49458012" office:value-type="float"/>
          <table:table-cell office:value="25" office:value-type="float"/>
          <table:table-cell office:value="-0.009875408411026002" office:value-type="float"/>
          <table:table-cell office:value="-0.009677890539169311" office:value-type="float"/>
          <table:table-cell office:value="-0.007358005046844482" office:value-type="float"/>
          <table:table-cell office:value="0.009999256134033204" office:value-type="float"/>
          <table:table-cell office:value="0.00982818365097046" office:value-type="float"/>
          <table:table-cell office:value="0.0093784666061401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6635786609" office:value-type="float"/>
          <table:table-cell office:value="26" office:value-type="float"/>
          <table:table-cell office:value="-0.009875408411026002" office:value-type="float"/>
          <table:table-cell office:value="-0.00967789113521576" office:value-type="float"/>
          <table:table-cell office:value="-0.007358006238937378" office:value-type="float"/>
          <table:table-cell office:value="0.009999256134033204" office:value-type="float"/>
          <table:table-cell office:value="0.009828184843063354" office:value-type="float"/>
          <table:table-cell office:value="0.0093784666061401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0531897395" office:value-type="float"/>
          <table:table-cell office:value="27" office:value-type="float"/>
          <table:table-cell office:value="-0.009873953461647034" office:value-type="float"/>
          <table:table-cell office:value="-0.009687464833259583" office:value-type="float"/>
          <table:table-cell office:value="-0.007154390811920167" office:value-type="float"/>
          <table:table-cell office:value="0.009999251365661621" office:value-type="float"/>
          <table:table-cell office:value="0.009828181266784667" office:value-type="float"/>
          <table:table-cell office:value="0.0093867003917694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01324913796" office:value-type="float"/>
          <table:table-cell office:value="28" office:value-type="float"/>
          <table:table-cell office:value="-0.009873953461647034" office:value-type="float"/>
          <table:table-cell office:value="-0.009687464833259583" office:value-type="float"/>
          <table:table-cell office:value="-0.007154390811920167" office:value-type="float"/>
          <table:table-cell office:value="0.009999251365661621" office:value-type="float"/>
          <table:table-cell office:value="0.009828181266784667" office:value-type="float"/>
          <table:table-cell office:value="0.0093866991996765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1901992075" office:value-type="float"/>
          <table:table-cell office:value="29" office:value-type="float"/>
          <table:table-cell office:value="-0.009872022271156312" office:value-type="float"/>
          <table:table-cell office:value="-0.00969680368900299" office:value-type="float"/>
          <table:table-cell office:value="-0.006920947432518006" office:value-type="float"/>
          <table:table-cell office:value="0.009999244213104249" office:value-type="float"/>
          <table:table-cell office:value="0.00982811450958252" office:value-type="float"/>
          <table:table-cell office:value="0.0093956923484802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33404701955" office:value-type="float"/>
          <table:table-cell office:value="30" office:value-type="float"/>
          <table:table-cell office:value="-0.009871959090232849" office:value-type="float"/>
          <table:table-cell office:value="-0.009696674942970275" office:value-type="float"/>
          <table:table-cell office:value="-0.006920474767684937" office:value-type="float"/>
          <table:table-cell office:value="0.009999244213104249" office:value-type="float"/>
          <table:table-cell office:value="0.009828052520751954" office:value-type="float"/>
          <table:table-cell office:value="0.0093955540657043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9661487603" office:value-type="float"/>
          <table:table-cell office:value="31" office:value-type="float"/>
          <table:table-cell office:value="-0.009869746565818786" office:value-type="float"/>
          <table:table-cell office:value="-0.009705129265785218" office:value-type="float"/>
          <table:table-cell office:value="-0.006628162860870361" office:value-type="float"/>
          <table:table-cell office:value="0.009999234676361083" office:value-type="float"/>
          <table:table-cell office:value="0.00982750654220581" office:value-type="float"/>
          <table:table-cell office:value="0.00940326929092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39968514535" office:value-type="float"/>
          <table:table-cell office:value="32" office:value-type="float"/>
          <table:table-cell office:value="-0.009869747161865235" office:value-type="float"/>
          <table:table-cell office:value="-0.009705129861831665" office:value-type="float"/>
          <table:table-cell office:value="-0.0066281652450561526" office:value-type="float"/>
          <table:table-cell office:value="0.009999234676361083" office:value-type="float"/>
          <table:table-cell office:value="0.00982750654220581" office:value-type="float"/>
          <table:table-cell office:value="0.0094032692909240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04696851834" office:value-type="float"/>
          <table:table-cell office:value="33" office:value-type="float"/>
          <table:table-cell office:value="-0.009868097305297852" office:value-type="float"/>
          <table:table-cell office:value="-0.009711084961891174" office:value-type="float"/>
          <table:table-cell office:value="-0.006285853385925293" office:value-type="float"/>
          <table:table-cell office:value="0.00999922275543213" office:value-type="float"/>
          <table:table-cell office:value="0.00982560157775879" office:value-type="float"/>
          <table:table-cell office:value="0.009407236576080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7173048252" office:value-type="float"/>
          <table:table-cell office:value="34" office:value-type="float"/>
          <table:table-cell office:value="-0.009868097305297852" office:value-type="float"/>
          <table:table-cell office:value="-0.009711084961891174" office:value-type="float"/>
          <table:table-cell office:value="-0.0062858545780181884" office:value-type="float"/>
          <table:table-cell office:value="0.00999922275543213" office:value-type="float"/>
          <table:table-cell office:value="0.00982560157775879" office:value-type="float"/>
          <table:table-cell office:value="0.009407236576080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45937639854" office:value-type="float"/>
          <table:table-cell office:value="35" office:value-type="float"/>
          <table:table-cell office:value="-0.009865742325782776" office:value-type="float"/>
          <table:table-cell office:value="-0.00971684455871582" office:value-type="float"/>
          <table:table-cell office:value="-0.005890863537788392" office:value-type="float"/>
          <table:table-cell office:value="0.009999208450317381" office:value-type="float"/>
          <table:table-cell office:value="0.009823579788208006" office:value-type="float"/>
          <table:table-cell office:value="0.0094108891487121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37391597587086" office:value-type="float"/>
          <table:table-cell office:value="36" office:value-type="float"/>
          <table:table-cell office:value="-0.009865742921829224" office:value-type="float"/>
          <table:table-cell office:value="-0.009716845154762269" office:value-type="float"/>
          <table:table-cell office:value="-0.00589086651802063" office:value-type="float"/>
          <table:table-cell office:value="0.009999208450317381" office:value-type="float"/>
          <table:table-cell office:value="0.009823579788208006" office:value-type="float"/>
          <table:table-cell office:value="0.0094108903408050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0078992412" office:value-type="float"/>
          <table:table-cell office:value="37" office:value-type="float"/>
          <table:table-cell office:value="-0.009862938523292541" office:value-type="float"/>
          <table:table-cell office:value="-0.00972200870513916" office:value-type="float"/>
          <table:table-cell office:value="-0.005436275601387024" office:value-type="float"/>
          <table:table-cell office:value="0.00999919056892395" office:value-type="float"/>
          <table:table-cell office:value="0.009821178913116456" office:value-type="float"/>
          <table:table-cell office:value="0.009413142204284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67367548541" office:value-type="float"/>
          <table:table-cell office:value="38" office:value-type="float"/>
          <table:table-cell office:value="-0.00986290454864502" office:value-type="float"/>
          <table:table-cell office:value="-0.00972194790840149" office:value-type="float"/>
          <table:table-cell office:value="-0.005436029434204102" office:value-type="float"/>
          <table:table-cell office:value="0.009999189376831056" office:value-type="float"/>
          <table:table-cell office:value="0.009821144342422485" office:value-type="float"/>
          <table:table-cell office:value="0.0094130706787109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41737220833696" office:value-type="float"/>
          <table:table-cell office:value="39" office:value-type="float"/>
          <table:table-cell office:value="-0.00985986590385437" office:value-type="float"/>
          <table:table-cell office:value="-0.009726490378379821" office:value-type="float"/>
          <table:table-cell office:value="-0.0049241256713867185" office:value-type="float"/>
          <table:table-cell office:value="0.009999169111251831" office:value-type="float"/>
          <table:table-cell office:value="0.009818224906921387" office:value-type="float"/>
          <table:table-cell office:value="0.009413566589355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2153394387" office:value-type="float"/>
          <table:table-cell office:value="40" office:value-type="float"/>
          <table:table-cell office:value="-0.009859783053398132" office:value-type="float"/>
          <table:table-cell office:value="-0.009726343750953674" office:value-type="float"/>
          <table:table-cell office:value="-0.004923644065856934" office:value-type="float"/>
          <table:table-cell office:value="0.009999167919158935" office:value-type="float"/>
          <table:table-cell office:value="0.009818145036697387" office:value-type="float"/>
          <table:table-cell office:value="0.0094133996963500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64572664084" office:value-type="float"/>
          <table:table-cell office:value="41" office:value-type="float"/>
          <table:table-cell office:value="-0.009856489300727845" office:value-type="float"/>
          <table:table-cell office:value="-0.009730332493782044" office:value-type="float"/>
          <table:table-cell office:value="-0.004350371360778808" office:value-type="float"/>
          <table:table-cell office:value="0.009999144077301026" office:value-type="float"/>
          <table:table-cell office:value="0.009814728498458861" office:value-type="float"/>
          <table:table-cell office:value="0.00941221237182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2200577892" office:value-type="float"/>
          <table:table-cell office:value="42" office:value-type="float"/>
          <table:table-cell office:value="-0.009856489896774292" office:value-type="float"/>
          <table:table-cell office:value="-0.00973033308982849" office:value-type="float"/>
          <table:table-cell office:value="-0.0043503737449646" office:value-type="float"/>
          <table:table-cell office:value="0.009999144077301026" office:value-type="float"/>
          <table:table-cell office:value="0.009814729690551758" office:value-type="float"/>
          <table:table-cell office:value="0.00941221237182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6482867987" office:value-type="float"/>
          <table:table-cell office:value="43" office:value-type="float"/>
          <table:table-cell office:value="-0.009853107929229736" office:value-type="float"/>
          <table:table-cell office:value="-0.009734140038490295" office:value-type="float"/>
          <table:table-cell office:value="-0.0036928898096084597" office:value-type="float"/>
          <table:table-cell office:value="0.009999120235443115" office:value-type="float"/>
          <table:table-cell office:value="0.009811005592346192" office:value-type="float"/>
          <table:table-cell office:value="0.009409565925598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5190107023" office:value-type="float"/>
          <table:table-cell office:value="44" office:value-type="float"/>
          <table:table-cell office:value="-0.009853108525276185" office:value-type="float"/>
          <table:table-cell office:value="-0.009734140634536743" office:value-type="float"/>
          <table:table-cell office:value="-0.003692890405654907" office:value-type="float"/>
          <table:table-cell office:value="0.009999120235443115" office:value-type="float"/>
          <table:table-cell office:value="0.009811005592346192" office:value-type="float"/>
          <table:table-cell office:value="0.00940956711769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959253734076" office:value-type="float"/>
          <table:table-cell office:value="45" office:value-type="float"/>
          <table:table-cell office:value="-0.009849780797958374" office:value-type="float"/>
          <table:table-cell office:value="-0.009738104343414307" office:value-type="float"/>
          <table:table-cell office:value="-0.0029820835590362547" office:value-type="float"/>
          <table:table-cell office:value="0.009999094009399414" office:value-type="float"/>
          <table:table-cell office:value="0.00980719804763794" office:value-type="float"/>
          <table:table-cell office:value="0.00940612316131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02586611364" office:value-type="float"/>
          <table:table-cell office:value="46" office:value-type="float"/>
          <table:table-cell office:value="-0.009849780201911927" office:value-type="float"/>
          <table:table-cell office:value="-0.009738103151321412" office:value-type="float"/>
          <table:table-cell office:value="-0.002982081174850464" office:value-type="float"/>
          <table:table-cell office:value="0.009999094009399414" office:value-type="float"/>
          <table:table-cell office:value="0.009807196855545043" office:value-type="float"/>
          <table:table-cell office:value="0.00940612316131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04443738" office:value-type="float"/>
          <table:table-cell office:value="47" office:value-type="float"/>
          <table:table-cell office:value="-0.009846569895744324" office:value-type="float"/>
          <table:table-cell office:value="-0.009742388725280762" office:value-type="float"/>
          <table:table-cell office:value="-0.0022402966022491456" office:value-type="float"/>
          <table:table-cell office:value="0.009999070167541506" office:value-type="float"/>
          <table:table-cell office:value="0.009803454875946046" office:value-type="float"/>
          <table:table-cell office:value="0.00940203070640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4864915529" office:value-type="float"/>
          <table:table-cell office:value="48" office:value-type="float"/>
          <table:table-cell office:value="-0.009846569895744324" office:value-type="float"/>
          <table:table-cell office:value="-0.00974238932132721" office:value-type="float"/>
          <table:table-cell office:value="-0.002240297198295593" office:value-type="float"/>
          <table:table-cell office:value="0.009999070167541506" office:value-type="float"/>
          <table:table-cell office:value="0.009803454875946046" office:value-type="float"/>
          <table:table-cell office:value="0.009402030706405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4297155232" office:value-type="float"/>
          <table:table-cell office:value="49" office:value-type="float"/>
          <table:table-cell office:value="-0.009843354225158692" office:value-type="float"/>
          <table:table-cell office:value="-0.009746987819671631" office:value-type="float"/>
          <table:table-cell office:value="-0.0014769256114959724" office:value-type="float"/>
          <table:table-cell office:value="0.009999046325683594" office:value-type="float"/>
          <table:table-cell office:value="0.009799790382385253" office:value-type="float"/>
          <table:table-cell office:value="0.0093970251083374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22691909627356" office:value-type="float"/>
          <table:table-cell office:value="50" office:value-type="float"/>
          <table:table-cell office:value="-0.009843354225158692" office:value-type="float"/>
          <table:table-cell office:value="-0.00974698841571808" office:value-type="float"/>
          <table:table-cell office:value="-0.001476926207542419" office:value-type="float"/>
          <table:table-cell office:value="0.009999046325683594" office:value-type="float"/>
          <table:table-cell office:value="0.009799790382385253" office:value-type="float"/>
          <table:table-cell office:value="0.00939702630043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871400884845" office:value-type="float"/>
          <table:table-cell office:value="51" office:value-type="float"/>
          <table:table-cell office:value="-0.009840195775032043" office:value-type="float"/>
          <table:table-cell office:value="-0.009751880764961243" office:value-type="float"/>
          <table:table-cell office:value="-0.0007222646474838255" office:value-type="float"/>
          <table:table-cell office:value="0.009999024868011476" office:value-type="float"/>
          <table:table-cell office:value="0.009796320199966431" office:value-type="float"/>
          <table:table-cell office:value="0.009390728473663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4314360573634" office:value-type="float"/>
          <table:table-cell office:value="52" office:value-type="float"/>
          <table:table-cell office:value="-0.009840121269226074" office:value-type="float"/>
          <table:table-cell office:value="-0.009751771688461305" office:value-type="float"/>
          <table:table-cell office:value="-0.000722171664237976" office:value-type="float"/>
          <table:table-cell office:value="0.009999024868011476" office:value-type="float"/>
          <table:table-cell office:value="0.00979624629020691" office:value-type="float"/>
          <table:table-cell office:value="0.0093905878067016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77897550806" office:value-type="float"/>
          <table:table-cell office:value="53" office:value-type="float"/>
          <table:table-cell office:value="-0.00983698308467865" office:value-type="float"/>
          <table:table-cell office:value="-0.009756608009338379" office:value-type="float"/>
          <table:table-cell office:value="-3.9390921592712125e-05" office:value-type="float"/>
          <table:table-cell office:value="0.009999003410339357" office:value-type="float"/>
          <table:table-cell office:value="0.009793078899383545" office:value-type="float"/>
          <table:table-cell office:value="0.009383220672607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4078941672374" office:value-type="float"/>
          <table:table-cell office:value="54" office:value-type="float"/>
          <table:table-cell office:value="-0.009836984276771545" office:value-type="float"/>
          <table:table-cell office:value="-0.00975661039352417" office:value-type="float"/>
          <table:table-cell office:value="-3.93450260162357e-05" office:value-type="float"/>
          <table:table-cell office:value="0.009999003410339357" office:value-type="float"/>
          <table:table-cell office:value="0.009793080091476442" office:value-type="float"/>
          <table:table-cell office:value="0.009383220672607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94438588619232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473446698276" office:value-type="float"/>
          <table:table-cell office:value="55" office:value-type="float"/>
          <table:table-cell office:value="-0.009834139943122863" office:value-type="float"/>
          <table:table-cell office:value="-0.00976158380508423" office:value-type="float"/>
          <table:table-cell office:value="0.0005561411380767822" office:value-type="float"/>
          <table:table-cell office:value="0.009998987913131715" office:value-type="float"/>
          <table:table-cell office:value="0.009790430068969727" office:value-type="float"/>
          <table:table-cell office:value="0.009376337528228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88876378536224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723926694" office:value-type="float"/>
          <table:table-cell office:value="56" office:value-type="float"/>
          <table:table-cell office:value="-0.009834028482437134" office:value-type="float"/>
          <table:table-cell office:value="-0.009761442542076112" office:value-type="float"/>
          <table:table-cell office:value="0.000556221008300781" office:value-type="float"/>
          <table:table-cell office:value="0.009998986721038819" office:value-type="float"/>
          <table:table-cell office:value="0.009790282249450685" office:value-type="float"/>
          <table:table-cell office:value="0.0093760704994201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78181076049804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5745739186" office:value-type="float"/>
          <table:table-cell office:value="57" office:value-type="float"/>
          <table:table-cell office:value="-0.009831535816192628" office:value-type="float"/>
          <table:table-cell office:value="-0.00976644515991211" office:value-type="float"/>
          <table:table-cell office:value="0.0010695302486419672" office:value-type="float"/>
          <table:table-cell office:value="0.009998972415924073" office:value-type="float"/>
          <table:table-cell office:value="0.009788026809692383" office:value-type="float"/>
          <table:table-cell office:value="0.0093692135810852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674852132797241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621568182035" office:value-type="float"/>
          <table:table-cell office:value="58" office:value-type="float"/>
          <table:table-cell office:value="-0.009831367135047913" office:value-type="float"/>
          <table:table-cell office:value="-0.009766242504119874" office:value-type="float"/>
          <table:table-cell office:value="0.0010695862770080562" office:value-type="float"/>
          <table:table-cell office:value="0.00999897003173828" office:value-type="float"/>
          <table:table-cell office:value="0.009787786006927491" office:value-type="float"/>
          <table:table-cell office:value="0.0093687844276428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52270221710205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47915201248" office:value-type="float"/>
          <table:table-cell office:value="59" office:value-type="float"/>
          <table:table-cell office:value="-0.009829518795013427" office:value-type="float"/>
          <table:table-cell office:value="-0.009771543145179749" office:value-type="float"/>
          <table:table-cell office:value="0.0015214991569519037" office:value-type="float"/>
          <table:table-cell office:value="0.009998960494995117" office:value-type="float"/>
          <table:table-cell office:value="0.009785974025726318" office:value-type="float"/>
          <table:table-cell office:value="0.0093636882305145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37053310871124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9157385612102" office:value-type="float"/>
          <table:table-cell office:value="60" office:value-type="float"/>
          <table:table-cell office:value="-0.009829290509223938" office:value-type="float"/>
          <table:table-cell office:value="-0.00977128267288208" office:value-type="float"/>
          <table:table-cell office:value="0.0015216910839080805" office:value-type="float"/>
          <table:table-cell office:value="0.009998956918716431" office:value-type="float"/>
          <table:table-cell office:value="0.00978564739227295" office:value-type="float"/>
          <table:table-cell office:value="0.009363102912902833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875391125679017" office:value-type="float"/>
          <table:table-cell office:value="-0.009831992387771606" office:value-type="float"/>
          <table:table-cell office:value="0.0023548841476440426" office:value-type="float"/>
          <table:table-cell office:value="0.009999469518661498" office:value-type="float"/>
          <table:table-cell office:value="0.009845964908599852" office:value-type="float"/>
          <table:table-cell office:value="0.00947822093963623" office:value-type="float"/>
          <table:table-cell office:value="0.3523424310768655" office:value-type="float"/>
          <table:table-cell office:value="1" office:value-type="float"/>
          <table:table-cell office:value="-0.009875391125679017" office:value-type="float"/>
          <table:table-cell office:value="-0.009831992387771606" office:value-type="float"/>
          <table:table-cell office:value="0.0023548841476440426" office:value-type="float"/>
          <table:table-cell office:value="0.009999469518661498" office:value-type="float"/>
          <table:table-cell office:value="0.009845964908599852" office:value-type="float"/>
          <table:table-cell office:value="0.00947822093963623" office:value-type="float"/>
        </table:table-row>
        <table:table-row>
          <table:table-cell office:value="-0.019802284836769105" office:value-type="float"/>
          <table:table-cell office:value="-0.01973451018333435" office:value-type="float"/>
          <table:table-cell office:value="0.005008058547973633" office:value-type="float"/>
          <table:table-cell office:value="0.019999254941940308" office:value-type="float"/>
          <table:table-cell office:value="0.01973112106323242" office:value-type="float"/>
          <table:table-cell office:value="0.019047057628631594" office:value-type="float"/>
          <table:table-cell office:value="0.08098988607337845" office:value-type="float"/>
          <table:table-cell office:value="2" office:value-type="float"/>
          <table:table-cell office:value="-0.009926893711090089" office:value-type="float"/>
          <table:table-cell office:value="-0.009902517795562744" office:value-type="float"/>
          <table:table-cell office:value="0.00265317440032959" office:value-type="float"/>
          <table:table-cell office:value="0.00999978542327881" office:value-type="float"/>
          <table:table-cell office:value="0.009885156154632568" office:value-type="float"/>
          <table:table-cell office:value="0.009568836688995363" office:value-type="float"/>
        </table:table-row>
        <table:table-row>
          <table:table-cell office:value="-0.029722619056701663" office:value-type="float"/>
          <table:table-cell office:value="-0.02963249385356903" office:value-type="float"/>
          <table:table-cell office:value="0.008011820316314698" office:value-type="float"/>
          <table:table-cell office:value="0.02999901533126831" office:value-type="float"/>
          <table:table-cell office:value="0.029610881805419917" office:value-type="float"/>
          <table:table-cell office:value="0.028602747917175292" office:value-type="float"/>
          <table:table-cell office:value="0.0840944494849399" office:value-type="float"/>
          <table:table-cell office:value="3" office:value-type="float"/>
          <table:table-cell office:value="-0.009920334219932556" office:value-type="float"/>
          <table:table-cell office:value="-0.009897983670234681" office:value-type="float"/>
          <table:table-cell office:value="0.003003761768341065" office:value-type="float"/>
          <table:table-cell office:value="0.009999760389328002" office:value-type="float"/>
          <table:table-cell office:value="0.009879760742187499" office:value-type="float"/>
          <table:table-cell office:value="0.0095556902885437" office:value-type="float"/>
        </table:table-row>
        <table:table-row>
          <table:table-cell office:value="-0.03955362021923066" office:value-type="float"/>
          <table:table-cell office:value="-0.039421586990356444" office:value-type="float"/>
          <table:table-cell office:value="0.010552839040756226" office:value-type="float"/>
          <table:table-cell office:value="0.039997975826263424" office:value-type="float"/>
          <table:table-cell office:value="0.03939541578292846" office:value-type="float"/>
          <table:table-cell office:value="0.03796404838562012" office:value-type="float"/>
          <table:table-cell office:value="0.07667396943285028" office:value-type="float"/>
          <table:table-cell office:value="4" office:value-type="float"/>
          <table:table-cell office:value="-0.009831001162528993" office:value-type="float"/>
          <table:table-cell office:value="-0.009789093136787415" office:value-type="float"/>
          <table:table-cell office:value="0.0025410187244415284" office:value-type="float"/>
          <table:table-cell office:value="0.009998960494995117" office:value-type="float"/>
          <table:table-cell office:value="0.009784533977508546" office:value-type="float"/>
          <table:table-cell office:value="0.009361300468444826" office:value-type="float"/>
        </table:table-row>
        <table:table-row>
          <table:table-cell office:value="-0.049380953311920175" office:value-type="float"/>
          <table:table-cell office:value="-0.04921594262123108" office:value-type="float"/>
          <table:table-cell office:value="0.013571785688400268" office:value-type="float"/>
          <table:table-cell office:value="0.04999693155288696" office:value-type="float"/>
          <table:table-cell office:value="0.04918000102043151" office:value-type="float"/>
          <table:table-cell office:value="0.047325683832168584" office:value-type="float"/>
          <table:table-cell office:value="0.06924865578370192" office:value-type="float"/>
          <table:table-cell office:value="5" office:value-type="float"/>
          <table:table-cell office:value="-0.009827333092689515" office:value-type="float"/>
          <table:table-cell office:value="-0.009794355630874633" office:value-type="float"/>
          <table:table-cell office:value="0.0030189466476440423" office:value-type="float"/>
          <table:table-cell office:value="0.009998955726623534" office:value-type="float"/>
          <table:table-cell office:value="0.009784585237503052" office:value-type="float"/>
          <table:table-cell office:value="0.009361635446548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165858888626098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387874" office:value-type="float"/>
          <table:table-cell office:value="6" office:value-type="float"/>
          <table:table-cell office:value="-0.0098273104429245" office:value-type="float"/>
          <table:table-cell office:value="-0.009794753789901734" office:value-type="float"/>
          <table:table-cell office:value="0.0030141031742095953" office:value-type="float"/>
          <table:table-cell office:value="0.00999896764755249" office:value-type="float"/>
          <table:table-cell office:value="0.009785580635070802" office:value-type="float"/>
          <table:table-cell office:value="0.009363650083541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01215696334838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893844619" office:value-type="float"/>
          <table:table-cell office:value="7" office:value-type="float"/>
          <table:table-cell office:value="-0.009825069308280945" office:value-type="float"/>
          <table:table-cell office:value="-0.009801633358001709" office:value-type="float"/>
          <table:table-cell office:value="0.0035356807708740237" office:value-type="float"/>
          <table:table-cell office:value="0.00999897360801697" office:value-type="float"/>
          <table:table-cell office:value="0.009786076545715333" office:value-type="float"/>
          <table:table-cell office:value="0.0093610644340515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365797996520996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901629435" office:value-type="float"/>
          <table:table-cell office:value="8" office:value-type="float"/>
          <table:table-cell office:value="-0.009824749231338501" office:value-type="float"/>
          <table:table-cell office:value="-0.009801384806632996" office:value-type="float"/>
          <table:table-cell office:value="0.003536410331726074" office:value-type="float"/>
          <table:table-cell office:value="0.00999897003173828" office:value-type="float"/>
          <table:table-cell office:value="0.009785574674606322" office:value-type="float"/>
          <table:table-cell office:value="0.0093601131439208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2772215127944946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120205101" office:value-type="float"/>
          <table:table-cell office:value="9" office:value-type="float"/>
          <table:table-cell office:value="-0.009821783304214477" office:value-type="float"/>
          <table:table-cell office:value="-0.009807394742965698" office:value-type="float"/>
          <table:table-cell office:value="0.004064171314239503" office:value-type="float"/>
          <table:table-cell office:value="0.00999896764755249" office:value-type="float"/>
          <table:table-cell office:value="0.009785292148590087" office:value-type="float"/>
          <table:table-cell office:value="0.0093528878688812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1787891387939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769421519" office:value-type="float"/>
          <table:table-cell office:value="10" office:value-type="float"/>
          <table:table-cell office:value="-0.009821589589118957" office:value-type="float"/>
          <table:table-cell office:value="-0.009807330369949342" office:value-type="float"/>
          <table:table-cell office:value="0.0040657401084899895" office:value-type="float"/>
          <table:table-cell office:value="0.0099989652633667" office:value-type="float"/>
          <table:table-cell office:value="0.009784896373748778" office:value-type="float"/>
          <table:table-cell office:value="0.00935202956199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363790786266326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793080713" office:value-type="float"/>
          <table:table-cell office:value="11" office:value-type="float"/>
          <table:table-cell office:value="-0.009818169474601747" office:value-type="float"/>
          <table:table-cell office:value="-0.009814154505729675" office:value-type="float"/>
          <table:table-cell office:value="0.004591187238693237" office:value-type="float"/>
          <table:table-cell office:value="0.00999897003173828" office:value-type="float"/>
          <table:table-cell office:value="0.009785877466201782" office:value-type="float"/>
          <table:table-cell office:value="0.0093456673622131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09732294082641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879081491" office:value-type="float"/>
          <table:table-cell office:value="12" office:value-type="float"/>
          <table:table-cell office:value="-0.009818041920661926" office:value-type="float"/>
          <table:table-cell office:value="-0.009814167618751526" office:value-type="float"/>
          <table:table-cell office:value="0.00459415078163147" office:value-type="float"/>
          <table:table-cell office:value="0.00999896764755249" office:value-type="float"/>
          <table:table-cell office:value="0.009785541296005248" office:value-type="float"/>
          <table:table-cell office:value="0.009344862699508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460833597183227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138192173" office:value-type="float"/>
          <table:table-cell office:value="13" office:value-type="float"/>
          <table:table-cell office:value="-0.009814390540122985" office:value-type="float"/>
          <table:table-cell office:value="-0.009821932315826416" office:value-type="float"/>
          <table:table-cell office:value="0.005110130310058594" office:value-type="float"/>
          <table:table-cell office:value="0.009998981952667236" office:value-type="float"/>
          <table:table-cell office:value="0.009788345098495485" office:value-type="float"/>
          <table:table-cell office:value="0.009341479539871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57096088" office:value-type="float"/>
          <table:table-cell office:value="14" office:value-type="float"/>
          <table:table-cell office:value="-0.009814479351043702" office:value-type="float"/>
          <table:table-cell office:value="-0.00982215702533722" office:value-type="float"/>
          <table:table-cell office:value="0.0051169753074646" office:value-type="float"/>
          <table:table-cell office:value="0.009998981952667236" office:value-type="float"/>
          <table:table-cell office:value="0.009788160324096679" office:value-type="float"/>
          <table:table-cell office:value="0.0093408298492431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530694792" office:value-type="float"/>
          <table:table-cell office:value="15" office:value-type="float"/>
          <table:table-cell office:value="-0.009811089038848878" office:value-type="float"/>
          <table:table-cell office:value="-0.009830734729766847" office:value-type="float"/>
          <table:table-cell office:value="0.005614433288574219" office:value-type="float"/>
          <table:table-cell office:value="0.009999005794525147" office:value-type="float"/>
          <table:table-cell office:value="0.009792774915695192" office:value-type="float"/>
          <table:table-cell office:value="0.0093392920494079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750075" office:value-type="float"/>
          <table:table-cell office:value="16" office:value-type="float"/>
          <table:table-cell office:value="-0.009811089038848878" office:value-type="float"/>
          <table:table-cell office:value="-0.009830734729766847" office:value-type="float"/>
          <table:table-cell office:value="0.005614433288574219" office:value-type="float"/>
          <table:table-cell office:value="0.009999005794525147" office:value-type="float"/>
          <table:table-cell office:value="0.009792774915695192" office:value-type="float"/>
          <table:table-cell office:value="0.0093392920494079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371583004" office:value-type="float"/>
          <table:table-cell office:value="17" office:value-type="float"/>
          <table:table-cell office:value="-0.009807243347167968" office:value-type="float"/>
          <table:table-cell office:value="-0.009839076399803161" office:value-type="float"/>
          <table:table-cell office:value="0.006069560050964354" office:value-type="float"/>
          <table:table-cell office:value="0.009999032020568848" office:value-type="float"/>
          <table:table-cell office:value="0.009798399209976197" office:value-type="float"/>
          <table:table-cell office:value="0.00933629631996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37498441" office:value-type="float"/>
          <table:table-cell office:value="18" office:value-type="float"/>
          <table:table-cell office:value="-0.009807243347167968" office:value-type="float"/>
          <table:table-cell office:value="-0.009839076399803161" office:value-type="float"/>
          <table:table-cell office:value="0.006069560050964354" office:value-type="float"/>
          <table:table-cell office:value="0.009999032020568848" office:value-type="float"/>
          <table:table-cell office:value="0.0097983980178833" office:value-type="float"/>
          <table:table-cell office:value="0.009336296319961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819534256" office:value-type="float"/>
          <table:table-cell office:value="19" office:value-type="float"/>
          <table:table-cell office:value="-0.00980322241783142" office:value-type="float"/>
          <table:table-cell office:value="-0.00984671652317047" office:value-type="float"/>
          <table:table-cell office:value="0.006471928358078001" office:value-type="float"/>
          <table:table-cell office:value="0.009999055862426756" office:value-type="float"/>
          <table:table-cell office:value="0.009804198741912842" office:value-type="float"/>
          <table:table-cell office:value="0.0093284618854522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654896216" office:value-type="float"/>
          <table:table-cell office:value="20" office:value-type="float"/>
          <table:table-cell office:value="-0.009803221821784973" office:value-type="float"/>
          <table:table-cell office:value="-0.00984671652317047" office:value-type="float"/>
          <table:table-cell office:value="0.006471929550170898" office:value-type="float"/>
          <table:table-cell office:value="0.009999055862426756" office:value-type="float"/>
          <table:table-cell office:value="0.009804198741912842" office:value-type="float"/>
          <table:table-cell office:value="0.0093284618854522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12277192961" office:value-type="float"/>
          <table:table-cell office:value="21" office:value-type="float"/>
          <table:table-cell office:value="-0.009799516797065736" office:value-type="float"/>
          <table:table-cell office:value="-0.00985381543636322" office:value-type="float"/>
          <table:table-cell office:value="0.0068271303176879895" office:value-type="float"/>
          <table:table-cell office:value="0.009999079704284668" office:value-type="float"/>
          <table:table-cell office:value="0.009810185432434082" office:value-type="float"/>
          <table:table-cell office:value="0.0093156027793884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607844732" office:value-type="float"/>
          <table:table-cell office:value="22" office:value-type="float"/>
          <table:table-cell office:value="-0.00979951560497284" office:value-type="float"/>
          <table:table-cell office:value="-0.009853814840316773" office:value-type="float"/>
          <table:table-cell office:value="0.006827123165130617" office:value-type="float"/>
          <table:table-cell office:value="0.009999079704284668" office:value-type="float"/>
          <table:table-cell office:value="0.009810184240341186" office:value-type="float"/>
          <table:table-cell office:value="0.0093156003952026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47602521" office:value-type="float"/>
          <table:table-cell office:value="23" office:value-type="float"/>
          <table:table-cell office:value="-0.009796289205551147" office:value-type="float"/>
          <table:table-cell office:value="-0.009860931038856506" office:value-type="float"/>
          <table:table-cell office:value="0.00714893341064453" office:value-type="float"/>
          <table:table-cell office:value="0.00999910593032837" office:value-type="float"/>
          <table:table-cell office:value="0.009816832542419435" office:value-type="float"/>
          <table:table-cell office:value="0.0092995429039001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802107758" office:value-type="float"/>
          <table:table-cell office:value="24" office:value-type="float"/>
          <table:table-cell office:value="-0.009796289205551147" office:value-type="float"/>
          <table:table-cell office:value="-0.009860931038856506" office:value-type="float"/>
          <table:table-cell office:value="0.00714893341064453" office:value-type="float"/>
          <table:table-cell office:value="0.00999910593032837" office:value-type="float"/>
          <table:table-cell office:value="0.009816832542419435" office:value-type="float"/>
          <table:table-cell office:value="0.0092995429039001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095838469" office:value-type="float"/>
          <table:table-cell office:value="25" office:value-type="float"/>
          <table:table-cell office:value="-0.009794024229049682" office:value-type="float"/>
          <table:table-cell office:value="-0.009867967963218689" office:value-type="float"/>
          <table:table-cell office:value="0.007437963485717772" office:value-type="float"/>
          <table:table-cell office:value="0.00999913215637207" office:value-type="float"/>
          <table:table-cell office:value="0.009824029207229615" office:value-type="float"/>
          <table:table-cell office:value="0.0092793762683868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180201794" office:value-type="float"/>
          <table:table-cell office:value="26" office:value-type="float"/>
          <table:table-cell office:value="-0.009794024229049682" office:value-type="float"/>
          <table:table-cell office:value="-0.009867967963218689" office:value-type="float"/>
          <table:table-cell office:value="0.007437963485717772" office:value-type="float"/>
          <table:table-cell office:value="0.00999913215637207" office:value-type="float"/>
          <table:table-cell office:value="0.009824029207229615" office:value-type="float"/>
          <table:table-cell office:value="0.0092793762683868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588147001" office:value-type="float"/>
          <table:table-cell office:value="27" office:value-type="float"/>
          <table:table-cell office:value="-0.009793162941932679" office:value-type="float"/>
          <table:table-cell office:value="-0.009874720573425293" office:value-type="float"/>
          <table:table-cell office:value="0.007696449756622316" office:value-type="float"/>
          <table:table-cell office:value="0.009999158382415772" office:value-type="float"/>
          <table:table-cell office:value="0.009831349849700929" office:value-type="float"/>
          <table:table-cell office:value="0.0092535877227783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568170912" office:value-type="float"/>
          <table:table-cell office:value="28" office:value-type="float"/>
          <table:table-cell office:value="-0.009793162941932679" office:value-type="float"/>
          <table:table-cell office:value="-0.009874720573425293" office:value-type="float"/>
          <table:table-cell office:value="0.007696449756622316" office:value-type="float"/>
          <table:table-cell office:value="0.009999158382415772" office:value-type="float"/>
          <table:table-cell office:value="0.009831349849700929" office:value-type="float"/>
          <table:table-cell office:value="0.0092535877227783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279072255" office:value-type="float"/>
          <table:table-cell office:value="29" office:value-type="float"/>
          <table:table-cell office:value="-0.009793826937675476" office:value-type="float"/>
          <table:table-cell office:value="-0.009880819320678712" office:value-type="float"/>
          <table:table-cell office:value="0.00792403817176819" office:value-type="float"/>
          <table:table-cell office:value="0.009999181032180787" office:value-type="float"/>
          <table:table-cell office:value="0.009838218688964845" office:value-type="float"/>
          <table:table-cell office:value="0.009219563007354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269895038" office:value-type="float"/>
          <table:table-cell office:value="30" office:value-type="float"/>
          <table:table-cell office:value="-0.009793826937675476" office:value-type="float"/>
          <table:table-cell office:value="-0.009880819320678712" office:value-type="float"/>
          <table:table-cell office:value="0.00792403817176819" office:value-type="float"/>
          <table:table-cell office:value="0.009999181032180787" office:value-type="float"/>
          <table:table-cell office:value="0.009838218688964845" office:value-type="float"/>
          <table:table-cell office:value="0.0092195630073547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984603596" office:value-type="float"/>
          <table:table-cell office:value="31" office:value-type="float"/>
          <table:table-cell office:value="-0.00979553759098053" office:value-type="float"/>
          <table:table-cell office:value="-0.009886465668678283" office:value-type="float"/>
          <table:table-cell office:value="0.008126846551895143" office:value-type="float"/>
          <table:table-cell office:value="0.009999201297760009" office:value-type="float"/>
          <table:table-cell office:value="0.009844751358032226" office:value-type="float"/>
          <table:table-cell office:value="0.009177323579788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11753915" office:value-type="float"/>
          <table:table-cell office:value="32" office:value-type="float"/>
          <table:table-cell office:value="-0.00979553759098053" office:value-type="float"/>
          <table:table-cell office:value="-0.009886465668678283" office:value-type="float"/>
          <table:table-cell office:value="0.008126846551895143" office:value-type="float"/>
          <table:table-cell office:value="0.009999201297760009" office:value-type="float"/>
          <table:table-cell office:value="0.009844751358032226" office:value-type="float"/>
          <table:table-cell office:value="0.009177323579788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71058836" office:value-type="float"/>
          <table:table-cell office:value="33" office:value-type="float"/>
          <table:table-cell office:value="-0.00979812204837799" office:value-type="float"/>
          <table:table-cell office:value="-0.009891909956932067" office:value-type="float"/>
          <table:table-cell office:value="0.008311250209808349" office:value-type="float"/>
          <table:table-cell office:value="0.009999220371246337" office:value-type="float"/>
          <table:table-cell office:value="0.009851269721984862" office:value-type="float"/>
          <table:table-cell office:value="0.00912656784057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36326392" office:value-type="float"/>
          <table:table-cell office:value="34" office:value-type="float"/>
          <table:table-cell office:value="-0.00979812204837799" office:value-type="float"/>
          <table:table-cell office:value="-0.009891909956932067" office:value-type="float"/>
          <table:table-cell office:value="0.008311250209808349" office:value-type="float"/>
          <table:table-cell office:value="0.009999220371246337" office:value-type="float"/>
          <table:table-cell office:value="0.009851269721984862" office:value-type="float"/>
          <table:table-cell office:value="0.009126567840576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120364651" office:value-type="float"/>
          <table:table-cell office:value="35" office:value-type="float"/>
          <table:table-cell office:value="-0.009801269173622132" office:value-type="float"/>
          <table:table-cell office:value="-0.009897293448448181" office:value-type="float"/>
          <table:table-cell office:value="0.008479883670806885" office:value-type="float"/>
          <table:table-cell office:value="0.009999240636825562" office:value-type="float"/>
          <table:table-cell office:value="0.009857981204986573" office:value-type="float"/>
          <table:table-cell office:value="0.0090674197673797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53079847" office:value-type="float"/>
          <table:table-cell office:value="36" office:value-type="float"/>
          <table:table-cell office:value="-0.009801269173622132" office:value-type="float"/>
          <table:table-cell office:value="-0.009897293448448181" office:value-type="float"/>
          <table:table-cell office:value="0.008479883670806885" office:value-type="float"/>
          <table:table-cell office:value="0.009999240636825562" office:value-type="float"/>
          <table:table-cell office:value="0.009857981204986573" office:value-type="float"/>
          <table:table-cell office:value="0.0090674197673797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28506326" office:value-type="float"/>
          <table:table-cell office:value="37" office:value-type="float"/>
          <table:table-cell office:value="-0.009804733395576477" office:value-type="float"/>
          <table:table-cell office:value="-0.00990260124206543" office:value-type="float"/>
          <table:table-cell office:value="0.008633763790130615" office:value-type="float"/>
          <table:table-cell office:value="0.009999260902404784" office:value-type="float"/>
          <table:table-cell office:value="0.009864870309829714" office:value-type="float"/>
          <table:table-cell office:value="0.008998843431472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6092781691" office:value-type="float"/>
          <table:table-cell office:value="38" office:value-type="float"/>
          <table:table-cell office:value="-0.009804733395576477" office:value-type="float"/>
          <table:table-cell office:value="-0.00990260124206543" office:value-type="float"/>
          <table:table-cell office:value="0.008633763790130615" office:value-type="float"/>
          <table:table-cell office:value="0.009999260902404784" office:value-type="float"/>
          <table:table-cell office:value="0.009864870309829714" office:value-type="float"/>
          <table:table-cell office:value="0.008998843431472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087831568" office:value-type="float"/>
          <table:table-cell office:value="39" office:value-type="float"/>
          <table:table-cell office:value="-0.009808160662651062" office:value-type="float"/>
          <table:table-cell office:value="-0.00990761160850525" office:value-type="float"/>
          <table:table-cell office:value="0.008771088123321535" office:value-type="float"/>
          <table:table-cell office:value="0.009999279975891113" office:value-type="float"/>
          <table:table-cell office:value="0.00987160086631775" office:value-type="float"/>
          <table:table-cell office:value="0.0089187455177307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472835744" office:value-type="float"/>
          <table:table-cell office:value="40" office:value-type="float"/>
          <table:table-cell office:value="-0.009808160662651062" office:value-type="float"/>
          <table:table-cell office:value="-0.00990761160850525" office:value-type="float"/>
          <table:table-cell office:value="0.008771088123321535" office:value-type="float"/>
          <table:table-cell office:value="0.009999279975891113" office:value-type="float"/>
          <table:table-cell office:value="0.00987160086631775" office:value-type="float"/>
          <table:table-cell office:value="0.0089187455177307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669841125" office:value-type="float"/>
          <table:table-cell office:value="41" office:value-type="float"/>
          <table:table-cell office:value="-0.009811389446258546" office:value-type="float"/>
          <table:table-cell office:value="-0.009912106394767762" office:value-type="float"/>
          <table:table-cell office:value="0.008891222476959228" office:value-type="float"/>
          <table:table-cell office:value="0.009999297857284544" office:value-type="float"/>
          <table:table-cell office:value="0.009877825975418092" office:value-type="float"/>
          <table:table-cell office:value="0.0088249301910400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943938259" office:value-type="float"/>
          <table:table-cell office:value="42" office:value-type="float"/>
          <table:table-cell office:value="-0.009811389446258546" office:value-type="float"/>
          <table:table-cell office:value="-0.009912106394767762" office:value-type="float"/>
          <table:table-cell office:value="0.008891221284866335" office:value-type="float"/>
          <table:table-cell office:value="0.009999297857284544" office:value-type="float"/>
          <table:table-cell office:value="0.009877825975418092" office:value-type="float"/>
          <table:table-cell office:value="0.0088249301910400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625201657" office:value-type="float"/>
          <table:table-cell office:value="43" office:value-type="float"/>
          <table:table-cell office:value="-0.009814676642417908" office:value-type="float"/>
          <table:table-cell office:value="-0.0099159175157547" office:value-type="float"/>
          <table:table-cell office:value="0.008994374275207521" office:value-type="float"/>
          <table:table-cell office:value="0.009999310970306397" office:value-type="float"/>
          <table:table-cell office:value="0.009883264303207398" office:value-type="float"/>
          <table:table-cell office:value="0.0087136507034301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805419" office:value-type="float"/>
          <table:table-cell office:value="44" office:value-type="float"/>
          <table:table-cell office:value="-0.009814676642417908" office:value-type="float"/>
          <table:table-cell office:value="-0.0099159175157547" office:value-type="float"/>
          <table:table-cell office:value="0.008994373083114625" office:value-type="float"/>
          <table:table-cell office:value="0.009999310970306397" office:value-type="float"/>
          <table:table-cell office:value="0.009883264303207398" office:value-type="float"/>
          <table:table-cell office:value="0.0087136507034301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460020917" office:value-type="float"/>
          <table:table-cell office:value="45" office:value-type="float"/>
          <table:table-cell office:value="-0.009818163514137269" office:value-type="float"/>
          <table:table-cell office:value="-0.009919160008430482" office:value-type="float"/>
          <table:table-cell office:value="0.009083290100097655" office:value-type="float"/>
          <table:table-cell office:value="0.00999932050704956" office:value-type="float"/>
          <table:table-cell office:value="0.00988811254501343" office:value-type="float"/>
          <table:table-cell office:value="0.0085836172103881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1943868542" office:value-type="float"/>
          <table:table-cell office:value="46" office:value-type="float"/>
          <table:table-cell office:value="-0.009818163514137269" office:value-type="float"/>
          <table:table-cell office:value="-0.009919160008430482" office:value-type="float"/>
          <table:table-cell office:value="0.009083290100097655" office:value-type="float"/>
          <table:table-cell office:value="0.00999932050704956" office:value-type="float"/>
          <table:table-cell office:value="0.00988811254501343" office:value-type="float"/>
          <table:table-cell office:value="0.0085836172103881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4404877566" office:value-type="float"/>
          <table:table-cell office:value="47" office:value-type="float"/>
          <table:table-cell office:value="-0.009821943640708923" office:value-type="float"/>
          <table:table-cell office:value="-0.009921833276748657" office:value-type="float"/>
          <table:table-cell office:value="0.009159507751464844" office:value-type="float"/>
          <table:table-cell office:value="0.009999325275421142" office:value-type="float"/>
          <table:table-cell office:value="0.009892375469207763" office:value-type="float"/>
          <table:table-cell office:value="0.008431364297866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182219244" office:value-type="float"/>
          <table:table-cell office:value="48" office:value-type="float"/>
          <table:table-cell office:value="-0.009821943640708923" office:value-type="float"/>
          <table:table-cell office:value="-0.009921833276748657" office:value-type="float"/>
          <table:table-cell office:value="0.009159507751464844" office:value-type="float"/>
          <table:table-cell office:value="0.009999325275421142" office:value-type="float"/>
          <table:table-cell office:value="0.009892375469207763" office:value-type="float"/>
          <table:table-cell office:value="0.008431364297866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317016578" office:value-type="float"/>
          <table:table-cell office:value="49" office:value-type="float"/>
          <table:table-cell office:value="-0.009825927019119263" office:value-type="float"/>
          <table:table-cell office:value="-0.009923880100250245" office:value-type="float"/>
          <table:table-cell office:value="0.009223980903625488" office:value-type="float"/>
          <table:table-cell office:value="0.009999325275421142" office:value-type="float"/>
          <table:table-cell office:value="0.009895858764648437" office:value-type="float"/>
          <table:table-cell office:value="0.0082506322860717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44289222" office:value-type="float"/>
          <table:table-cell office:value="50" office:value-type="float"/>
          <table:table-cell office:value="-0.009825926423072815" office:value-type="float"/>
          <table:table-cell office:value="-0.009923879504203797" office:value-type="float"/>
          <table:table-cell office:value="0.009223977327346802" office:value-type="float"/>
          <table:table-cell office:value="0.009999325275421142" office:value-type="float"/>
          <table:table-cell office:value="0.009895858764648437" office:value-type="float"/>
          <table:table-cell office:value="0.0082506299018859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520738202" office:value-type="float"/>
          <table:table-cell office:value="51" office:value-type="float"/>
          <table:table-cell office:value="-0.009829785823822022" office:value-type="float"/>
          <table:table-cell office:value="-0.00992534875869751" office:value-type="float"/>
          <table:table-cell office:value="0.009278998374938964" office:value-type="float"/>
          <table:table-cell office:value="0.00999932050704956" office:value-type="float"/>
          <table:table-cell office:value="0.00989853858947754" office:value-type="float"/>
          <table:table-cell office:value="0.0080326688289642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004974257" office:value-type="float"/>
          <table:table-cell office:value="52" office:value-type="float"/>
          <table:table-cell office:value="-0.009829785823822022" office:value-type="float"/>
          <table:table-cell office:value="-0.00992534875869751" office:value-type="float"/>
          <table:table-cell office:value="0.009278998374938964" office:value-type="float"/>
          <table:table-cell office:value="0.00999932050704956" office:value-type="float"/>
          <table:table-cell office:value="0.00989853858947754" office:value-type="float"/>
          <table:table-cell office:value="0.0080326688289642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11189840745" office:value-type="float"/>
          <table:table-cell office:value="53" office:value-type="float"/>
          <table:table-cell office:value="-0.00983354389667511" office:value-type="float"/>
          <table:table-cell office:value="-0.009926425814628602" office:value-type="float"/>
          <table:table-cell office:value="0.009327287673950196" office:value-type="float"/>
          <table:table-cell office:value="0.009999308586120607" office:value-type="float"/>
          <table:table-cell office:value="0.009900537729263305" office:value-type="float"/>
          <table:table-cell office:value="0.00776695966720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686177" office:value-type="float"/>
          <table:table-cell office:value="54" office:value-type="float"/>
          <table:table-cell office:value="-0.009833542704582214" office:value-type="float"/>
          <table:table-cell office:value="-0.009926425218582153" office:value-type="float"/>
          <table:table-cell office:value="0.009327285289764403" office:value-type="float"/>
          <table:table-cell office:value="0.009999308586120607" office:value-type="float"/>
          <table:table-cell office:value="0.009900536537170412" office:value-type="float"/>
          <table:table-cell office:value="0.007766959667205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7805590704" office:value-type="float"/>
          <table:table-cell office:value="55" office:value-type="float"/>
          <table:table-cell office:value="-0.00983720898628235" office:value-type="float"/>
          <table:table-cell office:value="-0.009927293658256531" office:value-type="float"/>
          <table:table-cell office:value="0.009370808601379394" office:value-type="float"/>
          <table:table-cell office:value="0.009999291896820068" office:value-type="float"/>
          <table:table-cell office:value="0.009902144670486451" office:value-type="float"/>
          <table:table-cell office:value="0.0074443697929382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964719171" office:value-type="float"/>
          <table:table-cell office:value="56" office:value-type="float"/>
          <table:table-cell office:value="-0.00983720898628235" office:value-type="float"/>
          <table:table-cell office:value="-0.009927293658256531" office:value-type="float"/>
          <table:table-cell office:value="0.009370808601379394" office:value-type="float"/>
          <table:table-cell office:value="0.009999291896820068" office:value-type="float"/>
          <table:table-cell office:value="0.009902144670486451" office:value-type="float"/>
          <table:table-cell office:value="0.00744436979293823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120439056" office:value-type="float"/>
          <table:table-cell office:value="57" office:value-type="float"/>
          <table:table-cell office:value="-0.009840571880340576" office:value-type="float"/>
          <table:table-cell office:value="-0.009928035140037537" office:value-type="float"/>
          <table:table-cell office:value="0.00941042184829712" office:value-type="float"/>
          <table:table-cell office:value="0.00999927043914795" office:value-type="float"/>
          <table:table-cell office:value="0.009903467893600465" office:value-type="float"/>
          <table:table-cell office:value="0.0070522809028625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2730166474" office:value-type="float"/>
          <table:table-cell office:value="58" office:value-type="float"/>
          <table:table-cell office:value="-0.009840571880340576" office:value-type="float"/>
          <table:table-cell office:value="-0.009928035140037537" office:value-type="float"/>
          <table:table-cell office:value="0.00941042184829712" office:value-type="float"/>
          <table:table-cell office:value="0.00999927043914795" office:value-type="float"/>
          <table:table-cell office:value="0.009903467893600465" office:value-type="float"/>
          <table:table-cell office:value="0.0070522809028625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3123361726" office:value-type="float"/>
          <table:table-cell office:value="59" office:value-type="float"/>
          <table:table-cell office:value="-0.009843035340309144" office:value-type="float"/>
          <table:table-cell office:value="-0.009928641319274902" office:value-type="float"/>
          <table:table-cell office:value="0.009447007179260255" office:value-type="float"/>
          <table:table-cell office:value="0.009999244213104249" office:value-type="float"/>
          <table:table-cell office:value="0.009904494285583496" office:value-type="float"/>
          <table:table-cell office:value="0.0065735101699829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871925218771671" office:value-type="float"/>
          <table:table-cell office:value="60" office:value-type="float"/>
          <table:table-cell office:value="-0.009843035340309144" office:value-type="float"/>
          <table:table-cell office:value="-0.009928641319274902" office:value-type="float"/>
          <table:table-cell office:value="0.009447007179260255" office:value-type="float"/>
          <table:table-cell office:value="0.009999244213104249" office:value-type="float"/>
          <table:table-cell office:value="0.009904494285583496" office:value-type="float"/>
          <table:table-cell office:value="0.006573510169982909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68206286430359" office:value-type="float"/>
          <table:table-cell office:value="-0.009991424083709717" office:value-type="float"/>
          <table:table-cell office:value="0.009895205497741701" office:value-type="float"/>
          <table:table-cell office:value="0.009999957084655764" office:value-type="float"/>
          <table:table-cell office:value="0.009970239400863648" office:value-type="float"/>
          <table:table-cell office:value="0.005628268718719484" office:value-type="float"/>
          <table:table-cell office:value="0.07833983878164949" office:value-type="float"/>
          <table:table-cell office:value="1" office:value-type="float"/>
          <table:table-cell office:value="-0.009968206286430359" office:value-type="float"/>
          <table:table-cell office:value="-0.009991424083709717" office:value-type="float"/>
          <table:table-cell office:value="0.009895205497741701" office:value-type="float"/>
          <table:table-cell office:value="0.009999957084655764" office:value-type="float"/>
          <table:table-cell office:value="0.009970239400863648" office:value-type="float"/>
          <table:table-cell office:value="0.005628268718719484" office:value-type="float"/>
        </table:table-row>
        <table:table-row>
          <table:table-cell office:value="-0.019901299476623537" office:value-type="float"/>
          <table:table-cell office:value="-0.019961961507797242" office:value-type="float"/>
          <table:table-cell office:value="0.01959537982940674" office:value-type="float"/>
          <table:table-cell office:value="0.01999979376792908" office:value-type="float"/>
          <table:table-cell office:value="0.019922925233840944" office:value-type="float"/>
          <table:table-cell office:value="0.011889101266860963" office:value-type="float"/>
          <table:table-cell office:value="0.08231092496306813" office:value-type="float"/>
          <table:table-cell office:value="2" office:value-type="float"/>
          <table:table-cell office:value="-0.009933093190193176" office:value-type="float"/>
          <table:table-cell office:value="-0.009970537424087525" office:value-type="float"/>
          <table:table-cell office:value="0.00970017433166504" office:value-type="float"/>
          <table:table-cell office:value="0.009999836683273316" office:value-type="float"/>
          <table:table-cell office:value="0.009952685832977296" office:value-type="float"/>
          <table:table-cell office:value="0.006260832548141479" office:value-type="float"/>
        </table:table-row>
        <table:table-row>
          <table:table-cell office:value="-0.029748260378837585" office:value-type="float"/>
          <table:table-cell office:value="-0.02989021182060242" office:value-type="float"/>
          <table:table-cell office:value="0.02908753395080567" office:value-type="float"/>
          <table:table-cell office:value="0.02999897360801697" office:value-type="float"/>
          <table:table-cell office:value="0.029829999208450322" office:value-type="float"/>
          <table:table-cell office:value="0.017282897233963014" office:value-type="float"/>
          <table:table-cell office:value="0.0748218877079382" office:value-type="float"/>
          <table:table-cell office:value="3" office:value-type="float"/>
          <table:table-cell office:value="-0.00984696090221405" office:value-type="float"/>
          <table:table-cell office:value="-0.009928250312805175" office:value-type="float"/>
          <table:table-cell office:value="0.009492154121398927" office:value-type="float"/>
          <table:table-cell office:value="0.00999917984008789" office:value-type="float"/>
          <table:table-cell office:value="0.009907073974609376" office:value-type="float"/>
          <table:table-cell office:value="0.005393795967102051" office:value-type="float"/>
        </table:table-row>
        <table:table-row>
          <table:table-cell office:value="-0.039592413902282714" office:value-type="float"/>
          <table:table-cell office:value="-0.03981735229492188" office:value-type="float"/>
          <table:table-cell office:value="0.03857602715492249" office:value-type="float"/>
          <table:table-cell office:value="0.03999813199043274" office:value-type="float"/>
          <table:table-cell office:value="0.039736064672470095" office:value-type="float"/>
          <table:table-cell office:value="0.022670246362686157" office:value-type="float"/>
          <table:table-cell office:value="0.05384691886622736" office:value-type="float"/>
          <table:table-cell office:value="4" office:value-type="float"/>
          <table:table-cell office:value="-0.009844153523445129" office:value-type="float"/>
          <table:table-cell office:value="-0.009927140474319458" office:value-type="float"/>
          <table:table-cell office:value="0.009488493204116823" office:value-type="float"/>
          <table:table-cell office:value="0.009999158382415772" office:value-type="float"/>
          <table:table-cell office:value="0.009906065464019774" office:value-type="float"/>
          <table:table-cell office:value="0.005387349128723145" office:value-type="float"/>
        </table:table-row>
        <table:table-row>
          <table:table-cell office:value="-0.049211118817329404" office:value-type="float"/>
          <table:table-cell office:value="-0.04969771504402161" office:value-type="float"/>
          <table:table-cell office:value="0.04775205254554749" office:value-type="float"/>
          <table:table-cell office:value="0.04999612092971802" office:value-type="float"/>
          <table:table-cell office:value="0.04963419556617737" office:value-type="float"/>
          <table:table-cell office:value="0.02803776144981384" office:value-type="float"/>
          <table:table-cell office:value="0.0579073106002847" office:value-type="float"/>
          <table:table-cell office:value="5" office:value-type="float"/>
          <table:table-cell office:value="-0.009618704915046692" office:value-type="float"/>
          <table:table-cell office:value="-0.009880362749099732" office:value-type="float"/>
          <table:table-cell office:value="0.009176025390625" office:value-type="float"/>
          <table:table-cell office:value="0.009997988939285279" office:value-type="float"/>
          <table:table-cell office:value="0.009898130893707275" office:value-type="float"/>
          <table:table-cell office:value="0.0053675150871276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2505544424057" office:value-type="float"/>
          <table:table-cell office:value="0.05750727046872088" office:value-type="float"/>
          <table:table-cell office:value="6" office:value-type="float"/>
          <table:table-cell office:value="-0.009833447933197022" office:value-type="float"/>
          <table:table-cell office:value="-0.009925021529197693" office:value-type="float"/>
          <table:table-cell office:value="0.009511926174163817" office:value-type="float"/>
          <table:table-cell office:value="0.00999897599220276" office:value-type="float"/>
          <table:table-cell office:value="0.009898399114608764" office:value-type="float"/>
          <table:table-cell office:value="0.0044677829742431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610600113868713" office:value-type="float"/>
          <table:table-cell office:value="0.056524409800300573" office:value-type="float"/>
          <table:table-cell office:value="7" office:value-type="float"/>
          <table:table-cell office:value="-0.009834958910942078" office:value-type="float"/>
          <table:table-cell office:value="-0.009927085041999817" office:value-type="float"/>
          <table:table-cell office:value="0.009546102285385131" office:value-type="float"/>
          <table:table-cell office:value="0.009998956918716431" office:value-type="float"/>
          <table:table-cell office:value="0.009901239871978761" office:value-type="float"/>
          <table:table-cell office:value="0.0036004567146301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9380127191543574" office:value-type="float"/>
          <table:table-cell office:value="0.05750991806975498" office:value-type="float"/>
          <table:table-cell office:value="8" office:value-type="float"/>
          <table:table-cell office:value="-0.009862766861915588" office:value-type="float"/>
          <table:table-cell office:value="-0.009945159554481506" office:value-type="float"/>
          <table:table-cell office:value="0.009670531749725342" office:value-type="float"/>
          <table:table-cell office:value="0.00999927043914795" office:value-type="float"/>
          <table:table-cell office:value="0.00991457223892212" office:value-type="float"/>
          <table:table-cell office:value="0.0032741260528564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201277732849121" office:value-type="float"/>
          <table:table-cell office:value="0.053256576523621216" office:value-type="float"/>
          <table:table-cell office:value="9" office:value-type="float"/>
          <table:table-cell office:value="-0.009835159182548523" office:value-type="float"/>
          <table:table-cell office:value="-0.00992973506450653" office:value-type="float"/>
          <table:table-cell office:value="0.009580057859420775" office:value-type="float"/>
          <table:table-cell office:value="0.009998950958251955" office:value-type="float"/>
          <table:table-cell office:value="0.00990513324737549" office:value-type="float"/>
          <table:table-cell office:value="0.00263265013694763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510690927505493" office:value-type="float"/>
          <table:table-cell office:value="0.057500852468781324" office:value-type="float"/>
          <table:table-cell office:value="10" office:value-type="float"/>
          <table:table-cell office:value="-0.009791588187217712" office:value-type="float"/>
          <table:table-cell office:value="-0.009918970465660095" office:value-type="float"/>
          <table:table-cell office:value="0.009498288631439209" office:value-type="float"/>
          <table:table-cell office:value="0.009998764991760256" office:value-type="float"/>
          <table:table-cell office:value="0.009906196594238281" office:value-type="float"/>
          <table:table-cell office:value="0.0030941319465637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635303497314456" office:value-type="float"/>
          <table:table-cell office:value="0.05750743555267266" office:value-type="float"/>
          <table:table-cell office:value="11" office:value-type="float"/>
          <table:table-cell office:value="-0.00983327329158783" office:value-type="float"/>
          <table:table-cell office:value="-0.009932811856269836" office:value-type="float"/>
          <table:table-cell office:value="0.009613459110260009" office:value-type="float"/>
          <table:table-cell office:value="0.009998948574066161" office:value-type="float"/>
          <table:table-cell office:value="0.009909443855285643" office:value-type="float"/>
          <table:table-cell office:value="0.00152839422225952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16536068916321" office:value-type="float"/>
          <table:table-cell office:value="0.05750984513652592" office:value-type="float"/>
          <table:table-cell office:value="12" office:value-type="float"/>
          <table:table-cell office:value="-0.009833542704582214" office:value-type="float"/>
          <table:table-cell office:value="-0.009932895302772523" office:value-type="float"/>
          <table:table-cell office:value="0.009613702297210694" office:value-type="float"/>
          <table:table-cell office:value="0.009998953342437744" office:value-type="float"/>
          <table:table-cell office:value="0.009909615516662596" office:value-type="float"/>
          <table:table-cell office:value="0.00153005719184875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464908599853515" office:value-type="float"/>
          <table:table-cell office:value="0.05468788124550585" office:value-type="float"/>
          <table:table-cell office:value="13" office:value-type="float"/>
          <table:table-cell office:value="-0.009828690886497498" office:value-type="float"/>
          <table:table-cell office:value="-0.009935863018035888" office:value-type="float"/>
          <table:table-cell office:value="0.009644691944122314" office:value-type="float"/>
          <table:table-cell office:value="0.009998939037322999" office:value-type="float"/>
          <table:table-cell office:value="0.00991375207901001" office:value-type="float"/>
          <table:table-cell office:value="0.000299547910690306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873398303985596" office:value-type="float"/>
          <table:table-cell office:value="0.0575128623384991" office:value-type="float"/>
          <table:table-cell office:value="14" office:value-type="float"/>
          <table:table-cell office:value="-0.009847317934036256" office:value-type="float"/>
          <table:table-cell office:value="-0.009943992495536805" office:value-type="float"/>
          <table:table-cell office:value="0.00966947555541992" office:value-type="float"/>
          <table:table-cell office:value="0.00999919056892395" office:value-type="float"/>
          <table:table-cell office:value="0.00992478370666504" office:value-type="float"/>
          <table:table-cell office:value="0.00026907444000244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7681108713150025" office:value-type="float"/>
          <table:table-cell office:value="0.05749383762964061" office:value-type="float"/>
          <table:table-cell office:value="15" office:value-type="float"/>
          <table:table-cell office:value="-0.009824808239936828" office:value-type="float"/>
          <table:table-cell office:value="-0.009940165281295777" office:value-type="float"/>
          <table:table-cell office:value="0.009678966999053957" office:value-type="float"/>
          <table:table-cell office:value="0.009998956918716431" office:value-type="float"/>
          <table:table-cell office:value="0.009919439554214477" office:value-type="float"/>
          <table:table-cell office:value="-0.0010528743267059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66272360086441" office:value-type="float"/>
          <table:table-cell office:value="0.057873329379965865" office:value-type="float"/>
          <table:table-cell office:value="16" office:value-type="float"/>
          <table:table-cell office:value="-0.009824652671813965" office:value-type="float"/>
          <table:table-cell office:value="-0.009940130114555358" office:value-type="float"/>
          <table:table-cell office:value="0.009678891897201539" office:value-type="float"/>
          <table:table-cell office:value="0.009998954534530641" office:value-type="float"/>
          <table:table-cell office:value="0.009919347763061524" office:value-type="float"/>
          <table:table-cell office:value="-0.00105387270450591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396809697151184" office:value-type="float"/>
          <table:table-cell office:value="0.05750951948360784" office:value-type="float"/>
          <table:table-cell office:value="17" office:value-type="float"/>
          <table:table-cell office:value="-0.009836225509643555" office:value-type="float"/>
          <table:table-cell office:value="-0.00995087504386902" office:value-type="float"/>
          <table:table-cell office:value="0.009737582206726074" office:value-type="float"/>
          <table:table-cell office:value="0.009999136924743654" office:value-type="float"/>
          <table:table-cell office:value="0.009930841922760008" office:value-type="float"/>
          <table:table-cell office:value="-0.0026591390371322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148820698261261" office:value-type="float"/>
          <table:table-cell office:value="0.05826555440309518" office:value-type="float"/>
          <table:table-cell office:value="18" office:value-type="float"/>
          <table:table-cell office:value="-0.009818860292434693" office:value-type="float"/>
          <table:table-cell office:value="-0.009944507479667663" office:value-type="float"/>
          <table:table-cell office:value="0.009710693359375" office:value-type="float"/>
          <table:table-cell office:value="0.00999897003173828" office:value-type="float"/>
          <table:table-cell office:value="0.009925179481506346" office:value-type="float"/>
          <table:table-cell office:value="-0.00247988998889923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7304843068122866" office:value-type="float"/>
          <table:table-cell office:value="0.03978733327132321" office:value-type="float"/>
          <table:table-cell office:value="19" office:value-type="float"/>
          <table:table-cell office:value="-0.009831352233886719" office:value-type="float"/>
          <table:table-cell office:value="-0.0099583899974823" office:value-type="float"/>
          <table:table-cell office:value="0.009786124229431153" office:value-type="float"/>
          <table:table-cell office:value="0.009999263286590577" office:value-type="float"/>
          <table:table-cell office:value="0.009941697120666506" office:value-type="float"/>
          <table:table-cell office:value="-0.0041833639144897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519138872623444" office:value-type="float"/>
          <table:table-cell office:value="0.058170895918351825" office:value-type="float"/>
          <table:table-cell office:value="20" office:value-type="float"/>
          <table:table-cell office:value="-0.009708731174468995" office:value-type="float"/>
          <table:table-cell office:value="-0.00995316743850708" office:value-type="float"/>
          <table:table-cell office:value="0.009648969173431396" office:value-type="float"/>
          <table:table-cell office:value="0.009999427795410158" office:value-type="float"/>
          <table:table-cell office:value="0.009967029094696047" office:value-type="float"/>
          <table:table-cell office:value="-0.0021134543418884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9833432435989383" office:value-type="float"/>
          <table:table-cell office:value="0.0363864933613257" office:value-type="float"/>
          <table:table-cell office:value="21" office:value-type="float"/>
          <table:table-cell office:value="-0.009809852242469788" office:value-type="float"/>
          <table:table-cell office:value="-0.009955353140830995" office:value-type="float"/>
          <table:table-cell office:value="0.009774665832519533" office:value-type="float"/>
          <table:table-cell office:value="0.009999074935913085" office:value-type="float"/>
          <table:table-cell office:value="0.009939396381378173" office:value-type="float"/>
          <table:table-cell office:value="-0.0053579562902450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293396353721619" office:value-type="float"/>
          <table:table-cell office:value="-0.038082867703171694" office:value-type="float"/>
          <table:table-cell office:value="22" office:value-type="float"/>
          <table:table-cell office:value="-0.00992175579071045" office:value-type="float"/>
          <table:table-cell office:value="-0.009990874528884888" office:value-type="float"/>
          <table:table-cell office:value="0.009953436851501464" office:value-type="float"/>
          <table:table-cell office:value="0.00999990701675415" office:value-type="float"/>
          <table:table-cell office:value="0.009983080625534059" office:value-type="float"/>
          <table:table-cell office:value="-0.0068994688987731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2945784926414492" office:value-type="float"/>
          <table:table-cell office:value="0.057511390653583426" office:value-type="float"/>
          <table:table-cell office:value="23" office:value-type="float"/>
          <table:table-cell office:value="-0.009999997615814209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-0.0099881786108016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6388514637947085" office:value-type="float"/>
          <table:table-cell office:value="0.022048593196245143" office:value-type="float"/>
          <table:table-cell office:value="24" office:value-type="float"/>
          <table:table-cell office:value="-0.009799108505249024" office:value-type="float"/>
          <table:table-cell office:value="-0.009959532618522645" office:value-type="float"/>
          <table:table-cell office:value="0.009800007343292236" office:value-type="float"/>
          <table:table-cell office:value="0.009999098777770997" office:value-type="float"/>
          <table:table-cell office:value="0.00994512915611267" office:value-type="float"/>
          <table:table-cell office:value="-0.00655727028846740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03170377612113951" office:value-type="float"/>
          <table:table-cell office:value="0.05523914769118993" office:value-type="float"/>
          <table:table-cell office:value="25" office:value-type="float"/>
          <table:table-cell office:value="-0.00998557448387146" office:value-type="float"/>
          <table:table-cell office:value="-0.00999938189983368" office:value-type="float"/>
          <table:table-cell office:value="0.009996607303619386" office:value-type="float"/>
          <table:table-cell office:value="0.00999999761581421" office:value-type="float"/>
          <table:table-cell office:value="0.009997977018356323" office:value-type="float"/>
          <table:table-cell office:value="-0.0095588922500610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0727232694625853" office:value-type="float"/>
          <table:table-cell office:value="0.05749432653178893" office:value-type="float"/>
          <table:table-cell office:value="26" office:value-type="float"/>
          <table:table-cell office:value="-0.009784178137779235" office:value-type="float"/>
          <table:table-cell office:value="-0.009963792562484742" office:value-type="float"/>
          <table:table-cell office:value="0.009830204248428344" office:value-type="float"/>
          <table:table-cell office:value="0.009999117851257325" office:value-type="float"/>
          <table:table-cell office:value="0.009950376749038698" office:value-type="float"/>
          <table:table-cell office:value="-0.0075568550825119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9029530882835387" office:value-type="float"/>
          <table:table-cell office:value="-0.052545743537957254" office:value-type="float"/>
          <table:table-cell office:value="27" office:value-type="float"/>
          <table:table-cell office:value="-0.009786842465400696" office:value-type="float"/>
          <table:table-cell office:value="-0.009969257712364198" office:value-type="float"/>
          <table:table-cell office:value="0.009851268529891969" office:value-type="float"/>
          <table:table-cell office:value="0.009999263286590577" office:value-type="float"/>
          <table:table-cell office:value="0.009958956241607668" office:value-type="float"/>
          <table:table-cell office:value="-0.0083022981882095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9029456973075865" office:value-type="float"/>
          <table:table-cell office:value="0.0464962092429644" office:value-type="float"/>
          <table:table-cell office:value="28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-0.009999926090240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791561007499695" office:value-type="float"/>
          <table:table-cell office:value="0.057497973950450414" office:value-type="float"/>
          <table:table-cell office:value="29" office:value-type="float"/>
          <table:table-cell office:value="-0.009778690934181213" office:value-type="float"/>
          <table:table-cell office:value="-0.009974376559257507" office:value-type="float"/>
          <table:table-cell office:value="0.009883369207382203" office:value-type="float"/>
          <table:table-cell office:value="0.00999935269355774" office:value-type="float"/>
          <table:table-cell office:value="0.009964964389801026" office:value-type="float"/>
          <table:table-cell office:value="-0.0088861531019210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75987184047699" office:value-type="float"/>
          <table:table-cell office:value="-4.652978833296483" office:value-type="float"/>
          <table:table-cell office:value="30" office:value-type="float"/>
          <table:table-cell office:value="-0.00977899193763733" office:value-type="float"/>
          <table:table-cell office:value="-0.009973354935646057" office:value-type="float"/>
          <table:table-cell office:value="0.009873090982437134" office:value-type="float"/>
          <table:table-cell office:value="0.009999341964721681" office:value-type="float"/>
          <table:table-cell office:value="0.00996474027633667" office:value-type="float"/>
          <table:table-cell office:value="-0.0088442617654800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3125907540233" office:value-type="float"/>
          <table:table-cell office:value="31" office:value-type="float"/>
          <table:table-cell office:value="-0.009794304370880127" office:value-type="float"/>
          <table:table-cell office:value="-0.00998013436794281" office:value-type="float"/>
          <table:table-cell office:value="0.00990431308746338" office:value-type="float"/>
          <table:table-cell office:value="0.009999533891677856" office:value-type="float"/>
          <table:table-cell office:value="0.009973182678222657" office:value-type="float"/>
          <table:table-cell office:value="-0.0092874050140380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0564006925587" office:value-type="float"/>
          <table:table-cell office:value="32" office:value-type="float"/>
          <table:table-cell office:value="-0.009794782996177673" office:value-type="float"/>
          <table:table-cell office:value="-0.009981446266174317" office:value-type="float"/>
          <table:table-cell office:value="0.009916616678237915" office:value-type="float"/>
          <table:table-cell office:value="0.009999566078186034" office:value-type="float"/>
          <table:table-cell office:value="0.009973814487457275" office:value-type="float"/>
          <table:table-cell office:value="-0.009327599406242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97284261135234" office:value-type="float"/>
          <table:table-cell office:value="33" office:value-type="float"/>
          <table:table-cell office:value="-0.009720537066459657" office:value-type="float"/>
          <table:table-cell office:value="-0.009974288940429689" office:value-type="float"/>
          <table:table-cell office:value="0.009887691736221315" office:value-type="float"/>
          <table:table-cell office:value="0.009999339580535888" office:value-type="float"/>
          <table:table-cell office:value="0.009971249103546144" office:value-type="float"/>
          <table:table-cell office:value="-0.009361188411712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1719508515382162" office:value-type="float"/>
          <table:table-cell office:value="34" office:value-type="float"/>
          <table:table-cell office:value="-0.009763255715370178" office:value-type="float"/>
          <table:table-cell office:value="-0.009979385733604431" office:value-type="float"/>
          <table:table-cell office:value="0.009905123710632324" office:value-type="float"/>
          <table:table-cell office:value="0.0099994957447052" office:value-type="float"/>
          <table:table-cell office:value="0.009974642992019654" office:value-type="float"/>
          <table:table-cell office:value="-0.009454215168952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70358000278776" office:value-type="float"/>
          <table:table-cell office:value="35" office:value-type="float"/>
          <table:table-cell office:value="-0.009989741444587709" office:value-type="float"/>
          <table:table-cell office:value="-0.009999924898147583" office:value-type="float"/>
          <table:table-cell office:value="0.009997377395629883" office:value-type="float"/>
          <table:table-cell office:value="0.01" office:value-type="float"/>
          <table:table-cell office:value="0.009999921321868896" office:value-type="float"/>
          <table:table-cell office:value="-0.0099895113706588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9131967904647865" office:value-type="float"/>
          <table:table-cell office:value="36" office:value-type="float"/>
          <table:table-cell office:value="-0.009748647212982178" office:value-type="float"/>
          <table:table-cell office:value="-0.009981605410575868" office:value-type="float"/>
          <table:table-cell office:value="0.009917695522308348" office:value-type="float"/>
          <table:table-cell office:value="0.009999601840972901" office:value-type="float"/>
          <table:table-cell office:value="0.009980142116546633" office:value-type="float"/>
          <table:table-cell office:value="-0.0096088480949401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578201113306068" office:value-type="float"/>
          <table:table-cell office:value="37" office:value-type="float"/>
          <table:table-cell office:value="-0.009150691032409668" office:value-type="float"/>
          <table:table-cell office:value="-0.00997684121131897" office:value-type="float"/>
          <table:table-cell office:value="0.009861755371093751" office:value-type="float"/>
          <table:table-cell office:value="0.009999793767929076" office:value-type="float"/>
          <table:table-cell office:value="0.009994531869888306" office:value-type="float"/>
          <table:table-cell office:value="-0.0091924780607223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2964470993946786" office:value-type="float"/>
          <table:table-cell office:value="38" office:value-type="float"/>
          <table:table-cell office:value="-0.009730296730995179" office:value-type="float"/>
          <table:table-cell office:value="-0.009993133544921875" office:value-type="float"/>
          <table:table-cell office:value="0.009962983131408693" office:value-type="float"/>
          <table:table-cell office:value="0.009999940395355225" office:value-type="float"/>
          <table:table-cell office:value="0.009996187686920165" office:value-type="float"/>
          <table:table-cell office:value="-0.0097551786899566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1313708842479914" office:value-type="float"/>
          <table:table-cell office:value="39" office:value-type="float"/>
          <table:table-cell office:value="-0.009613415598869324" office:value-type="float"/>
          <table:table-cell office:value="-0.009973973035812378" office:value-type="float"/>
          <table:table-cell office:value="0.009900811910629274" office:value-type="float"/>
          <table:table-cell office:value="0.009999325275421142" office:value-type="float"/>
          <table:table-cell office:value="0.009977428913116456" office:value-type="float"/>
          <table:table-cell office:value="-0.0096906936168670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57939526814133" office:value-type="float"/>
          <table:table-cell office:value="40" office:value-type="float"/>
          <table:table-cell office:value="-0.009775617122650147" office:value-type="float"/>
          <table:table-cell office:value="-0.009989259243011474" office:value-type="float"/>
          <table:table-cell office:value="0.009953675270080566" office:value-type="float"/>
          <table:table-cell office:value="0.009999775886535644" office:value-type="float"/>
          <table:table-cell office:value="0.00998737335205078" office:value-type="float"/>
          <table:table-cell office:value="-0.009850347042083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52214987211259" office:value-type="float"/>
          <table:table-cell office:value="41" office:value-type="float"/>
          <table:table-cell office:value="-0.00969083309173584" office:value-type="float"/>
          <table:table-cell office:value="-0.009984174370765686" office:value-type="float"/>
          <table:table-cell office:value="0.00993706226348877" office:value-type="float"/>
          <table:table-cell office:value="0.009999644756317138" office:value-type="float"/>
          <table:table-cell office:value="0.00998491406440735" office:value-type="float"/>
          <table:table-cell office:value="-0.0098357248306274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900400932896515" office:value-type="float"/>
          <table:table-cell office:value="42" office:value-type="float"/>
          <table:table-cell office:value="-0.009702042937278747" office:value-type="float"/>
          <table:table-cell office:value="-0.009985080361366272" office:value-type="float"/>
          <table:table-cell office:value="0.009939866065979004" office:value-type="float"/>
          <table:table-cell office:value="0.009999673366546632" office:value-type="float"/>
          <table:table-cell office:value="0.009985582828521728" office:value-type="float"/>
          <table:table-cell office:value="-0.0098433804512023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043505463585304" office:value-type="float"/>
          <table:table-cell office:value="43" office:value-type="float"/>
          <table:table-cell office:value="-0.009988921880722047" office:value-type="float"/>
          <table:table-cell office:value="-0.009999958872795105" office:value-type="float"/>
          <table:table-cell office:value="0.00999982714653015" office:value-type="float"/>
          <table:table-cell office:value="0.01" office:value-type="float"/>
          <table:table-cell office:value="0.009999911785125734" office:value-type="float"/>
          <table:table-cell office:value="-0.0099988788366317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08473710315181515" office:value-type="float"/>
          <table:table-cell office:value="44" office:value-type="float"/>
          <table:table-cell office:value="-0.009725613594055176" office:value-type="float"/>
          <table:table-cell office:value="-0.009989314079284668" office:value-type="float"/>
          <table:table-cell office:value="0.009957132339477539" office:value-type="float"/>
          <table:table-cell office:value="0.009999792575836183" office:value-type="float"/>
          <table:table-cell office:value="0.00998956561088562" office:value-type="float"/>
          <table:table-cell office:value="-0.009905019998550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4436322147787435" office:value-type="float"/>
          <table:table-cell office:value="45" office:value-type="float"/>
          <table:table-cell office:value="-0.007515861988067627" office:value-type="float"/>
          <table:table-cell office:value="-0.009990970492362977" office:value-type="float"/>
          <table:table-cell office:value="0.009908674955368043" office:value-type="float"/>
          <table:table-cell office:value="0.009999989271163941" office:value-type="float"/>
          <table:table-cell office:value="0.009999743700027467" office:value-type="float"/>
          <table:table-cell office:value="-0.0096172875165939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3522318181845144" office:value-type="float"/>
          <table:table-cell office:value="46" office:value-type="float"/>
          <table:table-cell office:value="-0.009911024570465088" office:value-type="float"/>
          <table:table-cell office:value="-0.009999005198478699" office:value-type="float"/>
          <table:table-cell office:value="0.00999595284461975" office:value-type="float"/>
          <table:table-cell office:value="0.009999992847442627" office:value-type="float"/>
          <table:table-cell office:value="0.00999858617782593" office:value-type="float"/>
          <table:table-cell office:value="-0.009989783167839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230428118840361" office:value-type="float"/>
          <table:table-cell office:value="47" office:value-type="float"/>
          <table:table-cell office:value="-0.009885955452919006" office:value-type="float"/>
          <table:table-cell office:value="-0.009998480081558228" office:value-type="float"/>
          <table:table-cell office:value="0.009990800619125365" office:value-type="float"/>
          <table:table-cell office:value="0.009999990463256838" office:value-type="float"/>
          <table:table-cell office:value="0.009998679161071779" office:value-type="float"/>
          <table:table-cell office:value="-0.0099872750043869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09912008911650068" office:value-type="float"/>
          <table:table-cell office:value="48" office:value-type="float"/>
          <table:table-cell office:value="-0.0098187917470932" office:value-type="float"/>
          <table:table-cell office:value="-0.009996907711029053" office:value-type="float"/>
          <table:table-cell office:value="0.009987738132476809" office:value-type="float"/>
          <table:table-cell office:value="0.009999966621398926" office:value-type="float"/>
          <table:table-cell office:value="0.009996734857559203" office:value-type="float"/>
          <table:table-cell office:value="-0.0099786204099655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07468725331472505" office:value-type="float"/>
          <table:table-cell office:value="49" office:value-type="float"/>
          <table:table-cell office:value="-0.005757029056549072" office:value-type="float"/>
          <table:table-cell office:value="-0.009987224936485291" office:value-type="float"/>
          <table:table-cell office:value="0.009876468181610107" office:value-type="float"/>
          <table:table-cell office:value="0.009999984502792358" office:value-type="float"/>
          <table:table-cell office:value="0.009999735355377197" office:value-type="float"/>
          <table:table-cell office:value="-0.0096552819013595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9884767519071" office:value-type="float"/>
          <table:table-cell office:value="50" office:value-type="float"/>
          <table:table-cell office:value="-0.00995047926902771" office:value-type="float"/>
          <table:table-cell office:value="-0.009999874830245972" office:value-type="float"/>
          <table:table-cell office:value="0.009999639987945558" office:value-type="float"/>
          <table:table-cell office:value="0.01" office:value-type="float"/>
          <table:table-cell office:value="0.009999928474426269" office:value-type="float"/>
          <table:table-cell office:value="-0.009998514056205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059901494084898" office:value-type="float"/>
          <table:table-cell office:value="51" office:value-type="float"/>
          <table:table-cell office:value="-0.009494820833206177" office:value-type="float"/>
          <table:table-cell office:value="-0.009986615180969239" office:value-type="float"/>
          <table:table-cell office:value="0.00995930552482605" office:value-type="float"/>
          <table:table-cell office:value="0.009999762773513795" office:value-type="float"/>
          <table:table-cell office:value="0.009991052150726319" office:value-type="float"/>
          <table:table-cell office:value="-0.0099444836378097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398778912088764" office:value-type="float"/>
          <table:table-cell office:value="52" office:value-type="float"/>
          <table:table-cell office:value="-0.009920788407325744" office:value-type="float"/>
          <table:table-cell office:value="-0.009999676942825317" office:value-type="float"/>
          <table:table-cell office:value="0.009998652935028078" office:value-type="float"/>
          <table:table-cell office:value="0.009999998807907104" office:value-type="float"/>
          <table:table-cell office:value="0.009999624490737916" office:value-type="float"/>
          <table:table-cell office:value="-0.0099980270862579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0040747209249626" office:value-type="float"/>
          <table:table-cell office:value="53" office:value-type="float"/>
          <table:table-cell office:value="-0.009613956809043884" office:value-type="float"/>
          <table:table-cell office:value="-0.009994666576385498" office:value-type="float"/>
          <table:table-cell office:value="0.009984092712402344" office:value-type="float"/>
          <table:table-cell office:value="0.009999938011169435" office:value-type="float"/>
          <table:table-cell office:value="0.009996023178100588" office:value-type="float"/>
          <table:table-cell office:value="-0.0099802553653717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66779529770876" office:value-type="float"/>
          <table:table-cell office:value="54" office:value-type="float"/>
          <table:table-cell office:value="-0.009547672271728517" office:value-type="float"/>
          <table:table-cell office:value="-0.00999459445476532" office:value-type="float"/>
          <table:table-cell office:value="0.009985826015472413" office:value-type="float"/>
          <table:table-cell office:value="0.009999946355819701" office:value-type="float"/>
          <table:table-cell office:value="0.009996782541275026" office:value-type="float"/>
          <table:table-cell office:value="-0.009978998899459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8852090186613588" office:value-type="float"/>
          <table:table-cell office:value="55" office:value-type="float"/>
          <table:table-cell office:value="-0.009298593997955323" office:value-type="float"/>
          <table:table-cell office:value="-0.009985889792442321" office:value-type="float"/>
          <table:table-cell office:value="0.009963271617889404" office:value-type="float"/>
          <table:table-cell office:value="0.009999773502349854" office:value-type="float"/>
          <table:table-cell office:value="0.009991984367370607" office:value-type="float"/>
          <table:table-cell office:value="-0.0099573409557342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432131416392335" office:value-type="float"/>
          <table:table-cell office:value="56" office:value-type="float"/>
          <table:table-cell office:value="-0.008111544847488404" office:value-type="float"/>
          <table:table-cell office:value="-0.009993239641189575" office:value-type="float"/>
          <table:table-cell office:value="0.009979407787323" office:value-type="float"/>
          <table:table-cell office:value="0.009999983310699461" office:value-type="float"/>
          <table:table-cell office:value="0.009999427795410158" office:value-type="float"/>
          <table:table-cell office:value="-0.0099429088830947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508604693010563" office:value-type="float"/>
          <table:table-cell office:value="57" office:value-type="float"/>
          <table:table-cell office:value="-0.009105678796768189" office:value-type="float"/>
          <table:table-cell office:value="-0.009983686804771423" office:value-type="float"/>
          <table:table-cell office:value="0.009961924552917481" office:value-type="float"/>
          <table:table-cell office:value="0.00999974012374878" office:value-type="float"/>
          <table:table-cell office:value="0.009991661310195922" office:value-type="float"/>
          <table:table-cell office:value="-0.0099574601650238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573668654115106" office:value-type="float"/>
          <table:table-cell office:value="58" office:value-type="float"/>
          <table:table-cell office:value="-0.009144868850708008" office:value-type="float"/>
          <table:table-cell office:value="-0.009985182285308838" office:value-type="float"/>
          <table:table-cell office:value="0.009964783191680907" office:value-type="float"/>
          <table:table-cell office:value="0.009999773502349854" office:value-type="float"/>
          <table:table-cell office:value="0.009992301464080812" office:value-type="float"/>
          <table:table-cell office:value="-0.0099613177776336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763546872561216" office:value-type="float"/>
          <table:table-cell office:value="59" office:value-type="float"/>
          <table:table-cell office:value="-0.00902657687664032" office:value-type="float"/>
          <table:table-cell office:value="-0.009988263845443726" office:value-type="float"/>
          <table:table-cell office:value="0.009975370168685915" office:value-type="float"/>
          <table:table-cell office:value="0.009999849796295165" office:value-type="float"/>
          <table:table-cell office:value="0.009994051456451417" office:value-type="float"/>
          <table:table-cell office:value="-0.0099735999107360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54701173670504" office:value-type="float"/>
          <table:table-cell office:value="60" office:value-type="float"/>
          <table:table-cell office:value="-0.008909377455711364" office:value-type="float"/>
          <table:table-cell office:value="-0.009983617067337037" office:value-type="float"/>
          <table:table-cell office:value="0.009964828491210937" office:value-type="float"/>
          <table:table-cell office:value="0.009999759197235109" office:value-type="float"/>
          <table:table-cell office:value="0.009992303848266602" office:value-type="float"/>
          <table:table-cell office:value="-0.009962844848632814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375317096710205" office:value-type="float"/>
          <table:table-cell office:value="-0.009995251297950744" office:value-type="float"/>
          <table:table-cell office:value="0.00998913288116455" office:value-type="float"/>
          <table:table-cell office:value="0.009999980926513672" office:value-type="float"/>
          <table:table-cell office:value="0.00999862551689148" office:value-type="float"/>
          <table:table-cell office:value="-0.009989405870437623" office:value-type="float"/>
          <table:table-cell office:value="0.656626834624634" office:value-type="float"/>
          <table:table-cell office:value="1" office:value-type="float"/>
          <table:table-cell office:value="-0.009375317096710205" office:value-type="float"/>
          <table:table-cell office:value="-0.009995251297950744" office:value-type="float"/>
          <table:table-cell office:value="0.00998913288116455" office:value-type="float"/>
          <table:table-cell office:value="0.009999980926513672" office:value-type="float"/>
          <table:table-cell office:value="0.00999862551689148" office:value-type="float"/>
          <table:table-cell office:value="-0.009989405870437623" office:value-type="float"/>
        </table:table-row>
        <table:table-row>
          <table:table-cell office:value="-0.015675894618034363" office:value-type="float"/>
          <table:table-cell office:value="-0.01993934690952301" office:value-type="float"/>
          <table:table-cell office:value="0.019857946634292602" office:value-type="float"/>
          <table:table-cell office:value="0.019999418258666992" office:value-type="float"/>
          <table:table-cell office:value="0.019991016387939455" office:value-type="float"/>
          <table:table-cell office:value="-0.01978011012077332" office:value-type="float"/>
          <table:table-cell office:value="0.09427246622234303" office:value-type="float"/>
          <table:table-cell office:value="2" office:value-type="float"/>
          <table:table-cell office:value="-0.006300577521324157" office:value-type="float"/>
          <table:table-cell office:value="-0.009944095611572265" office:value-type="float"/>
          <table:table-cell office:value="0.009868813753128052" office:value-type="float"/>
          <table:table-cell office:value="0.00999943733215332" office:value-type="float"/>
          <table:table-cell office:value="0.009992390871047975" office:value-type="float"/>
          <table:table-cell office:value="-0.009790704250335694" office:value-type="float"/>
        </table:table-row>
        <table:table-row>
          <table:table-cell office:value="-0.024008706212043762" office:value-type="float"/>
          <table:table-cell office:value="-0.029921348094940185" office:value-type="float"/>
          <table:table-cell office:value="0.02982608556747437" office:value-type="float"/>
          <table:table-cell office:value="0.029999214410781863" office:value-type="float"/>
          <table:table-cell office:value="0.029984631538391114" office:value-type="float"/>
          <table:table-cell office:value="-0.029747924208641058" office:value-type="float"/>
          <table:table-cell office:value="0.08855134369622504" office:value-type="float"/>
          <table:table-cell office:value="3" office:value-type="float"/>
          <table:table-cell office:value="-0.0083328115940094" office:value-type="float"/>
          <table:table-cell office:value="-0.009982001185417175" office:value-type="float"/>
          <table:table-cell office:value="0.009968138933181764" office:value-type="float"/>
          <table:table-cell office:value="0.00999979615211487" office:value-type="float"/>
          <table:table-cell office:value="0.00999361515045166" office:value-type="float"/>
          <table:table-cell office:value="-0.009967814087867738" office:value-type="float"/>
        </table:table-row>
        <table:table-row>
          <table:table-cell office:value="-0.03225696504116059" office:value-type="float"/>
          <table:table-cell office:value="-0.03990151524543762" office:value-type="float"/>
          <table:table-cell office:value="0.0397912085056305" office:value-type="float"/>
          <table:table-cell office:value="0.03999897837638855" office:value-type="float"/>
          <table:table-cell office:value="0.039977675676345824" office:value-type="float"/>
          <table:table-cell office:value="-0.039712396860122685" office:value-type="float"/>
          <table:table-cell office:value="0.08201760230208975" office:value-type="float"/>
          <table:table-cell office:value="4" office:value-type="float"/>
          <table:table-cell office:value="-0.008248258829116822" office:value-type="float"/>
          <table:table-cell office:value="-0.009980167150497437" office:value-type="float"/>
          <table:table-cell office:value="0.009965122938156127" office:value-type="float"/>
          <table:table-cell office:value="0.009999763965606688" office:value-type="float"/>
          <table:table-cell office:value="0.009993044137954711" office:value-type="float"/>
          <table:table-cell office:value="-0.00996447265148163" office:value-type="float"/>
        </table:table-row>
        <table:table-row>
          <table:table-cell office:value="-0.03976732611656189" office:value-type="float"/>
          <table:table-cell office:value="-0.04987863779067993" office:value-type="float"/>
          <table:table-cell office:value="0.0497558081150055" office:value-type="float"/>
          <table:table-cell office:value="0.049998708963394166" office:value-type="float"/>
          <table:table-cell office:value="0.04997037887573242" office:value-type="float"/>
          <table:table-cell office:value="-0.04967665612697602" office:value-type="float"/>
          <table:table-cell office:value="0.07545269398083575" office:value-type="float"/>
          <table:table-cell office:value="5" office:value-type="float"/>
          <table:table-cell office:value="-0.007510361075401307" office:value-type="float"/>
          <table:table-cell office:value="-0.00997712254524231" office:value-type="float"/>
          <table:table-cell office:value="0.009964599609375001" office:value-type="float"/>
          <table:table-cell office:value="0.009999730587005614" office:value-type="float"/>
          <table:table-cell office:value="0.009992703199386598" office:value-type="float"/>
          <table:table-cell office:value="-0.009964259266853332" office:value-type="float"/>
        </table:table-row>
        <table:table-row>
          <table:table-cell office:value="-0.0472214382886886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26808850414077" office:value-type="float"/>
          <table:table-cell office:value="6" office:value-type="float"/>
          <table:table-cell office:value="-0.00745411217212677" office:value-type="float"/>
          <table:table-cell office:value="-0.00997679054737091" office:value-type="float"/>
          <table:table-cell office:value="0.009964349269866944" office:value-type="float"/>
          <table:table-cell office:value="0.009999718666076662" office:value-type="float"/>
          <table:table-cell office:value="0.009992510080337526" office:value-type="float"/>
          <table:table-cell office:value="-0.00996392905712127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721543873" office:value-type="float"/>
          <table:table-cell office:value="7" office:value-type="float"/>
          <table:table-cell office:value="-0.0063554739952087404" office:value-type="float"/>
          <table:table-cell office:value="-0.009973084926605225" office:value-type="float"/>
          <table:table-cell office:value="0.009963552951812745" office:value-type="float"/>
          <table:table-cell office:value="0.009999690055847167" office:value-type="float"/>
          <table:table-cell office:value="0.009992263317108155" office:value-type="float"/>
          <table:table-cell office:value="-0.0099631786346435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93312444343" office:value-type="float"/>
          <table:table-cell office:value="8" office:value-type="float"/>
          <table:table-cell office:value="-0.006358420252799988" office:value-type="float"/>
          <table:table-cell office:value="-0.009973180890083313" office:value-type="float"/>
          <table:table-cell office:value="0.00996366858482361" office:value-type="float"/>
          <table:table-cell office:value="0.00999969244003296" office:value-type="float"/>
          <table:table-cell office:value="0.009992313385009765" office:value-type="float"/>
          <table:table-cell office:value="-0.009963288903236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5724878991" office:value-type="float"/>
          <table:table-cell office:value="9" office:value-type="float"/>
          <table:table-cell office:value="-0.004597653150558472" office:value-type="float"/>
          <table:table-cell office:value="-0.009967833161354064" office:value-type="float"/>
          <table:table-cell office:value="0.009961700439453125" office:value-type="float"/>
          <table:table-cell office:value="0.009999639987945558" office:value-type="float"/>
          <table:table-cell office:value="0.009991786479949952" office:value-type="float"/>
          <table:table-cell office:value="-0.0099606078863143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2560427733" office:value-type="float"/>
          <table:table-cell office:value="10" office:value-type="float"/>
          <table:table-cell office:value="-0.004597655534744263" office:value-type="float"/>
          <table:table-cell office:value="-0.009967833161354064" office:value-type="float"/>
          <table:table-cell office:value="0.009961700439453125" office:value-type="float"/>
          <table:table-cell office:value="0.009999639987945558" office:value-type="float"/>
          <table:table-cell office:value="0.009991786479949952" office:value-type="float"/>
          <table:table-cell office:value="-0.0099606078863143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2350165092" office:value-type="float"/>
          <table:table-cell office:value="11" office:value-type="float"/>
          <table:table-cell office:value="-0.0021072709560394295" office:value-type="float"/>
          <table:table-cell office:value="-0.009960017204284669" office:value-type="float"/>
          <table:table-cell office:value="0.009958732128143312" office:value-type="float"/>
          <table:table-cell office:value="0.009999557733535768" office:value-type="float"/>
          <table:table-cell office:value="0.00999090552330017" office:value-type="float"/>
          <table:table-cell office:value="-0.0099566489458084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6863286184089" office:value-type="float"/>
          <table:table-cell office:value="12" office:value-type="float"/>
          <table:table-cell office:value="-0.0021072709560394295" office:value-type="float"/>
          <table:table-cell office:value="-0.009960017204284669" office:value-type="float"/>
          <table:table-cell office:value="0.009958732128143312" office:value-type="float"/>
          <table:table-cell office:value="0.009999557733535768" office:value-type="float"/>
          <table:table-cell office:value="0.00999090552330017" office:value-type="float"/>
          <table:table-cell office:value="-0.009956648945808411" office:value-type="float"/>
        </table:table-row>
        <table:table-row>
          <table:table-cell office:value="-0.0489762735366821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7060541563759" office:value-type="float"/>
          <table:table-cell office:value="13" office:value-type="float"/>
          <table:table-cell office:value="0.001023726463317871" office:value-type="float"/>
          <table:table-cell office:value="-0.009949480891227722" office:value-type="float"/>
          <table:table-cell office:value="0.009954948425292967" office:value-type="float"/>
          <table:table-cell office:value="0.009999449253082276" office:value-type="float"/>
          <table:table-cell office:value="0.009989904165267944" office:value-type="float"/>
          <table:table-cell office:value="-0.009951178431510926" office:value-type="float"/>
        </table:table-row>
        <table:table-row>
          <table:table-cell office:value="-0.04795349597930908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0362370833609" office:value-type="float"/>
          <table:table-cell office:value="14" office:value-type="float"/>
          <table:table-cell office:value="0.001022777557373046" office:value-type="float"/>
          <table:table-cell office:value="-0.009949421286582947" office:value-type="float"/>
          <table:table-cell office:value="0.009954898357391358" office:value-type="float"/>
          <table:table-cell office:value="0.009999449253082276" office:value-type="float"/>
          <table:table-cell office:value="0.009989880323410033" office:value-type="float"/>
          <table:table-cell office:value="-0.00995112955570221" office:value-type="float"/>
        </table:table-row>
        <table:table-row>
          <table:table-cell office:value="-0.04386318564414978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28170766153362" office:value-type="float"/>
          <table:table-cell office:value="15" office:value-type="float"/>
          <table:table-cell office:value="0.004090310335159301" office:value-type="float"/>
          <table:table-cell office:value="-0.009935663938522339" office:value-type="float"/>
          <table:table-cell office:value="0.009950785636901856" office:value-type="float"/>
          <table:table-cell office:value="0.009999322891235353" office:value-type="float"/>
          <table:table-cell office:value="0.00998880386352539" office:value-type="float"/>
          <table:table-cell office:value="-0.009945097565650941" office:value-type="float"/>
        </table:table-row>
        <table:table-row>
          <table:table-cell office:value="-0.0397776138782501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39301510029944" office:value-type="float"/>
          <table:table-cell office:value="16" office:value-type="float"/>
          <table:table-cell office:value="0.004085571765899658" office:value-type="float"/>
          <table:table-cell office:value="-0.009935399293899536" office:value-type="float"/>
          <table:table-cell office:value="0.009950571060180663" office:value-type="float"/>
          <table:table-cell office:value="0.00999931573867798" office:value-type="float"/>
          <table:table-cell office:value="0.009988703727722167" office:value-type="float"/>
          <table:table-cell office:value="-0.00994489073753357" office:value-type="float"/>
        </table:table-row>
        <table:table-row>
          <table:table-cell office:value="-0.0337391436100006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7530107383134" office:value-type="float"/>
          <table:table-cell office:value="17" office:value-type="float"/>
          <table:table-cell office:value="0.006038470268249512" office:value-type="float"/>
          <table:table-cell office:value="-0.009919029474258424" office:value-type="float"/>
          <table:table-cell office:value="0.009945741891860963" office:value-type="float"/>
          <table:table-cell office:value="0.009999195337295532" office:value-type="float"/>
          <table:table-cell office:value="0.009987508058547973" office:value-type="float"/>
          <table:table-cell office:value="-0.009939157366752625" office:value-type="float"/>
        </table:table-row>
        <table:table-row>
          <table:table-cell office:value="-0.02771092057228088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772152469324686" office:value-type="float"/>
          <table:table-cell office:value="18" office:value-type="float"/>
          <table:table-cell office:value="0.006028223037719728" office:value-type="float"/>
          <table:table-cell office:value="-0.009918550252914429" office:value-type="float"/>
          <table:table-cell office:value="0.009945399761199953" office:value-type="float"/>
          <table:table-cell office:value="0.009999184608459473" office:value-type="float"/>
          <table:table-cell office:value="0.009987354278564455" office:value-type="float"/>
          <table:table-cell office:value="-0.009938817024230957" office:value-type="float"/>
        </table:table-row>
        <table:table-row>
          <table:table-cell office:value="-0.02059853911399841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829654223511559" office:value-type="float"/>
          <table:table-cell office:value="19" office:value-type="float"/>
          <table:table-cell office:value="0.00711238145828247" office:value-type="float"/>
          <table:table-cell office:value="-0.009901301860809326" office:value-type="float"/>
          <table:table-cell office:value="0.009940145015716552" office:value-type="float"/>
          <table:table-cell office:value="0.00999906063079834" office:value-type="float"/>
          <table:table-cell office:value="0.009985859394073487" office:value-type="float"/>
          <table:table-cell office:value="-0.009933953881263733" office:value-type="float"/>
        </table:table-row>
        <table:table-row>
          <table:table-cell office:value="-0.01349776148796081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821648092954177" office:value-type="float"/>
          <table:table-cell office:value="20" office:value-type="float"/>
          <table:table-cell office:value="0.007100777626037598" office:value-type="float"/>
          <table:table-cell office:value="-0.00990064799785614" office:value-type="float"/>
          <table:table-cell office:value="0.009939715862274169" office:value-type="float"/>
          <table:table-cell office:value="0.009999046325683594" office:value-type="float"/>
          <table:table-cell office:value="0.009985661506652832" office:value-type="float"/>
          <table:table-cell office:value="-0.009933515787124633" office:value-type="float"/>
        </table:table-row>
        <table:table-row>
          <table:table-cell office:value="-0.00580117344856262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740340330547474" office:value-type="float"/>
          <table:table-cell office:value="21" office:value-type="float"/>
          <table:table-cell office:value="0.007696588039398192" office:value-type="float"/>
          <table:table-cell office:value="-0.009884154796600342" office:value-type="float"/>
          <table:table-cell office:value="0.009934043884277344" office:value-type="float"/>
          <table:table-cell office:value="0.009998916387557984" office:value-type="float"/>
          <table:table-cell office:value="0.009983882904052733" office:value-type="float"/>
          <table:table-cell office:value="-0.009929326772689819" office:value-type="float"/>
        </table:table-row>
        <table:table-row>
          <table:table-cell office:value="0.00188358545303344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91328469993383" office:value-type="float"/>
          <table:table-cell office:value="22" office:value-type="float"/>
          <table:table-cell office:value="0.00768475890159607" office:value-type="float"/>
          <table:table-cell office:value="-0.009883416295051574" office:value-type="float"/>
          <table:table-cell office:value="0.009933617115020754" office:value-type="float"/>
          <table:table-cell office:value="0.009998900890350342" office:value-type="float"/>
          <table:table-cell office:value="0.009983659982681274" office:value-type="float"/>
          <table:table-cell office:value="-0.009928888678550721" office:value-type="float"/>
        </table:table-row>
        <table:table-row>
          <table:table-cell office:value="0.009903335571289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75819798532128" office:value-type="float"/>
          <table:table-cell office:value="23" office:value-type="float"/>
          <table:table-cell office:value="0.008019750118255614" office:value-type="float"/>
          <table:table-cell office:value="-0.009868159890174866" office:value-type="float"/>
          <table:table-cell office:value="0.009927064180374147" office:value-type="float"/>
          <table:table-cell office:value="0.009998773336410522" office:value-type="float"/>
          <table:table-cell office:value="0.009981739521026612" office:value-type="float"/>
          <table:table-cell office:value="-0.009924837350845338" office:value-type="float"/>
        </table:table-row>
        <table:table-row>
          <table:table-cell office:value="0.01791344642639160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12589997201801" office:value-type="float"/>
          <table:table-cell office:value="24" office:value-type="float"/>
          <table:table-cell office:value="0.00801011085510254" office:value-type="float"/>
          <table:table-cell office:value="-0.009867369532585143" office:value-type="float"/>
          <table:table-cell office:value="0.009926619529724122" office:value-type="float"/>
          <table:table-cell office:value="0.00999875783920288" office:value-type="float"/>
          <table:table-cell office:value="0.009981496334075928" office:value-type="float"/>
          <table:table-cell office:value="-0.009924417734146119" office:value-type="float"/>
        </table:table-row>
        <table:table-row>
          <table:table-cell office:value="0.0261200511455535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3550703668080554" office:value-type="float"/>
          <table:table-cell office:value="25" office:value-type="float"/>
          <table:table-cell office:value="0.008206604719161988" office:value-type="float"/>
          <table:table-cell office:value="-0.009853586554527283" office:value-type="float"/>
          <table:table-cell office:value="0.009918925762176513" office:value-type="float"/>
          <table:table-cell office:value="0.009998641014099122" office:value-type="float"/>
          <table:table-cell office:value="0.009979543685913085" office:value-type="float"/>
          <table:table-cell office:value="-0.009919742941856385" office:value-type="float"/>
        </table:table-row>
        <table:table-row>
          <table:table-cell office:value="0.0348776221275329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4789924943176" office:value-type="float"/>
          <table:table-cell office:value="26" office:value-type="float"/>
          <table:table-cell office:value="0.00875757098197937" office:value-type="float"/>
          <table:table-cell office:value="-0.009947898387908936" office:value-type="float"/>
          <table:table-cell office:value="0.009976325035095214" office:value-type="float"/>
          <table:table-cell office:value="0.009999825954437257" office:value-type="float"/>
          <table:table-cell office:value="0.0099939227104187" office:value-type="float"/>
          <table:table-cell office:value="-0.00998293161392212" office:value-type="float"/>
        </table:table-row>
        <table:table-row>
          <table:table-cell office:value="0.04322144985198974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07998170111971" office:value-type="float"/>
          <table:table-cell office:value="27" office:value-type="float"/>
          <table:table-cell office:value="0.008343827724456786" office:value-type="float"/>
          <table:table-cell office:value="-0.009846078157424927" office:value-type="float"/>
          <table:table-cell office:value="0.009915517568588257" office:value-type="float"/>
          <table:table-cell office:value="0.009998556375503542" office:value-type="float"/>
          <table:table-cell office:value="0.009976315498352052" office:value-type="float"/>
          <table:table-cell office:value="-0.0099221044778823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261914217417" office:value-type="float"/>
          <table:table-cell office:value="28" office:value-type="float"/>
          <table:table-cell office:value="0.008339405059814455" office:value-type="float"/>
          <table:table-cell office:value="-0.009845702648162842" office:value-type="float"/>
          <table:table-cell office:value="0.009915405511856079" office:value-type="float"/>
          <table:table-cell office:value="0.009998550415039062" office:value-type="float"/>
          <table:table-cell office:value="0.009976143836975098" office:value-type="float"/>
          <table:table-cell office:value="-0.0099220162630081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422673722618" office:value-type="float"/>
          <table:table-cell office:value="29" office:value-type="float"/>
          <table:table-cell office:value="0.008397395610809327" office:value-type="float"/>
          <table:table-cell office:value="-0.009837251901626588" office:value-type="float"/>
          <table:table-cell office:value="0.00990647554397583" office:value-type="float"/>
          <table:table-cell office:value="0.00999845266342163" office:value-type="float"/>
          <table:table-cell office:value="0.009974423646926881" office:value-type="float"/>
          <table:table-cell office:value="-0.0099162745475769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1816006807294" office:value-type="float"/>
          <table:table-cell office:value="30" office:value-type="float"/>
          <table:table-cell office:value="0.008397412300109862" office:value-type="float"/>
          <table:table-cell office:value="-0.00983717143535614" office:value-type="float"/>
          <table:table-cell office:value="0.009906418323516847" office:value-type="float"/>
          <table:table-cell office:value="0.00999845266342163" office:value-type="float"/>
          <table:table-cell office:value="0.009974412918090819" office:value-type="float"/>
          <table:table-cell office:value="-0.0099162131547927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9097007253054" office:value-type="float"/>
          <table:table-cell office:value="31" office:value-type="float"/>
          <table:table-cell office:value="0.00841012477874756" office:value-type="float"/>
          <table:table-cell office:value="-0.009834004640579224" office:value-type="float"/>
          <table:table-cell office:value="0.009896674156188964" office:value-type="float"/>
          <table:table-cell office:value="0.009998373985290526" office:value-type="float"/>
          <table:table-cell office:value="0.009973042011260985" office:value-type="float"/>
          <table:table-cell office:value="-0.0099104547500610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476843834263" office:value-type="float"/>
          <table:table-cell office:value="32" office:value-type="float"/>
          <table:table-cell office:value="0.00841015100479126" office:value-type="float"/>
          <table:table-cell office:value="-0.009833949804306031" office:value-type="float"/>
          <table:table-cell office:value="0.009896631240844727" office:value-type="float"/>
          <table:table-cell office:value="0.009998371601104736" office:value-type="float"/>
          <table:table-cell office:value="0.009973033666610719" office:value-type="float"/>
          <table:table-cell office:value="-0.009910411238670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91230934514545" office:value-type="float"/>
          <table:table-cell office:value="33" office:value-type="float"/>
          <table:table-cell office:value="0.00838152766227722" office:value-type="float"/>
          <table:table-cell office:value="-0.009835309982299804" office:value-type="float"/>
          <table:table-cell office:value="0.009885252714157104" office:value-type="float"/>
          <table:table-cell office:value="0.009998309612274171" office:value-type="float"/>
          <table:table-cell office:value="0.00997194528579712" office:value-type="float"/>
          <table:table-cell office:value="-0.0099041819572448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673925598737" office:value-type="float"/>
          <table:table-cell office:value="34" office:value-type="float"/>
          <table:table-cell office:value="0.008381483554840087" office:value-type="float"/>
          <table:table-cell office:value="-0.009835255146026612" office:value-type="float"/>
          <table:table-cell office:value="0.00988520622253418" office:value-type="float"/>
          <table:table-cell office:value="0.009998308420181274" office:value-type="float"/>
          <table:table-cell office:value="0.00997193694114685" office:value-type="float"/>
          <table:table-cell office:value="-0.0099041372537612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596728571544" office:value-type="float"/>
          <table:table-cell office:value="35" office:value-type="float"/>
          <table:table-cell office:value="0.008310518264770509" office:value-type="float"/>
          <table:table-cell office:value="-0.009840401411056519" office:value-type="float"/>
          <table:table-cell office:value="0.009872519969940185" office:value-type="float"/>
          <table:table-cell office:value="0.009998261928558351" office:value-type="float"/>
          <table:table-cell office:value="0.00997109055519104" office:value-type="float"/>
          <table:table-cell office:value="-0.00989863038063049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02853376353" office:value-type="float"/>
          <table:table-cell office:value="36" office:value-type="float"/>
          <table:table-cell office:value="0.008310513496398926" office:value-type="float"/>
          <table:table-cell office:value="-0.009840430617332458" office:value-type="float"/>
          <table:table-cell office:value="0.009872546195983887" office:value-type="float"/>
          <table:table-cell office:value="0.009998263120651244" office:value-type="float"/>
          <table:table-cell office:value="0.009971095323562622" office:value-type="float"/>
          <table:table-cell office:value="-0.0098986566066741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224985366813" office:value-type="float"/>
          <table:table-cell office:value="37" office:value-type="float"/>
          <table:table-cell office:value="0.00819252610206604" office:value-type="float"/>
          <table:table-cell office:value="-0.009847519397735595" office:value-type="float"/>
          <table:table-cell office:value="0.009858005046844481" office:value-type="float"/>
          <table:table-cell office:value="0.009998226165771484" office:value-type="float"/>
          <table:table-cell office:value="0.009970314502716066" office:value-type="float"/>
          <table:table-cell office:value="-0.0098935008049011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07003967472" office:value-type="float"/>
          <table:table-cell office:value="38" office:value-type="float"/>
          <table:table-cell office:value="0.00819251775741577" office:value-type="float"/>
          <table:table-cell office:value="-0.009847460985183716" office:value-type="float"/>
          <table:table-cell office:value="0.009857943058013916" office:value-type="float"/>
          <table:table-cell office:value="0.009998223781585694" office:value-type="float"/>
          <table:table-cell office:value="0.0099703049659729" office:value-type="float"/>
          <table:table-cell office:value="-0.00989344418048858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251613787223" office:value-type="float"/>
          <table:table-cell office:value="39" office:value-type="float"/>
          <table:table-cell office:value="0.008027204275131225" office:value-type="float"/>
          <table:table-cell office:value="-0.009856242537498474" office:value-type="float"/>
          <table:table-cell office:value="0.009841961860656738" office:value-type="float"/>
          <table:table-cell office:value="0.009998197555541993" office:value-type="float"/>
          <table:table-cell office:value="0.009969727993011475" office:value-type="float"/>
          <table:table-cell office:value="-0.0098886144161224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8935819064095" office:value-type="float"/>
          <table:table-cell office:value="40" office:value-type="float"/>
          <table:table-cell office:value="0.008027194738388062" office:value-type="float"/>
          <table:table-cell office:value="-0.009856284856796264" office:value-type="float"/>
          <table:table-cell office:value="0.009842014312744141" office:value-type="float"/>
          <table:table-cell office:value="0.009998197555541993" office:value-type="float"/>
          <table:table-cell office:value="0.009969735145568847" office:value-type="float"/>
          <table:table-cell office:value="-0.0098886591196060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23848186221889" office:value-type="float"/>
          <table:table-cell office:value="41" office:value-type="float"/>
          <table:table-cell office:value="0.007819962501525878" office:value-type="float"/>
          <table:table-cell office:value="-0.00986482858657837" office:value-type="float"/>
          <table:table-cell office:value="0.009823991060256958" office:value-type="float"/>
          <table:table-cell office:value="0.009998183250427247" office:value-type="float"/>
          <table:table-cell office:value="0.00996931552886963" office:value-type="float"/>
          <table:table-cell office:value="-0.0098820823431015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6554110346314" office:value-type="float"/>
          <table:table-cell office:value="42" office:value-type="float"/>
          <table:table-cell office:value="0.00802563786506653" office:value-type="float"/>
          <table:table-cell office:value="-0.009817898273468018" office:value-type="float"/>
          <table:table-cell office:value="0.009750028848648071" office:value-type="float"/>
          <table:table-cell office:value="0.009997117519378663" office:value-type="float"/>
          <table:table-cell office:value="0.009962666034698487" office:value-type="float"/>
          <table:table-cell office:value="-0.0098229628801345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0063490300696" office:value-type="float"/>
          <table:table-cell office:value="43" office:value-type="float"/>
          <table:table-cell office:value="0.007575221061706544" office:value-type="float"/>
          <table:table-cell office:value="-0.00987273931503296" office:value-type="float"/>
          <table:table-cell office:value="0.009803521633148194" office:value-type="float"/>
          <table:table-cell office:value="0.009998173713684081" office:value-type="float"/>
          <table:table-cell office:value="0.00996906042098999" office:value-type="float"/>
          <table:table-cell office:value="-0.0098739594221115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250080041851" office:value-type="float"/>
          <table:table-cell office:value="44" office:value-type="float"/>
          <table:table-cell office:value="0.007575185298919677" office:value-type="float"/>
          <table:table-cell office:value="-0.009872796535491944" office:value-type="float"/>
          <table:table-cell office:value="0.009803615808486937" office:value-type="float"/>
          <table:table-cell office:value="0.009998174905776978" office:value-type="float"/>
          <table:table-cell office:value="0.009969072341918945" office:value-type="float"/>
          <table:table-cell office:value="-0.0098740339279174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598335001171" office:value-type="float"/>
          <table:table-cell office:value="45" office:value-type="float"/>
          <table:table-cell office:value="0.00729846715927124" office:value-type="float"/>
          <table:table-cell office:value="-0.009879528880119323" office:value-type="float"/>
          <table:table-cell office:value="0.009780657291412352" office:value-type="float"/>
          <table:table-cell office:value="0.009998178482055664" office:value-type="float"/>
          <table:table-cell office:value="0.009969037771224975" office:value-type="float"/>
          <table:table-cell office:value="-0.009864464998245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999269843213" office:value-type="float"/>
          <table:table-cell office:value="46" office:value-type="float"/>
          <table:table-cell office:value="0.007298403978347778" office:value-type="float"/>
          <table:table-cell office:value="-0.009879587888717652" office:value-type="float"/>
          <table:table-cell office:value="0.009780768156051637" office:value-type="float"/>
          <table:table-cell office:value="0.009998178482055664" office:value-type="float"/>
          <table:table-cell office:value="0.009969050884246827" office:value-type="float"/>
          <table:table-cell office:value="-0.0098645508289337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583261546191" office:value-type="float"/>
          <table:table-cell office:value="47" office:value-type="float"/>
          <table:table-cell office:value="0.00698423147201538" office:value-type="float"/>
          <table:table-cell office:value="-0.009884681701660156" office:value-type="float"/>
          <table:table-cell office:value="0.00975478172302246" office:value-type="float"/>
          <table:table-cell office:value="0.009998188018798827" office:value-type="float"/>
          <table:table-cell office:value="0.009969153404235839" office:value-type="float"/>
          <table:table-cell office:value="-0.00985320627689361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814646332981" office:value-type="float"/>
          <table:table-cell office:value="48" office:value-type="float"/>
          <table:table-cell office:value="0.006984181404113771" office:value-type="float"/>
          <table:table-cell office:value="-0.009884702563285828" office:value-type="float"/>
          <table:table-cell office:value="0.0097548246383667" office:value-type="float"/>
          <table:table-cell office:value="0.009998188018798827" office:value-type="float"/>
          <table:table-cell office:value="0.009969158172607422" office:value-type="float"/>
          <table:table-cell office:value="-0.009853239655494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297620532124" office:value-type="float"/>
          <table:table-cell office:value="49" office:value-type="float"/>
          <table:table-cell office:value="0.006625032424926758" office:value-type="float"/>
          <table:table-cell office:value="-0.009888739585876464" office:value-type="float"/>
          <table:table-cell office:value="0.009724333286285402" office:value-type="float"/>
          <table:table-cell office:value="0.009998202323913576" office:value-type="float"/>
          <table:table-cell office:value="0.009969396591186524" office:value-type="float"/>
          <table:table-cell office:value="-0.00983989775180816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4913929117676" office:value-type="float"/>
          <table:table-cell office:value="50" office:value-type="float"/>
          <table:table-cell office:value="0.006624913215637207" office:value-type="float"/>
          <table:table-cell office:value="-0.00988879144191742" office:value-type="float"/>
          <table:table-cell office:value="0.009724457263946532" office:value-type="float"/>
          <table:table-cell office:value="0.009998204708099366" office:value-type="float"/>
          <table:table-cell office:value="0.00996940851211548" office:value-type="float"/>
          <table:table-cell office:value="-0.009839990139007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955979401977" office:value-type="float"/>
          <table:table-cell office:value="51" office:value-type="float"/>
          <table:table-cell office:value="0.006178083419799805" office:value-type="float"/>
          <table:table-cell office:value="-0.009891907572746278" office:value-type="float"/>
          <table:table-cell office:value="0.009688160419464112" office:value-type="float"/>
          <table:table-cell office:value="0.009998219013214111" office:value-type="float"/>
          <table:table-cell office:value="0.009969673156738282" office:value-type="float"/>
          <table:table-cell office:value="-0.0098243486881256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54415010246575" office:value-type="float"/>
          <table:table-cell office:value="52" office:value-type="float"/>
          <table:table-cell office:value="0.00617819905281067" office:value-type="float"/>
          <table:table-cell office:value="-0.009891855120658875" office:value-type="float"/>
          <table:table-cell office:value="0.00968801736831665" office:value-type="float"/>
          <table:table-cell office:value="0.009998216629028321" office:value-type="float"/>
          <table:table-cell office:value="0.009969661235809326" office:value-type="float"/>
          <table:table-cell office:value="-0.0098242467641830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2944861772015" office:value-type="float"/>
          <table:table-cell office:value="53" office:value-type="float"/>
          <table:table-cell office:value="0.005620038509368897" office:value-type="float"/>
          <table:table-cell office:value="-0.00989431917667389" office:value-type="float"/>
          <table:table-cell office:value="0.009645745754241942" office:value-type="float"/>
          <table:table-cell office:value="0.009998233318328857" office:value-type="float"/>
          <table:table-cell office:value="0.00996992588043213" office:value-type="float"/>
          <table:table-cell office:value="-0.0098063474893569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8403586171505" office:value-type="float"/>
          <table:table-cell office:value="54" office:value-type="float"/>
          <table:table-cell office:value="0.005620381832122804" office:value-type="float"/>
          <table:table-cell office:value="-0.009894203543663025" office:value-type="float"/>
          <table:table-cell office:value="0.00964538812637329" office:value-type="float"/>
          <table:table-cell office:value="0.00999822974205017" office:value-type="float"/>
          <table:table-cell office:value="0.009969897270202638" office:value-type="float"/>
          <table:table-cell office:value="-0.009806099534034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441912851794" office:value-type="float"/>
          <table:table-cell office:value="55" office:value-type="float"/>
          <table:table-cell office:value="0.00484054446220398" office:value-type="float"/>
          <table:table-cell office:value="-0.009895797967910767" office:value-type="float"/>
          <table:table-cell office:value="0.009599287509918212" office:value-type="float"/>
          <table:table-cell office:value="0.00999822735786438" office:value-type="float"/>
          <table:table-cell office:value="0.009969904422760011" office:value-type="float"/>
          <table:table-cell office:value="-0.0097856801748275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771051130509" office:value-type="float"/>
          <table:table-cell office:value="56" office:value-type="float"/>
          <table:table-cell office:value="0.004840991497039796" office:value-type="float"/>
          <table:table-cell office:value="-0.009895716905593873" office:value-type="float"/>
          <table:table-cell office:value="0.009599010944366456" office:value-type="float"/>
          <table:table-cell office:value="0.009998224973678587" office:value-type="float"/>
          <table:table-cell office:value="0.009969885349273682" office:value-type="float"/>
          <table:table-cell office:value="-0.00978548824787139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5248863355" office:value-type="float"/>
          <table:table-cell office:value="57" office:value-type="float"/>
          <table:table-cell office:value="0.0038797700405120844" office:value-type="float"/>
          <table:table-cell office:value="-0.0098960679769516" office:value-type="float"/>
          <table:table-cell office:value="0.009545540809631348" office:value-type="float"/>
          <table:table-cell office:value="0.009998209476470949" office:value-type="float"/>
          <table:table-cell office:value="0.009969688653945924" office:value-type="float"/>
          <table:table-cell office:value="-0.0097619897127151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6357779696246" office:value-type="float"/>
          <table:table-cell office:value="58" office:value-type="float"/>
          <table:table-cell office:value="0.0038787925243377683" office:value-type="float"/>
          <table:table-cell office:value="-0.009896225929260254" office:value-type="float"/>
          <table:table-cell office:value="0.009546134471893312" office:value-type="float"/>
          <table:table-cell office:value="0.009998214244842528" office:value-type="float"/>
          <table:table-cell office:value="0.009969730377197264" office:value-type="float"/>
          <table:table-cell office:value="-0.0097623920440673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70898960541255" office:value-type="float"/>
          <table:table-cell office:value="59" office:value-type="float"/>
          <table:table-cell office:value="0.0027322757244110114" office:value-type="float"/>
          <table:table-cell office:value="-0.009895451664924622" office:value-type="float"/>
          <table:table-cell office:value="0.00948542356491089" office:value-type="float"/>
          <table:table-cell office:value="0.0099981951713562" office:value-type="float"/>
          <table:table-cell office:value="0.009969420433044435" office:value-type="float"/>
          <table:table-cell office:value="-0.0097362053394317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716471150237305" office:value-type="float"/>
          <table:table-cell office:value="60" office:value-type="float"/>
          <table:table-cell office:value="0.002732441425323487" office:value-type="float"/>
          <table:table-cell office:value="-0.009895431399345398" office:value-type="float"/>
          <table:table-cell office:value="0.009485338926315307" office:value-type="float"/>
          <table:table-cell office:value="0.0099981951713562" office:value-type="float"/>
          <table:table-cell office:value="0.009969415664672852" office:value-type="float"/>
          <table:table-cell office:value="-0.009736149907112121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263426542282105" office:value-type="float"/>
          <table:table-cell office:value="-0.009812591671943665" office:value-type="float"/>
          <table:table-cell office:value="0.008710769414901733" office:value-type="float"/>
          <table:table-cell office:value="0.009997904300689699" office:value-type="float"/>
          <table:table-cell office:value="0.009975064992904662" office:value-type="float"/>
          <table:table-cell office:value="-0.009203126430511474" office:value-type="float"/>
          <table:table-cell office:value="0.5054597874730696" office:value-type="float"/>
          <table:table-cell office:value="1" office:value-type="float"/>
          <table:table-cell office:value="0.006263426542282105" office:value-type="float"/>
          <table:table-cell office:value="-0.009812591671943665" office:value-type="float"/>
          <table:table-cell office:value="0.008710769414901733" office:value-type="float"/>
          <table:table-cell office:value="0.009997904300689699" office:value-type="float"/>
          <table:table-cell office:value="0.009975064992904662" office:value-type="float"/>
          <table:table-cell office:value="-0.009203126430511474" office:value-type="float"/>
        </table:table-row>
        <table:table-row>
          <table:table-cell office:value="0.006444481611251832" office:value-type="float"/>
          <table:table-cell office:value="-0.019799479842185976" office:value-type="float"/>
          <table:table-cell office:value="0.01857138514518738" office:value-type="float"/>
          <table:table-cell office:value="0.01999785661697388" office:value-type="float"/>
          <table:table-cell office:value="0.019972115755081177" office:value-type="float"/>
          <table:table-cell office:value="-0.01915478825569153" office:value-type="float"/>
          <table:table-cell office:value="0.0781298677104632" office:value-type="float"/>
          <table:table-cell office:value="2" office:value-type="float"/>
          <table:table-cell office:value="0.0001810550689697269" office:value-type="float"/>
          <table:table-cell office:value="-0.00998688817024231" office:value-type="float"/>
          <table:table-cell office:value="0.009860615730285646" office:value-type="float"/>
          <table:table-cell office:value="0.00999995231628418" office:value-type="float"/>
          <table:table-cell office:value="0.009997050762176515" office:value-type="float"/>
          <table:table-cell office:value="-0.009951661825180053" office:value-type="float"/>
        </table:table-row>
        <table:table-row>
          <table:table-cell office:value="0.004965116977691652" office:value-type="float"/>
          <table:table-cell office:value="-0.02978679239749909" office:value-type="float"/>
          <table:table-cell office:value="0.02843019127845764" office:value-type="float"/>
          <table:table-cell office:value="0.029997816085815435" office:value-type="float"/>
          <table:table-cell office:value="0.02996936202049255" office:value-type="float"/>
          <table:table-cell office:value="-0.029105231761932374" office:value-type="float"/>
          <table:table-cell office:value="0.08536743119545812" office:value-type="float"/>
          <table:table-cell office:value="3" office:value-type="float"/>
          <table:table-cell office:value="-0.0014793646335601804" office:value-type="float"/>
          <table:table-cell office:value="-0.009987312555313111" office:value-type="float"/>
          <table:table-cell office:value="0.009858806133270262" office:value-type="float"/>
          <table:table-cell office:value="0.009999959468841553" office:value-type="float"/>
          <table:table-cell office:value="0.009997246265411376" office:value-type="float"/>
          <table:table-cell office:value="-0.009950443506240844" office:value-type="float"/>
        </table:table-row>
        <table:table-row>
          <table:table-cell office:value="0.005262218713760378" office:value-type="float"/>
          <table:table-cell office:value="-0.039687125682830816" office:value-type="float"/>
          <table:table-cell office:value="0.03780746221542358" office:value-type="float"/>
          <table:table-cell office:value="0.039996383190155034" office:value-type="float"/>
          <table:table-cell office:value="0.03994450211524963" office:value-type="float"/>
          <table:table-cell office:value="-0.03879616379737854" office:value-type="float"/>
          <table:table-cell office:value="0.08117854876875892" office:value-type="float"/>
          <table:table-cell office:value="4" office:value-type="float"/>
          <table:table-cell office:value="0.00029710173606872607" office:value-type="float"/>
          <table:table-cell office:value="-0.009900333285331726" office:value-type="float"/>
          <table:table-cell office:value="0.009377270936965944" office:value-type="float"/>
          <table:table-cell office:value="0.009998567104339601" office:value-type="float"/>
          <table:table-cell office:value="0.00997514009475708" office:value-type="float"/>
          <table:table-cell office:value="-0.009690932035446168" office:value-type="float"/>
        </table:table-row>
        <table:table-row>
          <table:table-cell office:value="0.005094403028488161" office:value-type="float"/>
          <table:table-cell office:value="-0.04957187294960023" office:value-type="float"/>
          <table:table-cell office:value="0.04708754777908325" office:value-type="float"/>
          <table:table-cell office:value="0.049994792938232425" office:value-type="float"/>
          <table:table-cell office:value="0.04991759657859802" office:value-type="float"/>
          <table:table-cell office:value="-0.04843368649482727" office:value-type="float"/>
          <table:table-cell office:value="0.07662708152950223" office:value-type="float"/>
          <table:table-cell office:value="5" office:value-type="float"/>
          <table:table-cell office:value="-0.00016781568527221742" office:value-type="float"/>
          <table:table-cell office:value="-0.00988474726676941" office:value-type="float"/>
          <table:table-cell office:value="0.00928008556365967" office:value-type="float"/>
          <table:table-cell office:value="0.009998409748077393" office:value-type="float"/>
          <table:table-cell office:value="0.009973094463348387" office:value-type="float"/>
          <table:table-cell office:value="-0.009637522697448732" office:value-type="float"/>
        </table:table-row>
        <table:table-row>
          <table:table-cell office:value="0.00498308658599853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4590036716101" office:value-type="float"/>
          <table:table-cell office:value="6" office:value-type="float"/>
          <table:table-cell office:value="-0.00011131644248962326" office:value-type="float"/>
          <table:table-cell office:value="-0.009879666566848756" office:value-type="float"/>
          <table:table-cell office:value="0.00926645040512085" office:value-type="float"/>
          <table:table-cell office:value="0.009998289346694946" office:value-type="float"/>
          <table:table-cell office:value="0.00997150182723999" office:value-type="float"/>
          <table:table-cell office:value="-0.009627062082290649" office:value-type="float"/>
        </table:table-row>
        <table:table-row>
          <table:table-cell office:value="0.00486566126346588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7169965776954" office:value-type="float"/>
          <table:table-cell office:value="7" office:value-type="float"/>
          <table:table-cell office:value="-0.00011742532253265422" office:value-type="float"/>
          <table:table-cell office:value="-0.009863442182540894" office:value-type="float"/>
          <table:table-cell office:value="0.009169285297393798" office:value-type="float"/>
          <table:table-cell office:value="0.009998236894607543" office:value-type="float"/>
          <table:table-cell office:value="0.009971058368682862" office:value-type="float"/>
          <table:table-cell office:value="-0.009573577046394348" office:value-type="float"/>
        </table:table-row>
        <table:table-row>
          <table:table-cell office:value="0.004748365879058839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9775010075946" office:value-type="float"/>
          <table:table-cell office:value="8" office:value-type="float"/>
          <table:table-cell office:value="-0.00011729538440704429" office:value-type="float"/>
          <table:table-cell office:value="-0.009863447546958923" office:value-type="float"/>
          <table:table-cell office:value="0.009169282913208008" office:value-type="float"/>
          <table:table-cell office:value="0.009998236894607543" office:value-type="float"/>
          <table:table-cell office:value="0.009971060752868651" office:value-type="float"/>
          <table:table-cell office:value="-0.00957357943058014" office:value-type="float"/>
        </table:table-row>
        <table:table-row>
          <table:table-cell office:value="0.00505267262458801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43034655143296" office:value-type="float"/>
          <table:table-cell office:value="9" office:value-type="float"/>
          <table:table-cell office:value="0.00030430674552917557" office:value-type="float"/>
          <table:table-cell office:value="-0.009842350482940673" office:value-type="float"/>
          <table:table-cell office:value="0.009056651592254638" office:value-type="float"/>
          <table:table-cell office:value="0.009998171329498292" office:value-type="float"/>
          <table:table-cell office:value="0.009970687627792357" office:value-type="float"/>
          <table:table-cell office:value="-0.009508127570152283" office:value-type="float"/>
        </table:table-row>
        <table:table-row>
          <table:table-cell office:value="0.0053565466403961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36213557614573" office:value-type="float"/>
          <table:table-cell office:value="10" office:value-type="float"/>
          <table:table-cell office:value="0.0003038740158081057" office:value-type="float"/>
          <table:table-cell office:value="-0.009842339158058168" office:value-type="float"/>
          <table:table-cell office:value="0.009056688547134399" office:value-type="float"/>
          <table:table-cell office:value="0.009998171329498292" office:value-type="float"/>
          <table:table-cell office:value="0.00997068166732788" office:value-type="float"/>
          <table:table-cell office:value="-0.009508134722709656" office:value-type="float"/>
        </table:table-row>
        <table:table-row>
          <table:table-cell office:value="0.00632472276687622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614249778293322" office:value-type="float"/>
          <table:table-cell office:value="11" office:value-type="float"/>
          <table:table-cell office:value="0.0009681761264801018" office:value-type="float"/>
          <table:table-cell office:value="-0.009815630912780761" office:value-type="float"/>
          <table:table-cell office:value="0.008951785564422608" office:value-type="float"/>
          <table:table-cell office:value="0.009998104572296143" office:value-type="float"/>
          <table:table-cell office:value="0.009970400333404543" office:value-type="float"/>
          <table:table-cell office:value="-0.009426133036613465" office:value-type="float"/>
        </table:table-row>
        <table:table-row>
          <table:table-cell office:value="0.0072907495498657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90659692075238" office:value-type="float"/>
          <table:table-cell office:value="12" office:value-type="float"/>
          <table:table-cell office:value="0.0009660267829895014" office:value-type="float"/>
          <table:table-cell office:value="-0.009815638661384582" office:value-type="float"/>
          <table:table-cell office:value="0.008952186107635497" office:value-type="float"/>
          <table:table-cell office:value="0.009998104572296143" office:value-type="float"/>
          <table:table-cell office:value="0.009970386028289794" office:value-type="float"/>
          <table:table-cell office:value="-0.009426323771476746" office:value-type="float"/>
        </table:table-row>
        <table:table-row>
          <table:table-cell office:value="0.00906353354454040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545827633378033" office:value-type="float"/>
          <table:table-cell office:value="13" office:value-type="float"/>
          <table:table-cell office:value="0.001772783994674683" office:value-type="float"/>
          <table:table-cell office:value="-0.009780092835426331" office:value-type="float"/>
          <table:table-cell office:value="0.008853634595870971" office:value-type="float"/>
          <table:table-cell office:value="0.009998044967651368" office:value-type="float"/>
          <table:table-cell office:value="0.009970133304595947" office:value-type="float"/>
          <table:table-cell office:value="-0.009324960708618164" office:value-type="float"/>
        </table:table-row>
        <table:table-row>
          <table:table-cell office:value="0.0108324348926544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98329307075771" office:value-type="float"/>
          <table:table-cell office:value="14" office:value-type="float"/>
          <table:table-cell office:value="0.0017689013481140131" office:value-type="float"/>
          <table:table-cell office:value="-0.009780106544494628" office:value-type="float"/>
          <table:table-cell office:value="0.008854418992996218" office:value-type="float"/>
          <table:table-cell office:value="0.009998044967651368" office:value-type="float"/>
          <table:table-cell office:value="0.009970105886459352" office:value-type="float"/>
          <table:table-cell office:value="-0.009325344562530518" office:value-type="float"/>
        </table:table-row>
        <table:table-row>
          <table:table-cell office:value="0.01341296911239624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424482176687881" office:value-type="float"/>
          <table:table-cell office:value="15" office:value-type="float"/>
          <table:table-cell office:value="0.002580534219741821" office:value-type="float"/>
          <table:table-cell office:value="-0.009734574556350708" office:value-type="float"/>
          <table:table-cell office:value="0.00877521276473999" office:value-type="float"/>
          <table:table-cell office:value="0.009998006820678711" office:value-type="float"/>
          <table:table-cell office:value="0.009969842433929442" office:value-type="float"/>
          <table:table-cell office:value="-0.009203161001205445" office:value-type="float"/>
        </table:table-row>
        <table:table-row>
          <table:table-cell office:value="0.0159876954555511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345751205219112" office:value-type="float"/>
          <table:table-cell office:value="16" office:value-type="float"/>
          <table:table-cell office:value="0.0025747263431549067" office:value-type="float"/>
          <table:table-cell office:value="-0.009734647274017334" office:value-type="float"/>
          <table:table-cell office:value="0.008776583671569823" office:value-type="float"/>
          <table:table-cell office:value="0.009998005628585814" office:value-type="float"/>
          <table:table-cell office:value="0.009969805479049682" office:value-type="float"/>
          <table:table-cell office:value="-0.009203952550888062" office:value-type="float"/>
        </table:table-row>
        <table:table-row>
          <table:table-cell office:value="0.01926792860031128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238930781962034" office:value-type="float"/>
          <table:table-cell office:value="17" office:value-type="float"/>
          <table:table-cell office:value="0.0032802331447601314" office:value-type="float"/>
          <table:table-cell office:value="-0.009683328270912171" office:value-type="float"/>
          <table:table-cell office:value="0.008739893436431884" office:value-type="float"/>
          <table:table-cell office:value="0.009997990131378176" office:value-type="float"/>
          <table:table-cell office:value="0.009969699382781983" office:value-type="float"/>
          <table:table-cell office:value="-0.009070365428924561" office:value-type="float"/>
        </table:table-row>
        <table:table-row>
          <table:table-cell office:value="0.02254193305969238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7125754537271974" office:value-type="float"/>
          <table:table-cell office:value="18" office:value-type="float"/>
          <table:table-cell office:value="0.003274004459381103" office:value-type="float"/>
          <table:table-cell office:value="-0.00968364417552948" office:value-type="float"/>
          <table:table-cell office:value="0.00874202609062195" office:value-type="float"/>
          <table:table-cell office:value="0.009997992515563965" office:value-type="float"/>
          <table:table-cell office:value="0.009969687461853028" office:value-type="float"/>
          <table:table-cell office:value="-0.009071818590164185" office:value-type="float"/>
        </table:table-row>
        <table:table-row>
          <table:table-cell office:value="0.0263787651062011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985800005777985" office:value-type="float"/>
          <table:table-cell office:value="19" office:value-type="float"/>
          <table:table-cell office:value="0.00383683204650879" office:value-type="float"/>
          <table:table-cell office:value="-0.009624982476234436" office:value-type="float"/>
          <table:table-cell office:value="0.00874271273612976" office:value-type="float"/>
          <table:table-cell office:value="0.009997992515563965" office:value-type="float"/>
          <table:table-cell office:value="0.009969682693481445" office:value-type="float"/>
          <table:table-cell office:value="-0.008925715684890747" office:value-type="float"/>
        </table:table-row>
        <table:table-row>
          <table:table-cell office:value="0.03020856022834777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83922728424863" office:value-type="float"/>
          <table:table-cell office:value="20" office:value-type="float"/>
          <table:table-cell office:value="0.0038297951221466058" office:value-type="float"/>
          <table:table-cell office:value="-0.009625479578971863" office:value-type="float"/>
          <table:table-cell office:value="0.008745273351669311" office:value-type="float"/>
          <table:table-cell office:value="0.009997996091842652" office:value-type="float"/>
          <table:table-cell office:value="0.009969675540924072" office:value-type="float"/>
          <table:table-cell office:value="-0.008927755355834961" office:value-type="float"/>
        </table:table-row>
        <table:table-row>
          <table:table-cell office:value="0.03441246867179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671513496126337" office:value-type="float"/>
          <table:table-cell office:value="21" office:value-type="float"/>
          <table:table-cell office:value="0.004203908443450928" office:value-type="float"/>
          <table:table-cell office:value="-0.009563689827919006" office:value-type="float"/>
          <table:table-cell office:value="0.00876766324043274" office:value-type="float"/>
          <table:table-cell office:value="0.009997993707656862" office:value-type="float"/>
          <table:table-cell office:value="0.00996983051300049" office:value-type="float"/>
          <table:table-cell office:value="-0.008777247071266175" office:value-type="float"/>
        </table:table-row>
        <table:table-row>
          <table:table-cell office:value="0.0386088049411773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406767474627086" office:value-type="float"/>
          <table:table-cell office:value="22" office:value-type="float"/>
          <table:table-cell office:value="0.004196336269378662" office:value-type="float"/>
          <table:table-cell office:value="-0.009564419388771058" office:value-type="float"/>
          <table:table-cell office:value="0.008770570755004882" office:value-type="float"/>
          <table:table-cell office:value="0.009997998476028442" office:value-type="float"/>
          <table:table-cell office:value="0.009969828128814697" office:value-type="float"/>
          <table:table-cell office:value="-0.008779996633529663" office:value-type="float"/>
        </table:table-row>
        <table:table-row>
          <table:table-cell office:value="0.0431183218955993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220440794838162" office:value-type="float"/>
          <table:table-cell office:value="23" office:value-type="float"/>
          <table:table-cell office:value="0.004509516954421998" office:value-type="float"/>
          <table:table-cell office:value="-0.009487859010696412" office:value-type="float"/>
          <table:table-cell office:value="0.008796756267547607" office:value-type="float"/>
          <table:table-cell office:value="0.009997782707214355" office:value-type="float"/>
          <table:table-cell office:value="0.009966987371444703" office:value-type="float"/>
          <table:table-cell office:value="-0.0086433607339859" office:value-type="float"/>
        </table:table-row>
        <table:table-row>
          <table:table-cell office:value="0.0476145792007446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294783386321965" office:value-type="float"/>
          <table:table-cell office:value="24" office:value-type="float"/>
          <table:table-cell office:value="0.004496257305145263" office:value-type="float"/>
          <table:table-cell office:value="-0.009490125179290772" office:value-type="float"/>
          <table:table-cell office:value="0.008802716732025146" office:value-type="float"/>
          <table:table-cell office:value="0.0099977970123291" office:value-type="float"/>
          <table:table-cell office:value="0.009967052936553955" office:value-type="float"/>
          <table:table-cell office:value="-0.0086503708362579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17834421305" office:value-type="float"/>
          <table:table-cell office:value="25" office:value-type="float"/>
          <table:table-cell office:value="0.004517992734909057" office:value-type="float"/>
          <table:table-cell office:value="-0.009429572224617004" office:value-type="float"/>
          <table:table-cell office:value="0.008860883712768554" office:value-type="float"/>
          <table:table-cell office:value="0.00999780535697937" office:value-type="float"/>
          <table:table-cell office:value="0.00996742367744446" office:value-type="float"/>
          <table:table-cell office:value="-0.0085302448272705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01893134037" office:value-type="float"/>
          <table:table-cell office:value="26" office:value-type="float"/>
          <table:table-cell office:value="0.004512112140655517" office:value-type="float"/>
          <table:table-cell office:value="-0.009431113600730897" office:value-type="float"/>
          <table:table-cell office:value="0.008863937854766845" office:value-type="float"/>
          <table:table-cell office:value="0.009997816085815429" office:value-type="float"/>
          <table:table-cell office:value="0.009967489242553711" office:value-type="float"/>
          <table:table-cell office:value="-0.0085342216491699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79803911624" office:value-type="float"/>
          <table:table-cell office:value="27" office:value-type="float"/>
          <table:table-cell office:value="0.004372948408126831" office:value-type="float"/>
          <table:table-cell office:value="-0.009387184381484986" office:value-type="float"/>
          <table:table-cell office:value="0.008941853046417236" office:value-type="float"/>
          <table:table-cell office:value="0.009997818470001222" office:value-type="float"/>
          <table:table-cell office:value="0.009967845678329467" office:value-type="float"/>
          <table:table-cell office:value="-0.0084385371208190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2161968761" office:value-type="float"/>
          <table:table-cell office:value="28" office:value-type="float"/>
          <table:table-cell office:value="0.0043729209899902345" office:value-type="float"/>
          <table:table-cell office:value="-0.009387196898460388" office:value-type="float"/>
          <table:table-cell office:value="0.008941872119903565" office:value-type="float"/>
          <table:table-cell office:value="0.009997818470001222" office:value-type="float"/>
          <table:table-cell office:value="0.009967846870422363" office:value-type="float"/>
          <table:table-cell office:value="-0.0084385710954666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52368485659" office:value-type="float"/>
          <table:table-cell office:value="29" office:value-type="float"/>
          <table:table-cell office:value="0.0040706896781921385" office:value-type="float"/>
          <table:table-cell office:value="-0.009352182745933533" office:value-type="float"/>
          <table:table-cell office:value="0.009021733999252319" office:value-type="float"/>
          <table:table-cell office:value="0.00999781370162964" office:value-type="float"/>
          <table:table-cell office:value="0.009968035221099852" office:value-type="float"/>
          <table:table-cell office:value="-0.00836418032646179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066070947554" office:value-type="float"/>
          <table:table-cell office:value="30" office:value-type="float"/>
          <table:table-cell office:value="0.004070924520492554" office:value-type="float"/>
          <table:table-cell office:value="-0.009352068901062011" office:value-type="float"/>
          <table:table-cell office:value="0.009021568298339845" office:value-type="float"/>
          <table:table-cell office:value="0.00999781370162964" office:value-type="float"/>
          <table:table-cell office:value="0.009968029260635376" office:value-type="float"/>
          <table:table-cell office:value="-0.0083638787269592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52585799763" office:value-type="float"/>
          <table:table-cell office:value="31" office:value-type="float"/>
          <table:table-cell office:value="0.0036626112461090096" office:value-type="float"/>
          <table:table-cell office:value="-0.009316096901893616" office:value-type="float"/>
          <table:table-cell office:value="0.009089586734771728" office:value-type="float"/>
          <table:table-cell office:value="0.009997823238372802" office:value-type="float"/>
          <table:table-cell office:value="0.009967948198318482" office:value-type="float"/>
          <table:table-cell office:value="-0.0082683014869689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20013864715" office:value-type="float"/>
          <table:table-cell office:value="32" office:value-type="float"/>
          <table:table-cell office:value="0.003662356138229371" office:value-type="float"/>
          <table:table-cell office:value="-0.009316225647926332" office:value-type="float"/>
          <table:table-cell office:value="0.009089753627777098" office:value-type="float"/>
          <table:table-cell office:value="0.009997823238372802" office:value-type="float"/>
          <table:table-cell office:value="0.009967954158782958" office:value-type="float"/>
          <table:table-cell office:value="-0.0082686388492584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32829197649" office:value-type="float"/>
          <table:table-cell office:value="33" office:value-type="float"/>
          <table:table-cell office:value="0.0031563627719879157" office:value-type="float"/>
          <table:table-cell office:value="-0.009273388385772706" office:value-type="float"/>
          <table:table-cell office:value="0.009144927263259888" office:value-type="float"/>
          <table:table-cell office:value="0.009997823238372802" office:value-type="float"/>
          <table:table-cell office:value="0.009967708587646484" office:value-type="float"/>
          <table:table-cell office:value="-0.0081512349843978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127074600993" office:value-type="float"/>
          <table:table-cell office:value="34" office:value-type="float"/>
          <table:table-cell office:value="0.0031563580036163327" office:value-type="float"/>
          <table:table-cell office:value="-0.009273390769958496" office:value-type="float"/>
          <table:table-cell office:value="0.009144929647445678" office:value-type="float"/>
          <table:table-cell office:value="0.009997823238372802" office:value-type="float"/>
          <table:table-cell office:value="0.009967708587646484" office:value-type="float"/>
          <table:table-cell office:value="-0.0081512403488159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17416605059" office:value-type="float"/>
          <table:table-cell office:value="35" office:value-type="float"/>
          <table:table-cell office:value="0.0025996720790863043" office:value-type="float"/>
          <table:table-cell office:value="-0.0092100590467453" office:value-type="float"/>
          <table:table-cell office:value="0.009187883138656617" office:value-type="float"/>
          <table:table-cell office:value="0.009997818470001222" office:value-type="float"/>
          <table:table-cell office:value="0.009967344999313356" office:value-type="float"/>
          <table:table-cell office:value="-0.0079882210493087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96411106274" office:value-type="float"/>
          <table:table-cell office:value="36" office:value-type="float"/>
          <table:table-cell office:value="0.0025994455814361567" office:value-type="float"/>
          <table:table-cell office:value="-0.00921017348766327" office:value-type="float"/>
          <table:table-cell office:value="0.009188003540039064" office:value-type="float"/>
          <table:table-cell office:value="0.009997819662094115" office:value-type="float"/>
          <table:table-cell office:value="0.009967350959777832" office:value-type="float"/>
          <table:table-cell office:value="-0.0079885137081146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62308632121" office:value-type="float"/>
          <table:table-cell office:value="37" office:value-type="float"/>
          <table:table-cell office:value="0.0020423984527587896" office:value-type="float"/>
          <table:table-cell office:value="-0.009113245606422425" office:value-type="float"/>
          <table:table-cell office:value="0.009217424392700195" office:value-type="float"/>
          <table:table-cell office:value="0.0099977970123291" office:value-type="float"/>
          <table:table-cell office:value="0.009966907501220703" office:value-type="float"/>
          <table:table-cell office:value="-0.007749662995338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748696900216" office:value-type="float"/>
          <table:table-cell office:value="38" office:value-type="float"/>
          <table:table-cell office:value="0.002042412757873535" office:value-type="float"/>
          <table:table-cell office:value="-0.009113237857818604" office:value-type="float"/>
          <table:table-cell office:value="0.00921741843223572" office:value-type="float"/>
          <table:table-cell office:value="0.009997795820236207" office:value-type="float"/>
          <table:table-cell office:value="0.009966907501220703" office:value-type="float"/>
          <table:table-cell office:value="-0.00774964332580566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151817370484" office:value-type="float"/>
          <table:table-cell office:value="39" office:value-type="float"/>
          <table:table-cell office:value="0.0016212522983551029" office:value-type="float"/>
          <table:table-cell office:value="-0.008984769582748414" office:value-type="float"/>
          <table:table-cell office:value="0.009231674671173097" office:value-type="float"/>
          <table:table-cell office:value="0.009997758865356447" office:value-type="float"/>
          <table:table-cell office:value="0.009966233968734741" office:value-type="float"/>
          <table:table-cell office:value="-0.00740820646286010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47831723931" office:value-type="float"/>
          <table:table-cell office:value="40" office:value-type="float"/>
          <table:table-cell office:value="0.0016212737560272212" office:value-type="float"/>
          <table:table-cell office:value="-0.008984756469726563" office:value-type="float"/>
          <table:table-cell office:value="0.009231663942337038" office:value-type="float"/>
          <table:table-cell office:value="0.009997758865356447" office:value-type="float"/>
          <table:table-cell office:value="0.009966232776641845" office:value-type="float"/>
          <table:table-cell office:value="-0.0074081748723983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67201748904" office:value-type="float"/>
          <table:table-cell office:value="41" office:value-type="float"/>
          <table:table-cell office:value="0.0014097511768341071" office:value-type="float"/>
          <table:table-cell office:value="-0.008817983269691467" office:value-type="float"/>
          <table:table-cell office:value="0.009231693744659425" office:value-type="float"/>
          <table:table-cell office:value="0.009997696876525878" office:value-type="float"/>
          <table:table-cell office:value="0.00996548652648926" office:value-type="float"/>
          <table:table-cell office:value="-0.0069385039806365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27609086994" office:value-type="float"/>
          <table:table-cell office:value="42" office:value-type="float"/>
          <table:table-cell office:value="0.0014095187187194817" office:value-type="float"/>
          <table:table-cell office:value="-0.008818137645721435" office:value-type="float"/>
          <table:table-cell office:value="0.009231808185577393" office:value-type="float"/>
          <table:table-cell office:value="0.009997698068618775" office:value-type="float"/>
          <table:table-cell office:value="0.009965492486953735" office:value-type="float"/>
          <table:table-cell office:value="-0.0069388794898986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39655205339" office:value-type="float"/>
          <table:table-cell office:value="43" office:value-type="float"/>
          <table:table-cell office:value="0.0014278674125671395" office:value-type="float"/>
          <table:table-cell office:value="-0.008596970438957215" office:value-type="float"/>
          <table:table-cell office:value="0.009216399192810058" office:value-type="float"/>
          <table:table-cell office:value="0.009997605085372925" office:value-type="float"/>
          <table:table-cell office:value="0.009964671134948732" office:value-type="float"/>
          <table:table-cell office:value="-0.0063190233707427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7976112825" office:value-type="float"/>
          <table:table-cell office:value="44" office:value-type="float"/>
          <table:table-cell office:value="0.0014278626441955565" office:value-type="float"/>
          <table:table-cell office:value="-0.008596973419189453" office:value-type="float"/>
          <table:table-cell office:value="0.009216401576995851" office:value-type="float"/>
          <table:table-cell office:value="0.009997605085372925" office:value-type="float"/>
          <table:table-cell office:value="0.009964671134948732" office:value-type="float"/>
          <table:table-cell office:value="-0.0063190317153930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5984265715711" office:value-type="float"/>
          <table:table-cell office:value="45" office:value-type="float"/>
          <table:table-cell office:value="0.0016986966133117672" office:value-type="float"/>
          <table:table-cell office:value="-0.00830647349357605" office:value-type="float"/>
          <table:table-cell office:value="0.009181184768676758" office:value-type="float"/>
          <table:table-cell office:value="0.009997478723526002" office:value-type="float"/>
          <table:table-cell office:value="0.009963686466217042" office:value-type="float"/>
          <table:table-cell office:value="-0.00553119242191314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331343750373" office:value-type="float"/>
          <table:table-cell office:value="46" office:value-type="float"/>
          <table:table-cell office:value="0.0016989588737487786" office:value-type="float"/>
          <table:table-cell office:value="-0.008306233286857605" office:value-type="float"/>
          <table:table-cell office:value="0.009181044101715089" office:value-type="float"/>
          <table:table-cell office:value="0.009997477531433105" office:value-type="float"/>
          <table:table-cell office:value="0.009963678121566772" office:value-type="float"/>
          <table:table-cell office:value="-0.0055306386947631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54702872582" office:value-type="float"/>
          <table:table-cell office:value="47" office:value-type="float"/>
          <table:table-cell office:value="0.002201950550079346" office:value-type="float"/>
          <table:table-cell office:value="-0.007923688888549805" office:value-type="float"/>
          <table:table-cell office:value="0.009141395092010498" office:value-type="float"/>
          <table:table-cell office:value="0.009997323751449584" office:value-type="float"/>
          <table:table-cell office:value="0.009962538480758667" office:value-type="float"/>
          <table:table-cell office:value="-0.004557089209556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49065306951" office:value-type="float"/>
          <table:table-cell office:value="48" office:value-type="float"/>
          <table:table-cell office:value="0.002202175855636597" office:value-type="float"/>
          <table:table-cell office:value="-0.007923415899276733" office:value-type="float"/>
          <table:table-cell office:value="0.009141249656677246" office:value-type="float"/>
          <table:table-cell office:value="0.00999732255935669" office:value-type="float"/>
          <table:table-cell office:value="0.009962530136108398" office:value-type="float"/>
          <table:table-cell office:value="-0.0045564937591552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97179253869" office:value-type="float"/>
          <table:table-cell office:value="49" office:value-type="float"/>
          <table:table-cell office:value="0.0028686165809631344" office:value-type="float"/>
          <table:table-cell office:value="-0.007401948571205139" office:value-type="float"/>
          <table:table-cell office:value="0.009083601236343384" office:value-type="float"/>
          <table:table-cell office:value="0.009997162818908693" office:value-type="float"/>
          <table:table-cell office:value="0.009961432218551636" office:value-type="float"/>
          <table:table-cell office:value="-0.00341490566730499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88555250419" office:value-type="float"/>
          <table:table-cell office:value="50" office:value-type="float"/>
          <table:table-cell office:value="0.002868378162384033" office:value-type="float"/>
          <table:table-cell office:value="-0.007402292490005493" office:value-type="float"/>
          <table:table-cell office:value="0.009083757400512696" office:value-type="float"/>
          <table:table-cell office:value="0.009997164011001586" office:value-type="float"/>
          <table:table-cell office:value="0.009961440563201905" office:value-type="float"/>
          <table:table-cell office:value="-0.00341561198234558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172942881338" office:value-type="float"/>
          <table:table-cell office:value="51" office:value-type="float"/>
          <table:table-cell office:value="0.003603889942169189" office:value-type="float"/>
          <table:table-cell office:value="-0.006773271560668945" office:value-type="float"/>
          <table:table-cell office:value="0.009026570320129395" office:value-type="float"/>
          <table:table-cell office:value="0.009997031688690186" office:value-type="float"/>
          <table:table-cell office:value="0.009960849285125731" office:value-type="float"/>
          <table:table-cell office:value="-0.00230546236038208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5973947627036" office:value-type="float"/>
          <table:table-cell office:value="52" office:value-type="float"/>
          <table:table-cell office:value="0.003603928089141846" office:value-type="float"/>
          <table:table-cell office:value="-0.006773204803466797" office:value-type="float"/>
          <table:table-cell office:value="0.009026542901992797" office:value-type="float"/>
          <table:table-cell office:value="0.009997031688690186" office:value-type="float"/>
          <table:table-cell office:value="0.009960846900939941" office:value-type="float"/>
          <table:table-cell office:value="-0.00230533361434936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93143113652" office:value-type="float"/>
          <table:table-cell office:value="53" office:value-type="float"/>
          <table:table-cell office:value="0.004276703596115112" office:value-type="float"/>
          <table:table-cell office:value="-0.006113748550415039" office:value-type="float"/>
          <table:table-cell office:value="0.008971862792968749" office:value-type="float"/>
          <table:table-cell office:value="0.009996955394744872" office:value-type="float"/>
          <table:table-cell office:value="0.009960756301879882" office:value-type="float"/>
          <table:table-cell office:value="-0.00129978418350219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051337758334" office:value-type="float"/>
          <table:table-cell office:value="54" office:value-type="float"/>
          <table:table-cell office:value="0.004276478290557861" office:value-type="float"/>
          <table:table-cell office:value="-0.006114267110824585" office:value-type="float"/>
          <table:table-cell office:value="0.008972055912017824" office:value-type="float"/>
          <table:table-cell office:value="0.009996955394744872" office:value-type="float"/>
          <table:table-cell office:value="0.009960765838623048" office:value-type="float"/>
          <table:table-cell office:value="-0.0013006663322448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303857473" office:value-type="float"/>
          <table:table-cell office:value="55" office:value-type="float"/>
          <table:table-cell office:value="0.004797677993774414" office:value-type="float"/>
          <table:table-cell office:value="-0.005632325410842896" office:value-type="float"/>
          <table:table-cell office:value="0.008934662342071532" office:value-type="float"/>
          <table:table-cell office:value="0.009996942281723023" office:value-type="float"/>
          <table:table-cell office:value="0.009961166381835937" office:value-type="float"/>
          <table:table-cell office:value="-0.000455321669578552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26258783418731" office:value-type="float"/>
          <table:table-cell office:value="56" office:value-type="float"/>
          <table:table-cell office:value="0.004797513484954835" office:value-type="float"/>
          <table:table-cell office:value="-0.005632791519165039" office:value-type="float"/>
          <table:table-cell office:value="0.008934829235076906" office:value-type="float"/>
          <table:table-cell office:value="0.009996943473815917" office:value-type="float"/>
          <table:table-cell office:value="0.00996117353439331" office:value-type="float"/>
          <table:table-cell office:value="-0.0004560565948486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6132755279541" office:value-type="float"/>
          <table:table-cell office:value="0.05925323375054722" office:value-type="float"/>
          <table:table-cell office:value="57" office:value-type="float"/>
          <table:table-cell office:value="0.005196281671524049" office:value-type="float"/>
          <table:table-cell office:value="-0.005277454257011414" office:value-type="float"/>
          <table:table-cell office:value="0.00888486385345459" office:value-type="float"/>
          <table:table-cell office:value="0.00999695420265198" office:value-type="float"/>
          <table:table-cell office:value="0.009961581230163575" office:value-type="float"/>
          <table:table-cell office:value="0.000386724472045898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922776699066162" office:value-type="float"/>
          <table:table-cell office:value="0.05925959305912247" office:value-type="float"/>
          <table:table-cell office:value="58" office:value-type="float"/>
          <table:table-cell office:value="0.005195574760437012" office:value-type="float"/>
          <table:table-cell office:value="-0.005278342962265015" office:value-type="float"/>
          <table:table-cell office:value="0.008884844779968261" office:value-type="float"/>
          <table:table-cell office:value="0.009996953010559083" office:value-type="float"/>
          <table:table-cell office:value="0.009961580038070678" office:value-type="float"/>
          <table:table-cell office:value="0.0003855085372924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7971198558807375" office:value-type="float"/>
          <table:table-cell office:value="0.05926308493733368" office:value-type="float"/>
          <table:table-cell office:value="59" office:value-type="float"/>
          <table:table-cell office:value="0.005491191148757934" office:value-type="float"/>
          <table:table-cell office:value="-0.005079265236854554" office:value-type="float"/>
          <table:table-cell office:value="0.00881736993789673" office:value-type="float"/>
          <table:table-cell office:value="0.009996988773345946" office:value-type="float"/>
          <table:table-cell office:value="0.009961925745010375" office:value-type="float"/>
          <table:table-cell office:value="0.00125656843185424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7268967628479" office:value-type="float"/>
          <table:table-cell office:value="0.05926277150112597" office:value-type="float"/>
          <table:table-cell office:value="60" office:value-type="float"/>
          <table:table-cell office:value="0.005487117767333984" office:value-type="float"/>
          <table:table-cell office:value="-0.005087701082229615" office:value-type="float"/>
          <table:table-cell office:value="0.008819112777709961" office:value-type="float"/>
          <table:table-cell office:value="0.00999699592590332" office:value-type="float"/>
          <table:table-cell office:value="0.00996198296546936" office:value-type="float"/>
          <table:table-cell office:value="0.0012443017959594734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657648563385011" office:value-type="float"/>
          <table:table-cell office:value="0.0023577344417572022" office:value-type="float"/>
          <table:table-cell office:value="0.007569857835769652" office:value-type="float"/>
          <table:table-cell office:value="0.009999804496765135" office:value-type="float"/>
          <table:table-cell office:value="0.00999560594558716" office:value-type="float"/>
          <table:table-cell office:value="0.009347469806671142" office:value-type="float"/>
          <table:table-cell office:value="0.07426858176984844" office:value-type="float"/>
          <table:table-cell office:value="1" office:value-type="float"/>
          <table:table-cell office:value="0.008657648563385011" office:value-type="float"/>
          <table:table-cell office:value="0.0023577344417572022" office:value-type="float"/>
          <table:table-cell office:value="0.007569857835769652" office:value-type="float"/>
          <table:table-cell office:value="0.009999804496765135" office:value-type="float"/>
          <table:table-cell office:value="0.00999560594558716" office:value-type="float"/>
          <table:table-cell office:value="0.009347469806671142" office:value-type="float"/>
        </table:table-row>
        <table:table-row>
          <table:table-cell office:value="0.014657377004623415" office:value-type="float"/>
          <table:table-cell office:value="-0.0037148272991180424" office:value-type="float"/>
          <table:table-cell office:value="0.016913273334503175" office:value-type="float"/>
          <table:table-cell office:value="0.019999668598175046" office:value-type="float"/>
          <table:table-cell office:value="0.01999144554138184" office:value-type="float"/>
          <table:table-cell office:value="0.01288923144340515" office:value-type="float"/>
          <table:table-cell office:value="0.08218111274890143" office:value-type="float"/>
          <table:table-cell office:value="2" office:value-type="float"/>
          <table:table-cell office:value="0.0059997284412384045" office:value-type="float"/>
          <table:table-cell office:value="-0.006072561740875245" office:value-type="float"/>
          <table:table-cell office:value="0.009343415498733522" office:value-type="float"/>
          <table:table-cell office:value="0.00999986410140991" office:value-type="float"/>
          <table:table-cell office:value="0.009995839595794679" office:value-type="float"/>
          <table:table-cell office:value="0.0035417616367340084" office:value-type="float"/>
        </table:table-row>
        <table:table-row>
          <table:table-cell office:value="0.021998430490493777" office:value-type="float"/>
          <table:table-cell office:value="-0.008268216848373413" office:value-type="float"/>
          <table:table-cell office:value="0.026050848960876463" office:value-type="float"/>
          <table:table-cell office:value="0.02999945044517517" office:value-type="float"/>
          <table:table-cell office:value="0.029985938072204593" office:value-type="float"/>
          <table:table-cell office:value="0.018875467777252193" office:value-type="float"/>
          <table:table-cell office:value="-0.09243189877025339" office:value-type="float"/>
          <table:table-cell office:value="3" office:value-type="float"/>
          <table:table-cell office:value="0.007341053485870363" office:value-type="float"/>
          <table:table-cell office:value="-0.004553389549255371" office:value-type="float"/>
          <table:table-cell office:value="0.00913757562637329" office:value-type="float"/>
          <table:table-cell office:value="0.009999781847000124" office:value-type="float"/>
          <table:table-cell office:value="0.009994492530822753" office:value-type="float"/>
          <table:table-cell office:value="0.0059862363338470444" office:value-type="float"/>
        </table:table-row>
        <table:table-row>
          <table:table-cell office:value="0.027931358814239506" office:value-type="float"/>
          <table:table-cell office:value="-0.015664958953857423" office:value-type="float"/>
          <table:table-cell office:value="0.03561578512191772" office:value-type="float"/>
          <table:table-cell office:value="0.03999935746192932" office:value-type="float"/>
          <table:table-cell office:value="0.03998205900192261" office:value-type="float"/>
          <table:table-cell office:value="0.01990236163139343" office:value-type="float"/>
          <table:table-cell office:value="0.03703770881475009" office:value-type="float"/>
          <table:table-cell office:value="4" office:value-type="float"/>
          <table:table-cell office:value="0.005932928323745727" office:value-type="float"/>
          <table:table-cell office:value="-0.007396742105484009" office:value-type="float"/>
          <table:table-cell office:value="0.009564936161041262" office:value-type="float"/>
          <table:table-cell office:value="0.00999990701675415" office:value-type="float"/>
          <table:table-cell office:value="0.009996120929718017" office:value-type="float"/>
          <table:table-cell office:value="0.0010268938541412361" office:value-type="float"/>
        </table:table-row>
        <table:table-row>
          <table:table-cell office:value="0.03736403703689575" office:value-type="float"/>
          <table:table-cell office:value="-0.007726162672042848" office:value-type="float"/>
          <table:table-cell office:value="0.037150908708572385" office:value-type="float"/>
          <table:table-cell office:value="0.049997757673263546" office:value-type="float"/>
          <table:table-cell office:value="0.049965784549713135" office:value-type="float"/>
          <table:table-cell office:value="0.029809645414352416" office:value-type="float"/>
          <table:table-cell office:value="0.07274187174661093" office:value-type="float"/>
          <table:table-cell office:value="5" office:value-type="float"/>
          <table:table-cell office:value="0.00943267822265625" office:value-type="float"/>
          <table:table-cell office:value="0.007938796281814575" office:value-type="float"/>
          <table:table-cell office:value="0.0015351235866546634" office:value-type="float"/>
          <table:table-cell office:value="0.009998400211334227" office:value-type="float"/>
          <table:table-cell office:value="0.009983725547790529" office:value-type="float"/>
          <table:table-cell office:value="0.009907283782958983" office:value-type="float"/>
        </table:table-row>
        <table:table-row>
          <table:table-cell office:value="0.04328736186027527" office:value-type="float"/>
          <table:table-cell office:value="-0.013481287360191347" office:value-type="float"/>
          <table:table-cell office:value="0.04590703129768371" office:value-type="float"/>
          <table:table-cell office:value="0.05" office:value-type="float"/>
          <table:table-cell office:value="0.05" office:value-type="float"/>
          <table:table-cell office:value="0.033207268714904786" office:value-type="float"/>
          <table:table-cell office:value="0.06982573038647269" office:value-type="float"/>
          <table:table-cell office:value="6" office:value-type="float"/>
          <table:table-cell office:value="0.005923324823379516" office:value-type="float"/>
          <table:table-cell office:value="-0.005755124688148499" office:value-type="float"/>
          <table:table-cell office:value="0.008756122589111329" office:value-type="float"/>
          <table:table-cell office:value="0.00999835968017578" office:value-type="float"/>
          <table:table-cell office:value="0.009974303245544434" office:value-type="float"/>
          <table:table-cell office:value="0.0033976233005523684" office:value-type="float"/>
        </table:table-row>
        <table:table-row>
          <table:table-cell office:value="0.04941025853157044" office:value-type="float"/>
          <table:table-cell office:value="-0.01937427699565887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76800549030304" office:value-type="float"/>
          <table:table-cell office:value="0.06646159201979888" office:value-type="float"/>
          <table:table-cell office:value="7" office:value-type="float"/>
          <table:table-cell office:value="0.006122896671295166" office:value-type="float"/>
          <table:table-cell office:value="-0.00589298963546753" office:value-type="float"/>
          <table:table-cell office:value="0.008630213737487792" office:value-type="float"/>
          <table:table-cell office:value="0.009998455047607423" office:value-type="float"/>
          <table:table-cell office:value="0.0099746572971344" office:value-type="float"/>
          <table:table-cell office:value="0.00447278618812561" office:value-type="float"/>
        </table:table-row>
        <table:table-row>
          <table:table-cell office:value="0.05" office:value-type="float"/>
          <table:table-cell office:value="-0.02521440565586090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224354982376099" office:value-type="float"/>
          <table:table-cell office:value="0.06565004129382725" office:value-type="float"/>
          <table:table-cell office:value="8" office:value-type="float"/>
          <table:table-cell office:value="0.00615720272064209" office:value-type="float"/>
          <table:table-cell office:value="-0.005840128660202027" office:value-type="float"/>
          <table:table-cell office:value="0.008616349697113038" office:value-type="float"/>
          <table:table-cell office:value="0.009998449087142943" office:value-type="float"/>
          <table:table-cell office:value="0.00997465133666992" office:value-type="float"/>
          <table:table-cell office:value="0.00456349492073059" office:value-type="float"/>
        </table:table-row>
        <table:table-row>
          <table:table-cell office:value="0.05" office:value-type="float"/>
          <table:table-cell office:value="-0.0312541949748992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4783232927322388" office:value-type="float"/>
          <table:table-cell office:value="0.06486178509360264" office:value-type="float"/>
          <table:table-cell office:value="9" office:value-type="float"/>
          <table:table-cell office:value="0.006368315219879151" office:value-type="float"/>
          <table:table-cell office:value="-0.0060397893190383915" office:value-type="float"/>
          <table:table-cell office:value="0.008466535806655883" office:value-type="float"/>
          <table:table-cell office:value="0.00999858617782593" office:value-type="float"/>
          <table:table-cell office:value="0.009975504875183104" office:value-type="float"/>
          <table:table-cell office:value="0.005588779449462891" office:value-type="float"/>
        </table:table-row>
        <table:table-row>
          <table:table-cell office:value="0.05" office:value-type="float"/>
          <table:table-cell office:value="-0.0372197973728179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81325339111557" office:value-type="float"/>
          <table:table-cell office:value="10" office:value-type="float"/>
          <table:table-cell office:value="0.00641426920890808" office:value-type="float"/>
          <table:table-cell office:value="-0.005965602397918701" office:value-type="float"/>
          <table:table-cell office:value="0.00844234585762024" office:value-type="float"/>
          <table:table-cell office:value="0.009998574256896974" office:value-type="float"/>
          <table:table-cell office:value="0.00997556447982788" office:value-type="float"/>
          <table:table-cell office:value="0.005699295997619628" office:value-type="float"/>
        </table:table-row>
        <table:table-row>
          <table:table-cell office:value="0.05" office:value-type="float"/>
          <table:table-cell office:value="-0.0434469151496887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245868620708084" office:value-type="float"/>
          <table:table-cell office:value="11" office:value-type="float"/>
          <table:table-cell office:value="0.006613547801971436" office:value-type="float"/>
          <table:table-cell office:value="-0.006227117776870728" office:value-type="float"/>
          <table:table-cell office:value="0.008281126022338868" office:value-type="float"/>
          <table:table-cell office:value="0.00999871611595154" office:value-type="float"/>
          <table:table-cell office:value="0.009976265430450439" office:value-type="float"/>
          <table:table-cell office:value="0.006560602188110351" office:value-type="float"/>
        </table:table-row>
        <table:table-row>
          <table:table-cell office:value="0.05" office:value-type="float"/>
          <table:table-cell office:value="-0.04957893729209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90076066897544" office:value-type="float"/>
          <table:table-cell office:value="12" office:value-type="float"/>
          <table:table-cell office:value="0.006656053066253663" office:value-type="float"/>
          <table:table-cell office:value="-0.006132022142410279" office:value-type="float"/>
          <table:table-cell office:value="0.008238728046417237" office:value-type="float"/>
          <table:table-cell office:value="0.009998669624328613" office:value-type="float"/>
          <table:table-cell office:value="0.00997581720352173" office:value-type="float"/>
          <table:table-cell office:value="0.00666012406349182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1196909636" office:value-type="float"/>
          <table:table-cell office:value="13" office:value-type="float"/>
          <table:table-cell office:value="0.006869893074035646" office:value-type="float"/>
          <table:table-cell office:value="-0.0063989186286926274" office:value-type="float"/>
          <table:table-cell office:value="0.008053622245788575" office:value-type="float"/>
          <table:table-cell office:value="0.009998823404312135" office:value-type="float"/>
          <table:table-cell office:value="0.009976465702056883" office:value-type="float"/>
          <table:table-cell office:value="0.0073995184898376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8218191169" office:value-type="float"/>
          <table:table-cell office:value="14" office:value-type="float"/>
          <table:table-cell office:value="0.006872636079788207" office:value-type="float"/>
          <table:table-cell office:value="-0.006394128799438476" office:value-type="float"/>
          <table:table-cell office:value="0.008051389455795288" office:value-type="float"/>
          <table:table-cell office:value="0.009998822212219238" office:value-type="float"/>
          <table:table-cell office:value="0.009976456165313721" office:value-type="float"/>
          <table:table-cell office:value="0.0074044251441955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907657866" office:value-type="float"/>
          <table:table-cell office:value="15" office:value-type="float"/>
          <table:table-cell office:value="0.007029279470443727" office:value-type="float"/>
          <table:table-cell office:value="-0.006778851747512818" office:value-type="float"/>
          <table:table-cell office:value="0.007918869256973266" office:value-type="float"/>
          <table:table-cell office:value="0.009999008178710937" office:value-type="float"/>
          <table:table-cell office:value="0.00997750759124756" office:value-type="float"/>
          <table:table-cell office:value="0.0079144871234893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778861840072" office:value-type="float"/>
          <table:table-cell office:value="16" office:value-type="float"/>
          <table:table-cell office:value="0.0070298552513122555" office:value-type="float"/>
          <table:table-cell office:value="-0.006777374744415284" office:value-type="float"/>
          <table:table-cell office:value="0.007917920351028443" office:value-type="float"/>
          <table:table-cell office:value="0.009999008178710937" office:value-type="float"/>
          <table:table-cell office:value="0.009977500438690187" office:value-type="float"/>
          <table:table-cell office:value="0.007915580272674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458571240991" office:value-type="float"/>
          <table:table-cell office:value="17" office:value-type="float"/>
          <table:table-cell office:value="0.007170984745025635" office:value-type="float"/>
          <table:table-cell office:value="-0.007135190963745117" office:value-type="float"/>
          <table:table-cell office:value="0.007784166336059569" office:value-type="float"/>
          <table:table-cell office:value="0.009999167919158935" office:value-type="float"/>
          <table:table-cell office:value="0.009978423118591309" office:value-type="float"/>
          <table:table-cell office:value="0.0083323490619659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7823732992351" office:value-type="float"/>
          <table:table-cell office:value="18" office:value-type="float"/>
          <table:table-cell office:value="0.007171088457107544" office:value-type="float"/>
          <table:table-cell office:value="-0.007134946584701539" office:value-type="float"/>
          <table:table-cell office:value="0.0077839851379394535" office:value-type="float"/>
          <table:table-cell office:value="0.009999167919158935" office:value-type="float"/>
          <table:table-cell office:value="0.009978423118591309" office:value-type="float"/>
          <table:table-cell office:value="0.008332515954971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4289855302" office:value-type="float"/>
          <table:table-cell office:value="19" office:value-type="float"/>
          <table:table-cell office:value="0.007298913002014162" office:value-type="float"/>
          <table:table-cell office:value="-0.007474847435951233" office:value-type="float"/>
          <table:table-cell office:value="0.007656559944152831" office:value-type="float"/>
          <table:table-cell office:value="0.009999306201934814" office:value-type="float"/>
          <table:table-cell office:value="0.009979276657104493" office:value-type="float"/>
          <table:table-cell office:value="0.0086608505249023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64149866205" office:value-type="float"/>
          <table:table-cell office:value="20" office:value-type="float"/>
          <table:table-cell office:value="0.007297868728637696" office:value-type="float"/>
          <table:table-cell office:value="-0.00747723400592804" office:value-type="float"/>
          <table:table-cell office:value="0.007658565044403076" office:value-type="float"/>
          <table:table-cell office:value="0.00999930739402771" office:value-type="float"/>
          <table:table-cell office:value="0.009979290962219238" office:value-type="float"/>
          <table:table-cell office:value="0.0086594474315643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2863181366" office:value-type="float"/>
          <table:table-cell office:value="21" office:value-type="float"/>
          <table:table-cell office:value="0.007416146993637086" office:value-type="float"/>
          <table:table-cell office:value="-0.007789598703384399" office:value-type="float"/>
          <table:table-cell office:value="0.007537038326263427" office:value-type="float"/>
          <table:table-cell office:value="0.009999425411224365" office:value-type="float"/>
          <table:table-cell office:value="0.009980031251907348" office:value-type="float"/>
          <table:table-cell office:value="0.0089193642139434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483927945499" office:value-type="float"/>
          <table:table-cell office:value="22" office:value-type="float"/>
          <table:table-cell office:value="0.00741669774055481" office:value-type="float"/>
          <table:table-cell office:value="-0.007788435220718384" office:value-type="float"/>
          <table:table-cell office:value="0.0075359129905700675" office:value-type="float"/>
          <table:table-cell office:value="0.009999425411224365" office:value-type="float"/>
          <table:table-cell office:value="0.009980022907257082" office:value-type="float"/>
          <table:table-cell office:value="0.008919985294342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2135373033" office:value-type="float"/>
          <table:table-cell office:value="23" office:value-type="float"/>
          <table:table-cell office:value="0.007525568008422851" office:value-type="float"/>
          <table:table-cell office:value="-0.008048778176307678" office:value-type="float"/>
          <table:table-cell office:value="0.007405494451522826" office:value-type="float"/>
          <table:table-cell office:value="0.009999523162841797" office:value-type="float"/>
          <table:table-cell office:value="0.009980614185333253" office:value-type="float"/>
          <table:table-cell office:value="0.0091325008869171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4699013033" office:value-type="float"/>
          <table:table-cell office:value="24" office:value-type="float"/>
          <table:table-cell office:value="0.007524890899658203" office:value-type="float"/>
          <table:table-cell office:value="-0.008050031661987304" office:value-type="float"/>
          <table:table-cell office:value="0.007406882047653199" office:value-type="float"/>
          <table:table-cell office:value="0.009999523162841797" office:value-type="float"/>
          <table:table-cell office:value="0.009980622529983522" office:value-type="float"/>
          <table:table-cell office:value="0.0091318678855895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750184049039" office:value-type="float"/>
          <table:table-cell office:value="25" office:value-type="float"/>
          <table:table-cell office:value="0.007633460760116577" office:value-type="float"/>
          <table:table-cell office:value="-0.008251501321792603" office:value-type="float"/>
          <table:table-cell office:value="0.007279436588287355" office:value-type="float"/>
          <table:table-cell office:value="0.009999601840972901" office:value-type="float"/>
          <table:table-cell office:value="0.00998100519180298" office:value-type="float"/>
          <table:table-cell office:value="0.00930257558822631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05771990629" office:value-type="float"/>
          <table:table-cell office:value="26" office:value-type="float"/>
          <table:table-cell office:value="0.0076334917545318615" office:value-type="float"/>
          <table:table-cell office:value="-0.008251447677612305" office:value-type="float"/>
          <table:table-cell office:value="0.007279369831085207" office:value-type="float"/>
          <table:table-cell office:value="0.009999601840972901" office:value-type="float"/>
          <table:table-cell office:value="0.009981003999710083" office:value-type="float"/>
          <table:table-cell office:value="0.0093026006221771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54005727516" office:value-type="float"/>
          <table:table-cell office:value="27" office:value-type="float"/>
          <table:table-cell office:value="0.0077363252639770525" office:value-type="float"/>
          <table:table-cell office:value="-0.00840845823287964" office:value-type="float"/>
          <table:table-cell office:value="0.007195264101028444" office:value-type="float"/>
          <table:table-cell office:value="0.00999966621398926" office:value-type="float"/>
          <table:table-cell office:value="0.009981155395507814" office:value-type="float"/>
          <table:table-cell office:value="0.0094373703002929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78900183499" office:value-type="float"/>
          <table:table-cell office:value="28" office:value-type="float"/>
          <table:table-cell office:value="0.007735692262649535" office:value-type="float"/>
          <table:table-cell office:value="-0.008409433364868164" office:value-type="float"/>
          <table:table-cell office:value="0.007196593284606935" office:value-type="float"/>
          <table:table-cell office:value="0.00999966621398926" office:value-type="float"/>
          <table:table-cell office:value="0.00998116135597229" office:value-type="float"/>
          <table:table-cell office:value="0.0094369673728942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7029045922" office:value-type="float"/>
          <table:table-cell office:value="29" office:value-type="float"/>
          <table:table-cell office:value="0.007812676429748535" office:value-type="float"/>
          <table:table-cell office:value="-0.008558213710784912" office:value-type="float"/>
          <table:table-cell office:value="0.007173058986663818" office:value-type="float"/>
          <table:table-cell office:value="0.009999718666076662" office:value-type="float"/>
          <table:table-cell office:value="0.009981194734573364" office:value-type="float"/>
          <table:table-cell office:value="0.0095404815673828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09893613943" office:value-type="float"/>
          <table:table-cell office:value="30" office:value-type="float"/>
          <table:table-cell office:value="0.007812477350234987" office:value-type="float"/>
          <table:table-cell office:value="-0.008558491468429566" office:value-type="float"/>
          <table:table-cell office:value="0.0071734654903411865" office:value-type="float"/>
          <table:table-cell office:value="0.009999718666076662" office:value-type="float"/>
          <table:table-cell office:value="0.009981195926666261" office:value-type="float"/>
          <table:table-cell office:value="0.0095403742790222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70140788844" office:value-type="float"/>
          <table:table-cell office:value="31" office:value-type="float"/>
          <table:table-cell office:value="0.007873510122299194" office:value-type="float"/>
          <table:table-cell office:value="-0.008690882921218872" office:value-type="float"/>
          <table:table-cell office:value="0.007201014757156373" office:value-type="float"/>
          <table:table-cell office:value="0.009999761581420899" office:value-type="float"/>
          <table:table-cell office:value="0.009981034994125367" office:value-type="float"/>
          <table:table-cell office:value="0.0096197235584259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4991200028046" office:value-type="float"/>
          <table:table-cell office:value="32" office:value-type="float"/>
          <table:table-cell office:value="0.00787390947341919" office:value-type="float"/>
          <table:table-cell office:value="-0.008690349459648132" office:value-type="float"/>
          <table:table-cell office:value="0.007200191020965576" office:value-type="float"/>
          <table:table-cell office:value="0.009999761581420899" office:value-type="float"/>
          <table:table-cell office:value="0.00998103141784668" office:value-type="float"/>
          <table:table-cell office:value="0.0096199035644531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73595777675" office:value-type="float"/>
          <table:table-cell office:value="33" office:value-type="float"/>
          <table:table-cell office:value="0.007924783229827882" office:value-type="float"/>
          <table:table-cell office:value="-0.008804514408111572" office:value-type="float"/>
          <table:table-cell office:value="0.007272064685821535" office:value-type="float"/>
          <table:table-cell office:value="0.009999797344207762" office:value-type="float"/>
          <table:table-cell office:value="0.00998070001602173" office:value-type="float"/>
          <table:table-cell office:value="0.00968241691589355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33250132537" office:value-type="float"/>
          <table:table-cell office:value="34" office:value-type="float"/>
          <table:table-cell office:value="0.007925484180450441" office:value-type="float"/>
          <table:table-cell office:value="-0.008803703784942628" office:value-type="float"/>
          <table:table-cell office:value="0.007270867824554444" office:value-type="float"/>
          <table:table-cell office:value="0.009999797344207762" office:value-type="float"/>
          <table:table-cell office:value="0.009980692863464357" office:value-type="float"/>
          <table:table-cell office:value="0.00968268632888793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9026512472616" office:value-type="float"/>
          <table:table-cell office:value="35" office:value-type="float"/>
          <table:table-cell office:value="0.007973079681396484" office:value-type="float"/>
          <table:table-cell office:value="-0.008897331357002259" office:value-type="float"/>
          <table:table-cell office:value="0.007314161062240599" office:value-type="float"/>
          <table:table-cell office:value="0.00999982476234436" office:value-type="float"/>
          <table:table-cell office:value="0.00998021125793457" office:value-type="float"/>
          <table:table-cell office:value="0.00973289966583251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47189110134" office:value-type="float"/>
          <table:table-cell office:value="36" office:value-type="float"/>
          <table:table-cell office:value="0.007973148822784425" office:value-type="float"/>
          <table:table-cell office:value="-0.008897261023521424" office:value-type="float"/>
          <table:table-cell office:value="0.007314050197601318" office:value-type="float"/>
          <table:table-cell office:value="0.00999982476234436" office:value-type="float"/>
          <table:table-cell office:value="0.00998021125793457" office:value-type="float"/>
          <table:table-cell office:value="0.00973292231559753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9171167822" office:value-type="float"/>
          <table:table-cell office:value="37" office:value-type="float"/>
          <table:table-cell office:value="0.008019745349884035" office:value-type="float"/>
          <table:table-cell office:value="-0.008972253203392028" office:value-type="float"/>
          <table:table-cell office:value="0.007336196899414062" office:value-type="float"/>
          <table:table-cell office:value="0.009999847412109375" office:value-type="float"/>
          <table:table-cell office:value="0.00997952699661255" office:value-type="float"/>
          <table:table-cell office:value="0.00977265596389770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474272098496" office:value-type="float"/>
          <table:table-cell office:value="38" office:value-type="float"/>
          <table:table-cell office:value="0.008020131587982178" office:value-type="float"/>
          <table:table-cell office:value="-0.008971846103668213" office:value-type="float"/>
          <table:table-cell office:value="0.00733553647994995" office:value-type="float"/>
          <table:table-cell office:value="0.009999847412109375" office:value-type="float"/>
          <table:table-cell office:value="0.009979524612426757" office:value-type="float"/>
          <table:table-cell office:value="0.0097727692127227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686424222" office:value-type="float"/>
          <table:table-cell office:value="39" office:value-type="float"/>
          <table:table-cell office:value="0.008058385848999023" office:value-type="float"/>
          <table:table-cell office:value="-0.00903034806251526" office:value-type="float"/>
          <table:table-cell office:value="0.007310376167297362" office:value-type="float"/>
          <table:table-cell office:value="0.00999986410140991" office:value-type="float"/>
          <table:table-cell office:value="0.009978618621826174" office:value-type="float"/>
          <table:table-cell office:value="0.00980463981628418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5032156677" office:value-type="float"/>
          <table:table-cell office:value="40" office:value-type="float"/>
          <table:table-cell office:value="0.008058210611343384" office:value-type="float"/>
          <table:table-cell office:value="-0.00903052568435669" office:value-type="float"/>
          <table:table-cell office:value="0.007310674190521239" office:value-type="float"/>
          <table:table-cell office:value="0.00999986410140991" office:value-type="float"/>
          <table:table-cell office:value="0.009978621006011964" office:value-type="float"/>
          <table:table-cell office:value="0.0098045957088470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85714861875" office:value-type="float"/>
          <table:table-cell office:value="41" office:value-type="float"/>
          <table:table-cell office:value="0.00808769941329956" office:value-type="float"/>
          <table:table-cell office:value="-0.00907504141330719" office:value-type="float"/>
          <table:table-cell office:value="0.0072521853446960455" office:value-type="float"/>
          <table:table-cell office:value="0.00999987840652466" office:value-type="float"/>
          <table:table-cell office:value="0.009977420568466186" office:value-type="float"/>
          <table:table-cell office:value="0.00983008503913879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994050484801" office:value-type="float"/>
          <table:table-cell office:value="42" office:value-type="float"/>
          <table:table-cell office:value="0.008088362216949462" office:value-type="float"/>
          <table:table-cell office:value="-0.009074384570121765" office:value-type="float"/>
          <table:table-cell office:value="0.007250996828079224" office:value-type="float"/>
          <table:table-cell office:value="0.00999987840652466" office:value-type="float"/>
          <table:table-cell office:value="0.009977413415908814" office:value-type="float"/>
          <table:table-cell office:value="0.0098302364349365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87908413452" office:value-type="float"/>
          <table:table-cell office:value="43" office:value-type="float"/>
          <table:table-cell office:value="0.008104565143585206" office:value-type="float"/>
          <table:table-cell office:value="-0.009110732078552246" office:value-type="float"/>
          <table:table-cell office:value="0.007173730134963989" office:value-type="float"/>
          <table:table-cell office:value="0.009999889135360719" office:value-type="float"/>
          <table:table-cell office:value="0.009975873231887816" office:value-type="float"/>
          <table:table-cell office:value="0.009850312471389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89306550974" office:value-type="float"/>
          <table:table-cell office:value="44" office:value-type="float"/>
          <table:table-cell office:value="0.008104891777038574" office:value-type="float"/>
          <table:table-cell office:value="-0.00911041796207428" office:value-type="float"/>
          <table:table-cell office:value="0.007173154354095461" office:value-type="float"/>
          <table:table-cell office:value="0.009999889135360719" office:value-type="float"/>
          <table:table-cell office:value="0.00997586965560913" office:value-type="float"/>
          <table:table-cell office:value="0.00985037803649902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3796338638" office:value-type="float"/>
          <table:table-cell office:value="45" office:value-type="float"/>
          <table:table-cell office:value="0.008105612993240358" office:value-type="float"/>
          <table:table-cell office:value="-0.0091474586725235" office:value-type="float"/>
          <table:table-cell office:value="0.0071057438850402836" office:value-type="float"/>
          <table:table-cell office:value="0.009999897480010988" office:value-type="float"/>
          <table:table-cell office:value="0.009974026679992675" office:value-type="float"/>
          <table:table-cell office:value="0.0098657989501953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1683905171" office:value-type="float"/>
          <table:table-cell office:value="46" office:value-type="float"/>
          <table:table-cell office:value="0.008105219602584838" office:value-type="float"/>
          <table:table-cell office:value="-0.009147812724113465" office:value-type="float"/>
          <table:table-cell office:value="0.007106443643569946" office:value-type="float"/>
          <table:table-cell office:value="0.009999897480010988" office:value-type="float"/>
          <table:table-cell office:value="0.009974031448364258" office:value-type="float"/>
          <table:table-cell office:value="0.0098657286167144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71680627295" office:value-type="float"/>
          <table:table-cell office:value="47" office:value-type="float"/>
          <table:table-cell office:value="0.008094401359558105" office:value-type="float"/>
          <table:table-cell office:value="-0.009183287024497985" office:value-type="float"/>
          <table:table-cell office:value="0.006994043588638305" office:value-type="float"/>
          <table:table-cell office:value="0.009999905824661254" office:value-type="float"/>
          <table:table-cell office:value="0.009971859455108643" office:value-type="float"/>
          <table:table-cell office:value="0.00987800478935241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7520656438213" office:value-type="float"/>
          <table:table-cell office:value="48" office:value-type="float"/>
          <table:table-cell office:value="0.008094389438629149" office:value-type="float"/>
          <table:table-cell office:value="-0.009183298349380493" office:value-type="float"/>
          <table:table-cell office:value="0.006994068622589113" office:value-type="float"/>
          <table:table-cell office:value="0.009999905824661254" office:value-type="float"/>
          <table:table-cell office:value="0.009971859455108643" office:value-type="float"/>
          <table:table-cell office:value="0.0098780024051666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53082587005" office:value-type="float"/>
          <table:table-cell office:value="49" office:value-type="float"/>
          <table:table-cell office:value="0.008080682754516602" office:value-type="float"/>
          <table:table-cell office:value="-0.009220539331436158" office:value-type="float"/>
          <table:table-cell office:value="0.006877698898315429" office:value-type="float"/>
          <table:table-cell office:value="0.009999911785125734" office:value-type="float"/>
          <table:table-cell office:value="0.00996936559677124" office:value-type="float"/>
          <table:table-cell office:value="0.0098879516124725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0350355249" office:value-type="float"/>
          <table:table-cell office:value="50" office:value-type="float"/>
          <table:table-cell office:value="0.008079400062561035" office:value-type="float"/>
          <table:table-cell office:value="-0.00922161877155304" office:value-type="float"/>
          <table:table-cell office:value="0.0068801772594451905" office:value-type="float"/>
          <table:table-cell office:value="0.009999911785125734" office:value-type="float"/>
          <table:table-cell office:value="0.009969385862350464" office:value-type="float"/>
          <table:table-cell office:value="0.00988775968551635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8608529547" office:value-type="float"/>
          <table:table-cell office:value="51" office:value-type="float"/>
          <table:table-cell office:value="0.008055433034896852" office:value-type="float"/>
          <table:table-cell office:value="-0.00926241159439087" office:value-type="float"/>
          <table:table-cell office:value="0.00682259202003479" office:value-type="float"/>
          <table:table-cell office:value="0.00999991774559021" office:value-type="float"/>
          <table:table-cell office:value="0.009966524839401246" office:value-type="float"/>
          <table:table-cell office:value="0.0098953270912170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888365741826" office:value-type="float"/>
          <table:table-cell office:value="52" office:value-type="float"/>
          <table:table-cell office:value="0.00805614471435547" office:value-type="float"/>
          <table:table-cell office:value="-0.009261863231658935" office:value-type="float"/>
          <table:table-cell office:value="0.006821224689483643" office:value-type="float"/>
          <table:table-cell office:value="0.00999991774559021" office:value-type="float"/>
          <table:table-cell office:value="0.00996651291847229" office:value-type="float"/>
          <table:table-cell office:value="0.0098954248428344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265086280302" office:value-type="float"/>
          <table:table-cell office:value="53" office:value-type="float"/>
          <table:table-cell office:value="0.008026578426361083" office:value-type="float"/>
          <table:table-cell office:value="-0.009306491017341614" office:value-type="float"/>
          <table:table-cell office:value="0.006875166893005371" office:value-type="float"/>
          <table:table-cell office:value="0.009999923706054686" office:value-type="float"/>
          <table:table-cell office:value="0.009963233470916747" office:value-type="float"/>
          <table:table-cell office:value="0.009901032447814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001729908574" office:value-type="float"/>
          <table:table-cell office:value="54" office:value-type="float"/>
          <table:table-cell office:value="0.008026938438415529" office:value-type="float"/>
          <table:table-cell office:value="-0.009306234121322633" office:value-type="float"/>
          <table:table-cell office:value="0.006874505281448366" office:value-type="float"/>
          <table:table-cell office:value="0.009999923706054686" office:value-type="float"/>
          <table:table-cell office:value="0.009963228702545167" office:value-type="float"/>
          <table:table-cell office:value="0.00990108013153076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76725696905" office:value-type="float"/>
          <table:table-cell office:value="55" office:value-type="float"/>
          <table:table-cell office:value="0.007988946437835693" office:value-type="float"/>
          <table:table-cell office:value="-0.009353505969047547" office:value-type="float"/>
          <table:table-cell office:value="0.007033202648162843" office:value-type="float"/>
          <table:table-cell office:value="0.009999929666519166" office:value-type="float"/>
          <table:table-cell office:value="0.009959516525268554" office:value-type="float"/>
          <table:table-cell office:value="0.0099048292636871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50532217425" office:value-type="float"/>
          <table:table-cell office:value="56" office:value-type="float"/>
          <table:table-cell office:value="0.00798864483833313" office:value-type="float"/>
          <table:table-cell office:value="-0.009353703260421753" office:value-type="float"/>
          <table:table-cell office:value="0.007033724784851073" office:value-type="float"/>
          <table:table-cell office:value="0.009999929666519166" office:value-type="float"/>
          <table:table-cell office:value="0.009959521293640137" office:value-type="float"/>
          <table:table-cell office:value="0.0099047923088073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825277476189" office:value-type="float"/>
          <table:table-cell office:value="57" office:value-type="float"/>
          <table:table-cell office:value="0.007952089309692384" office:value-type="float"/>
          <table:table-cell office:value="-0.009399733543395997" office:value-type="float"/>
          <table:table-cell office:value="0.0072446727752685566" office:value-type="float"/>
          <table:table-cell office:value="0.009999935626983642" office:value-type="float"/>
          <table:table-cell office:value="0.009955272674560546" office:value-type="float"/>
          <table:table-cell office:value="0.0099076485633850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50715282882" office:value-type="float"/>
          <table:table-cell office:value="58" office:value-type="float"/>
          <table:table-cell office:value="0.007951810359954835" office:value-type="float"/>
          <table:table-cell office:value="-0.009399901032447816" office:value-type="float"/>
          <table:table-cell office:value="0.007245116233825682" office:value-type="float"/>
          <table:table-cell office:value="0.009999935626983642" office:value-type="float"/>
          <table:table-cell office:value="0.009955278635025025" office:value-type="float"/>
          <table:table-cell office:value="0.00990761637687683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8752907313762" office:value-type="float"/>
          <table:table-cell office:value="59" office:value-type="float"/>
          <table:table-cell office:value="0.00792205333709717" office:value-type="float"/>
          <table:table-cell office:value="-0.009440576434135437" office:value-type="float"/>
          <table:table-cell office:value="0.007417263984680176" office:value-type="float"/>
          <table:table-cell office:value="0.009999940395355225" office:value-type="float"/>
          <table:table-cell office:value="0.00995034694671631" office:value-type="float"/>
          <table:table-cell office:value="0.0099100446701049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0790537626932886" office:value-type="float"/>
          <table:table-cell office:value="60" office:value-type="float"/>
          <table:table-cell office:value="0.007922866344451903" office:value-type="float"/>
          <table:table-cell office:value="-0.00944012999534607" office:value-type="float"/>
          <table:table-cell office:value="0.00741605281829834" office:value-type="float"/>
          <table:table-cell office:value="0.009999940395355225" office:value-type="float"/>
          <table:table-cell office:value="0.009950327873229982" office:value-type="float"/>
          <table:table-cell office:value="0.00991013526916504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251479148864747" office:value-type="float"/>
          <table:table-cell office:value="-0.009970245361328125" office:value-type="float"/>
          <table:table-cell office:value="0.009605433940887453" office:value-type="float"/>
          <table:table-cell office:value="0.01" office:value-type="float"/>
          <table:table-cell office:value="0.009997506141662596" office:value-type="float"/>
          <table:table-cell office:value="0.009903423786163329" office:value-type="float"/>
          <table:table-cell office:value="0.0861072732079719" office:value-type="float"/>
          <table:table-cell office:value="1" office:value-type="float"/>
          <table:table-cell office:value="0.005251479148864747" office:value-type="float"/>
          <table:table-cell office:value="-0.009970245361328125" office:value-type="float"/>
          <table:table-cell office:value="0.009605433940887453" office:value-type="float"/>
          <table:table-cell office:value="0.01" office:value-type="float"/>
          <table:table-cell office:value="0.009997506141662596" office:value-type="float"/>
          <table:table-cell office:value="0.009903423786163329" office:value-type="float"/>
        </table:table-row>
        <table:table-row>
          <table:table-cell office:value="0.01334960460662842" office:value-type="float"/>
          <table:table-cell office:value="-0.019609891176223755" office:value-type="float"/>
          <table:table-cell office:value="0.017555956840515138" office:value-type="float"/>
          <table:table-cell office:value="0.019999995231628417" office:value-type="float"/>
          <table:table-cell office:value="0.01998164415359497" office:value-type="float"/>
          <table:table-cell office:value="0.019874505996704102" office:value-type="float"/>
          <table:table-cell office:value="0.08251248707358455" office:value-type="float"/>
          <table:table-cell office:value="2" office:value-type="float"/>
          <table:table-cell office:value="0.008098125457763674" office:value-type="float"/>
          <table:table-cell office:value="-0.00963964581489563" office:value-type="float"/>
          <table:table-cell office:value="0.007950522899627685" office:value-type="float"/>
          <table:table-cell office:value="0.009999995231628417" office:value-type="float"/>
          <table:table-cell office:value="0.009984138011932374" office:value-type="float"/>
          <table:table-cell office:value="0.009971082210540773" office:value-type="float"/>
        </table:table-row>
        <table:table-row>
          <table:table-cell office:value="0.02155803680419922" office:value-type="float"/>
          <table:table-cell office:value="-0.029223269820213317" office:value-type="float"/>
          <table:table-cell office:value="0.02536192059516907" office:value-type="float"/>
          <table:table-cell office:value="0.029999990463256833" office:value-type="float"/>
          <table:table-cell office:value="0.029961516857147215" office:value-type="float"/>
          <table:table-cell office:value="0.029849416017532347" office:value-type="float"/>
          <table:table-cell office:value="0.07796761748993947" office:value-type="float"/>
          <table:table-cell office:value="3" office:value-type="float"/>
          <table:table-cell office:value="0.0082084321975708" office:value-type="float"/>
          <table:table-cell office:value="-0.009613378643989564" office:value-type="float"/>
          <table:table-cell office:value="0.0078059637546539305" office:value-type="float"/>
          <table:table-cell office:value="0.009999995231628417" office:value-type="float"/>
          <table:table-cell office:value="0.009979872703552247" office:value-type="float"/>
          <table:table-cell office:value="0.009974910020828247" office:value-type="float"/>
        </table:table-row>
        <table:table-row>
          <table:table-cell office:value="0.029836485385894777" office:value-type="float"/>
          <table:table-cell office:value="-0.038803147077560426" office:value-type="float"/>
          <table:table-cell office:value="0.03308597207069397" office:value-type="float"/>
          <table:table-cell office:value="0.03999998569488525" office:value-type="float"/>
          <table:table-cell office:value="0.039939866065979004" office:value-type="float"/>
          <table:table-cell office:value="0.03982566237449646" office:value-type="float"/>
          <table:table-cell office:value="0.0725658056803933" office:value-type="float"/>
          <table:table-cell office:value="4" office:value-type="float"/>
          <table:table-cell office:value="0.008278448581695555" office:value-type="float"/>
          <table:table-cell office:value="-0.009579877257347108" office:value-type="float"/>
          <table:table-cell office:value="0.007724051475524902" office:value-type="float"/>
          <table:table-cell office:value="0.009999995231628417" office:value-type="float"/>
          <table:table-cell office:value="0.009978349208831788" office:value-type="float"/>
          <table:table-cell office:value="0.00997624635696411" office:value-type="float"/>
        </table:table-row>
        <table:table-row>
          <table:table-cell office:value="0.03819863796234131" office:value-type="float"/>
          <table:table-cell office:value="-0.04835385441780091" office:value-type="float"/>
          <table:table-cell office:value="0.040530078411102295" office:value-type="float"/>
          <table:table-cell office:value="0.049999980926513664" office:value-type="float"/>
          <table:table-cell office:value="0.049912407398223876" office:value-type="float"/>
          <table:table-cell office:value="0.04980455756187439" office:value-type="float"/>
          <table:table-cell office:value="0.06689322012529764" office:value-type="float"/>
          <table:table-cell office:value="5" office:value-type="float"/>
          <table:table-cell office:value="0.008362152576446532" office:value-type="float"/>
          <table:table-cell office:value="-0.009550707340240478" office:value-type="float"/>
          <table:table-cell office:value="0.007444106340408324" office:value-type="float"/>
          <table:table-cell office:value="0.009999995231628417" office:value-type="float"/>
          <table:table-cell office:value="0.009972541332244874" office:value-type="float"/>
          <table:table-cell office:value="0.009978895187377929" office:value-type="float"/>
        </table:table-row>
        <table:table-row>
          <table:table-cell office:value="0.0466289496421814" office:value-type="float"/>
          <table:table-cell office:value="-0.05" office:value-type="float"/>
          <table:table-cell office:value="0.04789139509201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417453025143685" office:value-type="float"/>
          <table:table-cell office:value="6" office:value-type="float"/>
          <table:table-cell office:value="0.008430311679840088" office:value-type="float"/>
          <table:table-cell office:value="-0.00950796365737915" office:value-type="float"/>
          <table:table-cell office:value="0.007361316680908203" office:value-type="float"/>
          <table:table-cell office:value="0.009999994039535524" office:value-type="float"/>
          <table:table-cell office:value="0.009970579147338869" office:value-type="float"/>
          <table:table-cell office:value="0.009980359077453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286667058" office:value-type="float"/>
          <table:table-cell office:value="7" office:value-type="float"/>
          <table:table-cell office:value="0.00846118927001953" office:value-type="float"/>
          <table:table-cell office:value="-0.009499505758285523" office:value-type="float"/>
          <table:table-cell office:value="0.0069847571849823" office:value-type="float"/>
          <table:table-cell office:value="0.009999994039535524" office:value-type="float"/>
          <table:table-cell office:value="0.009964227676391603" office:value-type="float"/>
          <table:table-cell office:value="0.00998157501220703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366645841" office:value-type="float"/>
          <table:table-cell office:value="8" office:value-type="float"/>
          <table:table-cell office:value="0.008446580171585083" office:value-type="float"/>
          <table:table-cell office:value="-0.009505865573883056" office:value-type="float"/>
          <table:table-cell office:value="0.007010580301284789" office:value-type="float"/>
          <table:table-cell office:value="0.009999994039535524" office:value-type="float"/>
          <table:table-cell office:value="0.009964261054992677" office:value-type="float"/>
          <table:table-cell office:value="0.00998114109039306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365572229" office:value-type="float"/>
          <table:table-cell office:value="9" office:value-type="float"/>
          <table:table-cell office:value="0.008512778282165527" office:value-type="float"/>
          <table:table-cell office:value="-0.009479090571403503" office:value-type="float"/>
          <table:table-cell office:value="0.006396653652191163" office:value-type="float"/>
          <table:table-cell office:value="0.009999994039535524" office:value-type="float"/>
          <table:table-cell office:value="0.009955910444259643" office:value-type="float"/>
          <table:table-cell office:value="0.009983239173889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060930485" office:value-type="float"/>
          <table:table-cell office:value="10" office:value-type="float"/>
          <table:table-cell office:value="0.008512778282165527" office:value-type="float"/>
          <table:table-cell office:value="-0.009479090571403503" office:value-type="float"/>
          <table:table-cell office:value="0.006396653652191163" office:value-type="float"/>
          <table:table-cell office:value="0.009999994039535524" office:value-type="float"/>
          <table:table-cell office:value="0.009955910444259643" office:value-type="float"/>
          <table:table-cell office:value="0.0099832391738891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72912522" office:value-type="float"/>
          <table:table-cell office:value="11" office:value-type="float"/>
          <table:table-cell office:value="0.008583950996398927" office:value-type="float"/>
          <table:table-cell office:value="-0.00944737732410431" office:value-type="float"/>
          <table:table-cell office:value="0.00559333324432373" office:value-type="float"/>
          <table:table-cell office:value="0.009999994039535524" office:value-type="float"/>
          <table:table-cell office:value="0.009944843053817749" office:value-type="float"/>
          <table:table-cell office:value="0.0099852776527404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6623976" office:value-type="float"/>
          <table:table-cell office:value="12" office:value-type="float"/>
          <table:table-cell office:value="0.008583950996398927" office:value-type="float"/>
          <table:table-cell office:value="-0.00944737732410431" office:value-type="float"/>
          <table:table-cell office:value="0.00559333324432373" office:value-type="float"/>
          <table:table-cell office:value="0.009999994039535524" office:value-type="float"/>
          <table:table-cell office:value="0.009944843053817749" office:value-type="float"/>
          <table:table-cell office:value="0.0099852776527404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115136652" office:value-type="float"/>
          <table:table-cell office:value="13" office:value-type="float"/>
          <table:table-cell office:value="0.0086583149433136" office:value-type="float"/>
          <table:table-cell office:value="-0.009412736892700196" office:value-type="float"/>
          <table:table-cell office:value="0.004571309089660644" office:value-type="float"/>
          <table:table-cell office:value="0.009999995231628417" office:value-type="float"/>
          <table:table-cell office:value="0.0099299955368042" office:value-type="float"/>
          <table:table-cell office:value="0.0099871993064880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138596485" office:value-type="float"/>
          <table:table-cell office:value="14" office:value-type="float"/>
          <table:table-cell office:value="0.008658313751220703" office:value-type="float"/>
          <table:table-cell office:value="-0.009412738084793091" office:value-type="float"/>
          <table:table-cell office:value="0.004571313858032227" office:value-type="float"/>
          <table:table-cell office:value="0.009999995231628417" office:value-type="float"/>
          <table:table-cell office:value="0.0099299955368042" office:value-type="float"/>
          <table:table-cell office:value="0.00998719930648803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01513394" office:value-type="float"/>
          <table:table-cell office:value="15" office:value-type="float"/>
          <table:table-cell office:value="0.008713085651397704" office:value-type="float"/>
          <table:table-cell office:value="-0.00938864290714264" office:value-type="float"/>
          <table:table-cell office:value="0.0034734332561492925" office:value-type="float"/>
          <table:table-cell office:value="0.009999995231628417" office:value-type="float"/>
          <table:table-cell office:value="0.009908889532089233" office:value-type="float"/>
          <table:table-cell office:value="0.0099887764453887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729229317" office:value-type="float"/>
          <table:table-cell office:value="16" office:value-type="float"/>
          <table:table-cell office:value="0.0087130868434906" office:value-type="float"/>
          <table:table-cell office:value="-0.009388642311096191" office:value-type="float"/>
          <table:table-cell office:value="0.003473429679870606" office:value-type="float"/>
          <table:table-cell office:value="0.009999995231628417" office:value-type="float"/>
          <table:table-cell office:value="0.009908889532089233" office:value-type="float"/>
          <table:table-cell office:value="0.00998877644538879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928441817" office:value-type="float"/>
          <table:table-cell office:value="17" office:value-type="float"/>
          <table:table-cell office:value="0.0087306809425354" office:value-type="float"/>
          <table:table-cell office:value="-0.009393304586410522" office:value-type="float"/>
          <table:table-cell office:value="0.002545369863510132" office:value-type="float"/>
          <table:table-cell office:value="0.009999995231628417" office:value-type="float"/>
          <table:table-cell office:value="0.009882307052612305" office:value-type="float"/>
          <table:table-cell office:value="0.0099897670745849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346093182" office:value-type="float"/>
          <table:table-cell office:value="18" office:value-type="float"/>
          <table:table-cell office:value="0.008730710744857787" office:value-type="float"/>
          <table:table-cell office:value="-0.009393280744552613" office:value-type="float"/>
          <table:table-cell office:value="0.0025452375411987305" office:value-type="float"/>
          <table:table-cell office:value="0.009999995231628417" office:value-type="float"/>
          <table:table-cell office:value="0.009882304668426515" office:value-type="float"/>
          <table:table-cell office:value="0.0099897682666778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684371676" office:value-type="float"/>
          <table:table-cell office:value="19" office:value-type="float"/>
          <table:table-cell office:value="0.008710169792175293" office:value-type="float"/>
          <table:table-cell office:value="-0.00942337989807129" office:value-type="float"/>
          <table:table-cell office:value="0.0018466603755950932" office:value-type="float"/>
          <table:table-cell office:value="0.009999995231628417" office:value-type="float"/>
          <table:table-cell office:value="0.009849461317062378" office:value-type="float"/>
          <table:table-cell office:value="0.0099902260303497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68525063" office:value-type="float"/>
          <table:table-cell office:value="20" office:value-type="float"/>
          <table:table-cell office:value="0.008710169792175293" office:value-type="float"/>
          <table:table-cell office:value="-0.009423379302024842" office:value-type="float"/>
          <table:table-cell office:value="0.0018466591835021966" office:value-type="float"/>
          <table:table-cell office:value="0.009999995231628417" office:value-type="float"/>
          <table:table-cell office:value="0.009849461317062378" office:value-type="float"/>
          <table:table-cell office:value="0.0099902260303497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663351204" office:value-type="float"/>
          <table:table-cell office:value="21" office:value-type="float"/>
          <table:table-cell office:value="0.008657188415527343" office:value-type="float"/>
          <table:table-cell office:value="-0.009468020796775818" office:value-type="float"/>
          <table:table-cell office:value="0.001429601907730102" office:value-type="float"/>
          <table:table-cell office:value="0.009999995231628417" office:value-type="float"/>
          <table:table-cell office:value="0.009809104204177856" office:value-type="float"/>
          <table:table-cell office:value="0.0099902486801147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70002873" office:value-type="float"/>
          <table:table-cell office:value="22" office:value-type="float"/>
          <table:table-cell office:value="0.00865718722343445" office:value-type="float"/>
          <table:table-cell office:value="-0.009468021988868713" office:value-type="float"/>
          <table:table-cell office:value="0.0014296078681945799" office:value-type="float"/>
          <table:table-cell office:value="0.009999995231628417" office:value-type="float"/>
          <table:table-cell office:value="0.009809104204177856" office:value-type="float"/>
          <table:table-cell office:value="0.0099902486801147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956543119" office:value-type="float"/>
          <table:table-cell office:value="23" office:value-type="float"/>
          <table:table-cell office:value="0.008587807416915895" office:value-type="float"/>
          <table:table-cell office:value="-0.009516251087188721" office:value-type="float"/>
          <table:table-cell office:value="0.0012892293930053707" office:value-type="float"/>
          <table:table-cell office:value="0.009999995231628417" office:value-type="float"/>
          <table:table-cell office:value="0.009758574962615967" office:value-type="float"/>
          <table:table-cell office:value="0.0099899756908416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6367903" office:value-type="float"/>
          <table:table-cell office:value="24" office:value-type="float"/>
          <table:table-cell office:value="0.008587806224822999" office:value-type="float"/>
          <table:table-cell office:value="-0.009516251683235168" office:value-type="float"/>
          <table:table-cell office:value="0.0012892317771911622" office:value-type="float"/>
          <table:table-cell office:value="0.009999995231628417" office:value-type="float"/>
          <table:table-cell office:value="0.009758574962615967" office:value-type="float"/>
          <table:table-cell office:value="0.0099899756908416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869977293" office:value-type="float"/>
          <table:table-cell office:value="25" office:value-type="float"/>
          <table:table-cell office:value="0.008507096767425537" office:value-type="float"/>
          <table:table-cell office:value="-0.009563022255897523" office:value-type="float"/>
          <table:table-cell office:value="0.0013236796855926516" office:value-type="float"/>
          <table:table-cell office:value="0.009999994039535524" office:value-type="float"/>
          <table:table-cell office:value="0.00969559907913208" office:value-type="float"/>
          <table:table-cell office:value="0.0099895358085632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511515171" office:value-type="float"/>
          <table:table-cell office:value="26" office:value-type="float"/>
          <table:table-cell office:value="0.008507096767425537" office:value-type="float"/>
          <table:table-cell office:value="-0.009563022255897523" office:value-type="float"/>
          <table:table-cell office:value="0.0013236784934997567" office:value-type="float"/>
          <table:table-cell office:value="0.009999994039535524" office:value-type="float"/>
          <table:table-cell office:value="0.00969559907913208" office:value-type="float"/>
          <table:table-cell office:value="0.0099895358085632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6408439678" office:value-type="float"/>
          <table:table-cell office:value="27" office:value-type="float"/>
          <table:table-cell office:value="0.00842627167701721" office:value-type="float"/>
          <table:table-cell office:value="-0.009606465697288513" office:value-type="float"/>
          <table:table-cell office:value="0.0014222085475921638" office:value-type="float"/>
          <table:table-cell office:value="0.009999994039535524" office:value-type="float"/>
          <table:table-cell office:value="0.009617332220077516" office:value-type="float"/>
          <table:table-cell office:value="0.0099890720844268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031386448" office:value-type="float"/>
          <table:table-cell office:value="28" office:value-type="float"/>
          <table:table-cell office:value="0.00842627167701721" office:value-type="float"/>
          <table:table-cell office:value="-0.009606466293334961" office:value-type="float"/>
          <table:table-cell office:value="0.0014222097396850587" office:value-type="float"/>
          <table:table-cell office:value="0.009999994039535524" office:value-type="float"/>
          <table:table-cell office:value="0.009617332220077516" office:value-type="float"/>
          <table:table-cell office:value="0.0099890720844268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435832797" office:value-type="float"/>
          <table:table-cell office:value="29" office:value-type="float"/>
          <table:table-cell office:value="0.008339887857437134" office:value-type="float"/>
          <table:table-cell office:value="-0.009645967483520508" office:value-type="float"/>
          <table:table-cell office:value="0.0015807425975799556" office:value-type="float"/>
          <table:table-cell office:value="0.009999994039535524" office:value-type="float"/>
          <table:table-cell office:value="0.009514743089675903" office:value-type="float"/>
          <table:table-cell office:value="0.0099886035919189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071038794" office:value-type="float"/>
          <table:table-cell office:value="30" office:value-type="float"/>
          <table:table-cell office:value="0.008339886665344238" office:value-type="float"/>
          <table:table-cell office:value="-0.009645967483520508" office:value-type="float"/>
          <table:table-cell office:value="0.001580746173858642" office:value-type="float"/>
          <table:table-cell office:value="0.009999994039535524" office:value-type="float"/>
          <table:table-cell office:value="0.009514743089675903" office:value-type="float"/>
          <table:table-cell office:value="0.0099886035919189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841886986" office:value-type="float"/>
          <table:table-cell office:value="31" office:value-type="float"/>
          <table:table-cell office:value="0.008245906829833985" office:value-type="float"/>
          <table:table-cell office:value="-0.009678093791007996" office:value-type="float"/>
          <table:table-cell office:value="0.0017808139324188236" office:value-type="float"/>
          <table:table-cell office:value="0.009999994039535524" office:value-type="float"/>
          <table:table-cell office:value="0.009372462034225463" office:value-type="float"/>
          <table:table-cell office:value="0.0099882376194000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509568422" office:value-type="float"/>
          <table:table-cell office:value="32" office:value-type="float"/>
          <table:table-cell office:value="0.008245868682861328" office:value-type="float"/>
          <table:table-cell office:value="-0.009678106307983398" office:value-type="float"/>
          <table:table-cell office:value="0.001780958175659179" office:value-type="float"/>
          <table:table-cell office:value="0.009999994039535524" office:value-type="float"/>
          <table:table-cell office:value="0.009372475147247315" office:value-type="float"/>
          <table:table-cell office:value="0.0099882364273071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277423657" office:value-type="float"/>
          <table:table-cell office:value="33" office:value-type="float"/>
          <table:table-cell office:value="0.008145995140075685" office:value-type="float"/>
          <table:table-cell office:value="-0.009702336192131043" office:value-type="float"/>
          <table:table-cell office:value="0.001996068954467774" office:value-type="float"/>
          <table:table-cell office:value="0.009999994039535524" office:value-type="float"/>
          <table:table-cell office:value="0.009182301759719848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7614971494" office:value-type="float"/>
          <table:table-cell office:value="34" office:value-type="float"/>
          <table:table-cell office:value="0.008145954608917238" office:value-type="float"/>
          <table:table-cell office:value="-0.009702346920967102" office:value-type="float"/>
          <table:table-cell office:value="0.0019962072372436516" office:value-type="float"/>
          <table:table-cell office:value="0.009999994039535524" office:value-type="float"/>
          <table:table-cell office:value="0.009182318449020387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366001678" office:value-type="float"/>
          <table:table-cell office:value="35" office:value-type="float"/>
          <table:table-cell office:value="0.008041888475418093" office:value-type="float"/>
          <table:table-cell office:value="-0.009721298813819886" office:value-type="float"/>
          <table:table-cell office:value="0.002179118394851685" office:value-type="float"/>
          <table:table-cell office:value="0.009999992847442627" office:value-type="float"/>
          <table:table-cell office:value="0.008923436403274537" office:value-type="float"/>
          <table:table-cell office:value="0.00998778343200683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554044138" office:value-type="float"/>
          <table:table-cell office:value="36" office:value-type="float"/>
          <table:table-cell office:value="0.008041884899139406" office:value-type="float"/>
          <table:table-cell office:value="-0.009721299409866333" office:value-type="float"/>
          <table:table-cell office:value="0.0021791279315948493" office:value-type="float"/>
          <table:table-cell office:value="0.009999992847442627" office:value-type="float"/>
          <table:table-cell office:value="0.008923437595367434" office:value-type="float"/>
          <table:table-cell office:value="0.0099877822399139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180934821" office:value-type="float"/>
          <table:table-cell office:value="37" office:value-type="float"/>
          <table:table-cell office:value="0.007941112518310546" office:value-type="float"/>
          <table:table-cell office:value="-0.009733428955078125" office:value-type="float"/>
          <table:table-cell office:value="0.00227737545967102" office:value-type="float"/>
          <table:table-cell office:value="0.009999992847442627" office:value-type="float"/>
          <table:table-cell office:value="0.008554575443267822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080469435" office:value-type="float"/>
          <table:table-cell office:value="38" office:value-type="float"/>
          <table:table-cell office:value="0.007941114902496339" office:value-type="float"/>
          <table:table-cell office:value="-0.009733428359031678" office:value-type="float"/>
          <table:table-cell office:value="0.0022773718833923335" office:value-type="float"/>
          <table:table-cell office:value="0.009999992847442627" office:value-type="float"/>
          <table:table-cell office:value="0.008554574251174929" office:value-type="float"/>
          <table:table-cell office:value="0.0099879360198974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164731107" office:value-type="float"/>
          <table:table-cell office:value="39" office:value-type="float"/>
          <table:table-cell office:value="0.007863471508026123" office:value-type="float"/>
          <table:table-cell office:value="-0.009740489721298219" office:value-type="float"/>
          <table:table-cell office:value="0.002254778146743774" office:value-type="float"/>
          <table:table-cell office:value="0.009999992847442627" office:value-type="float"/>
          <table:table-cell office:value="0.00803436756134033" office:value-type="float"/>
          <table:table-cell office:value="0.0099884223937988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114773806" office:value-type="float"/>
          <table:table-cell office:value="40" office:value-type="float"/>
          <table:table-cell office:value="0.007863469123840333" office:value-type="float"/>
          <table:table-cell office:value="-0.009740489721298219" office:value-type="float"/>
          <table:table-cell office:value="0.0022547817230224605" office:value-type="float"/>
          <table:table-cell office:value="0.009999992847442627" office:value-type="float"/>
          <table:table-cell office:value="0.008034368753433227" office:value-type="float"/>
          <table:table-cell office:value="0.00998842239379882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1098111892" office:value-type="float"/>
          <table:table-cell office:value="41" office:value-type="float"/>
          <table:table-cell office:value="0.007816724777221678" office:value-type="float"/>
          <table:table-cell office:value="-0.009742249250411988" office:value-type="float"/>
          <table:table-cell office:value="0.0021074056625366207" office:value-type="float"/>
          <table:table-cell office:value="0.009999992847442627" office:value-type="float"/>
          <table:table-cell office:value="0.007291648387908937" office:value-type="float"/>
          <table:table-cell office:value="0.0099892139434814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341734358" office:value-type="float"/>
          <table:table-cell office:value="42" office:value-type="float"/>
          <table:table-cell office:value="0.007816724777221678" office:value-type="float"/>
          <table:table-cell office:value="-0.009742249250411988" office:value-type="float"/>
          <table:table-cell office:value="0.002107404470443726" office:value-type="float"/>
          <table:table-cell office:value="0.009999992847442627" office:value-type="float"/>
          <table:table-cell office:value="0.007291648387908937" office:value-type="float"/>
          <table:table-cell office:value="0.00998921394348144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569332763" office:value-type="float"/>
          <table:table-cell office:value="43" office:value-type="float"/>
          <table:table-cell office:value="0.007806736230850221" office:value-type="float"/>
          <table:table-cell office:value="-0.009738522768020631" office:value-type="float"/>
          <table:table-cell office:value="0.001759350299835205" office:value-type="float"/>
          <table:table-cell office:value="0.009999992847442627" office:value-type="float"/>
          <table:table-cell office:value="0.006228365898132323" office:value-type="float"/>
          <table:table-cell office:value="0.0099903464317321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0569949947" office:value-type="float"/>
          <table:table-cell office:value="44" office:value-type="float"/>
          <table:table-cell office:value="0.007806736230850221" office:value-type="float"/>
          <table:table-cell office:value="-0.009738522768020631" office:value-type="float"/>
          <table:table-cell office:value="0.0017593514919281" office:value-type="float"/>
          <table:table-cell office:value="0.009999992847442627" office:value-type="float"/>
          <table:table-cell office:value="0.006228365898132323" office:value-type="float"/>
          <table:table-cell office:value="0.0099903464317321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1554070978" office:value-type="float"/>
          <table:table-cell office:value="45" office:value-type="float"/>
          <table:table-cell office:value="0.00787109375" office:value-type="float"/>
          <table:table-cell office:value="-0.009722324013710022" office:value-type="float"/>
          <table:table-cell office:value="0.0011144173145294194" office:value-type="float"/>
          <table:table-cell office:value="0.009999992847442627" office:value-type="float"/>
          <table:table-cell office:value="0.0046334969997406" office:value-type="float"/>
          <table:table-cell office:value="0.0099919056892395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9432365657" office:value-type="float"/>
          <table:table-cell office:value="46" office:value-type="float"/>
          <table:table-cell office:value="0.007871094942092897" office:value-type="float"/>
          <table:table-cell office:value="-0.009722324013710022" office:value-type="float"/>
          <table:table-cell office:value="0.0011144149303436279" office:value-type="float"/>
          <table:table-cell office:value="0.009999992847442627" office:value-type="float"/>
          <table:table-cell office:value="0.0046334969997406" office:value-type="float"/>
          <table:table-cell office:value="0.0099919056892395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51435772906" office:value-type="float"/>
          <table:table-cell office:value="47" office:value-type="float"/>
          <table:table-cell office:value="0.007998877763748169" office:value-type="float"/>
          <table:table-cell office:value="-0.009695317149162292" office:value-type="float"/>
          <table:table-cell office:value="0.00026707530021667474" office:value-type="float"/>
          <table:table-cell office:value="0.009999992847442627" office:value-type="float"/>
          <table:table-cell office:value="0.002416770458221435" office:value-type="float"/>
          <table:table-cell office:value="0.0099935770034790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6322448947664591" office:value-type="float"/>
          <table:table-cell office:value="48" office:value-type="float"/>
          <table:table-cell office:value="0.007998876571655272" office:value-type="float"/>
          <table:table-cell office:value="-0.00969531774520874" office:value-type="float"/>
          <table:table-cell office:value="0.00026707768440246624" office:value-type="float"/>
          <table:table-cell office:value="0.009999992847442627" office:value-type="float"/>
          <table:table-cell office:value="0.0024167740345001215" office:value-type="float"/>
          <table:table-cell office:value="0.0099935770034790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926743984222412" office:value-type="float"/>
          <table:table-cell office:value="0.05" office:value-type="float"/>
          <table:table-cell office:value="0.049744569063186646" office:value-type="float"/>
          <table:table-cell office:value="0.05" office:value-type="float"/>
          <table:table-cell office:value="0.0632244943700702" office:value-type="float"/>
          <table:table-cell office:value="49" office:value-type="float"/>
          <table:table-cell office:value="0.008192456960678102" office:value-type="float"/>
          <table:table-cell office:value="-0.009659764170646668" office:value-type="float"/>
          <table:table-cell office:value="-0.0007325601577758793" office:value-type="float"/>
          <table:table-cell office:value="0.009999994039535524" office:value-type="float"/>
          <table:table-cell office:value="-0.00025543093681335526" office:value-type="float"/>
          <table:table-cell office:value="0.009995093345642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854217052459717" office:value-type="float"/>
          <table:table-cell office:value="0.05" office:value-type="float"/>
          <table:table-cell office:value="0.049501050710678104" office:value-type="float"/>
          <table:table-cell office:value="0.05" office:value-type="float"/>
          <table:table-cell office:value="0.06322447841854248" office:value-type="float"/>
          <table:table-cell office:value="50" office:value-type="float"/>
          <table:table-cell office:value="0.008190460205078126" office:value-type="float"/>
          <table:table-cell office:value="-0.009660574793815614" office:value-type="float"/>
          <table:table-cell office:value="-0.0007252693176269531" office:value-type="float"/>
          <table:table-cell office:value="0.009999994039535524" office:value-type="float"/>
          <table:table-cell office:value="-0.00024351835250854478" office:value-type="float"/>
          <table:table-cell office:value="0.0099950838088989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6778429150581356" office:value-type="float"/>
          <table:table-cell office:value="0.05" office:value-type="float"/>
          <table:table-cell office:value="0.046581036448478705" office:value-type="float"/>
          <table:table-cell office:value="0.05" office:value-type="float"/>
          <table:table-cell office:value="0.06322449432247133" office:value-type="float"/>
          <table:table-cell office:value="51" office:value-type="float"/>
          <table:table-cell office:value="0.00840653896331787" office:value-type="float"/>
          <table:table-cell office:value="-0.009620872735977172" office:value-type="float"/>
          <table:table-cell office:value="-0.0017637413740158089" office:value-type="float"/>
          <table:table-cell office:value="0.009999994039535524" office:value-type="float"/>
          <table:table-cell office:value="-0.0029200142621994022" office:value-type="float"/>
          <table:table-cell office:value="0.00999629974365234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504311859607696" office:value-type="float"/>
          <table:table-cell office:value="0.05" office:value-type="float"/>
          <table:table-cell office:value="0.04370618760585786" office:value-type="float"/>
          <table:table-cell office:value="0.05" office:value-type="float"/>
          <table:table-cell office:value="0.06322450758031353" office:value-type="float"/>
          <table:table-cell office:value="52" office:value-type="float"/>
          <table:table-cell office:value="0.00840210556983948" office:value-type="float"/>
          <table:table-cell office:value="-0.009625431895256043" office:value-type="float"/>
          <table:table-cell office:value="-0.0017353105545043941" office:value-type="float"/>
          <table:table-cell office:value="0.009999994039535524" office:value-type="float"/>
          <table:table-cell office:value="-0.00287484884262085" office:value-type="float"/>
          <table:table-cell office:value="0.0099962985515594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222197830677032" office:value-type="float"/>
          <table:table-cell office:value="0.05" office:value-type="float"/>
          <table:table-cell office:value="0.03839240491390229" office:value-type="float"/>
          <table:table-cell office:value="0.05" office:value-type="float"/>
          <table:table-cell office:value="0.0632245014244364" office:value-type="float"/>
          <table:table-cell office:value="53" office:value-type="float"/>
          <table:table-cell office:value="0.008625562191009522" office:value-type="float"/>
          <table:table-cell office:value="-0.009579510688781738" office:value-type="float"/>
          <table:table-cell office:value="-0.002821140289306641" office:value-type="float"/>
          <table:table-cell office:value="0.009999995231628417" office:value-type="float"/>
          <table:table-cell office:value="-0.005313782691955566" office:value-type="float"/>
          <table:table-cell office:value="0.009997322559356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944888770580291" office:value-type="float"/>
          <table:table-cell office:value="0.05" office:value-type="float"/>
          <table:table-cell office:value="0.033140997886657725" office:value-type="float"/>
          <table:table-cell office:value="0.05" office:value-type="float"/>
          <table:table-cell office:value="0.06322450674851729" office:value-type="float"/>
          <table:table-cell office:value="54" office:value-type="float"/>
          <table:table-cell office:value="0.008617858886718751" office:value-type="float"/>
          <table:table-cell office:value="-0.00958884358406067" office:value-type="float"/>
          <table:table-cell office:value="-0.0027730906009674075" office:value-type="float"/>
          <table:table-cell office:value="0.009999995231628417" office:value-type="float"/>
          <table:table-cell office:value="-0.005251407027244568" office:value-type="float"/>
          <table:table-cell office:value="0.009997322559356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561589062213897" office:value-type="float"/>
          <table:table-cell office:value="0.05" office:value-type="float"/>
          <table:table-cell office:value="0.025990120768547068" office:value-type="float"/>
          <table:table-cell office:value="0.05" office:value-type="float"/>
          <table:table-cell office:value="0.06322447883346946" office:value-type="float"/>
          <table:table-cell office:value="55" office:value-type="float"/>
          <table:table-cell office:value="0.008831286430358886" office:value-type="float"/>
          <table:table-cell office:value="-0.009538969397544861" office:value-type="float"/>
          <table:table-cell office:value="-0.0038329970836639407" office:value-type="float"/>
          <table:table-cell office:value="0.009999995231628417" office:value-type="float"/>
          <table:table-cell office:value="-0.007150877118110657" office:value-type="float"/>
          <table:table-cell office:value="0.009998128414154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184551417827605" office:value-type="float"/>
          <table:table-cell office:value="0.05" office:value-type="float"/>
          <table:table-cell office:value="0.018895091414451608" office:value-type="float"/>
          <table:table-cell office:value="0.05" office:value-type="float"/>
          <table:table-cell office:value="0.06322449159492434" office:value-type="float"/>
          <table:table-cell office:value="56" office:value-type="float"/>
          <table:table-cell office:value="0.008821899890899659" office:value-type="float"/>
          <table:table-cell office:value="-0.009553176164627076" office:value-type="float"/>
          <table:table-cell office:value="-0.003770376443862915" office:value-type="float"/>
          <table:table-cell office:value="0.009999995231628417" office:value-type="float"/>
          <table:table-cell office:value="-0.007095029354095459" office:value-type="float"/>
          <table:table-cell office:value="0.0099981284141540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715129017829894" office:value-type="float"/>
          <table:table-cell office:value="0.05" office:value-type="float"/>
          <table:table-cell office:value="0.010508579611778267" office:value-type="float"/>
          <table:table-cell office:value="0.05" office:value-type="float"/>
          <table:table-cell office:value="0.06322450346878446" office:value-type="float"/>
          <table:table-cell office:value="57" office:value-type="float"/>
          <table:table-cell office:value="0.00901323437690735" office:value-type="float"/>
          <table:table-cell office:value="-0.009501793384552003" office:value-type="float"/>
          <table:table-cell office:value="-0.0046942239999771115" office:value-type="float"/>
          <table:table-cell office:value="0.009999996423721314" office:value-type="float"/>
          <table:table-cell office:value="-0.00838651180267334" office:value-type="float"/>
          <table:table-cell office:value="0.009998719692230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2527599930763233" office:value-type="float"/>
          <table:table-cell office:value="0.05" office:value-type="float"/>
          <table:table-cell office:value="0.002161444425582894" office:value-type="float"/>
          <table:table-cell office:value="0.05" office:value-type="float"/>
          <table:table-cell office:value="0.06322448650734865" office:value-type="float"/>
          <table:table-cell office:value="58" office:value-type="float"/>
          <table:table-cell office:value="0.009003385305404664" office:value-type="float"/>
          <table:table-cell office:value="-0.009520772099494933" office:value-type="float"/>
          <table:table-cell office:value="-0.004623690247535706" office:value-type="float"/>
          <table:table-cell office:value="0.009999996423721314" office:value-type="float"/>
          <table:table-cell office:value="-0.008347135186195374" office:value-type="float"/>
          <table:table-cell office:value="0.009998719692230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7181486487388598" office:value-type="float"/>
          <table:table-cell office:value="0.05" office:value-type="float"/>
          <table:table-cell office:value="-0.0069536185264587325" office:value-type="float"/>
          <table:table-cell office:value="0.05" office:value-type="float"/>
          <table:table-cell office:value="0.06322450348176872" office:value-type="float"/>
          <table:table-cell office:value="59" office:value-type="float"/>
          <table:table-cell office:value="0.00916869878768921" office:value-type="float"/>
          <table:table-cell office:value="-0.009476608037948609" office:value-type="float"/>
          <table:table-cell office:value="-0.005346113443374634" office:value-type="float"/>
          <table:table-cell office:value="0.00999999761581421" office:value-type="float"/>
          <table:table-cell office:value="-0.009115062952041626" office:value-type="float"/>
          <table:table-cell office:value="0.0099991226196289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1907126307487473" office:value-type="float"/>
          <table:table-cell office:value="0.05" office:value-type="float"/>
          <table:table-cell office:value="-0.016047253012657157" office:value-type="float"/>
          <table:table-cell office:value="0.05" office:value-type="float"/>
          <table:table-cell office:value="0.06322449889649163" office:value-type="float"/>
          <table:table-cell office:value="60" office:value-type="float"/>
          <table:table-cell office:value="0.009161039590835572" office:value-type="float"/>
          <table:table-cell office:value="-0.009499655961990356" office:value-type="float"/>
          <table:table-cell office:value="-0.005274360179901123" office:value-type="float"/>
          <table:table-cell office:value="0.00999999761581421" office:value-type="float"/>
          <table:table-cell office:value="-0.009093634486198425" office:value-type="float"/>
          <table:table-cell office:value="0.009999127388000488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98896837234497" office:value-type="float"/>
          <table:table-cell office:value="0.00742484211921692" office:value-type="float"/>
          <table:table-cell office:value="-0.009621402621269226" office:value-type="float"/>
          <table:table-cell office:value="0.01" office:value-type="float"/>
          <table:table-cell office:value="-0.009993553757667542" office:value-type="float"/>
          <table:table-cell office:value="0.01" office:value-type="float"/>
          <table:table-cell office:value="-0.1761989656298297" office:value-type="float"/>
          <table:table-cell office:value="1" office:value-type="float"/>
          <table:table-cell office:value="0.00998896837234497" office:value-type="float"/>
          <table:table-cell office:value="0.00742484211921692" office:value-type="float"/>
          <table:table-cell office:value="-0.009621402621269226" office:value-type="float"/>
          <table:table-cell office:value="0.01" office:value-type="float"/>
          <table:table-cell office:value="-0.009993553757667542" office:value-type="float"/>
          <table:table-cell office:value="0.01" office:value-type="float"/>
        </table:table-row>
        <table:table-row>
          <table:table-cell office:value="0.014505238533020019" office:value-type="float"/>
          <table:table-cell office:value="-0.002569646835327148" office:value-type="float"/>
          <table:table-cell office:value="-0.0036359232664108267" office:value-type="float"/>
          <table:table-cell office:value="0.02" office:value-type="float"/>
          <table:table-cell office:value="-0.01643766462802887" office:value-type="float"/>
          <table:table-cell office:value="0.019983823299407958" office:value-type="float"/>
          <table:table-cell office:value="0.040242186551861826" office:value-type="float"/>
          <table:table-cell office:value="2" office:value-type="float"/>
          <table:table-cell office:value="0.004516270160675049" office:value-type="float"/>
          <table:table-cell office:value="-0.009994488954544068" office:value-type="float"/>
          <table:table-cell office:value="0.0059854793548584" office:value-type="float"/>
          <table:table-cell office:value="0.01" office:value-type="float"/>
          <table:table-cell office:value="-0.0064441108703613284" office:value-type="float"/>
          <table:table-cell office:value="0.009983823299407958" office:value-type="float"/>
        </table:table-row>
        <table:table-row>
          <table:table-cell office:value="0.01940953493118286" office:value-type="float"/>
          <table:table-cell office:value="-0.012563769221305848" office:value-type="float"/>
          <table:table-cell office:value="0.0020795065164566067" office:value-type="float"/>
          <table:table-cell office:value="0.03" office:value-type="float"/>
          <table:table-cell office:value="-0.02434615969657898" office:value-type="float"/>
          <table:table-cell office:value="0.029970502853393553" office:value-type="float"/>
          <table:table-cell office:value="0.07323665593225467" office:value-type="float"/>
          <table:table-cell office:value="3" office:value-type="float"/>
          <table:table-cell office:value="0.004904296398162842" office:value-type="float"/>
          <table:table-cell office:value="-0.0099941223859787" office:value-type="float"/>
          <table:table-cell office:value="0.005715429782867433" office:value-type="float"/>
          <table:table-cell office:value="0.01" office:value-type="float"/>
          <table:table-cell office:value="-0.00790849506855011" office:value-type="float"/>
          <table:table-cell office:value="0.009986679553985597" office:value-type="float"/>
        </table:table-row>
        <table:table-row>
          <table:table-cell office:value="0.027140618562698365" office:value-type="float"/>
          <table:table-cell office:value="-0.022515003681182862" office:value-type="float"/>
          <table:table-cell office:value="0.003899015784263613" office:value-type="float"/>
          <table:table-cell office:value="0.03999999761581421" office:value-type="float"/>
          <table:table-cell office:value="-0.03269048631191254" office:value-type="float"/>
          <table:table-cell office:value="0.03995858192443848" office:value-type="float"/>
          <table:table-cell office:value="0.06834559472810965" office:value-type="float"/>
          <table:table-cell office:value="4" office:value-type="float"/>
          <table:table-cell office:value="0.0077310836315155045" office:value-type="float"/>
          <table:table-cell office:value="-0.009951234459877015" office:value-type="float"/>
          <table:table-cell office:value="0.0018195092678070061" office:value-type="float"/>
          <table:table-cell office:value="0.00999999761581421" office:value-type="float"/>
          <table:table-cell office:value="-0.008344326615333558" office:value-type="float"/>
          <table:table-cell office:value="0.009988079071044922" office:value-type="float"/>
        </table:table-row>
        <table:table-row>
          <table:table-cell office:value="0.036631087064743044" office:value-type="float"/>
          <table:table-cell office:value="-0.03203325629234314" office:value-type="float"/>
          <table:table-cell office:value="-0.002042593359947203" office:value-type="float"/>
          <table:table-cell office:value="0.049999995231628416" office:value-type="float"/>
          <table:table-cell office:value="-0.0425511509180069" office:value-type="float"/>
          <table:table-cell office:value="0.04995804309844971" office:value-type="float"/>
          <table:table-cell office:value="0.06698909997173894" office:value-type="float"/>
          <table:table-cell office:value="5" office:value-type="float"/>
          <table:table-cell office:value="0.009490468502044677" office:value-type="float"/>
          <table:table-cell office:value="-0.009518252611160278" office:value-type="float"/>
          <table:table-cell office:value="-0.005941609144210816" office:value-type="float"/>
          <table:table-cell office:value="0.00999999761581421" office:value-type="float"/>
          <table:table-cell office:value="-0.00986066460609436" office:value-type="float"/>
          <table:table-cell office:value="0.009999461174011232" office:value-type="float"/>
        </table:table-row>
        <table:table-row>
          <table:table-cell office:value="0.045863469839096074" office:value-type="float"/>
          <table:table-cell office:value="-0.04150551855564118" office:value-type="float"/>
          <table:table-cell office:value="-0.00669494509696960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0683752626327435" office:value-type="float"/>
          <table:table-cell office:value="6" office:value-type="float"/>
          <table:table-cell office:value="0.009232382774353029" office:value-type="float"/>
          <table:table-cell office:value="-0.009472262263298035" office:value-type="float"/>
          <table:table-cell office:value="-0.0046523517370224" office:value-type="float"/>
          <table:table-cell office:value="0.009999990463256838" office:value-type="float"/>
          <table:table-cell office:value="-0.00967004954814911" office:value-type="float"/>
          <table:table-cell office:value="0.0099980223178863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138057112693786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89504768964" office:value-type="float"/>
          <table:table-cell office:value="7" office:value-type="float"/>
          <table:table-cell office:value="0.009342695474624635" office:value-type="float"/>
          <table:table-cell office:value="-0.00938858211040497" office:value-type="float"/>
          <table:table-cell office:value="-0.004685626029968261" office:value-type="float"/>
          <table:table-cell office:value="0.00999999165534973" office:value-type="float"/>
          <table:table-cell office:value="-0.009803186655044555" office:value-type="float"/>
          <table:table-cell office:value="0.00999857425689697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6242834329605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9200945857262" office:value-type="float"/>
          <table:table-cell office:value="8" office:value-type="float"/>
          <table:table-cell office:value="0.009374980926513671" office:value-type="float"/>
          <table:table-cell office:value="-0.009346641898155213" office:value-type="float"/>
          <table:table-cell office:value="-0.004862263202667237" office:value-type="float"/>
          <table:table-cell office:value="0.00999999165534973" office:value-type="float"/>
          <table:table-cell office:value="-0.009815337061882019" office:value-type="float"/>
          <table:table-cell office:value="0.00999871969223022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068606019020080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76347100204" office:value-type="float"/>
          <table:table-cell office:value="9" office:value-type="float"/>
          <table:table-cell office:value="0.009430019855499268" office:value-type="float"/>
          <table:table-cell office:value="-0.009274753928184509" office:value-type="float"/>
          <table:table-cell office:value="-0.0044432258605957035" office:value-type="float"/>
          <table:table-cell office:value="0.009999992847442627" office:value-type="float"/>
          <table:table-cell office:value="-0.009876988530158996" office:value-type="float"/>
          <table:table-cell office:value="0.00999888896942138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51128143072128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9740195646" office:value-type="float"/>
          <table:table-cell office:value="10" office:value-type="float"/>
          <table:table-cell office:value="0.00942888617515564" office:value-type="float"/>
          <table:table-cell office:value="-0.009283413887023926" office:value-type="float"/>
          <table:table-cell office:value="-0.004426754117012024" office:value-type="float"/>
          <table:table-cell office:value="0.009999992847442627" office:value-type="float"/>
          <table:table-cell office:value="-0.00987644076347351" office:value-type="float"/>
          <table:table-cell office:value="0.0099988865852355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873328506946563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5144750115" office:value-type="float"/>
          <table:table-cell office:value="11" office:value-type="float"/>
          <table:table-cell office:value="0.009460837841033935" office:value-type="float"/>
          <table:table-cell office:value="-0.009228315353393555" office:value-type="float"/>
          <table:table-cell office:value="-0.0036204707622528075" office:value-type="float"/>
          <table:table-cell office:value="0.009999992847442627" office:value-type="float"/>
          <table:table-cell office:value="-0.00991142213344574" office:value-type="float"/>
          <table:table-cell office:value="0.0099989616870880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23441666364669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953278139" office:value-type="float"/>
          <table:table-cell office:value="12" office:value-type="float"/>
          <table:table-cell office:value="0.009460674524307251" office:value-type="float"/>
          <table:table-cell office:value="-0.009235001206398011" office:value-type="float"/>
          <table:table-cell office:value="-0.0036108815670013433" office:value-type="float"/>
          <table:table-cell office:value="0.009999992847442627" office:value-type="float"/>
          <table:table-cell office:value="-0.009911320805549621" office:value-type="float"/>
          <table:table-cell office:value="0.00999896526336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482202708721160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6289008176" office:value-type="float"/>
          <table:table-cell office:value="13" office:value-type="float"/>
          <table:table-cell office:value="0.009479646682739257" office:value-type="float"/>
          <table:table-cell office:value="-0.009201857447624206" office:value-type="float"/>
          <table:table-cell office:value="-0.0024778604507446293" office:value-type="float"/>
          <table:table-cell office:value="0.009999992847442627" office:value-type="float"/>
          <table:table-cell office:value="-0.009932858943939209" office:value-type="float"/>
          <table:table-cell office:value="0.00999898910522460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72966557741165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3155228586" office:value-type="float"/>
          <table:table-cell office:value="14" office:value-type="float"/>
          <table:table-cell office:value="0.00948021650314331" office:value-type="float"/>
          <table:table-cell office:value="-0.009205189943313598" office:value-type="float"/>
          <table:table-cell office:value="-0.0024746286869049075" office:value-type="float"/>
          <table:table-cell office:value="0.009999992847442627" office:value-type="float"/>
          <table:table-cell office:value="-0.009932971000671387" office:value-type="float"/>
          <table:table-cell office:value="0.009998993873596191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84249120950698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166219203" office:value-type="float"/>
          <table:table-cell office:value="15" office:value-type="float"/>
          <table:table-cell office:value="0.009494179487228393" office:value-type="float"/>
          <table:table-cell office:value="-0.009186109900474549" office:value-type="float"/>
          <table:table-cell office:value="-0.0011282563209533691" office:value-type="float"/>
          <table:table-cell office:value="0.009999994039535524" office:value-type="float"/>
          <table:table-cell office:value="-0.009947235584259034" office:value-type="float"/>
          <table:table-cell office:value="0.00999899148941040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95523488521575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499796601" office:value-type="float"/>
          <table:table-cell office:value="16" office:value-type="float"/>
          <table:table-cell office:value="0.00949455976486206" office:value-type="float"/>
          <table:table-cell office:value="-0.009187361001968384" office:value-type="float"/>
          <table:table-cell office:value="-0.0011274367570877075" office:value-type="float"/>
          <table:table-cell office:value="0.009999994039535524" office:value-type="float"/>
          <table:table-cell office:value="-0.009947308897972107" office:value-type="float"/>
          <table:table-cell office:value="0.00999899506568908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91453695297241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165544873" office:value-type="float"/>
          <table:table-cell office:value="17" office:value-type="float"/>
          <table:table-cell office:value="0.009506070613861084" office:value-type="float"/>
          <table:table-cell office:value="-0.009187452793121338" office:value-type="float"/>
          <table:table-cell office:value="0.0004069793224334723" office:value-type="float"/>
          <table:table-cell office:value="0.009999994039535524" office:value-type="float"/>
          <table:table-cell office:value="-0.009956967234611511" office:value-type="float"/>
          <table:table-cell office:value="0.00999896645545959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873887777328491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095149729" office:value-type="float"/>
          <table:table-cell office:value="18" office:value-type="float"/>
          <table:table-cell office:value="0.009505925178527832" office:value-type="float"/>
          <table:table-cell office:value="-0.009187001585960388" office:value-type="float"/>
          <table:table-cell office:value="0.0004064917564392083" office:value-type="float"/>
          <table:table-cell office:value="0.009999994039535524" office:value-type="float"/>
          <table:table-cell office:value="-0.009956942796707153" office:value-type="float"/>
          <table:table-cell office:value="0.0099989652633667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666802644729614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395300676" office:value-type="float"/>
          <table:table-cell office:value="19" office:value-type="float"/>
          <table:table-cell office:value="0.009516437053680419" office:value-type="float"/>
          <table:table-cell office:value="-0.009207427501678467" office:value-type="float"/>
          <table:table-cell office:value="0.0020708513259887693" office:value-type="float"/>
          <table:table-cell office:value="0.009999995231628417" office:value-type="float"/>
          <table:table-cell office:value="-0.009963505268096924" office:value-type="float"/>
          <table:table-cell office:value="0.009998908042907715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46002626419067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5789928946" office:value-type="float"/>
          <table:table-cell office:value="20" office:value-type="float"/>
          <table:table-cell office:value="0.009515697956085206" office:value-type="float"/>
          <table:table-cell office:value="-0.009205221533775329" office:value-type="float"/>
          <table:table-cell office:value="0.0020677638053894047" office:value-type="float"/>
          <table:table-cell office:value="0.009999994039535524" office:value-type="float"/>
          <table:table-cell office:value="-0.009963392019271851" office:value-type="float"/>
          <table:table-cell office:value="0.00999890089035034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088957071304322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184733742" office:value-type="float"/>
          <table:table-cell office:value="21" office:value-type="float"/>
          <table:table-cell office:value="0.009527024030685427" office:value-type="float"/>
          <table:table-cell office:value="-0.00923502266407013" office:value-type="float"/>
          <table:table-cell office:value="0.0037106919288635246" office:value-type="float"/>
          <table:table-cell office:value="0.009999995231628417" office:value-type="float"/>
          <table:table-cell office:value="-0.009968132376670838" office:value-type="float"/>
          <table:table-cell office:value="0.00999881982803344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718382477760315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67027406874" office:value-type="float"/>
          <table:table-cell office:value="22" office:value-type="float"/>
          <table:table-cell office:value="0.009525709152221678" office:value-type="float"/>
          <table:table-cell office:value="-0.009231590628623963" office:value-type="float"/>
          <table:table-cell office:value="0.003705745935440064" office:value-type="float"/>
          <table:table-cell office:value="0.009999995231628417" office:value-type="float"/>
          <table:table-cell office:value="-0.009967960715293885" office:value-type="float"/>
          <table:table-cell office:value="0.0099988067150115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194485545158387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7426062749" office:value-type="float"/>
          <table:table-cell office:value="23" office:value-type="float"/>
          <table:table-cell office:value="0.009534952640533447" office:value-type="float"/>
          <table:table-cell office:value="-0.009266926050186157" office:value-type="float"/>
          <table:table-cell office:value="0.0052389693260192875" office:value-type="float"/>
          <table:table-cell office:value="0.009999995231628417" office:value-type="float"/>
          <table:table-cell office:value="-0.009971490502357483" office:value-type="float"/>
          <table:table-cell office:value="0.009998695850372314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671259045600891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81813701244" office:value-type="float"/>
          <table:table-cell office:value="24" office:value-type="float"/>
          <table:table-cell office:value="0.009533796310424806" office:value-type="float"/>
          <table:table-cell office:value="-0.00926124930381775" office:value-type="float"/>
          <table:table-cell office:value="0.005232264995574951" office:value-type="float"/>
          <table:table-cell office:value="0.009999995231628417" office:value-type="float"/>
          <table:table-cell office:value="-0.009971342086791993" office:value-type="float"/>
          <table:table-cell office:value="0.00999868035316467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101515543460846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89145561688" office:value-type="float"/>
          <table:table-cell office:value="25" office:value-type="float"/>
          <table:table-cell office:value="0.009538016319274903" office:value-type="float"/>
          <table:table-cell office:value="-0.009278872013092042" office:value-type="float"/>
          <table:table-cell office:value="0.006561036109924317" office:value-type="float"/>
          <table:table-cell office:value="0.009999995231628417" office:value-type="float"/>
          <table:table-cell office:value="-0.00997396469116211" office:value-type="float"/>
          <table:table-cell office:value="0.0099985480308532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03596187829971318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0119185848" office:value-type="float"/>
          <table:table-cell office:value="26" office:value-type="float"/>
          <table:table-cell office:value="0.009537286758422853" office:value-type="float"/>
          <table:table-cell office:value="-0.009272290468215942" office:value-type="float"/>
          <table:table-cell office:value="0.006555366516113282" office:value-type="float"/>
          <table:table-cell office:value="0.009999995231628417" office:value-type="float"/>
          <table:table-cell office:value="-0.009973867535591126" office:value-type="float"/>
          <table:table-cell office:value="0.00999853372573852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0400251746177673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1201879868" office:value-type="float"/>
          <table:table-cell office:value="27" office:value-type="float"/>
          <table:table-cell office:value="0.009539246559143068" office:value-type="float"/>
          <table:table-cell office:value="-0.009288368821144104" office:value-type="float"/>
          <table:table-cell office:value="0.007598705291748048" office:value-type="float"/>
          <table:table-cell office:value="0.009999995231628417" office:value-type="float"/>
          <table:table-cell office:value="-0.009976133108139038" office:value-type="float"/>
          <table:table-cell office:value="0.0099983787536621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159664988517760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22580393904" office:value-type="float"/>
          <table:table-cell office:value="28" office:value-type="float"/>
          <table:table-cell office:value="0.00953913450241089" office:value-type="float"/>
          <table:table-cell office:value="-0.009280720353126526" office:value-type="float"/>
          <table:table-cell office:value="0.0075941324234008786" office:value-type="float"/>
          <table:table-cell office:value="0.009999995231628417" office:value-type="float"/>
          <table:table-cell office:value="-0.009976113438606262" office:value-type="float"/>
          <table:table-cell office:value="0.00999836683273315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1994703412055969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3426030022" office:value-type="float"/>
          <table:table-cell office:value="29" office:value-type="float"/>
          <table:table-cell office:value="0.009537398815155031" office:value-type="float"/>
          <table:table-cell office:value="-0.009281595945358276" office:value-type="float"/>
          <table:table-cell office:value="0.008350384235382079" office:value-type="float"/>
          <table:table-cell office:value="0.009999995231628417" office:value-type="float"/>
          <table:table-cell office:value="-0.009978044629096985" office:value-type="float"/>
          <table:table-cell office:value="0.00999821424484252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2829766392707824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46535253146" office:value-type="float"/>
          <table:table-cell office:value="30" office:value-type="float"/>
          <table:table-cell office:value="0.00953753113746643" office:value-type="float"/>
          <table:table-cell office:value="-0.009276476502418519" office:value-type="float"/>
          <table:table-cell office:value="0.008350629806518553" office:value-type="float"/>
          <table:table-cell office:value="0.009999995231628417" office:value-type="float"/>
          <table:table-cell office:value="-0.009978104829788208" office:value-type="float"/>
          <table:table-cell office:value="0.00999820590019226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3716275453567504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58854753504" office:value-type="float"/>
          <table:table-cell office:value="31" office:value-type="float"/>
          <table:table-cell office:value="0.009529333114624025" office:value-type="float"/>
          <table:table-cell office:value="-0.009271230101585388" office:value-type="float"/>
          <table:table-cell office:value="0.008865090608596802" office:value-type="float"/>
          <table:table-cell office:value="0.009999995231628417" office:value-type="float"/>
          <table:table-cell office:value="-0.009979842901229859" office:value-type="float"/>
          <table:table-cell office:value="0.00999807596206664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460312676429748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249696384" office:value-type="float"/>
          <table:table-cell office:value="32" office:value-type="float"/>
          <table:table-cell office:value="0.009532225131988524" office:value-type="float"/>
          <table:table-cell office:value="-0.00926269829273224" office:value-type="float"/>
          <table:table-cell office:value="0.008868513107299804" office:value-type="float"/>
          <table:table-cell office:value="0.009999995231628417" office:value-type="float"/>
          <table:table-cell office:value="-0.009980224370956421" office:value-type="float"/>
          <table:table-cell office:value="0.00999809741973877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92243366" office:value-type="float"/>
          <table:table-cell office:value="33" office:value-type="float"/>
          <table:table-cell office:value="0.009519106149673462" office:value-type="float"/>
          <table:table-cell office:value="-0.0092489093542099" office:value-type="float"/>
          <table:table-cell office:value="0.009211931228637697" office:value-type="float"/>
          <table:table-cell office:value="0.009999995231628417" office:value-type="float"/>
          <table:table-cell office:value="-0.009981841444969178" office:value-type="float"/>
          <table:table-cell office:value="0.00999800324440002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6165455" office:value-type="float"/>
          <table:table-cell office:value="34" office:value-type="float"/>
          <table:table-cell office:value="0.009520293474197387" office:value-type="float"/>
          <table:table-cell office:value="-0.009244985580444336" office:value-type="float"/>
          <table:table-cell office:value="0.009213455915451049" office:value-type="float"/>
          <table:table-cell office:value="0.009999995231628417" office:value-type="float"/>
          <table:table-cell office:value="-0.009982014298439026" office:value-type="float"/>
          <table:table-cell office:value="0.00999801397323608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595874" office:value-type="float"/>
          <table:table-cell office:value="35" office:value-type="float"/>
          <table:table-cell office:value="0.009501020908355714" office:value-type="float"/>
          <table:table-cell office:value="-0.009231405258178711" office:value-type="float"/>
          <table:table-cell office:value="0.00943676233291626" office:value-type="float"/>
          <table:table-cell office:value="0.009999995231628417" office:value-type="float"/>
          <table:table-cell office:value="-0.009983051419258118" office:value-type="float"/>
          <table:table-cell office:value="0.0099979162216186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6432693" office:value-type="float"/>
          <table:table-cell office:value="36" office:value-type="float"/>
          <table:table-cell office:value="0.009501020908355714" office:value-type="float"/>
          <table:table-cell office:value="-0.009231405258178711" office:value-type="float"/>
          <table:table-cell office:value="0.00943676233291626" office:value-type="float"/>
          <table:table-cell office:value="0.009999995231628417" office:value-type="float"/>
          <table:table-cell office:value="-0.009983051419258118" office:value-type="float"/>
          <table:table-cell office:value="0.0099979162216186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822185" office:value-type="float"/>
          <table:table-cell office:value="37" office:value-type="float"/>
          <table:table-cell office:value="0.009472950696945192" office:value-type="float"/>
          <table:table-cell office:value="-0.009212063550949097" office:value-type="float"/>
          <table:table-cell office:value="0.009586009979248048" office:value-type="float"/>
          <table:table-cell office:value="0.009999995231628417" office:value-type="float"/>
          <table:table-cell office:value="-0.009983906745910645" office:value-type="float"/>
          <table:table-cell office:value="0.0099978351593017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61369642" office:value-type="float"/>
          <table:table-cell office:value="38" office:value-type="float"/>
          <table:table-cell office:value="0.009472950696945192" office:value-type="float"/>
          <table:table-cell office:value="-0.009212063550949097" office:value-type="float"/>
          <table:table-cell office:value="0.009586009979248048" office:value-type="float"/>
          <table:table-cell office:value="0.009999995231628417" office:value-type="float"/>
          <table:table-cell office:value="-0.009983906745910645" office:value-type="float"/>
          <table:table-cell office:value="0.0099978351593017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10697785" office:value-type="float"/>
          <table:table-cell office:value="39" office:value-type="float"/>
          <table:table-cell office:value="0.009435890913009644" office:value-type="float"/>
          <table:table-cell office:value="-0.009185574054718018" office:value-type="float"/>
          <table:table-cell office:value="0.009687891006469726" office:value-type="float"/>
          <table:table-cell office:value="0.009999996423721314" office:value-type="float"/>
          <table:table-cell office:value="-0.009984612464904785" office:value-type="float"/>
          <table:table-cell office:value="0.0099977719783782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24415366" office:value-type="float"/>
          <table:table-cell office:value="40" office:value-type="float"/>
          <table:table-cell office:value="0.009435890913009644" office:value-type="float"/>
          <table:table-cell office:value="-0.009185574054718018" office:value-type="float"/>
          <table:table-cell office:value="0.009687891006469726" office:value-type="float"/>
          <table:table-cell office:value="0.009999996423721314" office:value-type="float"/>
          <table:table-cell office:value="-0.009984612464904785" office:value-type="float"/>
          <table:table-cell office:value="0.0099977719783782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83513716" office:value-type="float"/>
          <table:table-cell office:value="41" office:value-type="float"/>
          <table:table-cell office:value="0.009385240077972411" office:value-type="float"/>
          <table:table-cell office:value="-0.009147405624389648" office:value-type="float"/>
          <table:table-cell office:value="0.009758677482604982" office:value-type="float"/>
          <table:table-cell office:value="0.009999996423721314" office:value-type="float"/>
          <table:table-cell office:value="-0.009985195398330688" office:value-type="float"/>
          <table:table-cell office:value="0.009997723102569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067485354" office:value-type="float"/>
          <table:table-cell office:value="42" office:value-type="float"/>
          <table:table-cell office:value="0.009385240077972411" office:value-type="float"/>
          <table:table-cell office:value="-0.009147405624389648" office:value-type="float"/>
          <table:table-cell office:value="0.009758677482604982" office:value-type="float"/>
          <table:table-cell office:value="0.009999996423721314" office:value-type="float"/>
          <table:table-cell office:value="-0.009985195398330688" office:value-type="float"/>
          <table:table-cell office:value="0.00999772310256958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956742" office:value-type="float"/>
          <table:table-cell office:value="43" office:value-type="float"/>
          <table:table-cell office:value="0.009317426681518555" office:value-type="float"/>
          <table:table-cell office:value="-0.009089246392250061" office:value-type="float"/>
          <table:table-cell office:value="0.009809124469757081" office:value-type="float"/>
          <table:table-cell office:value="0.009999996423721314" office:value-type="float"/>
          <table:table-cell office:value="-0.00998572051525116" office:value-type="float"/>
          <table:table-cell office:value="0.0099976885318756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52726373" office:value-type="float"/>
          <table:table-cell office:value="44" office:value-type="float"/>
          <table:table-cell office:value="0.009317426681518555" office:value-type="float"/>
          <table:table-cell office:value="-0.009089246392250061" office:value-type="float"/>
          <table:table-cell office:value="0.009809124469757081" office:value-type="float"/>
          <table:table-cell office:value="0.009999996423721314" office:value-type="float"/>
          <table:table-cell office:value="-0.00998572051525116" office:value-type="float"/>
          <table:table-cell office:value="0.00999768853187560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9895144" office:value-type="float"/>
          <table:table-cell office:value="45" office:value-type="float"/>
          <table:table-cell office:value="0.009228439331054687" office:value-type="float"/>
          <table:table-cell office:value="-0.009021428227424622" office:value-type="float"/>
          <table:table-cell office:value="0.009845709800720215" office:value-type="float"/>
          <table:table-cell office:value="0.009999996423721314" office:value-type="float"/>
          <table:table-cell office:value="-0.009986159205436707" office:value-type="float"/>
          <table:table-cell office:value="0.0099976634979248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5457347" office:value-type="float"/>
          <table:table-cell office:value="46" office:value-type="float"/>
          <table:table-cell office:value="0.009228439331054687" office:value-type="float"/>
          <table:table-cell office:value="-0.009021428227424622" office:value-type="float"/>
          <table:table-cell office:value="0.009845709800720215" office:value-type="float"/>
          <table:table-cell office:value="0.009999996423721314" office:value-type="float"/>
          <table:table-cell office:value="-0.009986159205436707" office:value-type="float"/>
          <table:table-cell office:value="0.00999766349792480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59692478" office:value-type="float"/>
          <table:table-cell office:value="47" office:value-type="float"/>
          <table:table-cell office:value="0.009117031097412109" office:value-type="float"/>
          <table:table-cell office:value="-0.008945805430412292" office:value-type="float"/>
          <table:table-cell office:value="0.009872798919677734" office:value-type="float"/>
          <table:table-cell office:value="0.009999996423721314" office:value-type="float"/>
          <table:table-cell office:value="-0.009986528158187867" office:value-type="float"/>
          <table:table-cell office:value="0.0099976491928100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9043826" office:value-type="float"/>
          <table:table-cell office:value="48" office:value-type="float"/>
          <table:table-cell office:value="0.009117031097412109" office:value-type="float"/>
          <table:table-cell office:value="-0.008945805430412292" office:value-type="float"/>
          <table:table-cell office:value="0.009872798919677734" office:value-type="float"/>
          <table:table-cell office:value="0.009999996423721314" office:value-type="float"/>
          <table:table-cell office:value="-0.009986528158187867" office:value-type="float"/>
          <table:table-cell office:value="0.00999764919281005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22104178" office:value-type="float"/>
          <table:table-cell office:value="49" office:value-type="float"/>
          <table:table-cell office:value="0.008965171575546266" office:value-type="float"/>
          <table:table-cell office:value="-0.008854680061340332" office:value-type="float"/>
          <table:table-cell office:value="0.009893254041671752" office:value-type="float"/>
          <table:table-cell office:value="0.009999996423721314" office:value-type="float"/>
          <table:table-cell office:value="-0.009986802339553832" office:value-type="float"/>
          <table:table-cell office:value="0.0099976325035095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1693966" office:value-type="float"/>
          <table:table-cell office:value="50" office:value-type="float"/>
          <table:table-cell office:value="0.00896517276763916" office:value-type="float"/>
          <table:table-cell office:value="-0.008854680061340332" office:value-type="float"/>
          <table:table-cell office:value="0.009893254041671752" office:value-type="float"/>
          <table:table-cell office:value="0.009999996423721314" office:value-type="float"/>
          <table:table-cell office:value="-0.009986802339553832" office:value-type="float"/>
          <table:table-cell office:value="0.00999763250350952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8484636722" office:value-type="float"/>
          <table:table-cell office:value="51" office:value-type="float"/>
          <table:table-cell office:value="0.008755829334259035" office:value-type="float"/>
          <table:table-cell office:value="-0.008777256608009338" office:value-type="float"/>
          <table:table-cell office:value="0.009908993244171141" office:value-type="float"/>
          <table:table-cell office:value="0.009999996423721314" office:value-type="float"/>
          <table:table-cell office:value="-0.009986917972564697" office:value-type="float"/>
          <table:table-cell office:value="0.009997608661651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830466197158678" office:value-type="float"/>
          <table:table-cell office:value="52" office:value-type="float"/>
          <table:table-cell office:value="0.008755830526351928" office:value-type="float"/>
          <table:table-cell office:value="-0.008777254223823548" office:value-type="float"/>
          <table:table-cell office:value="0.009908993244171141" office:value-type="float"/>
          <table:table-cell office:value="0.009999996423721314" office:value-type="float"/>
          <table:table-cell office:value="-0.009986917972564697" office:value-type="float"/>
          <table:table-cell office:value="0.009997608661651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45461185" office:value-type="float"/>
          <table:table-cell office:value="53" office:value-type="float"/>
          <table:table-cell office:value="0.002674012184143067" office:value-type="float"/>
          <table:table-cell office:value="-0.009888757467269898" office:value-type="float"/>
          <table:table-cell office:value="0.009988816976547242" office:value-type="float"/>
          <table:table-cell office:value="0.01" office:value-type="float"/>
          <table:table-cell office:value="-0.009980798363685608" office:value-type="float"/>
          <table:table-cell office:value="0.00999371528625488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1405815" office:value-type="float"/>
          <table:table-cell office:value="54" office:value-type="float"/>
          <table:table-cell office:value="0.008461461067199706" office:value-type="float"/>
          <table:table-cell office:value="-0.008749854564666749" office:value-type="float"/>
          <table:table-cell office:value="0.009921277761459351" office:value-type="float"/>
          <table:table-cell office:value="0.009999996423721314" office:value-type="float"/>
          <table:table-cell office:value="-0.00998683512210846" office:value-type="float"/>
          <table:table-cell office:value="0.00999756336212158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3130433" office:value-type="float"/>
          <table:table-cell office:value="55" office:value-type="float"/>
          <table:table-cell office:value="0.008052382469177248" office:value-type="float"/>
          <table:table-cell office:value="-0.008733199834823608" office:value-type="float"/>
          <table:table-cell office:value="0.00993107557296753" office:value-type="float"/>
          <table:table-cell office:value="0.009999996423721314" office:value-type="float"/>
          <table:table-cell office:value="-0.00998661458492279" office:value-type="float"/>
          <table:table-cell office:value="0.009997504949569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828059635" office:value-type="float"/>
          <table:table-cell office:value="56" office:value-type="float"/>
          <table:table-cell office:value="0.008052382469177248" office:value-type="float"/>
          <table:table-cell office:value="-0.008733199834823608" office:value-type="float"/>
          <table:table-cell office:value="0.00993107557296753" office:value-type="float"/>
          <table:table-cell office:value="0.009999996423721314" office:value-type="float"/>
          <table:table-cell office:value="-0.00998661458492279" office:value-type="float"/>
          <table:table-cell office:value="0.00999750494956970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489576376" office:value-type="float"/>
          <table:table-cell office:value="57" office:value-type="float"/>
          <table:table-cell office:value="0.007490395307540894" office:value-type="float"/>
          <table:table-cell office:value="-0.008738331198692321" office:value-type="float"/>
          <table:table-cell office:value="0.009939048290252687" office:value-type="float"/>
          <table:table-cell office:value="0.009999996423721314" office:value-type="float"/>
          <table:table-cell office:value="-0.009986254572868348" office:value-type="float"/>
          <table:table-cell office:value="0.0099974346160888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13486702" office:value-type="float"/>
          <table:table-cell office:value="58" office:value-type="float"/>
          <table:table-cell office:value="0.0074903941154479976" office:value-type="float"/>
          <table:table-cell office:value="-0.008738331198692321" office:value-type="float"/>
          <table:table-cell office:value="0.009939048290252687" office:value-type="float"/>
          <table:table-cell office:value="0.009999996423721314" office:value-type="float"/>
          <table:table-cell office:value="-0.009986254572868348" office:value-type="float"/>
          <table:table-cell office:value="0.00999743461608886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805778539" office:value-type="float"/>
          <table:table-cell office:value="59" office:value-type="float"/>
          <table:table-cell office:value="0.006724264621734621" office:value-type="float"/>
          <table:table-cell office:value="-0.008757925629615785" office:value-type="float"/>
          <table:table-cell office:value="0.009945755004882812" office:value-type="float"/>
          <table:table-cell office:value="0.009999996423721314" office:value-type="float"/>
          <table:table-cell office:value="-0.009985816478729249" office:value-type="float"/>
          <table:table-cell office:value="0.009997359514236451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68397732465723" office:value-type="float"/>
          <table:table-cell office:value="60" office:value-type="float"/>
          <table:table-cell office:value="0.006724264621734621" office:value-type="float"/>
          <table:table-cell office:value="-0.008757925629615785" office:value-type="float"/>
          <table:table-cell office:value="0.009945755004882812" office:value-type="float"/>
          <table:table-cell office:value="0.009999996423721314" office:value-type="float"/>
          <table:table-cell office:value="-0.009985816478729249" office:value-type="float"/>
          <table:table-cell office:value="0.009997359514236451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817492723464966" office:value-type="float"/>
          <table:table-cell office:value="-0.00995996356010437" office:value-type="float"/>
          <table:table-cell office:value="0.009998921155929567" office:value-type="float"/>
          <table:table-cell office:value="0.01" office:value-type="float"/>
          <table:table-cell office:value="-0.009996766448020935" office:value-type="float"/>
          <table:table-cell office:value="0.009999232292175293" office:value-type="float"/>
          <table:table-cell office:value="0.6229918868134262" office:value-type="float"/>
          <table:table-cell office:value="1" office:value-type="float"/>
          <table:table-cell office:value="-0.008817492723464966" office:value-type="float"/>
          <table:table-cell office:value="-0.00995996356010437" office:value-type="float"/>
          <table:table-cell office:value="0.009998921155929567" office:value-type="float"/>
          <table:table-cell office:value="0.01" office:value-type="float"/>
          <table:table-cell office:value="-0.009996766448020935" office:value-type="float"/>
          <table:table-cell office:value="0.009999232292175293" office:value-type="float"/>
        </table:table-row>
        <table:table-row>
          <table:table-cell office:value="0.0010759580135345469" office:value-type="float"/>
          <table:table-cell office:value="-0.00043026089668274023" office:value-type="float"/>
          <table:table-cell office:value="0.019988903999328615" office:value-type="float"/>
          <table:table-cell office:value="0.02" office:value-type="float"/>
          <table:table-cell office:value="-0.019996723532676695" office:value-type="float"/>
          <table:table-cell office:value="0.019999232292175293" office:value-type="float"/>
          <table:table-cell office:value="0.09588838896348433" office:value-type="float"/>
          <table:table-cell office:value="2" office:value-type="float"/>
          <table:table-cell office:value="0.009893450736999513" office:value-type="float"/>
          <table:table-cell office:value="0.00952970266342163" office:value-type="float"/>
          <table:table-cell office:value="0.009989982843399048" office:value-type="float"/>
          <table:table-cell office:value="0.01" office:value-type="float"/>
          <table:table-cell office:value="-0.009999957084655762" office:value-type="float"/>
          <table:table-cell office:value="0.01" office:value-type="float"/>
        </table:table-row>
        <table:table-row>
          <table:table-cell office:value="0.004943689107894899" office:value-type="float"/>
          <table:table-cell office:value="-0.009851393103599549" office:value-type="float"/>
          <table:table-cell office:value="0.029946866035461428" office:value-type="float"/>
          <table:table-cell office:value="0.029999996423721316" office:value-type="float"/>
          <table:table-cell office:value="-0.029974051117897034" office:value-type="float"/>
          <table:table-cell office:value="0.029994832277297975" office:value-type="float"/>
          <table:table-cell office:value="0.6436788877011523" office:value-type="float"/>
          <table:table-cell office:value="3" office:value-type="float"/>
          <table:table-cell office:value="0.003867731094360352" office:value-type="float"/>
          <table:table-cell office:value="-0.009421132206916809" office:value-type="float"/>
          <table:table-cell office:value="0.009957962036132811" office:value-type="float"/>
          <table:table-cell office:value="0.009999996423721314" office:value-type="float"/>
          <table:table-cell office:value="-0.009977327585220337" office:value-type="float"/>
          <table:table-cell office:value="0.00999559998512268" office:value-type="float"/>
        </table:table-row>
        <table:table-row>
          <table:table-cell office:value="0.014280543327331545" office:value-type="float"/>
          <table:table-cell office:value="-0.002783709168434142" office:value-type="float"/>
          <table:table-cell office:value="0.03993901014328003" office:value-type="float"/>
          <table:table-cell office:value="0.03999999642372132" office:value-type="float"/>
          <table:table-cell office:value="-0.03997377872467041" office:value-type="float"/>
          <table:table-cell office:value="0.039994825124740604" office:value-type="float"/>
          <table:table-cell office:value="0.09188136376187096" office:value-type="float"/>
          <table:table-cell office:value="4" office:value-type="float"/>
          <table:table-cell office:value="0.009336854219436646" office:value-type="float"/>
          <table:table-cell office:value="0.007067683935165407" office:value-type="float"/>
          <table:table-cell office:value="0.009992144107818604" office:value-type="float"/>
          <table:table-cell office:value="0.01" office:value-type="float"/>
          <table:table-cell office:value="-0.009999727606773376" office:value-type="float"/>
          <table:table-cell office:value="0.009999992847442627" office:value-type="float"/>
        </table:table-row>
        <table:table-row>
          <table:table-cell office:value="0.01658240795135498" office:value-type="float"/>
          <table:table-cell office:value="-0.012150524854660033" office:value-type="float"/>
          <table:table-cell office:value="0.04990062117576599" office:value-type="float"/>
          <table:table-cell office:value="0.04999999284744263" office:value-type="float"/>
          <table:table-cell office:value="-0.04995173871517181" office:value-type="float"/>
          <table:table-cell office:value="0.049990663528442385" office:value-type="float"/>
          <table:table-cell office:value="0.09091066643165477" office:value-type="float"/>
          <table:table-cell office:value="5" office:value-type="float"/>
          <table:table-cell office:value="0.0023018646240234378" office:value-type="float"/>
          <table:table-cell office:value="-0.009366815686225891" office:value-type="float"/>
          <table:table-cell office:value="0.009961611032485962" office:value-type="float"/>
          <table:table-cell office:value="0.009999996423721314" office:value-type="float"/>
          <table:table-cell office:value="-0.009977959990501405" office:value-type="float"/>
          <table:table-cell office:value="0.009995838403701782" office:value-type="float"/>
        </table:table-row>
        <table:table-row>
          <table:table-cell office:value="0.019079263210296633" office:value-type="float"/>
          <table:table-cell office:value="-0.0214547252655029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8777761828500467" office:value-type="float"/>
          <table:table-cell office:value="6" office:value-type="float"/>
          <table:table-cell office:value="0.0024968552589416503" office:value-type="float"/>
          <table:table-cell office:value="-0.009304200410842896" office:value-type="float"/>
          <table:table-cell office:value="0.009963179826736451" office:value-type="float"/>
          <table:table-cell office:value="0.009999996423721314" office:value-type="float"/>
          <table:table-cell office:value="-0.009980514049530029" office:value-type="float"/>
          <table:table-cell office:value="0.009996378421783447" office:value-type="float"/>
        </table:table-row>
        <table:table-row>
          <table:table-cell office:value="0.019882117509841923" office:value-type="float"/>
          <table:table-cell office:value="-0.03072015345096588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8444336943787274" office:value-type="float"/>
          <table:table-cell office:value="7" office:value-type="float"/>
          <table:table-cell office:value="0.0008028542995452883" office:value-type="float"/>
          <table:table-cell office:value="-0.009265428185462951" office:value-type="float"/>
          <table:table-cell office:value="0.009966740608215332" office:value-type="float"/>
          <table:table-cell office:value="0.009999996423721314" office:value-type="float"/>
          <table:table-cell office:value="-0.00998127281665802" office:value-type="float"/>
          <table:table-cell office:value="0.009996635913848877" office:value-type="float"/>
        </table:table-row>
        <table:table-row>
          <table:table-cell office:value="0.02090489268302918" office:value-type="float"/>
          <table:table-cell office:value="-0.0399214476346969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8061752384674743" office:value-type="float"/>
          <table:table-cell office:value="8" office:value-type="float"/>
          <table:table-cell office:value="0.0010227751731872563" office:value-type="float"/>
          <table:table-cell office:value="-0.00920129418373108" office:value-type="float"/>
          <table:table-cell office:value="0.009966700077056885" office:value-type="float"/>
          <table:table-cell office:value="0.009999996423721314" office:value-type="float"/>
          <table:table-cell office:value="-0.00998259961605072" office:value-type="float"/>
          <table:table-cell office:value="0.009996943473815917" office:value-type="float"/>
        </table:table-row>
        <table:table-row>
          <table:table-cell office:value="0.019975973367691045" office:value-type="float"/>
          <table:table-cell office:value="-0.0490794843435287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80252121245255" office:value-type="float"/>
          <table:table-cell office:value="9" office:value-type="float"/>
          <table:table-cell office:value="-0.0009289193153381343" office:value-type="float"/>
          <table:table-cell office:value="-0.009158036708831788" office:value-type="float"/>
          <table:table-cell office:value="0.009970116615295411" office:value-type="float"/>
          <table:table-cell office:value="0.009999996423721314" office:value-type="float"/>
          <table:table-cell office:value="-0.009983508586883546" office:value-type="float"/>
          <table:table-cell office:value="0.009997191429138184" office:value-type="float"/>
        </table:table-row>
        <table:table-row>
          <table:table-cell office:value="0.0192891490459442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49562456666173" office:value-type="float"/>
          <table:table-cell office:value="10" office:value-type="float"/>
          <table:table-cell office:value="-0.0006868243217468262" office:value-type="float"/>
          <table:table-cell office:value="-0.00907699704170227" office:value-type="float"/>
          <table:table-cell office:value="0.009970351457595826" office:value-type="float"/>
          <table:table-cell office:value="0.009999996423721314" office:value-type="float"/>
          <table:table-cell office:value="-0.009984975457191467" office:value-type="float"/>
          <table:table-cell office:value="0.009997507333755493" office:value-type="float"/>
        </table:table-row>
        <table:table-row>
          <table:table-cell office:value="0.01632979750633240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02681795636304" office:value-type="float"/>
          <table:table-cell office:value="11" office:value-type="float"/>
          <table:table-cell office:value="-0.002959351539611817" office:value-type="float"/>
          <table:table-cell office:value="-0.00909332513809204" office:value-type="float"/>
          <table:table-cell office:value="0.009973602294921875" office:value-type="float"/>
          <table:table-cell office:value="0.009999996423721314" office:value-type="float"/>
          <table:table-cell office:value="-0.009985008239746095" office:value-type="float"/>
          <table:table-cell office:value="0.009997520446777345" office:value-type="float"/>
        </table:table-row>
        <table:table-row>
          <table:table-cell office:value="0.01343454599380493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40445353849662" office:value-type="float"/>
          <table:table-cell office:value="12" office:value-type="float"/>
          <table:table-cell office:value="-0.0028952515125274655" office:value-type="float"/>
          <table:table-cell office:value="-0.00907980978488922" office:value-type="float"/>
          <table:table-cell office:value="0.009973716735839843" office:value-type="float"/>
          <table:table-cell office:value="0.009999996423721314" office:value-type="float"/>
          <table:table-cell office:value="-0.009985370635986328" office:value-type="float"/>
          <table:table-cell office:value="0.009997594356536866" office:value-type="float"/>
        </table:table-row>
        <table:table-row>
          <table:table-cell office:value="0.00849124431610108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78166853588692" office:value-type="float"/>
          <table:table-cell office:value="13" office:value-type="float"/>
          <table:table-cell office:value="-0.004943301677703857" office:value-type="float"/>
          <table:table-cell office:value="-0.009077726006507874" office:value-type="float"/>
          <table:table-cell office:value="0.009976706504821778" office:value-type="float"/>
          <table:table-cell office:value="0.009999996423721314" office:value-type="float"/>
          <table:table-cell office:value="-0.00998568296432495" office:value-type="float"/>
          <table:table-cell office:value="0.009997661113739014" office:value-type="float"/>
        </table:table-row>
        <table:table-row>
          <table:table-cell office:value="0.0036387664079666187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86460028939032" office:value-type="float"/>
          <table:table-cell office:value="14" office:value-type="float"/>
          <table:table-cell office:value="-0.004852477908134461" office:value-type="float"/>
          <table:table-cell office:value="-0.009053808450698853" office:value-type="float"/>
          <table:table-cell office:value="0.009976880550384521" office:value-type="float"/>
          <table:table-cell office:value="0.009999996423721314" office:value-type="float"/>
          <table:table-cell office:value="-0.009986274242401123" office:value-type="float"/>
          <table:table-cell office:value="0.009997780323028565" office:value-type="float"/>
        </table:table-row>
        <table:table-row>
          <table:table-cell office:value="-0.002838149666786188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754303929726503" office:value-type="float"/>
          <table:table-cell office:value="15" office:value-type="float"/>
          <table:table-cell office:value="-0.006476916074752807" office:value-type="float"/>
          <table:table-cell office:value="-0.009047791361808777" office:value-type="float"/>
          <table:table-cell office:value="0.009979567527770997" office:value-type="float"/>
          <table:table-cell office:value="0.009999996423721314" office:value-type="float"/>
          <table:table-cell office:value="-0.009986963868141175" office:value-type="float"/>
          <table:table-cell office:value="0.009997920989990234" office:value-type="float"/>
        </table:table-row>
        <table:table-row>
          <table:table-cell office:value="-0.0092265111207962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75676810059852" office:value-type="float"/>
          <table:table-cell office:value="16" office:value-type="float"/>
          <table:table-cell office:value="-0.0063883614540100105" office:value-type="float"/>
          <table:table-cell office:value="-0.009015463590621949" office:value-type="float"/>
          <table:table-cell office:value="0.0099797785282135" office:value-type="float"/>
          <table:table-cell office:value="0.009999996423721314" office:value-type="float"/>
          <table:table-cell office:value="-0.009987673163414002" office:value-type="float"/>
          <table:table-cell office:value="0.009998061656951903" office:value-type="float"/>
        </table:table-row>
        <table:table-row>
          <table:table-cell office:value="-0.016789523959159846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527360841116791" office:value-type="float"/>
          <table:table-cell office:value="17" office:value-type="float"/>
          <table:table-cell office:value="-0.007563012838363648" office:value-type="float"/>
          <table:table-cell office:value="-0.00900528609752655" office:value-type="float"/>
          <table:table-cell office:value="0.009982181787490845" office:value-type="float"/>
          <table:table-cell office:value="0.009999996423721314" office:value-type="float"/>
          <table:table-cell office:value="-0.009988588690757751" office:value-type="float"/>
          <table:table-cell office:value="0.009998242855072023" office:value-type="float"/>
        </table:table-row>
        <table:table-row>
          <table:table-cell office:value="-0.02427782952785491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329795012733156" office:value-type="float"/>
          <table:table-cell office:value="18" office:value-type="float"/>
          <table:table-cell office:value="-0.007488305568695069" office:value-type="float"/>
          <table:table-cell office:value="-0.00896068572998047" office:value-type="float"/>
          <table:table-cell office:value="0.009982407093048097" office:value-type="float"/>
          <table:table-cell office:value="0.009999996423721314" office:value-type="float"/>
          <table:table-cell office:value="-0.009989381432533265" office:value-type="float"/>
          <table:table-cell office:value="0.009998395442962648" office:value-type="float"/>
        </table:table-row>
        <table:table-row>
          <table:table-cell office:value="-0.03258232653141021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063191285747854" office:value-type="float"/>
          <table:table-cell office:value="19" office:value-type="float"/>
          <table:table-cell office:value="-0.008304497003555298" office:value-type="float"/>
          <table:table-cell office:value="-0.008922108411788941" office:value-type="float"/>
          <table:table-cell office:value="0.009984543323516845" office:value-type="float"/>
          <table:table-cell office:value="0.00999999761581421" office:value-type="float"/>
          <table:table-cell office:value="-0.00999044418334961" office:value-type="float"/>
          <table:table-cell office:value="0.009998598098754882" office:value-type="float"/>
        </table:table-row>
        <table:table-row>
          <table:table-cell office:value="-0.0408305007219314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760180430030056" office:value-type="float"/>
          <table:table-cell office:value="20" office:value-type="float"/>
          <table:table-cell office:value="-0.00824817419052124" office:value-type="float"/>
          <table:table-cell office:value="-0.008867906332015991" office:value-type="float"/>
          <table:table-cell office:value="0.009984800815582276" office:value-type="float"/>
          <table:table-cell office:value="0.00999999761581421" office:value-type="float"/>
          <table:table-cell office:value="-0.009991212487220765" office:value-type="float"/>
          <table:table-cell office:value="0.009998738765716554" office:value-type="float"/>
        </table:table-row>
        <table:table-row>
          <table:table-cell office:value="-0.049614787697792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2467292080605784" office:value-type="float"/>
          <table:table-cell office:value="21" office:value-type="float"/>
          <table:table-cell office:value="-0.008784286975860596" office:value-type="float"/>
          <table:table-cell office:value="-0.00879154920578003" office:value-type="float"/>
          <table:table-cell office:value="0.009986594915390013" office:value-type="float"/>
          <table:table-cell office:value="0.00999999761581421" office:value-type="float"/>
          <table:table-cell office:value="-0.00999221920967102" office:value-type="float"/>
          <table:table-cell office:value="0.009998925924301147" office:value-type="float"/>
        </table:table-row>
        <table:table-row>
          <table:table-cell office:value="-0.04216598331928253" office:value-type="float"/>
          <table:table-cell office:value="-0.0400001311302185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950813118746804" office:value-type="float"/>
          <table:table-cell office:value="22" office:value-type="float"/>
          <table:table-cell office:value="0.0074488043785095204" office:value-type="float"/>
          <table:table-cell office:value="0.009999868869781494" office:value-type="float"/>
          <table:table-cell office:value="0.009999969005584716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86894321441650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796767186300193" office:value-type="float"/>
          <table:table-cell office:value="23" office:value-type="float"/>
          <table:table-cell office:value="-0.009188551306724548" office:value-type="float"/>
          <table:table-cell office:value="-0.008689301013946533" office:value-type="float"/>
          <table:table-cell office:value="0.009987707138061524" office:value-type="float"/>
          <table:table-cell office:value="0.00999999761581421" office:value-type="float"/>
          <table:table-cell office:value="-0.009992569088935851" office:value-type="float"/>
          <table:table-cell office:value="0.0099989950656890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80885465832376" office:value-type="float"/>
          <table:table-cell office:value="24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25255727767944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7025822682777927" office:value-type="float"/>
          <table:table-cell office:value="25" office:value-type="float"/>
          <table:table-cell office:value="-0.008167707920074463" office:value-type="float"/>
          <table:table-cell office:value="0.007474427223205566" office:value-type="float"/>
          <table:table-cell office:value="0.009996787309646605" office:value-type="float"/>
          <table:table-cell office:value="0.01" office:value-type="float"/>
          <table:table-cell office:value="-0.009999775290489198" office:value-type="float"/>
          <table:table-cell office:value="0.0099999952316284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315340798378487" office:value-type="float"/>
          <table:table-cell office:value="26" office:value-type="float"/>
          <table:table-cell office:value="-0.01" office:value-type="float"/>
          <table:table-cell office:value="-0.00999981939792633" office:value-type="float"/>
          <table:table-cell office:value="0.01" office:value-type="float"/>
          <table:table-cell office:value="0.01" office:value-type="float"/>
          <table:table-cell office:value="-0.009999577403068543" office:value-type="float"/>
          <table:table-cell office:value="0.0099999713897705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3644860509941827" office:value-type="float"/>
          <table:table-cell office:value="27" office:value-type="float"/>
          <table:table-cell office:value="-0.00954999566078186" office:value-type="float"/>
          <table:table-cell office:value="-0.00823120355606079" office:value-type="float"/>
          <table:table-cell office:value="0.009990115165710448" office:value-type="float"/>
          <table:table-cell office:value="0.00999999761581421" office:value-type="float"/>
          <table:table-cell office:value="-0.0099944406747818" office:value-type="float"/>
          <table:table-cell office:value="0.0099993324279785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514364677951822" office:value-type="float"/>
          <table:table-cell office:value="28" office:value-type="float"/>
          <table:table-cell office:value="-0.009999998807907105" office:value-type="float"/>
          <table:table-cell office:value="-0.00999958097934723" office:value-type="float"/>
          <table:table-cell office:value="0.01" office:value-type="float"/>
          <table:table-cell office:value="0.01" office:value-type="float"/>
          <table:table-cell office:value="-0.009999674558639527" office:value-type="float"/>
          <table:table-cell office:value="0.0099999666213989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777040709719961" office:value-type="float"/>
          <table:table-cell office:value="29" office:value-type="float"/>
          <table:table-cell office:value="-0.009722103476524354" office:value-type="float"/>
          <table:table-cell office:value="-0.00231234073638916" office:value-type="float"/>
          <table:table-cell office:value="0.009997377395629883" office:value-type="float"/>
          <table:table-cell office:value="0.01" office:value-type="float"/>
          <table:table-cell office:value="-0.009999915957450867" office:value-type="float"/>
          <table:table-cell office:value="0.0099999940395355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0830331488518615" office:value-type="float"/>
          <table:table-cell office:value="30" office:value-type="float"/>
          <table:table-cell office:value="-0.009987713694572449" office:value-type="float"/>
          <table:table-cell office:value="-0.009603042602539063" office:value-type="float"/>
          <table:table-cell office:value="0.009998991489410402" office:value-type="float"/>
          <table:table-cell office:value="0.01" office:value-type="float"/>
          <table:table-cell office:value="-0.009988368153572083" office:value-type="float"/>
          <table:table-cell office:value="0.0099985277652740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9310827904158197" office:value-type="float"/>
          <table:table-cell office:value="31" office:value-type="float"/>
          <table:table-cell office:value="-0.01" office:value-type="float"/>
          <table:table-cell office:value="-0.009999880194664001" office:value-type="float"/>
          <table:table-cell office:value="0.01" office:value-type="float"/>
          <table:table-cell office:value="0.01" office:value-type="float"/>
          <table:table-cell office:value="-0.00999992609024048" office:value-type="float"/>
          <table:table-cell office:value="0.0099999964237213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3377974713086934" office:value-type="float"/>
          <table:table-cell office:value="32" office:value-type="float"/>
          <table:table-cell office:value="-0.009999998807907105" office:value-type="float"/>
          <table:table-cell office:value="-0.009998857975006104" office:value-type="float"/>
          <table:table-cell office:value="0.01" office:value-type="float"/>
          <table:table-cell office:value="0.01" office:value-type="float"/>
          <table:table-cell office:value="-0.009999861717224121" office:value-type="float"/>
          <table:table-cell office:value="0.0099999904632568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0907320964321715" office:value-type="float"/>
          <table:table-cell office:value="33" office:value-type="float"/>
          <table:table-cell office:value="-0.009999997019767762" office:value-type="float"/>
          <table:table-cell office:value="-0.00999716341495514" office:value-type="float"/>
          <table:table-cell office:value="0.009999998807907104" office:value-type="float"/>
          <table:table-cell office:value="0.01" office:value-type="float"/>
          <table:table-cell office:value="-0.00999975323677063" office:value-type="float"/>
          <table:table-cell office:value="0.009999983310699461" office:value-type="float"/>
        </table:table-row>
        <table:table-row>
          <table:table-cell office:value="-0.05" office:value-type="float"/>
          <table:table-cell office:value="-0.04000007152557373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1938991265867525" office:value-type="float"/>
          <table:table-cell office:value="34" office:value-type="float"/>
          <table:table-cell office:value="-0.005366066694259644" office:value-type="float"/>
          <table:table-cell office:value="0.009999928474426269" office:value-type="float"/>
          <table:table-cell office:value="0.009999971389770509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300001049041748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1919560745835884" office:value-type="float"/>
          <table:table-cell office:value="35" office:value-type="float"/>
          <table:table-cell office:value="-0.0065905296802520755" office:value-type="float"/>
          <table:table-cell office:value="0.009999966621398926" office:value-type="float"/>
          <table:table-cell office:value="0.00999998450279235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2000059962272644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04739335701648" office:value-type="float"/>
          <table:table-cell office:value="36" office:value-type="float"/>
          <table:table-cell office:value="-0.009872642755508422" office:value-type="float"/>
          <table:table-cell office:value="0.009999505281448365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100123441219329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217577673120487" office:value-type="float"/>
          <table:table-cell office:value="37" office:value-type="float"/>
          <table:table-cell office:value="-0.009225050210952759" office:value-type="float"/>
          <table:table-cell office:value="0.009988255500793458" office:value-type="float"/>
          <table:table-cell office:value="0.00999968767166137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1841699302196503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20719126579683" office:value-type="float"/>
          <table:table-cell office:value="38" office:value-type="float"/>
          <table:table-cell office:value="-0.009896582365036011" office:value-type="float"/>
          <table:table-cell office:value="-0.008404648900032044" office:value-type="float"/>
          <table:table-cell office:value="0.009993816614151002" office:value-type="float"/>
          <table:table-cell office:value="0.00999999761581421" office:value-type="float"/>
          <table:table-cell office:value="-0.009992849230766297" office:value-type="float"/>
          <table:table-cell office:value="0.009999217987060547" office:value-type="float"/>
        </table:table-row>
        <table:table-row>
          <table:table-cell office:value="-0.05" office:value-type="float"/>
          <table:table-cell office:value="-0.0265591269731521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996986087052235" office:value-type="float"/>
          <table:table-cell office:value="39" office:value-type="float"/>
          <table:table-cell office:value="-0.00990965723991394" office:value-type="float"/>
          <table:table-cell office:value="-0.008142133951187134" office:value-type="float"/>
          <table:table-cell office:value="0.009994637966156005" office:value-type="float"/>
          <table:table-cell office:value="0.00999999761581421" office:value-type="float"/>
          <table:table-cell office:value="-0.009994686245918274" office:value-type="float"/>
          <table:table-cell office:value="0.009999477863311767" office:value-type="float"/>
        </table:table-row>
        <table:table-row>
          <table:table-cell office:value="-0.05" office:value-type="float"/>
          <table:table-cell office:value="-0.016559472680091863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667105889664122" office:value-type="float"/>
          <table:table-cell office:value="40" office:value-type="float"/>
          <table:table-cell office:value="-0.00926596760749817" office:value-type="float"/>
          <table:table-cell office:value="0.009999654293060304" office:value-type="float"/>
          <table:table-cell office:value="0.00999999046325683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2580124497413635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4181277268076622" office:value-type="float"/>
          <table:table-cell office:value="41" office:value-type="float"/>
          <table:table-cell office:value="-0.009967392086982727" office:value-type="float"/>
          <table:table-cell office:value="-0.009241772294044494" office:value-type="float"/>
          <table:table-cell office:value="0.009996260404586793" office:value-type="float"/>
          <table:table-cell office:value="0.00999999761581421" office:value-type="float"/>
          <table:table-cell office:value="-0.009988287687301636" office:value-type="float"/>
          <table:table-cell office:value="0.00999871015548706" office:value-type="float"/>
        </table:table-row>
        <table:table-row>
          <table:table-cell office:value="-0.05" office:value-type="float"/>
          <table:table-cell office:value="-0.0358011877536773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1072585940368727" office:value-type="float"/>
          <table:table-cell office:value="42" office:value-type="float"/>
          <table:table-cell office:value="-0.01" office:value-type="float"/>
          <table:table-cell office:value="-0.009999942779541016" office:value-type="float"/>
          <table:table-cell office:value="0.01" office:value-type="float"/>
          <table:table-cell office:value="0.01" office:value-type="float"/>
          <table:table-cell office:value="-0.009999982714653015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57874393463134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2933181671026694" office:value-type="float"/>
          <table:table-cell office:value="43" office:value-type="float"/>
          <table:table-cell office:value="-0.009999997615814209" office:value-type="float"/>
          <table:table-cell office:value="-0.009986251592636108" office:value-type="float"/>
          <table:table-cell office:value="0.009999998807907104" office:value-type="float"/>
          <table:table-cell office:value="0.01" office:value-type="float"/>
          <table:table-cell office:value="-0.00999992072582245" office:value-type="float"/>
          <table:table-cell office:value="0.009999997615814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61372533230551" office:value-type="float"/>
          <table:table-cell office:value="44" office:value-type="float"/>
          <table:table-cell office:value="-0.01" office:value-type="float"/>
          <table:table-cell office:value="-0.00999801754951477" office:value-type="float"/>
          <table:table-cell office:value="0.01" office:value-type="float"/>
          <table:table-cell office:value="0.01" office:value-type="float"/>
          <table:table-cell office:value="-0.009999921321868896" office:value-type="float"/>
          <table:table-cell office:value="0.00999999761581421" office:value-type="float"/>
        </table:table-row>
        <table:table-row>
          <table:table-cell office:value="-0.05" office:value-type="float"/>
          <table:table-cell office:value="-0.04005620241165161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6190188379538497" office:value-type="float"/>
          <table:table-cell office:value="45" office:value-type="float"/>
          <table:table-cell office:value="-0.008807536363601685" office:value-type="float"/>
          <table:table-cell office:value="0.00994379758834839" office:value-type="float"/>
          <table:table-cell office:value="0.009998185634613037" office:value-type="float"/>
          <table:table-cell office:value="0.01" office:value-type="float"/>
          <table:table-cell office:value="-0.009999997019767762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333474869397822" office:value-type="float"/>
          <table:table-cell office:value="46" office:value-type="float"/>
          <table:table-cell office:value="-0.01" office:value-type="float"/>
          <table:table-cell office:value="-0.009999560117721558" office:value-type="float"/>
          <table:table-cell office:value="0.01" office:value-type="float"/>
          <table:table-cell office:value="0.01" office:value-type="float"/>
          <table:table-cell office:value="-0.0099999761581420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68612381902356" office:value-type="float"/>
          <table:table-cell office:value="47" office:value-type="float"/>
          <table:table-cell office:value="-0.009978581666946412" office:value-type="float"/>
          <table:table-cell office:value="-0.009181824922561645" office:value-type="float"/>
          <table:table-cell office:value="0.009997490644454958" office:value-type="float"/>
          <table:table-cell office:value="0.009999998807907104" office:value-type="float"/>
          <table:table-cell office:value="-0.009992698431015015" office:value-type="float"/>
          <table:table-cell office:value="0.009999402761459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7608490765545192" office:value-type="float"/>
          <table:table-cell office:value="48" office:value-type="float"/>
          <table:table-cell office:value="-0.01" office:value-type="float"/>
          <table:table-cell office:value="-0.009997158646583557" office:value-type="float"/>
          <table:table-cell office:value="0.01" office:value-type="float"/>
          <table:table-cell office:value="0.01" office:value-type="float"/>
          <table:table-cell office:value="-0.009999545216560364" office:value-type="float"/>
          <table:table-cell office:value="0.009999991655349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31497586919561" office:value-type="float"/>
          <table:table-cell office:value="49" office:value-type="float"/>
          <table:table-cell office:value="-0.009970555305480957" office:value-type="float"/>
          <table:table-cell office:value="-0.008881746530532838" office:value-type="float"/>
          <table:table-cell office:value="0.00999650478363037" office:value-type="float"/>
          <table:table-cell office:value="0.00999999761581421" office:value-type="float"/>
          <table:table-cell office:value="-0.009991856217384338" office:value-type="float"/>
          <table:table-cell office:value="0.009999361038208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652786015361065" office:value-type="float"/>
          <table:table-cell office:value="50" office:value-type="float"/>
          <table:table-cell office:value="-0.009980790615081787" office:value-type="float"/>
          <table:table-cell office:value="-0.009234951734542847" office:value-type="float"/>
          <table:table-cell office:value="0.009997557401657106" office:value-type="float"/>
          <table:table-cell office:value="0.009999998807907104" office:value-type="float"/>
          <table:table-cell office:value="-0.00999237060546875" office:value-type="float"/>
          <table:table-cell office:value="0.009999413490295409" office:value-type="float"/>
        </table:table-row>
        <table:table-row>
          <table:table-cell office:value="-0.05" office:value-type="float"/>
          <table:table-cell office:value="-0.0409051322937011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646228537342951" office:value-type="float"/>
          <table:table-cell office:value="51" office:value-type="float"/>
          <table:table-cell office:value="-0.00969992458820343" office:value-type="float"/>
          <table:table-cell office:value="0.00909486770629883" office:value-type="float"/>
          <table:table-cell office:value="0.009998474121093752" office:value-type="float"/>
          <table:table-cell office:value="0.01" office:value-type="float"/>
          <table:table-cell office:value="-0.009999878406524658" office:value-type="float"/>
          <table:table-cell office:value="0.009999998807907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571562887489639" office:value-type="float"/>
          <table:table-cell office:value="52" office:value-type="float"/>
          <table:table-cell office:value="-0.01" office:value-type="float"/>
          <table:table-cell office:value="-0.00999786913394928" office:value-type="float"/>
          <table:table-cell office:value="0.01" office:value-type="float"/>
          <table:table-cell office:value="0.01" office:value-type="float"/>
          <table:table-cell office:value="-0.009999709129333496" office:value-type="float"/>
          <table:table-cell office:value="0.009999996423721314" office:value-type="float"/>
        </table:table-row>
        <table:table-row>
          <table:table-cell office:value="-0.05" office:value-type="float"/>
          <table:table-cell office:value="-0.04000041007995605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1743515788319986" office:value-type="float"/>
          <table:table-cell office:value="53" office:value-type="float"/>
          <table:table-cell office:value="-0.009832965731620789" office:value-type="float"/>
          <table:table-cell office:value="0.009999589920043945" office:value-type="float"/>
          <table:table-cell office:value="0.00999998688697815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999925374984741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38874450525503493" office:value-type="float"/>
          <table:table-cell office:value="54" office:value-type="float"/>
          <table:table-cell office:value="-0.01" office:value-type="float"/>
          <table:table-cell office:value="-0.009998843669891358" office:value-type="float"/>
          <table:table-cell office:value="0.01" office:value-type="float"/>
          <table:table-cell office:value="0.01" office:value-type="float"/>
          <table:table-cell office:value="-0.00999995470046997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9949120093723046" office:value-type="float"/>
          <table:table-cell office:value="55" office:value-type="float"/>
          <table:table-cell office:value="-0.009999999403953552" office:value-type="float"/>
          <table:table-cell office:value="-0.009853538870811463" office:value-type="float"/>
          <table:table-cell office:value="0.01" office:value-type="float"/>
          <table:table-cell office:value="0.01" office:value-type="float"/>
          <table:table-cell office:value="-0.009999978542327882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3252852019485805" office:value-type="float"/>
          <table:table-cell office:value="56" office:value-type="float"/>
          <table:table-cell office:value="-0.01" office:value-type="float"/>
          <table:table-cell office:value="-0.009993110895156861" office:value-type="float"/>
          <table:table-cell office:value="0.01" office:value-type="float"/>
          <table:table-cell office:value="0.01" office:value-type="float"/>
          <table:table-cell office:value="-0.009999785423278808" office:value-type="float"/>
          <table:table-cell office:value="0.00999999761581421" office:value-type="float"/>
        </table:table-row>
        <table:table-row>
          <table:table-cell office:value="-0.05" office:value-type="float"/>
          <table:table-cell office:value="-0.0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265630963826876" office:value-type="float"/>
          <table:table-cell office:value="57" office:value-type="float"/>
          <table:table-cell office:value="-0.008959593772888184" office:value-type="float"/>
          <table:table-cell office:value="0.01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91612166166305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176782591523405" office:value-type="float"/>
          <table:table-cell office:value="58" office:value-type="float"/>
          <table:table-cell office:value="-0.00999297559261322" office:value-type="float"/>
          <table:table-cell office:value="-0.009161216616630554" office:value-type="float"/>
          <table:table-cell office:value="0.009999251365661621" office:value-type="float"/>
          <table:table-cell office:value="0.01" office:value-type="float"/>
          <table:table-cell office:value="-0.009997239112854004" office:value-type="float"/>
          <table:table-cell office:value="0.00999988079071045" office:value-type="float"/>
        </table:table-row>
        <table:table-row>
          <table:table-cell office:value="-0.05" office:value-type="float"/>
          <table:table-cell office:value="-0.03924876153469085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5650453462381975" office:value-type="float"/>
          <table:table-cell office:value="59" office:value-type="float"/>
          <table:table-cell office:value="-0.009495559334754943" office:value-type="float"/>
          <table:table-cell office:value="0.009912455081939697" office:value-type="float"/>
          <table:table-cell office:value="0.009998774528503418" office:value-type="float"/>
          <table:table-cell office:value="0.01" office:value-type="float"/>
          <table:table-cell office:value="-0.009999993443489076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49245470762252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5284216936103174" office:value-type="float"/>
          <table:table-cell office:value="60" office:value-type="float"/>
          <table:table-cell office:value="-0.01" office:value-type="float"/>
          <table:table-cell office:value="-0.009996709227561951" office:value-type="float"/>
          <table:table-cell office:value="0.01" office:value-type="float"/>
          <table:table-cell office:value="0.01" office:value-type="float"/>
          <table:table-cell office:value="-0.009999825954437255" office:value-type="float"/>
          <table:table-cell office:value="0.01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865260124206543" office:value-type="float"/>
          <table:table-cell office:value="0.003625855445861817" office:value-type="float"/>
          <table:table-cell office:value="0.009999321699142456" office:value-type="float"/>
          <table:table-cell office:value="0.01" office:value-type="float"/>
          <table:table-cell office:value="-0.009999578595161438" office:value-type="float"/>
          <table:table-cell office:value="0.009999996423721314" office:value-type="float"/>
          <table:table-cell office:value="-0.36412902281781956" office:value-type="float"/>
          <table:table-cell office:value="1" office:value-type="float"/>
          <table:table-cell office:value="-0.009865260124206543" office:value-type="float"/>
          <table:table-cell office:value="0.003625855445861817" office:value-type="float"/>
          <table:table-cell office:value="0.009999321699142456" office:value-type="float"/>
          <table:table-cell office:value="0.01" office:value-type="float"/>
          <table:table-cell office:value="-0.009999578595161438" office:value-type="float"/>
          <table:table-cell office:value="0.009999996423721314" office:value-type="float"/>
        </table:table-row>
        <table:table-row>
          <table:table-cell office:value="-0.019859981536865235" office:value-type="float"/>
          <table:table-cell office:value="-0.006032558083534241" office:value-type="float"/>
          <table:table-cell office:value="0.01999862551689148" office:value-type="float"/>
          <table:table-cell office:value="0.02" office:value-type="float"/>
          <table:table-cell office:value="-0.019994630813598632" office:value-type="float"/>
          <table:table-cell office:value="0.0199998140335083" office:value-type="float"/>
          <table:table-cell office:value="0.07832960150617035" office:value-type="float"/>
          <table:table-cell office:value="2" office:value-type="float"/>
          <table:table-cell office:value="-0.009994721412658692" office:value-type="float"/>
          <table:table-cell office:value="-0.009658413529396058" office:value-type="float"/>
          <table:table-cell office:value="0.009999303817749024" office:value-type="float"/>
          <table:table-cell office:value="0.01" office:value-type="float"/>
          <table:table-cell office:value="-0.009995052218437194" office:value-type="float"/>
          <table:table-cell office:value="0.009999817609786988" office:value-type="float"/>
        </table:table-row>
        <table:table-row>
          <table:table-cell office:value="-0.02980056703090668" office:value-type="float"/>
          <table:table-cell office:value="-0.012724053263664246" office:value-type="float"/>
          <table:table-cell office:value="0.029995288848876957" office:value-type="float"/>
          <table:table-cell office:value="0.029999998807907102" office:value-type="float"/>
          <table:table-cell office:value="-0.029989014267921447" office:value-type="float"/>
          <table:table-cell office:value="0.02999964952468872" office:value-type="float"/>
          <table:table-cell office:value="0.07574918972212728" office:value-type="float"/>
          <table:table-cell office:value="3" office:value-type="float"/>
          <table:table-cell office:value="-0.009940585494041443" office:value-type="float"/>
          <table:table-cell office:value="-0.006691495180130005" office:value-type="float"/>
          <table:table-cell office:value="0.009996663331985475" office:value-type="float"/>
          <table:table-cell office:value="0.009999998807907104" office:value-type="float"/>
          <table:table-cell office:value="-0.009994383454322815" office:value-type="float"/>
          <table:table-cell office:value="0.00999983549118042" office:value-type="float"/>
        </table:table-row>
        <table:table-row>
          <table:table-cell office:value="-0.03973973870277405" office:value-type="float"/>
          <table:table-cell office:value="-0.020602338314056397" office:value-type="float"/>
          <table:table-cell office:value="0.03999061584472657" office:value-type="float"/>
          <table:table-cell office:value="0.03999999642372131" office:value-type="float"/>
          <table:table-cell office:value="-0.03998143196105957" office:value-type="float"/>
          <table:table-cell office:value="0.03999930739402771" office:value-type="float"/>
          <table:table-cell office:value="0.06940610207215142" office:value-type="float"/>
          <table:table-cell office:value="4" office:value-type="float"/>
          <table:table-cell office:value="-0.009939171671867371" office:value-type="float"/>
          <table:table-cell office:value="-0.007878285050392151" office:value-type="float"/>
          <table:table-cell office:value="0.009995326995849608" office:value-type="float"/>
          <table:table-cell office:value="0.00999999761581421" office:value-type="float"/>
          <table:table-cell office:value="-0.009992417693138123" office:value-type="float"/>
          <table:table-cell office:value="0.00999965786933899" office:value-type="float"/>
        </table:table-row>
        <table:table-row>
          <table:table-cell office:value="-0.049690264463424685" office:value-type="float"/>
          <table:table-cell office:value="-0.028273656368255615" office:value-type="float"/>
          <table:table-cell office:value="0.04998609781265259" office:value-type="float"/>
          <table:table-cell office:value="0.04999999403953552" office:value-type="float"/>
          <table:table-cell office:value="-0.04997364342212677" office:value-type="float"/>
          <table:table-cell office:value="0.049998968839645386" office:value-type="float"/>
          <table:table-cell office:value="0.0638335782248307" office:value-type="float"/>
          <table:table-cell office:value="5" office:value-type="float"/>
          <table:table-cell office:value="-0.009950525760650634" office:value-type="float"/>
          <table:table-cell office:value="-0.007671318054199219" office:value-type="float"/>
          <table:table-cell office:value="0.009995481967926026" office:value-type="float"/>
          <table:table-cell office:value="0.00999999761581421" office:value-type="float"/>
          <table:table-cell office:value="-0.0099922114610672" office:value-type="float"/>
          <table:table-cell office:value="0.009999661445617676" office:value-type="float"/>
        </table:table-row>
        <table:table-row>
          <table:table-cell office:value="-0.05" office:value-type="float"/>
          <table:table-cell office:value="-0.0360563224554061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28726450479490753" office:value-type="float"/>
          <table:table-cell office:value="6" office:value-type="float"/>
          <table:table-cell office:value="-0.009963617324829102" office:value-type="float"/>
          <table:table-cell office:value="-0.007782666087150574" office:value-type="float"/>
          <table:table-cell office:value="0.009995973110198975" office:value-type="float"/>
          <table:table-cell office:value="0.00999999761581421" office:value-type="float"/>
          <table:table-cell office:value="-0.00999163568019867" office:value-type="float"/>
          <table:table-cell office:value="0.009999619722366333" office:value-type="float"/>
        </table:table-row>
        <table:table-row>
          <table:table-cell office:value="-0.05" office:value-type="float"/>
          <table:table-cell office:value="-0.046056199073791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217437126572144" office:value-type="float"/>
          <table:table-cell office:value="7" office:value-type="float"/>
          <table:table-cell office:value="-0.01" office:value-type="float"/>
          <table:table-cell office:value="-0.009999876618385315" office:value-type="float"/>
          <table:table-cell office:value="0.01" office:value-type="float"/>
          <table:table-cell office:value="0.01" office:value-type="float"/>
          <table:table-cell office:value="-0.009999958276748657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2792046784" office:value-type="float"/>
          <table:table-cell office:value="8" office:value-type="float"/>
          <table:table-cell office:value="-0.009934488534927368" office:value-type="float"/>
          <table:table-cell office:value="-0.005742996335029602" office:value-type="float"/>
          <table:table-cell office:value="0.00999603509902954" office:value-type="float"/>
          <table:table-cell office:value="0.00999999761581421" office:value-type="float"/>
          <table:table-cell office:value="-0.009996273517608643" office:value-type="float"/>
          <table:table-cell office:value="0.009999881982803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648397730851871" office:value-type="float"/>
          <table:table-cell office:value="9" office:value-type="float"/>
          <table:table-cell office:value="-0.009933755397796631" office:value-type="float"/>
          <table:table-cell office:value="-0.006312144994735718" office:value-type="float"/>
          <table:table-cell office:value="0.009996058940887452" office:value-type="float"/>
          <table:table-cell office:value="0.00999999761581421" office:value-type="float"/>
          <table:table-cell office:value="-0.00999611496925354" office:value-type="float"/>
          <table:table-cell office:value="0.009999887943267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81565046506" office:value-type="float"/>
          <table:table-cell office:value="10" office:value-type="float"/>
          <table:table-cell office:value="-0.009999929070472717" office:value-type="float"/>
          <table:table-cell office:value="-0.009946346879005433" office:value-type="float"/>
          <table:table-cell office:value="0.009999957084655764" office:value-type="float"/>
          <table:table-cell office:value="0.01" office:value-type="float"/>
          <table:table-cell office:value="-0.009993430972099305" office:value-type="float"/>
          <table:table-cell office:value="0.009999922513961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2449615562" office:value-type="float"/>
          <table:table-cell office:value="11" office:value-type="float"/>
          <table:table-cell office:value="-0.009933189749717712" office:value-type="float"/>
          <table:table-cell office:value="-0.0071477055549621586" office:value-type="float"/>
          <table:table-cell office:value="0.009996026754379274" office:value-type="float"/>
          <table:table-cell office:value="0.009999998807907104" office:value-type="float"/>
          <table:table-cell office:value="-0.009995653033256531" office:value-type="float"/>
          <table:table-cell office:value="0.009999885559082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0811311624" office:value-type="float"/>
          <table:table-cell office:value="12" office:value-type="float"/>
          <table:table-cell office:value="-0.009933189749717712" office:value-type="float"/>
          <table:table-cell office:value="-0.007147707939147949" office:value-type="float"/>
          <table:table-cell office:value="0.009996026754379274" office:value-type="float"/>
          <table:table-cell office:value="0.009999998807907104" office:value-type="float"/>
          <table:table-cell office:value="-0.009995653033256531" office:value-type="float"/>
          <table:table-cell office:value="0.009999885559082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5549603162736583" office:value-type="float"/>
          <table:table-cell office:value="13" office:value-type="float"/>
          <table:table-cell office:value="-0.009932368993759155" office:value-type="float"/>
          <table:table-cell office:value="-0.007920233607292175" office:value-type="float"/>
          <table:table-cell office:value="0.009995979070663451" office:value-type="float"/>
          <table:table-cell office:value="0.009999998807907104" office:value-type="float"/>
          <table:table-cell office:value="-0.009995039105415344" office:value-type="float"/>
          <table:table-cell office:value="0.009999883174896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09349069366" office:value-type="float"/>
          <table:table-cell office:value="14" office:value-type="float"/>
          <table:table-cell office:value="-0.01" office:value-type="float"/>
          <table:table-cell office:value="-0.009999046921730042" office:value-type="float"/>
          <table:table-cell office:value="0.01" office:value-type="float"/>
          <table:table-cell office:value="0.01" office:value-type="float"/>
          <table:table-cell office:value="-0.00999997377395629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6109016042263676" office:value-type="float"/>
          <table:table-cell office:value="15" office:value-type="float"/>
          <table:table-cell office:value="-0.00993168592453003" office:value-type="float"/>
          <table:table-cell office:value="-0.008548976182937623" office:value-type="float"/>
          <table:table-cell office:value="0.009995925426483155" office:value-type="float"/>
          <table:table-cell office:value="0.009999998807907104" office:value-type="float"/>
          <table:table-cell office:value="-0.009994256496429444" office:value-type="float"/>
          <table:table-cell office:value="0.0099998772144317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915864126114729" office:value-type="float"/>
          <table:table-cell office:value="16" office:value-type="float"/>
          <table:table-cell office:value="-0.00996503233909607" office:value-type="float"/>
          <table:table-cell office:value="-0.009372017979621887" office:value-type="float"/>
          <table:table-cell office:value="0.009996659755706789" office:value-type="float"/>
          <table:table-cell office:value="0.009999998807907104" office:value-type="float"/>
          <table:table-cell office:value="-0.00998952329158783" office:value-type="float"/>
          <table:table-cell office:value="0.0099997234344482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53418295889516715" office:value-type="float"/>
          <table:table-cell office:value="17" office:value-type="float"/>
          <table:table-cell office:value="-0.009999998807907105" office:value-type="float"/>
          <table:table-cell office:value="-0.00999829649925232" office:value-type="float"/>
          <table:table-cell office:value="0.01" office:value-type="float"/>
          <table:table-cell office:value="0.01" office:value-type="float"/>
          <table:table-cell office:value="-0.009999929070472717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8080782955733161" office:value-type="float"/>
          <table:table-cell office:value="18" office:value-type="float"/>
          <table:table-cell office:value="-0.01" office:value-type="float"/>
          <table:table-cell office:value="-0.009999852776527405" office:value-type="float"/>
          <table:table-cell office:value="0.01" office:value-type="float"/>
          <table:table-cell office:value="0.01" office:value-type="float"/>
          <table:table-cell office:value="-0.00999999225139617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1002905708" office:value-type="float"/>
          <table:table-cell office:value="19" office:value-type="float"/>
          <table:table-cell office:value="-0.01" office:value-type="float"/>
          <table:table-cell office:value="-0.009999998807907105" office:value-type="float"/>
          <table:table-cell office:value="0.01" office:value-type="float"/>
          <table:table-cell office:value="0.01" office:value-type="float"/>
          <table:table-cell office:value="-0.009999860525131226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78427781946" office:value-type="float"/>
          <table:table-cell office:value="20" office:value-type="float"/>
          <table:table-cell office:value="-0.00993051290512085" office:value-type="float"/>
          <table:table-cell office:value="-0.009315940141677857" office:value-type="float"/>
          <table:table-cell office:value="0.009995864629745483" office:value-type="float"/>
          <table:table-cell office:value="0.009999998807907104" office:value-type="float"/>
          <table:table-cell office:value="-0.009992225766181946" office:value-type="float"/>
          <table:table-cell office:value="0.009999864101409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497444607505622" office:value-type="float"/>
          <table:table-cell office:value="21" office:value-type="float"/>
          <table:table-cell office:value="-0.009930054545402528" office:value-type="float"/>
          <table:table-cell office:value="-0.009527029991149903" office:value-type="float"/>
          <table:table-cell office:value="0.009995853900909424" office:value-type="float"/>
          <table:table-cell office:value="0.009999998807907104" office:value-type="float"/>
          <table:table-cell office:value="-0.009991005659103394" office:value-type="float"/>
          <table:table-cell office:value="0.009999856948852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67441734784" office:value-type="float"/>
          <table:table-cell office:value="22" office:value-type="float"/>
          <table:table-cell office:value="-0.009999999403953552" office:value-type="float"/>
          <table:table-cell office:value="-0.009999936819076538" office:value-type="float"/>
          <table:table-cell office:value="0.01" office:value-type="float"/>
          <table:table-cell office:value="0.01" office:value-type="float"/>
          <table:table-cell office:value="-0.009997243881225587" office:value-type="float"/>
          <table:table-cell office:value="0.009999998807907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690444676394" office:value-type="float"/>
          <table:table-cell office:value="23" office:value-type="float"/>
          <table:table-cell office:value="-0.00992991030216217" office:value-type="float"/>
          <table:table-cell office:value="-0.009670910835266113" office:value-type="float"/>
          <table:table-cell office:value="0.009995861053466797" office:value-type="float"/>
          <table:table-cell office:value="0.009999998807907104" office:value-type="float"/>
          <table:table-cell office:value="-0.009989652037620545" office:value-type="float"/>
          <table:table-cell office:value="0.0099998509883880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056268745909" office:value-type="float"/>
          <table:table-cell office:value="24" office:value-type="float"/>
          <table:table-cell office:value="-0.009971248507499695" office:value-type="float"/>
          <table:table-cell office:value="-0.009880073070526123" office:value-type="float"/>
          <table:table-cell office:value="0.009997446537017821" office:value-type="float"/>
          <table:table-cell office:value="0.01" office:value-type="float"/>
          <table:table-cell office:value="-0.009984094500541687" office:value-type="float"/>
          <table:table-cell office:value="0.009999740123748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-0.01605331579916988" office:value-type="float"/>
          <table:table-cell office:value="25" office:value-type="float"/>
          <table:table-cell office:value="-0.009929503202438355" office:value-type="float"/>
          <table:table-cell office:value="-0.009769375920295715" office:value-type="float"/>
          <table:table-cell office:value="0.009995892047882081" office:value-type="float"/>
          <table:table-cell office:value="0.009999998807907104" office:value-type="float"/>
          <table:table-cell office:value="-0.009988138675689697" office:value-type="float"/>
          <table:table-cell office:value="0.009999845027923586" office:value-type="float"/>
        </table:table-row>
        <table:table-row>
          <table:table-cell office:value="-0.05" office:value-type="float"/>
          <table:table-cell office:value="-0.0459549939632415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01120078609055" office:value-type="float"/>
          <table:table-cell office:value="26" office:value-type="float"/>
          <table:table-cell office:value="-0.009991300702095031" office:value-type="float"/>
          <table:table-cell office:value="0.004045006036758423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25164297425" office:value-type="float"/>
          <table:table-cell office:value="27" office:value-type="float"/>
          <table:table-cell office:value="-0.009998871684074402" office:value-type="float"/>
          <table:table-cell office:value="-0.009995790123939514" office:value-type="float"/>
          <table:table-cell office:value="0.00999974012374878" office:value-type="float"/>
          <table:table-cell office:value="0.01" office:value-type="float"/>
          <table:table-cell office:value="-0.009961149096488953" office:value-type="float"/>
          <table:table-cell office:value="0.0099997317790985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289888156153816" office:value-type="float"/>
          <table:table-cell office:value="28" office:value-type="float"/>
          <table:table-cell office:value="-0.009928526282310486" office:value-type="float"/>
          <table:table-cell office:value="-0.009833382964134217" office:value-type="float"/>
          <table:table-cell office:value="0.009995944499969484" office:value-type="float"/>
          <table:table-cell office:value="0.009999998807907104" office:value-type="float"/>
          <table:table-cell office:value="-0.009986510872840882" office:value-type="float"/>
          <table:table-cell office:value="0.0099998378753662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8910072363" office:value-type="float"/>
          <table:table-cell office:value="29" office:value-type="float"/>
          <table:table-cell office:value="-0.00990205466747284" office:value-type="float"/>
          <table:table-cell office:value="-0.009773897528648377" office:value-type="float"/>
          <table:table-cell office:value="0.009995100498199462" office:value-type="float"/>
          <table:table-cell office:value="0.009999998807907104" office:value-type="float"/>
          <table:table-cell office:value="-0.009990724325180054" office:value-type="float"/>
          <table:table-cell office:value="0.0099998998641967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224778740396" office:value-type="float"/>
          <table:table-cell office:value="30" office:value-type="float"/>
          <table:table-cell office:value="-0.009927533268928528" office:value-type="float"/>
          <table:table-cell office:value="-0.0098756742477417" office:value-type="float"/>
          <table:table-cell office:value="0.009995999336242676" office:value-type="float"/>
          <table:table-cell office:value="0.009999998807907104" office:value-type="float"/>
          <table:table-cell office:value="-0.009984756708145142" office:value-type="float"/>
          <table:table-cell office:value="0.00999983310699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6543047630716082" office:value-type="float"/>
          <table:table-cell office:value="31" office:value-type="float"/>
          <table:table-cell office:value="-0.00992591679096222" office:value-type="float"/>
          <table:table-cell office:value="-0.00990552306175232" office:value-type="float"/>
          <table:table-cell office:value="0.009996044635772706" office:value-type="float"/>
          <table:table-cell office:value="0.009999998807907104" office:value-type="float"/>
          <table:table-cell office:value="-0.009982808232307435" office:value-type="float"/>
          <table:table-cell office:value="0.0099998307228088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2109480242884647" office:value-type="float"/>
          <table:table-cell office:value="32" office:value-type="float"/>
          <table:table-cell office:value="-0.00999999463558197" office:value-type="float"/>
          <table:table-cell office:value="-0.009999866485595704" office:value-type="float"/>
          <table:table-cell office:value="0.01" office:value-type="float"/>
          <table:table-cell office:value="0.01" office:value-type="float"/>
          <table:table-cell office:value="-0.009999778270721436" office:value-type="float"/>
          <table:table-cell office:value="0.01" office:value-type="float"/>
        </table:table-row>
        <table:table-row>
          <table:table-cell office:value="-0.041958897113800055" office:value-type="float"/>
          <table:table-cell office:value="-0.04000012397766114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9579735493731235" office:value-type="float"/>
          <table:table-cell office:value="33" office:value-type="float"/>
          <table:table-cell office:value="0.00804110288619995" office:value-type="float"/>
          <table:table-cell office:value="0.009999876022338866" office:value-type="float"/>
          <table:table-cell office:value="0.01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07245189996" office:value-type="float"/>
          <table:table-cell office:value="34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-0.009999878406524658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1438756802223893" office:value-type="float"/>
          <table:table-cell office:value="35" office:value-type="float"/>
          <table:table-cell office:value="-0.009919363856315613" office:value-type="float"/>
          <table:table-cell office:value="-0.009941531419754028" office:value-type="float"/>
          <table:table-cell office:value="0.009996081590652467" office:value-type="float"/>
          <table:table-cell office:value="0.01" office:value-type="float"/>
          <table:table-cell office:value="-0.009978798627853393" office:value-type="float"/>
          <table:table-cell office:value="0.00999982237815857" office:value-type="float"/>
        </table:table-row>
        <table:table-row>
          <table:table-cell office:value="-0.05" office:value-type="float"/>
          <table:table-cell office:value="-0.04083035230636597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792329597855004" office:value-type="float"/>
          <table:table-cell office:value="36" office:value-type="float"/>
          <table:table-cell office:value="-0.009468256831169128" office:value-type="float"/>
          <table:table-cell office:value="0.009169647693634033" office:value-type="float"/>
          <table:table-cell office:value="0.009999990463256838" office:value-type="float"/>
          <table:table-cell office:value="0.01" office:value-type="float"/>
          <table:table-cell office:value="-0.0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9150832528895" office:value-type="float"/>
          <table:table-cell office:value="37" office:value-type="float"/>
          <table:table-cell office:value="-0.009917352199554443" office:value-type="float"/>
          <table:table-cell office:value="-0.009954867959022522" office:value-type="float"/>
          <table:table-cell office:value="0.009996044635772706" office:value-type="float"/>
          <table:table-cell office:value="0.01" office:value-type="float"/>
          <table:table-cell office:value="-0.009975781440734863" office:value-type="float"/>
          <table:table-cell office:value="0.009999802112579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95266452966" office:value-type="float"/>
          <table:table-cell office:value="38" office:value-type="float"/>
          <table:table-cell office:value="-0.009915817379951477" office:value-type="float"/>
          <table:table-cell office:value="-0.009952763915061951" office:value-type="float"/>
          <table:table-cell office:value="0.009996101856231688" office:value-type="float"/>
          <table:table-cell office:value="0.01" office:value-type="float"/>
          <table:table-cell office:value="-0.009977271556854248" office:value-type="float"/>
          <table:table-cell office:value="0.0099998188018798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1214488262" office:value-type="float"/>
          <table:table-cell office:value="39" office:value-type="float"/>
          <table:table-cell office:value="-0.009911825060844422" office:value-type="float"/>
          <table:table-cell office:value="-0.009960948824882507" office:value-type="float"/>
          <table:table-cell office:value="0.009996120929718017" office:value-type="float"/>
          <table:table-cell office:value="0.01" office:value-type="float"/>
          <table:table-cell office:value="-0.00997577428817749" office:value-type="float"/>
          <table:table-cell office:value="0.0099998176097869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7362291681" office:value-type="float"/>
          <table:table-cell office:value="40" office:value-type="float"/>
          <table:table-cell office:value="-0.009911825060844422" office:value-type="float"/>
          <table:table-cell office:value="-0.009960948824882507" office:value-type="float"/>
          <table:table-cell office:value="0.009996120929718017" office:value-type="float"/>
          <table:table-cell office:value="0.01" office:value-type="float"/>
          <table:table-cell office:value="-0.00997577428817749" office:value-type="float"/>
          <table:table-cell office:value="0.0099998176097869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45455271458809" office:value-type="float"/>
          <table:table-cell office:value="41" office:value-type="float"/>
          <table:table-cell office:value="-0.009907495975494385" office:value-type="float"/>
          <table:table-cell office:value="-0.009967123270034791" office:value-type="float"/>
          <table:table-cell office:value="0.009996132850646973" office:value-type="float"/>
          <table:table-cell office:value="0.01" office:value-type="float"/>
          <table:table-cell office:value="-0.009973703026771545" office:value-type="float"/>
          <table:table-cell office:value="0.0099998164176940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4688369198621409" office:value-type="float"/>
          <table:table-cell office:value="42" office:value-type="float"/>
          <table:table-cell office:value="-0.005790102481842041" office:value-type="float"/>
          <table:table-cell office:value="-0.0015634256601333614" office:value-type="float"/>
          <table:table-cell office:value="0.009999325275421142" office:value-type="float"/>
          <table:table-cell office:value="0.01" office:value-type="float"/>
          <table:table-cell office:value="-0.00999991774559021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781885564872" office:value-type="float"/>
          <table:table-cell office:value="43" office:value-type="float"/>
          <table:table-cell office:value="-0.009997689723968506" office:value-type="float"/>
          <table:table-cell office:value="-0.00999896228313446" office:value-type="float"/>
          <table:table-cell office:value="0.009999704360961913" office:value-type="float"/>
          <table:table-cell office:value="0.01" office:value-type="float"/>
          <table:table-cell office:value="-0.009967643618583679" office:value-type="float"/>
          <table:table-cell office:value="0.009999926090240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93056896453" office:value-type="float"/>
          <table:table-cell office:value="44" office:value-type="float"/>
          <table:table-cell office:value="-0.009902541041374207" office:value-type="float"/>
          <table:table-cell office:value="-0.009971832633018493" office:value-type="float"/>
          <table:table-cell office:value="0.00999612808227539" office:value-type="float"/>
          <table:table-cell office:value="0.01" office:value-type="float"/>
          <table:table-cell office:value="-0.009970911145210266" office:value-type="float"/>
          <table:table-cell office:value="0.0099998128414154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12019546449" office:value-type="float"/>
          <table:table-cell office:value="45" office:value-type="float"/>
          <table:table-cell office:value="-0.009896852374076844" office:value-type="float"/>
          <table:table-cell office:value="-0.009975484013557434" office:value-type="float"/>
          <table:table-cell office:value="0.009996107816696168" office:value-type="float"/>
          <table:table-cell office:value="0.01" office:value-type="float"/>
          <table:table-cell office:value="-0.009967368245124817" office:value-type="float"/>
          <table:table-cell office:value="0.009999810457229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33434359571007" office:value-type="float"/>
          <table:table-cell office:value="46" office:value-type="float"/>
          <table:table-cell office:value="-0.009896851778030395" office:value-type="float"/>
          <table:table-cell office:value="-0.009975483417510986" office:value-type="float"/>
          <table:table-cell office:value="0.009996107816696168" office:value-type="float"/>
          <table:table-cell office:value="0.01" office:value-type="float"/>
          <table:table-cell office:value="-0.00996737003326416" office:value-type="float"/>
          <table:table-cell office:value="0.0099998104572296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217981934715" office:value-type="float"/>
          <table:table-cell office:value="47" office:value-type="float"/>
          <table:table-cell office:value="-0.00999205768108368" office:value-type="float"/>
          <table:table-cell office:value="-0.00999883770942688" office:value-type="float"/>
          <table:table-cell office:value="0.009999415874481202" office:value-type="float"/>
          <table:table-cell office:value="0.01" office:value-type="float"/>
          <table:table-cell office:value="-0.009924436211585999" office:value-type="float"/>
          <table:table-cell office:value="0.0099997711181640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14155139114992124" office:value-type="float"/>
          <table:table-cell office:value="48" office:value-type="float"/>
          <table:table-cell office:value="-0.009890817999839784" office:value-type="float"/>
          <table:table-cell office:value="-0.009978318810462952" office:value-type="float"/>
          <table:table-cell office:value="0.009996082782745363" office:value-type="float"/>
          <table:table-cell office:value="0.01" office:value-type="float"/>
          <table:table-cell office:value="-0.009963078498840332" office:value-type="float"/>
          <table:table-cell office:value="0.0099998068809509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2696731454241475" office:value-type="float"/>
          <table:table-cell office:value="49" office:value-type="float"/>
          <table:table-cell office:value="-0.00999658226966858" office:value-type="float"/>
          <table:table-cell office:value="-0.009999802708625794" office:value-type="float"/>
          <table:table-cell office:value="0.009999995231628417" office:value-type="float"/>
          <table:table-cell office:value="0.01" office:value-type="float"/>
          <table:table-cell office:value="-0.009988853335380554" office:value-type="float"/>
          <table:table-cell office:value="0.009999998807907104" office:value-type="float"/>
        </table:table-row>
        <table:table-row>
          <table:table-cell office:value="-0.0412422251701355" office:value-type="float"/>
          <table:table-cell office:value="-0.04048028707504272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168661574216158" office:value-type="float"/>
          <table:table-cell office:value="50" office:value-type="float"/>
          <table:table-cell office:value="0.008757774829864501" office:value-type="float"/>
          <table:table-cell office:value="0.009519712924957275" office:value-type="float"/>
          <table:table-cell office:value="0.009999568462371827" office:value-type="float"/>
          <table:table-cell office:value="0.01" office:value-type="float"/>
          <table:table-cell office:value="-0.009999999403953552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8749830087" office:value-type="float"/>
          <table:table-cell office:value="51" office:value-type="float"/>
          <table:table-cell office:value="-0.00988857626914978" office:value-type="float"/>
          <table:table-cell office:value="-0.00998425304889679" office:value-type="float"/>
          <table:table-cell office:value="0.009996013641357422" office:value-type="float"/>
          <table:table-cell office:value="0.01" office:value-type="float"/>
          <table:table-cell office:value="-0.009945374727249146" office:value-type="float"/>
          <table:table-cell office:value="0.0099997591972351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3286045541742565" office:value-type="float"/>
          <table:table-cell office:value="52" office:value-type="float"/>
          <table:table-cell office:value="-0.00987827181816101" office:value-type="float"/>
          <table:table-cell office:value="-0.009982447028160096" office:value-type="float"/>
          <table:table-cell office:value="0.009996047019958496" office:value-type="float"/>
          <table:table-cell office:value="0.01" office:value-type="float"/>
          <table:table-cell office:value="-0.00995278537273407" office:value-type="float"/>
          <table:table-cell office:value="0.0099998021125793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7464934611" office:value-type="float"/>
          <table:table-cell office:value="53" office:value-type="float"/>
          <table:table-cell office:value="-0.009782134890556335" office:value-type="float"/>
          <table:table-cell office:value="-0.009963706135749817" office:value-type="float"/>
          <table:table-cell office:value="0.009994378089904785" office:value-type="float"/>
          <table:table-cell office:value="0.009999998807907104" office:value-type="float"/>
          <table:table-cell office:value="-0.009967645406723022" office:value-type="float"/>
          <table:table-cell office:value="0.009999878406524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80953313397" office:value-type="float"/>
          <table:table-cell office:value="54" office:value-type="float"/>
          <table:table-cell office:value="-0.009872068166732789" office:value-type="float"/>
          <table:table-cell office:value="-0.009983958601951599" office:value-type="float"/>
          <table:table-cell office:value="0.009996039867401123" office:value-type="float"/>
          <table:table-cell office:value="0.01" office:value-type="float"/>
          <table:table-cell office:value="-0.009946964383125305" office:value-type="float"/>
          <table:table-cell office:value="0.0099997997283935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30391366607688427" office:value-type="float"/>
          <table:table-cell office:value="55" office:value-type="float"/>
          <table:table-cell office:value="-0.009865749478340149" office:value-type="float"/>
          <table:table-cell office:value="-0.009985218048095703" office:value-type="float"/>
          <table:table-cell office:value="0.00999603509902954" office:value-type="float"/>
          <table:table-cell office:value="0.01" office:value-type="float"/>
          <table:table-cell office:value="-0.00994051456451416" office:value-type="float"/>
          <table:table-cell office:value="0.009999797344207762" office:value-type="float"/>
        </table:table-row>
        <table:table-row>
          <table:table-cell office:value="-0.04182215571403504" office:value-type="float"/>
          <table:table-cell office:value="-0.0413093912601471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6131041348291697" office:value-type="float"/>
          <table:table-cell office:value="56" office:value-type="float"/>
          <table:table-cell office:value="0.008177844285964965" office:value-type="float"/>
          <table:table-cell office:value="0.008690608739852905" office:value-type="float"/>
          <table:table-cell office:value="0.009999456405639649" office:value-type="float"/>
          <table:table-cell office:value="0.01" office:value-type="float"/>
          <table:table-cell office:value="-0.009999998807907105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379235768490506" office:value-type="float"/>
          <table:table-cell office:value="57" office:value-type="float"/>
          <table:table-cell office:value="-0.009871358871459962" office:value-type="float"/>
          <table:table-cell office:value="-0.009987605810165405" office:value-type="float"/>
          <table:table-cell office:value="0.009996023178100588" office:value-type="float"/>
          <table:table-cell office:value="0.01" office:value-type="float"/>
          <table:table-cell office:value="-0.009923496246337891" office:value-type="float"/>
          <table:table-cell office:value="0.0099997580051422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044638776316616585" office:value-type="float"/>
          <table:table-cell office:value="58" office:value-type="float"/>
          <table:table-cell office:value="-0.009769735932350159" office:value-type="float"/>
          <table:table-cell office:value="-0.009971703886985778" office:value-type="float"/>
          <table:table-cell office:value="0.009994325637817382" office:value-type="float"/>
          <table:table-cell office:value="0.009999998807907104" office:value-type="float"/>
          <table:table-cell office:value="-0.00995143473148346" office:value-type="float"/>
          <table:table-cell office:value="0.0099998474121093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4854508651035624" office:value-type="float"/>
          <table:table-cell office:value="59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1" office:value-type="float"/>
          <table:table-cell office:value="-0.009998081922531129" office:value-type="float"/>
          <table:table-cell office:value="0.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" office:value-type="float"/>
          <table:table-cell office:value="0.05275221180338225" office:value-type="float"/>
          <table:table-cell office:value="60" office:value-type="float"/>
          <table:table-cell office:value="-0.009852731227874756" office:value-type="float"/>
          <table:table-cell office:value="-0.009987096786499023" office:value-type="float"/>
          <table:table-cell office:value="0.009996025562286378" office:value-type="float"/>
          <table:table-cell office:value="0.01" office:value-type="float"/>
          <table:table-cell office:value="-0.009924155473709107" office:value-type="float"/>
          <table:table-cell office:value="0.009999794960021973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383815050125122" office:value-type="float"/>
          <table:table-cell office:value="0.006900662183761596" office:value-type="float"/>
          <table:table-cell office:value="0.009519567489624023" office:value-type="float"/>
          <table:table-cell office:value="-0.0014394092559814452" office:value-type="float"/>
          <table:table-cell office:value="0.0027245330810546867" office:value-type="float"/>
          <table:table-cell office:value="-0.009359716176986695" office:value-type="float"/>
          <table:table-cell office:value="0.07240996026995328" office:value-type="float"/>
          <table:table-cell office:value="1" office:value-type="float"/>
          <table:table-cell office:value="-0.007383815050125122" office:value-type="float"/>
          <table:table-cell office:value="0.006900662183761596" office:value-type="float"/>
          <table:table-cell office:value="0.009519567489624023" office:value-type="float"/>
          <table:table-cell office:value="-0.0014394092559814452" office:value-type="float"/>
          <table:table-cell office:value="0.0027245330810546867" office:value-type="float"/>
          <table:table-cell office:value="-0.009359716176986695" office:value-type="float"/>
        </table:table-row>
        <table:table-row>
          <table:table-cell office:value="-0.01008259952068329" office:value-type="float"/>
          <table:table-cell office:value="0.009628081321716308" office:value-type="float"/>
          <table:table-cell office:value="0.016148055791854857" office:value-type="float"/>
          <table:table-cell office:value="-0.003485307693481446" office:value-type="float"/>
          <table:table-cell office:value="0.0037464904785156246" office:value-type="float"/>
          <table:table-cell office:value="-0.014695637822151185" office:value-type="float"/>
          <table:table-cell office:value="0.07164796819593154" office:value-type="float"/>
          <table:table-cell office:value="2" office:value-type="float"/>
          <table:table-cell office:value="-0.0026987844705581663" office:value-type="float"/>
          <table:table-cell office:value="0.002727419137954712" office:value-type="float"/>
          <table:table-cell office:value="0.006628488302230834" office:value-type="float"/>
          <table:table-cell office:value="-0.0020458984375000006" office:value-type="float"/>
          <table:table-cell office:value="0.0010219573974609378" office:value-type="float"/>
          <table:table-cell office:value="-0.00533592164516449" office:value-type="float"/>
        </table:table-row>
        <table:table-row>
          <table:table-cell office:value="-0.012515591382980348" office:value-type="float"/>
          <table:table-cell office:value="0.012122828960418702" office:value-type="float"/>
          <table:table-cell office:value="0.022503117322921755" office:value-type="float"/>
          <table:table-cell office:value="-0.005713680982589722" office:value-type="float"/>
          <table:table-cell office:value="0.004617629051208496" office:value-type="float"/>
          <table:table-cell office:value="-0.019772370457649232" office:value-type="float"/>
          <table:table-cell office:value="0.07079753957639401" office:value-type="float"/>
          <table:table-cell office:value="3" office:value-type="float"/>
          <table:table-cell office:value="-0.002432991862297058" office:value-type="float"/>
          <table:table-cell office:value="0.0024947476387023933" office:value-type="float"/>
          <table:table-cell office:value="0.006355061531066896" office:value-type="float"/>
          <table:table-cell office:value="-0.002228373289108276" office:value-type="float"/>
          <table:table-cell office:value="0.000871138572692871" office:value-type="float"/>
          <table:table-cell office:value="-0.005076732635498047" office:value-type="float"/>
        </table:table-row>
        <table:table-row>
          <table:table-cell office:value="-0.014770421981811525" office:value-type="float"/>
          <table:table-cell office:value="0.01445273756980896" office:value-type="float"/>
          <table:table-cell office:value="0.028689901828765872" office:value-type="float"/>
          <table:table-cell office:value="-0.008085117340087891" office:value-type="float"/>
          <table:table-cell office:value="0.005357649326324463" office:value-type="float"/>
          <table:table-cell office:value="-0.02465919017791748" office:value-type="float"/>
          <table:table-cell office:value="0.06989027590545671" office:value-type="float"/>
          <table:table-cell office:value="4" office:value-type="float"/>
          <table:table-cell office:value="-0.0022548305988311767" office:value-type="float"/>
          <table:table-cell office:value="0.002329908609390259" office:value-type="float"/>
          <table:table-cell office:value="0.006186784505844116" office:value-type="float"/>
          <table:table-cell office:value="-0.0023714363574981693" office:value-type="float"/>
          <table:table-cell office:value="0.0007400202751159674" office:value-type="float"/>
          <table:table-cell office:value="-0.004886819720268249" office:value-type="float"/>
        </table:table-row>
        <table:table-row>
          <table:table-cell office:value="-0.01681998908519745" office:value-type="float"/>
          <table:table-cell office:value="0.01660634398460388" office:value-type="float"/>
          <table:table-cell office:value="0.03467125177383423" office:value-type="float"/>
          <table:table-cell office:value="-0.010586817264556885" office:value-type="float"/>
          <table:table-cell office:value="0.005984058380126953" office:value-type="float"/>
          <table:table-cell office:value="-0.029337362051010132" office:value-type="float"/>
          <table:table-cell office:value="0.06896543184431683" office:value-type="float"/>
          <table:table-cell office:value="5" office:value-type="float"/>
          <table:table-cell office:value="-0.0020495671033859252" office:value-type="float"/>
          <table:table-cell office:value="0.0021536064147949213" office:value-type="float"/>
          <table:table-cell office:value="0.005981349945068359" office:value-type="float"/>
          <table:table-cell office:value="-0.002501699924468994" office:value-type="float"/>
          <table:table-cell office:value="0.0006264090538024899" office:value-type="float"/>
          <table:table-cell office:value="-0.004678171873092651" office:value-type="float"/>
        </table:table-row>
        <table:table-row>
          <table:table-cell office:value="-0.018753619194030763" office:value-type="float"/>
          <table:table-cell office:value="0.01864941596984863" office:value-type="float"/>
          <table:table-cell office:value="0.04053866624832154" office:value-type="float"/>
          <table:table-cell office:value="-0.013173667192459108" office:value-type="float"/>
          <table:table-cell office:value="0.006512119770050048" office:value-type="float"/>
          <table:table-cell office:value="-0.033885383009910584" office:value-type="float"/>
          <table:table-cell office:value="0.06802377307535995" office:value-type="float"/>
          <table:table-cell office:value="6" office:value-type="float"/>
          <table:table-cell office:value="-0.0019336301088333126" office:value-type="float"/>
          <table:table-cell office:value="0.002043071985244751" office:value-type="float"/>
          <table:table-cell office:value="0.005867414474487303" office:value-type="float"/>
          <table:table-cell office:value="-0.0025868499279022216" office:value-type="float"/>
          <table:table-cell office:value="0.0005280613899230954" office:value-type="float"/>
          <table:table-cell office:value="-0.004548020958900452" office:value-type="float"/>
        </table:table-row>
        <table:table-row>
          <table:table-cell office:value="-0.02054336667060852" office:value-type="float"/>
          <table:table-cell office:value="0.020581779479980467" office:value-type="float"/>
          <table:table-cell office:value="0.04624269485473633" office:value-type="float"/>
          <table:table-cell office:value="-0.01583014249801636" office:value-type="float"/>
          <table:table-cell office:value="0.0069614887237548825" office:value-type="float"/>
          <table:table-cell office:value="-0.03829521954059601" office:value-type="float"/>
          <table:table-cell office:value="0.06708161630678745" office:value-type="float"/>
          <table:table-cell office:value="7" office:value-type="float"/>
          <table:table-cell office:value="-0.0017897474765777594" office:value-type="float"/>
          <table:table-cell office:value="0.0019323635101318355" office:value-type="float"/>
          <table:table-cell office:value="0.005704028606414795" office:value-type="float"/>
          <table:table-cell office:value="-0.0026564753055572507" office:value-type="float"/>
          <table:table-cell office:value="0.0004493689537048342" office:value-type="float"/>
          <table:table-cell office:value="-0.004409836530685425" office:value-type="float"/>
        </table:table-row>
        <table:table-row>
          <table:table-cell office:value="-0.02225987732410431" office:value-type="float"/>
          <table:table-cell office:value="0.022448770999908448" office:value-type="float"/>
          <table:table-cell office:value="0.05" office:value-type="float"/>
          <table:table-cell office:value="-0.018548487424850466" office:value-type="float"/>
          <table:table-cell office:value="0.007351871728897095" office:value-type="float"/>
          <table:table-cell office:value="-0.04261954724788666" office:value-type="float"/>
          <table:table-cell office:value="0.06613155788796508" office:value-type="float"/>
          <table:table-cell office:value="8" office:value-type="float"/>
          <table:table-cell office:value="-0.001716510653495788" office:value-type="float"/>
          <table:table-cell office:value="0.0018669915199279793" office:value-type="float"/>
          <table:table-cell office:value="0.00562922477722168" office:value-type="float"/>
          <table:table-cell office:value="-0.002718344926834106" office:value-type="float"/>
          <table:table-cell office:value="0.0003903830051422124" office:value-type="float"/>
          <table:table-cell office:value="-0.00432432770729065" office:value-type="float"/>
        </table:table-row>
        <table:table-row>
          <table:table-cell office:value="-0.02382613480091095" office:value-type="float"/>
          <table:table-cell office:value="0.024194909334182738" office:value-type="float"/>
          <table:table-cell office:value="0.05" office:value-type="float"/>
          <table:table-cell office:value="-0.021298971772193913" office:value-type="float"/>
          <table:table-cell office:value="0.0076436948776245125" office:value-type="float"/>
          <table:table-cell office:value="-0.04680644035339356" office:value-type="float"/>
          <table:table-cell office:value="0.06521185260746691" office:value-type="float"/>
          <table:table-cell office:value="9" office:value-type="float"/>
          <table:table-cell office:value="-0.0015662574768066408" office:value-type="float"/>
          <table:table-cell office:value="0.0017461383342742918" office:value-type="float"/>
          <table:table-cell office:value="0.005457787513732911" office:value-type="float"/>
          <table:table-cell office:value="-0.002750484347343445" office:value-type="float"/>
          <table:table-cell office:value="0.0002918231487274176" office:value-type="float"/>
          <table:table-cell office:value="-0.004186893105506897" office:value-type="float"/>
        </table:table-row>
        <table:table-row>
          <table:table-cell office:value="-0.02525484621524811" office:value-type="float"/>
          <table:table-cell office:value="0.025801187753677367" office:value-type="float"/>
          <table:table-cell office:value="0.05" office:value-type="float"/>
          <table:table-cell office:value="-0.02408115088939667" office:value-type="float"/>
          <table:table-cell office:value="0.007787302732467652" office:value-type="float"/>
          <table:table-cell office:value="-0.05" office:value-type="float"/>
          <table:table-cell office:value="0.06434334841880979" office:value-type="float"/>
          <table:table-cell office:value="10" office:value-type="float"/>
          <table:table-cell office:value="-0.0014287114143371575" office:value-type="float"/>
          <table:table-cell office:value="0.0016062784194946292" office:value-type="float"/>
          <table:table-cell office:value="0.005312941074371339" office:value-type="float"/>
          <table:table-cell office:value="-0.002782179117202759" office:value-type="float"/>
          <table:table-cell office:value="0.00014360785484313944" office:value-type="float"/>
          <table:table-cell office:value="-0.004052469134330749" office:value-type="float"/>
        </table:table-row>
        <table:table-row>
          <table:table-cell office:value="-0.026517860889434815" office:value-type="float"/>
          <table:table-cell office:value="0.027253668308258053" office:value-type="float"/>
          <table:table-cell office:value="0.05" office:value-type="float"/>
          <table:table-cell office:value="-0.02686720728874207" office:value-type="float"/>
          <table:table-cell office:value="0.007786234617233276" office:value-type="float"/>
          <table:table-cell office:value="-0.05" office:value-type="float"/>
          <table:table-cell office:value="0.0635419306022066" office:value-type="float"/>
          <table:table-cell office:value="11" office:value-type="float"/>
          <table:table-cell office:value="-0.0012630146741867063" office:value-type="float"/>
          <table:table-cell office:value="0.0014524805545806877" office:value-type="float"/>
          <table:table-cell office:value="0.0051306927204132075" office:value-type="float"/>
          <table:table-cell office:value="-0.002786056399345398" office:value-type="float"/>
          <table:table-cell office:value="-1.0681152343757633e-06" office:value-type="float"/>
          <table:table-cell office:value="-0.003912442326545715" office:value-type="float"/>
        </table:table-row>
        <table:table-row>
          <table:table-cell office:value="-0.027727423310279845" office:value-type="float"/>
          <table:table-cell office:value="0.028659636974334712" office:value-type="float"/>
          <table:table-cell office:value="0.05" office:value-type="float"/>
          <table:table-cell office:value="-0.029676145315170294" office:value-type="float"/>
          <table:table-cell office:value="0.0077312165498733525" office:value-type="float"/>
          <table:table-cell office:value="-0.05" office:value-type="float"/>
          <table:table-cell office:value="0.0627534641408167" office:value-type="float"/>
          <table:table-cell office:value="12" office:value-type="float"/>
          <table:table-cell office:value="-0.0012095624208450315" office:value-type="float"/>
          <table:table-cell office:value="0.0014059686660766596" office:value-type="float"/>
          <table:table-cell office:value="0.005074832439422607" office:value-type="float"/>
          <table:table-cell office:value="-0.002808938026428223" office:value-type="float"/>
          <table:table-cell office:value="-5.501806735992362e-05" office:value-type="float"/>
          <table:table-cell office:value="-0.003868236541748047" office:value-type="float"/>
        </table:table-row>
        <table:table-row>
          <table:table-cell office:value="-0.02883431375026703" office:value-type="float"/>
          <table:table-cell office:value="0.02997327923774719" office:value-type="float"/>
          <table:table-cell office:value="0.05" office:value-type="float"/>
          <table:table-cell office:value="-0.032474030852317814" office:value-type="float"/>
          <table:table-cell office:value="0.00758208692073822" office:value-type="float"/>
          <table:table-cell office:value="-0.05" office:value-type="float"/>
          <table:table-cell office:value="0.062007184125616545" office:value-type="float"/>
          <table:table-cell office:value="13" office:value-type="float"/>
          <table:table-cell office:value="-0.001106890439987183" office:value-type="float"/>
          <table:table-cell office:value="0.0013136422634124761" office:value-type="float"/>
          <table:table-cell office:value="0.004947909116744996" office:value-type="float"/>
          <table:table-cell office:value="-0.0027978855371475217" office:value-type="float"/>
          <table:table-cell office:value="-0.00014912962913513246" office:value-type="float"/>
          <table:table-cell office:value="-0.0037890768051147463" office:value-type="float"/>
        </table:table-row>
        <table:table-row>
          <table:table-cell office:value="-0.029900180101394655" office:value-type="float"/>
          <table:table-cell office:value="0.03125240802764892" office:value-type="float"/>
          <table:table-cell office:value="0.05" office:value-type="float"/>
          <table:table-cell office:value="-0.03528795182704926" office:value-type="float"/>
          <table:table-cell office:value="0.0073886275291442875" office:value-type="float"/>
          <table:table-cell office:value="-0.05" office:value-type="float"/>
          <table:table-cell office:value="0.06127249521587344" office:value-type="float"/>
          <table:table-cell office:value="14" office:value-type="float"/>
          <table:table-cell office:value="-0.0010658663511276239" office:value-type="float"/>
          <table:table-cell office:value="0.0012791287899017335" office:value-type="float"/>
          <table:table-cell office:value="0.00490760087966919" office:value-type="float"/>
          <table:table-cell office:value="-0.002813920974731445" office:value-type="float"/>
          <table:table-cell office:value="-0.00019345939159393262" office:value-type="float"/>
          <table:table-cell office:value="-0.0037545239925384525" office:value-type="float"/>
        </table:table-row>
        <table:table-row>
          <table:table-cell office:value="-0.03085909426212311" office:value-type="float"/>
          <table:table-cell office:value="0.03242936611175536" office:value-type="float"/>
          <table:table-cell office:value="0.05" office:value-type="float"/>
          <table:table-cell office:value="-0.03806265652179719" office:value-type="float"/>
          <table:table-cell office:value="0.007080461978912354" office:value-type="float"/>
          <table:table-cell office:value="-0.05" office:value-type="float"/>
          <table:table-cell office:value="0.06059092343705628" office:value-type="float"/>
          <table:table-cell office:value="15" office:value-type="float"/>
          <table:table-cell office:value="-0.0009589141607284548" office:value-type="float"/>
          <table:table-cell office:value="0.0011769580841064445" office:value-type="float"/>
          <table:table-cell office:value="0.004765119552612305" office:value-type="float"/>
          <table:table-cell office:value="-0.0027747046947479252" office:value-type="float"/>
          <table:table-cell office:value="-0.0003081655502319338" office:value-type="float"/>
          <table:table-cell office:value="-0.0036657464504241946" office:value-type="float"/>
        </table:table-row>
        <table:table-row>
          <table:table-cell office:value="-0.03179059684276581" office:value-type="float"/>
          <table:table-cell office:value="0.033585579395294184" office:value-type="float"/>
          <table:table-cell office:value="0.05" office:value-type="float"/>
          <table:table-cell office:value="-0.0408458834886551" office:value-type="float"/>
          <table:table-cell office:value="0.006741077303886414" office:value-type="float"/>
          <table:table-cell office:value="-0.05" office:value-type="float"/>
          <table:table-cell office:value="0.05991635215950181" office:value-type="float"/>
          <table:table-cell office:value="16" office:value-type="float"/>
          <table:table-cell office:value="-0.0009315025806426996" office:value-type="float"/>
          <table:table-cell office:value="0.0011562132835388188" office:value-type="float"/>
          <table:table-cell office:value="0.0047386884689331055" office:value-type="float"/>
          <table:table-cell office:value="-0.0027832269668579103" office:value-type="float"/>
          <table:table-cell office:value="-0.0003393846750259395" office:value-type="float"/>
          <table:table-cell office:value="-0.0036452364921569823" office:value-type="float"/>
        </table:table-row>
        <table:table-row>
          <table:table-cell office:value="-0.0326283997297287" office:value-type="float"/>
          <table:table-cell office:value="0.03462893247604369" office:value-type="float"/>
          <table:table-cell office:value="0.05" office:value-type="float"/>
          <table:table-cell office:value="-0.04356129348278047" office:value-type="float"/>
          <table:table-cell office:value="0.00627158284187317" office:value-type="float"/>
          <table:table-cell office:value="-0.05" office:value-type="float"/>
          <table:table-cell office:value="0.059303434179581116" office:value-type="float"/>
          <table:table-cell office:value="17" office:value-type="float"/>
          <table:table-cell office:value="-0.0008378028869628906" office:value-type="float"/>
          <table:table-cell office:value="0.0010433530807495116" office:value-type="float"/>
          <table:table-cell office:value="0.004576500654220581" office:value-type="float"/>
          <table:table-cell office:value="-0.0027154099941253665" office:value-type="float"/>
          <table:table-cell office:value="-0.0004694944620132445" office:value-type="float"/>
          <table:table-cell office:value="-0.003552295565605164" office:value-type="float"/>
        </table:table-row>
        <table:table-row>
          <table:table-cell office:value="-0.033444704413414" office:value-type="float"/>
          <table:table-cell office:value="0.03565684437751769" office:value-type="float"/>
          <table:table-cell office:value="0.05" office:value-type="float"/>
          <table:table-cell office:value="-0.04628509342670442" office:value-type="float"/>
          <table:table-cell office:value="0.005776731371879578" office:value-type="float"/>
          <table:table-cell office:value="-0.05" office:value-type="float"/>
          <table:table-cell office:value="0.058696418856571356" office:value-type="float"/>
          <table:table-cell office:value="18" office:value-type="float"/>
          <table:table-cell office:value="-0.0008163046836853032" office:value-type="float"/>
          <table:table-cell office:value="0.001027911901473999" office:value-type="float"/>
          <table:table-cell office:value="0.004556976556777954" office:value-type="float"/>
          <table:table-cell office:value="-0.00272379994392395" office:value-type="float"/>
          <table:table-cell office:value="-0.0004948514699935919" office:value-type="float"/>
          <table:table-cell office:value="-0.003537555932998657" office:value-type="float"/>
        </table:table-row>
        <table:table-row>
          <table:table-cell office:value="-0.03419551849365235" office:value-type="float"/>
          <table:table-cell office:value="0.036593633890151966" office:value-type="float"/>
          <table:table-cell office:value="0.05" office:value-type="float"/>
          <table:table-cell office:value="-0.04894654929637911" office:value-type="float"/>
          <table:table-cell office:value="0.005180206298828125" office:value-type="float"/>
          <table:table-cell office:value="-0.05" office:value-type="float"/>
          <table:table-cell office:value="0.05813959015776214" office:value-type="float"/>
          <table:table-cell office:value="19" office:value-type="float"/>
          <table:table-cell office:value="-0.0007508140802383427" office:value-type="float"/>
          <table:table-cell office:value="0.0009367895126342774" office:value-type="float"/>
          <table:table-cell office:value="0.004418373107910156" office:value-type="float"/>
          <table:table-cell office:value="-0.002661455869674683" office:value-type="float"/>
          <table:table-cell office:value="-0.0005965250730514526" office:value-type="float"/>
          <table:table-cell office:value="-0.003464165925979614" office:value-type="float"/>
        </table:table-row>
        <table:table-row>
          <table:table-cell office:value="-0.03492827534675599" office:value-type="float"/>
          <table:table-cell office:value="0.0375180160999298" office:value-type="float"/>
          <table:table-cell office:value="0.05" office:value-type="float"/>
          <table:table-cell office:value="-0.05" office:value-type="float"/>
          <table:table-cell office:value="0.004561432003974915" office:value-type="float"/>
          <table:table-cell office:value="-0.05" office:value-type="float"/>
          <table:table-cell office:value="0.05758805518439848" office:value-type="float"/>
          <table:table-cell office:value="20" office:value-type="float"/>
          <table:table-cell office:value="-0.0007327568531036374" office:value-type="float"/>
          <table:table-cell office:value="0.0009243822097778319" office:value-type="float"/>
          <table:table-cell office:value="0.00440329909324646" office:value-type="float"/>
          <table:table-cell office:value="-0.0026697409152984623" office:value-type="float"/>
          <table:table-cell office:value="-0.0006187742948532103" office:value-type="float"/>
          <table:table-cell office:value="-0.0034530174732208254" office:value-type="float"/>
        </table:table-row>
        <table:table-row>
          <table:table-cell office:value="-0.03561348915100098" office:value-type="float"/>
          <table:table-cell office:value="0.03836758613586425" office:value-type="float"/>
          <table:table-cell office:value="0.05" office:value-type="float"/>
          <table:table-cell office:value="-0.05" office:value-type="float"/>
          <table:table-cell office:value="0.0038651233911514288" office:value-type="float"/>
          <table:table-cell office:value="-0.05" office:value-type="float"/>
          <table:table-cell office:value="0.05707779918351944" office:value-type="float"/>
          <table:table-cell office:value="21" office:value-type="float"/>
          <table:table-cell office:value="-0.0006852138042449957" office:value-type="float"/>
          <table:table-cell office:value="0.000849570035934449" office:value-type="float"/>
          <table:table-cell office:value="0.004278501272201538" office:value-type="float"/>
          <table:table-cell office:value="-0.002608981728553772" office:value-type="float"/>
          <table:table-cell office:value="-0.000696308612823486" office:value-type="float"/>
          <table:table-cell office:value="-0.003389822244644165" office:value-type="float"/>
        </table:table-row>
        <table:table-row>
          <table:table-cell office:value="-0.0362852030992508" office:value-type="float"/>
          <table:table-cell office:value="0.039205919504165646" office:value-type="float"/>
          <table:table-cell office:value="0.05" office:value-type="float"/>
          <table:table-cell office:value="-0.05" office:value-type="float"/>
          <table:table-cell office:value="0.003154851794242859" office:value-type="float"/>
          <table:table-cell office:value="-0.05" office:value-type="float"/>
          <table:table-cell office:value="0.05657267345851465" office:value-type="float"/>
          <table:table-cell office:value="22" office:value-type="float"/>
          <table:table-cell office:value="-0.0006717139482498163" office:value-type="float"/>
          <table:table-cell office:value="0.0008383333683013913" office:value-type="float"/>
          <table:table-cell office:value="0.004263097047805786" office:value-type="float"/>
          <table:table-cell office:value="-0.002611884474754333" office:value-type="float"/>
          <table:table-cell office:value="-0.0007102715969085696" office:value-type="float"/>
          <table:table-cell office:value="-0.0033743679523468018" office:value-type="float"/>
        </table:table-row>
        <table:table-row>
          <table:table-cell office:value="-0.036946104764938356" office:value-type="float"/>
          <table:table-cell office:value="0.04000495553016662" office:value-type="float"/>
          <table:table-cell office:value="0.05" office:value-type="float"/>
          <table:table-cell office:value="-0.05" office:value-type="float"/>
          <table:table-cell office:value="0.0024166655540466316" office:value-type="float"/>
          <table:table-cell office:value="-0.05" office:value-type="float"/>
          <table:table-cell office:value="0.056087253774108156" office:value-type="float"/>
          <table:table-cell office:value="23" office:value-type="float"/>
          <table:table-cell office:value="-0.0006609016656875608" office:value-type="float"/>
          <table:table-cell office:value="0.0007990360260009769" office:value-type="float"/>
          <table:table-cell office:value="0.004181230068206787" office:value-type="float"/>
          <table:table-cell office:value="-0.0025690758228302003" office:value-type="float"/>
          <table:table-cell office:value="-0.0007381862401962275" office:value-type="float"/>
          <table:table-cell office:value="-0.003347197771072388" office:value-type="float"/>
        </table:table-row>
        <table:table-row>
          <table:table-cell office:value="-0.037596037387847905" office:value-type="float"/>
          <table:table-cell office:value="0.04079510569572448" office:value-type="float"/>
          <table:table-cell office:value="0.05" office:value-type="float"/>
          <table:table-cell office:value="-0.05" office:value-type="float"/>
          <table:table-cell office:value="0.001667305827140808" office:value-type="float"/>
          <table:table-cell office:value="-0.05" office:value-type="float"/>
          <table:table-cell office:value="0.055605762926870965" office:value-type="float"/>
          <table:table-cell office:value="24" office:value-type="float"/>
          <table:table-cell office:value="-0.0006499326229095458" office:value-type="float"/>
          <table:table-cell office:value="0.0007901501655578607" office:value-type="float"/>
          <table:table-cell office:value="0.0041692078113555915" office:value-type="float"/>
          <table:table-cell office:value="-0.0025720417499542235" office:value-type="float"/>
          <table:table-cell office:value="-0.0007493597269058235" office:value-type="float"/>
          <table:table-cell office:value="-0.0033348810672760012" office:value-type="float"/>
        </table:table-row>
        <table:table-row>
          <table:table-cell office:value="-0.03825222611427308" office:value-type="float"/>
          <table:table-cell office:value="0.04157814383506775" office:value-type="float"/>
          <table:table-cell office:value="0.05" office:value-type="float"/>
          <table:table-cell office:value="-0.05" office:value-type="float"/>
          <table:table-cell office:value="0.0009225553274154665" office:value-type="float"/>
          <table:table-cell office:value="-0.05" office:value-type="float"/>
          <table:table-cell office:value="0.05512555665942355" office:value-type="float"/>
          <table:table-cell office:value="25" office:value-type="float"/>
          <table:table-cell office:value="-0.0006561887264251703" office:value-type="float"/>
          <table:table-cell office:value="0.0007830381393432624" office:value-type="float"/>
          <table:table-cell office:value="0.0041166126728057854" office:value-type="float"/>
          <table:table-cell office:value="-0.0025579059123992925" office:value-type="float"/>
          <table:table-cell office:value="-0.0007447504997253416" office:value-type="float"/>
          <table:table-cell office:value="-0.003343451023101807" office:value-type="float"/>
        </table:table-row>
        <table:table-row>
          <table:table-cell office:value="-0.03889844417572022" office:value-type="float"/>
          <table:table-cell office:value="0.04235306739807129" office:value-type="float"/>
          <table:table-cell office:value="0.05" office:value-type="float"/>
          <table:table-cell office:value="-0.05" office:value-type="float"/>
          <table:table-cell office:value="0.00016766190528869594" office:value-type="float"/>
          <table:table-cell office:value="-0.05" office:value-type="float"/>
          <table:table-cell office:value="0.05464904843769428" office:value-type="float"/>
          <table:table-cell office:value="26" office:value-type="float"/>
          <table:table-cell office:value="-0.000646218061447143" office:value-type="float"/>
          <table:table-cell office:value="0.0007749235630035399" office:value-type="float"/>
          <table:table-cell office:value="0.004105705022811889" office:value-type="float"/>
          <table:table-cell office:value="-0.0025604814291000366" office:value-type="float"/>
          <table:table-cell office:value="-0.0007548934221267706" office:value-type="float"/>
          <table:table-cell office:value="-0.0033319216966629026" office:value-type="float"/>
        </table:table-row>
        <table:table-row>
          <table:table-cell office:value="-0.039556519985198976" office:value-type="float"/>
          <table:table-cell office:value="0.04314477920532227" office:value-type="float"/>
          <table:table-cell office:value="0.05" office:value-type="float"/>
          <table:table-cell office:value="-0.05" office:value-type="float"/>
          <table:table-cell office:value="-0.0005590993165969851" office:value-type="float"/>
          <table:table-cell office:value="-0.05" office:value-type="float"/>
          <table:table-cell office:value="0.05416076640700631" office:value-type="float"/>
          <table:table-cell office:value="27" office:value-type="float"/>
          <table:table-cell office:value="-0.0006580758094787593" office:value-type="float"/>
          <table:table-cell office:value="0.0007917118072509766" office:value-type="float"/>
          <table:table-cell office:value="0.0040631163120269775" office:value-type="float"/>
          <table:table-cell office:value="-0.002573421001434326" office:value-type="float"/>
          <table:table-cell office:value="-0.0007267612218856811" office:value-type="float"/>
          <table:table-cell office:value="-0.0033595734834671025" office:value-type="float"/>
        </table:table-row>
        <table:table-row>
          <table:table-cell office:value="-0.04020431697368622" office:value-type="float"/>
          <table:table-cell office:value="0.0439280915260315" office:value-type="float"/>
          <table:table-cell office:value="0.05" office:value-type="float"/>
          <table:table-cell office:value="-0.05" office:value-type="float"/>
          <table:table-cell office:value="-0.0012963277101516735" office:value-type="float"/>
          <table:table-cell office:value="-0.05" office:value-type="float"/>
          <table:table-cell office:value="0.05367645404349948" office:value-type="float"/>
          <table:table-cell office:value="28" office:value-type="float"/>
          <table:table-cell office:value="-0.0006477969884872443" office:value-type="float"/>
          <table:table-cell office:value="0.0007833123207092278" office:value-type="float"/>
          <table:table-cell office:value="0.004051842689514161" office:value-type="float"/>
          <table:table-cell office:value="-0.0025760227441787723" office:value-type="float"/>
          <table:table-cell office:value="-0.0007372283935546883" office:value-type="float"/>
          <table:table-cell office:value="-0.003347724676132202" office:value-type="float"/>
        </table:table-row>
        <table:table-row>
          <table:table-cell office:value="-0.04086568892002106" office:value-type="float"/>
          <table:table-cell office:value="0.044729410409927374" office:value-type="float"/>
          <table:table-cell office:value="0.05" office:value-type="float"/>
          <table:table-cell office:value="-0.05" office:value-type="float"/>
          <table:table-cell office:value="-0.001999728083610536" office:value-type="float"/>
          <table:table-cell office:value="-0.05" office:value-type="float"/>
          <table:table-cell office:value="0.053179667222171115" office:value-type="float"/>
          <table:table-cell office:value="29" office:value-type="float"/>
          <table:table-cell office:value="-0.0006613719463348395" office:value-type="float"/>
          <table:table-cell office:value="0.0008013188838958737" office:value-type="float"/>
          <table:table-cell office:value="0.004031738042831421" office:value-type="float"/>
          <table:table-cell office:value="-0.002609652280807495" office:value-type="float"/>
          <table:table-cell office:value="-0.0007034003734588627" office:value-type="float"/>
          <table:table-cell office:value="-0.00337772011756897" office:value-type="float"/>
        </table:table-row>
        <table:table-row>
          <table:table-cell office:value="-0.04151624202728271" office:value-type="float"/>
          <table:table-cell office:value="0.04552180409431458" office:value-type="float"/>
          <table:table-cell office:value="0.05" office:value-type="float"/>
          <table:table-cell office:value="-0.05" office:value-type="float"/>
          <table:table-cell office:value="-0.0027142560482025166" office:value-type="float"/>
          <table:table-cell office:value="-0.05" office:value-type="float"/>
          <table:table-cell office:value="0.05268736539759463" office:value-type="float"/>
          <table:table-cell office:value="30" office:value-type="float"/>
          <table:table-cell office:value="-0.0006505531072616578" office:value-type="float"/>
          <table:table-cell office:value="0.0007923936843872072" office:value-type="float"/>
          <table:table-cell office:value="0.004020044803619385" office:value-type="float"/>
          <table:table-cell office:value="-0.002612242698669434" office:value-type="float"/>
          <table:table-cell office:value="-0.0007145279645919805" office:value-type="float"/>
          <table:table-cell office:value="-0.003365280628204346" office:value-type="float"/>
        </table:table-row>
        <table:table-row>
          <table:table-cell office:value="-0.042198839783668514" office:value-type="float"/>
          <table:table-cell office:value="0.046348345279693615" office:value-type="float"/>
          <table:table-cell office:value="0.05" office:value-type="float"/>
          <table:table-cell office:value="-0.05" office:value-type="float"/>
          <table:table-cell office:value="-0.0033711719512939473" office:value-type="float"/>
          <table:table-cell office:value="-0.05" office:value-type="float"/>
          <table:table-cell office:value="0.05217181178856943" office:value-type="float"/>
          <table:table-cell office:value="31" office:value-type="float"/>
          <table:table-cell office:value="-0.000682597756385803" office:value-type="float"/>
          <table:table-cell office:value="0.0008265411853790282" office:value-type="float"/>
          <table:table-cell office:value="0.004042488336563111" office:value-type="float"/>
          <table:table-cell office:value="-0.002668977975845337" office:value-type="float"/>
          <table:table-cell office:value="-0.0006569159030914307" office:value-type="float"/>
          <table:table-cell office:value="-0.003408721685409546" office:value-type="float"/>
        </table:table-row>
        <table:table-row>
          <table:table-cell office:value="-0.0428695797920227" office:value-type="float"/>
          <table:table-cell office:value="0.047165077924728405" office:value-type="float"/>
          <table:table-cell office:value="0.05" office:value-type="float"/>
          <table:table-cell office:value="-0.05" office:value-type="float"/>
          <table:table-cell office:value="-0.004040268659591676" office:value-type="float"/>
          <table:table-cell office:value="-0.05" office:value-type="float"/>
          <table:table-cell office:value="0.05166148233023234" office:value-type="float"/>
          <table:table-cell office:value="32" office:value-type="float"/>
          <table:table-cell office:value="-0.0006707400083541867" office:value-type="float"/>
          <table:table-cell office:value="0.00081673264503479" office:value-type="float"/>
          <table:table-cell office:value="0.004029573202133178" office:value-type="float"/>
          <table:table-cell office:value="-0.002671726942062378" office:value-type="float"/>
          <table:table-cell office:value="-0.0006690967082977287" office:value-type="float"/>
          <table:table-cell office:value="-0.003395283222198486" office:value-type="float"/>
        </table:table-row>
        <table:table-row>
          <table:table-cell office:value="-0.0435984456539154" office:value-type="float"/>
          <table:table-cell office:value="0.048052048683166516" office:value-type="float"/>
          <table:table-cell office:value="0.05" office:value-type="float"/>
          <table:table-cell office:value="-0.05" office:value-type="float"/>
          <table:table-cell office:value="-0.004613701701164246" office:value-type="float"/>
          <table:table-cell office:value="-0.05" office:value-type="float"/>
          <table:table-cell office:value="0.051105737067956056" office:value-type="float"/>
          <table:table-cell office:value="33" office:value-type="float"/>
          <table:table-cell office:value="-0.0007288658618927" office:value-type="float"/>
          <table:table-cell office:value="0.00088697075843811" office:value-type="float"/>
          <table:table-cell office:value="0.0040879654884338375" office:value-type="float"/>
          <table:table-cell office:value="-0.002751133441925049" office:value-type="float"/>
          <table:table-cell office:value="-0.00057343304157257" office:value-type="float"/>
          <table:table-cell office:value="-0.0034644359350204466" office:value-type="float"/>
        </table:table-row>
        <table:table-row>
          <table:table-cell office:value="-0.04431326806545257" office:value-type="float"/>
          <table:table-cell office:value="0.048927332162857065" office:value-type="float"/>
          <table:table-cell office:value="0.05" office:value-type="float"/>
          <table:table-cell office:value="-0.05" office:value-type="float"/>
          <table:table-cell office:value="-0.005201570391654968" office:value-type="float"/>
          <table:table-cell office:value="-0.05" office:value-type="float"/>
          <table:table-cell office:value="0.05055626088601489" office:value-type="float"/>
          <table:table-cell office:value="34" office:value-type="float"/>
          <table:table-cell office:value="-0.000714822411537171" office:value-type="float"/>
          <table:table-cell office:value="0.0008752834796905522" office:value-type="float"/>
          <table:table-cell office:value="0.004072515964508057" office:value-type="float"/>
          <table:table-cell office:value="-0.002754200696945191" office:value-type="float"/>
          <table:table-cell office:value="-0.000587868690490722" office:value-type="float"/>
          <table:table-cell office:value="-0.003448893427848816" office:value-type="float"/>
        </table:table-row>
        <table:table-row>
          <table:table-cell office:value="-0.045090422034263604" office:value-type="float"/>
          <table:table-cell office:value="0.04988745212554933" office:value-type="float"/>
          <table:table-cell office:value="0.05" office:value-type="float"/>
          <table:table-cell office:value="-0.05" office:value-type="float"/>
          <table:table-cell office:value="-0.0056863796710968015" office:value-type="float"/>
          <table:table-cell office:value="-0.05" office:value-type="float"/>
          <table:table-cell office:value="0.049953016130920694" office:value-type="float"/>
          <table:table-cell office:value="35" office:value-type="float"/>
          <table:table-cell office:value="-0.0007771539688110358" office:value-type="float"/>
          <table:table-cell office:value="0.0009601199626922616" office:value-type="float"/>
          <table:table-cell office:value="0.004129495620727539" office:value-type="float"/>
          <table:table-cell office:value="-0.002836828827857971" office:value-type="float"/>
          <table:table-cell office:value="-0.0004848092794418335" office:value-type="float"/>
          <table:table-cell office:value="-0.003511689901351929" office:value-type="float"/>
        </table:table-row>
        <table:table-row>
          <table:table-cell office:value="-0.04585108578205107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6188160777091979" office:value-type="float"/>
          <table:table-cell office:value="-0.05" office:value-type="float"/>
          <table:table-cell office:value="0.049787616717039594" office:value-type="float"/>
          <table:table-cell office:value="36" office:value-type="float"/>
          <table:table-cell office:value="-0.000760663747787476" office:value-type="float"/>
          <table:table-cell office:value="0.0009463179111480705" office:value-type="float"/>
          <table:table-cell office:value="0.004111266136169434" office:value-type="float"/>
          <table:table-cell office:value="-0.0028402459621429442" office:value-type="float"/>
          <table:table-cell office:value="-0.0005017811059951777" office:value-type="float"/>
          <table:table-cell office:value="-0.003493749499320984" office:value-type="float"/>
        </table:table-row>
        <table:table-row>
          <table:table-cell office:value="-0.046684383749961846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6569412350654601" office:value-type="float"/>
          <table:table-cell office:value="-0.05" office:value-type="float"/>
          <table:table-cell office:value="0.0496662103305057" office:value-type="float"/>
          <table:table-cell office:value="37" office:value-type="float"/>
          <table:table-cell office:value="-0.0008332979679107674" office:value-type="float"/>
          <table:table-cell office:value="0.0010442113876342769" office:value-type="float"/>
          <table:table-cell office:value="0.004162989854812622" office:value-type="float"/>
          <table:table-cell office:value="-0.0029107701778411862" office:value-type="float"/>
          <table:table-cell office:value="-0.00038125157356262186" office:value-type="float"/>
          <table:table-cell office:value="-0.003551236391067505" office:value-type="float"/>
        </table:table-row>
        <table:table-row>
          <table:table-cell office:value="-0.04751384198665618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6951442956924438" office:value-type="float"/>
          <table:table-cell office:value="-0.05" office:value-type="float"/>
          <table:table-cell office:value="0.049541172815781895" office:value-type="float"/>
          <table:table-cell office:value="38" office:value-type="float"/>
          <table:table-cell office:value="-0.0008294582366943359" office:value-type="float"/>
          <table:table-cell office:value="0.0010440826416015618" office:value-type="float"/>
          <table:table-cell office:value="0.004153959751129151" office:value-type="float"/>
          <table:table-cell office:value="-0.002913888692855835" office:value-type="float"/>
          <table:table-cell office:value="-0.00038203060626983663" office:value-type="float"/>
          <table:table-cell office:value="-0.003548267483711243" office:value-type="float"/>
        </table:table-row>
        <table:table-row>
          <table:table-cell office:value="-0.04839603066444396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235578894615173" office:value-type="float"/>
          <table:table-cell office:value="-0.05" office:value-type="float"/>
          <table:table-cell office:value="0.049403787571702704" office:value-type="float"/>
          <table:table-cell office:value="39" office:value-type="float"/>
          <table:table-cell office:value="-0.0008821886777877815" office:value-type="float"/>
          <table:table-cell office:value="0.0011309158802032468" office:value-type="float"/>
          <table:table-cell office:value="0.00416379451751709" office:value-type="float"/>
          <table:table-cell office:value="-0.002956126928329468" office:value-type="float"/>
          <table:table-cell office:value="-0.0002841359376907354" office:value-type="float"/>
          <table:table-cell office:value="-0.0035758793354034426" office:value-type="float"/>
        </table:table-row>
        <table:table-row>
          <table:table-cell office:value="-0.04927303254604339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521488666534423" office:value-type="float"/>
          <table:table-cell office:value="-0.05" office:value-type="float"/>
          <table:table-cell office:value="0.049263447144375576" office:value-type="float"/>
          <table:table-cell office:value="40" office:value-type="float"/>
          <table:table-cell office:value="-0.0008770018815994259" office:value-type="float"/>
          <table:table-cell office:value="0.0011298513412475591" office:value-type="float"/>
          <table:table-cell office:value="0.004153437614440918" office:value-type="float"/>
          <table:table-cell office:value="-0.0029593932628631595" office:value-type="float"/>
          <table:table-cell office:value="-0.00028590977191924986" office:value-type="float"/>
          <table:table-cell office:value="-0.00357169628143310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720592021942137" office:value-type="float"/>
          <table:table-cell office:value="-0.05" office:value-type="float"/>
          <table:table-cell office:value="0.04914222737348006" office:value-type="float"/>
          <table:table-cell office:value="41" office:value-type="float"/>
          <table:table-cell office:value="-0.00092119574546814" office:value-type="float"/>
          <table:table-cell office:value="0.001211050748825073" office:value-type="float"/>
          <table:table-cell office:value="0.004150232076644897" office:value-type="float"/>
          <table:table-cell office:value="-0.002980271577835083" office:value-type="float"/>
          <table:table-cell office:value="-0.0001991033554077145" office:value-type="float"/>
          <table:table-cell office:value="-0.00358904242515563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7921431064605711" office:value-type="float"/>
          <table:table-cell office:value="-0.05" office:value-type="float"/>
          <table:table-cell office:value="0.049142259508456854" office:value-type="float"/>
          <table:table-cell office:value="42" office:value-type="float"/>
          <table:table-cell office:value="-0.0009166419506073005" office:value-type="float"/>
          <table:table-cell office:value="0.00120992660522461" office:value-type="float"/>
          <table:table-cell office:value="0.004141292572021485" office:value-type="float"/>
          <table:table-cell office:value="-0.0029830062389373784" office:value-type="float"/>
          <table:table-cell office:value="-0.0002008390426635736" office:value-type="float"/>
          <table:table-cell office:value="-0.003585278987884521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064858317375181" office:value-type="float"/>
          <table:table-cell office:value="-0.05" office:value-type="float"/>
          <table:table-cell office:value="0.04914222975894428" office:value-type="float"/>
          <table:table-cell office:value="43" office:value-type="float"/>
          <table:table-cell office:value="-0.0009493428468704216" office:value-type="float"/>
          <table:table-cell office:value="0.0012691938877105718" office:value-type="float"/>
          <table:table-cell office:value="0.004154672622680664" office:value-type="float"/>
          <table:table-cell office:value="-0.0029700839519500736" office:value-type="float"/>
          <table:table-cell office:value="-0.00014342725276947008" office:value-type="float"/>
          <table:table-cell office:value="-0.003606449961662292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206777572631834" office:value-type="float"/>
          <table:table-cell office:value="-0.05" office:value-type="float"/>
          <table:table-cell office:value="0.049142208765173265" office:value-type="float"/>
          <table:table-cell office:value="44" office:value-type="float"/>
          <table:table-cell office:value="-0.0009508007764816289" office:value-type="float"/>
          <table:table-cell office:value="0.0012704825401306154" office:value-type="float"/>
          <table:table-cell office:value="0.004156538248062135" office:value-type="float"/>
          <table:table-cell office:value="-0.002969913482666016" office:value-type="float"/>
          <table:table-cell office:value="-0.0001419192552566534" office:value-type="float"/>
          <table:table-cell office:value="-0.003607739210128784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332889676094054" office:value-type="float"/>
          <table:table-cell office:value="-0.05" office:value-type="float"/>
          <table:table-cell office:value="0.04914223044963932" office:value-type="float"/>
          <table:table-cell office:value="45" office:value-type="float"/>
          <table:table-cell office:value="-0.0009588348865509026" office:value-type="float"/>
          <table:table-cell office:value="0.001296885013580322" office:value-type="float"/>
          <table:table-cell office:value="0.00416886568069458" office:value-type="float"/>
          <table:table-cell office:value="-0.0029393333196640016" office:value-type="float"/>
          <table:table-cell office:value="-0.0001261121034622191" office:value-type="float"/>
          <table:table-cell office:value="-0.0036110568046569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457591533660887" office:value-type="float"/>
          <table:table-cell office:value="-0.05" office:value-type="float"/>
          <table:table-cell office:value="0.049142213504935056" office:value-type="float"/>
          <table:table-cell office:value="46" office:value-type="float"/>
          <table:table-cell office:value="-0.0009602826833724973" office:value-type="float"/>
          <table:table-cell office:value="0.0012981641292572014" office:value-type="float"/>
          <table:table-cell office:value="0.004170701503753663" office:value-type="float"/>
          <table:table-cell office:value="-0.0029390013217926022" office:value-type="float"/>
          <table:table-cell office:value="-0.00012470185756683315" office:value-type="float"/>
          <table:table-cell office:value="-0.003612302541732788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581841588020323" office:value-type="float"/>
          <table:table-cell office:value="-0.05" office:value-type="float"/>
          <table:table-cell office:value="0.04914223771864753" office:value-type="float"/>
          <table:table-cell office:value="47" office:value-type="float"/>
          <table:table-cell office:value="-0.0009636783599853514" office:value-type="float"/>
          <table:table-cell office:value="0.0013107693195343016" office:value-type="float"/>
          <table:table-cell office:value="0.004205856323242187" office:value-type="float"/>
          <table:table-cell office:value="-0.0029004162549972536" office:value-type="float"/>
          <table:table-cell office:value="-0.00012425005435943645" office:value-type="float"/>
          <table:table-cell office:value="-0.00362030982971191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704701066017149" office:value-type="float"/>
          <table:table-cell office:value="-0.05" office:value-type="float"/>
          <table:table-cell office:value="0.04914226192972716" office:value-type="float"/>
          <table:table-cell office:value="48" office:value-type="float"/>
          <table:table-cell office:value="-0.0009651005268096931" office:value-type="float"/>
          <table:table-cell office:value="0.0013120329380035406" office:value-type="float"/>
          <table:table-cell office:value="0.0042076528072357185" office:value-type="float"/>
          <table:table-cell office:value="-0.002900090217590332" office:value-type="float"/>
          <table:table-cell office:value="-0.00012285947799682562" office:value-type="float"/>
          <table:table-cell office:value="-0.00362155199050903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844870924949644" office:value-type="float"/>
          <table:table-cell office:value="-0.05" office:value-type="float"/>
          <table:table-cell office:value="0.04914222802993512" office:value-type="float"/>
          <table:table-cell office:value="49" office:value-type="float"/>
          <table:table-cell office:value="-0.0009646260738372797" office:value-type="float"/>
          <table:table-cell office:value="0.001309829950332641" office:value-type="float"/>
          <table:table-cell office:value="0.004267653226852417" office:value-type="float"/>
          <table:table-cell office:value="-0.0028699392080307005" office:value-type="float"/>
          <table:table-cell office:value="-0.00014016985893249533" office:value-type="float"/>
          <table:table-cell office:value="-0.003630490303039551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8983432054519652" office:value-type="float"/>
          <table:table-cell office:value="-0.05" office:value-type="float"/>
          <table:table-cell office:value="0.049142259512272086" office:value-type="float"/>
          <table:table-cell office:value="50" office:value-type="float"/>
          <table:table-cell office:value="-0.0009662675857543945" office:value-type="float"/>
          <table:table-cell office:value="0.0013113021850585938" office:value-type="float"/>
          <table:table-cell office:value="0.004269726276397705" office:value-type="float"/>
          <table:table-cell office:value="-0.002869557142257691" office:value-type="float"/>
          <table:table-cell office:value="-0.0001385611295700081" office:value-type="float"/>
          <table:table-cell office:value="-0.00363188207149505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151495695114135" office:value-type="float"/>
          <table:table-cell office:value="-0.05" office:value-type="float"/>
          <table:table-cell office:value="0.04914223529683631" office:value-type="float"/>
          <table:table-cell office:value="51" office:value-type="float"/>
          <table:table-cell office:value="-0.0009603023529052741" office:value-type="float"/>
          <table:table-cell office:value="0.0012989544868469236" office:value-type="float"/>
          <table:table-cell office:value="0.004346449375152588" office:value-type="float"/>
          <table:table-cell office:value="-0.0028559225797653203" office:value-type="float"/>
          <table:table-cell office:value="-0.00016806364059448325" office:value-type="float"/>
          <table:table-cell office:value="-0.00363806366920471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317573308944702" office:value-type="float"/>
          <table:table-cell office:value="-0.05" office:value-type="float"/>
          <table:table-cell office:value="0.049142220769481104" office:value-type="float"/>
          <table:table-cell office:value="52" office:value-type="float"/>
          <table:table-cell office:value="-0.0009624254703521733" office:value-type="float"/>
          <table:table-cell office:value="0.0013008427619934076" office:value-type="float"/>
          <table:table-cell office:value="0.004349161386489869" office:value-type="float"/>
          <table:table-cell office:value="-0.0028552210330963137" office:value-type="float"/>
          <table:table-cell office:value="-0.00016607761383056682" office:value-type="float"/>
          <table:table-cell office:value="-0.0036397433280944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553059935569763" office:value-type="float"/>
          <table:table-cell office:value="-0.05" office:value-type="float"/>
          <table:table-cell office:value="0.04914226677354076" office:value-type="float"/>
          <table:table-cell office:value="53" office:value-type="float"/>
          <table:table-cell office:value="-0.0009407526254653926" office:value-type="float"/>
          <table:table-cell office:value="0.0012554275989532463" office:value-type="float"/>
          <table:table-cell office:value="0.004427951574325562" office:value-type="float"/>
          <table:table-cell office:value="-0.002850022315979004" office:value-type="float"/>
          <table:table-cell office:value="-0.0002354866266250609" office:value-type="float"/>
          <table:table-cell office:value="-0.00362264275550842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09786017537117005" office:value-type="float"/>
          <table:table-cell office:value="-0.05" office:value-type="float"/>
          <table:table-cell office:value="0.04914228372129016" office:value-type="float"/>
          <table:table-cell office:value="54" office:value-type="float"/>
          <table:table-cell office:value="-0.0009438771009445193" office:value-type="float"/>
          <table:table-cell office:value="0.0012579357624053957" office:value-type="float"/>
          <table:table-cell office:value="0.004431809186935426" office:value-type="float"/>
          <table:table-cell office:value="-0.002848858833312988" office:value-type="float"/>
          <table:table-cell office:value="-0.0002329576015472415" office:value-type="float"/>
          <table:table-cell office:value="-0.0036249655485153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0115264654159547" office:value-type="float"/>
          <table:table-cell office:value="-0.05" office:value-type="float"/>
          <table:table-cell office:value="0.04914228372117297" office:value-type="float"/>
          <table:table-cell office:value="55" office:value-type="float"/>
          <table:table-cell office:value="-0.0009062749147415155" office:value-type="float"/>
          <table:table-cell office:value="0.0011928236484527593" office:value-type="float"/>
          <table:table-cell office:value="0.004510751962661744" office:value-type="float"/>
          <table:table-cell office:value="-0.002862088084220886" office:value-type="float"/>
          <table:table-cell office:value="-0.00032924711704254185" office:value-type="float"/>
          <table:table-cell office:value="-0.003600027561187744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0441023111343385" office:value-type="float"/>
          <table:table-cell office:value="-0.05" office:value-type="float"/>
          <table:table-cell office:value="0.049142225608943886" office:value-type="float"/>
          <table:table-cell office:value="56" office:value-type="float"/>
          <table:table-cell office:value="-0.0009106391668319697" office:value-type="float"/>
          <table:table-cell office:value="0.0011962878704071048" office:value-type="float"/>
          <table:table-cell office:value="0.00451615333557129" office:value-type="float"/>
          <table:table-cell office:value="-0.002860440611839294" office:value-type="float"/>
          <table:table-cell office:value="-0.0003257584571838383" office:value-type="float"/>
          <table:table-cell office:value="-0.00360328912734985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0866928696632387" office:value-type="float"/>
          <table:table-cell office:value="-0.05" office:value-type="float"/>
          <table:table-cell office:value="0.04914222803455892" office:value-type="float"/>
          <table:table-cell office:value="57" office:value-type="float"/>
          <table:table-cell office:value="-0.0008743655681610115" office:value-type="float"/>
          <table:table-cell office:value="0.0011267089843750005" office:value-type="float"/>
          <table:table-cell office:value="0.004603017568588257" office:value-type="float"/>
          <table:table-cell office:value="-0.0028807526826858517" office:value-type="float"/>
          <table:table-cell office:value="-0.000425905585289002" office:value-type="float"/>
          <table:table-cell office:value="-0.00358112156391143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1288586258888246" office:value-type="float"/>
          <table:table-cell office:value="-0.05" office:value-type="float"/>
          <table:table-cell office:value="0.049142232872123215" office:value-type="float"/>
          <table:table-cell office:value="58" office:value-type="float"/>
          <table:table-cell office:value="-0.000879621505737305" office:value-type="float"/>
          <table:table-cell office:value="0.001130763292312622" office:value-type="float"/>
          <table:table-cell office:value="0.00460943102836609" office:value-type="float"/>
          <table:table-cell office:value="-0.0028791511058807373" office:value-type="float"/>
          <table:table-cell office:value="-0.0004216575622558588" office:value-type="float"/>
          <table:table-cell office:value="-0.003585307598114013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180262565612793" office:value-type="float"/>
          <table:table-cell office:value="-0.05" office:value-type="float"/>
          <table:table-cell office:value="0.04914225950500231" office:value-type="float"/>
          <table:table-cell office:value="59" office:value-type="float"/>
          <table:table-cell office:value="-0.0008625155687332145" office:value-type="float"/>
          <table:table-cell office:value="0.0010688018798828119" office:value-type="float"/>
          <table:table-cell office:value="0.004712939262390137" office:value-type="float"/>
          <table:table-cell office:value="-0.00289815902709961" office:value-type="float"/>
          <table:table-cell office:value="-0.0005140393972396847" office:value-type="float"/>
          <table:table-cell office:value="-0.003573004007339477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-0.012311524152755738" office:value-type="float"/>
          <table:table-cell office:value="-0.05" office:value-type="float"/>
          <table:table-cell office:value="0.049142269191547225" office:value-type="float"/>
          <table:table-cell office:value="60" office:value-type="float"/>
          <table:table-cell office:value="-0.0008689117431640633" office:value-type="float"/>
          <table:table-cell office:value="0.0010736632347106926" office:value-type="float"/>
          <table:table-cell office:value="0.004720656871795655" office:value-type="float"/>
          <table:table-cell office:value="-0.002896163463592529" office:value-type="float"/>
          <table:table-cell office:value="-0.0005088984966278073" office:value-type="float"/>
          <table:table-cell office:value="-0.003578075766563415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7647705078125001" office:value-type="float"/>
          <table:table-cell office:value="0.0006302642822265617" office:value-type="float"/>
          <table:table-cell office:value="0.005261919498443604" office:value-type="float"/>
          <table:table-cell office:value="-0.0018568581342697146" office:value-type="float"/>
          <table:table-cell office:value="-0.0013249433040618888" office:value-type="float"/>
          <table:table-cell office:value="-0.0038131141662597658" office:value-type="float"/>
          <table:table-cell office:value="0.038262066937938835" office:value-type="float"/>
          <table:table-cell office:value="1" office:value-type="float"/>
          <table:table-cell office:value="-0.0007647705078125001" office:value-type="float"/>
          <table:table-cell office:value="0.0006302642822265617" office:value-type="float"/>
          <table:table-cell office:value="0.005261919498443604" office:value-type="float"/>
          <table:table-cell office:value="-0.0018568581342697146" office:value-type="float"/>
          <table:table-cell office:value="-0.0013249433040618888" office:value-type="float"/>
          <table:table-cell office:value="-0.0038131141662597658" office:value-type="float"/>
        </table:table-row>
        <table:table-row>
          <table:table-cell office:value="-0.01066951036453247" office:value-type="float"/>
          <table:table-cell office:value="0.009594488143920898" office:value-type="float"/>
          <table:table-cell office:value="0.015259644985198977" office:value-type="float"/>
          <table:table-cell office:value="0.0042569202184677135" office:value-type="float"/>
          <table:table-cell office:value="0.004365640878677369" office:value-type="float"/>
          <table:table-cell office:value="-0.01380533516407013" office:value-type="float"/>
          <table:table-cell office:value="-0.42251523797524104" office:value-type="float"/>
          <table:table-cell office:value="2" office:value-type="float"/>
          <table:table-cell office:value="-0.00990473985671997" office:value-type="float"/>
          <table:table-cell office:value="0.008964223861694336" office:value-type="float"/>
          <table:table-cell office:value="0.009997725486755373" office:value-type="float"/>
          <table:table-cell office:value="0.006113778352737428" office:value-type="float"/>
          <table:table-cell office:value="0.005690584182739258" office:value-type="float"/>
          <table:table-cell office:value="-0.009992220997810363" office:value-type="float"/>
        </table:table-row>
        <table:table-row>
          <table:table-cell office:value="-0.020533111095428467" office:value-type="float"/>
          <table:table-cell office:value="0.01827300190925598" office:value-type="float"/>
          <table:table-cell office:value="0.025255770683288575" office:value-type="float"/>
          <table:table-cell office:value="0.010011777281761171" office:value-type="float"/>
          <table:table-cell office:value="0.009658364057540895" office:value-type="float"/>
          <table:table-cell office:value="-0.02379181444644928" office:value-type="float"/>
          <table:table-cell office:value="0.0929722068696623" office:value-type="float"/>
          <table:table-cell office:value="3" office:value-type="float"/>
          <table:table-cell office:value="-0.009863600730895997" office:value-type="float"/>
          <table:table-cell office:value="0.008678513765335084" office:value-type="float"/>
          <table:table-cell office:value="0.0099961256980896" office:value-type="float"/>
          <table:table-cell office:value="0.005754857063293458" office:value-type="float"/>
          <table:table-cell office:value="0.005292723178863526" office:value-type="float"/>
          <table:table-cell office:value="-0.00998647928237915" office:value-type="float"/>
        </table:table-row>
        <table:table-row>
          <table:table-cell office:value="-0.019406268596649172" office:value-type="float"/>
          <table:table-cell office:value="0.017096521854400634" office:value-type="float"/>
          <table:table-cell office:value="0.029211759567260742" office:value-type="float"/>
          <table:table-cell office:value="0.007675533890724184" office:value-type="float"/>
          <table:table-cell office:value="0.006144108176231385" office:value-type="float"/>
          <table:table-cell office:value="-0.0262317568063736" office:value-type="float"/>
          <table:table-cell office:value="0.09326834725286486" office:value-type="float"/>
          <table:table-cell office:value="4" office:value-type="float"/>
          <table:table-cell office:value="0.0011268424987792968" office:value-type="float"/>
          <table:table-cell office:value="-0.0011764800548553465" office:value-type="float"/>
          <table:table-cell office:value="0.003955988883972169" office:value-type="float"/>
          <table:table-cell office:value="-0.0023362433910369875" office:value-type="float"/>
          <table:table-cell office:value="-0.0035142558813095097" office:value-type="float"/>
          <table:table-cell office:value="-0.0024399423599243165" office:value-type="float"/>
        </table:table-row>
        <table:table-row>
          <table:table-cell office:value="-0.018289477825164796" office:value-type="float"/>
          <table:table-cell office:value="0.015950881838798524" office:value-type="float"/>
          <table:table-cell office:value="0.03321290135383606" office:value-type="float"/>
          <table:table-cell office:value="0.005309073925018312" office:value-type="float"/>
          <table:table-cell office:value="0.0026327544450759893" office:value-type="float"/>
          <table:table-cell office:value="-0.028655131459236146" office:value-type="float"/>
          <table:table-cell office:value="0.09344943159170943" office:value-type="float"/>
          <table:table-cell office:value="5" office:value-type="float"/>
          <table:table-cell office:value="0.0011167907714843758" office:value-type="float"/>
          <table:table-cell office:value="-0.0011456400156021115" office:value-type="float"/>
          <table:table-cell office:value="0.004001141786575317" office:value-type="float"/>
          <table:table-cell office:value="-0.0023664599657058716" office:value-type="float"/>
          <table:table-cell office:value="-0.003511353731155396" office:value-type="float"/>
          <table:table-cell office:value="-0.0024233746528625486" office:value-type="float"/>
        </table:table-row>
        <table:table-row>
          <table:table-cell office:value="-0.017177094221115113" office:value-type="float"/>
          <table:table-cell office:value="0.014809753298759462" office:value-type="float"/>
          <table:table-cell office:value="0.03720597505569458" office:value-type="float"/>
          <table:table-cell office:value="0.0029465651512146007" office:value-type="float"/>
          <table:table-cell office:value="-0.0008643859624862665" office:value-type="float"/>
          <table:table-cell office:value="-0.031066315770149233" office:value-type="float"/>
          <table:table-cell office:value="0.09352106200521013" office:value-type="float"/>
          <table:table-cell office:value="6" office:value-type="float"/>
          <table:table-cell office:value="0.0011123836040496833" office:value-type="float"/>
          <table:table-cell office:value="-0.001141128540039062" office:value-type="float"/>
          <table:table-cell office:value="0.003993073701858521" office:value-type="float"/>
          <table:table-cell office:value="-0.0023625087738037114" office:value-type="float"/>
          <table:table-cell office:value="-0.003497140407562256" office:value-type="float"/>
          <table:table-cell office:value="-0.0024111843109130863" office:value-type="float"/>
        </table:table-row>
        <table:table-row>
          <table:table-cell office:value="-0.01608233094215393" office:value-type="float"/>
          <table:table-cell office:value="0.01370875656604767" office:value-type="float"/>
          <table:table-cell office:value="0.04123989343643189" office:value-type="float"/>
          <table:table-cell office:value="0.0005556166172027595" office:value-type="float"/>
          <table:table-cell office:value="-0.004350611567497253" office:value-type="float"/>
          <table:table-cell office:value="-0.03345781147480011" office:value-type="float"/>
          <table:table-cell office:value="0.09347745199564976" office:value-type="float"/>
          <table:table-cell office:value="7" office:value-type="float"/>
          <table:table-cell office:value="0.0010947632789611809" office:value-type="float"/>
          <table:table-cell office:value="-0.0011009967327117922" office:value-type="float"/>
          <table:table-cell office:value="0.0040339183807373055" office:value-type="float"/>
          <table:table-cell office:value="-0.002390948534011841" office:value-type="float"/>
          <table:table-cell office:value="-0.0034862256050109865" office:value-type="float"/>
          <table:table-cell office:value="-0.002391495704650879" office:value-type="float"/>
        </table:table-row>
        <table:table-row>
          <table:table-cell office:value="-0.014996522665023803" office:value-type="float"/>
          <table:table-cell office:value="0.012614321112632753" office:value-type="float"/>
          <table:table-cell office:value="0.04527627587318421" office:value-type="float"/>
          <table:table-cell office:value="-0.0018306559324264516" office:value-type="float"/>
          <table:table-cell office:value="-0.00782470941543579" office:value-type="float"/>
          <table:table-cell office:value="-0.03583915948867798" office:value-type="float"/>
          <table:table-cell office:value="0.09333375324265612" office:value-type="float"/>
          <table:table-cell office:value="8" office:value-type="float"/>
          <table:table-cell office:value="0.0010858082771301267" office:value-type="float"/>
          <table:table-cell office:value="-0.0010944354534149162" office:value-type="float"/>
          <table:table-cell office:value="0.00403638243675232" office:value-type="float"/>
          <table:table-cell office:value="-0.002386272549629211" office:value-type="float"/>
          <table:table-cell office:value="-0.0034740978479385377" office:value-type="float"/>
          <table:table-cell office:value="-0.0023813480138778686" office:value-type="float"/>
        </table:table-row>
        <table:table-row>
          <table:table-cell office:value="-0.013935325145721435" office:value-type="float"/>
          <table:table-cell office:value="0.011569441556930543" office:value-type="float"/>
          <table:table-cell office:value="0.04934908270835877" office:value-type="float"/>
          <table:table-cell office:value="-0.004243982434272765" office:value-type="float"/>
          <table:table-cell office:value="-0.011277456879615785" office:value-type="float"/>
          <table:table-cell office:value="-0.03819715857505799" office:value-type="float"/>
          <table:table-cell office:value="0.09309788056979111" office:value-type="float"/>
          <table:table-cell office:value="9" office:value-type="float"/>
          <table:table-cell office:value="0.0010611975193023683" office:value-type="float"/>
          <table:table-cell office:value="-0.0010448795557022102" office:value-type="float"/>
          <table:table-cell office:value="0.0040728068351745614" office:value-type="float"/>
          <table:table-cell office:value="-0.002413326501846313" office:value-type="float"/>
          <table:table-cell office:value="-0.003452747464179993" office:value-type="float"/>
          <table:table-cell office:value="-0.002357999086380005" office:value-type="float"/>
        </table:table-row>
        <table:table-row>
          <table:table-cell office:value="-0.012885335683822632" office:value-type="float"/>
          <table:table-cell office:value="0.010532634854316712" office:value-type="float"/>
          <table:table-cell office:value="0.05" office:value-type="float"/>
          <table:table-cell office:value="-0.00665035307407379" office:value-type="float"/>
          <table:table-cell office:value="-0.014715073108673097" office:value-type="float"/>
          <table:table-cell office:value="-0.04054624795913697" office:value-type="float"/>
          <table:table-cell office:value="0.09278662690636247" office:value-type="float"/>
          <table:table-cell office:value="10" office:value-type="float"/>
          <table:table-cell office:value="0.0010499894618988034" office:value-type="float"/>
          <table:table-cell office:value="-0.0010368067026138312" office:value-type="float"/>
          <table:table-cell office:value="0.004080395698547363" office:value-type="float"/>
          <table:table-cell office:value="-0.0024063706398010252" office:value-type="float"/>
          <table:table-cell office:value="-0.0034376162290573123" office:value-type="float"/>
          <table:table-cell office:value="-0.00234908938407898" office:value-type="float"/>
        </table:table-row>
        <table:table-row>
          <table:table-cell office:value="-0.011851775646209716" office:value-type="float"/>
          <table:table-cell office:value="0.00952765941619873" office:value-type="float"/>
          <table:table-cell office:value="0.05" office:value-type="float"/>
          <table:table-cell office:value="-0.009076086878776549" office:value-type="float"/>
          <table:table-cell office:value="-0.018146086335182193" office:value-type="float"/>
          <table:table-cell office:value="-0.04287143588066102" office:value-type="float"/>
          <table:table-cell office:value="0.09241157556843035" office:value-type="float"/>
          <table:table-cell office:value="11" office:value-type="float"/>
          <table:table-cell office:value="0.0010335600376129156" office:value-type="float"/>
          <table:table-cell office:value="-0.001004975438117981" office:value-type="float"/>
          <table:table-cell office:value="0.004100327491760253" office:value-type="float"/>
          <table:table-cell office:value="-0.0024257338047027587" office:value-type="float"/>
          <table:table-cell office:value="-0.0034310132265090946" office:value-type="float"/>
          <table:table-cell office:value="-0.0023251879215240483" office:value-type="float"/>
        </table:table-row>
        <table:table-row>
          <table:table-cell office:value="-0.01081986665725708" office:value-type="float"/>
          <table:table-cell office:value="0.00851713478565216" office:value-type="float"/>
          <table:table-cell office:value="0.05" office:value-type="float"/>
          <table:table-cell office:value="-0.011496275067329406" office:value-type="float"/>
          <table:table-cell office:value="-0.021583951115608218" office:value-type="float"/>
          <table:table-cell office:value="-0.045190906524658216" office:value-type="float"/>
          <table:table-cell office:value="0.09198143414308976" office:value-type="float"/>
          <table:table-cell office:value="12" office:value-type="float"/>
          <table:table-cell office:value="0.0010319089889526366" office:value-type="float"/>
          <table:table-cell office:value="-0.0010105246305465703" office:value-type="float"/>
          <table:table-cell office:value="0.0041056001186370854" office:value-type="float"/>
          <table:table-cell office:value="-0.0024201881885528567" office:value-type="float"/>
          <table:table-cell office:value="-0.0034378647804260256" office:value-type="float"/>
          <table:table-cell office:value="-0.002319470643997192" office:value-type="float"/>
        </table:table-row>
        <table:table-row>
          <table:table-cell office:value="-0.009808984994888305" office:value-type="float"/>
          <table:table-cell office:value="0.007531891465187072" office:value-type="float"/>
          <table:table-cell office:value="0.05" office:value-type="float"/>
          <table:table-cell office:value="-0.01392116904258728" office:value-type="float"/>
          <table:table-cell office:value="-0.025007169842720035" office:value-type="float"/>
          <table:table-cell office:value="-0.04748145163059236" office:value-type="float"/>
          <table:table-cell office:value="0.09151306626467104" office:value-type="float"/>
          <table:table-cell office:value="13" office:value-type="float"/>
          <table:table-cell office:value="0.0010108816623687743" office:value-type="float"/>
          <table:table-cell office:value="-0.0009852433204650887" office:value-type="float"/>
          <table:table-cell office:value="0.004101269245147705" office:value-type="float"/>
          <table:table-cell office:value="-0.0024248939752578736" office:value-type="float"/>
          <table:table-cell office:value="-0.0034232187271118165" office:value-type="float"/>
          <table:table-cell office:value="-0.002290545105934143" office:value-type="float"/>
        </table:table-row>
        <table:table-row>
          <table:table-cell office:value="-0.008799937963485717" office:value-type="float"/>
          <table:table-cell office:value="0.006541136503219604" office:value-type="float"/>
          <table:table-cell office:value="0.05" office:value-type="float"/>
          <table:table-cell office:value="-0.01634066879749298" office:value-type="float"/>
          <table:table-cell office:value="-0.028437327742576603" office:value-type="float"/>
          <table:table-cell office:value="-0.04976693451404573" office:value-type="float"/>
          <table:table-cell office:value="0.09100666470059314" office:value-type="float"/>
          <table:table-cell office:value="14" office:value-type="float"/>
          <table:table-cell office:value="0.0010090470314025879" office:value-type="float"/>
          <table:table-cell office:value="-0.0009907549619674674" office:value-type="float"/>
          <table:table-cell office:value="0.004107512235641479" office:value-type="float"/>
          <table:table-cell office:value="-0.0024194997549057008" office:value-type="float"/>
          <table:table-cell office:value="-0.0034301578998565674" office:value-type="float"/>
          <table:table-cell office:value="-0.0022854828834533688" office:value-type="float"/>
        </table:table-row>
        <table:table-row>
          <table:table-cell office:value="-0.007814337015151976" office:value-type="float"/>
          <table:table-cell office:value="0.005569832921028138" office:value-type="float"/>
          <table:table-cell office:value="0.05" office:value-type="float"/>
          <table:table-cell office:value="-0.018751379251480103" office:value-type="float"/>
          <table:table-cell office:value="-0.03184794306755066" office:value-type="float"/>
          <table:table-cell office:value="-0.05" office:value-type="float"/>
          <table:table-cell office:value="0.09047985084122093" office:value-type="float"/>
          <table:table-cell office:value="15" office:value-type="float"/>
          <table:table-cell office:value="0.000985600948333741" office:value-type="float"/>
          <table:table-cell office:value="-0.0009713035821914667" office:value-type="float"/>
          <table:table-cell office:value="0.004085659980773926" office:value-type="float"/>
          <table:table-cell office:value="-0.0024107104539871213" office:value-type="float"/>
          <table:table-cell office:value="-0.0034106153249740603" office:value-type="float"/>
          <table:table-cell office:value="-0.0022562432289123533" office:value-type="float"/>
        </table:table-row>
        <table:table-row>
          <table:table-cell office:value="-0.0068355083465576165" office:value-type="float"/>
          <table:table-cell office:value="0.004594803452491761" office:value-type="float"/>
          <table:table-cell office:value="0.05" office:value-type="float"/>
          <table:table-cell office:value="-0.02115010142326355" office:value-type="float"/>
          <table:table-cell office:value="-0.03525885939598084" office:value-type="float"/>
          <table:table-cell office:value="-0.05" office:value-type="float"/>
          <table:table-cell office:value="0.08992938326039153" office:value-type="float"/>
          <table:table-cell office:value="16" office:value-type="float"/>
          <table:table-cell office:value="0.0009788286685943597" office:value-type="float"/>
          <table:table-cell office:value="-0.0009750294685363769" office:value-type="float"/>
          <table:table-cell office:value="0.00408892035484314" office:value-type="float"/>
          <table:table-cell office:value="-0.0023987221717834475" office:value-type="float"/>
          <table:table-cell office:value="-0.0034109163284301762" office:value-type="float"/>
          <table:table-cell office:value="-0.002255156636238098" office:value-type="float"/>
        </table:table-row>
        <table:table-row>
          <table:table-cell office:value="-0.005888067483901976" office:value-type="float"/>
          <table:table-cell office:value="0.003636602163314819" office:value-type="float"/>
          <table:table-cell office:value="0.05" office:value-type="float"/>
          <table:table-cell office:value="-0.02352361619472504" office:value-type="float"/>
          <table:table-cell office:value="-0.03863779485225678" office:value-type="float"/>
          <table:table-cell office:value="-0.05" office:value-type="float"/>
          <table:table-cell office:value="0.08937350040928976" office:value-type="float"/>
          <table:table-cell office:value="17" office:value-type="float"/>
          <table:table-cell office:value="0.0009474408626556404" office:value-type="float"/>
          <table:table-cell office:value="-0.0009582012891769416" office:value-type="float"/>
          <table:table-cell office:value="0.004052709341049194" office:value-type="float"/>
          <table:table-cell office:value="-0.002373514771461487" office:value-type="float"/>
          <table:table-cell office:value="-0.0033789354562759402" office:value-type="float"/>
          <table:table-cell office:value="-0.002230343222618103" office:value-type="float"/>
        </table:table-row>
        <table:table-row>
          <table:table-cell office:value="-0.004948682785034178" office:value-type="float"/>
          <table:table-cell office:value="0.002676751017570495" office:value-type="float"/>
          <table:table-cell office:value="0.05" office:value-type="float"/>
          <table:table-cell office:value="-0.02588482677936554" office:value-type="float"/>
          <table:table-cell office:value="-0.04201456725597382" office:value-type="float"/>
          <table:table-cell office:value="-0.05" office:value-type="float"/>
          <table:table-cell office:value="0.08880268140391243" office:value-type="float"/>
          <table:table-cell office:value="18" office:value-type="float"/>
          <table:table-cell office:value="0.0009393846988677984" office:value-type="float"/>
          <table:table-cell office:value="-0.000959851145744324" office:value-type="float"/>
          <table:table-cell office:value="0.004056873321533204" office:value-type="float"/>
          <table:table-cell office:value="-0.0023612105846405025" office:value-type="float"/>
          <table:table-cell office:value="-0.003376772403717041" office:value-type="float"/>
          <table:table-cell office:value="-0.002230042219161987" office:value-type="float"/>
        </table:table-row>
        <table:table-row>
          <table:table-cell office:value="-0.00404838442802429" office:value-type="float"/>
          <table:table-cell office:value="0.001733131408691406" office:value-type="float"/>
          <table:table-cell office:value="0.05" office:value-type="float"/>
          <table:table-cell office:value="-0.028212477564811708" office:value-type="float"/>
          <table:table-cell office:value="-0.04534986317157746" office:value-type="float"/>
          <table:table-cell office:value="-0.05" office:value-type="float"/>
          <table:table-cell office:value="0.08823743451162921" office:value-type="float"/>
          <table:table-cell office:value="19" office:value-type="float"/>
          <table:table-cell office:value="0.0009002983570098877" office:value-type="float"/>
          <table:table-cell office:value="-0.0009436196088790892" office:value-type="float"/>
          <table:table-cell office:value="0.004018932580947876" office:value-type="float"/>
          <table:table-cell office:value="-0.002327650785446167" office:value-type="float"/>
          <table:table-cell office:value="-0.0033352959156036375" office:value-type="float"/>
          <table:table-cell office:value="-0.0022124415636062622" office:value-type="float"/>
        </table:table-row>
        <table:table-row>
          <table:table-cell office:value="-0.003160582780838011" office:value-type="float"/>
          <table:table-cell office:value="0.0007911282777786251" office:value-type="float"/>
          <table:table-cell office:value="0.05" office:value-type="float"/>
          <table:table-cell office:value="-0.030527918338775634" office:value-type="float"/>
          <table:table-cell office:value="-0.048680191636085515" office:value-type="float"/>
          <table:table-cell office:value="-0.05" office:value-type="float"/>
          <table:table-cell office:value="0.08766509301515521" office:value-type="float"/>
          <table:table-cell office:value="20" office:value-type="float"/>
          <table:table-cell office:value="0.0008878016471862791" office:value-type="float"/>
          <table:table-cell office:value="-0.0009420031309127809" office:value-type="float"/>
          <table:table-cell office:value="0.004028494358062745" office:value-type="float"/>
          <table:table-cell office:value="-0.002315440773963928" office:value-type="float"/>
          <table:table-cell office:value="-0.0033303284645080566" office:value-type="float"/>
          <table:table-cell office:value="-0.002217983603477478" office:value-type="float"/>
        </table:table-row>
        <table:table-row>
          <table:table-cell office:value="-0.0023196434974670395" office:value-type="float"/>
          <table:table-cell office:value="-0.00013356268405914293" office:value-type="float"/>
          <table:table-cell office:value="0.05" office:value-type="float"/>
          <table:table-cell office:value="-0.03280315577983856" office:value-type="float"/>
          <table:table-cell office:value="-0.05" office:value-type="float"/>
          <table:table-cell office:value="-0.05" office:value-type="float"/>
          <table:table-cell office:value="0.08710707409081132" office:value-type="float"/>
          <table:table-cell office:value="21" office:value-type="float"/>
          <table:table-cell office:value="0.0008409392833709714" office:value-type="float"/>
          <table:table-cell office:value="-0.000924690961837768" office:value-type="float"/>
          <table:table-cell office:value="0.00399437427520752" office:value-type="float"/>
          <table:table-cell office:value="-0.002275237441062927" office:value-type="float"/>
          <table:table-cell office:value="-0.003283370733261109" office:value-type="float"/>
          <table:table-cell office:value="-0.0022083896398544314" office:value-type="float"/>
        </table:table-row>
        <table:table-row>
          <table:table-cell office:value="-0.0014963412284851058" office:value-type="float"/>
          <table:table-cell office:value="-0.0010532993078231807" office:value-type="float"/>
          <table:table-cell office:value="0.05" office:value-type="float"/>
          <table:table-cell office:value="-0.035067015290260316" office:value-type="float"/>
          <table:table-cell office:value="-0.05" office:value-type="float"/>
          <table:table-cell office:value="-0.05" office:value-type="float"/>
          <table:table-cell office:value="0.08654852695383977" office:value-type="float"/>
          <table:table-cell office:value="22" office:value-type="float"/>
          <table:table-cell office:value="0.0008233022689819337" office:value-type="float"/>
          <table:table-cell office:value="-0.0009197366237640378" office:value-type="float"/>
          <table:table-cell office:value="0.004013340473175048" office:value-type="float"/>
          <table:table-cell office:value="-0.0022638595104217526" office:value-type="float"/>
          <table:table-cell office:value="-0.0032794374227523805" office:value-type="float"/>
          <table:table-cell office:value="-0.002222779393196106" office:value-type="float"/>
        </table:table-row>
        <table:table-row>
          <table:table-cell office:value="-0.0007125699520111068" office:value-type="float"/>
          <table:table-cell office:value="-0.0019721192121505728" office:value-type="float"/>
          <table:table-cell office:value="0.05" office:value-type="float"/>
          <table:table-cell office:value="-0.03728448390960693" office:value-type="float"/>
          <table:table-cell office:value="-0.05" office:value-type="float"/>
          <table:table-cell office:value="-0.05" office:value-type="float"/>
          <table:table-cell office:value="0.08600078718757245" office:value-type="float"/>
          <table:table-cell office:value="23" office:value-type="float"/>
          <table:table-cell office:value="0.000783771276473999" office:value-type="float"/>
          <table:table-cell office:value="-0.000918819904327392" office:value-type="float"/>
          <table:table-cell office:value="0.003973833322525025" office:value-type="float"/>
          <table:table-cell office:value="-0.0022174686193466185" office:value-type="float"/>
          <table:table-cell office:value="-0.003241060972213745" office:value-type="float"/>
          <table:table-cell office:value="-0.0022248405218124392" office:value-type="float"/>
        </table:table-row>
        <table:table-row>
          <table:table-cell office:value="4.895448684692598e-05" office:value-type="float"/>
          <table:table-cell office:value="-0.002887470126152038" office:value-type="float"/>
          <table:table-cell office:value="0.05" office:value-type="float"/>
          <table:table-cell office:value="-0.039491513371467585" office:value-type="float"/>
          <table:table-cell office:value="-0.05" office:value-type="float"/>
          <table:table-cell office:value="-0.05" office:value-type="float"/>
          <table:table-cell office:value="0.08545655920533538" office:value-type="float"/>
          <table:table-cell office:value="24" office:value-type="float"/>
          <table:table-cell office:value="0.0007615244388580328" office:value-type="float"/>
          <table:table-cell office:value="-0.0009153509140014653" office:value-type="float"/>
          <table:table-cell office:value="0.004003758430480958" office:value-type="float"/>
          <table:table-cell office:value="-0.0022070294618606566" office:value-type="float"/>
          <table:table-cell office:value="-0.0032376122474670407" office:value-type="float"/>
          <table:table-cell office:value="-0.0022513580322265627" office:value-type="float"/>
        </table:table-row>
        <table:table-row>
          <table:table-cell office:value="0.0007772290706634551" office:value-type="float"/>
          <table:table-cell office:value="-0.0038192045688629148" office:value-type="float"/>
          <table:table-cell office:value="0.05" office:value-type="float"/>
          <table:table-cell office:value="-0.04163915336132049" office:value-type="float"/>
          <table:table-cell office:value="-0.05" office:value-type="float"/>
          <table:table-cell office:value="-0.05" office:value-type="float"/>
          <table:table-cell office:value="0.0849179750511482" office:value-type="float"/>
          <table:table-cell office:value="25" office:value-type="float"/>
          <table:table-cell office:value="0.0007282745838165291" office:value-type="float"/>
          <table:table-cell office:value="-0.0009317344427108767" office:value-type="float"/>
          <table:table-cell office:value="0.003964245319366455" office:value-type="float"/>
          <table:table-cell office:value="-0.002147639989852906" office:value-type="float"/>
          <table:table-cell office:value="-0.0032041150331497195" office:value-type="float"/>
          <table:table-cell office:value="-0.002261086702346802" office:value-type="float"/>
        </table:table-row>
        <table:table-row>
          <table:table-cell office:value="0.0014808440208435095" office:value-type="float"/>
          <table:table-cell office:value="-0.004746002554893493" office:value-type="float"/>
          <table:table-cell office:value="0.05" office:value-type="float"/>
          <table:table-cell office:value="-0.04377692878246307" office:value-type="float"/>
          <table:table-cell office:value="-0.05" office:value-type="float"/>
          <table:table-cell office:value="-0.05" office:value-type="float"/>
          <table:table-cell office:value="0.08438526503150316" office:value-type="float"/>
          <table:table-cell office:value="26" office:value-type="float"/>
          <table:table-cell office:value="0.0007036149501800544" office:value-type="float"/>
          <table:table-cell office:value="-0.0009267979860305784" office:value-type="float"/>
          <table:table-cell office:value="0.0039974462985992425" office:value-type="float"/>
          <table:table-cell office:value="-0.002137775421142579" office:value-type="float"/>
          <table:table-cell office:value="-0.003197861909866333" office:value-type="float"/>
          <table:table-cell office:value="-0.0022901660203933716" office:value-type="float"/>
        </table:table-row>
        <table:table-row>
          <table:table-cell office:value="0.0021467959880828898" office:value-type="float"/>
          <table:table-cell office:value="-0.005696329474449157" office:value-type="float"/>
          <table:table-cell office:value="0.05" office:value-type="float"/>
          <table:table-cell office:value="-0.04584434270858764" office:value-type="float"/>
          <table:table-cell office:value="-0.05" office:value-type="float"/>
          <table:table-cell office:value="-0.05" office:value-type="float"/>
          <table:table-cell office:value="0.08385903156398469" office:value-type="float"/>
          <table:table-cell office:value="27" office:value-type="float"/>
          <table:table-cell office:value="0.0006659519672393803" office:value-type="float"/>
          <table:table-cell office:value="-0.0009503269195556639" office:value-type="float"/>
          <table:table-cell office:value="0.003966901302337646" office:value-type="float"/>
          <table:table-cell office:value="-0.0020674139261245734" office:value-type="float"/>
          <table:table-cell office:value="-0.0031630021333694455" office:value-type="float"/>
          <table:table-cell office:value="-0.0023100590705871582" office:value-type="float"/>
        </table:table-row>
        <table:table-row>
          <table:table-cell office:value="0.0027768874168396032" office:value-type="float"/>
          <table:table-cell office:value="-0.0066372090578079215" office:value-type="float"/>
          <table:table-cell office:value="0.05" office:value-type="float"/>
          <table:table-cell office:value="-0.04790314316749572" office:value-type="float"/>
          <table:table-cell office:value="-0.05" office:value-type="float"/>
          <table:table-cell office:value="-0.05" office:value-type="float"/>
          <table:table-cell office:value="0.08334554071933895" office:value-type="float"/>
          <table:table-cell office:value="28" office:value-type="float"/>
          <table:table-cell office:value="0.0006300914287567135" office:value-type="float"/>
          <table:table-cell office:value="-0.0009408795833587644" office:value-type="float"/>
          <table:table-cell office:value="0.004016753435134888" office:value-type="float"/>
          <table:table-cell office:value="-0.002058800458908081" office:value-type="float"/>
          <table:table-cell office:value="-0.003148688077926636" office:value-type="float"/>
          <table:table-cell office:value="-0.0023502141237258913" office:value-type="float"/>
        </table:table-row>
        <table:table-row>
          <table:table-cell office:value="0.0033684849739074735" office:value-type="float"/>
          <table:table-cell office:value="-0.007611644268035888" office:value-type="float"/>
          <table:table-cell office:value="0.05" office:value-type="float"/>
          <table:table-cell office:value="-0.04987574815750122" office:value-type="float"/>
          <table:table-cell office:value="-0.05" office:value-type="float"/>
          <table:table-cell office:value="-0.05" office:value-type="float"/>
          <table:table-cell office:value="0.08283620462555699" office:value-type="float"/>
          <table:table-cell office:value="29" office:value-type="float"/>
          <table:table-cell office:value="0.0005915975570678703" office:value-type="float"/>
          <table:table-cell office:value="-0.0009744352102279662" office:value-type="float"/>
          <table:table-cell office:value="0.0040040421485900875" office:value-type="float"/>
          <table:table-cell office:value="-0.0019726049900054936" office:value-type="float"/>
          <table:table-cell office:value="-0.0031159698963165285" office:value-type="float"/>
          <table:table-cell office:value="-0.0023796844482421873" office:value-type="float"/>
        </table:table-row>
        <table:table-row>
          <table:table-cell office:value="0.0039019358158111604" office:value-type="float"/>
          <table:table-cell office:value="-0.00856944322586059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235181574137931" office:value-type="float"/>
          <table:table-cell office:value="30" office:value-type="float"/>
          <table:table-cell office:value="0.0005334508419036869" office:value-type="float"/>
          <table:table-cell office:value="-0.0009577989578247077" office:value-type="float"/>
          <table:table-cell office:value="0.004077119827270508" office:value-type="float"/>
          <table:table-cell office:value="-0.0019515240192413338" office:value-type="float"/>
          <table:table-cell office:value="-0.003084865808486939" office:value-type="float"/>
          <table:table-cell office:value="-0.002437777519226074" office:value-type="float"/>
        </table:table-row>
        <table:table-row>
          <table:table-cell office:value="0.0043933069705963165" office:value-type="float"/>
          <table:table-cell office:value="-0.00957016408443450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86992487927959" office:value-type="float"/>
          <table:table-cell office:value="31" office:value-type="float"/>
          <table:table-cell office:value="0.000491371154785156" office:value-type="float"/>
          <table:table-cell office:value="-0.0010007208585739134" office:value-type="float"/>
          <table:table-cell office:value="0.004066333770751954" office:value-type="float"/>
          <table:table-cell office:value="-0.001859456896781922" office:value-type="float"/>
          <table:table-cell office:value="-0.003051391839981079" office:value-type="float"/>
          <table:table-cell office:value="-0.002483673691749573" office:value-type="float"/>
        </table:table-row>
        <table:table-row>
          <table:table-cell office:value="0.0048112034797668495" office:value-type="float"/>
          <table:table-cell office:value="-0.010547204017639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142137982279296" office:value-type="float"/>
          <table:table-cell office:value="32" office:value-type="float"/>
          <table:table-cell office:value="0.00041789650917053306" office:value-type="float"/>
          <table:table-cell office:value="-0.0009770399332046514" office:value-type="float"/>
          <table:table-cell office:value="0.004142876863479614" office:value-type="float"/>
          <table:table-cell office:value="-0.0018377381563186648" office:value-type="float"/>
          <table:table-cell office:value="-0.003007469177246094" office:value-type="float"/>
          <table:table-cell office:value="-0.00255649209022522" office:value-type="float"/>
        </table:table-row>
        <table:table-row>
          <table:table-cell office:value="0.0051693463325500535" office:value-type="float"/>
          <table:table-cell office:value="-0.011565384864807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98229621964055" office:value-type="float"/>
          <table:table-cell office:value="33" office:value-type="float"/>
          <table:table-cell office:value="0.00035814285278320396" office:value-type="float"/>
          <table:table-cell office:value="-0.0010181808471679682" office:value-type="float"/>
          <table:table-cell office:value="0.004160339832305909" office:value-type="float"/>
          <table:table-cell office:value="-0.0017426860332489021" office:value-type="float"/>
          <table:table-cell office:value="-0.002970929145812988" office:value-type="float"/>
          <table:table-cell office:value="-0.002633922100067139" office:value-type="float"/>
        </table:table-row>
        <table:table-row>
          <table:table-cell office:value="0.005423756837844853" office:value-type="float"/>
          <table:table-cell office:value="-0.01254332661628723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59398489042544" office:value-type="float"/>
          <table:table-cell office:value="34" office:value-type="float"/>
          <table:table-cell office:value="0.0002544105052947991" office:value-type="float"/>
          <table:table-cell office:value="-0.0009779417514801034" office:value-type="float"/>
          <table:table-cell office:value="0.004258978366851806" office:value-type="float"/>
          <table:table-cell office:value="-0.001708225011825562" office:value-type="float"/>
          <table:table-cell office:value="-0.0029099977016448977" office:value-type="float"/>
          <table:table-cell office:value="-0.002740865349769592" office:value-type="float"/>
        </table:table-row>
        <table:table-row>
          <table:table-cell office:value="0.005600330829620366" office:value-type="float"/>
          <table:table-cell office:value="-0.01353844046592712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802280415224107" office:value-type="float"/>
          <table:table-cell office:value="35" office:value-type="float"/>
          <table:table-cell office:value="0.00017657399177551346" office:value-type="float"/>
          <table:table-cell office:value="-0.000995113849639892" office:value-type="float"/>
          <table:table-cell office:value="0.004313528537750244" office:value-type="float"/>
          <table:table-cell office:value="-0.0016102194786071777" office:value-type="float"/>
          <table:table-cell office:value="-0.0028673428297042846" office:value-type="float"/>
          <table:table-cell office:value="-0.0028356385231018064" office:value-type="float"/>
        </table:table-row>
        <table:table-row>
          <table:table-cell office:value="0.005666730403900151" office:value-type="float"/>
          <table:table-cell office:value="-0.01448189675807952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91804064584644" office:value-type="float"/>
          <table:table-cell office:value="36" office:value-type="float"/>
          <table:table-cell office:value="6.639957427978516e-05" office:value-type="float"/>
          <table:table-cell office:value="-0.0009434562921524052" office:value-type="float"/>
          <table:table-cell office:value="0.004421193599700928" office:value-type="float"/>
          <table:table-cell office:value="-0.0015642595291137703" office:value-type="float"/>
          <table:table-cell office:value="-0.0028030252456665043" office:value-type="float"/>
          <table:table-cell office:value="-0.0029427480697631833" office:value-type="float"/>
        </table:table-row>
        <table:table-row>
          <table:table-cell office:value="0.005690560340881352" office:value-type="float"/>
          <table:table-cell office:value="-0.0154452329874038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61239211205433" office:value-type="float"/>
          <table:table-cell office:value="37" office:value-type="float"/>
          <table:table-cell office:value="2.3829936981200478e-05" office:value-type="float"/>
          <table:table-cell office:value="-0.0009633362293243412" office:value-type="float"/>
          <table:table-cell office:value="0.004462443590164185" office:value-type="float"/>
          <table:table-cell office:value="-0.0014961534738540654" office:value-type="float"/>
          <table:table-cell office:value="-0.002778829336166382" office:value-type="float"/>
          <table:table-cell office:value="-0.0029979246854782106" office:value-type="float"/>
        </table:table-row>
        <table:table-row>
          <table:table-cell office:value="0.005618241429328923" office:value-type="float"/>
          <table:table-cell office:value="-0.01636200845241546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35416955950081" office:value-type="float"/>
          <table:table-cell office:value="38" office:value-type="float"/>
          <table:table-cell office:value="-7.231891155242906e-05" office:value-type="float"/>
          <table:table-cell office:value="-0.0009167754650115968" office:value-type="float"/>
          <table:table-cell office:value="0.0045539927482604985" office:value-type="float"/>
          <table:table-cell office:value="-0.001456861495971679" office:value-type="float"/>
          <table:table-cell office:value="-0.002721312046051026" office:value-type="float"/>
          <table:table-cell office:value="-0.0030907607078552246" office:value-type="float"/>
        </table:table-row>
        <table:table-row>
          <table:table-cell office:value="0.005561469197273258" office:value-type="float"/>
          <table:table-cell office:value="-0.01731354475021362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907002771111438" office:value-type="float"/>
          <table:table-cell office:value="39" office:value-type="float"/>
          <table:table-cell office:value="-5.677223205566469e-05" office:value-type="float"/>
          <table:table-cell office:value="-0.000951536297798157" office:value-type="float"/>
          <table:table-cell office:value="0.004552240371704102" office:value-type="float"/>
          <table:table-cell office:value="-0.0014293622970581055" office:value-type="float"/>
          <table:table-cell office:value="-0.0027350282669067385" office:value-type="float"/>
          <table:table-cell office:value="-0.003091027736663818" office:value-type="float"/>
        </table:table-row>
        <table:table-row>
          <table:table-cell office:value="0.005416996479034427" office:value-type="float"/>
          <table:table-cell office:value="-0.01822117447853088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82768575910419" office:value-type="float"/>
          <table:table-cell office:value="40" office:value-type="float"/>
          <table:table-cell office:value="-0.0001444727182388309" office:value-type="float"/>
          <table:table-cell office:value="-0.0009076297283172607" office:value-type="float"/>
          <table:table-cell office:value="0.004634053707122802" office:value-type="float"/>
          <table:table-cell office:value="-0.0013939720392227174" office:value-type="float"/>
          <table:table-cell office:value="-0.0026832079887390134" office:value-type="float"/>
          <table:table-cell office:value="-0.0031765496730804445" office:value-type="float"/>
        </table:table-row>
        <table:table-row>
          <table:table-cell office:value="0.005298041701316836" office:value-type="float"/>
          <table:table-cell office:value="-0.01915628731250763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55727853378425" office:value-type="float"/>
          <table:table-cell office:value="41" office:value-type="float"/>
          <table:table-cell office:value="-0.00011895477771759096" office:value-type="float"/>
          <table:table-cell office:value="-0.0009351128339767454" office:value-type="float"/>
          <table:table-cell office:value="0.004638233184814454" office:value-type="float"/>
          <table:table-cell office:value="-0.0013947743177413936" office:value-type="float"/>
          <table:table-cell office:value="-0.002701680660247803" office:value-type="float"/>
          <table:table-cell office:value="-0.003163420557975769" office:value-type="float"/>
        </table:table-row>
        <table:table-row>
          <table:table-cell office:value="0.005097700953483584" office:value-type="float"/>
          <table:table-cell office:value="-0.0200493687391281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32582155056211" office:value-type="float"/>
          <table:table-cell office:value="42" office:value-type="float"/>
          <table:table-cell office:value="-0.00020034074783325216" office:value-type="float"/>
          <table:table-cell office:value="-0.0008930814266204842" office:value-type="float"/>
          <table:table-cell office:value="0.004713325500488282" office:value-type="float"/>
          <table:table-cell office:value="-0.001363596320152283" office:value-type="float"/>
          <table:table-cell office:value="-0.002654483318328857" office:value-type="float"/>
          <table:table-cell office:value="-0.0032432502508163456" office:value-type="float"/>
        </table:table-row>
        <table:table-row>
          <table:table-cell office:value="0.004908813238143923" office:value-type="float"/>
          <table:table-cell office:value="-0.02095410585403442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807712931949305" office:value-type="float"/>
          <table:table-cell office:value="43" office:value-type="float"/>
          <table:table-cell office:value="-0.0001888877153396612" office:value-type="float"/>
          <table:table-cell office:value="-0.0009047371149063111" office:value-type="float"/>
          <table:table-cell office:value="0.0047409689426422125" office:value-type="float"/>
          <table:table-cell office:value="-0.001380718946456909" office:value-type="float"/>
          <table:table-cell office:value="-0.002661832571029663" office:value-type="float"/>
          <table:table-cell office:value="-0.003235597014427185" office:value-type="float"/>
        </table:table-row>
        <table:table-row>
          <table:table-cell office:value="0.004645851254463198" office:value-type="float"/>
          <table:table-cell office:value="-0.0218207883834838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86275594376423" office:value-type="float"/>
          <table:table-cell office:value="44" office:value-type="float"/>
          <table:table-cell office:value="-0.0002629619836807245" office:value-type="float"/>
          <table:table-cell office:value="-0.0008666825294494623" office:value-type="float"/>
          <table:table-cell office:value="0.004805848598480225" office:value-type="float"/>
          <table:table-cell office:value="-0.0013542282581329342" office:value-type="float"/>
          <table:table-cell office:value="-0.0026206099987030034" office:value-type="float"/>
          <table:table-cell office:value="-0.003310611248016357" office:value-type="float"/>
        </table:table-row>
        <table:table-row>
          <table:table-cell office:value="0.004393965601921084" office:value-type="float"/>
          <table:table-cell office:value="-0.0226884019374847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63537443988178" office:value-type="float"/>
          <table:table-cell office:value="45" office:value-type="float"/>
          <table:table-cell office:value="-0.0002518856525421144" office:value-type="float"/>
          <table:table-cell office:value="-0.0008676135540008553" office:value-type="float"/>
          <table:table-cell office:value="0.00483814001083374" office:value-type="float"/>
          <table:table-cell office:value="-0.0013837599754333504" office:value-type="float"/>
          <table:table-cell office:value="-0.0026213729381561277" office:value-type="float"/>
          <table:table-cell office:value="-0.0032946944236755373" office:value-type="float"/>
        </table:table-row>
        <table:table-row>
          <table:table-cell office:value="0.00407657563686371" office:value-type="float"/>
          <table:table-cell office:value="-0.023521390557289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43743522778569" office:value-type="float"/>
          <table:table-cell office:value="46" office:value-type="float"/>
          <table:table-cell office:value="-0.0003173899650573738" office:value-type="float"/>
          <table:table-cell office:value="-0.000832988619804383" office:value-type="float"/>
          <table:table-cell office:value="0.0048944389820098876" office:value-type="float"/>
          <table:table-cell office:value="-0.0013607954978942863" office:value-type="float"/>
          <table:table-cell office:value="-0.002584856152534485" office:value-type="float"/>
          <table:table-cell office:value="-0.0033610922098159792" office:value-type="float"/>
        </table:table-row>
        <table:table-row>
          <table:table-cell office:value="0.003778127431869508" office:value-type="float"/>
          <table:table-cell office:value="-0.0243522852659225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22520131127195" office:value-type="float"/>
          <table:table-cell office:value="47" office:value-type="float"/>
          <table:table-cell office:value="-0.00029844820499420194" office:value-type="float"/>
          <table:table-cell office:value="-0.0008308947086334232" office:value-type="float"/>
          <table:table-cell office:value="0.004917893409729004" office:value-type="float"/>
          <table:table-cell office:value="-0.00140482246875763" office:value-type="float"/>
          <table:table-cell office:value="-0.002587108016014099" office:value-type="float"/>
          <table:table-cell office:value="-0.0033312332630157475" office:value-type="float"/>
        </table:table-row>
        <table:table-row>
          <table:table-cell office:value="0.00342159152030945" office:value-type="float"/>
          <table:table-cell office:value="-0.02515116512775421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703856610528759" office:value-type="float"/>
          <table:table-cell office:value="48" office:value-type="float"/>
          <table:table-cell office:value="-0.0003565359115600582" office:value-type="float"/>
          <table:table-cell office:value="-0.0007988798618316657" office:value-type="float"/>
          <table:table-cell office:value="0.004965709447860718" office:value-type="float"/>
          <table:table-cell office:value="-0.0013860762119293213" office:value-type="float"/>
          <table:table-cell office:value="-0.002554202079772949" office:value-type="float"/>
          <table:table-cell office:value="-0.0033907735347747806" office:value-type="float"/>
        </table:table-row>
        <table:table-row>
          <table:table-cell office:value="0.0031110209226608287" office:value-type="float"/>
          <table:table-cell office:value="-0.0259619492292404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82310873551318" office:value-type="float"/>
          <table:table-cell office:value="49" office:value-type="float"/>
          <table:table-cell office:value="-0.00031057059764862116" office:value-type="float"/>
          <table:table-cell office:value="-0.0008107841014862067" office:value-type="float"/>
          <table:table-cell office:value="0.004968993663787842" office:value-type="float"/>
          <table:table-cell office:value="-0.0014416265487670905" office:value-type="float"/>
          <table:table-cell office:value="-0.002575392723083496" office:value-type="float"/>
          <table:table-cell office:value="-0.0033439123630523686" office:value-type="float"/>
        </table:table-row>
        <table:table-row>
          <table:table-cell office:value="0.0027455240488052386" office:value-type="float"/>
          <table:table-cell office:value="-0.0267421942949295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63168234085845" office:value-type="float"/>
          <table:table-cell office:value="50" office:value-type="float"/>
          <table:table-cell office:value="-0.0003654968738555902" office:value-type="float"/>
          <table:table-cell office:value="-0.0007802450656890867" office:value-type="float"/>
          <table:table-cell office:value="0.005013567209243775" office:value-type="float"/>
          <table:table-cell office:value="-0.0014240008592605585" office:value-type="float"/>
          <table:table-cell office:value="-0.0025442373752593995" office:value-type="float"/>
          <table:table-cell office:value="-0.0034004974365234378" office:value-type="float"/>
        </table:table-row>
        <table:table-row>
          <table:table-cell office:value="0.002455164194107058" office:value-type="float"/>
          <table:table-cell office:value="-0.02754721760749817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39736845243937" office:value-type="float"/>
          <table:table-cell office:value="51" office:value-type="float"/>
          <table:table-cell office:value="-0.00029035985469818074" office:value-type="float"/>
          <table:table-cell office:value="-0.0008050233125686639" office:value-type="float"/>
          <table:table-cell office:value="0.004985276460647583" office:value-type="float"/>
          <table:table-cell office:value="-0.0014855921268463138" office:value-type="float"/>
          <table:table-cell office:value="-0.0025838661193847657" office:value-type="float"/>
          <table:table-cell office:value="-0.0033282995223999027" office:value-type="float"/>
        </table:table-row>
        <table:table-row>
          <table:table-cell office:value="0.002108789682388307" office:value-type="float"/>
          <table:table-cell office:value="-0.0283212429285049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1878813355553" office:value-type="float"/>
          <table:table-cell office:value="52" office:value-type="float"/>
          <table:table-cell office:value="-0.0003463745117187507" office:value-type="float"/>
          <table:table-cell office:value="-0.0007740253210067743" office:value-type="float"/>
          <table:table-cell office:value="0.005030814409255981" office:value-type="float"/>
          <table:table-cell office:value="-0.0014676547050476076" office:value-type="float"/>
          <table:table-cell office:value="-0.0025525039434432985" office:value-type="float"/>
          <table:table-cell office:value="-0.003386098146438599" office:value-type="float"/>
        </table:table-row>
        <table:table-row>
          <table:table-cell office:value="0.00187211036682129" office:value-type="float"/>
          <table:table-cell office:value="-0.0291406255960464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91716486948287" office:value-type="float"/>
          <table:table-cell office:value="53" office:value-type="float"/>
          <table:table-cell office:value="-0.00023667931556701702" office:value-type="float"/>
          <table:table-cell office:value="-0.0008193826675415034" office:value-type="float"/>
          <table:table-cell office:value="0.0049577164649963375" office:value-type="float"/>
          <table:table-cell office:value="-0.001520779728889466" office:value-type="float"/>
          <table:table-cell office:value="-0.0026114761829376222" office:value-type="float"/>
          <table:table-cell office:value="-0.0032829582691192623" office:value-type="float"/>
        </table:table-row>
        <table:table-row>
          <table:table-cell office:value="0.0015733975172042853" office:value-type="float"/>
          <table:table-cell office:value="-0.02992622613906860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67490770905341" office:value-type="float"/>
          <table:table-cell office:value="54" office:value-type="float"/>
          <table:table-cell office:value="-0.0002987128496170048" office:value-type="float"/>
          <table:table-cell office:value="-0.0007856005430221559" office:value-type="float"/>
          <table:table-cell office:value="0.005009098052978516" office:value-type="float"/>
          <table:table-cell office:value="-0.0015008628368377679" office:value-type="float"/>
          <table:table-cell office:value="-0.0025776147842407225" office:value-type="float"/>
          <table:table-cell office:value="-0.003347037434577942" office:value-type="float"/>
        </table:table-row>
        <table:table-row>
          <table:table-cell office:value="0.0013893532752990729" office:value-type="float"/>
          <table:table-cell office:value="-0.0307609415054321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370039092269" office:value-type="float"/>
          <table:table-cell office:value="55" office:value-type="float"/>
          <table:table-cell office:value="-0.0001840442419052124" office:value-type="float"/>
          <table:table-cell office:value="-0.0008347153663635261" office:value-type="float"/>
          <table:table-cell office:value="0.004920902252197266" office:value-type="float"/>
          <table:table-cell office:value="-0.001542396545410156" office:value-type="float"/>
          <table:table-cell office:value="-0.0026408398151397706" office:value-type="float"/>
          <table:table-cell office:value="-0.0032382929325103765" office:value-type="float"/>
        </table:table-row>
        <table:table-row>
          <table:table-cell office:value="0.0011361879110336308" office:value-type="float"/>
          <table:table-cell office:value="-0.0315582847595214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09784409245295" office:value-type="float"/>
          <table:table-cell office:value="56" office:value-type="float"/>
          <table:table-cell office:value="-0.0002531653642654421" office:value-type="float"/>
          <table:table-cell office:value="-0.0007973432540893562" office:value-type="float"/>
          <table:table-cell office:value="0.004979357719421387" office:value-type="float"/>
          <table:table-cell office:value="-0.0015202218294143675" office:value-type="float"/>
          <table:table-cell office:value="-0.0026036018133163454" office:value-type="float"/>
          <table:table-cell office:value="-0.0033092200756073" office:value-type="float"/>
        </table:table-row>
        <table:table-row>
          <table:table-cell office:value="0.0009837263822555543" office:value-type="float"/>
          <table:table-cell office:value="-0.0323991054296493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77145938224312" office:value-type="float"/>
          <table:table-cell office:value="57" office:value-type="float"/>
          <table:table-cell office:value="-0.00015246152877807645" office:value-type="float"/>
          <table:table-cell office:value="-0.0008408206701278689" office:value-type="float"/>
          <table:table-cell office:value="0.004900277853012084" office:value-type="float"/>
          <table:table-cell office:value="-0.0015482872724533088" office:value-type="float"/>
          <table:table-cell office:value="-0.0026622176170349125" office:value-type="float"/>
          <table:table-cell office:value="-0.0032219386100769045" office:value-type="float"/>
        </table:table-row>
        <table:table-row>
          <table:table-cell office:value="0.0007587766647338869" office:value-type="float"/>
          <table:table-cell office:value="-0.0332007902860641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47961550310084" office:value-type="float"/>
          <table:table-cell office:value="58" office:value-type="float"/>
          <table:table-cell office:value="-0.0002249497175216674" office:value-type="float"/>
          <table:table-cell office:value="-0.0008016848564147954" office:value-type="float"/>
          <table:table-cell office:value="0.004961930513381958" office:value-type="float"/>
          <table:table-cell office:value="-0.001524845361709595" office:value-type="float"/>
          <table:table-cell office:value="-0.002623711228370667" office:value-type="float"/>
          <table:table-cell office:value="-0.003296470642089844" office:value-type="float"/>
        </table:table-row>
        <table:table-row>
          <table:table-cell office:value="0.0006219673156738284" office:value-type="float"/>
          <table:table-cell office:value="-0.034038956761360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14174211623657" office:value-type="float"/>
          <table:table-cell office:value="59" office:value-type="float"/>
          <table:table-cell office:value="-0.00013680934906005852" office:value-type="float"/>
          <table:table-cell office:value="-0.0008381664752960209" office:value-type="float"/>
          <table:table-cell office:value="0.004887794256210326" office:value-type="float"/>
          <table:table-cell office:value="-0.0015418243408203119" office:value-type="float"/>
          <table:table-cell office:value="-0.0026781177520751953" office:value-type="float"/>
          <table:table-cell office:value="-0.003221571445465088" office:value-type="float"/>
        </table:table-row>
        <table:table-row>
          <table:table-cell office:value="0.0004119551181793208" office:value-type="float"/>
          <table:table-cell office:value="-0.03483743250370026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383886403057717" office:value-type="float"/>
          <table:table-cell office:value="60" office:value-type="float"/>
          <table:table-cell office:value="-0.0002100121974945076" office:value-type="float"/>
          <table:table-cell office:value="-0.0007984757423400886" office:value-type="float"/>
          <table:table-cell office:value="0.00495009422302246" office:value-type="float"/>
          <table:table-cell office:value="-0.0015180432796478276" office:value-type="float"/>
          <table:table-cell office:value="-0.0026395535469055176" office:value-type="float"/>
          <table:table-cell office:value="-0.0032969540357589725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943282961845399" office:value-type="float"/>
          <table:table-cell office:value="0.0013406538963317872" office:value-type="float"/>
          <table:table-cell office:value="0.009952374696731566" office:value-type="float"/>
          <table:table-cell office:value="0.00686626434326172" office:value-type="float"/>
          <table:table-cell office:value="0.0016857492923736568" office:value-type="float"/>
          <table:table-cell office:value="-0.00961921215057373" office:value-type="float"/>
          <table:table-cell office:value="0.07522274969420574" office:value-type="float"/>
          <table:table-cell office:value="1" office:value-type="float"/>
          <table:table-cell office:value="-0.008943282961845399" office:value-type="float"/>
          <table:table-cell office:value="0.0013406538963317872" office:value-type="float"/>
          <table:table-cell office:value="0.009952374696731566" office:value-type="float"/>
          <table:table-cell office:value="0.00686626434326172" office:value-type="float"/>
          <table:table-cell office:value="0.0016857492923736568" office:value-type="float"/>
          <table:table-cell office:value="-0.00961921215057373" office:value-type="float"/>
        </table:table-row>
        <table:table-row>
          <table:table-cell office:value="-0.01499467968940735" office:value-type="float"/>
          <table:table-cell office:value="0.0007978355884551997" office:value-type="float"/>
          <table:table-cell office:value="0.019617246389389036" office:value-type="float"/>
          <table:table-cell office:value="0.010705863237380982" office:value-type="float"/>
          <table:table-cell office:value="-0.00014717221260070884" office:value-type="float"/>
          <table:table-cell office:value="-0.01797662973403931" office:value-type="float"/>
          <table:table-cell office:value="0.07704439425001344" office:value-type="float"/>
          <table:table-cell office:value="2" office:value-type="float"/>
          <table:table-cell office:value="-0.0060513967275619505" office:value-type="float"/>
          <table:table-cell office:value="-0.0005428183078765875" office:value-type="float"/>
          <table:table-cell office:value="0.00966487169265747" office:value-type="float"/>
          <table:table-cell office:value="0.0038395988941192626" office:value-type="float"/>
          <table:table-cell office:value="-0.0018329215049743657" office:value-type="float"/>
          <table:table-cell office:value="-0.008357417583465577" office:value-type="float"/>
        </table:table-row>
        <table:table-row>
          <table:table-cell office:value="-0.020729597210884094" office:value-type="float"/>
          <table:table-cell office:value="0.0002575439214706418" office:value-type="float"/>
          <table:table-cell office:value="0.029245947599411008" office:value-type="float"/>
          <table:table-cell office:value="0.01422558903694153" office:value-type="float"/>
          <table:table-cell office:value="-0.0021638858318328864" office:value-type="float"/>
          <table:table-cell office:value="-0.026164723038673406" office:value-type="float"/>
          <table:table-cell office:value="0.07816175554625776" office:value-type="float"/>
          <table:table-cell office:value="3" office:value-type="float"/>
          <table:table-cell office:value="-0.005734917521476745" office:value-type="float"/>
          <table:table-cell office:value="-0.0005402916669845579" office:value-type="float"/>
          <table:table-cell office:value="0.009628701210021974" office:value-type="float"/>
          <table:table-cell office:value="0.0035197257995605476" office:value-type="float"/>
          <table:table-cell office:value="-0.0020167136192321775" office:value-type="float"/>
          <table:table-cell office:value="-0.008188093304634094" office:value-type="float"/>
        </table:table-row>
        <table:table-row>
          <table:table-cell office:value="-0.026192635893821717" office:value-type="float"/>
          <table:table-cell office:value="-0.00026858091354370166" office:value-type="float"/>
          <table:table-cell office:value="0.03884114384651184" office:value-type="float"/>
          <table:table-cell office:value="0.01740505933761597" office:value-type="float"/>
          <table:table-cell office:value="-0.004312160015106202" office:value-type="float"/>
          <table:table-cell office:value="-0.034185780882835394" office:value-type="float"/>
          <table:table-cell office:value="0.07846509298527943" office:value-type="float"/>
          <table:table-cell office:value="4" office:value-type="float"/>
          <table:table-cell office:value="-0.005463038682937622" office:value-type="float"/>
          <table:table-cell office:value="-0.0005261248350143435" office:value-type="float"/>
          <table:table-cell office:value="0.009595196247100831" office:value-type="float"/>
          <table:table-cell office:value="0.0031794703006744387" office:value-type="float"/>
          <table:table-cell office:value="-0.0021482741832733153" office:value-type="float"/>
          <table:table-cell office:value="-0.008021057844161988" office:value-type="float"/>
        </table:table-row>
        <table:table-row>
          <table:table-cell office:value="-0.03136762201786041" office:value-type="float"/>
          <table:table-cell office:value="-0.0007864809036254895" office:value-type="float"/>
          <table:table-cell office:value="0.04840087652206421" office:value-type="float"/>
          <table:table-cell office:value="0.020301364660263065" office:value-type="float"/>
          <table:table-cell office:value="-0.006596553325653076" office:value-type="float"/>
          <table:table-cell office:value="-0.04204043030738831" office:value-type="float"/>
          <table:table-cell office:value="0.07800688574600279" office:value-type="float"/>
          <table:table-cell office:value="5" office:value-type="float"/>
          <table:table-cell office:value="-0.005174986124038696" office:value-type="float"/>
          <table:table-cell office:value="-0.0005178999900817879" office:value-type="float"/>
          <table:table-cell office:value="0.009559732675552367" office:value-type="float"/>
          <table:table-cell office:value="0.002896305322647095" office:value-type="float"/>
          <table:table-cell office:value="-0.0022843933105468747" office:value-type="float"/>
          <table:table-cell office:value="-0.007854649424552917" office:value-type="float"/>
        </table:table-row>
        <table:table-row>
          <table:table-cell office:value="-0.03630061089992523" office:value-type="float"/>
          <table:table-cell office:value="-0.001276590824127198" office:value-type="float"/>
          <table:table-cell office:value="0.05" office:value-type="float"/>
          <table:table-cell office:value="0.02288485646247864" office:value-type="float"/>
          <table:table-cell office:value="-0.008974448442459107" office:value-type="float"/>
          <table:table-cell office:value="-0.049734033346176154" office:value-type="float"/>
          <table:table-cell office:value="0.07697404503490583" office:value-type="float"/>
          <table:table-cell office:value="6" office:value-type="float"/>
          <table:table-cell office:value="-0.00493298888206482" office:value-type="float"/>
          <table:table-cell office:value="-0.0004901099205017086" office:value-type="float"/>
          <table:table-cell office:value="0.009527895450592043" office:value-type="float"/>
          <table:table-cell office:value="0.0025834918022155755" office:value-type="float"/>
          <table:table-cell office:value="-0.0023778951168060307" office:value-type="float"/>
          <table:table-cell office:value="-0.007693603038787842" office:value-type="float"/>
        </table:table-row>
        <table:table-row>
          <table:table-cell office:value="-0.04097626149654388" office:value-type="float"/>
          <table:table-cell office:value="-0.0018074369430541998" office:value-type="float"/>
          <table:table-cell office:value="0.05" office:value-type="float"/>
          <table:table-cell office:value="0.02528642773628235" office:value-type="float"/>
          <table:table-cell office:value="-0.01149278998374939" office:value-type="float"/>
          <table:table-cell office:value="-0.05" office:value-type="float"/>
          <table:table-cell office:value="0.07561737294925679" office:value-type="float"/>
          <table:table-cell office:value="7" office:value-type="float"/>
          <table:table-cell office:value="-0.004675650596618653" office:value-type="float"/>
          <table:table-cell office:value="-0.0005308461189270017" office:value-type="float"/>
          <table:table-cell office:value="0.009494681358337401" office:value-type="float"/>
          <table:table-cell office:value="0.0024015712738037105" office:value-type="float"/>
          <table:table-cell office:value="-0.002518341541290283" office:value-type="float"/>
          <table:table-cell office:value="-0.007561569809913635" office:value-type="float"/>
        </table:table-row>
        <table:table-row>
          <table:table-cell office:value="-0.04556078255176544" office:value-type="float"/>
          <table:table-cell office:value="-0.00234793484210968" office:value-type="float"/>
          <table:table-cell office:value="0.05" office:value-type="float"/>
          <table:table-cell office:value="0.027609535455703736" office:value-type="float"/>
          <table:table-cell office:value="-0.014025633335113526" office:value-type="float"/>
          <table:table-cell office:value="-0.05" office:value-type="float"/>
          <table:table-cell office:value="0.07402466065180421" office:value-type="float"/>
          <table:table-cell office:value="8" office:value-type="float"/>
          <table:table-cell office:value="-0.004584521055221558" office:value-type="float"/>
          <table:table-cell office:value="-0.0005404978990554803" office:value-type="float"/>
          <table:table-cell office:value="0.009475491046905518" office:value-type="float"/>
          <table:table-cell office:value="0.0023231077194213866" office:value-type="float"/>
          <table:table-cell office:value="-0.0025328433513641356" office:value-type="float"/>
          <table:table-cell office:value="-0.007503263950347901" office:value-type="float"/>
        </table:table-row>
        <table:table-row>
          <table:table-cell office:value="-0.05" office:value-type="float"/>
          <table:table-cell office:value="-0.0028957933187484745" office:value-type="float"/>
          <table:table-cell office:value="0.05" office:value-type="float"/>
          <table:table-cell office:value="0.02994418978691101" office:value-type="float"/>
          <table:table-cell office:value="-0.016544418931007387" office:value-type="float"/>
          <table:table-cell office:value="-0.05" office:value-type="float"/>
          <table:table-cell office:value="0.07231189551363376" office:value-type="float"/>
          <table:table-cell office:value="9" office:value-type="float"/>
          <table:table-cell office:value="-0.004507944583892822" office:value-type="float"/>
          <table:table-cell office:value="-0.0005478584766387944" office:value-type="float"/>
          <table:table-cell office:value="0.009460949897766113" office:value-type="float"/>
          <table:table-cell office:value="0.0023346543312072754" office:value-type="float"/>
          <table:table-cell office:value="-0.0025187855958938602" office:value-type="float"/>
          <table:table-cell office:value="-0.0074728262424468995" office:value-type="float"/>
        </table:table-row>
        <table:table-row>
          <table:table-cell office:value="-0.05" office:value-type="float"/>
          <table:table-cell office:value="-0.003447719216346741" office:value-type="float"/>
          <table:table-cell office:value="0.05" office:value-type="float"/>
          <table:table-cell office:value="0.03222584128379822" office:value-type="float"/>
          <table:table-cell office:value="-0.019059850573539736" office:value-type="float"/>
          <table:table-cell office:value="-0.05" office:value-type="float"/>
          <table:table-cell office:value="0.07242860113251971" office:value-type="float"/>
          <table:table-cell office:value="10" office:value-type="float"/>
          <table:table-cell office:value="-0.004442245960235596" office:value-type="float"/>
          <table:table-cell office:value="-0.0005519258975982665" office:value-type="float"/>
          <table:table-cell office:value="0.009444091320037843" office:value-type="float"/>
          <table:table-cell office:value="0.0022816514968872076" office:value-type="float"/>
          <table:table-cell office:value="-0.0025154316425323488" office:value-type="float"/>
          <table:table-cell office:value="-0.007428222894668579" office:value-type="float"/>
        </table:table-row>
        <table:table-row>
          <table:table-cell office:value="-0.05" office:value-type="float"/>
          <table:table-cell office:value="-0.003986732363700868" office:value-type="float"/>
          <table:table-cell office:value="0.05" office:value-type="float"/>
          <table:table-cell office:value="0.03466973662376404" office:value-type="float"/>
          <table:table-cell office:value="-0.021454456448554995" office:value-type="float"/>
          <table:table-cell office:value="-0.05" office:value-type="float"/>
          <table:table-cell office:value="0.07253886734131024" office:value-type="float"/>
          <table:table-cell office:value="11" office:value-type="float"/>
          <table:table-cell office:value="-0.004527058005332947" office:value-type="float"/>
          <table:table-cell office:value="-0.0005390131473541268" office:value-type="float"/>
          <table:table-cell office:value="0.009453699588775634" office:value-type="float"/>
          <table:table-cell office:value="0.002443895339965821" office:value-type="float"/>
          <table:table-cell office:value="-0.002394605875015259" office:value-type="float"/>
          <table:table-cell office:value="-0.007482113838195801" office:value-type="float"/>
        </table:table-row>
        <table:table-row>
          <table:table-cell office:value="-0.05" office:value-type="float"/>
          <table:table-cell office:value="-0.0045204353332519535" office:value-type="float"/>
          <table:table-cell office:value="0.05" office:value-type="float"/>
          <table:table-cell office:value="0.03718988060951233" office:value-type="float"/>
          <table:table-cell office:value="-0.02377568662166596" office:value-type="float"/>
          <table:table-cell office:value="-0.05" office:value-type="float"/>
          <table:table-cell office:value="0.0726443401271376" office:value-type="float"/>
          <table:table-cell office:value="12" office:value-type="float"/>
          <table:table-cell office:value="-0.004593521356582642" office:value-type="float"/>
          <table:table-cell office:value="-0.0005337029695510857" office:value-type="float"/>
          <table:table-cell office:value="0.00945796012878418" office:value-type="float"/>
          <table:table-cell office:value="0.002520143985748291" office:value-type="float"/>
          <table:table-cell office:value="-0.002321230173110962" office:value-type="float"/>
          <table:table-cell office:value="-0.007511604428291321" office:value-type="float"/>
        </table:table-row>
        <table:table-row>
          <table:table-cell office:value="-0.05" office:value-type="float"/>
          <table:table-cell office:value="-0.005026892423629761" office:value-type="float"/>
          <table:table-cell office:value="0.05" office:value-type="float"/>
          <table:table-cell office:value="0.03987947940826416" office:value-type="float"/>
          <table:table-cell office:value="-0.025941038131713872" office:value-type="float"/>
          <table:table-cell office:value="-0.05" office:value-type="float"/>
          <table:table-cell office:value="0.07274093219174116" office:value-type="float"/>
          <table:table-cell office:value="13" office:value-type="float"/>
          <table:table-cell office:value="-0.004697380065917969" office:value-type="float"/>
          <table:table-cell office:value="-0.0005064570903778078" office:value-type="float"/>
          <table:table-cell office:value="0.009468756914138792" office:value-type="float"/>
          <table:table-cell office:value="0.0026895987987518317" office:value-type="float"/>
          <table:table-cell office:value="-0.002165351510047913" office:value-type="float"/>
          <table:table-cell office:value="-0.007564153671264649" office:value-type="float"/>
        </table:table-row>
        <table:table-row>
          <table:table-cell office:value="-0.05" office:value-type="float"/>
          <table:table-cell office:value="-0.005527955293655396" office:value-type="float"/>
          <table:table-cell office:value="0.05" office:value-type="float"/>
          <table:table-cell office:value="0.042641928195953374" office:value-type="float"/>
          <table:table-cell office:value="-0.02803232610225678" office:value-type="float"/>
          <table:table-cell office:value="-0.05" office:value-type="float"/>
          <table:table-cell office:value="0.07283306515388858" office:value-type="float"/>
          <table:table-cell office:value="14" office:value-type="float"/>
          <table:table-cell office:value="-0.0047604465484619145" office:value-type="float"/>
          <table:table-cell office:value="-0.0005010628700256349" office:value-type="float"/>
          <table:table-cell office:value="0.009472441673278808" office:value-type="float"/>
          <table:table-cell office:value="0.0027624487876892097" office:value-type="float"/>
          <table:table-cell office:value="-0.002091287970542907" office:value-type="float"/>
          <table:table-cell office:value="-0.007591697573661804" office:value-type="float"/>
        </table:table-row>
        <table:table-row>
          <table:table-cell office:value="-0.05" office:value-type="float"/>
          <table:table-cell office:value="-0.005981583595275879" office:value-type="float"/>
          <table:table-cell office:value="0.05" office:value-type="float"/>
          <table:table-cell office:value="0.04559613943099976" office:value-type="float"/>
          <table:table-cell office:value="-0.029899591803550722" office:value-type="float"/>
          <table:table-cell office:value="-0.05" office:value-type="float"/>
          <table:table-cell office:value="0.0729134686900693" office:value-type="float"/>
          <table:table-cell office:value="15" office:value-type="float"/>
          <table:table-cell office:value="-0.004905520677566528" office:value-type="float"/>
          <table:table-cell office:value="-0.0004536283016204831" office:value-type="float"/>
          <table:table-cell office:value="0.009486968517303468" office:value-type="float"/>
          <table:table-cell office:value="0.002954211235046387" office:value-type="float"/>
          <table:table-cell office:value="-0.0018672657012939447" office:value-type="float"/>
          <table:table-cell office:value="-0.00765387773513794" office:value-type="float"/>
        </table:table-row>
        <table:table-row>
          <table:table-cell office:value="-0.05" office:value-type="float"/>
          <table:table-cell office:value="-0.006429755687713623" office:value-type="float"/>
          <table:table-cell office:value="0.05" office:value-type="float"/>
          <table:table-cell office:value="0.04861801266670227" office:value-type="float"/>
          <table:table-cell office:value="-0.03169304728507996" office:value-type="float"/>
          <table:table-cell office:value="-0.05" office:value-type="float"/>
          <table:table-cell office:value="0.07299004038485256" office:value-type="float"/>
          <table:table-cell office:value="16" office:value-type="float"/>
          <table:table-cell office:value="-0.0049642276763916015" office:value-type="float"/>
          <table:table-cell office:value="-0.0004481720924377434" office:value-type="float"/>
          <table:table-cell office:value="0.009490044116973876" office:value-type="float"/>
          <table:table-cell office:value="0.0030218732357025144" office:value-type="float"/>
          <table:table-cell office:value="-0.001793455481529236" office:value-type="float"/>
          <table:table-cell office:value="-0.007679166793823243" office:value-type="float"/>
        </table:table-row>
        <table:table-row>
          <table:table-cell office:value="-0.05" office:value-type="float"/>
          <table:table-cell office:value="-0.006792608499526977" office:value-type="float"/>
          <table:table-cell office:value="0.05" office:value-type="float"/>
          <table:table-cell office:value="0.05" office:value-type="float"/>
          <table:table-cell office:value="-0.03318884134292603" office:value-type="float"/>
          <table:table-cell office:value="-0.05" office:value-type="float"/>
          <table:table-cell office:value="0.0730499121688156" office:value-type="float"/>
          <table:table-cell office:value="17" office:value-type="float"/>
          <table:table-cell office:value="-0.005147978663444519" office:value-type="float"/>
          <table:table-cell office:value="-0.0003628528118133547" office:value-type="float"/>
          <table:table-cell office:value="0.009505224227905272" office:value-type="float"/>
          <table:table-cell office:value="0.0032417690753936777" office:value-type="float"/>
          <table:table-cell office:value="-0.0014957940578460699" office:value-type="float"/>
          <table:table-cell office:value="-0.007747236490249634" office:value-type="float"/>
        </table:table-row>
        <table:table-row>
          <table:table-cell office:value="-0.05" office:value-type="float"/>
          <table:table-cell office:value="-0.007151100039482116" office:value-type="float"/>
          <table:table-cell office:value="0.05" office:value-type="float"/>
          <table:table-cell office:value="0.05" office:value-type="float"/>
          <table:table-cell office:value="-0.03463751196861268" office:value-type="float"/>
          <table:table-cell office:value="-0.05" office:value-type="float"/>
          <table:table-cell office:value="0.07310716559027754" office:value-type="float"/>
          <table:table-cell office:value="18" office:value-type="float"/>
          <table:table-cell office:value="-0.005187450647354126" office:value-type="float"/>
          <table:table-cell office:value="-0.0003584915399551386" office:value-type="float"/>
          <table:table-cell office:value="0.009507932662963866" office:value-type="float"/>
          <table:table-cell office:value="0.003286824226379395" office:value-type="float"/>
          <table:table-cell office:value="-0.0014486706256866457" office:value-type="float"/>
          <table:table-cell office:value="-0.007765209674835205" office:value-type="float"/>
        </table:table-row>
        <table:table-row>
          <table:table-cell office:value="-0.05" office:value-type="float"/>
          <table:table-cell office:value="-0.007441462278366088" office:value-type="float"/>
          <table:table-cell office:value="0.05" office:value-type="float"/>
          <table:table-cell office:value="0.05" office:value-type="float"/>
          <table:table-cell office:value="-0.03582556128501893" office:value-type="float"/>
          <table:table-cell office:value="-0.05" office:value-type="float"/>
          <table:table-cell office:value="0.0731521389679159" office:value-type="float"/>
          <table:table-cell office:value="19" office:value-type="float"/>
          <table:table-cell office:value="-0.005352962613105774" office:value-type="float"/>
          <table:table-cell office:value="-0.00029036223888397224" office:value-type="float"/>
          <table:table-cell office:value="0.009525442123413086" office:value-type="float"/>
          <table:table-cell office:value="0.0034738552570343015" office:value-type="float"/>
          <table:table-cell office:value="-0.0011880493164062502" office:value-type="float"/>
          <table:table-cell office:value="-0.007832891345024108" office:value-type="float"/>
        </table:table-row>
        <table:table-row>
          <table:table-cell office:value="-0.05" office:value-type="float"/>
          <table:table-cell office:value="-0.0077270352840423575" office:value-type="float"/>
          <table:table-cell office:value="0.05" office:value-type="float"/>
          <table:table-cell office:value="0.05" office:value-type="float"/>
          <table:table-cell office:value="-0.03699311017990113" office:value-type="float"/>
          <table:table-cell office:value="-0.05" office:value-type="float"/>
          <table:table-cell office:value="0.07319513106780122" office:value-type="float"/>
          <table:table-cell office:value="20" office:value-type="float"/>
          <table:table-cell office:value="-0.005376211404800415" office:value-type="float"/>
          <table:table-cell office:value="-0.00028557300567626925" office:value-type="float"/>
          <table:table-cell office:value="0.009527816772460939" office:value-type="float"/>
          <table:table-cell office:value="0.0034982371330261226" office:value-type="float"/>
          <table:table-cell office:value="-0.0011675488948822022" office:value-type="float"/>
          <table:table-cell office:value="-0.007844688892364502" office:value-type="float"/>
        </table:table-row>
        <table:table-row>
          <table:table-cell office:value="-0.05" office:value-type="float"/>
          <table:table-cell office:value="-0.00788821518421173" office:value-type="float"/>
          <table:table-cell office:value="0.05" office:value-type="float"/>
          <table:table-cell office:value="0.05" office:value-type="float"/>
          <table:table-cell office:value="-0.037840309739112864" office:value-type="float"/>
          <table:table-cell office:value="-0.05" office:value-type="float"/>
          <table:table-cell office:value="0.07321884786215804" office:value-type="float"/>
          <table:table-cell office:value="21" office:value-type="float"/>
          <table:table-cell office:value="-0.005577011704444885" office:value-type="float"/>
          <table:table-cell office:value="-0.0001611799001693722" office:value-type="float"/>
          <table:table-cell office:value="0.009548789262771607" office:value-type="float"/>
          <table:table-cell office:value="0.0036943042278289803" office:value-type="float"/>
          <table:table-cell office:value="-0.0008471995592117306" office:value-type="float"/>
          <table:table-cell office:value="-0.007933441996574402" office:value-type="float"/>
        </table:table-row>
        <table:table-row>
          <table:table-cell office:value="-0.05" office:value-type="float"/>
          <table:table-cell office:value="-0.008045395016670226" office:value-type="float"/>
          <table:table-cell office:value="0.05" office:value-type="float"/>
          <table:table-cell office:value="0.05" office:value-type="float"/>
          <table:table-cell office:value="-0.03867296338081361" office:value-type="float"/>
          <table:table-cell office:value="-0.05" office:value-type="float"/>
          <table:table-cell office:value="0.07324159351504025" office:value-type="float"/>
          <table:table-cell office:value="22" office:value-type="float"/>
          <table:table-cell office:value="-0.005591952800750733" office:value-type="float"/>
          <table:table-cell office:value="-0.00015717983245849658" office:value-type="float"/>
          <table:table-cell office:value="0.009550323486328125" office:value-type="float"/>
          <table:table-cell office:value="0.003710238933563233" office:value-type="float"/>
          <table:table-cell office:value="-0.0008326536417007438" office:value-type="float"/>
          <table:table-cell office:value="-0.007941464185714722" office:value-type="float"/>
        </table:table-row>
        <table:table-row>
          <table:table-cell office:value="-0.05" office:value-type="float"/>
          <table:table-cell office:value="-0.00806062638759613" office:value-type="float"/>
          <table:table-cell office:value="0.05" office:value-type="float"/>
          <table:table-cell office:value="0.05" office:value-type="float"/>
          <table:table-cell office:value="-0.03914548933506013" office:value-type="float"/>
          <table:table-cell office:value="-0.05" office:value-type="float"/>
          <table:table-cell office:value="0.07324377743167854" office:value-type="float"/>
          <table:table-cell office:value="23" office:value-type="float"/>
          <table:table-cell office:value="-0.005808969736099243" office:value-type="float"/>
          <table:table-cell office:value="-1.5231370925903806e-05" office:value-type="float"/>
          <table:table-cell office:value="0.009573286771774292" office:value-type="float"/>
          <table:table-cell office:value="0.003911395072937012" office:value-type="float"/>
          <table:table-cell office:value="-0.00047252595424652176" office:value-type="float"/>
          <table:table-cell office:value="-0.008042042255401612" office:value-type="float"/>
        </table:table-row>
        <table:table-row>
          <table:table-cell office:value="-0.05" office:value-type="float"/>
          <table:table-cell office:value="-0.008074038624763488" office:value-type="float"/>
          <table:table-cell office:value="0.05" office:value-type="float"/>
          <table:table-cell office:value="0.05" office:value-type="float"/>
          <table:table-cell office:value="-0.03961145162582398" office:value-type="float"/>
          <table:table-cell office:value="-0.05" office:value-type="float"/>
          <table:table-cell office:value="0.07324569758094712" office:value-type="float"/>
          <table:table-cell office:value="24" office:value-type="float"/>
          <table:table-cell office:value="-0.005815203785896302" office:value-type="float"/>
          <table:table-cell office:value="-1.3412237167357774e-05" office:value-type="float"/>
          <table:table-cell office:value="0.00957396149635315" office:value-type="float"/>
          <table:table-cell office:value="0.0039179718494415285" office:value-type="float"/>
          <table:table-cell office:value="-0.0004659622907638543" office:value-type="float"/>
          <table:table-cell office:value="-0.00804532527923584" office:value-type="float"/>
        </table:table-row>
        <table:table-row>
          <table:table-cell office:value="-0.05" office:value-type="float"/>
          <table:table-cell office:value="-0.007916615605354308" office:value-type="float"/>
          <table:table-cell office:value="0.05" office:value-type="float"/>
          <table:table-cell office:value="0.05" office:value-type="float"/>
          <table:table-cell office:value="-0.03962815463542939" office:value-type="float"/>
          <table:table-cell office:value="-0.05" office:value-type="float"/>
          <table:table-cell office:value="0.0732229858295521" office:value-type="float"/>
          <table:table-cell office:value="25" office:value-type="float"/>
          <table:table-cell office:value="-0.0060892593860626225" office:value-type="float"/>
          <table:table-cell office:value="0.0001574230194091794" office:value-type="float"/>
          <table:table-cell office:value="0.00960246205329895" office:value-type="float"/>
          <table:table-cell office:value="0.004198788404464722" office:value-type="float"/>
          <table:table-cell office:value="-1.670300960540834e-05" office:value-type="float"/>
          <table:table-cell office:value="-0.008174474835395813" office:value-type="float"/>
        </table:table-row>
        <table:table-row>
          <table:table-cell office:value="-0.05" office:value-type="float"/>
          <table:table-cell office:value="-0.0077599936723709104" office:value-type="float"/>
          <table:table-cell office:value="0.05" office:value-type="float"/>
          <table:table-cell office:value="0.05" office:value-type="float"/>
          <table:table-cell office:value="-0.03964808762073518" office:value-type="float"/>
          <table:table-cell office:value="-0.05" office:value-type="float"/>
          <table:table-cell office:value="0.07320001313700808" office:value-type="float"/>
          <table:table-cell office:value="26" office:value-type="float"/>
          <table:table-cell office:value="-0.006085976362228394" office:value-type="float"/>
          <table:table-cell office:value="0.00015662193298339802" office:value-type="float"/>
          <table:table-cell office:value="0.009602220058441161" office:value-type="float"/>
          <table:table-cell office:value="0.004194803237915039" office:value-type="float"/>
          <table:table-cell office:value="-1.9932985305786896e-05" office:value-type="float"/>
          <table:table-cell office:value="-0.008172675967216492" office:value-type="float"/>
        </table:table-row>
        <table:table-row>
          <table:table-cell office:value="-0.05" office:value-type="float"/>
          <table:table-cell office:value="-0.007426815629005433" office:value-type="float"/>
          <table:table-cell office:value="0.05" office:value-type="float"/>
          <table:table-cell office:value="0.05" office:value-type="float"/>
          <table:table-cell office:value="-0.03919575512409211" office:value-type="float"/>
          <table:table-cell office:value="-0.05" office:value-type="float"/>
          <table:table-cell office:value="0.07314990068888301" office:value-type="float"/>
          <table:table-cell office:value="27" office:value-type="float"/>
          <table:table-cell office:value="-0.0063734173774719245" office:value-type="float"/>
          <table:table-cell office:value="0.0003331780433654778" office:value-type="float"/>
          <table:table-cell office:value="0.00963335633277893" office:value-type="float"/>
          <table:table-cell office:value="0.004518822431564332" office:value-type="float"/>
          <table:table-cell office:value="0.0004523324966430667" office:value-type="float"/>
          <table:table-cell office:value="-0.008314419388771057" office:value-type="float"/>
        </table:table-row>
        <table:table-row>
          <table:table-cell office:value="-0.05" office:value-type="float"/>
          <table:table-cell office:value="-0.00709714949131012" office:value-type="float"/>
          <table:table-cell office:value="0.05" office:value-type="float"/>
          <table:table-cell office:value="0.05" office:value-type="float"/>
          <table:table-cell office:value="-0.03875630795955659" office:value-type="float"/>
          <table:table-cell office:value="-0.05" office:value-type="float"/>
          <table:table-cell office:value="0.07309867082340125" office:value-type="float"/>
          <table:table-cell office:value="28" office:value-type="float"/>
          <table:table-cell office:value="-0.006361580491065979" office:value-type="float"/>
          <table:table-cell office:value="0.0003296661376953128" office:value-type="float"/>
          <table:table-cell office:value="0.00963228702545166" office:value-type="float"/>
          <table:table-cell office:value="0.004504982233047485" office:value-type="float"/>
          <table:table-cell office:value="0.00043944716453552315" office:value-type="float"/>
          <table:table-cell office:value="-0.008308084607124329" office:value-type="float"/>
        </table:table-row>
        <table:table-row>
          <table:table-cell office:value="-0.05" office:value-type="float"/>
          <table:table-cell office:value="-0.006616033911705017" office:value-type="float"/>
          <table:table-cell office:value="0.05" office:value-type="float"/>
          <table:table-cell office:value="0.05" office:value-type="float"/>
          <table:table-cell office:value="-0.03795399844646455" office:value-type="float"/>
          <table:table-cell office:value="-0.05" office:value-type="float"/>
          <table:table-cell office:value="0.07302101575505111" office:value-type="float"/>
          <table:table-cell office:value="29" office:value-type="float"/>
          <table:table-cell office:value="-0.006565918922424316" office:value-type="float"/>
          <table:table-cell office:value="0.00048111557960510247" office:value-type="float"/>
          <table:table-cell office:value="0.009658617973327637" office:value-type="float"/>
          <table:table-cell office:value="0.004744391441345214" office:value-type="float"/>
          <table:table-cell office:value="0.0008023095130920404" office:value-type="float"/>
          <table:table-cell office:value="-0.008420183062553406" office:value-type="float"/>
        </table:table-row>
        <table:table-row>
          <table:table-cell office:value="-0.05" office:value-type="float"/>
          <table:table-cell office:value="-0.0061421006917953495" office:value-type="float"/>
          <table:table-cell office:value="0.05" office:value-type="float"/>
          <table:table-cell office:value="0.05" office:value-type="float"/>
          <table:table-cell office:value="-0.037170431017875684" office:value-type="float"/>
          <table:table-cell office:value="-0.05" office:value-type="float"/>
          <table:table-cell office:value="0.07294122370658705" office:value-type="float"/>
          <table:table-cell office:value="30" office:value-type="float"/>
          <table:table-cell office:value="-0.006549038290977478" office:value-type="float"/>
          <table:table-cell office:value="0.0004739332199096679" office:value-type="float"/>
          <table:table-cell office:value="0.009656904935836793" office:value-type="float"/>
          <table:table-cell office:value="0.004725158214569092" office:value-type="float"/>
          <table:table-cell office:value="0.0007835674285888664" office:value-type="float"/>
          <table:table-cell office:value="-0.008410922288894654" office:value-type="float"/>
        </table:table-row>
        <table:table-row>
          <table:table-cell office:value="-0.05" office:value-type="float"/>
          <table:table-cell office:value="-0.005535079836845399" office:value-type="float"/>
          <table:table-cell office:value="0.05" office:value-type="float"/>
          <table:table-cell office:value="0.05" office:value-type="float"/>
          <table:table-cell office:value="-0.03612603366374971" office:value-type="float"/>
          <table:table-cell office:value="-0.05" office:value-type="float"/>
          <table:table-cell office:value="0.07283435023039006" office:value-type="float"/>
          <table:table-cell office:value="31" office:value-type="float"/>
          <table:table-cell office:value="-0.006692198514938354" office:value-type="float"/>
          <table:table-cell office:value="0.0006070208549499509" office:value-type="float"/>
          <table:table-cell office:value="0.009681583642959594" office:value-type="float"/>
          <table:table-cell office:value="0.004907361268997193" office:value-type="float"/>
          <table:table-cell office:value="0.0010443973541259758" office:value-type="float"/>
          <table:table-cell office:value="-0.008507795929908753" office:value-type="float"/>
        </table:table-row>
        <table:table-row>
          <table:table-cell office:value="-0.05" office:value-type="float"/>
          <table:table-cell office:value="-0.004937106966972351" office:value-type="float"/>
          <table:table-cell office:value="0.05" office:value-type="float"/>
          <table:table-cell office:value="0.05" office:value-type="float"/>
          <table:table-cell office:value="-0.035105465054512036" office:value-type="float"/>
          <table:table-cell office:value="-0.05" office:value-type="float"/>
          <table:table-cell office:value="0.07272406013337915" office:value-type="float"/>
          <table:table-cell office:value="32" office:value-type="float"/>
          <table:table-cell office:value="-0.0066715407371521" office:value-type="float"/>
          <table:table-cell office:value="0.0005979728698730473" office:value-type="float"/>
          <table:table-cell office:value="0.009679516553878784" office:value-type="float"/>
          <table:table-cell office:value="0.004883617162704468" office:value-type="float"/>
          <table:table-cell office:value="0.0010205686092376702" office:value-type="float"/>
          <table:table-cell office:value="-0.00849654257297516" office:value-type="float"/>
        </table:table-row>
        <table:table-row>
          <table:table-cell office:value="-0.05" office:value-type="float"/>
          <table:table-cell office:value="-0.004249303936958312" office:value-type="float"/>
          <table:table-cell office:value="0.05" office:value-type="float"/>
          <table:table-cell office:value="0.05" office:value-type="float"/>
          <table:table-cell office:value="-0.03388864696025849" office:value-type="float"/>
          <table:table-cell office:value="-0.05" office:value-type="float"/>
          <table:table-cell office:value="0.07259122471937511" office:value-type="float"/>
          <table:table-cell office:value="33" office:value-type="float"/>
          <table:table-cell office:value="-0.006782070398330689" office:value-type="float"/>
          <table:table-cell office:value="0.0006878030300140388" office:value-type="float"/>
          <table:table-cell office:value="0.009701833724975585" office:value-type="float"/>
          <table:table-cell office:value="0.005057621002197265" office:value-type="float"/>
          <table:table-cell office:value="0.0012168180942535405" office:value-type="float"/>
          <table:table-cell office:value="-0.008585470914840698" office:value-type="float"/>
        </table:table-row>
        <table:table-row>
          <table:table-cell office:value="-0.05" office:value-type="float"/>
          <table:table-cell office:value="-0.0035723656415939317" office:value-type="float"/>
          <table:table-cell office:value="0.05" office:value-type="float"/>
          <table:table-cell office:value="0.05" office:value-type="float"/>
          <table:table-cell office:value="-0.032698748707771313" office:value-type="float"/>
          <table:table-cell office:value="-0.05" office:value-type="float"/>
          <table:table-cell office:value="0.07245442957128696" office:value-type="float"/>
          <table:table-cell office:value="34" office:value-type="float"/>
          <table:table-cell office:value="-0.006759201884269714" office:value-type="float"/>
          <table:table-cell office:value="0.0006769382953643807" office:value-type="float"/>
          <table:table-cell office:value="0.009699585437774659" office:value-type="float"/>
          <table:table-cell office:value="0.005031323432922364" office:value-type="float"/>
          <table:table-cell office:value="0.0011898982524871822" office:value-type="float"/>
          <table:table-cell office:value="-0.00857306957244873" office:value-type="float"/>
        </table:table-row>
        <table:table-row>
          <table:table-cell office:value="-0.05" office:value-type="float"/>
          <table:table-cell office:value="-0.0028524631261825553" office:value-type="float"/>
          <table:table-cell office:value="0.05" office:value-type="float"/>
          <table:table-cell office:value="0.05" office:value-type="float"/>
          <table:table-cell office:value="-0.03138171613216401" office:value-type="float"/>
          <table:table-cell office:value="-0.05" office:value-type="float"/>
          <table:table-cell office:value="0.07230257191107414" office:value-type="float"/>
          <table:table-cell office:value="35" office:value-type="float"/>
          <table:table-cell office:value="-0.006834036111831665" office:value-type="float"/>
          <table:table-cell office:value="0.0007199025154113765" office:value-type="float"/>
          <table:table-cell office:value="0.009718811511993409" office:value-type="float"/>
          <table:table-cell office:value="0.005180066823959351" office:value-type="float"/>
          <table:table-cell office:value="0.0013170325756073006" office:value-type="float"/>
          <table:table-cell office:value="-0.008648785948753356" office:value-type="float"/>
        </table:table-row>
        <table:table-row>
          <table:table-cell office:value="-0.05" office:value-type="float"/>
          <table:table-cell office:value="-0.002144312262535095" office:value-type="float"/>
          <table:table-cell office:value="0.05" office:value-type="float"/>
          <table:table-cell office:value="0.05" office:value-type="float"/>
          <table:table-cell office:value="-0.03009384095668794" office:value-type="float"/>
          <table:table-cell office:value="-0.05" office:value-type="float"/>
          <table:table-cell office:value="0.07214699223129874" office:value-type="float"/>
          <table:table-cell office:value="36" office:value-type="float"/>
          <table:table-cell office:value="-0.006810045838356018" office:value-type="float"/>
          <table:table-cell office:value="0.0007081508636474602" office:value-type="float"/>
          <table:table-cell office:value="0.009716548919677733" office:value-type="float"/>
          <table:table-cell office:value="0.0051525294780731205" office:value-type="float"/>
          <table:table-cell office:value="0.0012878751754760737" office:value-type="float"/>
          <table:table-cell office:value="-0.008636128902435303" office:value-type="float"/>
        </table:table-row>
        <table:table-row>
          <table:table-cell office:value="-0.05" office:value-type="float"/>
          <table:table-cell office:value="-0.0014125877618789678" office:value-type="float"/>
          <table:table-cell office:value="0.05" office:value-type="float"/>
          <table:table-cell office:value="0.05" office:value-type="float"/>
          <table:table-cell office:value="-0.028680924773216262" office:value-type="float"/>
          <table:table-cell office:value="-0.05" office:value-type="float"/>
          <table:table-cell office:value="0.0719800005437878" office:value-type="float"/>
          <table:table-cell office:value="37" office:value-type="float"/>
          <table:table-cell office:value="-0.0068894469738006595" office:value-type="float"/>
          <table:table-cell office:value="0.0007317245006561272" office:value-type="float"/>
          <table:table-cell office:value="0.009735898971557617" office:value-type="float"/>
          <table:table-cell office:value="0.00534487009048462" office:value-type="float"/>
          <table:table-cell office:value="0.001412916183471679" office:value-type="float"/>
          <table:table-cell office:value="-0.008719127178192138" office:value-type="float"/>
        </table:table-row>
        <table:table-row>
          <table:table-cell office:value="-0.05" office:value-type="float"/>
          <table:table-cell office:value="-0.0006930512189865113" office:value-type="float"/>
          <table:table-cell office:value="0.05" office:value-type="float"/>
          <table:table-cell office:value="0.05" office:value-type="float"/>
          <table:table-cell office:value="-0.02729862511157991" office:value-type="float"/>
          <table:table-cell office:value="-0.05" office:value-type="float"/>
          <table:table-cell office:value="0.07180983489471371" office:value-type="float"/>
          <table:table-cell office:value="38" office:value-type="float"/>
          <table:table-cell office:value="-0.006864868402481079" office:value-type="float"/>
          <table:table-cell office:value="0.0007195365428924565" office:value-type="float"/>
          <table:table-cell office:value="0.009733667373657226" office:value-type="float"/>
          <table:table-cell office:value="0.005316773653030396" office:value-type="float"/>
          <table:table-cell office:value="0.0013822996616363534" office:value-type="float"/>
          <table:table-cell office:value="-0.008706563115119935" office:value-type="float"/>
        </table:table-row>
        <table:table-row>
          <table:table-cell office:value="-0.05" office:value-type="float"/>
          <table:table-cell office:value="1.3752579689026503e-05" office:value-type="float"/>
          <table:table-cell office:value="0.05" office:value-type="float"/>
          <table:table-cell office:value="0.05" office:value-type="float"/>
          <table:table-cell office:value="-0.025816368460655225" office:value-type="float"/>
          <table:table-cell office:value="-0.05" office:value-type="float"/>
          <table:table-cell office:value="0.0716371409976008" office:value-type="float"/>
          <table:table-cell office:value="39" office:value-type="float"/>
          <table:table-cell office:value="-0.006919037103652954" office:value-type="float"/>
          <table:table-cell office:value="0.0007068037986755378" office:value-type="float"/>
          <table:table-cell office:value="0.00974893093109131" office:value-type="float"/>
          <table:table-cell office:value="0.005498061180114746" office:value-type="float"/>
          <table:table-cell office:value="0.0014822566509246834" office:value-type="float"/>
          <table:table-cell office:value="-0.008777873516082764" office:value-type="float"/>
        </table:table-row>
        <table:table-row>
          <table:table-cell office:value="-0.05" office:value-type="float"/>
          <table:table-cell office:value="0.0007084649801254277" office:value-type="float"/>
          <table:table-cell office:value="0.05" office:value-type="float"/>
          <table:table-cell office:value="0.05" office:value-type="float"/>
          <table:table-cell office:value="-0.02436537563800813" office:value-type="float"/>
          <table:table-cell office:value="-0.05" office:value-type="float"/>
          <table:table-cell office:value="0.07146224875288135" office:value-type="float"/>
          <table:table-cell office:value="40" office:value-type="float"/>
          <table:table-cell office:value="-0.006894537806510925" office:value-type="float"/>
          <table:table-cell office:value="0.0006947124004364012" office:value-type="float"/>
          <table:table-cell office:value="0.009746780395507812" office:value-type="float"/>
          <table:table-cell office:value="0.005470370054244996" office:value-type="float"/>
          <table:table-cell office:value="0.0014509928226470944" office:value-type="float"/>
          <table:table-cell office:value="-0.00876574158668518" office:value-type="float"/>
        </table:table-row>
        <table:table-row>
          <table:table-cell office:value="-0.05" office:value-type="float"/>
          <table:table-cell office:value="0.0013832682371139535" office:value-type="float"/>
          <table:table-cell office:value="0.05" office:value-type="float"/>
          <table:table-cell office:value="0.05" office:value-type="float"/>
          <table:table-cell office:value="-0.022789228558540358" office:value-type="float"/>
          <table:table-cell office:value="-0.05" office:value-type="float"/>
          <table:table-cell office:value="0.07128765017002185" office:value-type="float"/>
          <table:table-cell office:value="41" office:value-type="float"/>
          <table:table-cell office:value="-0.006947476863861084" office:value-type="float"/>
          <table:table-cell office:value="0.0006748032569885258" office:value-type="float"/>
          <table:table-cell office:value="0.009760165214538574" office:value-type="float"/>
          <table:table-cell office:value="0.005681660175323485" office:value-type="float"/>
          <table:table-cell office:value="0.0015761470794677726" office:value-type="float"/>
          <table:table-cell office:value="-0.00883510947227478" office:value-type="float"/>
        </table:table-row>
        <table:table-row>
          <table:table-cell office:value="-0.05" office:value-type="float"/>
          <table:table-cell office:value="0.0020459121465682996" office:value-type="float"/>
          <table:table-cell office:value="0.05" office:value-type="float"/>
          <table:table-cell office:value="0.05" office:value-type="float"/>
          <table:table-cell office:value="-0.021245066523551955" office:value-type="float"/>
          <table:table-cell office:value="-0.05" office:value-type="float"/>
          <table:table-cell office:value="0.07111184028256402" office:value-type="float"/>
          <table:table-cell office:value="42" office:value-type="float"/>
          <table:table-cell office:value="-0.006922926306724548" office:value-type="float"/>
          <table:table-cell office:value="0.0006626439094543461" office:value-type="float"/>
          <table:table-cell office:value="0.009758057594299317" office:value-type="float"/>
          <table:table-cell office:value="0.005654308795928957" office:value-type="float"/>
          <table:table-cell office:value="0.0015441620349884028" office:value-type="float"/>
          <table:table-cell office:value="-0.008823356032371521" office:value-type="float"/>
        </table:table-row>
        <table:table-row>
          <table:table-cell office:value="-0.05" office:value-type="float"/>
          <table:table-cell office:value="0.002692471146583558" office:value-type="float"/>
          <table:table-cell office:value="0.05" office:value-type="float"/>
          <table:table-cell office:value="0.05" office:value-type="float"/>
          <table:table-cell office:value="-0.019589073061943067" office:value-type="float"/>
          <table:table-cell office:value="-0.05" office:value-type="float"/>
          <table:table-cell office:value="0.0709362818489384" office:value-type="float"/>
          <table:table-cell office:value="43" office:value-type="float"/>
          <table:table-cell office:value="-0.0069531953334808355" office:value-type="float"/>
          <table:table-cell office:value="0.0006465590000152583" office:value-type="float"/>
          <table:table-cell office:value="0.009767599105834962" office:value-type="float"/>
          <table:table-cell office:value="0.005851587057113647" office:value-type="float"/>
          <table:table-cell office:value="0.0016559934616088862" office:value-type="float"/>
          <table:table-cell office:value="-0.008880521059036256" office:value-type="float"/>
        </table:table-row>
        <table:table-row>
          <table:table-cell office:value="-0.05" office:value-type="float"/>
          <table:table-cell office:value="0.00332678258419037" office:value-type="float"/>
          <table:table-cell office:value="0.05" office:value-type="float"/>
          <table:table-cell office:value="0.05" office:value-type="float"/>
          <table:table-cell office:value="-0.017965735793113724" office:value-type="float"/>
          <table:table-cell office:value="-0.05" office:value-type="float"/>
          <table:table-cell office:value="0.07076032929195533" office:value-type="float"/>
          <table:table-cell office:value="44" office:value-type="float"/>
          <table:table-cell office:value="-0.006928516626358032" office:value-type="float"/>
          <table:table-cell office:value="0.0006343114376068121" office:value-type="float"/>
          <table:table-cell office:value="0.009765517711639403" office:value-type="float"/>
          <table:table-cell office:value="0.005824600458145141" office:value-type="float"/>
          <table:table-cell office:value="0.001623337268829345" office:value-type="float"/>
          <table:table-cell office:value="-0.008869073390960694" office:value-type="float"/>
        </table:table-row>
        <table:table-row>
          <table:table-cell office:value="-0.05" office:value-type="float"/>
          <table:table-cell office:value="0.0039939647912979135" office:value-type="float"/>
          <table:table-cell office:value="0.05" office:value-type="float"/>
          <table:table-cell office:value="0.05" office:value-type="float"/>
          <table:table-cell office:value="-0.016185911297798172" office:value-type="float"/>
          <table:table-cell office:value="-0.05" office:value-type="float"/>
          <table:table-cell office:value="0.07057142351795863" office:value-type="float"/>
          <table:table-cell office:value="45" office:value-type="float"/>
          <table:table-cell office:value="-0.006971805095672608" office:value-type="float"/>
          <table:table-cell office:value="0.0006671822071075435" office:value-type="float"/>
          <table:table-cell office:value="0.009774425029754638" office:value-type="float"/>
          <table:table-cell office:value="0.006053240299224853" office:value-type="float"/>
          <table:table-cell office:value="0.0017798244953155518" office:value-type="float"/>
          <table:table-cell office:value="-0.008929176330566406" office:value-type="float"/>
        </table:table-row>
        <table:table-row>
          <table:table-cell office:value="-0.05" office:value-type="float"/>
          <table:table-cell office:value="0.00464787781238556" office:value-type="float"/>
          <table:table-cell office:value="0.05" office:value-type="float"/>
          <table:table-cell office:value="0.05" office:value-type="float"/>
          <table:table-cell office:value="-0.01444132030010225" office:value-type="float"/>
          <table:table-cell office:value="-0.05" office:value-type="float"/>
          <table:table-cell office:value="0.07038259547974869" office:value-type="float"/>
          <table:table-cell office:value="46" office:value-type="float"/>
          <table:table-cell office:value="-0.00694578468799591" office:value-type="float"/>
          <table:table-cell office:value="0.0006539130210876463" office:value-type="float"/>
          <table:table-cell office:value="0.009772267341613771" office:value-type="float"/>
          <table:table-cell office:value="0.006025381088256837" office:value-type="float"/>
          <table:table-cell office:value="0.0017445909976959231" office:value-type="float"/>
          <table:table-cell office:value="-0.008917474746704101" office:value-type="float"/>
        </table:table-row>
        <table:table-row>
          <table:table-cell office:value="-0.05" office:value-type="float"/>
          <table:table-cell office:value="0.005356091856956482" office:value-type="float"/>
          <table:table-cell office:value="0.05" office:value-type="float"/>
          <table:table-cell office:value="0.05" office:value-type="float"/>
          <table:table-cell office:value="-0.012513026595115677" office:value-type="float"/>
          <table:table-cell office:value="-0.05" office:value-type="float"/>
          <table:table-cell office:value="0.07017413371241467" office:value-type="float"/>
          <table:table-cell office:value="47" office:value-type="float"/>
          <table:table-cell office:value="-0.006990110278129577" office:value-type="float"/>
          <table:table-cell office:value="0.000708214044570922" office:value-type="float"/>
          <table:table-cell office:value="0.009779789447784423" office:value-type="float"/>
          <table:table-cell office:value="0.006254228353500367" office:value-type="float"/>
          <table:table-cell office:value="0.001928293704986572" office:value-type="float"/>
          <table:table-cell office:value="-0.008976563215255737" office:value-type="float"/>
        </table:table-row>
        <table:table-row>
          <table:table-cell office:value="-0.05" office:value-type="float"/>
          <table:table-cell office:value="0.006049677729606628" office:value-type="float"/>
          <table:table-cell office:value="0.05" office:value-type="float"/>
          <table:table-cell office:value="0.05" office:value-type="float"/>
          <table:table-cell office:value="-0.010623247027397172" office:value-type="float"/>
          <table:table-cell office:value="-0.05" office:value-type="float"/>
          <table:table-cell office:value="0.06996613748927126" office:value-type="float"/>
          <table:table-cell office:value="48" office:value-type="float"/>
          <table:table-cell office:value="-0.00696220874786377" office:value-type="float"/>
          <table:table-cell office:value="0.0006935858726501466" office:value-type="float"/>
          <table:table-cell office:value="0.00977750539779663" office:value-type="float"/>
          <table:table-cell office:value="0.006224853992462158" office:value-type="float"/>
          <table:table-cell office:value="0.0018897795677185053" office:value-type="float"/>
          <table:table-cell office:value="-0.008964468836784364" office:value-type="float"/>
        </table:table-row>
        <table:table-row>
          <table:table-cell office:value="-0.05" office:value-type="float"/>
          <table:table-cell office:value="0.0068063575029373175" office:value-type="float"/>
          <table:table-cell office:value="0.05" office:value-type="float"/>
          <table:table-cell office:value="0.05" office:value-type="float"/>
          <table:table-cell office:value="-0.00857112348079683" office:value-type="float"/>
          <table:table-cell office:value="-0.05" office:value-type="float"/>
          <table:table-cell office:value="0.06973506735154762" office:value-type="float"/>
          <table:table-cell office:value="49" office:value-type="float"/>
          <table:table-cell office:value="-0.006990551948547363" office:value-type="float"/>
          <table:table-cell office:value="0.0007566797733306891" office:value-type="float"/>
          <table:table-cell office:value="0.009784297943115234" office:value-type="float"/>
          <table:table-cell office:value="0.0064259576797485365" office:value-type="float"/>
          <table:table-cell office:value="0.0020521235466003426" office:value-type="float"/>
          <table:table-cell office:value="-0.009020347595214844" office:value-type="float"/>
        </table:table-row>
        <table:table-row>
          <table:table-cell office:value="-0.05" office:value-type="float"/>
          <table:table-cell office:value="0.007547242045402528" office:value-type="float"/>
          <table:table-cell office:value="0.05" office:value-type="float"/>
          <table:table-cell office:value="0.05" office:value-type="float"/>
          <table:table-cell office:value="-0.006560387015342728" office:value-type="float"/>
          <table:table-cell office:value="-0.05" office:value-type="float"/>
          <table:table-cell office:value="0.06950478353393313" office:value-type="float"/>
          <table:table-cell office:value="50" office:value-type="float"/>
          <table:table-cell office:value="-0.006960851550102233" office:value-type="float"/>
          <table:table-cell office:value="0.0007408845424652106" office:value-type="float"/>
          <table:table-cell office:value="0.009781901836395263" office:value-type="float"/>
          <table:table-cell office:value="0.006395413875579835" office:value-type="float"/>
          <table:table-cell office:value="0.0020107364654541014" office:value-type="float"/>
          <table:table-cell office:value="-0.009007930755615234" office:value-type="float"/>
        </table:table-row>
        <table:table-row>
          <table:table-cell office:value="-0.05" office:value-type="float"/>
          <table:table-cell office:value="0.0083269602060318" office:value-type="float"/>
          <table:table-cell office:value="0.05" office:value-type="float"/>
          <table:table-cell office:value="0.05" office:value-type="float"/>
          <table:table-cell office:value="-0.0044317799806595" office:value-type="float"/>
          <table:table-cell office:value="-0.05" office:value-type="float"/>
          <table:table-cell office:value="0.06925830323335601" office:value-type="float"/>
          <table:table-cell office:value="51" office:value-type="float"/>
          <table:table-cell office:value="-0.0069533193111419676" office:value-type="float"/>
          <table:table-cell office:value="0.0007797181606292725" office:value-type="float"/>
          <table:table-cell office:value="0.00978619933128357" office:value-type="float"/>
          <table:table-cell office:value="0.006550039052963258" office:value-type="float"/>
          <table:table-cell office:value="0.002128607034683228" office:value-type="float"/>
          <table:table-cell office:value="-0.009054003357887268" office:value-type="float"/>
        </table:table-row>
        <table:table-row>
          <table:table-cell office:value="-0.05" office:value-type="float"/>
          <table:table-cell office:value="0.009090084433555605" office:value-type="float"/>
          <table:table-cell office:value="0.05" office:value-type="float"/>
          <table:table-cell office:value="0.05" office:value-type="float"/>
          <table:table-cell office:value="-0.0023466426134109656" office:value-type="float"/>
          <table:table-cell office:value="-0.05" office:value-type="float"/>
          <table:table-cell office:value="0.06901314247150994" office:value-type="float"/>
          <table:table-cell office:value="52" office:value-type="float"/>
          <table:table-cell office:value="-0.006922257542610168" office:value-type="float"/>
          <table:table-cell office:value="0.0007631242275238041" office:value-type="float"/>
          <table:table-cell office:value="0.009783732891082765" office:value-type="float"/>
          <table:table-cell office:value="0.006518957614898681" office:value-type="float"/>
          <table:table-cell office:value="0.0020851373672485345" office:value-type="float"/>
          <table:table-cell office:value="-0.009041507244110108" office:value-type="float"/>
        </table:table-row>
        <table:table-row>
          <table:table-cell office:value="-0.05" office:value-type="float"/>
          <table:table-cell office:value="0.009849196076393129" office:value-type="float"/>
          <table:table-cell office:value="0.05" office:value-type="float"/>
          <table:table-cell office:value="0.05" office:value-type="float"/>
          <table:table-cell office:value="-0.00020970880985261668" office:value-type="float"/>
          <table:table-cell office:value="-0.05" office:value-type="float"/>
          <table:table-cell office:value="0.06876558183397204" office:value-type="float"/>
          <table:table-cell office:value="53" office:value-type="float"/>
          <table:table-cell office:value="-0.006876388788223267" office:value-type="float"/>
          <table:table-cell office:value="0.0007591116428375243" office:value-type="float"/>
          <table:table-cell office:value="0.009785609245300293" office:value-type="float"/>
          <table:table-cell office:value="0.006629698276519774" office:value-type="float"/>
          <table:table-cell office:value="0.002136933803558349" office:value-type="float"/>
          <table:table-cell office:value="-0.009074405431747437" office:value-type="float"/>
        </table:table-row>
        <table:table-row>
          <table:table-cell office:value="-0.05" office:value-type="float"/>
          <table:table-cell office:value="0.010591519474983217" office:value-type="float"/>
          <table:table-cell office:value="0.05" office:value-type="float"/>
          <table:table-cell office:value="0.05" office:value-type="float"/>
          <table:table-cell office:value="0.0018834298849105674" office:value-type="float"/>
          <table:table-cell office:value="-0.05" office:value-type="float"/>
          <table:table-cell office:value="0.06852008696457108" office:value-type="float"/>
          <table:table-cell office:value="54" office:value-type="float"/>
          <table:table-cell office:value="-0.006844865083694458" office:value-type="float"/>
          <table:table-cell office:value="0.0007423233985900876" office:value-type="float"/>
          <table:table-cell office:value="0.009783154726028443" office:value-type="float"/>
          <table:table-cell office:value="0.006599044799804688" office:value-type="float"/>
          <table:table-cell office:value="0.002093138694763184" office:value-type="float"/>
          <table:table-cell office:value="-0.00906227171421051" office:value-type="float"/>
        </table:table-row>
        <table:table-row>
          <table:table-cell office:value="-0.05" office:value-type="float"/>
          <table:table-cell office:value="0.011314975619316102" office:value-type="float"/>
          <table:table-cell office:value="0.05" office:value-type="float"/>
          <table:table-cell office:value="0.05" office:value-type="float"/>
          <table:table-cell office:value="0.003988015055656416" office:value-type="float"/>
          <table:table-cell office:value="-0.05" office:value-type="float"/>
          <table:table-cell office:value="0.06827772170323453" office:value-type="float"/>
          <table:table-cell office:value="55" office:value-type="float"/>
          <table:table-cell office:value="-0.006771657466888428" office:value-type="float"/>
          <table:table-cell office:value="0.000723456144332885" office:value-type="float"/>
          <table:table-cell office:value="0.009785937070846558" office:value-type="float"/>
          <table:table-cell office:value="0.006651494503021242" office:value-type="float"/>
          <table:table-cell office:value="0.002104585170745849" office:value-type="float"/>
          <table:table-cell office:value="-0.009084843397140503" office:value-type="float"/>
        </table:table-row>
        <table:table-row>
          <table:table-cell office:value="-0.05" office:value-type="float"/>
          <table:table-cell office:value="0.012021862864494325" office:value-type="float"/>
          <table:table-cell office:value="0.05" office:value-type="float"/>
          <table:table-cell office:value="0.05" office:value-type="float"/>
          <table:table-cell office:value="0.006049341559410079" office:value-type="float"/>
          <table:table-cell office:value="-0.05" office:value-type="float"/>
          <table:table-cell office:value="0.06803806044825651" office:value-type="float"/>
          <table:table-cell office:value="56" office:value-type="float"/>
          <table:table-cell office:value="-0.006740113496780395" office:value-type="float"/>
          <table:table-cell office:value="0.000706887245178223" office:value-type="float"/>
          <table:table-cell office:value="0.009783554077148439" office:value-type="float"/>
          <table:table-cell office:value="0.006621499061584471" office:value-type="float"/>
          <table:table-cell office:value="0.0020613265037536625" office:value-type="float"/>
          <table:table-cell office:value="-0.009073198437690735" office:value-type="float"/>
        </table:table-row>
        <table:table-row>
          <table:table-cell office:value="-0.05" office:value-type="float"/>
          <table:table-cell office:value="0.012724265456199646" office:value-type="float"/>
          <table:table-cell office:value="0.05" office:value-type="float"/>
          <table:table-cell office:value="0.05" office:value-type="float"/>
          <table:table-cell office:value="0.008073571324348433" office:value-type="float"/>
          <table:table-cell office:value="-0.05" office:value-type="float"/>
          <table:table-cell office:value="0.06779724238489258" office:value-type="float"/>
          <table:table-cell office:value="57" office:value-type="float"/>
          <table:table-cell office:value="-0.006666669249534607" office:value-type="float"/>
          <table:table-cell office:value="0.0007024025917053214" office:value-type="float"/>
          <table:table-cell office:value="0.009788029193878172" office:value-type="float"/>
          <table:table-cell office:value="0.006635141372680663" office:value-type="float"/>
          <table:table-cell office:value="0.0020242297649383546" office:value-type="float"/>
          <table:table-cell office:value="-0.009089699983596803" office:value-type="float"/>
        </table:table-row>
        <table:table-row>
          <table:table-cell office:value="-0.05" office:value-type="float"/>
          <table:table-cell office:value="0.013410521149635314" office:value-type="float"/>
          <table:table-cell office:value="0.05" office:value-type="float"/>
          <table:table-cell office:value="0.05" office:value-type="float"/>
          <table:table-cell office:value="0.010054193139076217" office:value-type="float"/>
          <table:table-cell office:value="-0.05" office:value-type="float"/>
          <table:table-cell office:value="0.06755948202668396" office:value-type="float"/>
          <table:table-cell office:value="58" office:value-type="float"/>
          <table:table-cell office:value="-0.006635191440582276" office:value-type="float"/>
          <table:table-cell office:value="0.0006862556934356685" office:value-type="float"/>
          <table:table-cell office:value="0.009785794019699095" office:value-type="float"/>
          <table:table-cell office:value="0.006605513095855714" office:value-type="float"/>
          <table:table-cell office:value="0.0019806218147277836" office:value-type="float"/>
          <table:table-cell office:value="-0.009078611731529237" office:value-type="float"/>
        </table:table-row>
        <table:table-row>
          <table:table-cell office:value="-0.05" office:value-type="float"/>
          <table:table-cell office:value="0.01406692087650299" office:value-type="float"/>
          <table:table-cell office:value="0.05" office:value-type="float"/>
          <table:table-cell office:value="0.05" office:value-type="float"/>
          <table:table-cell office:value="0.011985440850257857" office:value-type="float"/>
          <table:table-cell office:value="-0.05" office:value-type="float"/>
          <table:table-cell office:value="0.06732985912437682" office:value-type="float"/>
          <table:table-cell office:value="59" office:value-type="float"/>
          <table:table-cell office:value="-0.00655463457107544" office:value-type="float"/>
          <table:table-cell office:value="0.0006563997268676756" office:value-type="float"/>
          <table:table-cell office:value="0.009790256023406984" office:value-type="float"/>
          <table:table-cell office:value="0.006593744754791261" office:value-type="float"/>
          <table:table-cell office:value="0.0019312477111816401" office:value-type="float"/>
          <table:table-cell office:value="-0.009089325666427613" office:value-type="float"/>
        </table:table-row>
        <table:table-row>
          <table:table-cell office:value="-0.05" office:value-type="float"/>
          <table:table-cell office:value="0.014708011746406555" office:value-type="float"/>
          <table:table-cell office:value="0.05" office:value-type="float"/>
          <table:table-cell office:value="0.05" office:value-type="float"/>
          <table:table-cell office:value="0.01387486040592192" office:value-type="float"/>
          <table:table-cell office:value="-0.05" office:value-type="float"/>
          <table:table-cell office:value="0.06710358495081094" office:value-type="float"/>
          <table:table-cell office:value="60" office:value-type="float"/>
          <table:table-cell office:value="-0.006524103879928589" office:value-type="float"/>
          <table:table-cell office:value="0.0006410908699035645" office:value-type="float"/>
          <table:table-cell office:value="0.0097881555557251" office:value-type="float"/>
          <table:table-cell office:value="0.0065652036666870115" office:value-type="float"/>
          <table:table-cell office:value="0.0018894195556640632" office:value-type="float"/>
          <table:table-cell office:value="-0.009078820943832397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802595973014831" office:value-type="float"/>
          <table:table-cell office:value="0.0036421108245849616" office:value-type="float"/>
          <table:table-cell office:value="0.00999857187271118" office:value-type="float"/>
          <table:table-cell office:value="0.009766479730606079" office:value-type="float"/>
          <table:table-cell office:value="0.007828261852264406" office:value-type="float"/>
          <table:table-cell office:value="-0.009988086819648743" office:value-type="float"/>
          <table:table-cell office:value="0.06533960323985685" office:value-type="float"/>
          <table:table-cell office:value="1" office:value-type="float"/>
          <table:table-cell office:value="-0.009802595973014831" office:value-type="float"/>
          <table:table-cell office:value="0.0036421108245849616" office:value-type="float"/>
          <table:table-cell office:value="0.00999857187271118" office:value-type="float"/>
          <table:table-cell office:value="0.009766479730606079" office:value-type="float"/>
          <table:table-cell office:value="0.007828261852264406" office:value-type="float"/>
          <table:table-cell office:value="-0.009988086819648743" office:value-type="float"/>
        </table:table-row>
        <table:table-row>
          <table:table-cell office:value="-0.01949513077735901" office:value-type="float"/>
          <table:table-cell office:value="0.006970087289810181" office:value-type="float"/>
          <table:table-cell office:value="0.019996378421783447" office:value-type="float"/>
          <table:table-cell office:value="0.019467047452926635" office:value-type="float"/>
          <table:table-cell office:value="0.015224279165267945" office:value-type="float"/>
          <table:table-cell office:value="-0.01996546983718872" office:value-type="float"/>
          <table:table-cell office:value="0.06709047381382613" office:value-type="float"/>
          <table:table-cell office:value="2" office:value-type="float"/>
          <table:table-cell office:value="-0.009692534804344177" office:value-type="float"/>
          <table:table-cell office:value="0.0033279764652252193" office:value-type="float"/>
          <table:table-cell office:value="0.009997806549072267" office:value-type="float"/>
          <table:table-cell office:value="0.009700567722320556" office:value-type="float"/>
          <table:table-cell office:value="0.007396017313003539" office:value-type="float"/>
          <table:table-cell office:value="-0.009977383017539978" office:value-type="float"/>
        </table:table-row>
        <table:table-row>
          <table:table-cell office:value="-0.029144705533981324" office:value-type="float"/>
          <table:table-cell office:value="0.010298324823379517" office:value-type="float"/>
          <table:table-cell office:value="0.02999392032623291" office:value-type="float"/>
          <table:table-cell office:value="0.02913716912269592" office:value-type="float"/>
          <table:table-cell office:value="0.022520890235900877" office:value-type="float"/>
          <table:table-cell office:value="-0.02993859648704529" office:value-type="float"/>
          <table:table-cell office:value="0.06665303874152113" office:value-type="float"/>
          <table:table-cell office:value="3" office:value-type="float"/>
          <table:table-cell office:value="-0.009649574756622314" office:value-type="float"/>
          <table:table-cell office:value="0.003328237533569336" office:value-type="float"/>
          <table:table-cell office:value="0.009997541904449464" office:value-type="float"/>
          <table:table-cell office:value="0.009670121669769287" office:value-type="float"/>
          <table:table-cell office:value="0.007296611070632933" office:value-type="float"/>
          <table:table-cell office:value="-0.009973126649856568" office:value-type="float"/>
        </table:table-row>
        <table:table-row>
          <table:table-cell office:value="-0.03873890459537506" office:value-type="float"/>
          <table:table-cell office:value="0.013474495410919189" office:value-type="float"/>
          <table:table-cell office:value="0.039990880489349366" office:value-type="float"/>
          <table:table-cell office:value="0.03875717520713806" office:value-type="float"/>
          <table:table-cell office:value="0.029610337018966676" office:value-type="float"/>
          <table:table-cell office:value="-0.03990500152111054" office:value-type="float"/>
          <table:table-cell office:value="0.06439597857939154" office:value-type="float"/>
          <table:table-cell office:value="4" office:value-type="float"/>
          <table:table-cell office:value="-0.009594199061393738" office:value-type="float"/>
          <table:table-cell office:value="0.003176170587539672" office:value-type="float"/>
          <table:table-cell office:value="0.009996960163116455" office:value-type="float"/>
          <table:table-cell office:value="0.00962000608444214" office:value-type="float"/>
          <table:table-cell office:value="0.007089446783065797" office:value-type="float"/>
          <table:table-cell office:value="-0.009966405034065247" office:value-type="float"/>
        </table:table-row>
        <table:table-row>
          <table:table-cell office:value="-0.04828809022903442" office:value-type="float"/>
          <table:table-cell office:value="0.01666676044464111" office:value-type="float"/>
          <table:table-cell office:value="0.04998750448226929" office:value-type="float"/>
          <table:table-cell office:value="0.04834182858467102" office:value-type="float"/>
          <table:table-cell office:value="0.03662479639053345" office:value-type="float"/>
          <table:table-cell office:value="-0.0498655116558075" office:value-type="float"/>
          <table:table-cell office:value="0.06101476553062772" office:value-type="float"/>
          <table:table-cell office:value="5" office:value-type="float"/>
          <table:table-cell office:value="-0.009549185633659363" office:value-type="float"/>
          <table:table-cell office:value="0.0031922650337219242" office:value-type="float"/>
          <table:table-cell office:value="0.009996623992919921" office:value-type="float"/>
          <table:table-cell office:value="0.00958465337753296" office:value-type="float"/>
          <table:table-cell office:value="0.007014459371566773" office:value-type="float"/>
          <table:table-cell office:value="-0.00996051013469696" office:value-type="float"/>
        </table:table-row>
        <table:table-row>
          <table:table-cell office:value="-0.05" office:value-type="float"/>
          <table:table-cell office:value="0.019718477725982664" office:value-type="float"/>
          <table:table-cell office:value="0.05" office:value-type="float"/>
          <table:table-cell office:value="0.05" office:value-type="float"/>
          <table:table-cell office:value="0.043424203395843505" office:value-type="float"/>
          <table:table-cell office:value="-0.05" office:value-type="float"/>
          <table:table-cell office:value="0.0593853696072023" office:value-type="float"/>
          <table:table-cell office:value="6" office:value-type="float"/>
          <table:table-cell office:value="-0.009484595060348511" office:value-type="float"/>
          <table:table-cell office:value="0.003051717281341553" office:value-type="float"/>
          <table:table-cell office:value="0.009995861053466797" office:value-type="float"/>
          <table:table-cell office:value="0.0095232355594635" office:value-type="float"/>
          <table:table-cell office:value="0.00679940700531006" office:value-type="float"/>
          <table:table-cell office:value="-0.009951510429382325" office:value-type="float"/>
        </table:table-row>
        <table:table-row>
          <table:table-cell office:value="-0.05" office:value-type="float"/>
          <table:table-cell office:value="0.0229302823543548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812164526185811" office:value-type="float"/>
          <table:table-cell office:value="7" office:value-type="float"/>
          <table:table-cell office:value="-0.009480913281440736" office:value-type="float"/>
          <table:table-cell office:value="0.003211804628372193" office:value-type="float"/>
          <table:table-cell office:value="0.009996013641357422" office:value-type="float"/>
          <table:table-cell office:value="0.009523041248321535" office:value-type="float"/>
          <table:table-cell office:value="0.006861884593963622" office:value-type="float"/>
          <table:table-cell office:value="-0.009950718879699708" office:value-type="float"/>
        </table:table-row>
        <table:table-row>
          <table:table-cell office:value="-0.05" office:value-type="float"/>
          <table:table-cell office:value="0.0260904085636138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684835264781272" office:value-type="float"/>
          <table:table-cell office:value="8" office:value-type="float"/>
          <table:table-cell office:value="-0.009458590149879455" office:value-type="float"/>
          <table:table-cell office:value="0.003160126209259033" office:value-type="float"/>
          <table:table-cell office:value="0.009995839595794679" office:value-type="float"/>
          <table:table-cell office:value="0.009502313137054444" office:value-type="float"/>
          <table:table-cell office:value="0.006771771907806397" office:value-type="float"/>
          <table:table-cell office:value="-0.009948041439056397" office:value-type="float"/>
        </table:table-row>
        <table:table-row>
          <table:table-cell office:value="-0.05" office:value-type="float"/>
          <table:table-cell office:value="0.02950472712516784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544546299571064" office:value-type="float"/>
          <table:table-cell office:value="9" office:value-type="float"/>
          <table:table-cell office:value="-0.00947626233100891" office:value-type="float"/>
          <table:table-cell office:value="0.0034143185615539556" office:value-type="float"/>
          <table:table-cell office:value="0.009996196031570434" office:value-type="float"/>
          <table:table-cell office:value="0.009528653621673584" office:value-type="float"/>
          <table:table-cell office:value="0.006938095092773438" office:value-type="float"/>
          <table:table-cell office:value="-0.00994962751865387" office:value-type="float"/>
        </table:table-row>
        <table:table-row>
          <table:table-cell office:value="-0.05" office:value-type="float"/>
          <table:table-cell office:value="0.0328932178020477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4030133644309045" office:value-type="float"/>
          <table:table-cell office:value="10" office:value-type="float"/>
          <table:table-cell office:value="-0.009464730620384217" office:value-type="float"/>
          <table:table-cell office:value="0.003388490676879883" office:value-type="float"/>
          <table:table-cell office:value="0.009996120929718017" office:value-type="float"/>
          <table:table-cell office:value="0.009517797231674193" office:value-type="float"/>
          <table:table-cell office:value="0.006893495321273804" office:value-type="float"/>
          <table:table-cell office:value="-0.009948189854621887" office:value-type="float"/>
        </table:table-row>
        <table:table-row>
          <table:table-cell office:value="-0.05" office:value-type="float"/>
          <table:table-cell office:value="0.0365096175670623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249869533505066" office:value-type="float"/>
          <table:table-cell office:value="11" office:value-type="float"/>
          <table:table-cell office:value="-0.009479891657829285" office:value-type="float"/>
          <table:table-cell office:value="0.003616399765014648" office:value-type="float"/>
          <table:table-cell office:value="0.00999642848968506" office:value-type="float"/>
          <table:table-cell office:value="0.009547390937805175" office:value-type="float"/>
          <table:table-cell office:value="0.007041754722595215" office:value-type="float"/>
          <table:table-cell office:value="-0.009949561357498169" office:value-type="float"/>
        </table:table-row>
        <table:table-row>
          <table:table-cell office:value="-0.05" office:value-type="float"/>
          <table:table-cell office:value="0.0401016688346862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0959436683930964" office:value-type="float"/>
          <table:table-cell office:value="12" office:value-type="float"/>
          <table:table-cell office:value="-0.009468771815299988" office:value-type="float"/>
          <table:table-cell office:value="0.003592051267623901" office:value-type="float"/>
          <table:table-cell office:value="0.009996361732482912" office:value-type="float"/>
          <table:table-cell office:value="0.009536867141723632" office:value-type="float"/>
          <table:table-cell office:value="0.006998913288116455" office:value-type="float"/>
          <table:table-cell office:value="-0.009948194026947021" office:value-type="float"/>
        </table:table-row>
        <table:table-row>
          <table:table-cell office:value="-0.05" office:value-type="float"/>
          <table:table-cell office:value="0.0438646018505096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93317776282369" office:value-type="float"/>
          <table:table-cell office:value="13" office:value-type="float"/>
          <table:table-cell office:value="-0.009483123421669007" office:value-type="float"/>
          <table:table-cell office:value="0.0037629330158233647" office:value-type="float"/>
          <table:table-cell office:value="0.009996614456176759" office:value-type="float"/>
          <table:table-cell office:value="0.009562934637069703" office:value-type="float"/>
          <table:table-cell office:value="0.007107845544815064" office:value-type="float"/>
          <table:table-cell office:value="-0.009949102401733398" office:value-type="float"/>
        </table:table-row>
        <table:table-row>
          <table:table-cell office:value="-0.05" office:value-type="float"/>
          <table:table-cell office:value="0.0476027858257293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7700952941940794" office:value-type="float"/>
          <table:table-cell office:value="14" office:value-type="float"/>
          <table:table-cell office:value="-0.009471785426139832" office:value-type="float"/>
          <table:table-cell office:value="0.003738183975219727" office:value-type="float"/>
          <table:table-cell office:value="0.0099965500831604" office:value-type="float"/>
          <table:table-cell office:value="0.009552310705184938" office:value-type="float"/>
          <table:table-cell office:value="0.007064230442047121" office:value-type="float"/>
          <table:table-cell office:value="-0.009947683215141296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057165543" office:value-type="float"/>
          <table:table-cell office:value="15" office:value-type="float"/>
          <table:table-cell office:value="-0.009484714269638062" office:value-type="float"/>
          <table:table-cell office:value="0.0038308286666870126" office:value-type="float"/>
          <table:table-cell office:value="0.009996755123138428" office:value-type="float"/>
          <table:table-cell office:value="0.009579166173934938" office:value-type="float"/>
          <table:table-cell office:value="0.007140083312988281" office:value-type="float"/>
          <table:table-cell office:value="-0.00994820654392242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131369969" office:value-type="float"/>
          <table:table-cell office:value="16" office:value-type="float"/>
          <table:table-cell office:value="-0.009477580785751344" office:value-type="float"/>
          <table:table-cell office:value="0.003815690279006958" office:value-type="float"/>
          <table:table-cell office:value="0.00999671697616577" office:value-type="float"/>
          <table:table-cell office:value="0.009572596549987792" office:value-type="float"/>
          <table:table-cell office:value="0.007112696170806886" office:value-type="float"/>
          <table:table-cell office:value="-0.00994729757308959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359260588" office:value-type="float"/>
          <table:table-cell office:value="17" office:value-type="float"/>
          <table:table-cell office:value="-0.009499189853668212" office:value-type="float"/>
          <table:table-cell office:value="0.0038514542579650875" office:value-type="float"/>
          <table:table-cell office:value="0.009996943473815917" office:value-type="float"/>
          <table:table-cell office:value="0.009608348608016968" office:value-type="float"/>
          <table:table-cell office:value="0.007194464206695556" office:value-type="float"/>
          <table:table-cell office:value="-0.0099488091468811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374583243" office:value-type="float"/>
          <table:table-cell office:value="18" office:value-type="float"/>
          <table:table-cell office:value="-0.009499189853668212" office:value-type="float"/>
          <table:table-cell office:value="0.003851455450057984" office:value-type="float"/>
          <table:table-cell office:value="0.009996943473815917" office:value-type="float"/>
          <table:table-cell office:value="0.009608348608016968" office:value-type="float"/>
          <table:table-cell office:value="0.007194464206695556" office:value-type="float"/>
          <table:table-cell office:value="-0.00994880914688110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436980525" office:value-type="float"/>
          <table:table-cell office:value="19" office:value-type="float"/>
          <table:table-cell office:value="-0.009521636366844177" office:value-type="float"/>
          <table:table-cell office:value="0.003802608251571655" office:value-type="float"/>
          <table:table-cell office:value="0.009997162818908693" office:value-type="float"/>
          <table:table-cell office:value="0.009643999338150024" office:value-type="float"/>
          <table:table-cell office:value="0.007245726585388185" office:value-type="float"/>
          <table:table-cell office:value="-0.0099502265453338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9414405355" office:value-type="float"/>
          <table:table-cell office:value="20" office:value-type="float"/>
          <table:table-cell office:value="-0.009521636366844177" office:value-type="float"/>
          <table:table-cell office:value="0.003802608251571655" office:value-type="float"/>
          <table:table-cell office:value="0.009997162818908693" office:value-type="float"/>
          <table:table-cell office:value="0.009643999338150024" office:value-type="float"/>
          <table:table-cell office:value="0.007245726585388185" office:value-type="float"/>
          <table:table-cell office:value="-0.0099502265453338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7615533594" office:value-type="float"/>
          <table:table-cell office:value="21" office:value-type="float"/>
          <table:table-cell office:value="-0.009540653228759766" office:value-type="float"/>
          <table:table-cell office:value="0.0036861181259155266" office:value-type="float"/>
          <table:table-cell office:value="0.009997348785400392" office:value-type="float"/>
          <table:table-cell office:value="0.009674878120422363" office:value-type="float"/>
          <table:table-cell office:value="0.007255758047103883" office:value-type="float"/>
          <table:table-cell office:value="-0.0099512094259262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644763956" office:value-type="float"/>
          <table:table-cell office:value="22" office:value-type="float"/>
          <table:table-cell office:value="-0.009540653228759766" office:value-type="float"/>
          <table:table-cell office:value="0.0036861181259155266" office:value-type="float"/>
          <table:table-cell office:value="0.009997348785400392" office:value-type="float"/>
          <table:table-cell office:value="0.009674878120422363" office:value-type="float"/>
          <table:table-cell office:value="0.007255758047103883" office:value-type="float"/>
          <table:table-cell office:value="-0.00995120942592620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808933032" office:value-type="float"/>
          <table:table-cell office:value="23" office:value-type="float"/>
          <table:table-cell office:value="-0.009560344815254211" office:value-type="float"/>
          <table:table-cell office:value="0.0035382831096649175" office:value-type="float"/>
          <table:table-cell office:value="0.009997519254684449" office:value-type="float"/>
          <table:table-cell office:value="0.009702088832855225" office:value-type="float"/>
          <table:table-cell office:value="0.007247345447540283" office:value-type="float"/>
          <table:table-cell office:value="-0.0099521636962890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514310111" office:value-type="float"/>
          <table:table-cell office:value="24" office:value-type="float"/>
          <table:table-cell office:value="-0.009560344815254211" office:value-type="float"/>
          <table:table-cell office:value="0.0035382831096649175" office:value-type="float"/>
          <table:table-cell office:value="0.009997519254684449" office:value-type="float"/>
          <table:table-cell office:value="0.009702088832855225" office:value-type="float"/>
          <table:table-cell office:value="0.007247345447540283" office:value-type="float"/>
          <table:table-cell office:value="-0.00995216369628906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28455615554" office:value-type="float"/>
          <table:table-cell office:value="25" office:value-type="float"/>
          <table:table-cell office:value="-0.009579418301582336" office:value-type="float"/>
          <table:table-cell office:value="0.003315494060516358" office:value-type="float"/>
          <table:table-cell office:value="0.009997694492340089" office:value-type="float"/>
          <table:table-cell office:value="0.009729366302490236" office:value-type="float"/>
          <table:table-cell office:value="0.007192606925964356" office:value-type="float"/>
          <table:table-cell office:value="-0.0099531936645507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275742328" office:value-type="float"/>
          <table:table-cell office:value="26" office:value-type="float"/>
          <table:table-cell office:value="-0.009579418301582336" office:value-type="float"/>
          <table:table-cell office:value="0.003315494060516358" office:value-type="float"/>
          <table:table-cell office:value="0.009997694492340089" office:value-type="float"/>
          <table:table-cell office:value="0.009729366302490236" office:value-type="float"/>
          <table:table-cell office:value="0.007192606925964356" office:value-type="float"/>
          <table:table-cell office:value="-0.00995319366455078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69729745604" office:value-type="float"/>
          <table:table-cell office:value="27" office:value-type="float"/>
          <table:table-cell office:value="-0.009595720171928406" office:value-type="float"/>
          <table:table-cell office:value="0.003042206764221192" office:value-type="float"/>
          <table:table-cell office:value="0.00999785900115967" office:value-type="float"/>
          <table:table-cell office:value="0.009756393432617189" office:value-type="float"/>
          <table:table-cell office:value="0.007103296518325806" office:value-type="float"/>
          <table:table-cell office:value="-0.00995430469512939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69840509882" office:value-type="float"/>
          <table:table-cell office:value="28" office:value-type="float"/>
          <table:table-cell office:value="-0.009595718979835511" office:value-type="float"/>
          <table:table-cell office:value="0.003042206764221192" office:value-type="float"/>
          <table:table-cell office:value="0.00999785900115967" office:value-type="float"/>
          <table:table-cell office:value="0.009756392240524292" office:value-type="float"/>
          <table:table-cell office:value="0.007103291749954223" office:value-type="float"/>
          <table:table-cell office:value="-0.0099543040990829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143536937" office:value-type="float"/>
          <table:table-cell office:value="29" office:value-type="float"/>
          <table:table-cell office:value="-0.009603827595710754" office:value-type="float"/>
          <table:table-cell office:value="0.002767173051834106" office:value-type="float"/>
          <table:table-cell office:value="0.009997973442077637" office:value-type="float"/>
          <table:table-cell office:value="0.00977956771850586" office:value-type="float"/>
          <table:table-cell office:value="0.006950564384460451" office:value-type="float"/>
          <table:table-cell office:value="-0.0099550271034240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3890350635" office:value-type="float"/>
          <table:table-cell office:value="30" office:value-type="float"/>
          <table:table-cell office:value="-0.009603829383850097" office:value-type="float"/>
          <table:table-cell office:value="0.002767171859741211" office:value-type="float"/>
          <table:table-cell office:value="0.009997973442077637" office:value-type="float"/>
          <table:table-cell office:value="0.00977957010269165" office:value-type="float"/>
          <table:table-cell office:value="0.00695056915283203" office:value-type="float"/>
          <table:table-cell office:value="-0.00995502710342407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0666353985" office:value-type="float"/>
          <table:table-cell office:value="31" office:value-type="float"/>
          <table:table-cell office:value="-0.009607882499694824" office:value-type="float"/>
          <table:table-cell office:value="0.0025022029876708984" office:value-type="float"/>
          <table:table-cell office:value="0.00999807357788086" office:value-type="float"/>
          <table:table-cell office:value="0.009799158573150635" office:value-type="float"/>
          <table:table-cell office:value="0.0067612636089324964" office:value-type="float"/>
          <table:table-cell office:value="-0.0099555784463882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71950756446" office:value-type="float"/>
          <table:table-cell office:value="32" office:value-type="float"/>
          <table:table-cell office:value="-0.009607882499694824" office:value-type="float"/>
          <table:table-cell office:value="0.0025022029876708984" office:value-type="float"/>
          <table:table-cell office:value="0.00999807357788086" office:value-type="float"/>
          <table:table-cell office:value="0.009799158573150635" office:value-type="float"/>
          <table:table-cell office:value="0.0067612624168396" office:value-type="float"/>
          <table:table-cell office:value="-0.00995557844638824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098570977" office:value-type="float"/>
          <table:table-cell office:value="33" office:value-type="float"/>
          <table:table-cell office:value="-0.009611313343048097" office:value-type="float"/>
          <table:table-cell office:value="0.0022546279430389407" office:value-type="float"/>
          <table:table-cell office:value="0.009998165369033812" office:value-type="float"/>
          <table:table-cell office:value="0.0098148250579834" office:value-type="float"/>
          <table:table-cell office:value="0.006572694778442382" office:value-type="float"/>
          <table:table-cell office:value="-0.00995574235916137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2642502725" office:value-type="float"/>
          <table:table-cell office:value="34" office:value-type="float"/>
          <table:table-cell office:value="-0.009611313343048097" office:value-type="float"/>
          <table:table-cell office:value="0.0022546291351318356" office:value-type="float"/>
          <table:table-cell office:value="0.009998165369033812" office:value-type="float"/>
          <table:table-cell office:value="0.0098148250579834" office:value-type="float"/>
          <table:table-cell office:value="0.006572694778442382" office:value-type="float"/>
          <table:table-cell office:value="-0.00995574235916137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486062144" office:value-type="float"/>
          <table:table-cell office:value="35" office:value-type="float"/>
          <table:table-cell office:value="-0.009608778953552246" office:value-type="float"/>
          <table:table-cell office:value="0.0019561719894409177" office:value-type="float"/>
          <table:table-cell office:value="0.009998226165771484" office:value-type="float"/>
          <table:table-cell office:value="0.009828000068664551" office:value-type="float"/>
          <table:table-cell office:value="0.006322818994522096" office:value-type="float"/>
          <table:table-cell office:value="-0.0099548906087875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9398736264" office:value-type="float"/>
          <table:table-cell office:value="36" office:value-type="float"/>
          <table:table-cell office:value="-0.009608778953552246" office:value-type="float"/>
          <table:table-cell office:value="0.0019561719894409177" office:value-type="float"/>
          <table:table-cell office:value="0.009998226165771484" office:value-type="float"/>
          <table:table-cell office:value="0.009828000068664551" office:value-type="float"/>
          <table:table-cell office:value="0.006322820186614989" office:value-type="float"/>
          <table:table-cell office:value="-0.00995489060878753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075849899" office:value-type="float"/>
          <table:table-cell office:value="37" office:value-type="float"/>
          <table:table-cell office:value="-0.009604520797729492" office:value-type="float"/>
          <table:table-cell office:value="0.0016735553741455082" office:value-type="float"/>
          <table:table-cell office:value="0.009998279809951783" office:value-type="float"/>
          <table:table-cell office:value="0.0098394775390625" office:value-type="float"/>
          <table:table-cell office:value="0.006064418554306032" office:value-type="float"/>
          <table:table-cell office:value="-0.0099536031484603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61437612355" office:value-type="float"/>
          <table:table-cell office:value="38" office:value-type="float"/>
          <table:table-cell office:value="-0.009604520797729492" office:value-type="float"/>
          <table:table-cell office:value="0.0016735553741455082" office:value-type="float"/>
          <table:table-cell office:value="0.009998279809951783" office:value-type="float"/>
          <table:table-cell office:value="0.0098394775390625" office:value-type="float"/>
          <table:table-cell office:value="0.006064418554306032" office:value-type="float"/>
          <table:table-cell office:value="-0.0099536031484603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1237769516" office:value-type="float"/>
          <table:table-cell office:value="39" office:value-type="float"/>
          <table:table-cell office:value="-0.009597601890563965" office:value-type="float"/>
          <table:table-cell office:value="0.0013681888580322262" office:value-type="float"/>
          <table:table-cell office:value="0.0099983286857605" office:value-type="float"/>
          <table:table-cell office:value="0.009847816228866579" office:value-type="float"/>
          <table:table-cell office:value="0.005775401592254639" office:value-type="float"/>
          <table:table-cell office:value="-0.0099516105651855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07437813" office:value-type="float"/>
          <table:table-cell office:value="40" office:value-type="float"/>
          <table:table-cell office:value="-0.009597601890563965" office:value-type="float"/>
          <table:table-cell office:value="0.0013681900501251228" office:value-type="float"/>
          <table:table-cell office:value="0.0099983286857605" office:value-type="float"/>
          <table:table-cell office:value="0.009847816228866579" office:value-type="float"/>
          <table:table-cell office:value="0.005775401592254639" office:value-type="float"/>
          <table:table-cell office:value="-0.00995161056518554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257181679" office:value-type="float"/>
          <table:table-cell office:value="41" office:value-type="float"/>
          <table:table-cell office:value="-0.009597616195678711" office:value-type="float"/>
          <table:table-cell office:value="0.0011439549922943118" office:value-type="float"/>
          <table:table-cell office:value="0.009998400211334227" office:value-type="float"/>
          <table:table-cell office:value="0.009853422641754152" office:value-type="float"/>
          <table:table-cell office:value="0.005531744956970215" office:value-type="float"/>
          <table:table-cell office:value="-0.00994997262954711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8922612185" office:value-type="float"/>
          <table:table-cell office:value="42" office:value-type="float"/>
          <table:table-cell office:value="-0.009597616195678711" office:value-type="float"/>
          <table:table-cell office:value="0.0011439549922943118" office:value-type="float"/>
          <table:table-cell office:value="0.009998400211334227" office:value-type="float"/>
          <table:table-cell office:value="0.009853422641754152" office:value-type="float"/>
          <table:table-cell office:value="0.005531744956970215" office:value-type="float"/>
          <table:table-cell office:value="-0.009949972629547119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776213457" office:value-type="float"/>
          <table:table-cell office:value="43" office:value-type="float"/>
          <table:table-cell office:value="-0.009600555300712585" office:value-type="float"/>
          <table:table-cell office:value="0.0008932483196258546" office:value-type="float"/>
          <table:table-cell office:value="0.009998486042022704" office:value-type="float"/>
          <table:table-cell office:value="0.009857963323593141" office:value-type="float"/>
          <table:table-cell office:value="0.0052890825271606455" office:value-type="float"/>
          <table:table-cell office:value="-0.0099482357501983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971054138" office:value-type="float"/>
          <table:table-cell office:value="44" office:value-type="float"/>
          <table:table-cell office:value="-0.009600555300712585" office:value-type="float"/>
          <table:table-cell office:value="0.0008932471275329597" office:value-type="float"/>
          <table:table-cell office:value="0.009998486042022704" office:value-type="float"/>
          <table:table-cell office:value="0.009857963323593141" office:value-type="float"/>
          <table:table-cell office:value="0.005289081335067749" office:value-type="float"/>
          <table:table-cell office:value="-0.00994823575019836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2635559757" office:value-type="float"/>
          <table:table-cell office:value="45" office:value-type="float"/>
          <table:table-cell office:value="-0.009607748389244079" office:value-type="float"/>
          <table:table-cell office:value="0.0006333613395690923" office:value-type="float"/>
          <table:table-cell office:value="0.009998583793640136" office:value-type="float"/>
          <table:table-cell office:value="0.009862179756164552" office:value-type="float"/>
          <table:table-cell office:value="0.005050778388977051" office:value-type="float"/>
          <table:table-cell office:value="-0.0099464249610900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100704864" office:value-type="float"/>
          <table:table-cell office:value="46" office:value-type="float"/>
          <table:table-cell office:value="-0.009607748389244079" office:value-type="float"/>
          <table:table-cell office:value="0.0006333625316619872" office:value-type="float"/>
          <table:table-cell office:value="0.009998583793640136" office:value-type="float"/>
          <table:table-cell office:value="0.009862179756164552" office:value-type="float"/>
          <table:table-cell office:value="0.005050778388977051" office:value-type="float"/>
          <table:table-cell office:value="-0.00994642496109008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554241691" office:value-type="float"/>
          <table:table-cell office:value="47" office:value-type="float"/>
          <table:table-cell office:value="-0.009619227647781373" office:value-type="float"/>
          <table:table-cell office:value="0.00046489834785461495" office:value-type="float"/>
          <table:table-cell office:value="0.009998693466186525" office:value-type="float"/>
          <table:table-cell office:value="0.009865686893463134" office:value-type="float"/>
          <table:table-cell office:value="0.004870483875274658" office:value-type="float"/>
          <table:table-cell office:value="-0.0099450117349624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285233522" office:value-type="float"/>
          <table:table-cell office:value="48" office:value-type="float"/>
          <table:table-cell office:value="-0.009619227647781373" office:value-type="float"/>
          <table:table-cell office:value="0.00046489834785461495" office:value-type="float"/>
          <table:table-cell office:value="0.009998693466186525" office:value-type="float"/>
          <table:table-cell office:value="0.009865686893463134" office:value-type="float"/>
          <table:table-cell office:value="0.004870483875274658" office:value-type="float"/>
          <table:table-cell office:value="-0.009945011734962464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7312989314" office:value-type="float"/>
          <table:table-cell office:value="49" office:value-type="float"/>
          <table:table-cell office:value="-0.00963911235332489" office:value-type="float"/>
          <table:table-cell office:value="0.0003918957710266121" office:value-type="float"/>
          <table:table-cell office:value="0.009998822212219238" office:value-type="float"/>
          <table:table-cell office:value="0.009869320392608643" office:value-type="float"/>
          <table:table-cell office:value="0.004752899408340455" office:value-type="float"/>
          <table:table-cell office:value="-0.00994408845901489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02102538" office:value-type="float"/>
          <table:table-cell office:value="50" office:value-type="float"/>
          <table:table-cell office:value="-0.00963911235332489" office:value-type="float"/>
          <table:table-cell office:value="0.000391896963119507" office:value-type="float"/>
          <table:table-cell office:value="0.009998822212219238" office:value-type="float"/>
          <table:table-cell office:value="0.009869320392608643" office:value-type="float"/>
          <table:table-cell office:value="0.00475290060043335" office:value-type="float"/>
          <table:table-cell office:value="-0.00994408845901489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5994265" office:value-type="float"/>
          <table:table-cell office:value="51" office:value-type="float"/>
          <table:table-cell office:value="-0.009662161469459534" office:value-type="float"/>
          <table:table-cell office:value="0.00034469723701477037" office:value-type="float"/>
          <table:table-cell office:value="0.009998950958251955" office:value-type="float"/>
          <table:table-cell office:value="0.009873502254486083" office:value-type="float"/>
          <table:table-cell office:value="0.0046637868881225595" office:value-type="float"/>
          <table:table-cell office:value="-0.0099433040618896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096286379" office:value-type="float"/>
          <table:table-cell office:value="52" office:value-type="float"/>
          <table:table-cell office:value="-0.009662161469459534" office:value-type="float"/>
          <table:table-cell office:value="0.00034469723701477037" office:value-type="float"/>
          <table:table-cell office:value="0.009998950958251955" office:value-type="float"/>
          <table:table-cell office:value="0.009873502254486083" office:value-type="float"/>
          <table:table-cell office:value="0.0046637868881225595" office:value-type="float"/>
          <table:table-cell office:value="-0.009943304061889648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76102610716" office:value-type="float"/>
          <table:table-cell office:value="53" office:value-type="float"/>
          <table:table-cell office:value="-0.009682366847991944" office:value-type="float"/>
          <table:table-cell office:value="0.0003243470191955575" office:value-type="float"/>
          <table:table-cell office:value="0.009999064207077026" office:value-type="float"/>
          <table:table-cell office:value="0.009877254962921142" office:value-type="float"/>
          <table:table-cell office:value="0.004552532434463501" office:value-type="float"/>
          <table:table-cell office:value="-0.0099423956871032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8119519754" office:value-type="float"/>
          <table:table-cell office:value="54" office:value-type="float"/>
          <table:table-cell office:value="-0.009682365655899049" office:value-type="float"/>
          <table:table-cell office:value="0.00032434940338134724" office:value-type="float"/>
          <table:table-cell office:value="0.009999064207077026" office:value-type="float"/>
          <table:table-cell office:value="0.009877254962921142" office:value-type="float"/>
          <table:table-cell office:value="0.004552528858184815" office:value-type="float"/>
          <table:table-cell office:value="-0.009942395687103272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4182761326" office:value-type="float"/>
          <table:table-cell office:value="55" office:value-type="float"/>
          <table:table-cell office:value="-0.009709886908531189" office:value-type="float"/>
          <table:table-cell office:value="0.0005006110668182365" office:value-type="float"/>
          <table:table-cell office:value="0.00999918818473816" office:value-type="float"/>
          <table:table-cell office:value="0.009882042407989502" office:value-type="float"/>
          <table:table-cell office:value="0.0045847630500793456" office:value-type="float"/>
          <table:table-cell office:value="-0.0099429577589035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253053174" office:value-type="float"/>
          <table:table-cell office:value="56" office:value-type="float"/>
          <table:table-cell office:value="-0.009709886908531189" office:value-type="float"/>
          <table:table-cell office:value="0.0005006110668182365" office:value-type="float"/>
          <table:table-cell office:value="0.00999918818473816" office:value-type="float"/>
          <table:table-cell office:value="0.009882042407989502" office:value-type="float"/>
          <table:table-cell office:value="0.0045847630500793456" office:value-type="float"/>
          <table:table-cell office:value="-0.009942957758903503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3342420337" office:value-type="float"/>
          <table:table-cell office:value="57" office:value-type="float"/>
          <table:table-cell office:value="-0.009739032983779908" office:value-type="float"/>
          <table:table-cell office:value="0.0009057700634002679" office:value-type="float"/>
          <table:table-cell office:value="0.009999303817749024" office:value-type="float"/>
          <table:table-cell office:value="0.009887562990188599" office:value-type="float"/>
          <table:table-cell office:value="0.00475119709968567" office:value-type="float"/>
          <table:table-cell office:value="-0.0099447983503341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71693604236" office:value-type="float"/>
          <table:table-cell office:value="58" office:value-type="float"/>
          <table:table-cell office:value="-0.009739032983779908" office:value-type="float"/>
          <table:table-cell office:value="0.0009057700634002679" office:value-type="float"/>
          <table:table-cell office:value="0.009999303817749024" office:value-type="float"/>
          <table:table-cell office:value="0.009887562990188599" office:value-type="float"/>
          <table:table-cell office:value="0.00475119709968567" office:value-type="float"/>
          <table:table-cell office:value="-0.009944798350334167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869728019755" office:value-type="float"/>
          <table:table-cell office:value="59" office:value-type="float"/>
          <table:table-cell office:value="-0.0097668194770813" office:value-type="float"/>
          <table:table-cell office:value="0.0013636553287506101" office:value-type="float"/>
          <table:table-cell office:value="0.009999406337738036" office:value-type="float"/>
          <table:table-cell office:value="0.00989461898803711" office:value-type="float"/>
          <table:table-cell office:value="0.004960141181945802" office:value-type="float"/>
          <table:table-cell office:value="-0.009946879744529725" office:value-type="float"/>
        </table:table-row>
        <table:table-row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6649055157386335" office:value-type="float"/>
          <table:table-cell office:value="60" office:value-type="float"/>
          <table:table-cell office:value="-0.0097668194770813" office:value-type="float"/>
          <table:table-cell office:value="0.0013636553287506101" office:value-type="float"/>
          <table:table-cell office:value="0.009999406337738036" office:value-type="float"/>
          <table:table-cell office:value="0.00989461898803711" office:value-type="float"/>
          <table:table-cell office:value="0.004960141181945802" office:value-type="float"/>
          <table:table-cell office:value="-0.009946879744529725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6304047107696535" office:value-type="float"/>
          <table:table-cell office:value="0.0016653048992156978" office:value-type="float"/>
          <table:table-cell office:value="0.00946231484413147" office:value-type="float"/>
          <table:table-cell office:value="0.0034767866134643548" office:value-type="float"/>
          <table:table-cell office:value="-8.81922245025632e-05" office:value-type="float"/>
          <table:table-cell office:value="-0.007743202447891236" office:value-type="float"/>
          <table:table-cell office:value="-0.20735097638425906" office:value-type="float"/>
          <table:table-cell office:value="1" office:value-type="float"/>
          <table:table-cell office:value="-0.0046304047107696535" office:value-type="float"/>
          <table:table-cell office:value="0.0016653048992156978" office:value-type="float"/>
          <table:table-cell office:value="0.00946231484413147" office:value-type="float"/>
          <table:table-cell office:value="0.0034767866134643548" office:value-type="float"/>
          <table:table-cell office:value="-8.81922245025632e-05" office:value-type="float"/>
          <table:table-cell office:value="-0.007743202447891236" office:value-type="float"/>
        </table:table-row>
        <table:table-row>
          <table:table-cell office:value="-0.010871040821075439" office:value-type="float"/>
          <table:table-cell office:value="0.004914740324020386" office:value-type="float"/>
          <table:table-cell office:value="0.018435939550399783" office:value-type="float"/>
          <table:table-cell office:value="0.0031907868385314935" office:value-type="float"/>
          <table:table-cell office:value="0.0006140244007110593" office:value-type="float"/>
          <table:table-cell office:value="-0.01608860492706299" office:value-type="float"/>
          <table:table-cell office:value="-0.14627155553577742" office:value-type="float"/>
          <table:table-cell office:value="2" office:value-type="float"/>
          <table:table-cell office:value="-0.006240636110305786" office:value-type="float"/>
          <table:table-cell office:value="0.003249435424804688" office:value-type="float"/>
          <table:table-cell office:value="0.008973624706268312" office:value-type="float"/>
          <table:table-cell office:value="-0.00028599977493286126" office:value-type="float"/>
          <table:table-cell office:value="0.0007022166252136225" office:value-type="float"/>
          <table:table-cell office:value="-0.008345402479171753" office:value-type="float"/>
        </table:table-row>
        <table:table-row>
          <table:table-cell office:value="-0.016571421027183533" office:value-type="float"/>
          <table:table-cell office:value="0.007833242416381836" office:value-type="float"/>
          <table:table-cell office:value="0.027150733470916753" office:value-type="float"/>
          <table:table-cell office:value="0.0026868438720703113" office:value-type="float"/>
          <table:table-cell office:value="0.0009612405300140382" office:value-type="float"/>
          <table:table-cell office:value="-0.024071924686431885" office:value-type="float"/>
          <table:table-cell office:value="0.546651716839367" office:value-type="float"/>
          <table:table-cell office:value="3" office:value-type="float"/>
          <table:table-cell office:value="-0.005700380206108093" office:value-type="float"/>
          <table:table-cell office:value="0.00291850209236145" office:value-type="float"/>
          <table:table-cell office:value="0.008714793920516968" office:value-type="float"/>
          <table:table-cell office:value="-0.0005039429664611822" office:value-type="float"/>
          <table:table-cell office:value="0.00034721612930297893" office:value-type="float"/>
          <table:table-cell office:value="-0.007983319759368897" office:value-type="float"/>
        </table:table-row>
        <table:table-row>
          <table:table-cell office:value="-0.021916632652282716" office:value-type="float"/>
          <table:table-cell office:value="0.010568872690200806" office:value-type="float"/>
          <table:table-cell office:value="0.03569927573204041" office:value-type="float"/>
          <table:table-cell office:value="0.002003585696220396" office:value-type="float"/>
          <table:table-cell office:value="0.001158853769302368" office:value-type="float"/>
          <table:table-cell office:value="-0.031803959608078004" office:value-type="float"/>
          <table:table-cell office:value="0.09136384829236462" office:value-type="float"/>
          <table:table-cell office:value="4" office:value-type="float"/>
          <table:table-cell office:value="-0.005345211625099182" office:value-type="float"/>
          <table:table-cell office:value="0.0027356302738189703" office:value-type="float"/>
          <table:table-cell office:value="0.008548542261123658" office:value-type="float"/>
          <table:table-cell office:value="-0.0006832581758499153" office:value-type="float"/>
          <table:table-cell office:value="0.00019761323928832973" office:value-type="float"/>
          <table:table-cell office:value="-0.007732034921646118" office:value-type="float"/>
        </table:table-row>
        <table:table-row>
          <table:table-cell office:value="-0.020898728370666503" office:value-type="float"/>
          <table:table-cell office:value="0.009523545503616334" office:value-type="float"/>
          <table:table-cell office:value="0.039597803354263314" office:value-type="float"/>
          <table:table-cell office:value="1.8069744110105895e-05" office:value-type="float"/>
          <table:table-cell office:value="-0.0020624160766601566" office:value-type="float"/>
          <table:table-cell office:value="-0.03393673419952393" office:value-type="float"/>
          <table:table-cell office:value="0.09339481631273747" office:value-type="float"/>
          <table:table-cell office:value="5" office:value-type="float"/>
          <table:table-cell office:value="0.0010179042816162113" office:value-type="float"/>
          <table:table-cell office:value="-0.0010453271865844722" office:value-type="float"/>
          <table:table-cell office:value="0.0038985276222229005" office:value-type="float"/>
          <table:table-cell office:value="-0.00198551595211029" office:value-type="float"/>
          <table:table-cell office:value="-0.0032212698459625246" office:value-type="float"/>
          <table:table-cell office:value="-0.0021327745914459222" office:value-type="float"/>
        </table:table-row>
        <table:table-row>
          <table:table-cell office:value="-0.019934096336364747" office:value-type="float"/>
          <table:table-cell office:value="0.008535062074661256" office:value-type="float"/>
          <table:table-cell office:value="0.04367304205894471" office:value-type="float"/>
          <table:table-cell office:value="-0.002029151320457461" office:value-type="float"/>
          <table:table-cell office:value="-0.005213196277618409" office:value-type="float"/>
          <table:table-cell office:value="-0.03612953066825867" office:value-type="float"/>
          <table:table-cell office:value="0.09417758773850637" office:value-type="float"/>
          <table:table-cell office:value="6" office:value-type="float"/>
          <table:table-cell office:value="0.0009646320343017576" office:value-type="float"/>
          <table:table-cell office:value="-0.0009884834289550781" office:value-type="float"/>
          <table:table-cell office:value="0.004075238704681397" office:value-type="float"/>
          <table:table-cell office:value="-0.0020472210645675667" office:value-type="float"/>
          <table:table-cell office:value="-0.0031507802009582524" office:value-type="float"/>
          <table:table-cell office:value="-0.0021927964687347415" office:value-type="float"/>
        </table:table-row>
        <table:table-row>
          <table:table-cell office:value="-0.01889863610267639" office:value-type="float"/>
          <table:table-cell office:value="0.00747174084186554" office:value-type="float"/>
          <table:table-cell office:value="0.04771892547607423" office:value-type="float"/>
          <table:table-cell office:value="-0.004066082239151003" office:value-type="float"/>
          <table:table-cell office:value="-0.008455946445465089" office:value-type="float"/>
          <table:table-cell office:value="-0.038279031515121464" office:value-type="float"/>
          <table:table-cell office:value="0.09490075806190497" office:value-type="float"/>
          <table:table-cell office:value="7" office:value-type="float"/>
          <table:table-cell office:value="0.0010354602336883553" office:value-type="float"/>
          <table:table-cell office:value="-0.0010633212327957157" office:value-type="float"/>
          <table:table-cell office:value="0.004045883417129517" office:value-type="float"/>
          <table:table-cell office:value="-0.0020369309186935424" office:value-type="float"/>
          <table:table-cell office:value="-0.00324275016784668" office:value-type="float"/>
          <table:table-cell office:value="-0.002149500846862794" office:value-type="float"/>
        </table:table-row>
        <table:table-row>
          <table:table-cell office:value="-0.017861033678054812" office:value-type="float"/>
          <table:table-cell office:value="0.006415613889694215" office:value-type="float"/>
          <table:table-cell office:value="0.05" office:value-type="float"/>
          <table:table-cell office:value="-0.006118754744529727" office:value-type="float"/>
          <table:table-cell office:value="-0.011701581478118898" office:value-type="float"/>
          <table:table-cell office:value="-0.04039864122867585" office:value-type="float"/>
          <table:table-cell office:value="0.09560188905963553" office:value-type="float"/>
          <table:table-cell office:value="8" office:value-type="float"/>
          <table:table-cell office:value="0.0010376024246215813" office:value-type="float"/>
          <table:table-cell office:value="-0.0010561269521713254" office:value-type="float"/>
          <table:table-cell office:value="0.004072883129119874" office:value-type="float"/>
          <table:table-cell office:value="-0.0020526725053787234" office:value-type="float"/>
          <table:table-cell office:value="-0.0032456350326538087" office:value-type="float"/>
          <table:table-cell office:value="-0.002119609713554382" office:value-type="float"/>
        </table:table-row>
        <table:table-row>
          <table:table-cell office:value="-0.016770774126052858" office:value-type="float"/>
          <table:table-cell office:value="0.005315558910369875" office:value-type="float"/>
          <table:table-cell office:value="0.05" office:value-type="float"/>
          <table:table-cell office:value="-0.008199701905250552" office:value-type="float"/>
          <table:table-cell office:value="-0.015000416040420534" office:value-type="float"/>
          <table:table-cell office:value="-0.04249472320079804" office:value-type="float"/>
          <table:table-cell office:value="0.09629906232291949" office:value-type="float"/>
          <table:table-cell office:value="9" office:value-type="float"/>
          <table:table-cell office:value="0.0010902595520019525" office:value-type="float"/>
          <table:table-cell office:value="-0.00110005497932434" office:value-type="float"/>
          <table:table-cell office:value="0.00411057949066162" office:value-type="float"/>
          <table:table-cell office:value="-0.002080947160720825" office:value-type="float"/>
          <table:table-cell office:value="-0.0032988345623016354" office:value-type="float"/>
          <table:table-cell office:value="-0.002096081972122193" office:value-type="float"/>
        </table:table-row>
        <table:table-row>
          <table:table-cell office:value="-0.015670828819274903" office:value-type="float"/>
          <table:table-cell office:value="0.004206290245056154" office:value-type="float"/>
          <table:table-cell office:value="0.05" office:value-type="float"/>
          <table:table-cell office:value="-0.010273090004920962" office:value-type="float"/>
          <table:table-cell office:value="-0.018319237828254703" office:value-type="float"/>
          <table:table-cell office:value="-0.04456980347633363" office:value-type="float"/>
          <table:table-cell office:value="0.09692956219537954" office:value-type="float"/>
          <table:table-cell office:value="10" office:value-type="float"/>
          <table:table-cell office:value="0.0010999453067779535" office:value-type="float"/>
          <table:table-cell office:value="-0.0011092686653137208" office:value-type="float"/>
          <table:table-cell office:value="0.004121106863021851" office:value-type="float"/>
          <table:table-cell office:value="-0.0020733880996704097" office:value-type="float"/>
          <table:table-cell office:value="-0.0033188217878341673" office:value-type="float"/>
          <table:table-cell office:value="-0.002075080275535584" office:value-type="float"/>
        </table:table-row>
        <table:table-row>
          <table:table-cell office:value="-0.014512919187545777" office:value-type="float"/>
          <table:table-cell office:value="0.0030365318059921275" office:value-type="float"/>
          <table:table-cell office:value="0.05" office:value-type="float"/>
          <table:table-cell office:value="-0.012346859574317933" office:value-type="float"/>
          <table:table-cell office:value="-0.021701617836952212" office:value-type="float"/>
          <table:table-cell office:value="-0.046620100736618056" office:value-type="float"/>
          <table:table-cell office:value="0.09743005304550546" office:value-type="float"/>
          <table:table-cell office:value="11" office:value-type="float"/>
          <table:table-cell office:value="0.001157909631729126" office:value-type="float"/>
          <table:table-cell office:value="-0.0011697584390640264" office:value-type="float"/>
          <table:table-cell office:value="0.004153473377227783" office:value-type="float"/>
          <table:table-cell office:value="-0.002073769569396972" office:value-type="float"/>
          <table:table-cell office:value="-0.0033823800086975097" office:value-type="float"/>
          <table:table-cell office:value="-0.0020502972602844238" office:value-type="float"/>
        </table:table-row>
        <table:table-row>
          <table:table-cell office:value="-0.01334518313407898" office:value-type="float"/>
          <table:table-cell office:value="0.0018574088811874404" office:value-type="float"/>
          <table:table-cell office:value="0.05" office:value-type="float"/>
          <table:table-cell office:value="-0.014412502646446229" office:value-type="float"/>
          <table:table-cell office:value="-0.025103698372840884" office:value-type="float"/>
          <table:table-cell office:value="-0.04864851832389833" office:value-type="float"/>
          <table:table-cell office:value="0.09760638624849795" office:value-type="float"/>
          <table:table-cell office:value="12" office:value-type="float"/>
          <table:table-cell office:value="0.001167736053466796" office:value-type="float"/>
          <table:table-cell office:value="-0.0011791229248046872" office:value-type="float"/>
          <table:table-cell office:value="0.004163434505462646" office:value-type="float"/>
          <table:table-cell office:value="-0.0020656430721282953" office:value-type="float"/>
          <table:table-cell office:value="-0.003402080535888672" office:value-type="float"/>
          <table:table-cell office:value="-0.002028417587280274" office:value-type="float"/>
        </table:table-row>
        <table:table-row>
          <table:table-cell office:value="-0.012119712829589844" office:value-type="float"/>
          <table:table-cell office:value="0.0006125658750534071" office:value-type="float"/>
          <table:table-cell office:value="0.05" office:value-type="float"/>
          <table:table-cell office:value="-0.016462677717208864" office:value-type="float"/>
          <table:table-cell office:value="-0.02857660830020905" office:value-type="float"/>
          <table:table-cell office:value="-0.05" office:value-type="float"/>
          <table:table-cell office:value="0.0973410958774253" office:value-type="float"/>
          <table:table-cell office:value="13" office:value-type="float"/>
          <table:table-cell office:value="0.0012254703044891364" office:value-type="float"/>
          <table:table-cell office:value="-0.0012448430061340332" office:value-type="float"/>
          <table:table-cell office:value="0.004207042455673217" office:value-type="float"/>
          <table:table-cell office:value="-0.002050175070762635" office:value-type="float"/>
          <table:table-cell office:value="-0.0034729099273681638" office:value-type="float"/>
          <table:table-cell office:value="-0.002001169323921203" office:value-type="float"/>
        </table:table-row>
        <table:table-row>
          <table:table-cell office:value="-0.010885143280029297" office:value-type="float"/>
          <table:table-cell office:value="-0.0006410777568817121" office:value-type="float"/>
          <table:table-cell office:value="0.05" office:value-type="float"/>
          <table:table-cell office:value="-0.018502151370048524" office:value-type="float"/>
          <table:table-cell office:value="-0.03206579267978669" office:value-type="float"/>
          <table:table-cell office:value="-0.05" office:value-type="float"/>
          <table:table-cell office:value="0.09676487427650173" office:value-type="float"/>
          <table:table-cell office:value="14" office:value-type="float"/>
          <table:table-cell office:value="0.0012345695495605477" office:value-type="float"/>
          <table:table-cell office:value="-0.0012536436319351193" office:value-type="float"/>
          <table:table-cell office:value="0.004212638139724731" office:value-type="float"/>
          <table:table-cell office:value="-0.002039473652839661" office:value-type="float"/>
          <table:table-cell office:value="-0.003489184379577637" office:value-type="float"/>
          <table:table-cell office:value="-0.001978700160980224" office:value-type="float"/>
        </table:table-row>
        <table:table-row>
          <table:table-cell office:value="-0.00959778904914856" office:value-type="float"/>
          <table:table-cell office:value="-0.001959696412086485" office:value-type="float"/>
          <table:table-cell office:value="0.05" office:value-type="float"/>
          <table:table-cell office:value="-0.020509380698204044" office:value-type="float"/>
          <table:table-cell office:value="-0.03562107384204865" office:value-type="float"/>
          <table:table-cell office:value="-0.05" office:value-type="float"/>
          <table:table-cell office:value="0.09600583007693528" office:value-type="float"/>
          <table:table-cell office:value="15" office:value-type="float"/>
          <table:table-cell office:value="0.0012873542308807374" office:value-type="float"/>
          <table:table-cell office:value="-0.001318618655204773" office:value-type="float"/>
          <table:table-cell office:value="0.004252402782440186" office:value-type="float"/>
          <table:table-cell office:value="-0.0020072293281555176" office:value-type="float"/>
          <table:table-cell office:value="-0.003555281162261963" office:value-type="float"/>
          <table:table-cell office:value="-0.0019502794742584234" office:value-type="float"/>
        </table:table-row>
        <table:table-row>
          <table:table-cell office:value="-0.008302193880081176" office:value-type="float"/>
          <table:table-cell office:value="-0.003284402489662169" office:value-type="float"/>
          <table:table-cell office:value="0.05" office:value-type="float"/>
          <table:table-cell office:value="-0.022499466538429262" office:value-type="float"/>
          <table:table-cell office:value="-0.039184950590133674" office:value-type="float"/>
          <table:table-cell office:value="-0.05" office:value-type="float"/>
          <table:table-cell office:value="0.0951706195002006" office:value-type="float"/>
          <table:table-cell office:value="16" office:value-type="float"/>
          <table:table-cell office:value="0.0012955951690673834" office:value-type="float"/>
          <table:table-cell office:value="-0.0013247060775756839" office:value-type="float"/>
          <table:table-cell office:value="0.004252066612243652" office:value-type="float"/>
          <table:table-cell office:value="-0.00199008584022522" office:value-type="float"/>
          <table:table-cell office:value="-0.0035638767480850224" office:value-type="float"/>
          <table:table-cell office:value="-0.001927181482315063" office:value-type="float"/>
        </table:table-row>
        <table:table-row>
          <table:table-cell office:value="-0.006958091259002685" office:value-type="float"/>
          <table:table-cell office:value="-0.004667838811874388" office:value-type="float"/>
          <table:table-cell office:value="0.05" office:value-type="float"/>
          <table:table-cell office:value="-0.024435648918151857" office:value-type="float"/>
          <table:table-cell office:value="-0.042811443805694585" office:value-type="float"/>
          <table:table-cell office:value="-0.05" office:value-type="float"/>
          <table:table-cell office:value="0.09425941686676685" office:value-type="float"/>
          <table:table-cell office:value="17" office:value-type="float"/>
          <table:table-cell office:value="0.0013441026210784905" office:value-type="float"/>
          <table:table-cell office:value="-0.0013834363222122188" office:value-type="float"/>
          <table:table-cell office:value="0.004288883209228515" office:value-type="float"/>
          <table:table-cell office:value="-0.0019361823797225952" office:value-type="float"/>
          <table:table-cell office:value="-0.0036264932155609135" office:value-type="float"/>
          <table:table-cell office:value="-0.0018905198574066164" office:value-type="float"/>
        </table:table-row>
        <table:table-row>
          <table:table-cell office:value="-0.00560842752456665" office:value-type="float"/>
          <table:table-cell office:value="-0.0060575079917907695" office:value-type="float"/>
          <table:table-cell office:value="0.05" office:value-type="float"/>
          <table:table-cell office:value="-0.02634669303894043" office:value-type="float"/>
          <table:table-cell office:value="-0.04644174456596375" office:value-type="float"/>
          <table:table-cell office:value="-0.05" office:value-type="float"/>
          <table:table-cell office:value="0.09331935396073332" office:value-type="float"/>
          <table:table-cell office:value="18" office:value-type="float"/>
          <table:table-cell office:value="0.0013496637344360355" office:value-type="float"/>
          <table:table-cell office:value="-0.0013896691799163818" office:value-type="float"/>
          <table:table-cell office:value="0.004290685653686524" office:value-type="float"/>
          <table:table-cell office:value="-0.0019110441207885742" office:value-type="float"/>
          <table:table-cell office:value="-0.003630300760269165" office:value-type="float"/>
          <table:table-cell office:value="-0.0018669146299362185" office:value-type="float"/>
        </table:table-row>
        <table:table-row>
          <table:table-cell office:value="-0.004220955371856688" office:value-type="float"/>
          <table:table-cell office:value="-0.007499263286590575" office:value-type="float"/>
          <table:table-cell office:value="0.05" office:value-type="float"/>
          <table:table-cell office:value="-0.02817735314369202" office:value-type="float"/>
          <table:table-cell office:value="-0.05" office:value-type="float"/>
          <table:table-cell office:value="-0.05" office:value-type="float"/>
          <table:table-cell office:value="0.09232981988839448" office:value-type="float"/>
          <table:table-cell office:value="19" office:value-type="float"/>
          <table:table-cell office:value="0.0013874721527099617" office:value-type="float"/>
          <table:table-cell office:value="-0.0014417552947998055" office:value-type="float"/>
          <table:table-cell office:value="0.004334632158279419" office:value-type="float"/>
          <table:table-cell office:value="-0.0018306601047515872" office:value-type="float"/>
          <table:table-cell office:value="-0.0036814904212951662" office:value-type="float"/>
          <table:table-cell office:value="-0.0018286013603210447" office:value-type="float"/>
        </table:table-row>
        <table:table-row>
          <table:table-cell office:value="-0.0028317737579345685" office:value-type="float"/>
          <table:table-cell office:value="-0.008945553302764891" office:value-type="float"/>
          <table:table-cell office:value="0.05" office:value-type="float"/>
          <table:table-cell office:value="-0.029976011514663697" office:value-type="float"/>
          <table:table-cell office:value="-0.05" office:value-type="float"/>
          <table:table-cell office:value="-0.05" office:value-type="float"/>
          <table:table-cell office:value="0.09132417341582136" office:value-type="float"/>
          <table:table-cell office:value="20" office:value-type="float"/>
          <table:table-cell office:value="0.0013891816139221195" office:value-type="float"/>
          <table:table-cell office:value="-0.0014462900161743165" office:value-type="float"/>
          <table:table-cell office:value="0.004340384006500244" office:value-type="float"/>
          <table:table-cell office:value="-0.0017986583709716803" office:value-type="float"/>
          <table:table-cell office:value="-0.003682140707969666" office:value-type="float"/>
          <table:table-cell office:value="-0.0018054842948913574" office:value-type="float"/>
        </table:table-row>
        <table:table-row>
          <table:table-cell office:value="-0.0014301812648773171" office:value-type="float"/>
          <table:table-cell office:value="-0.010419246554374694" office:value-type="float"/>
          <table:table-cell office:value="0.05" office:value-type="float"/>
          <table:table-cell office:value="-0.03168453574180603" office:value-type="float"/>
          <table:table-cell office:value="-0.05" office:value-type="float"/>
          <table:table-cell office:value="-0.05" office:value-type="float"/>
          <table:table-cell office:value="0.09029336914786194" office:value-type="float"/>
          <table:table-cell office:value="21" office:value-type="float"/>
          <table:table-cell office:value="0.0014015924930572514" office:value-type="float"/>
          <table:table-cell office:value="-0.0014736932516098023" office:value-type="float"/>
          <table:table-cell office:value="0.004379322528839111" office:value-type="float"/>
          <table:table-cell office:value="-0.001708524227142334" office:value-type="float"/>
          <table:table-cell office:value="-0.0037022316455841064" office:value-type="float"/>
          <table:table-cell office:value="-0.0017795580625534057" office:value-type="float"/>
        </table:table-row>
        <table:table-row>
          <table:table-cell office:value="-2.9066801071165466e-05" office:value-type="float"/>
          <table:table-cell office:value="-0.011896291375160217" office:value-type="float"/>
          <table:table-cell office:value="0.05" office:value-type="float"/>
          <table:table-cell office:value="-0.03337427318096161" office:value-type="float"/>
          <table:table-cell office:value="-0.05" office:value-type="float"/>
          <table:table-cell office:value="-0.05" office:value-type="float"/>
          <table:table-cell office:value="0.08925320376080856" office:value-type="float"/>
          <table:table-cell office:value="22" office:value-type="float"/>
          <table:table-cell office:value="0.0014011144638061516" office:value-type="float"/>
          <table:table-cell office:value="-0.0014770448207855232" office:value-type="float"/>
          <table:table-cell office:value="0.004381998777389526" office:value-type="float"/>
          <table:table-cell office:value="-0.0016897374391555784" office:value-type="float"/>
          <table:table-cell office:value="-0.003704724907875061" office:value-type="float"/>
          <table:table-cell office:value="-0.0017718887329101572" office:value-type="float"/>
        </table:table-row>
        <table:table-row>
          <table:table-cell office:value="0.0013665282726287864" office:value-type="float"/>
          <table:table-cell office:value="-0.013387186527252197" office:value-type="float"/>
          <table:table-cell office:value="0.05" office:value-type="float"/>
          <table:table-cell office:value="-0.034967594146728516" office:value-type="float"/>
          <table:table-cell office:value="-0.05" office:value-type="float"/>
          <table:table-cell office:value="-0.05" office:value-type="float"/>
          <table:table-cell office:value="0.0882019404277756" office:value-type="float"/>
          <table:table-cell office:value="23" office:value-type="float"/>
          <table:table-cell office:value="0.0013955950736999519" office:value-type="float"/>
          <table:table-cell office:value="-0.0014908951520919804" office:value-type="float"/>
          <table:table-cell office:value="0.004425963163375854" office:value-type="float"/>
          <table:table-cell office:value="-0.0015933209657669062" office:value-type="float"/>
          <table:table-cell office:value="-0.003698475360870361" office:value-type="float"/>
          <table:table-cell office:value="-0.001749313473701478" office:value-type="float"/>
        </table:table-row>
        <table:table-row>
          <table:table-cell office:value="0.0027593362331390404" office:value-type="float"/>
          <table:table-cell office:value="-0.014880399703979492" office:value-type="float"/>
          <table:table-cell office:value="0.05" office:value-type="float"/>
          <table:table-cell office:value="-0.036538923382759096" office:value-type="float"/>
          <table:table-cell office:value="-0.05" office:value-type="float"/>
          <table:table-cell office:value="-0.05" office:value-type="float"/>
          <table:table-cell office:value="0.08714517426297248" office:value-type="float"/>
          <table:table-cell office:value="24" office:value-type="float"/>
          <table:table-cell office:value="0.001392807960510254" office:value-type="float"/>
          <table:table-cell office:value="-0.0014932131767272944" office:value-type="float"/>
          <table:table-cell office:value="0.004425122737884521" office:value-type="float"/>
          <table:table-cell office:value="-0.0015713292360305785" office:value-type="float"/>
          <table:table-cell office:value="-0.0036978328227996824" office:value-type="float"/>
          <table:table-cell office:value="-0.0017437839508056639" office:value-type="float"/>
        </table:table-row>
        <table:table-row>
          <table:table-cell office:value="0.004133757352828981" office:value-type="float"/>
          <table:table-cell office:value="-0.016369909644126893" office:value-type="float"/>
          <table:table-cell office:value="0.05" office:value-type="float"/>
          <table:table-cell office:value="-0.03801220238208771" office:value-type="float"/>
          <table:table-cell office:value="-0.05" office:value-type="float"/>
          <table:table-cell office:value="-0.05" office:value-type="float"/>
          <table:table-cell office:value="0.08609099383028786" office:value-type="float"/>
          <table:table-cell office:value="25" office:value-type="float"/>
          <table:table-cell office:value="0.001374421119689941" office:value-type="float"/>
          <table:table-cell office:value="-0.0014895099401473991" office:value-type="float"/>
          <table:table-cell office:value="0.004464089870452881" office:value-type="float"/>
          <table:table-cell office:value="-0.0014732789993286127" office:value-type="float"/>
          <table:table-cell office:value="-0.0036672353744506836" office:value-type="float"/>
          <table:table-cell office:value="-0.0017154783010482795" office:value-type="float"/>
        </table:table-row>
        <table:table-row>
          <table:table-cell office:value="0.005504561662673952" office:value-type="float"/>
          <table:table-cell office:value="-0.017858993411064148" office:value-type="float"/>
          <table:table-cell office:value="0.05" office:value-type="float"/>
          <table:table-cell office:value="-0.039465094804763796" office:value-type="float"/>
          <table:table-cell office:value="-0.05" office:value-type="float"/>
          <table:table-cell office:value="-0.05" office:value-type="float"/>
          <table:table-cell office:value="0.08503448492588665" office:value-type="float"/>
          <table:table-cell office:value="26" office:value-type="float"/>
          <table:table-cell office:value="0.0013708043098449706" office:value-type="float"/>
          <table:table-cell office:value="-0.0014890837669372554" office:value-type="float"/>
          <table:table-cell office:value="0.004461398124694824" office:value-type="float"/>
          <table:table-cell office:value="-0.0014528924226760859" office:value-type="float"/>
          <table:table-cell office:value="-0.0036636364459991452" office:value-type="float"/>
          <table:table-cell office:value="-0.0017113274335861205" office:value-type="float"/>
        </table:table-row>
        <table:table-row>
          <table:table-cell office:value="0.0068516302108764665" office:value-type="float"/>
          <table:table-cell office:value="-0.01932651340961456" office:value-type="float"/>
          <table:table-cell office:value="0.05" office:value-type="float"/>
          <table:table-cell office:value="-0.04084112882614136" office:value-type="float"/>
          <table:table-cell office:value="-0.05" office:value-type="float"/>
          <table:table-cell office:value="-0.05" office:value-type="float"/>
          <table:table-cell office:value="0.08399191032429351" office:value-type="float"/>
          <table:table-cell office:value="27" office:value-type="float"/>
          <table:table-cell office:value="0.0013470685482025145" office:value-type="float"/>
          <table:table-cell office:value="-0.0014675199985504147" office:value-type="float"/>
          <table:table-cell office:value="0.0044897675514221184" office:value-type="float"/>
          <table:table-cell office:value="-0.0013760340213775629" office:value-type="float"/>
          <table:table-cell office:value="-0.0036145013570785525" office:value-type="float"/>
          <table:table-cell office:value="-0.0016727840900421145" office:value-type="float"/>
        </table:table-row>
        <table:table-row>
          <table:table-cell office:value="0.008191368579864503" office:value-type="float"/>
          <table:table-cell office:value="-0.020789708495140072" office:value-type="float"/>
          <table:table-cell office:value="0.05" office:value-type="float"/>
          <table:table-cell office:value="-0.04219277739524842" office:value-type="float"/>
          <table:table-cell office:value="-0.05" office:value-type="float"/>
          <table:table-cell office:value="-0.05" office:value-type="float"/>
          <table:table-cell office:value="0.08295008318127692" office:value-type="float"/>
          <table:table-cell office:value="28" office:value-type="float"/>
          <table:table-cell office:value="0.0013397383689880363" office:value-type="float"/>
          <table:table-cell office:value="-0.0014631950855255125" office:value-type="float"/>
          <table:table-cell office:value="0.004493540525436402" office:value-type="float"/>
          <table:table-cell office:value="-0.0013516485691070553" office:value-type="float"/>
          <table:table-cell office:value="-0.003607816696166992" office:value-type="float"/>
          <table:table-cell office:value="-0.0016713982820510866" office:value-type="float"/>
        </table:table-row>
        <table:table-row>
          <table:table-cell office:value="0.009496970176696777" office:value-type="float"/>
          <table:table-cell office:value="-0.02221566498279571" office:value-type="float"/>
          <table:table-cell office:value="0.05" office:value-type="float"/>
          <table:table-cell office:value="-0.04346176624298096" office:value-type="float"/>
          <table:table-cell office:value="-0.05" office:value-type="float"/>
          <table:table-cell office:value="-0.05" office:value-type="float"/>
          <table:table-cell office:value="0.08193311891393816" office:value-type="float"/>
          <table:table-cell office:value="29" office:value-type="float"/>
          <table:table-cell office:value="0.0013056015968322746" office:value-type="float"/>
          <table:table-cell office:value="-0.0014259564876556389" office:value-type="float"/>
          <table:table-cell office:value="0.004518630504608155" office:value-type="float"/>
          <table:table-cell office:value="-0.0012689888477325443" office:value-type="float"/>
          <table:table-cell office:value="-0.003543493747711182" office:value-type="float"/>
          <table:table-cell office:value="-0.0016339802742004403" office:value-type="float"/>
        </table:table-row>
        <table:table-row>
          <table:table-cell office:value="0.010787086486816406" office:value-type="float"/>
          <table:table-cell office:value="-0.023628157377243036" office:value-type="float"/>
          <table:table-cell office:value="0.05" office:value-type="float"/>
          <table:table-cell office:value="-0.04469661116600037" office:value-type="float"/>
          <table:table-cell office:value="-0.05" office:value-type="float"/>
          <table:table-cell office:value="-0.05" office:value-type="float"/>
          <table:table-cell office:value="0.08092501596355035" office:value-type="float"/>
          <table:table-cell office:value="30" office:value-type="float"/>
          <table:table-cell office:value="0.0012901163101196288" office:value-type="float"/>
          <table:table-cell office:value="-0.0014124923944473268" office:value-type="float"/>
          <table:table-cell office:value="0.004528946876525879" office:value-type="float"/>
          <table:table-cell office:value="-0.0012348449230194097" office:value-type="float"/>
          <table:table-cell office:value="-0.003530668020248413" office:value-type="float"/>
          <table:table-cell office:value="-0.0016421025991439821" office:value-type="float"/>
        </table:table-row>
        <table:table-row>
          <table:table-cell office:value="0.012055753469467164" office:value-type="float"/>
          <table:table-cell office:value="-0.025012845993041988" office:value-type="float"/>
          <table:table-cell office:value="0.05" office:value-type="float"/>
          <table:table-cell office:value="-0.045884135961532596" office:value-type="float"/>
          <table:table-cell office:value="-0.05" office:value-type="float"/>
          <table:table-cell office:value="-0.05" office:value-type="float"/>
          <table:table-cell office:value="0.0799340003733603" office:value-type="float"/>
          <table:table-cell office:value="31" office:value-type="float"/>
          <table:table-cell office:value="0.0012686669826507575" office:value-type="float"/>
          <table:table-cell office:value="-0.0013846886157989503" office:value-type="float"/>
          <table:table-cell office:value="0.004527897834777831" office:value-type="float"/>
          <table:table-cell office:value="-0.0011875247955322257" office:value-type="float"/>
          <table:table-cell office:value="-0.0034706246852874755" office:value-type="float"/>
          <table:table-cell office:value="-0.0015985953807830817" office:value-type="float"/>
        </table:table-row>
        <table:table-row>
          <table:table-cell office:value="0.013305250406265259" office:value-type="float"/>
          <table:table-cell office:value="-0.026382189393043515" office:value-type="float"/>
          <table:table-cell office:value="0.05" office:value-type="float"/>
          <table:table-cell office:value="-0.04703740596771241" office:value-type="float"/>
          <table:table-cell office:value="-0.05" office:value-type="float"/>
          <table:table-cell office:value="-0.05" office:value-type="float"/>
          <table:table-cell office:value="0.07895431700200833" office:value-type="float"/>
          <table:table-cell office:value="32" office:value-type="float"/>
          <table:table-cell office:value="0.001249496936798095" office:value-type="float"/>
          <table:table-cell office:value="-0.0013693434000015253" office:value-type="float"/>
          <table:table-cell office:value="0.004539445638656617" office:value-type="float"/>
          <table:table-cell office:value="-0.0011532700061798098" office:value-type="float"/>
          <table:table-cell office:value="-0.0034550571441650394" office:value-type="float"/>
          <table:table-cell office:value="-0.0016088712215423587" office:value-type="float"/>
        </table:table-row>
        <table:table-row>
          <table:table-cell office:value="0.01455470323562622" office:value-type="float"/>
          <table:table-cell office:value="-0.027738798856735226" office:value-type="float"/>
          <table:table-cell office:value="0.05" office:value-type="float"/>
          <table:table-cell office:value="-0.04816755890846253" office:value-type="float"/>
          <table:table-cell office:value="-0.05" office:value-type="float"/>
          <table:table-cell office:value="-0.05" office:value-type="float"/>
          <table:table-cell office:value="0.07797893542341323" office:value-type="float"/>
          <table:table-cell office:value="33" office:value-type="float"/>
          <table:table-cell office:value="0.0012494528293609617" office:value-type="float"/>
          <table:table-cell office:value="-0.0013566094636917117" office:value-type="float"/>
          <table:table-cell office:value="0.0045290875434875495" office:value-type="float"/>
          <table:table-cell office:value="-0.0011301529407501225" office:value-type="float"/>
          <table:table-cell office:value="-0.003408721685409546" office:value-type="float"/>
          <table:table-cell office:value="-0.0015597951412200921" office:value-type="float"/>
        </table:table-row>
        <table:table-row>
          <table:table-cell office:value="0.015781564712524412" office:value-type="float"/>
          <table:table-cell office:value="-0.02907622694969177" office:value-type="float"/>
          <table:table-cell office:value="0.05" office:value-type="float"/>
          <table:table-cell office:value="-0.049262020587921146" office:value-type="float"/>
          <table:table-cell office:value="-0.05" office:value-type="float"/>
          <table:table-cell office:value="-0.05" office:value-type="float"/>
          <table:table-cell office:value="0.07701793148513579" office:value-type="float"/>
          <table:table-cell office:value="34" office:value-type="float"/>
          <table:table-cell office:value="0.0012268614768981938" office:value-type="float"/>
          <table:table-cell office:value="-0.0013374280929565434" office:value-type="float"/>
          <table:table-cell office:value="0.004544360637664795" office:value-type="float"/>
          <table:table-cell office:value="-0.0010944616794586175" office:value-type="float"/>
          <table:table-cell office:value="-0.00338969349861145" office:value-type="float"/>
          <table:table-cell office:value="-0.0015743571519851677" office:value-type="float"/>
        </table:table-row>
        <table:table-row>
          <table:table-cell office:value="0.01702838897705078" office:value-type="float"/>
          <table:table-cell office:value="-0.03041514933109283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604902358754996" office:value-type="float"/>
          <table:table-cell office:value="35" office:value-type="float"/>
          <table:table-cell office:value="0.0012468242645263666" office:value-type="float"/>
          <table:table-cell office:value="-0.0013389223814010628" office:value-type="float"/>
          <table:table-cell office:value="0.0045250141620635995" office:value-type="float"/>
          <table:table-cell office:value="-0.0011015611886978152" office:value-type="float"/>
          <table:table-cell office:value="-0.003358809947967529" office:value-type="float"/>
          <table:table-cell office:value="-0.0015264701843261726" office:value-type="float"/>
        </table:table-row>
        <table:table-row>
          <table:table-cell office:value="0.01824767827987671" office:value-type="float"/>
          <table:table-cell office:value="-0.031729690432548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509847666788476" office:value-type="float"/>
          <table:table-cell office:value="36" office:value-type="float"/>
          <table:table-cell office:value="0.0012192893028259277" office:value-type="float"/>
          <table:table-cell office:value="-0.0013145411014556883" office:value-type="float"/>
          <table:table-cell office:value="0.0045414364337921145" office:value-type="float"/>
          <table:table-cell office:value="-0.0010627341270446778" office:value-type="float"/>
          <table:table-cell office:value="-0.003333933353424072" office:value-type="float"/>
          <table:table-cell office:value="-0.0015463602542877194" office:value-type="float"/>
        </table:table-row>
        <table:table-row>
          <table:table-cell office:value="0.019493077993392942" office:value-type="float"/>
          <table:table-cell office:value="-0.033058235049247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413277295050448" office:value-type="float"/>
          <table:table-cell office:value="37" office:value-type="float"/>
          <table:table-cell office:value="0.0012453997135162351" office:value-type="float"/>
          <table:table-cell office:value="-0.0013285446166992187" office:value-type="float"/>
          <table:table-cell office:value="0.004510524272918702" office:value-type="float"/>
          <table:table-cell office:value="-0.00107570230960846" office:value-type="float"/>
          <table:table-cell office:value="-0.0033089244365692144" office:value-type="float"/>
          <table:table-cell office:value="-0.0014965331554412844" office:value-type="float"/>
        </table:table-row>
        <table:table-row>
          <table:table-cell office:value="0.020708664655685424" office:value-type="float"/>
          <table:table-cell office:value="-0.0343619340658187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318665571853343" office:value-type="float"/>
          <table:table-cell office:value="38" office:value-type="float"/>
          <table:table-cell office:value="0.0012155866622924807" office:value-type="float"/>
          <table:table-cell office:value="-0.001303699016571045" office:value-type="float"/>
          <table:table-cell office:value="0.0045232892036437995" office:value-type="float"/>
          <table:table-cell office:value="-0.0010367542505264286" office:value-type="float"/>
          <table:table-cell office:value="-0.003281100988388062" office:value-type="float"/>
          <table:table-cell office:value="-0.0015169721841812138" office:value-type="float"/>
        </table:table-row>
        <table:table-row>
          <table:table-cell office:value="0.021942679882049558" office:value-type="float"/>
          <table:table-cell office:value="-0.035675172805786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22984254723908" office:value-type="float"/>
          <table:table-cell office:value="39" office:value-type="float"/>
          <table:table-cell office:value="0.0012340152263641355" office:value-type="float"/>
          <table:table-cell office:value="-0.0013132387399673456" office:value-type="float"/>
          <table:table-cell office:value="0.004492851495742798" office:value-type="float"/>
          <table:table-cell office:value="-0.001035709381103516" office:value-type="float"/>
          <table:table-cell office:value="-0.0032500380277633665" office:value-type="float"/>
          <table:table-cell office:value="-0.0014705651998519892" office:value-type="float"/>
        </table:table-row>
        <table:table-row>
          <table:table-cell office:value="0.023146049976348875" office:value-type="float"/>
          <table:table-cell office:value="-0.03696353137493134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2930102845441" office:value-type="float"/>
          <table:table-cell office:value="40" office:value-type="float"/>
          <table:table-cell office:value="0.001203370094299317" office:value-type="float"/>
          <table:table-cell office:value="-0.001288358569145203" office:value-type="float"/>
          <table:table-cell office:value="0.004507514238357544" office:value-type="float"/>
          <table:table-cell office:value="-0.0009978067874908455" office:value-type="float"/>
          <table:table-cell office:value="-0.003221031427383423" office:value-type="float"/>
          <table:table-cell office:value="-0.0014919191598892212" office:value-type="float"/>
        </table:table-row>
        <table:table-row>
          <table:table-cell office:value="0.024362028837203977" office:value-type="float"/>
          <table:table-cell office:value="-0.03825854599475861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34912951430597" office:value-type="float"/>
          <table:table-cell office:value="41" office:value-type="float"/>
          <table:table-cell office:value="0.001215978860855102" office:value-type="float"/>
          <table:table-cell office:value="-0.00129501461982727" office:value-type="float"/>
          <table:table-cell office:value="0.004495482444763183" office:value-type="float"/>
          <table:table-cell office:value="-0.00098093867301941" office:value-type="float"/>
          <table:table-cell office:value="-0.003189780116081238" office:value-type="float"/>
          <table:table-cell office:value="-0.001451019644737244" office:value-type="float"/>
        </table:table-row>
        <table:table-row>
          <table:table-cell office:value="0.025539612770080565" office:value-type="float"/>
          <table:table-cell office:value="-0.0395194798707962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43105614529972" office:value-type="float"/>
          <table:table-cell office:value="42" office:value-type="float"/>
          <table:table-cell office:value="0.0011775839328765862" office:value-type="float"/>
          <table:table-cell office:value="-0.0012609338760375972" office:value-type="float"/>
          <table:table-cell office:value="0.004519742727279664" office:value-type="float"/>
          <table:table-cell office:value="-0.0009401488304138176" office:value-type="float"/>
          <table:table-cell office:value="-0.0031542515754699706" office:value-type="float"/>
          <table:table-cell office:value="-0.0014821183681488041" office:value-type="float"/>
        </table:table-row>
        <table:table-row>
          <table:table-cell office:value="0.026707702875137327" office:value-type="float"/>
          <table:table-cell office:value="-0.04076573908329010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52226544085198" office:value-type="float"/>
          <table:table-cell office:value="43" office:value-type="float"/>
          <table:table-cell office:value="0.001168090105056762" office:value-type="float"/>
          <table:table-cell office:value="-0.001246259212493897" office:value-type="float"/>
          <table:table-cell office:value="0.004523853063583374" office:value-type="float"/>
          <table:table-cell office:value="-0.0009074687957763665" office:value-type="float"/>
          <table:table-cell office:value="-0.003103083372116089" office:value-type="float"/>
          <table:table-cell office:value="-0.0014601826667785638" office:value-type="float"/>
        </table:table-row>
        <table:table-row>
          <table:table-cell office:value="0.02783562183380127" office:value-type="float"/>
          <table:table-cell office:value="-0.04197617232799530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76414475234801" office:value-type="float"/>
          <table:table-cell office:value="44" office:value-type="float"/>
          <table:table-cell office:value="0.0011279189586639402" office:value-type="float"/>
          <table:table-cell office:value="-0.0012104332447052009" office:value-type="float"/>
          <table:table-cell office:value="0.004550096988677978" office:value-type="float"/>
          <table:table-cell office:value="-0.0008658790588378911" office:value-type="float"/>
          <table:table-cell office:value="-0.003067724704742432" office:value-type="float"/>
          <table:table-cell office:value="-0.001492761969566346" office:value-type="float"/>
        </table:table-row>
        <table:table-row>
          <table:table-cell office:value="0.02891500949859619" office:value-type="float"/>
          <table:table-cell office:value="-0.043139160871505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679636058694725" office:value-type="float"/>
          <table:table-cell office:value="45" office:value-type="float"/>
          <table:table-cell office:value="0.0010793876647949216" office:value-type="float"/>
          <table:table-cell office:value="-0.0011629885435104365" office:value-type="float"/>
          <table:table-cell office:value="0.004563219547271728" office:value-type="float"/>
          <table:table-cell office:value="-0.0008076101541519172" office:value-type="float"/>
          <table:table-cell office:value="-0.0029774618148803713" office:value-type="float"/>
          <table:table-cell office:value="-0.0015147066116333006" office:value-type="float"/>
        </table:table-row>
        <table:table-row>
          <table:table-cell office:value="0.029941061735153197" office:value-type="float"/>
          <table:table-cell office:value="-0.0442595946788787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98661676071906" office:value-type="float"/>
          <table:table-cell office:value="46" office:value-type="float"/>
          <table:table-cell office:value="0.0010260522365570061" office:value-type="float"/>
          <table:table-cell office:value="-0.0011204338073730474" office:value-type="float"/>
          <table:table-cell office:value="0.0046002125740051275" office:value-type="float"/>
          <table:table-cell office:value="-0.0007625079154968267" office:value-type="float"/>
          <table:table-cell office:value="-0.0029275166988372804" office:value-type="float"/>
          <table:table-cell office:value="-0.0015695923566818246" office:value-type="float"/>
        </table:table-row>
        <table:table-row>
          <table:table-cell office:value="0.030885047912597656" office:value-type="float"/>
          <table:table-cell office:value="-0.0453069001436233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23466794261891" office:value-type="float"/>
          <table:table-cell office:value="47" office:value-type="float"/>
          <table:table-cell office:value="0.0009439861774444575" office:value-type="float"/>
          <table:table-cell office:value="-0.0010473054647445676" office:value-type="float"/>
          <table:table-cell office:value="0.004636319875717164" office:value-type="float"/>
          <table:table-cell office:value="-0.0006808423995971688" office:value-type="float"/>
          <table:table-cell office:value="-0.002806774377822876" office:value-type="float"/>
          <table:table-cell office:value="-0.0016408759355545036" office:value-type="float"/>
        </table:table-row>
        <table:table-row>
          <table:table-cell office:value="0.03177113056182861" office:value-type="float"/>
          <table:table-cell office:value="-0.0463061475753784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52200815451277" office:value-type="float"/>
          <table:table-cell office:value="48" office:value-type="float"/>
          <table:table-cell office:value="0.000886082649230957" office:value-type="float"/>
          <table:table-cell office:value="-0.0009992474317550657" office:value-type="float"/>
          <table:table-cell office:value="0.004679425954818725" office:value-type="float"/>
          <table:table-cell office:value="-0.0006366920471191414" office:value-type="float"/>
          <table:table-cell office:value="-0.0027522802352905277" office:value-type="float"/>
          <table:table-cell office:value="-0.001707975268363953" office:value-type="float"/>
        </table:table-row>
        <table:table-row>
          <table:table-cell office:value="0.032556227445602416" office:value-type="float"/>
          <table:table-cell office:value="-0.0472171306610107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87985551529865" office:value-type="float"/>
          <table:table-cell office:value="49" office:value-type="float"/>
          <table:table-cell office:value="0.0007850968837738032" office:value-type="float"/>
          <table:table-cell office:value="-0.0009109830856323248" office:value-type="float"/>
          <table:table-cell office:value="0.004731193780899048" office:value-type="float"/>
          <table:table-cell office:value="-0.0005368548631668087" office:value-type="float"/>
          <table:table-cell office:value="-0.002614699006080627" office:value-type="float"/>
          <table:table-cell office:value="-0.001809623837471009" office:value-type="float"/>
        </table:table-row>
        <table:table-row>
          <table:table-cell office:value="0.03328828573226929" office:value-type="float"/>
          <table:table-cell office:value="-0.04808343112468719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27410721786987" office:value-type="float"/>
          <table:table-cell office:value="50" office:value-type="float"/>
          <table:table-cell office:value="0.0007320582866668698" office:value-type="float"/>
          <table:table-cell office:value="-0.0008663004636764518" office:value-type="float"/>
          <table:table-cell office:value="0.004770367145538331" office:value-type="float"/>
          <table:table-cell office:value="-0.0004984015226364141" office:value-type="float"/>
          <table:table-cell office:value="-0.002564016580581665" office:value-type="float"/>
          <table:table-cell office:value="-0.0018714797496795655" office:value-type="float"/>
        </table:table-row>
        <table:table-row>
          <table:table-cell office:value="0.03390664935112" office:value-type="float"/>
          <table:table-cell office:value="-0.0488515520095825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274767629792036" office:value-type="float"/>
          <table:table-cell office:value="51" office:value-type="float"/>
          <table:table-cell office:value="0.0006183636188507088" office:value-type="float"/>
          <table:table-cell office:value="-0.0007681208848953243" office:value-type="float"/>
          <table:table-cell office:value="0.004828101396560669" office:value-type="float"/>
          <table:table-cell office:value="-0.00040639698505401563" office:value-type="float"/>
          <table:table-cell office:value="-0.00242919921875" office:value-type="float"/>
          <table:table-cell office:value="-0.00199769377708435" office:value-type="float"/>
        </table:table-row>
        <table:table-row>
          <table:table-cell office:value="0.03447464466094971" office:value-type="float"/>
          <table:table-cell office:value="-0.049576528072357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1728394791274274" office:value-type="float"/>
          <table:table-cell office:value="52" office:value-type="float"/>
          <table:table-cell office:value="0.0005679953098297122" office:value-type="float"/>
          <table:table-cell office:value="-0.0007249760627746574" office:value-type="float"/>
          <table:table-cell office:value="0.004866706132888794" office:value-type="float"/>
          <table:table-cell office:value="-0.00037612736225128146" office:value-type="float"/>
          <table:table-cell office:value="-0.002383471727371216" office:value-type="float"/>
          <table:table-cell office:value="-0.002054856419563293" office:value-type="float"/>
        </table:table-row>
        <table:table-row>
          <table:table-cell office:value="0.03339553356170655" office:value-type="float"/>
          <table:table-cell office:value="-0.04877256989479064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250874056882076" office:value-type="float"/>
          <table:table-cell office:value="53" office:value-type="float"/>
          <table:table-cell office:value="-0.0010791110992431647" office:value-type="float"/>
          <table:table-cell office:value="0.0008039581775665279" office:value-type="float"/>
          <table:table-cell office:value="0.006274075508117675" office:value-type="float"/>
          <table:table-cell office:value="-0.00039099156856536865" office:value-type="float"/>
          <table:table-cell office:value="-0.001087068915367126" office:value-type="float"/>
          <table:table-cell office:value="-0.003920332789421082" office:value-type="float"/>
        </table:table-row>
        <table:table-row>
          <table:table-cell office:value="0.03241122484207154" office:value-type="float"/>
          <table:table-cell office:value="-0.0480486333370208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14076566654395" office:value-type="float"/>
          <table:table-cell office:value="54" office:value-type="float"/>
          <table:table-cell office:value="-0.0009843087196350093" office:value-type="float"/>
          <table:table-cell office:value="0.0007239365577697762" office:value-type="float"/>
          <table:table-cell office:value="0.0062014925479888915" office:value-type="float"/>
          <table:table-cell office:value="-0.00041593015193939174" office:value-type="float"/>
          <table:table-cell office:value="-0.0011715227365493783" office:value-type="float"/>
          <table:table-cell office:value="-0.003824283480644226" office:value-type="float"/>
        </table:table-row>
        <table:table-row>
          <table:table-cell office:value="0.03149109840393067" office:value-type="float"/>
          <table:table-cell office:value="-0.0473826062679290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372667785937865" office:value-type="float"/>
          <table:table-cell office:value="55" office:value-type="float"/>
          <table:table-cell office:value="-0.0009201264381408693" office:value-type="float"/>
          <table:table-cell office:value="0.0006660270690917961" office:value-type="float"/>
          <table:table-cell office:value="0.006131420135498047" office:value-type="float"/>
          <table:table-cell office:value="-0.00045595049858093185" office:value-type="float"/>
          <table:table-cell office:value="-0.0012339830398559563" office:value-type="float"/>
          <table:table-cell office:value="-0.0037833362817764286" office:value-type="float"/>
        </table:table-row>
        <table:table-row>
          <table:table-cell office:value="0.030642625689506535" office:value-type="float"/>
          <table:table-cell office:value="-0.0467772078514099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26291537765044" office:value-type="float"/>
          <table:table-cell office:value="56" office:value-type="float"/>
          <table:table-cell office:value="-0.0008484727144241339" office:value-type="float"/>
          <table:table-cell office:value="0.0006053984165191647" office:value-type="float"/>
          <table:table-cell office:value="0.006072351932525635" office:value-type="float"/>
          <table:table-cell office:value="-0.00047337651252746596" office:value-type="float"/>
          <table:table-cell office:value="-0.0012959849834442132" office:value-type="float"/>
          <table:table-cell office:value="-0.0037125468254089354" office:value-type="float"/>
        </table:table-row>
        <table:table-row>
          <table:table-cell office:value="0.029865027666091924" office:value-type="float"/>
          <table:table-cell office:value="-0.04624346494674682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474549628378294" office:value-type="float"/>
          <table:table-cell office:value="57" office:value-type="float"/>
          <table:table-cell office:value="-0.0007775980234146114" office:value-type="float"/>
          <table:table-cell office:value="0.000533742904663086" office:value-type="float"/>
          <table:table-cell office:value="0.00600048065185547" office:value-type="float"/>
          <table:table-cell office:value="-0.0005050683021545418" office:value-type="float"/>
          <table:table-cell office:value="-0.0013735324144363396" office:value-type="float"/>
          <table:table-cell office:value="-0.003677448630332947" office:value-type="float"/>
        </table:table-row>
        <table:table-row>
          <table:table-cell office:value="0.02914514839649201" office:value-type="float"/>
          <table:table-cell office:value="-0.04575874924659728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18805119997301" office:value-type="float"/>
          <table:table-cell office:value="58" office:value-type="float"/>
          <table:table-cell office:value="-0.000719879269599915" office:value-type="float"/>
          <table:table-cell office:value="0.0004847157001495357" office:value-type="float"/>
          <table:table-cell office:value="0.005952234268188477" office:value-type="float"/>
          <table:table-cell office:value="-0.0005192124843597413" office:value-type="float"/>
          <table:table-cell office:value="-0.0014230573177337648" office:value-type="float"/>
          <table:table-cell office:value="-0.003619704246520996" office:value-type="float"/>
        </table:table-row>
        <table:table-row>
          <table:table-cell office:value="0.02847236037254334" office:value-type="float"/>
          <table:table-cell office:value="-0.0453383636474609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5882748363109" office:value-type="float"/>
          <table:table-cell office:value="59" office:value-type="float"/>
          <table:table-cell office:value="-0.00067278802394867" office:value-type="float"/>
          <table:table-cell office:value="0.0004203855991363522" office:value-type="float"/>
          <table:table-cell office:value="0.0059130072593688975" office:value-type="float"/>
          <table:table-cell office:value="-0.0005522829294204706" office:value-type="float"/>
          <table:table-cell office:value="-0.0014884346723556523" office:value-type="float"/>
          <table:table-cell office:value="-0.0035863292217254636" office:value-type="float"/>
        </table:table-row>
        <table:table-row>
          <table:table-cell office:value="0.027846522927284244" office:value-type="float"/>
          <table:table-cell office:value="-0.0449578952789306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595583319330846" office:value-type="float"/>
          <table:table-cell office:value="60" office:value-type="float"/>
          <table:table-cell office:value="-0.0006258374452590941" office:value-type="float"/>
          <table:table-cell office:value="0.00038046836853027413" office:value-type="float"/>
          <table:table-cell office:value="0.0058741831779479965" office:value-type="float"/>
          <table:table-cell office:value="-0.0005642408132553109" office:value-type="float"/>
          <table:table-cell office:value="-0.001528581380844116" office:value-type="float"/>
          <table:table-cell office:value="-0.003539467453956604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0460853576660205" office:value-type="float"/>
          <table:table-cell office:value="0.00016160249710082952" office:value-type="float"/>
          <table:table-cell office:value="0.0032787537574768075" office:value-type="float"/>
          <table:table-cell office:value="-0.001793658137321472" office:value-type="float"/>
          <table:table-cell office:value="-0.001591836214065551" office:value-type="float"/>
          <table:table-cell office:value="-0.0030683672428131106" office:value-type="float"/>
          <table:table-cell office:value="0.08529538905345883" office:value-type="float"/>
          <table:table-cell office:value="1" office:value-type="float"/>
          <table:table-cell office:value="0.00010460853576660205" office:value-type="float"/>
          <table:table-cell office:value="0.00016160249710082952" office:value-type="float"/>
          <table:table-cell office:value="0.0032787537574768075" office:value-type="float"/>
          <table:table-cell office:value="-0.001793658137321472" office:value-type="float"/>
          <table:table-cell office:value="-0.001591836214065551" office:value-type="float"/>
          <table:table-cell office:value="-0.0030683672428131106" office:value-type="float"/>
        </table:table-row>
        <table:table-row>
          <table:table-cell office:value="0.000913864374160767" office:value-type="float"/>
          <table:table-cell office:value="-0.0003904426097869878" office:value-type="float"/>
          <table:table-cell office:value="0.005653022527694703" office:value-type="float"/>
          <table:table-cell office:value="-0.003790042996406555" office:value-type="float"/>
          <table:table-cell office:value="-0.0036119198799133296" office:value-type="float"/>
          <table:table-cell office:value="-0.005310124754905701" office:value-type="float"/>
          <table:table-cell office:value="0.0853617061095426" office:value-type="float"/>
          <table:table-cell office:value="2" office:value-type="float"/>
          <table:table-cell office:value="0.0008092558383941649" office:value-type="float"/>
          <table:table-cell office:value="-0.0005520451068878173" office:value-type="float"/>
          <table:table-cell office:value="0.0023742687702178952" office:value-type="float"/>
          <table:table-cell office:value="-0.001996384859085083" office:value-type="float"/>
          <table:table-cell office:value="-0.0020200836658477786" office:value-type="float"/>
          <table:table-cell office:value="-0.00224175751209259" office:value-type="float"/>
        </table:table-row>
        <table:table-row>
          <table:table-cell office:value="0.001732540130615235" office:value-type="float"/>
          <table:table-cell office:value="-0.0009718692302703863" office:value-type="float"/>
          <table:table-cell office:value="0.00804755210876465" office:value-type="float"/>
          <table:table-cell office:value="-0.005819503664970398" office:value-type="float"/>
          <table:table-cell office:value="-0.005662980675697326" office:value-type="float"/>
          <table:table-cell office:value="-0.007513056397438049" office:value-type="float"/>
          <table:table-cell office:value="0.08541301523575226" office:value-type="float"/>
          <table:table-cell office:value="3" office:value-type="float"/>
          <table:table-cell office:value="0.0008186757564544681" office:value-type="float"/>
          <table:table-cell office:value="-0.0005814266204833985" office:value-type="float"/>
          <table:table-cell office:value="0.0023945295810699468" office:value-type="float"/>
          <table:table-cell office:value="-0.0020294606685638435" office:value-type="float"/>
          <table:table-cell office:value="-0.0020510607957839964" office:value-type="float"/>
          <table:table-cell office:value="-0.0022029316425323485" office:value-type="float"/>
        </table:table-row>
        <table:table-row>
          <table:table-cell office:value="0.002564806938171387" office:value-type="float"/>
          <table:table-cell office:value="-0.0015697890520095827" office:value-type="float"/>
          <table:table-cell office:value="0.01045207977294922" office:value-type="float"/>
          <table:table-cell office:value="-0.007860764265060426" office:value-type="float"/>
          <table:table-cell office:value="-0.007727949023246765" office:value-type="float"/>
          <table:table-cell office:value="-0.0096755051612854" office:value-type="float"/>
          <table:table-cell office:value="0.08544080236695856" office:value-type="float"/>
          <table:table-cell office:value="4" office:value-type="float"/>
          <table:table-cell office:value="0.0008322668075561521" office:value-type="float"/>
          <table:table-cell office:value="-0.0005979198217391964" office:value-type="float"/>
          <table:table-cell office:value="0.0024045276641845702" office:value-type="float"/>
          <table:table-cell office:value="-0.0020412606000900276" office:value-type="float"/>
          <table:table-cell office:value="-0.0020649683475494392" office:value-type="float"/>
          <table:table-cell office:value="-0.002162448763847351" office:value-type="float"/>
        </table:table-row>
        <table:table-row>
          <table:table-cell office:value="0.003416434526443482" office:value-type="float"/>
          <table:table-cell office:value="-0.0022059583663940428" office:value-type="float"/>
          <table:table-cell office:value="0.012894101142883302" office:value-type="float"/>
          <table:table-cell office:value="-0.00993822455406189" office:value-type="float"/>
          <table:table-cell office:value="-0.009834852814674378" office:value-type="float"/>
          <table:table-cell office:value="-0.011792311668395995" office:value-type="float"/>
          <table:table-cell office:value="0.08545031790987963" office:value-type="float"/>
          <table:table-cell office:value="5" office:value-type="float"/>
          <table:table-cell office:value="0.0008516275882720949" office:value-type="float"/>
          <table:table-cell office:value="-0.0006361693143844601" office:value-type="float"/>
          <table:table-cell office:value="0.0024420213699340824" office:value-type="float"/>
          <table:table-cell office:value="-0.002077460289001465" office:value-type="float"/>
          <table:table-cell office:value="-0.002106903791427613" office:value-type="float"/>
          <table:table-cell office:value="-0.0021168065071105954" office:value-type="float"/>
        </table:table-row>
        <table:table-row>
          <table:table-cell office:value="0.004278613328933716" office:value-type="float"/>
          <table:table-cell office:value="-0.0028533291816711416" office:value-type="float"/>
          <table:table-cell office:value="0.015348892211914064" office:value-type="float"/>
          <table:table-cell office:value="-0.012024387121200563" office:value-type="float"/>
          <table:table-cell office:value="-0.011950977444648743" office:value-type="float"/>
          <table:table-cell office:value="-0.013874007463455199" office:value-type="float"/>
          <table:table-cell office:value="0.0813302384895318" office:value-type="float"/>
          <table:table-cell office:value="6" office:value-type="float"/>
          <table:table-cell office:value="0.0008621788024902339" office:value-type="float"/>
          <table:table-cell office:value="-0.0006473708152770988" office:value-type="float"/>
          <table:table-cell office:value="0.0024547910690307616" office:value-type="float"/>
          <table:table-cell office:value="-0.002086162567138672" office:value-type="float"/>
          <table:table-cell office:value="-0.002116124629974365" office:value-type="float"/>
          <table:table-cell office:value="-0.002081695795059204" office:value-type="float"/>
        </table:table-row>
        <table:table-row>
          <table:table-cell office:value="-0.0009955298900604249" office:value-type="float"/>
          <table:table-cell office:value="-0.00045247793197631704" office:value-type="float"/>
          <table:table-cell office:value="0.023625838756561282" office:value-type="float"/>
          <table:table-cell office:value="-0.012894663810729982" office:value-type="float"/>
          <table:table-cell office:value="-0.010990304350852966" office:value-type="float"/>
          <table:table-cell office:value="-0.021030974388122556" office:value-type="float"/>
          <table:table-cell office:value="0.08965628609492027" office:value-type="float"/>
          <table:table-cell office:value="7" office:value-type="float"/>
          <table:table-cell office:value="-0.005274143218994141" office:value-type="float"/>
          <table:table-cell office:value="0.0024008512496948246" office:value-type="float"/>
          <table:table-cell office:value="0.008276946544647218" office:value-type="float"/>
          <table:table-cell office:value="-0.0008702766895294194" office:value-type="float"/>
          <table:table-cell office:value="0.0009606730937957771" office:value-type="float"/>
          <table:table-cell office:value="-0.007156966924667359" office:value-type="float"/>
        </table:table-row>
        <table:table-row>
          <table:table-cell office:value="0.00035051226615905734" office:value-type="float"/>
          <table:table-cell office:value="-0.001905464529991149" office:value-type="float"/>
          <table:table-cell office:value="0.027181818485260013" office:value-type="float"/>
          <table:table-cell office:value="-0.014450019001960756" office:value-type="float"/>
          <table:table-cell office:value="-0.014079473614692688" office:value-type="float"/>
          <table:table-cell office:value="-0.02274974703788757" office:value-type="float"/>
          <table:table-cell office:value="0.09001012860705614" office:value-type="float"/>
          <table:table-cell office:value="8" office:value-type="float"/>
          <table:table-cell office:value="0.0013460421562194822" office:value-type="float"/>
          <table:table-cell office:value="-0.001452986598014832" office:value-type="float"/>
          <table:table-cell office:value="0.0035559797286987306" office:value-type="float"/>
          <table:table-cell office:value="-0.0015553551912307739" office:value-type="float"/>
          <table:table-cell office:value="-0.003089169263839722" office:value-type="float"/>
          <table:table-cell office:value="-0.0017187726497650147" office:value-type="float"/>
        </table:table-row>
        <table:table-row>
          <table:table-cell office:value="0.0017224335670471182" office:value-type="float"/>
          <table:table-cell office:value="-0.003396970033645629" office:value-type="float"/>
          <table:table-cell office:value="0.030844463109970098" office:value-type="float"/>
          <table:table-cell office:value="-0.01601139545440674" office:value-type="float"/>
          <table:table-cell office:value="-0.01720597207546234" office:value-type="float"/>
          <table:table-cell office:value="-0.024401969313621517" office:value-type="float"/>
          <table:table-cell office:value="0.09026554542090988" office:value-type="float"/>
          <table:table-cell office:value="9" office:value-type="float"/>
          <table:table-cell office:value="0.001371921300888061" office:value-type="float"/>
          <table:table-cell office:value="-0.0014915055036544798" office:value-type="float"/>
          <table:table-cell office:value="0.0036626446247100836" office:value-type="float"/>
          <table:table-cell office:value="-0.0015613764524459832" office:value-type="float"/>
          <table:table-cell office:value="-0.0031264984607696535" office:value-type="float"/>
          <table:table-cell office:value="-0.001652222275733948" office:value-type="float"/>
        </table:table-row>
        <table:table-row>
          <table:table-cell office:value="0.003104013204574584" office:value-type="float"/>
          <table:table-cell office:value="-0.004889519214630126" office:value-type="float"/>
          <table:table-cell office:value="0.03454606771469117" office:value-type="float"/>
          <table:table-cell office:value="-0.01757357478141785" office:value-type="float"/>
          <table:table-cell office:value="-0.020338001251220702" office:value-type="float"/>
          <table:table-cell office:value="-0.026011448502540585" office:value-type="float"/>
          <table:table-cell office:value="0.09039894888533496" office:value-type="float"/>
          <table:table-cell office:value="10" office:value-type="float"/>
          <table:table-cell office:value="0.0013815796375274657" office:value-type="float"/>
          <table:table-cell office:value="-0.0014925491809844975" office:value-type="float"/>
          <table:table-cell office:value="0.003701604604721069" office:value-type="float"/>
          <table:table-cell office:value="-0.0015621793270111078" office:value-type="float"/>
          <table:table-cell office:value="-0.0031320291757583616" office:value-type="float"/>
          <table:table-cell office:value="-0.0016094791889190666" office:value-type="float"/>
        </table:table-row>
        <table:table-row>
          <table:table-cell office:value="0.004516576528549194" office:value-type="float"/>
          <table:table-cell office:value="-0.006419557929039001" office:value-type="float"/>
          <table:table-cell office:value="0.038364381790161134" office:value-type="float"/>
          <table:table-cell office:value="-0.019144458770751955" office:value-type="float"/>
          <table:table-cell office:value="-0.02351683259010315" office:value-type="float"/>
          <table:table-cell office:value="-0.02756158113479614" office:value-type="float"/>
          <table:table-cell office:value="0.09040941744692174" office:value-type="float"/>
          <table:table-cell office:value="11" office:value-type="float"/>
          <table:table-cell office:value="0.0014125633239746097" office:value-type="float"/>
          <table:table-cell office:value="-0.001530038714408875" office:value-type="float"/>
          <table:table-cell office:value="0.0038183140754699703" office:value-type="float"/>
          <table:table-cell office:value="-0.0015708839893341063" office:value-type="float"/>
          <table:table-cell office:value="-0.0031788313388824464" office:value-type="float"/>
          <table:table-cell office:value="-0.0015501326322555544" office:value-type="float"/>
        </table:table-row>
        <table:table-row>
          <table:table-cell office:value="0.005932486057281493" office:value-type="float"/>
          <table:table-cell office:value="-0.007945787310600281" office:value-type="float"/>
          <table:table-cell office:value="0.04223206520080566" office:value-type="float"/>
          <table:table-cell office:value="-0.020715007185935976" office:value-type="float"/>
          <table:table-cell office:value="-0.02670140981674194" office:value-type="float"/>
          <table:table-cell office:value="-0.029069715142250062" office:value-type="float"/>
          <table:table-cell office:value="0.09029041951367604" office:value-type="float"/>
          <table:table-cell office:value="12" office:value-type="float"/>
          <table:table-cell office:value="0.0014159095287322992" office:value-type="float"/>
          <table:table-cell office:value="-0.0015262293815612796" office:value-type="float"/>
          <table:table-cell office:value="0.0038676834106445308" office:value-type="float"/>
          <table:table-cell office:value="-0.0015705484151840206" office:value-type="float"/>
          <table:table-cell office:value="-0.0031845772266387937" office:value-type="float"/>
          <table:table-cell office:value="-0.001508134007453919" office:value-type="float"/>
        </table:table-row>
        <table:table-row>
          <table:table-cell office:value="0.007396004199981689" office:value-type="float"/>
          <table:table-cell office:value="-0.009518443942070007" office:value-type="float"/>
          <table:table-cell office:value="0.04622591733932495" office:value-type="float"/>
          <table:table-cell office:value="-0.02229511380195618" office:value-type="float"/>
          <table:table-cell office:value="-0.029951069355010983" office:value-type="float"/>
          <table:table-cell office:value="-0.03051530182361603" office:value-type="float"/>
          <table:table-cell office:value="0.0900407065743108" office:value-type="float"/>
          <table:table-cell office:value="13" office:value-type="float"/>
          <table:table-cell office:value="0.0014635181427001959" office:value-type="float"/>
          <table:table-cell office:value="-0.0015726566314697259" office:value-type="float"/>
          <table:table-cell office:value="0.003993852138519287" office:value-type="float"/>
          <table:table-cell office:value="-0.0015801066160202031" office:value-type="float"/>
          <table:table-cell office:value="-0.0032496595382690433" office:value-type="float"/>
          <table:table-cell office:value="-0.0014455866813659676" office:value-type="float"/>
        </table:table-row>
        <table:table-row>
          <table:table-cell office:value="0.008858563899993895" office:value-type="float"/>
          <table:table-cell office:value="-0.011081896424293518" office:value-type="float"/>
          <table:table-cell office:value="0.05" office:value-type="float"/>
          <table:table-cell office:value="-0.023879176378250128" office:value-type="float"/>
          <table:table-cell office:value="-0.03320581316947937" office:value-type="float"/>
          <table:table-cell office:value="-0.03191906988620759" office:value-type="float"/>
          <table:table-cell office:value="0.08967450703351046" office:value-type="float"/>
          <table:table-cell office:value="14" office:value-type="float"/>
          <table:table-cell office:value="0.0014625597000122066" office:value-type="float"/>
          <table:table-cell office:value="-0.001563452482223511" office:value-type="float"/>
          <table:table-cell office:value="0.004053890705108643" office:value-type="float"/>
          <table:table-cell office:value="-0.0015840625762939455" office:value-type="float"/>
          <table:table-cell office:value="-0.0032547438144683843" office:value-type="float"/>
          <table:table-cell office:value="-0.0014037680625915532" office:value-type="float"/>
        </table:table-row>
        <table:table-row>
          <table:table-cell office:value="0.010376319885253905" office:value-type="float"/>
          <table:table-cell office:value="-0.012697020173072815" office:value-type="float"/>
          <table:table-cell office:value="0.05" office:value-type="float"/>
          <table:table-cell office:value="-0.02547073066234589" office:value-type="float"/>
          <table:table-cell office:value="-0.03653096377849579" office:value-type="float"/>
          <table:table-cell office:value="-0.033262063264846806" office:value-type="float"/>
          <table:table-cell office:value="0.08918745439919046" office:value-type="float"/>
          <table:table-cell office:value="15" office:value-type="float"/>
          <table:table-cell office:value="0.0015177559852600098" office:value-type="float"/>
          <table:table-cell office:value="-0.0016151237487792968" office:value-type="float"/>
          <table:table-cell office:value="0.004177470207214356" office:value-type="float"/>
          <table:table-cell office:value="-0.0015915542840957645" office:value-type="float"/>
          <table:table-cell office:value="-0.0033251506090164187" office:value-type="float"/>
          <table:table-cell office:value="-0.0013429933786392213" office:value-type="float"/>
        </table:table-row>
        <table:table-row>
          <table:table-cell office:value="0.011901805400848387" office:value-type="float"/>
          <table:table-cell office:value="-0.014316044449806213" office:value-type="float"/>
          <table:table-cell office:value="0.05" office:value-type="float"/>
          <table:table-cell office:value="-0.027038648724555973" office:value-type="float"/>
          <table:table-cell office:value="-0.039867224097251894" office:value-type="float"/>
          <table:table-cell office:value="-0.03457509279251099" office:value-type="float"/>
          <table:table-cell office:value="0.08860474612721238" office:value-type="float"/>
          <table:table-cell office:value="16" office:value-type="float"/>
          <table:table-cell office:value="0.001525485515594482" office:value-type="float"/>
          <table:table-cell office:value="-0.0016190242767333985" office:value-type="float"/>
          <table:table-cell office:value="0.004198482036590576" office:value-type="float"/>
          <table:table-cell office:value="-0.0015679180622100823" office:value-type="float"/>
          <table:table-cell office:value="-0.0033362603187561037" office:value-type="float"/>
          <table:table-cell office:value="-0.0013130295276641852" office:value-type="float"/>
        </table:table-row>
        <table:table-row>
          <table:table-cell office:value="0.013494799137115477" office:value-type="float"/>
          <table:table-cell office:value="-0.015994752049446108" office:value-type="float"/>
          <table:table-cell office:value="0.05" office:value-type="float"/>
          <table:table-cell office:value="-0.028577263951301578" office:value-type="float"/>
          <table:table-cell office:value="-0.043269781470298765" office:value-type="float"/>
          <table:table-cell office:value="-0.03583602905273438" office:value-type="float"/>
          <table:table-cell office:value="0.08791207857624221" office:value-type="float"/>
          <table:table-cell office:value="17" office:value-type="float"/>
          <table:table-cell office:value="0.0015929937362670898" office:value-type="float"/>
          <table:table-cell office:value="-0.001678707599639893" office:value-type="float"/>
          <table:table-cell office:value="0.004264364242553711" office:value-type="float"/>
          <table:table-cell office:value="-0.001538615226745605" office:value-type="float"/>
          <table:table-cell office:value="-0.003402557373046875" office:value-type="float"/>
          <table:table-cell office:value="-0.0012609362602233887" office:value-type="float"/>
        </table:table-row>
        <table:table-row>
          <table:table-cell office:value="0.01508756399154663" office:value-type="float"/>
          <table:table-cell office:value="-0.017665743231773376" office:value-type="float"/>
          <table:table-cell office:value="0.05" office:value-type="float"/>
          <table:table-cell office:value="-0.030091934204101566" office:value-type="float"/>
          <table:table-cell office:value="-0.046672033667564394" office:value-type="float"/>
          <table:table-cell office:value="-0.03707511603832245" office:value-type="float"/>
          <table:table-cell office:value="0.08714829804633037" office:value-type="float"/>
          <table:table-cell office:value="18" office:value-type="float"/>
          <table:table-cell office:value="0.0015927648544311526" office:value-type="float"/>
          <table:table-cell office:value="-0.0016709911823272697" office:value-type="float"/>
          <table:table-cell office:value="0.004293284416198731" office:value-type="float"/>
          <table:table-cell office:value="-0.0015146702527999885" office:value-type="float"/>
          <table:table-cell office:value="-0.0034022521972656254" office:value-type="float"/>
          <table:table-cell office:value="-0.0012390869855880733" office:value-type="float"/>
        </table:table-row>
        <table:table-row>
          <table:table-cell office:value="0.0167239511013031" office:value-type="float"/>
          <table:table-cell office:value="-0.019363626837730408" office:value-type="float"/>
          <table:table-cell office:value="0.05" office:value-type="float"/>
          <table:table-cell office:value="-0.031562027931213384" office:value-type="float"/>
          <table:table-cell office:value="-0.05" office:value-type="float"/>
          <table:table-cell office:value="-0.038277172446250916" office:value-type="float"/>
          <table:table-cell office:value="0.0863018060818779" office:value-type="float"/>
          <table:table-cell office:value="19" office:value-type="float"/>
          <table:table-cell office:value="0.001636387109756469" office:value-type="float"/>
          <table:table-cell office:value="-0.0016978836059570318" office:value-type="float"/>
          <table:table-cell office:value="0.004364436864852906" office:value-type="float"/>
          <table:table-cell office:value="-0.0014700937271118156" office:value-type="float"/>
          <table:table-cell office:value="-0.003430805206298828" office:value-type="float"/>
          <table:table-cell office:value="-0.001202056407928467" office:value-type="float"/>
        </table:table-row>
        <table:table-row>
          <table:table-cell office:value="0.01834705591201782" office:value-type="float"/>
          <table:table-cell office:value="-0.021040446162223815" office:value-type="float"/>
          <table:table-cell office:value="0.05" office:value-type="float"/>
          <table:table-cell office:value="-0.03300402760505677" office:value-type="float"/>
          <table:table-cell office:value="-0.05" office:value-type="float"/>
          <table:table-cell office:value="-0.039466748833656314" office:value-type="float"/>
          <table:table-cell office:value="0.0854102248086144" office:value-type="float"/>
          <table:table-cell office:value="20" office:value-type="float"/>
          <table:table-cell office:value="0.0016231048107147213" office:value-type="float"/>
          <table:table-cell office:value="-0.001676819324493409" office:value-type="float"/>
          <table:table-cell office:value="0.004397724866867065" office:value-type="float"/>
          <table:table-cell office:value="-0.0014419996738433832" office:value-type="float"/>
          <table:table-cell office:value="-0.0034144246578216558" office:value-type="float"/>
          <table:table-cell office:value="-0.0011895763874053954" office:value-type="float"/>
        </table:table-row>
        <table:table-row>
          <table:table-cell office:value="0.019998644590377805" office:value-type="float"/>
          <table:table-cell office:value="-0.0227342027425766" office:value-type="float"/>
          <table:table-cell office:value="0.05" office:value-type="float"/>
          <table:table-cell office:value="-0.0343892651796341" office:value-type="float"/>
          <table:table-cell office:value="-0.05" office:value-type="float"/>
          <table:table-cell office:value="-0.04062525510787964" office:value-type="float"/>
          <table:table-cell office:value="0.08445784446982077" office:value-type="float"/>
          <table:table-cell office:value="21" office:value-type="float"/>
          <table:table-cell office:value="0.0016515886783599852" office:value-type="float"/>
          <table:table-cell office:value="-0.0016937565803527826" office:value-type="float"/>
          <table:table-cell office:value="0.004459130764007568" office:value-type="float"/>
          <table:table-cell office:value="-0.0013852375745773311" office:value-type="float"/>
          <table:table-cell office:value="-0.003426811695098877" office:value-type="float"/>
          <table:table-cell office:value="-0.0011585062742233282" office:value-type="float"/>
        </table:table-row>
        <table:table-row>
          <table:table-cell office:value="0.021638799905776974" office:value-type="float"/>
          <table:table-cell office:value="-0.024414879083633424" office:value-type="float"/>
          <table:table-cell office:value="0.05" office:value-type="float"/>
          <table:table-cell office:value="-0.035749485492706304" office:value-type="float"/>
          <table:table-cell office:value="-0.05" office:value-type="float"/>
          <table:table-cell office:value="-0.041780713796615604" office:value-type="float"/>
          <table:table-cell office:value="0.08347233990415881" office:value-type="float"/>
          <table:table-cell office:value="22" office:value-type="float"/>
          <table:table-cell office:value="0.0016401553153991694" office:value-type="float"/>
          <table:table-cell office:value="-0.0016806763410568241" office:value-type="float"/>
          <table:table-cell office:value="0.004476526975631714" office:value-type="float"/>
          <table:table-cell office:value="-0.001360220313072204" office:value-type="float"/>
          <table:table-cell office:value="-0.0034157419204711914" office:value-type="float"/>
          <table:table-cell office:value="-0.0011554586887359622" office:value-type="float"/>
        </table:table-row>
        <table:table-row>
          <table:table-cell office:value="0.023287346363067625" office:value-type="float"/>
          <table:table-cell office:value="-0.02608964741230011" office:value-type="float"/>
          <table:table-cell office:value="0.05" office:value-type="float"/>
          <table:table-cell office:value="-0.03704915940761567" office:value-type="float"/>
          <table:table-cell office:value="-0.05" office:value-type="float"/>
          <table:table-cell office:value="-0.042906693816185004" office:value-type="float"/>
          <table:table-cell office:value="0.08244835956322163" office:value-type="float"/>
          <table:table-cell office:value="23" office:value-type="float"/>
          <table:table-cell office:value="0.0016485464572906488" office:value-type="float"/>
          <table:table-cell office:value="-0.0016747683286666877" office:value-type="float"/>
          <table:table-cell office:value="0.004547015428543091" office:value-type="float"/>
          <table:table-cell office:value="-0.001299673914909363" office:value-type="float"/>
          <table:table-cell office:value="-0.0034052228927612307" office:value-type="float"/>
          <table:table-cell office:value="-0.0011259800195693968" office:value-type="float"/>
        </table:table-row>
        <table:table-row>
          <table:table-cell office:value="0.02491831541061401" office:value-type="float"/>
          <table:table-cell office:value="-0.027743864059448245" office:value-type="float"/>
          <table:table-cell office:value="0.05" office:value-type="float"/>
          <table:table-cell office:value="-0.03832371890544892" office:value-type="float"/>
          <table:table-cell office:value="-0.05" office:value-type="float"/>
          <table:table-cell office:value="-0.044041852355003366" office:value-type="float"/>
          <table:table-cell office:value="0.0814057949615914" office:value-type="float"/>
          <table:table-cell office:value="24" office:value-type="float"/>
          <table:table-cell office:value="0.0016309690475463864" office:value-type="float"/>
          <table:table-cell office:value="-0.001654216647148132" office:value-type="float"/>
          <table:table-cell office:value="0.004569495916366578" office:value-type="float"/>
          <table:table-cell office:value="-0.0012745594978332518" office:value-type="float"/>
          <table:table-cell office:value="-0.003388175964355469" office:value-type="float"/>
          <table:table-cell office:value="-0.0011351585388183587" office:value-type="float"/>
        </table:table-row>
        <table:table-row>
          <table:table-cell office:value="0.026535484790802" office:value-type="float"/>
          <table:table-cell office:value="-0.02936775922775269" office:value-type="float"/>
          <table:table-cell office:value="0.05" office:value-type="float"/>
          <table:table-cell office:value="-0.039529650211334234" office:value-type="float"/>
          <table:table-cell office:value="-0.05" office:value-type="float"/>
          <table:table-cell office:value="-0.04516440331935884" office:value-type="float"/>
          <table:table-cell office:value="0.08034921127631442" office:value-type="float"/>
          <table:table-cell office:value="25" office:value-type="float"/>
          <table:table-cell office:value="0.0016171693801879886" office:value-type="float"/>
          <table:table-cell office:value="-0.0016238951683044435" office:value-type="float"/>
          <table:table-cell office:value="0.00464651346206665" office:value-type="float"/>
          <table:table-cell office:value="-0.0012059313058853157" office:value-type="float"/>
          <table:table-cell office:value="-0.0033533811569213864" office:value-type="float"/>
          <table:table-cell office:value="-0.0011225509643554687" office:value-type="float"/>
        </table:table-row>
        <table:table-row>
          <table:table-cell office:value="0.02813178420066833" office:value-type="float"/>
          <table:table-cell office:value="-0.030966391563415532" office:value-type="float"/>
          <table:table-cell office:value="0.05" office:value-type="float"/>
          <table:table-cell office:value="-0.04070985496044159" office:value-type="float"/>
          <table:table-cell office:value="-0.05" office:value-type="float"/>
          <table:table-cell office:value="-0.0463006615638733" office:value-type="float"/>
          <table:table-cell office:value="0.07928615395779358" office:value-type="float"/>
          <table:table-cell office:value="26" office:value-type="float"/>
          <table:table-cell office:value="0.0015962994098663325" office:value-type="float"/>
          <table:table-cell office:value="-0.0015986323356628421" office:value-type="float"/>
          <table:table-cell office:value="0.0046678435802459724" office:value-type="float"/>
          <table:table-cell office:value="-0.0011802047491073601" office:value-type="float"/>
          <table:table-cell office:value="-0.0033316057920455937" office:value-type="float"/>
          <table:table-cell office:value="-0.0011362582445144653" office:value-type="float"/>
        </table:table-row>
        <table:table-row>
          <table:table-cell office:value="0.02969012856483459" office:value-type="float"/>
          <table:table-cell office:value="-0.03252481341362" office:value-type="float"/>
          <table:table-cell office:value="0.05" office:value-type="float"/>
          <table:table-cell office:value="-0.041838014721870424" office:value-type="float"/>
          <table:table-cell office:value="-0.05" office:value-type="float"/>
          <table:table-cell office:value="-0.047421311140060436" office:value-type="float"/>
          <table:table-cell office:value="0.07823180535717048" office:value-type="float"/>
          <table:table-cell office:value="27" office:value-type="float"/>
          <table:table-cell office:value="0.0015583443641662593" office:value-type="float"/>
          <table:table-cell office:value="-0.0015584218502044684" office:value-type="float"/>
          <table:table-cell office:value="0.004756832122802734" office:value-type="float"/>
          <table:table-cell office:value="-0.0011281597614288333" office:value-type="float"/>
          <table:table-cell office:value="-0.0032681870460510255" office:value-type="float"/>
          <table:table-cell office:value="-0.001120649576187134" office:value-type="float"/>
        </table:table-row>
        <table:table-row>
          <table:table-cell office:value="0.03122026085853576" office:value-type="float"/>
          <table:table-cell office:value="-0.03405483722686768" office:value-type="float"/>
          <table:table-cell office:value="0.05" office:value-type="float"/>
          <table:table-cell office:value="-0.04295076251029968" office:value-type="float"/>
          <table:table-cell office:value="-0.05" office:value-type="float"/>
          <table:table-cell office:value="-0.04855597555637361" office:value-type="float"/>
          <table:table-cell office:value="0.07718270464062056" office:value-type="float"/>
          <table:table-cell office:value="28" office:value-type="float"/>
          <table:table-cell office:value="0.001530132293701171" office:value-type="float"/>
          <table:table-cell office:value="-0.0015300238132476811" office:value-type="float"/>
          <table:table-cell office:value="0.0047812056541442875" office:value-type="float"/>
          <table:table-cell office:value="-0.0011127477884292601" office:value-type="float"/>
          <table:table-cell office:value="-0.0032385194301605223" office:value-type="float"/>
          <table:table-cell office:value="-0.001134664416313172" office:value-type="float"/>
        </table:table-row>
        <table:table-row>
          <table:table-cell office:value="0.032700465917587275" office:value-type="float"/>
          <table:table-cell office:value="-0.03553832828998566" office:value-type="float"/>
          <table:table-cell office:value="0.05" office:value-type="float"/>
          <table:table-cell office:value="-0.04401936173439026" office:value-type="float"/>
          <table:table-cell office:value="-0.05" office:value-type="float"/>
          <table:table-cell office:value="-0.04967968463897706" office:value-type="float"/>
          <table:table-cell office:value="0.07615594444534012" office:value-type="float"/>
          <table:table-cell office:value="29" office:value-type="float"/>
          <table:table-cell office:value="0.0014802050590515137" office:value-type="float"/>
          <table:table-cell office:value="-0.0014834910631179813" office:value-type="float"/>
          <table:table-cell office:value="0.004892287254333496" office:value-type="float"/>
          <table:table-cell office:value="-0.001068599224090576" office:value-type="float"/>
          <table:table-cell office:value="-0.0031683707237243654" office:value-type="float"/>
          <table:table-cell office:value="-0.001123709082603454" office:value-type="float"/>
        </table:table-row>
        <table:table-row>
          <table:table-cell office:value="0.03413541197776794" office:value-type="float"/>
          <table:table-cell office:value="-0.03698228061199189" office:value-type="float"/>
          <table:table-cell office:value="0.05" office:value-type="float"/>
          <table:table-cell office:value="-0.04506230354309082" office:value-type="float"/>
          <table:table-cell office:value="-0.05" office:value-type="float"/>
          <table:table-cell office:value="-0.05" office:value-type="float"/>
          <table:table-cell office:value="0.0751502282695602" office:value-type="float"/>
          <table:table-cell office:value="30" office:value-type="float"/>
          <table:table-cell office:value="0.0014349460601806637" office:value-type="float"/>
          <table:table-cell office:value="-0.0014439523220062256" office:value-type="float"/>
          <table:table-cell office:value="0.004933645725250244" office:value-type="float"/>
          <table:table-cell office:value="-0.0010429418087005617" office:value-type="float"/>
          <table:table-cell office:value="-0.003127844333648682" office:value-type="float"/>
          <table:table-cell office:value="-0.0011539119482040401" office:value-type="float"/>
        </table:table-row>
        <table:table-row>
          <table:table-cell office:value="0.03547595858573913" office:value-type="float"/>
          <table:table-cell office:value="-0.03834089815616608" office:value-type="float"/>
          <table:table-cell office:value="0.05" office:value-type="float"/>
          <table:table-cell office:value="-0.04605339765548706" office:value-type="float"/>
          <table:table-cell office:value="-0.05" office:value-type="float"/>
          <table:table-cell office:value="-0.05" office:value-type="float"/>
          <table:table-cell office:value="0.07420141277830404" office:value-type="float"/>
          <table:table-cell office:value="31" office:value-type="float"/>
          <table:table-cell office:value="0.0013405466079711922" office:value-type="float"/>
          <table:table-cell office:value="-0.0013586175441741948" office:value-type="float"/>
          <table:table-cell office:value="0.005054795742034912" office:value-type="float"/>
          <table:table-cell office:value="-0.0009910941123962395" office:value-type="float"/>
          <table:table-cell office:value="-0.0030167329311370852" office:value-type="float"/>
          <table:table-cell office:value="-0.001185538768768311" office:value-type="float"/>
        </table:table-row>
        <table:table-row>
          <table:table-cell office:value="0.036735326051712036" office:value-type="float"/>
          <table:table-cell office:value="-0.0396252328157425" office:value-type="float"/>
          <table:table-cell office:value="0.05" office:value-type="float"/>
          <table:table-cell office:value="-0.04700745165348053" office:value-type="float"/>
          <table:table-cell office:value="-0.05" office:value-type="float"/>
          <table:table-cell office:value="-0.05" office:value-type="float"/>
          <table:table-cell office:value="0.07330260540026218" office:value-type="float"/>
          <table:table-cell office:value="32" office:value-type="float"/>
          <table:table-cell office:value="0.0012593674659729" office:value-type="float"/>
          <table:table-cell office:value="-0.0012843346595764159" office:value-type="float"/>
          <table:table-cell office:value="0.005104384422302247" office:value-type="float"/>
          <table:table-cell office:value="-0.000954053997993469" office:value-type="float"/>
          <table:table-cell office:value="-0.0029412806034088135" office:value-type="float"/>
          <table:table-cell office:value="-0.0012590122222900391" office:value-type="float"/>
        </table:table-row>
        <table:table-row>
          <table:table-cell office:value="0.03790177702903748" office:value-type="float"/>
          <table:table-cell office:value="-0.04082424998283387" office:value-type="float"/>
          <table:table-cell office:value="0.05" office:value-type="float"/>
          <table:table-cell office:value="-0.047928782105445863" office:value-type="float"/>
          <table:table-cell office:value="-0.05" office:value-type="float"/>
          <table:table-cell office:value="-0.05" office:value-type="float"/>
          <table:table-cell office:value="0.07246349320180138" office:value-type="float"/>
          <table:table-cell office:value="33" office:value-type="float"/>
          <table:table-cell office:value="0.0011664509773254388" office:value-type="float"/>
          <table:table-cell office:value="-0.0011990171670913704" office:value-type="float"/>
          <table:table-cell office:value="0.005240285396575927" office:value-type="float"/>
          <table:table-cell office:value="-0.0009213304519653312" office:value-type="float"/>
          <table:table-cell office:value="-0.002846152782440186" office:value-type="float"/>
          <table:table-cell office:value="-0.001312876343727112" office:value-type="float"/>
        </table:table-row>
        <table:table-row>
          <table:table-cell office:value="0.038981323242187504" office:value-type="float"/>
          <table:table-cell office:value="-0.041944413185119635" office:value-type="float"/>
          <table:table-cell office:value="0.05" office:value-type="float"/>
          <table:table-cell office:value="-0.04881201982498169" office:value-type="float"/>
          <table:table-cell office:value="-0.05" office:value-type="float"/>
          <table:table-cell office:value="-0.05" office:value-type="float"/>
          <table:table-cell office:value="0.07168090330441908" office:value-type="float"/>
          <table:table-cell office:value="34" office:value-type="float"/>
          <table:table-cell office:value="0.0010795462131500243" office:value-type="float"/>
          <table:table-cell office:value="-0.0011201632022857667" office:value-type="float"/>
          <table:table-cell office:value="0.005296636819839478" office:value-type="float"/>
          <table:table-cell office:value="-0.000883237719535827" office:value-type="float"/>
          <table:table-cell office:value="-0.0027696299552917485" office:value-type="float"/>
          <table:table-cell office:value="-0.001399710774421692" office:value-type="float"/>
        </table:table-row>
        <table:table-row>
          <table:table-cell office:value="0.040019850730896" office:value-type="float"/>
          <table:table-cell office:value="-0.04302613139152527" office:value-type="float"/>
          <table:table-cell office:value="0.05" office:value-type="float"/>
          <table:table-cell office:value="-0.0497064620256424" office:value-type="float"/>
          <table:table-cell office:value="-0.05" office:value-type="float"/>
          <table:table-cell office:value="-0.05" office:value-type="float"/>
          <table:table-cell office:value="0.07092408413556184" office:value-type="float"/>
          <table:table-cell office:value="35" office:value-type="float"/>
          <table:table-cell office:value="0.0010385274887084964" office:value-type="float"/>
          <table:table-cell office:value="-0.0010817182064056397" office:value-type="float"/>
          <table:table-cell office:value="0.00543246865272522" office:value-type="float"/>
          <table:table-cell office:value="-0.0008944422006607056" office:value-type="float"/>
          <table:table-cell office:value="-0.0027390229701995854" office:value-type="float"/>
          <table:table-cell office:value="-0.0014272105693817136" office:value-type="float"/>
        </table:table-row>
        <table:table-row>
          <table:table-cell office:value="0.0409683644771576" office:value-type="float"/>
          <table:table-cell office:value="-0.044028242826461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22698978081289" office:value-type="float"/>
          <table:table-cell office:value="36" office:value-type="float"/>
          <table:table-cell office:value="0.0009485137462615974" office:value-type="float"/>
          <table:table-cell office:value="-0.0010021114349365243" office:value-type="float"/>
          <table:table-cell office:value="0.005492854118347167" office:value-type="float"/>
          <table:table-cell office:value="-0.0008602976799011227" office:value-type="float"/>
          <table:table-cell office:value="-0.0026612865924835203" office:value-type="float"/>
          <table:table-cell office:value="-0.001519131660461425" office:value-type="float"/>
        </table:table-row>
        <table:table-row>
          <table:table-cell office:value="0.04193268060684205" office:value-type="float"/>
          <table:table-cell office:value="-0.0450596332550048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00491835112801" office:value-type="float"/>
          <table:table-cell office:value="37" office:value-type="float"/>
          <table:table-cell office:value="0.0009643161296844487" office:value-type="float"/>
          <table:table-cell office:value="-0.00103139042854309" office:value-type="float"/>
          <table:table-cell office:value="0.005617711544036865" office:value-type="float"/>
          <table:table-cell office:value="-0.0009125131368637081" office:value-type="float"/>
          <table:table-cell office:value="-0.002700909972190857" office:value-type="float"/>
          <table:table-cell office:value="-0.0015048134326934807" office:value-type="float"/>
        </table:table-row>
        <table:table-row>
          <table:table-cell office:value="0.04121360421180726" office:value-type="float"/>
          <table:table-cell office:value="-0.044815579652786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38309643519419" office:value-type="float"/>
          <table:table-cell office:value="38" office:value-type="float"/>
          <table:table-cell office:value="-0.0007190763950347904" office:value-type="float"/>
          <table:table-cell office:value="0.00024405360221862842" office:value-type="float"/>
          <table:table-cell office:value="0.00680539846420288" office:value-type="float"/>
          <table:table-cell office:value="-0.0006907969713211056" office:value-type="float"/>
          <table:table-cell office:value="-0.0014626157283782956" office:value-type="float"/>
          <table:table-cell office:value="-0.002975318431854248" office:value-type="float"/>
        </table:table-row>
        <table:table-row>
          <table:table-cell office:value="0.04063559293746949" office:value-type="float"/>
          <table:table-cell office:value="-0.04473931550979614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67147795142073" office:value-type="float"/>
          <table:table-cell office:value="39" office:value-type="float"/>
          <table:table-cell office:value="-0.0005780112743377693" office:value-type="float"/>
          <table:table-cell office:value="7.62641429901123e-05" office:value-type="float"/>
          <table:table-cell office:value="0.006867830753326415" office:value-type="float"/>
          <table:table-cell office:value="-0.0007840657234191896" office:value-type="float"/>
          <table:table-cell office:value="-0.0016350317001342773" office:value-type="float"/>
          <table:table-cell office:value="-0.002836000919342041" office:value-type="float"/>
        </table:table-row>
        <table:table-row>
          <table:table-cell office:value="0.04008201777935029" office:value-type="float"/>
          <table:table-cell office:value="-0.0446838057041168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894313386632951" office:value-type="float"/>
          <table:table-cell office:value="40" office:value-type="float"/>
          <table:table-cell office:value="-0.0005535751581192024" office:value-type="float"/>
          <table:table-cell office:value="5.5509805679320595e-05" office:value-type="float"/>
          <table:table-cell office:value="0.0068540203571319566" office:value-type="float"/>
          <table:table-cell office:value="-0.0007902103662490844" office:value-type="float"/>
          <table:table-cell office:value="-0.001654319763183594" office:value-type="float"/>
          <table:table-cell office:value="-0.0028141939640045164" office:value-type="float"/>
        </table:table-row>
        <table:table-row>
          <table:table-cell office:value="0.039636234045028695" office:value-type="float"/>
          <table:table-cell office:value="-0.0447873771190643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12656412660986" office:value-type="float"/>
          <table:table-cell office:value="41" office:value-type="float"/>
          <table:table-cell office:value="-0.0004457837343215948" office:value-type="float"/>
          <table:table-cell office:value="-0.0001035714149475106" office:value-type="float"/>
          <table:table-cell office:value="0.006945722103118895" office:value-type="float"/>
          <table:table-cell office:value="-0.0008776855468749997" office:value-type="float"/>
          <table:table-cell office:value="-0.0018112719058990482" office:value-type="float"/>
          <table:table-cell office:value="-0.002699354887008667" office:value-type="float"/>
        </table:table-row>
        <table:table-row>
          <table:table-cell office:value="0.03919948816299439" office:value-type="float"/>
          <table:table-cell office:value="-0.0448969817161560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30348702893613" office:value-type="float"/>
          <table:table-cell office:value="42" office:value-type="float"/>
          <table:table-cell office:value="-0.00043674588203430204" office:value-type="float"/>
          <table:table-cell office:value="-0.00010960459709167397" office:value-type="float"/>
          <table:table-cell office:value="0.006938356161117555" office:value-type="float"/>
          <table:table-cell office:value="-0.0008801746368408206" office:value-type="float"/>
          <table:table-cell office:value="-0.0018166702985763557" office:value-type="float"/>
          <table:table-cell office:value="-0.002692209482192993" office:value-type="float"/>
        </table:table-row>
        <table:table-row>
          <table:table-cell office:value="0.03880431413650513" office:value-type="float"/>
          <table:table-cell office:value="-0.04510667204856873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43612693181642" office:value-type="float"/>
          <table:table-cell office:value="43" office:value-type="float"/>
          <table:table-cell office:value="-0.0003951740264892586" office:value-type="float"/>
          <table:table-cell office:value="-0.0002096903324127191" office:value-type="float"/>
          <table:table-cell office:value="0.007063819169998169" office:value-type="float"/>
          <table:table-cell office:value="-0.0009404116868972773" office:value-type="float"/>
          <table:table-cell office:value="-0.0019297945499420158" office:value-type="float"/>
          <table:table-cell office:value="-0.002643147706985474" office:value-type="float"/>
        </table:table-row>
        <table:table-row>
          <table:table-cell office:value="0.0384095847606659" office:value-type="float"/>
          <table:table-cell office:value="-0.04531425952911377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56776738687093" office:value-type="float"/>
          <table:table-cell office:value="44" office:value-type="float"/>
          <table:table-cell office:value="-0.0003947293758392329" office:value-type="float"/>
          <table:table-cell office:value="-0.0002075874805450434" office:value-type="float"/>
          <table:table-cell office:value="0.007059988975524902" office:value-type="float"/>
          <table:table-cell office:value="-0.0009408110380172731" office:value-type="float"/>
          <table:table-cell office:value="-0.0019274377822875981" office:value-type="float"/>
          <table:table-cell office:value="-0.002644209861755371" office:value-type="float"/>
        </table:table-row>
        <table:table-row>
          <table:table-cell office:value="0.0380051624774933" office:value-type="float"/>
          <table:table-cell office:value="-0.045588011741638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68613839624091" office:value-type="float"/>
          <table:table-cell office:value="45" office:value-type="float"/>
          <table:table-cell office:value="-0.00040442228317260666" office:value-type="float"/>
          <table:table-cell office:value="-0.00027375221252441337" office:value-type="float"/>
          <table:table-cell office:value="0.0071980607509613045" office:value-type="float"/>
          <table:table-cell office:value="-0.0009757035970687864" office:value-type="float"/>
          <table:table-cell office:value="-0.002014243602752685" office:value-type="float"/>
          <table:table-cell office:value="-0.002623562812805176" office:value-type="float"/>
        </table:table-row>
        <table:table-row>
          <table:table-cell office:value="0.037597693800926216" office:value-type="float"/>
          <table:table-cell office:value="-0.045855987071990977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8055599940259" office:value-type="float"/>
          <table:table-cell office:value="46" office:value-type="float"/>
          <table:table-cell office:value="-0.0004074686765670778" office:value-type="float"/>
          <table:table-cell office:value="-0.0002679753303527835" office:value-type="float"/>
          <table:table-cell office:value="0.007195110321044923" office:value-type="float"/>
          <table:table-cell office:value="-0.0009751617908477783" office:value-type="float"/>
          <table:table-cell office:value="-0.0020083791017532354" office:value-type="float"/>
          <table:table-cell office:value="-0.0026284015178680417" office:value-type="float"/>
        </table:table-row>
        <table:table-row>
          <table:table-cell office:value="0.037160022854805" office:value-type="float"/>
          <table:table-cell office:value="-0.04617529690265656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6992381027158265" office:value-type="float"/>
          <table:table-cell office:value="47" office:value-type="float"/>
          <table:table-cell office:value="-0.0004376709461212155" office:value-type="float"/>
          <table:table-cell office:value="-0.00031930983066558866" office:value-type="float"/>
          <table:table-cell office:value="0.007334953546524048" office:value-type="float"/>
          <table:table-cell office:value="-0.000984653234481811" office:value-type="float"/>
          <table:table-cell office:value="-0.0020929276943206787" office:value-type="float"/>
          <table:table-cell office:value="-0.0026158607006073" office:value-type="float"/>
        </table:table-row>
        <table:table-row>
          <table:table-cell office:value="0.03671778023242951" office:value-type="float"/>
          <table:table-cell office:value="-0.0464870685338974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04375539793768" office:value-type="float"/>
          <table:table-cell office:value="48" office:value-type="float"/>
          <table:table-cell office:value="-0.00044224262237548863" office:value-type="float"/>
          <table:table-cell office:value="-0.00031177163124084493" office:value-type="float"/>
          <table:table-cell office:value="0.007332128286361693" office:value-type="float"/>
          <table:table-cell office:value="-0.000983828902244568" office:value-type="float"/>
          <table:table-cell office:value="-0.0020853459835052483" office:value-type="float"/>
          <table:table-cell office:value="-0.0026224845647811893" office:value-type="float"/>
        </table:table-row>
        <table:table-row>
          <table:table-cell office:value="0.03619487166404725" office:value-type="float"/>
          <table:table-cell office:value="-0.046800613403320326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1971287096338" office:value-type="float"/>
          <table:table-cell office:value="49" office:value-type="float"/>
          <table:table-cell office:value="-0.0005229085683822639" office:value-type="float"/>
          <table:table-cell office:value="-0.0003135448694229128" office:value-type="float"/>
          <table:table-cell office:value="0.0074685168266296394" office:value-type="float"/>
          <table:table-cell office:value="-0.0009499990940093992" office:value-type="float"/>
          <table:table-cell office:value="-0.0021353566646575926" office:value-type="float"/>
          <table:table-cell office:value="-0.0026455193758010863" office:value-type="float"/>
        </table:table-row>
        <table:table-row>
          <table:table-cell office:value="0.03567081809043885" office:value-type="float"/>
          <table:table-cell office:value="-0.0471094924211502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34947468382546" office:value-type="float"/>
          <table:table-cell office:value="50" office:value-type="float"/>
          <table:table-cell office:value="-0.0005240535736083986" office:value-type="float"/>
          <table:table-cell office:value="-0.0003088790178298953" office:value-type="float"/>
          <table:table-cell office:value="0.007464146614074707" office:value-type="float"/>
          <table:table-cell office:value="-0.0009501147270202636" office:value-type="float"/>
          <table:table-cell office:value="-0.0021303570270538325" office:value-type="float"/>
          <table:table-cell office:value="-0.0026490497589111333" office:value-type="float"/>
        </table:table-row>
        <table:table-row>
          <table:table-cell office:value="0.03506169855594636" office:value-type="float"/>
          <table:table-cell office:value="-0.0474026954174041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54097632930892" office:value-type="float"/>
          <table:table-cell office:value="51" office:value-type="float"/>
          <table:table-cell office:value="-0.0006091195344924919" office:value-type="float"/>
          <table:table-cell office:value="-0.00029320299625396756" office:value-type="float"/>
          <table:table-cell office:value="0.00758338212966919" office:value-type="float"/>
          <table:table-cell office:value="-0.0008791995048522943" office:value-type="float"/>
          <table:table-cell office:value="-0.002181024551391601" office:value-type="float"/>
          <table:table-cell office:value="-0.0026745086908340453" office:value-type="float"/>
        </table:table-row>
        <table:table-row>
          <table:table-cell office:value="0.034455554485321054" office:value-type="float"/>
          <table:table-cell office:value="-0.0476947504281997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72827350652994" office:value-type="float"/>
          <table:table-cell office:value="52" office:value-type="float"/>
          <table:table-cell office:value="-0.0006061440706253054" office:value-type="float"/>
          <table:table-cell office:value="-0.000292055010795593" office:value-type="float"/>
          <table:table-cell office:value="0.007577444314956666" office:value-type="float"/>
          <table:table-cell office:value="-0.0008803212642669676" office:value-type="float"/>
          <table:table-cell office:value="-0.0021791779994964604" office:value-type="float"/>
          <table:table-cell office:value="-0.00267423152923584" office:value-type="float"/>
        </table:table-row>
        <table:table-row>
          <table:table-cell office:value="0.03374257147312165" office:value-type="float"/>
          <table:table-cell office:value="-0.04793132126331331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097456077121758" office:value-type="float"/>
          <table:table-cell office:value="53" office:value-type="float"/>
          <table:table-cell office:value="-0.0007129830121994016" office:value-type="float"/>
          <table:table-cell office:value="-0.0002365708351135254" office:value-type="float"/>
          <table:table-cell office:value="0.007674574851989748" office:value-type="float"/>
          <table:table-cell office:value="-0.0007690405845642082" office:value-type="float"/>
          <table:table-cell office:value="-0.002204625606536865" office:value-type="float"/>
          <table:table-cell office:value="-0.0027288937568664554" office:value-type="float"/>
        </table:table-row>
        <table:table-row>
          <table:table-cell office:value="0.03303950548171998" office:value-type="float"/>
          <table:table-cell office:value="-0.04817295074462892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21158624594093" office:value-type="float"/>
          <table:table-cell office:value="54" office:value-type="float"/>
          <table:table-cell office:value="-0.0007030659914016718" office:value-type="float"/>
          <table:table-cell office:value="-0.00024162948131561252" office:value-type="float"/>
          <table:table-cell office:value="0.007666428089141844" office:value-type="float"/>
          <table:table-cell office:value="-0.0007717925310134887" office:value-type="float"/>
          <table:table-cell office:value="-0.0022083985805511474" office:value-type="float"/>
          <table:table-cell office:value="-0.0027219903469085692" office:value-type="float"/>
        </table:table-row>
        <table:table-row>
          <table:table-cell office:value="0.032257080674171455" office:value-type="float"/>
          <table:table-cell office:value="-0.04836006104946137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49494369809152" office:value-type="float"/>
          <table:table-cell office:value="55" office:value-type="float"/>
          <table:table-cell office:value="-0.0007824248075485232" office:value-type="float"/>
          <table:table-cell office:value="-0.00018711030483245863" office:value-type="float"/>
          <table:table-cell office:value="0.007741500139236449" office:value-type="float"/>
          <table:table-cell office:value="-0.0006559860706329343" office:value-type="float"/>
          <table:table-cell office:value="-0.002246665954589844" office:value-type="float"/>
          <table:table-cell office:value="-0.002772448062896729" office:value-type="float"/>
        </table:table-row>
        <table:table-row>
          <table:table-cell office:value="0.03148999810218812" office:value-type="float"/>
          <table:table-cell office:value="-0.0485570907592773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176509455081587" office:value-type="float"/>
          <table:table-cell office:value="56" office:value-type="float"/>
          <table:table-cell office:value="-0.000767082571983338" office:value-type="float"/>
          <table:table-cell office:value="-0.00019702970981597817" office:value-type="float"/>
          <table:table-cell office:value="0.007731883525848389" office:value-type="float"/>
          <table:table-cell office:value="-0.00066002905368805" office:value-type="float"/>
          <table:table-cell office:value="-0.002254862785339356" office:value-type="float"/>
          <table:table-cell office:value="-0.0027604025602340695" office:value-type="float"/>
        </table:table-row>
        <table:table-row>
          <table:table-cell office:value="0.030700346231460576" office:value-type="float"/>
          <table:table-cell office:value="-0.04873161792755128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04768237155" office:value-type="float"/>
          <table:table-cell office:value="57" office:value-type="float"/>
          <table:table-cell office:value="-0.0007896518707275393" office:value-type="float"/>
          <table:table-cell office:value="-0.00017452716827392502" office:value-type="float"/>
          <table:table-cell office:value="0.007784954309463502" office:value-type="float"/>
          <table:table-cell office:value="-0.0005598807334899897" office:value-type="float"/>
          <table:table-cell office:value="-0.0023301577568054198" office:value-type="float"/>
          <table:table-cell office:value="-0.0027753043174743655" office:value-type="float"/>
        </table:table-row>
        <table:table-row>
          <table:table-cell office:value="0.02992724895477295" office:value-type="float"/>
          <table:table-cell office:value="-0.04891696274280549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316150197039" office:value-type="float"/>
          <table:table-cell office:value="58" office:value-type="float"/>
          <table:table-cell office:value="-0.0007730972766876228" office:value-type="float"/>
          <table:table-cell office:value="-0.00018534481525421184" office:value-type="float"/>
          <table:table-cell office:value="0.007775270938873291" office:value-type="float"/>
          <table:table-cell office:value="-0.0005643141269683835" office:value-type="float"/>
          <table:table-cell office:value="-0.002339317202568054" office:value-type="float"/>
          <table:table-cell office:value="-0.002762351036071777" office:value-type="float"/>
        </table:table-row>
        <table:table-row>
          <table:table-cell office:value="0.02915324330329895" office:value-type="float"/>
          <table:table-cell office:value="-0.04909021079540254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58474669011225" office:value-type="float"/>
          <table:table-cell office:value="59" office:value-type="float"/>
          <table:table-cell office:value="-0.0007740056514739992" office:value-type="float"/>
          <table:table-cell office:value="-0.00017324805259704562" office:value-type="float"/>
          <table:table-cell office:value="0.007808184623718262" office:value-type="float"/>
          <table:table-cell office:value="-0.0004845124483108514" office:value-type="float"/>
          <table:table-cell office:value="-0.0024127233028411865" office:value-type="float"/>
          <table:table-cell office:value="-0.00276142954826355" office:value-type="float"/>
        </table:table-row>
        <table:table-row>
          <table:table-cell office:value="0.028395412564277647" office:value-type="float"/>
          <table:table-cell office:value="-0.049273949265480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7283942519862319" office:value-type="float"/>
          <table:table-cell office:value="60" office:value-type="float"/>
          <table:table-cell office:value="-0.0007578307390213018" office:value-type="float"/>
          <table:table-cell office:value="-0.00018373847007751437" office:value-type="float"/>
          <table:table-cell office:value="0.007798738479614259" office:value-type="float"/>
          <table:table-cell office:value="-0.0004888767004013056" office:value-type="float"/>
          <table:table-cell office:value="-0.0024214637279510497" office:value-type="float"/>
          <table:table-cell office:value="-0.002748892307281494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642255425453186" office:value-type="float"/>
          <table:table-cell office:value="0.004134795665740968" office:value-type="float"/>
          <table:table-cell office:value="0.00967160224914551" office:value-type="float"/>
          <table:table-cell office:value="0.0011709594726562501" office:value-type="float"/>
          <table:table-cell office:value="0.0017673134803771976" office:value-type="float"/>
          <table:table-cell office:value="-0.008251109123229981" office:value-type="float"/>
          <table:table-cell office:value="-0.48292805145310413" office:value-type="float"/>
          <table:table-cell office:value="1" office:value-type="float"/>
          <table:table-cell office:value="-0.007642255425453186" office:value-type="float"/>
          <table:table-cell office:value="0.004134795665740968" office:value-type="float"/>
          <table:table-cell office:value="0.00967160224914551" office:value-type="float"/>
          <table:table-cell office:value="0.0011709594726562501" office:value-type="float"/>
          <table:table-cell office:value="0.0017673134803771976" office:value-type="float"/>
          <table:table-cell office:value="-0.008251109123229981" office:value-type="float"/>
        </table:table-row>
        <table:table-row>
          <table:table-cell office:value="-0.013972578644752504" office:value-type="float"/>
          <table:table-cell office:value="0.007443878650665285" office:value-type="float"/>
          <table:table-cell office:value="0.018654266595840456" office:value-type="float"/>
          <table:table-cell office:value="0.0014075875282287594" office:value-type="float"/>
          <table:table-cell office:value="0.003511139154434205" office:value-type="float"/>
          <table:table-cell office:value="-0.015510978102684023" office:value-type="float"/>
          <table:table-cell office:value="0.08857033948334656" office:value-type="float"/>
          <table:table-cell office:value="2" office:value-type="float"/>
          <table:table-cell office:value="-0.006330323219299317" office:value-type="float"/>
          <table:table-cell office:value="0.003309082984924317" office:value-type="float"/>
          <table:table-cell office:value="0.008982664346694947" office:value-type="float"/>
          <table:table-cell office:value="0.00023662805557250928" office:value-type="float"/>
          <table:table-cell office:value="0.0017438256740570073" office:value-type="float"/>
          <table:table-cell office:value="-0.0072598689794540405" office:value-type="float"/>
        </table:table-row>
        <table:table-row>
          <table:table-cell office:value="-0.012576567530632021" office:value-type="float"/>
          <table:table-cell office:value="0.005634433031082155" office:value-type="float"/>
          <table:table-cell office:value="0.025527436733245853" office:value-type="float"/>
          <table:table-cell office:value="0.0006867456436157222" office:value-type="float"/>
          <table:table-cell office:value="-0.0005716061592102046" office:value-type="float"/>
          <table:table-cell office:value="-0.017331144213676455" office:value-type="float"/>
          <table:table-cell office:value="0.07804904212761171" office:value-type="float"/>
          <table:table-cell office:value="3" office:value-type="float"/>
          <table:table-cell office:value="0.001396011114120483" office:value-type="float"/>
          <table:table-cell office:value="-0.0018094456195831294" office:value-type="float"/>
          <table:table-cell office:value="0.006873170137405396" office:value-type="float"/>
          <table:table-cell office:value="-0.0007208418846130372" office:value-type="float"/>
          <table:table-cell office:value="-0.0040827453136444095" office:value-type="float"/>
          <table:table-cell office:value="-0.001820166110992432" office:value-type="float"/>
        </table:table-row>
        <table:table-row>
          <table:table-cell office:value="-0.012504560351371768" office:value-type="float"/>
          <table:table-cell office:value="0.004844373464584353" office:value-type="float"/>
          <table:table-cell office:value="0.03352072238922119" office:value-type="float"/>
          <table:table-cell office:value="0.0016626238822937001" office:value-type="float"/>
          <table:table-cell office:value="-0.004104899168014526" office:value-type="float"/>
          <table:table-cell office:value="-0.02068789303302765" office:value-type="float"/>
          <table:table-cell office:value="0.08964947258639278" office:value-type="float"/>
          <table:table-cell office:value="4" office:value-type="float"/>
          <table:table-cell office:value="7.200717926025314e-05" office:value-type="float"/>
          <table:table-cell office:value="-0.0007900595664978027" office:value-type="float"/>
          <table:table-cell office:value="0.007993285655975341" office:value-type="float"/>
          <table:table-cell office:value="0.0009758782386779779" office:value-type="float"/>
          <table:table-cell office:value="-0.0035332930088043217" office:value-type="float"/>
          <table:table-cell office:value="-0.003356748819351196" office:value-type="float"/>
        </table:table-row>
        <table:table-row>
          <table:table-cell office:value="-0.010938184857368471" office:value-type="float"/>
          <table:table-cell office:value="0.0028852498531341565" office:value-type="float"/>
          <table:table-cell office:value="0.04033507466316223" office:value-type="float"/>
          <table:table-cell office:value="0.0007350134849548329" office:value-type="float"/>
          <table:table-cell office:value="-0.008297735452651977" office:value-type="float"/>
          <table:table-cell office:value="-0.022087227702140808" office:value-type="float"/>
          <table:table-cell office:value="0.08917067847273782" office:value-type="float"/>
          <table:table-cell office:value="5" office:value-type="float"/>
          <table:table-cell office:value="0.0015663754940032967" office:value-type="float"/>
          <table:table-cell office:value="-0.001959123611450196" office:value-type="float"/>
          <table:table-cell office:value="0.006814352273941041" office:value-type="float"/>
          <table:table-cell office:value="-0.0009276103973388673" office:value-type="float"/>
          <table:table-cell office:value="-0.004192836284637451" office:value-type="float"/>
          <table:table-cell office:value="-0.0013993346691131593" office:value-type="float"/>
        </table:table-row>
        <table:table-row>
          <table:table-cell office:value="-0.009385938048362734" office:value-type="float"/>
          <table:table-cell office:value="0.0009212756156921405" office:value-type="float"/>
          <table:table-cell office:value="0.047253178358078005" office:value-type="float"/>
          <table:table-cell office:value="-0.00021062612533569516" office:value-type="float"/>
          <table:table-cell office:value="-0.012492926120758056" office:value-type="float"/>
          <table:table-cell office:value="-0.02338626265525818" office:value-type="float"/>
          <table:table-cell office:value="0.0885611493316764" office:value-type="float"/>
          <table:table-cell office:value="6" office:value-type="float"/>
          <table:table-cell office:value="0.0015522468090057376" office:value-type="float"/>
          <table:table-cell office:value="-0.001963974237442016" office:value-type="float"/>
          <table:table-cell office:value="0.006918103694915771" office:value-type="float"/>
          <table:table-cell office:value="-0.000945639610290528" office:value-type="float"/>
          <table:table-cell office:value="-0.004195190668106079" office:value-type="float"/>
          <table:table-cell office:value="-0.0012990349531173707" office:value-type="float"/>
        </table:table-row>
        <table:table-row>
          <table:table-cell office:value="-0.007784635424613955" office:value-type="float"/>
          <table:table-cell office:value="-0.0010576170682907084" office:value-type="float"/>
          <table:table-cell office:value="0.05" office:value-type="float"/>
          <table:table-cell office:value="-0.0012362790107727072" office:value-type="float"/>
          <table:table-cell office:value="-0.016745466589927673" office:value-type="float"/>
          <table:table-cell office:value="-0.02456164002418518" office:value-type="float"/>
          <table:table-cell office:value="0.08780789335095568" office:value-type="float"/>
          <table:table-cell office:value="7" office:value-type="float"/>
          <table:table-cell office:value="0.001601302623748779" office:value-type="float"/>
          <table:table-cell office:value="-0.001978892683982849" office:value-type="float"/>
          <table:table-cell office:value="0.00700613260269165" office:value-type="float"/>
          <table:table-cell office:value="-0.001025652885437012" office:value-type="float"/>
          <table:table-cell office:value="-0.004252540469169617" office:value-type="float"/>
          <table:table-cell office:value="-0.0011753773689270018" office:value-type="float"/>
        </table:table-row>
        <table:table-row>
          <table:table-cell office:value="-0.006179601550102236" office:value-type="float"/>
          <table:table-cell office:value="-0.003046681880950926" office:value-type="float"/>
          <table:table-cell office:value="0.05" office:value-type="float"/>
          <table:table-cell office:value="-0.002254930138587954" office:value-type="float"/>
          <table:table-cell office:value="-0.021011210083961486" office:value-type="float"/>
          <table:table-cell office:value="-0.025667614936828613" office:value-type="float"/>
          <table:table-cell office:value="0.08695300667953741" office:value-type="float"/>
          <table:table-cell office:value="8" office:value-type="float"/>
          <table:table-cell office:value="0.0016050338745117188" office:value-type="float"/>
          <table:table-cell office:value="-0.0019890648126602174" office:value-type="float"/>
          <table:table-cell office:value="0.007056115865707398" office:value-type="float"/>
          <table:table-cell office:value="-0.0010186511278152469" office:value-type="float"/>
          <table:table-cell office:value="-0.004265743494033814" office:value-type="float"/>
          <table:table-cell office:value="-0.0011059749126434322" office:value-type="float"/>
        </table:table-row>
        <table:table-row>
          <table:table-cell office:value="-0.004502670168876651" office:value-type="float"/>
          <table:table-cell office:value="-0.005081716179847715" office:value-type="float"/>
          <table:table-cell office:value="0.05" office:value-type="float"/>
          <table:table-cell office:value="-0.003307114839553836" office:value-type="float"/>
          <table:table-cell office:value="-0.025348291397094727" office:value-type="float"/>
          <table:table-cell office:value="-0.026694523096084596" office:value-type="float"/>
          <table:table-cell office:value="0.08597508150176365" office:value-type="float"/>
          <table:table-cell office:value="9" office:value-type="float"/>
          <table:table-cell office:value="0.0016769313812255854" office:value-type="float"/>
          <table:table-cell office:value="-0.002035034298896789" office:value-type="float"/>
          <table:table-cell office:value="0.007082821130752563" office:value-type="float"/>
          <table:table-cell office:value="-0.001052184700965882" office:value-type="float"/>
          <table:table-cell office:value="-0.00433708131313324" office:value-type="float"/>
          <table:table-cell office:value="-0.0010269081592559817" office:value-type="float"/>
        </table:table-row>
        <table:table-row>
          <table:table-cell office:value="-0.0028122478723526037" office:value-type="float"/>
          <table:table-cell office:value="-0.007129877209663389" office:value-type="float"/>
          <table:table-cell office:value="0.05" office:value-type="float"/>
          <table:table-cell office:value="-0.004340258836746219" office:value-type="float"/>
          <table:table-cell office:value="-0.02970084071159363" office:value-type="float"/>
          <table:table-cell office:value="-0.027677804231643677" office:value-type="float"/>
          <table:table-cell office:value="0.08491972525919723" office:value-type="float"/>
          <table:table-cell office:value="10" office:value-type="float"/>
          <table:table-cell office:value="0.001690422296524047" office:value-type="float"/>
          <table:table-cell office:value="-0.002048161029815674" office:value-type="float"/>
          <table:table-cell office:value="0.0070953392982482915" office:value-type="float"/>
          <table:table-cell office:value="-0.0010331439971923827" office:value-type="float"/>
          <table:table-cell office:value="-0.004352549314498902" office:value-type="float"/>
          <table:table-cell office:value="-0.000983281135559082" office:value-type="float"/>
        </table:table-row>
        <table:table-row>
          <table:table-cell office:value="-0.001078665852546696" office:value-type="float"/>
          <table:table-cell office:value="-0.009219554662704466" office:value-type="float"/>
          <table:table-cell office:value="0.05" office:value-type="float"/>
          <table:table-cell office:value="-0.005375662446022037" office:value-type="float"/>
          <table:table-cell office:value="-0.03410673916339874" office:value-type="float"/>
          <table:table-cell office:value="-0.028592152595520018" office:value-type="float"/>
          <table:table-cell office:value="0.08378041508300461" office:value-type="float"/>
          <table:table-cell office:value="11" office:value-type="float"/>
          <table:table-cell office:value="0.0017335820198059078" office:value-type="float"/>
          <table:table-cell office:value="-0.0020896774530410767" office:value-type="float"/>
          <table:table-cell office:value="0.007149478197097778" office:value-type="float"/>
          <table:table-cell office:value="-0.001035403609275818" office:value-type="float"/>
          <table:table-cell office:value="-0.004405898451805115" office:value-type="float"/>
          <table:table-cell office:value="-0.0009143483638763428" office:value-type="float"/>
        </table:table-row>
        <table:table-row>
          <table:table-cell office:value="0.0006639546155929529" office:value-type="float"/>
          <table:table-cell office:value="-0.011318129301071164" office:value-type="float"/>
          <table:table-cell office:value="0.05" office:value-type="float"/>
          <table:table-cell office:value="-0.006388645172119144" office:value-type="float"/>
          <table:table-cell office:value="-0.03852337121963501" office:value-type="float"/>
          <table:table-cell office:value="-0.029469819664955137" office:value-type="float"/>
          <table:table-cell office:value="0.0825880997137505" office:value-type="float"/>
          <table:table-cell office:value="12" office:value-type="float"/>
          <table:table-cell office:value="0.0017426204681396489" office:value-type="float"/>
          <table:table-cell office:value="-0.0020985746383666987" office:value-type="float"/>
          <table:table-cell office:value="0.007161803245544435" office:value-type="float"/>
          <table:table-cell office:value="-0.0010129827260971069" office:value-type="float"/>
          <table:table-cell office:value="-0.004416632056236268" office:value-type="float"/>
          <table:table-cell office:value="-0.0008776670694351195" office:value-type="float"/>
        </table:table-row>
        <table:table-row>
          <table:table-cell office:value="0.002432306408882137" office:value-type="float"/>
          <table:table-cell office:value="-0.013456878662109373" office:value-type="float"/>
          <table:table-cell office:value="0.05" office:value-type="float"/>
          <table:table-cell office:value="-0.007380739450454714" office:value-type="float"/>
          <table:table-cell office:value="-0.04298723101615906" office:value-type="float"/>
          <table:table-cell office:value="-0.03029129922389984" office:value-type="float"/>
          <table:table-cell office:value="0.08133745882907754" office:value-type="float"/>
          <table:table-cell office:value="13" office:value-type="float"/>
          <table:table-cell office:value="0.001768351793289184" office:value-type="float"/>
          <table:table-cell office:value="-0.0021387493610382086" office:value-type="float"/>
          <table:table-cell office:value="0.007234246730804443" office:value-type="float"/>
          <table:table-cell office:value="-0.0009920942783355705" office:value-type="float"/>
          <table:table-cell office:value="-0.004463859796524048" office:value-type="float"/>
          <table:table-cell office:value="-0.000821479558944703" office:value-type="float"/>
        </table:table-row>
        <table:table-row>
          <table:table-cell office:value="0.004201681017875667" office:value-type="float"/>
          <table:table-cell office:value="-0.01559479236602783" office:value-type="float"/>
          <table:table-cell office:value="0.05" office:value-type="float"/>
          <table:table-cell office:value="-0.008349467515945437" office:value-type="float"/>
          <table:table-cell office:value="-0.04745356678962708" office:value-type="float"/>
          <table:table-cell office:value="-0.031087320446968075" office:value-type="float"/>
          <table:table-cell office:value="0.08005406637639487" office:value-type="float"/>
          <table:table-cell office:value="14" office:value-type="float"/>
          <table:table-cell office:value="0.0017693746089935299" office:value-type="float"/>
          <table:table-cell office:value="-0.0021379137039184565" office:value-type="float"/>
          <table:table-cell office:value="0.007245172262191771" office:value-type="float"/>
          <table:table-cell office:value="-0.0009687280654907225" office:value-type="float"/>
          <table:table-cell office:value="-0.004466335773468018" office:value-type="float"/>
          <table:table-cell office:value="-0.0007960212230682367" office:value-type="float"/>
        </table:table-row>
        <table:table-row>
          <table:table-cell office:value="0.005974059700965876" office:value-type="float"/>
          <table:table-cell office:value="-0.017772281169891355" office:value-type="float"/>
          <table:table-cell office:value="0.05" office:value-type="float"/>
          <table:table-cell office:value="-0.00928413808345795" office:value-type="float"/>
          <table:table-cell office:value="-0.05" office:value-type="float"/>
          <table:table-cell office:value="-0.03184825956821441" office:value-type="float"/>
          <table:table-cell office:value="0.07873436161628503" office:value-type="float"/>
          <table:table-cell office:value="15" office:value-type="float"/>
          <table:table-cell office:value="0.0017723786830902092" office:value-type="float"/>
          <table:table-cell office:value="-0.002177488803863526" office:value-type="float"/>
          <table:table-cell office:value="0.00734601140022278" office:value-type="float"/>
          <table:table-cell office:value="-0.000934670567512513" office:value-type="float"/>
          <table:table-cell office:value="-0.004505280256271362" office:value-type="float"/>
          <table:table-cell office:value="-0.000760939121246338" office:value-type="float"/>
        </table:table-row>
        <table:table-row>
          <table:table-cell office:value="0.007724860310554499" office:value-type="float"/>
          <table:table-cell office:value="-0.019930033683776854" office:value-type="float"/>
          <table:table-cell office:value="0.05" office:value-type="float"/>
          <table:table-cell office:value="-0.01019655525684357" office:value-type="float"/>
          <table:table-cell office:value="-0.05" office:value-type="float"/>
          <table:table-cell office:value="-0.032615154385566704" office:value-type="float"/>
          <table:table-cell office:value="0.07740656619267519" office:value-type="float"/>
          <table:table-cell office:value="16" office:value-type="float"/>
          <table:table-cell office:value="0.001750800609588623" office:value-type="float"/>
          <table:table-cell office:value="-0.0021577525138854973" office:value-type="float"/>
          <table:table-cell office:value="0.007344352006912231" office:value-type="float"/>
          <table:table-cell office:value="-0.0009124171733856205" office:value-type="float"/>
          <table:table-cell office:value="-0.004483817815780639" office:value-type="float"/>
          <table:table-cell office:value="-0.0007668948173522941" office:value-type="float"/>
        </table:table-row>
        <table:table-row>
          <table:table-cell office:value="0.009431654810905452" office:value-type="float"/>
          <table:table-cell office:value="-0.022092689871788022" office:value-type="float"/>
          <table:table-cell office:value="0.05" office:value-type="float"/>
          <table:table-cell office:value="-0.011042287349700931" office:value-type="float"/>
          <table:table-cell office:value="-0.05" office:value-type="float"/>
          <table:table-cell office:value="-0.03341251671314239" office:value-type="float"/>
          <table:table-cell office:value="0.07607977488288623" office:value-type="float"/>
          <table:table-cell office:value="17" office:value-type="float"/>
          <table:table-cell office:value="0.0017067945003509527" office:value-type="float"/>
          <table:table-cell office:value="-0.0021626561880111698" office:value-type="float"/>
          <table:table-cell office:value="0.007448267936706542" office:value-type="float"/>
          <table:table-cell office:value="-0.0008457320928573608" office:value-type="float"/>
          <table:table-cell office:value="-0.004487294554710388" office:value-type="float"/>
          <table:table-cell office:value="-0.000797362327575683" office:value-type="float"/>
        </table:table-row>
        <table:table-row>
          <table:table-cell office:value="0.01110497653484344" office:value-type="float"/>
          <table:table-cell office:value="-0.024228603839874265" office:value-type="float"/>
          <table:table-cell office:value="0.05" office:value-type="float"/>
          <table:table-cell office:value="-0.011862137317657473" office:value-type="float"/>
          <table:table-cell office:value="-0.05" office:value-type="float"/>
          <table:table-cell office:value="-0.03423402845859527" office:value-type="float"/>
          <table:table-cell office:value="0.07475899315423701" office:value-type="float"/>
          <table:table-cell office:value="18" office:value-type="float"/>
          <table:table-cell office:value="0.0016733217239379879" office:value-type="float"/>
          <table:table-cell office:value="-0.002135913968086243" office:value-type="float"/>
          <table:table-cell office:value="0.007439993619918822" office:value-type="float"/>
          <table:table-cell office:value="-0.0008198499679565423" office:value-type="float"/>
          <table:table-cell office:value="-0.0044566309452056885" office:value-type="float"/>
          <table:table-cell office:value="-0.0008215117454528804" office:value-type="float"/>
        </table:table-row>
        <table:table-row>
          <table:table-cell office:value="0.012702450156211848" office:value-type="float"/>
          <table:table-cell office:value="-0.026367538571357724" office:value-type="float"/>
          <table:table-cell office:value="0.05" office:value-type="float"/>
          <table:table-cell office:value="-0.012615958452224733" office:value-type="float"/>
          <table:table-cell office:value="-0.05" office:value-type="float"/>
          <table:table-cell office:value="-0.03508046209812164" office:value-type="float"/>
          <table:table-cell office:value="0.07345901562824841" office:value-type="float"/>
          <table:table-cell office:value="19" office:value-type="float"/>
          <table:table-cell office:value="0.0015974736213684084" office:value-type="float"/>
          <table:table-cell office:value="-0.002138934731483459" office:value-type="float"/>
          <table:table-cell office:value="0.007555352449417114" office:value-type="float"/>
          <table:table-cell office:value="-0.0007538211345672601" office:value-type="float"/>
          <table:table-cell office:value="-0.004441505074501037" office:value-type="float"/>
          <table:table-cell office:value="-0.0008464336395263665" office:value-type="float"/>
        </table:table-row>
        <table:table-row>
          <table:table-cell office:value="0.014259230494499201" office:value-type="float"/>
          <table:table-cell office:value="-0.028476199507713316" office:value-type="float"/>
          <table:table-cell office:value="0.05" office:value-type="float"/>
          <table:table-cell office:value="-0.013344292640686038" office:value-type="float"/>
          <table:table-cell office:value="-0.05" office:value-type="float"/>
          <table:table-cell office:value="-0.03595727860927582" office:value-type="float"/>
          <table:table-cell office:value="0.07217328838526285" office:value-type="float"/>
          <table:table-cell office:value="20" office:value-type="float"/>
          <table:table-cell office:value="0.0015567803382873537" office:value-type="float"/>
          <table:table-cell office:value="-0.0021086609363555903" office:value-type="float"/>
          <table:table-cell office:value="0.007550330162048339" office:value-type="float"/>
          <table:table-cell office:value="-0.0007283341884613045" office:value-type="float"/>
          <table:table-cell office:value="-0.004405305385589599" office:value-type="float"/>
          <table:table-cell office:value="-0.0008768165111541753" office:value-type="float"/>
        </table:table-row>
        <table:table-row>
          <table:table-cell office:value="0.015742604136466977" office:value-type="float"/>
          <table:table-cell office:value="-0.03059616446495056" office:value-type="float"/>
          <table:table-cell office:value="0.05" office:value-type="float"/>
          <table:table-cell office:value="-0.014002725481987003" office:value-type="float"/>
          <table:table-cell office:value="-0.05" office:value-type="float"/>
          <table:table-cell office:value="-0.03684186339378357" office:value-type="float"/>
          <table:table-cell office:value="0.07090695958238377" office:value-type="float"/>
          <table:table-cell office:value="21" office:value-type="float"/>
          <table:table-cell office:value="0.0014833736419677737" office:value-type="float"/>
          <table:table-cell office:value="-0.0021199649572372446" office:value-type="float"/>
          <table:table-cell office:value="0.007681467533111571" office:value-type="float"/>
          <table:table-cell office:value="-0.0006584328413009651" office:value-type="float"/>
          <table:table-cell office:value="-0.004400064945220947" office:value-type="float"/>
          <table:table-cell office:value="-0.0008845847845077512" office:value-type="float"/>
        </table:table-row>
        <table:table-row>
          <table:table-cell office:value="0.017151421904563903" office:value-type="float"/>
          <table:table-cell office:value="-0.03266071200370788" office:value-type="float"/>
          <table:table-cell office:value="0.05" office:value-type="float"/>
          <table:table-cell office:value="-0.014620538353919986" office:value-type="float"/>
          <table:table-cell office:value="-0.05" office:value-type="float"/>
          <table:table-cell office:value="-0.037790515422821046" office:value-type="float"/>
          <table:table-cell office:value="0.06967981281960565" office:value-type="float"/>
          <table:table-cell office:value="22" office:value-type="float"/>
          <table:table-cell office:value="0.0014088177680969243" office:value-type="float"/>
          <table:table-cell office:value="-0.002064547538757325" office:value-type="float"/>
          <table:table-cell office:value="0.007687450647354125" office:value-type="float"/>
          <table:table-cell office:value="-0.000617812871932983" office:value-type="float"/>
          <table:table-cell office:value="-0.004339598417282105" office:value-type="float"/>
          <table:table-cell office:value="-0.000948652029037475" office:value-type="float"/>
        </table:table-row>
        <table:table-row>
          <table:table-cell office:value="0.0184768408536911" office:value-type="float"/>
          <table:table-cell office:value="-0.03474608600139618" office:value-type="float"/>
          <table:table-cell office:value="0.05" office:value-type="float"/>
          <table:table-cell office:value="-0.01514850735664368" office:value-type="float"/>
          <table:table-cell office:value="-0.05" office:value-type="float"/>
          <table:table-cell office:value="-0.038729627132415775" office:value-type="float"/>
          <table:table-cell office:value="0.06847460543434535" office:value-type="float"/>
          <table:table-cell office:value="23" office:value-type="float"/>
          <table:table-cell office:value="0.001325418949127197" office:value-type="float"/>
          <table:table-cell office:value="-0.002085373997688293" office:value-type="float"/>
          <table:table-cell office:value="0.007827578783035279" office:value-type="float"/>
          <table:table-cell office:value="-0.0005279690027236942" office:value-type="float"/>
          <table:table-cell office:value="-0.004329438209533691" office:value-type="float"/>
          <table:table-cell office:value="-0.0009391117095947261" office:value-type="float"/>
        </table:table-row>
        <table:table-row>
          <table:table-cell office:value="0.019722836613655086" office:value-type="float"/>
          <table:table-cell office:value="-0.03677186012268066" office:value-type="float"/>
          <table:table-cell office:value="0.05" office:value-type="float"/>
          <table:table-cell office:value="-0.015635284185409548" office:value-type="float"/>
          <table:table-cell office:value="-0.05" office:value-type="float"/>
          <table:table-cell office:value="-0.0397380530834198" office:value-type="float"/>
          <table:table-cell office:value="0.06731339508245725" office:value-type="float"/>
          <table:table-cell office:value="24" office:value-type="float"/>
          <table:table-cell office:value="0.001245995759963989" office:value-type="float"/>
          <table:table-cell office:value="-0.002025774121284485" office:value-type="float"/>
          <table:table-cell office:value="0.007835984230041506" office:value-type="float"/>
          <table:table-cell office:value="-0.0004867768287658697" office:value-type="float"/>
          <table:table-cell office:value="-0.004262690544128418" office:value-type="float"/>
          <table:table-cell office:value="-0.0010084259510040276" office:value-type="float"/>
        </table:table-row>
        <table:table-row>
          <table:table-cell office:value="0.020857384800910945" office:value-type="float"/>
          <table:table-cell office:value="-0.038806479573249814" office:value-type="float"/>
          <table:table-cell office:value="0.05" office:value-type="float"/>
          <table:table-cell office:value="-0.015996191501617435" office:value-type="float"/>
          <table:table-cell office:value="-0.05" office:value-type="float"/>
          <table:table-cell office:value="-0.040708261728286746" office:value-type="float"/>
          <table:table-cell office:value="0.06618993283077655" office:value-type="float"/>
          <table:table-cell office:value="25" office:value-type="float"/>
          <table:table-cell office:value="0.0011345481872558592" office:value-type="float"/>
          <table:table-cell office:value="-0.002034619450569153" office:value-type="float"/>
          <table:table-cell office:value="0.007972698211669923" office:value-type="float"/>
          <table:table-cell office:value="-0.0003609073162078851" office:value-type="float"/>
          <table:table-cell office:value="-0.004214961528778077" office:value-type="float"/>
          <table:table-cell office:value="-0.000970208644866943" office:value-type="float"/>
        </table:table-row>
        <table:table-row>
          <table:table-cell office:value="0.02191374003887176" office:value-type="float"/>
          <table:table-cell office:value="-0.04078333079814911" office:value-type="float"/>
          <table:table-cell office:value="0.05" office:value-type="float"/>
          <table:table-cell office:value="-0.016316924095153812" office:value-type="float"/>
          <table:table-cell office:value="-0.05" office:value-type="float"/>
          <table:table-cell office:value="-0.04174884498119354" office:value-type="float"/>
          <table:table-cell office:value="0.06492621864409046" office:value-type="float"/>
          <table:table-cell office:value="26" office:value-type="float"/>
          <table:table-cell office:value="0.0010563552379608161" office:value-type="float"/>
          <table:table-cell office:value="-0.001976851224899292" office:value-type="float"/>
          <table:table-cell office:value="0.007978602647781373" office:value-type="float"/>
          <table:table-cell office:value="-0.00032073259353637695" office:value-type="float"/>
          <table:table-cell office:value="-0.0041487586498260495" office:value-type="float"/>
          <table:table-cell office:value="-0.001040583252906799" office:value-type="float"/>
        </table:table-row>
        <table:table-row>
          <table:table-cell office:value="0.02141874849796295" office:value-type="float"/>
          <table:table-cell office:value="-0.04151123046875" office:value-type="float"/>
          <table:table-cell office:value="0.05" office:value-type="float"/>
          <table:table-cell office:value="-0.016994950771331792" office:value-type="float"/>
          <table:table-cell office:value="-0.05" office:value-type="float"/>
          <table:table-cell office:value="-0.04407032132148743" office:value-type="float"/>
          <table:table-cell office:value="0.06486421001702372" office:value-type="float"/>
          <table:table-cell office:value="27" office:value-type="float"/>
          <table:table-cell office:value="-0.0004949915409088127" office:value-type="float"/>
          <table:table-cell office:value="-0.0007278996706008914" office:value-type="float"/>
          <table:table-cell office:value="0.008112077713012695" office:value-type="float"/>
          <table:table-cell office:value="-0.0006780266761779782" office:value-type="float"/>
          <table:table-cell office:value="-0.0028587603569030767" office:value-type="float"/>
          <table:table-cell office:value="-0.0023214763402938845" office:value-type="float"/>
        </table:table-row>
        <table:table-row>
          <table:table-cell office:value="0.02098691880702972" office:value-type="float"/>
          <table:table-cell office:value="-0.042332152724266055" office:value-type="float"/>
          <table:table-cell office:value="0.05" office:value-type="float"/>
          <table:table-cell office:value="-0.017677946090698247" office:value-type="float"/>
          <table:table-cell office:value="-0.05" office:value-type="float"/>
          <table:table-cell office:value="-0.046287022829055786" office:value-type="float"/>
          <table:table-cell office:value="0.06479543012085272" office:value-type="float"/>
          <table:table-cell office:value="28" office:value-type="float"/>
          <table:table-cell office:value="-0.0004318296909332272" office:value-type="float"/>
          <table:table-cell office:value="-0.0008209222555160527" office:value-type="float"/>
          <table:table-cell office:value="0.00814592123031616" office:value-type="float"/>
          <table:table-cell office:value="-0.0006829953193664556" office:value-type="float"/>
          <table:table-cell office:value="-0.002941727638244629" office:value-type="float"/>
          <table:table-cell office:value="-0.0022167015075683595" office:value-type="float"/>
        </table:table-row>
        <table:table-row>
          <table:table-cell office:value="0.02060903966426849" office:value-type="float"/>
          <table:table-cell office:value="-0.04329138934612274" office:value-type="float"/>
          <table:table-cell office:value="0.05" office:value-type="float"/>
          <table:table-cell office:value="-0.0182879388332367" office:value-type="float"/>
          <table:table-cell office:value="-0.05" office:value-type="float"/>
          <table:table-cell office:value="-0.04826145887374878" office:value-type="float"/>
          <table:table-cell office:value="0.06466269193020802" office:value-type="float"/>
          <table:table-cell office:value="29" office:value-type="float"/>
          <table:table-cell office:value="-0.000377879142761231" office:value-type="float"/>
          <table:table-cell office:value="-0.0009592366218566899" office:value-type="float"/>
          <table:table-cell office:value="0.008239293098449707" office:value-type="float"/>
          <table:table-cell office:value="-0.0006099927425384528" office:value-type="float"/>
          <table:table-cell office:value="-0.0030044567584991454" office:value-type="float"/>
          <table:table-cell office:value="-0.0019744360446929936" office:value-type="float"/>
        </table:table-row>
        <table:table-row>
          <table:table-cell office:value="0.02026096880435943" office:value-type="float"/>
          <table:table-cell office:value="-0.044292091727256774" office:value-type="float"/>
          <table:table-cell office:value="0.05" office:value-type="float"/>
          <table:table-cell office:value="-0.018903262615203864" office:value-type="float"/>
          <table:table-cell office:value="-0.05" office:value-type="float"/>
          <table:table-cell office:value="-0.05" office:value-type="float"/>
          <table:table-cell office:value="0.06449657536346838" office:value-type="float"/>
          <table:table-cell office:value="30" office:value-type="float"/>
          <table:table-cell office:value="-0.0003480708599090578" office:value-type="float"/>
          <table:table-cell office:value="-0.0010007023811340332" office:value-type="float"/>
          <table:table-cell office:value="0.0082523512840271" office:value-type="float"/>
          <table:table-cell office:value="-0.0006153237819671638" office:value-type="float"/>
          <table:table-cell office:value="-0.0030413794517517093" office:value-type="float"/>
          <table:table-cell office:value="-0.0019244480133056643" office:value-type="float"/>
        </table:table-row>
        <table:table-row>
          <table:table-cell office:value="0.01994876623153686" office:value-type="float"/>
          <table:table-cell office:value="-0.045425425767898556" office:value-type="float"/>
          <table:table-cell office:value="0.05" office:value-type="float"/>
          <table:table-cell office:value="-0.019365175366401678" office:value-type="float"/>
          <table:table-cell office:value="-0.05" office:value-type="float"/>
          <table:table-cell office:value="-0.05" office:value-type="float"/>
          <table:table-cell office:value="0.06426493810406883" office:value-type="float"/>
          <table:table-cell office:value="31" office:value-type="float"/>
          <table:table-cell office:value="-0.00031220257282257163" office:value-type="float"/>
          <table:table-cell office:value="-0.0011333340406417848" office:value-type="float"/>
          <table:table-cell office:value="0.008336464166641236" office:value-type="float"/>
          <table:table-cell office:value="-0.0004619127511978141" office:value-type="float"/>
          <table:table-cell office:value="-0.0030849921703338624" office:value-type="float"/>
          <table:table-cell office:value="-0.0016858661174774178" office:value-type="float"/>
        </table:table-row>
        <table:table-row>
          <table:table-cell office:value="0.01958184361457824" office:value-type="float"/>
          <table:table-cell office:value="-0.04650614023208618" office:value-type="float"/>
          <table:table-cell office:value="0.05" office:value-type="float"/>
          <table:table-cell office:value="-0.019822425842285163" office:value-type="float"/>
          <table:table-cell office:value="-0.05" office:value-type="float"/>
          <table:table-cell office:value="-0.05" office:value-type="float"/>
          <table:table-cell office:value="0.06406390301841053" office:value-type="float"/>
          <table:table-cell office:value="32" office:value-type="float"/>
          <table:table-cell office:value="-0.0003669226169586183" office:value-type="float"/>
          <table:table-cell office:value="-0.0010807144641876223" office:value-type="float"/>
          <table:table-cell office:value="0.00833735704421997" office:value-type="float"/>
          <table:table-cell office:value="-0.0004572504758834847" office:value-type="float"/>
          <table:table-cell office:value="-0.0030303108692169194" office:value-type="float"/>
          <table:table-cell office:value="-0.0017470097541809077" office:value-type="float"/>
        </table:table-row>
        <table:table-row>
          <table:table-cell office:value="0.019218380451202388" office:value-type="float"/>
          <table:table-cell office:value="-0.04768448293209075" office:value-type="float"/>
          <table:table-cell office:value="0.05" office:value-type="float"/>
          <table:table-cell office:value="-0.020102064609527594" office:value-type="float"/>
          <table:table-cell office:value="-0.05" office:value-type="float"/>
          <table:table-cell office:value="-0.05" office:value-type="float"/>
          <table:table-cell office:value="0.06381989219158636" office:value-type="float"/>
          <table:table-cell office:value="33" office:value-type="float"/>
          <table:table-cell office:value="-0.00036346316337585415" office:value-type="float"/>
          <table:table-cell office:value="-0.0011783427000045775" office:value-type="float"/>
          <table:table-cell office:value="0.008408396244049073" office:value-type="float"/>
          <table:table-cell office:value="-0.0002796387672424315" office:value-type="float"/>
          <table:table-cell office:value="-0.0030320405960083006" office:value-type="float"/>
          <table:table-cell office:value="-0.0015322792530059817" office:value-type="float"/>
        </table:table-row>
        <table:table-row>
          <table:table-cell office:value="0.018797098398208614" office:value-type="float"/>
          <table:table-cell office:value="-0.048805871009826654" office:value-type="float"/>
          <table:table-cell office:value="0.05" office:value-type="float"/>
          <table:table-cell office:value="-0.02037929475307465" office:value-type="float"/>
          <table:table-cell office:value="-0.05" office:value-type="float"/>
          <table:table-cell office:value="-0.05" office:value-type="float"/>
          <table:table-cell office:value="0.06360852233478742" office:value-type="float"/>
          <table:table-cell office:value="34" office:value-type="float"/>
          <table:table-cell office:value="-0.00042128205299377455" office:value-type="float"/>
          <table:table-cell office:value="-0.0011213880777359003" office:value-type="float"/>
          <table:table-cell office:value="0.008405990600585939" office:value-type="float"/>
          <table:table-cell office:value="-0.00027723014354705776" office:value-type="float"/>
          <table:table-cell office:value="-0.0029716527462005614" office:value-type="float"/>
          <table:table-cell office:value="-0.001599671840667725" office:value-type="float"/>
        </table:table-row>
        <table:table-row>
          <table:table-cell office:value="0.018423899412155147" office:value-type="float"/>
          <table:table-cell office:value="-0.05" office:value-type="float"/>
          <table:table-cell office:value="0.05" office:value-type="float"/>
          <table:table-cell office:value="-0.020512264966964726" office:value-type="float"/>
          <table:table-cell office:value="-0.05" office:value-type="float"/>
          <table:table-cell office:value="-0.05" office:value-type="float"/>
          <table:table-cell office:value="0.0633433301659478" office:value-type="float"/>
          <table:table-cell office:value="35" office:value-type="float"/>
          <table:table-cell office:value="-0.00037319898605346624" office:value-type="float"/>
          <table:table-cell office:value="-0.0012536436319351193" office:value-type="float"/>
          <table:table-cell office:value="0.008464711904525758" office:value-type="float"/>
          <table:table-cell office:value="-0.0001329702138900754" office:value-type="float"/>
          <table:table-cell office:value="-0.0029981970787048336" office:value-type="float"/>
          <table:table-cell office:value="-0.0013215428590774535" office:value-type="float"/>
        </table:table-row>
        <table:table-row>
          <table:table-cell office:value="0.017992626428604122" office:value-type="float"/>
          <table:table-cell office:value="-0.05" office:value-type="float"/>
          <table:table-cell office:value="0.05" office:value-type="float"/>
          <table:table-cell office:value="-0.02064518034458161" office:value-type="float"/>
          <table:table-cell office:value="-0.05" office:value-type="float"/>
          <table:table-cell office:value="-0.05" office:value-type="float"/>
          <table:table-cell office:value="0.06351221452511964" office:value-type="float"/>
          <table:table-cell office:value="36" office:value-type="float"/>
          <table:table-cell office:value="-0.00043127298355102525" office:value-type="float"/>
          <table:table-cell office:value="-0.0011947345733642582" office:value-type="float"/>
          <table:table-cell office:value="0.008460046052932739" office:value-type="float"/>
          <table:table-cell office:value="-0.00013291537761688302" office:value-type="float"/>
          <table:table-cell office:value="-0.002935319542884827" office:value-type="float"/>
          <table:table-cell office:value="-0.0013918143510818475" office:value-type="float"/>
        </table:table-row>
        <table:table-row>
          <table:table-cell office:value="0.017720481753349303" office:value-type="float"/>
          <table:table-cell office:value="-0.05" office:value-type="float"/>
          <table:table-cell office:value="0.05" office:value-type="float"/>
          <table:table-cell office:value="-0.020669316649436956" office:value-type="float"/>
          <table:table-cell office:value="-0.05" office:value-type="float"/>
          <table:table-cell office:value="-0.05" office:value-type="float"/>
          <table:table-cell office:value="0.06361843740247047" office:value-type="float"/>
          <table:table-cell office:value="37" office:value-type="float"/>
          <table:table-cell office:value="-0.000272144675254821" office:value-type="float"/>
          <table:table-cell office:value="-0.0014212369918823239" office:value-type="float"/>
          <table:table-cell office:value="0.00850985884666443" office:value-type="float"/>
          <table:table-cell office:value="-2.413630485534682e-05" office:value-type="float"/>
          <table:table-cell office:value="-0.0030559229850769046" office:value-type="float"/>
          <table:table-cell office:value="-0.0009976947307586675" office:value-type="float"/>
        </table:table-row>
        <table:table-row>
          <table:table-cell office:value="0.017456228137016295" office:value-type="float"/>
          <table:table-cell office:value="-0.05" office:value-type="float"/>
          <table:table-cell office:value="0.05" office:value-type="float"/>
          <table:table-cell office:value="-0.02069437146186829" office:value-type="float"/>
          <table:table-cell office:value="-0.05" office:value-type="float"/>
          <table:table-cell office:value="-0.05" office:value-type="float"/>
          <table:table-cell office:value="0.063721320234548" office:value-type="float"/>
          <table:table-cell office:value="38" office:value-type="float"/>
          <table:table-cell office:value="-0.00026425361633300795" office:value-type="float"/>
          <table:table-cell office:value="-0.001426581740379334" office:value-type="float"/>
          <table:table-cell office:value="0.008507835865020753" office:value-type="float"/>
          <table:table-cell office:value="-2.5054812431335796e-05" office:value-type="float"/>
          <table:table-cell office:value="-0.0030618286132812504" office:value-type="float"/>
          <table:table-cell office:value="-0.0009908837080001825" office:value-type="float"/>
        </table:table-row>
        <table:table-row>
          <table:table-cell office:value="0.017344383001327512" office:value-type="float"/>
          <table:table-cell office:value="-0.05" office:value-type="float"/>
          <table:table-cell office:value="0.05" office:value-type="float"/>
          <table:table-cell office:value="-0.02061697840690613" office:value-type="float"/>
          <table:table-cell office:value="-0.05" office:value-type="float"/>
          <table:table-cell office:value="-0.05" office:value-type="float"/>
          <table:table-cell office:value="0.06376478764209301" office:value-type="float"/>
          <table:table-cell office:value="39" office:value-type="float"/>
          <table:table-cell office:value="-0.00011184513568878243" office:value-type="float"/>
          <table:table-cell office:value="-0.0016595351696014407" office:value-type="float"/>
          <table:table-cell office:value="0.00856131911277771" office:value-type="float"/>
          <table:table-cell office:value="7.739305496215834e-05" office:value-type="float"/>
          <table:table-cell office:value="-0.003164052963256836" office:value-type="float"/>
          <table:table-cell office:value="-0.0005762183666229246" office:value-type="float"/>
        </table:table-row>
        <table:table-row>
          <table:table-cell office:value="0.0172354519367218" office:value-type="float"/>
          <table:table-cell office:value="-0.05" office:value-type="float"/>
          <table:table-cell office:value="0.05" office:value-type="float"/>
          <table:table-cell office:value="-0.020540779829025274" office:value-type="float"/>
          <table:table-cell office:value="-0.05" office:value-type="float"/>
          <table:table-cell office:value="-0.05" office:value-type="float"/>
          <table:table-cell office:value="0.06380707783607961" office:value-type="float"/>
          <table:table-cell office:value="40" office:value-type="float"/>
          <table:table-cell office:value="-0.00010893106460571275" office:value-type="float"/>
          <table:table-cell office:value="-0.0016605556011199951" office:value-type="float"/>
          <table:table-cell office:value="0.008559566736221312" office:value-type="float"/>
          <table:table-cell office:value="7.619857788085903e-05" office:value-type="float"/>
          <table:table-cell office:value="-0.003165390491485596" office:value-type="float"/>
          <table:table-cell office:value="-0.000574713349342346" office:value-type="float"/>
        </table:table-row>
        <table:table-row>
          <table:table-cell office:value="0.017267069816589355" office:value-type="float"/>
          <table:table-cell office:value="-0.05" office:value-type="float"/>
          <table:table-cell office:value="0.05" office:value-type="float"/>
          <table:table-cell office:value="-0.02040149927139283" office:value-type="float"/>
          <table:table-cell office:value="-0.05" office:value-type="float"/>
          <table:table-cell office:value="-0.05" office:value-type="float"/>
          <table:table-cell office:value="0.06379480743628918" office:value-type="float"/>
          <table:table-cell office:value="41" office:value-type="float"/>
          <table:table-cell office:value="3.1617879867553225e-05" office:value-type="float"/>
          <table:table-cell office:value="-0.0018811762332916256" office:value-type="float"/>
          <table:table-cell office:value="0.008608454465866089" office:value-type="float"/>
          <table:table-cell office:value="0.00013928055763244573" office:value-type="float"/>
          <table:table-cell office:value="-0.003244860768318176" office:value-type="float"/>
          <table:table-cell office:value="-0.0001561158895492555" office:value-type="float"/>
        </table:table-row>
        <table:table-row>
          <table:table-cell office:value="0.017297773361206054" office:value-type="float"/>
          <table:table-cell office:value="-0.05" office:value-type="float"/>
          <table:table-cell office:value="0.05" office:value-type="float"/>
          <table:table-cell office:value="-0.020263717174530037" office:value-type="float"/>
          <table:table-cell office:value="-0.05" office:value-type="float"/>
          <table:table-cell office:value="-0.05" office:value-type="float"/>
          <table:table-cell office:value="0.06378288826103566" office:value-type="float"/>
          <table:table-cell office:value="42" office:value-type="float"/>
          <table:table-cell office:value="3.070354461669894e-05" office:value-type="float"/>
          <table:table-cell office:value="-0.0018792253732681282" office:value-type="float"/>
          <table:table-cell office:value="0.00860701560974121" office:value-type="float"/>
          <table:table-cell office:value="0.00013778209686279332" office:value-type="float"/>
          <table:table-cell office:value="-0.003242907524108887" office:value-type="float"/>
          <table:table-cell office:value="-0.00015851676464080817" office:value-type="float"/>
        </table:table-row>
        <table:table-row>
          <table:table-cell office:value="0.017454590797424313" office:value-type="float"/>
          <table:table-cell office:value="-0.05" office:value-type="float"/>
          <table:table-cell office:value="0.05" office:value-type="float"/>
          <table:table-cell office:value="-0.020023111104965217" office:value-type="float"/>
          <table:table-cell office:value="-0.05" office:value-type="float"/>
          <table:table-cell office:value="-0.049746246337890626" office:value-type="float"/>
          <table:table-cell office:value="0.06372195690148297" office:value-type="float"/>
          <table:table-cell office:value="43" office:value-type="float"/>
          <table:table-cell office:value="0.00015681743621826123" office:value-type="float"/>
          <table:table-cell office:value="-0.002109811902046203" office:value-type="float"/>
          <table:table-cell office:value="0.00866460084915161" office:value-type="float"/>
          <table:table-cell office:value="0.00024060606956482003" office:value-type="float"/>
          <table:table-cell office:value="-0.003307123184204102" office:value-type="float"/>
          <table:table-cell office:value="0.00025375366210937493" office:value-type="float"/>
        </table:table-row>
        <table:table-row>
          <table:table-cell office:value="0.01759913563728332" office:value-type="float"/>
          <table:table-cell office:value="-0.05" office:value-type="float"/>
          <table:table-cell office:value="0.05" office:value-type="float"/>
          <table:table-cell office:value="-0.019785968065261846" office:value-type="float"/>
          <table:table-cell office:value="-0.05" office:value-type="float"/>
          <table:table-cell office:value="-0.04951082468032837" office:value-type="float"/>
          <table:table-cell office:value="0.06366571347454904" office:value-type="float"/>
          <table:table-cell office:value="44" office:value-type="float"/>
          <table:table-cell office:value="0.00014454483985900865" office:value-type="float"/>
          <table:table-cell office:value="-0.0020945936441421516" office:value-type="float"/>
          <table:table-cell office:value="0.008660931587219237" office:value-type="float"/>
          <table:table-cell office:value="0.0002371430397033695" office:value-type="float"/>
          <table:table-cell office:value="-0.0032918846607208254" office:value-type="float"/>
          <table:table-cell office:value="0.00023542165756225593" office:value-type="float"/>
        </table:table-row>
        <table:table-row>
          <table:table-cell office:value="0.017877569198608396" office:value-type="float"/>
          <table:table-cell office:value="-0.05" office:value-type="float"/>
          <table:table-cell office:value="0.05" office:value-type="float"/>
          <table:table-cell office:value="-0.01941026329994202" office:value-type="float"/>
          <table:table-cell office:value="-0.05" office:value-type="float"/>
          <table:table-cell office:value="-0.04884360551834107" office:value-type="float"/>
          <table:table-cell office:value="0.0635571563985213" office:value-type="float"/>
          <table:table-cell office:value="45" office:value-type="float"/>
          <table:table-cell office:value="0.00027843356132507303" office:value-type="float"/>
          <table:table-cell office:value="-0.0023713731765747066" office:value-type="float"/>
          <table:table-cell office:value="0.008737730979919435" office:value-type="float"/>
          <table:table-cell office:value="0.00037570476531982415" office:value-type="float"/>
          <table:table-cell office:value="-0.003371597528457642" office:value-type="float"/>
          <table:table-cell office:value="0.0006672191619873039" office:value-type="float"/>
        </table:table-row>
        <table:table-row>
          <table:table-cell office:value="0.01812703013420105" office:value-type="float"/>
          <table:table-cell office:value="-0.05" office:value-type="float"/>
          <table:table-cell office:value="0.05" office:value-type="float"/>
          <table:table-cell office:value="-0.019041432142257696" office:value-type="float"/>
          <table:table-cell office:value="-0.05" office:value-type="float"/>
          <table:table-cell office:value="-0.048219732046127325" office:value-type="float"/>
          <table:table-cell office:value="0.06345965481535405" office:value-type="float"/>
          <table:table-cell office:value="46" office:value-type="float"/>
          <table:table-cell office:value="0.0002494609355926519" office:value-type="float"/>
          <table:table-cell office:value="-0.0023357081413269047" office:value-type="float"/>
          <table:table-cell office:value="0.008730258941650392" office:value-type="float"/>
          <table:table-cell office:value="0.0003688311576843257" office:value-type="float"/>
          <table:table-cell office:value="-0.003336443901062012" office:value-type="float"/>
          <table:table-cell office:value="0.0006238734722137443" office:value-type="float"/>
        </table:table-row>
        <table:table-row>
          <table:table-cell office:value="0.018482836484909056" office:value-type="float"/>
          <table:table-cell office:value="-0.05" office:value-type="float"/>
          <table:table-cell office:value="0.05" office:value-type="float"/>
          <table:table-cell office:value="-0.018555911779403692" office:value-type="float"/>
          <table:table-cell office:value="-0.05" office:value-type="float"/>
          <table:table-cell office:value="-0.04719406127929688" office:value-type="float"/>
          <table:table-cell office:value="0.06332019855804423" office:value-type="float"/>
          <table:table-cell office:value="47" office:value-type="float"/>
          <table:table-cell office:value="0.00035580635070800795" office:value-type="float"/>
          <table:table-cell office:value="-0.002596856951713562" office:value-type="float"/>
          <table:table-cell office:value="0.00880159378051758" office:value-type="float"/>
          <table:table-cell office:value="0.0004855203628540035" office:value-type="float"/>
          <table:table-cell office:value="-0.0033924722671508792" office:value-type="float"/>
          <table:table-cell office:value="0.001025670766830444" office:value-type="float"/>
        </table:table-row>
        <table:table-row>
          <table:table-cell office:value="0.018794676065444944" office:value-type="float"/>
          <table:table-cell office:value="-0.05" office:value-type="float"/>
          <table:table-cell office:value="0.05" office:value-type="float"/>
          <table:table-cell office:value="-0.0180812156200409" office:value-type="float"/>
          <table:table-cell office:value="-0.05" office:value-type="float"/>
          <table:table-cell office:value="-0.04623548030853272" office:value-type="float"/>
          <table:table-cell office:value="0.06319760175303454" office:value-type="float"/>
          <table:table-cell office:value="48" office:value-type="float"/>
          <table:table-cell office:value="0.000311839580535888" office:value-type="float"/>
          <table:table-cell office:value="-0.0025416123867034917" office:value-type="float"/>
          <table:table-cell office:value="0.008790228366851808" office:value-type="float"/>
          <table:table-cell office:value="0.0004746961593627922" office:value-type="float"/>
          <table:table-cell office:value="-0.003339269161224365" office:value-type="float"/>
          <table:table-cell office:value="0.0009585809707641606" office:value-type="float"/>
        </table:table-row>
        <table:table-row>
          <table:table-cell office:value="0.019130369424819944" office:value-type="float"/>
          <table:table-cell office:value="-0.05" office:value-type="float"/>
          <table:table-cell office:value="0.05" office:value-type="float"/>
          <table:table-cell office:value="-0.017470580339431767" office:value-type="float"/>
          <table:table-cell office:value="-0.05" office:value-type="float"/>
          <table:table-cell office:value="-0.044892070293426525" office:value-type="float"/>
          <table:table-cell office:value="0.06306524136379006" office:value-type="float"/>
          <table:table-cell office:value="49" office:value-type="float"/>
          <table:table-cell office:value="0.000335693359375" office:value-type="float"/>
          <table:table-cell office:value="-0.0027678567171096806" office:value-type="float"/>
          <table:table-cell office:value="0.008870265483856202" office:value-type="float"/>
          <table:table-cell office:value="0.0006106352806091314" office:value-type="float"/>
          <table:table-cell office:value="-0.003341679573059082" office:value-type="float"/>
          <table:table-cell office:value="0.0013434100151062008" office:value-type="float"/>
        </table:table-row>
        <table:table-row>
          <table:table-cell office:value="0.019409949779510494" office:value-type="float"/>
          <table:table-cell office:value="-0.05" office:value-type="float"/>
          <table:table-cell office:value="0.05" office:value-type="float"/>
          <table:table-cell office:value="-0.016876119375228885" office:value-type="float"/>
          <table:table-cell office:value="-0.05" office:value-type="float"/>
          <table:table-cell office:value="-0.043638697862625135" office:value-type="float"/>
          <table:table-cell office:value="0.06295470367210008" office:value-type="float"/>
          <table:table-cell office:value="50" office:value-type="float"/>
          <table:table-cell office:value="0.000279580354690551" office:value-type="float"/>
          <table:table-cell office:value="-0.00269423246383667" office:value-type="float"/>
          <table:table-cell office:value="0.008855109214782714" office:value-type="float"/>
          <table:table-cell office:value="0.0005944609642028805" office:value-type="float"/>
          <table:table-cell office:value="-0.0032725238800048826" office:value-type="float"/>
          <table:table-cell office:value="0.001253372430801392" office:value-type="float"/>
        </table:table-row>
        <table:table-row>
          <table:table-cell office:value="0.019636931419372554" office:value-type="float"/>
          <table:table-cell office:value="-0.05" office:value-type="float"/>
          <table:table-cell office:value="0.05" office:value-type="float"/>
          <table:table-cell office:value="-0.01616321444511414" office:value-type="float"/>
          <table:table-cell office:value="-0.05" office:value-type="float"/>
          <table:table-cell office:value="-0.042027362585067764" office:value-type="float"/>
          <table:table-cell office:value="0.06286476173661983" office:value-type="float"/>
          <table:table-cell office:value="51" office:value-type="float"/>
          <table:table-cell office:value="0.00022698163986206027" office:value-type="float"/>
          <table:table-cell office:value="-0.0028791844844818113" office:value-type="float"/>
          <table:table-cell office:value="0.008937814235687255" office:value-type="float"/>
          <table:table-cell office:value="0.000712904930114746" office:value-type="float"/>
          <table:table-cell office:value="-0.003229756355285645" office:value-type="float"/>
          <table:table-cell office:value="0.0016113352775573731" office:value-type="float"/>
        </table:table-row>
        <table:table-row>
          <table:table-cell office:value="0.019800957441329953" office:value-type="float"/>
          <table:table-cell office:value="-0.05" office:value-type="float"/>
          <table:table-cell office:value="0.05" office:value-type="float"/>
          <table:table-cell office:value="-0.015471291542053225" office:value-type="float"/>
          <table:table-cell office:value="-0.05" office:value-type="float"/>
          <table:table-cell office:value="-0.04052324533462526" office:value-type="float"/>
          <table:table-cell office:value="0.062799655189404" office:value-type="float"/>
          <table:table-cell office:value="52" office:value-type="float"/>
          <table:table-cell office:value="0.00016402602195739711" office:value-type="float"/>
          <table:table-cell office:value="-0.0027920246124267575" office:value-type="float"/>
          <table:table-cell office:value="0.008919243812561034" office:value-type="float"/>
          <table:table-cell office:value="0.0006919229030609136" office:value-type="float"/>
          <table:table-cell office:value="-0.0031496214866638186" office:value-type="float"/>
          <table:table-cell office:value="0.0015041172504425045" office:value-type="float"/>
        </table:table-row>
        <table:table-row>
          <table:table-cell office:value="0.019839146137237546" office:value-type="float"/>
          <table:table-cell office:value="-0.05" office:value-type="float"/>
          <table:table-cell office:value="0.05" office:value-type="float"/>
          <table:table-cell office:value="-0.01462810039520264" office:value-type="float"/>
          <table:table-cell office:value="-0.05" office:value-type="float"/>
          <table:table-cell office:value="-0.038689652681350724" office:value-type="float"/>
          <table:table-cell office:value="0.06278448369170589" office:value-type="float"/>
          <table:table-cell office:value="53" office:value-type="float"/>
          <table:table-cell office:value="3.818869590759347e-05" office:value-type="float"/>
          <table:table-cell office:value="-0.002945441007614136" office:value-type="float"/>
          <table:table-cell office:value="0.009004602432250977" office:value-type="float"/>
          <table:table-cell office:value="0.0008431911468505856" office:value-type="float"/>
          <table:table-cell office:value="-0.0030644416809082033" office:value-type="float"/>
          <table:table-cell office:value="0.0018335926532745354" office:value-type="float"/>
        </table:table-row>
        <table:table-row>
          <table:table-cell office:value="0.019810847043991088" office:value-type="float"/>
          <table:table-cell office:value="-0.05" office:value-type="float"/>
          <table:table-cell office:value="0.05" office:value-type="float"/>
          <table:table-cell office:value="-0.013811533451080325" office:value-type="float"/>
          <table:table-cell office:value="-0.05" office:value-type="float"/>
          <table:table-cell office:value="-0.036978327035903945" office:value-type="float"/>
          <table:table-cell office:value="0.06279572594619803" office:value-type="float"/>
          <table:table-cell office:value="54" office:value-type="float"/>
          <table:table-cell office:value="-2.829909324645989e-05" office:value-type="float"/>
          <table:table-cell office:value="-0.002845945954322815" office:value-type="float"/>
          <table:table-cell office:value="0.008982777595520021" office:value-type="float"/>
          <table:table-cell office:value="0.0008165669441223145" office:value-type="float"/>
          <table:table-cell office:value="-0.0029758447408676147" office:value-type="float"/>
          <table:table-cell office:value="0.0017113256454467773" office:value-type="float"/>
        </table:table-row>
        <table:table-row>
          <table:table-cell office:value="0.019616697430610654" office:value-type="float"/>
          <table:table-cell office:value="-0.05" office:value-type="float"/>
          <table:table-cell office:value="0.05" office:value-type="float"/>
          <table:table-cell office:value="-0.012886610031127932" office:value-type="float"/>
          <table:table-cell office:value="-0.05" office:value-type="float"/>
          <table:table-cell office:value="-0.03501445770263673" office:value-type="float"/>
          <table:table-cell office:value="0.06287278593911114" office:value-type="float"/>
          <table:table-cell office:value="55" office:value-type="float"/>
          <table:table-cell office:value="-0.00019414961338043261" office:value-type="float"/>
          <table:table-cell office:value="-0.002968406081199646" office:value-type="float"/>
          <table:table-cell office:value="0.009059016704559325" office:value-type="float"/>
          <table:table-cell office:value="0.0009249234199523934" office:value-type="float"/>
          <table:table-cell office:value="-0.0028757405281066893" office:value-type="float"/>
          <table:table-cell office:value="0.0019638693332672125" office:value-type="float"/>
        </table:table-row>
        <table:table-row>
          <table:table-cell office:value="0.019354403018951413" office:value-type="float"/>
          <table:table-cell office:value="-0.05" office:value-type="float"/>
          <table:table-cell office:value="0.05" office:value-type="float"/>
          <table:table-cell office:value="-0.01198875427246094" office:value-type="float"/>
          <table:table-cell office:value="-0.05" office:value-type="float"/>
          <table:table-cell office:value="-0.033189489841461195" office:value-type="float"/>
          <table:table-cell office:value="0.06297668695194344" office:value-type="float"/>
          <table:table-cell office:value="56" office:value-type="float"/>
          <table:table-cell office:value="-0.00026229441165924114" office:value-type="float"/>
          <table:table-cell office:value="-0.002860289216041565" office:value-type="float"/>
          <table:table-cell office:value="0.009034028053283691" office:value-type="float"/>
          <table:table-cell office:value="0.0008978557586669916" office:value-type="float"/>
          <table:table-cell office:value="-0.002782437801361084" office:value-type="float"/>
          <table:table-cell office:value="0.0018249678611755374" office:value-type="float"/>
        </table:table-row>
        <table:table-row>
          <table:table-cell office:value="0.018927859663963313" office:value-type="float"/>
          <table:table-cell office:value="-0.05" office:value-type="float"/>
          <table:table-cell office:value="0.05" office:value-type="float"/>
          <table:table-cell office:value="-0.011053664684295656" office:value-type="float"/>
          <table:table-cell office:value="-0.05" office:value-type="float"/>
          <table:table-cell office:value="-0.031277893781662" office:value-type="float"/>
          <table:table-cell office:value="0.06314513566477092" office:value-type="float"/>
          <table:table-cell office:value="57" office:value-type="float"/>
          <table:table-cell office:value="-0.00042654335498809766" office:value-type="float"/>
          <table:table-cell office:value="-0.002938265800476074" office:value-type="float"/>
          <table:table-cell office:value="0.009095805883407594" office:value-type="float"/>
          <table:table-cell office:value="0.0009350895881652839" office:value-type="float"/>
          <table:table-cell office:value="-0.002701683044433594" office:value-type="float"/>
          <table:table-cell office:value="0.0019115960597991949" office:value-type="float"/>
        </table:table-row>
        <table:table-row>
          <table:table-cell office:value="0.01843688786029815" office:value-type="float"/>
          <table:table-cell office:value="-0.05" office:value-type="float"/>
          <table:table-cell office:value="0.05" office:value-type="float"/>
          <table:table-cell office:value="-0.01015252470970154" office:value-type="float"/>
          <table:table-cell office:value="-0.05" office:value-type="float"/>
          <table:table-cell office:value="-0.029525250196456923" office:value-type="float"/>
          <table:table-cell office:value="0.06333823349482626" office:value-type="float"/>
          <table:table-cell office:value="58" office:value-type="float"/>
          <table:table-cell office:value="-0.000490971803665162" office:value-type="float"/>
          <table:table-cell office:value="-0.002821099758148193" office:value-type="float"/>
          <table:table-cell office:value="0.009070971012115478" office:value-type="float"/>
          <table:table-cell office:value="0.0009011399745941159" office:value-type="float"/>
          <table:table-cell office:value="-0.0026118665933609012" office:value-type="float"/>
          <table:table-cell office:value="0.0017526435852050787" office:value-type="float"/>
        </table:table-row>
        <table:table-row>
          <table:table-cell office:value="0.017783831954002377" office:value-type="float"/>
          <table:table-cell office:value="-0.05" office:value-type="float"/>
          <table:table-cell office:value="0.05" office:value-type="float"/>
          <table:table-cell office:value="-0.00929776191711426" office:value-type="float"/>
          <table:table-cell office:value="-0.05" office:value-type="float"/>
          <table:table-cell office:value="-0.027798990011215226" office:value-type="float"/>
          <table:table-cell office:value="0.0635937349011986" office:value-type="float"/>
          <table:table-cell office:value="59" office:value-type="float"/>
          <table:table-cell office:value="-0.0006530559062957759" office:value-type="float"/>
          <table:table-cell office:value="-0.0028523153066635134" office:value-type="float"/>
          <table:table-cell office:value="0.009121577739715577" office:value-type="float"/>
          <table:table-cell office:value="0.0008547627925872808" office:value-type="float"/>
          <table:table-cell office:value="-0.0025483620166778563" office:value-type="float"/>
          <table:table-cell office:value="0.001726260185241699" office:value-type="float"/>
        </table:table-row>
        <table:table-row>
          <table:table-cell office:value="0.01707959711551666" office:value-type="float"/>
          <table:table-cell office:value="-0.05" office:value-type="float"/>
          <table:table-cell office:value="0.05" office:value-type="float"/>
          <table:table-cell office:value="-0.008474287986755372" office:value-type="float"/>
          <table:table-cell office:value="-0.05" office:value-type="float"/>
          <table:table-cell office:value="-0.02621526479721071" office:value-type="float"/>
          <table:table-cell office:value="0.06386750832636502" office:value-type="float"/>
          <table:table-cell office:value="60" office:value-type="float"/>
          <table:table-cell office:value="-0.0007042348384857181" office:value-type="float"/>
          <table:table-cell office:value="-0.0027476513385772706" office:value-type="float"/>
          <table:table-cell office:value="0.009097790718078614" office:value-type="float"/>
          <table:table-cell office:value="0.0008234739303588871" office:value-type="float"/>
          <table:table-cell office:value="-0.0024709141254425047" office:value-type="float"/>
          <table:table-cell office:value="0.0015837252140045166" office:value-type="float"/>
        </table:table-row>
      </table:table>
      <table:table table:name="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62975764274598" office:value-type="float"/>
          <table:table-cell office:value="-0.003021200895309448" office:value-type="float"/>
          <table:table-cell office:value="0.009996650218963623" office:value-type="float"/>
          <table:table-cell office:value="0.008305597305297853" office:value-type="float"/>
          <table:table-cell office:value="0.006468350887298585" office:value-type="float"/>
          <table:table-cell office:value="-0.004308781623840332" office:value-type="float"/>
          <table:table-cell office:value="0.7953374021933918" office:value-type="float"/>
          <table:table-cell office:value="1" office:value-type="float"/>
          <table:table-cell office:value="-0.009562975764274598" office:value-type="float"/>
          <table:table-cell office:value="-0.003021200895309448" office:value-type="float"/>
          <table:table-cell office:value="0.009996650218963623" office:value-type="float"/>
          <table:table-cell office:value="0.008305597305297853" office:value-type="float"/>
          <table:table-cell office:value="0.006468350887298585" office:value-type="float"/>
          <table:table-cell office:value="-0.004308781623840332" office:value-type="float"/>
        </table:table-row>
        <table:table-row>
          <table:table-cell office:value="-0.014334937930107119" office:value-type="float"/>
          <table:table-cell office:value="-0.001988631486892699" office:value-type="float"/>
          <table:table-cell office:value="0.019861514568328856" office:value-type="float"/>
          <table:table-cell office:value="0.008635613918304445" office:value-type="float"/>
          <table:table-cell office:value="0.006276404261589052" office:value-type="float"/>
          <table:table-cell office:value="-0.007817973494529725" office:value-type="float"/>
          <table:table-cell office:value="0.79796624988871" office:value-type="float"/>
          <table:table-cell office:value="2" office:value-type="float"/>
          <table:table-cell office:value="-0.00477196216583252" office:value-type="float"/>
          <table:table-cell office:value="0.0010325694084167489" office:value-type="float"/>
          <table:table-cell office:value="0.009864864349365234" office:value-type="float"/>
          <table:table-cell office:value="0.00033001661300659235" office:value-type="float"/>
          <table:table-cell office:value="-0.00019194662570953293" office:value-type="float"/>
          <table:table-cell office:value="-0.003509191870689392" office:value-type="float"/>
        </table:table-row>
        <table:table-row>
          <table:table-cell office:value="-0.019214251637458803" office:value-type="float"/>
          <table:table-cell office:value="-0.0011934816837310784" office:value-type="float"/>
          <table:table-cell office:value="0.029747794866561886" office:value-type="float"/>
          <table:table-cell office:value="0.008726053237915041" office:value-type="float"/>
          <table:table-cell office:value="0.005960775613784792" office:value-type="float"/>
          <table:table-cell office:value="-0.011179084181785585" office:value-type="float"/>
          <table:table-cell office:value="0.75926304316198" office:value-type="float"/>
          <table:table-cell office:value="3" office:value-type="float"/>
          <table:table-cell office:value="-0.004879313707351685" office:value-type="float"/>
          <table:table-cell office:value="0.0007951498031616207" office:value-type="float"/>
          <table:table-cell office:value="0.009886280298233031" office:value-type="float"/>
          <table:table-cell office:value="9.043931961059612e-05" office:value-type="float"/>
          <table:table-cell office:value="-0.00031562864780426" office:value-type="float"/>
          <table:table-cell office:value="-0.0033611106872558595" office:value-type="float"/>
        </table:table-row>
        <table:table-row>
          <table:table-cell office:value="-0.024192176461219787" office:value-type="float"/>
          <table:table-cell office:value="-0.00045688986778259257" office:value-type="float"/>
          <table:table-cell office:value="0.03964708685874939" office:value-type="float"/>
          <table:table-cell office:value="0.008784656524658206" office:value-type="float"/>
          <table:table-cell office:value="0.005708997845649721" office:value-type="float"/>
          <table:table-cell office:value="-0.014394895434379579" office:value-type="float"/>
          <table:table-cell office:value="0.09183870821269853" office:value-type="float"/>
          <table:table-cell office:value="4" office:value-type="float"/>
          <table:table-cell office:value="-0.004977924823760986" office:value-type="float"/>
          <table:table-cell office:value="0.0007365918159484858" office:value-type="float"/>
          <table:table-cell office:value="0.009899291992187502" office:value-type="float"/>
          <table:table-cell office:value="5.8603286743164756e-05" office:value-type="float"/>
          <table:table-cell office:value="-0.0002517777681350711" office:value-type="float"/>
          <table:table-cell office:value="-0.003215811252593994" office:value-type="float"/>
        </table:table-row>
        <table:table-row>
          <table:table-cell office:value="-0.02298009097576141" office:value-type="float"/>
          <table:table-cell office:value="-0.005346224308013916" office:value-type="float"/>
          <table:table-cell office:value="0.048775768280029295" office:value-type="float"/>
          <table:table-cell office:value="0.009746273756027225" office:value-type="float"/>
          <table:table-cell office:value="0.0014045637845993058" office:value-type="float"/>
          <table:table-cell office:value="-0.010783304572105409" office:value-type="float"/>
          <table:table-cell office:value="0.09234381207485196" office:value-type="float"/>
          <table:table-cell office:value="5" office:value-type="float"/>
          <table:table-cell office:value="0.0012120854854583748" office:value-type="float"/>
          <table:table-cell office:value="-0.004889334440231323" office:value-type="float"/>
          <table:table-cell office:value="0.009128681421279908" office:value-type="float"/>
          <table:table-cell office:value="0.0009616172313690191" office:value-type="float"/>
          <table:table-cell office:value="-0.004304434061050415" office:value-type="float"/>
          <table:table-cell office:value="0.00361159086227417" office:value-type="float"/>
        </table:table-row>
        <table:table-row>
          <table:table-cell office:value="-0.02183058321475982" office:value-type="float"/>
          <table:table-cell office:value="-0.010096138715744017" office:value-type="float"/>
          <table:table-cell office:value="0.05" office:value-type="float"/>
          <table:table-cell office:value="0.01063050985336304" office:value-type="float"/>
          <table:table-cell office:value="-0.0027785354852676372" office:value-type="float"/>
          <table:table-cell office:value="-0.007270502448081971" office:value-type="float"/>
          <table:table-cell office:value="0.09176603252728616" office:value-type="float"/>
          <table:table-cell office:value="6" office:value-type="float"/>
          <table:table-cell office:value="0.0011495077610015874" office:value-type="float"/>
          <table:table-cell office:value="-0.004749914407730102" office:value-type="float"/>
          <table:table-cell office:value="0.009081329107284547" office:value-type="float"/>
          <table:table-cell office:value="0.0008842360973358148" office:value-type="float"/>
          <table:table-cell office:value="-0.004183099269866943" office:value-type="float"/>
          <table:table-cell office:value="0.003512802124023438" office:value-type="float"/>
        </table:table-row>
        <table:table-row>
          <table:table-cell office:value="-0.020861362814903254" office:value-type="float"/>
          <table:table-cell office:value="-0.014822316169738768" office:value-type="float"/>
          <table:table-cell office:value="0.05" office:value-type="float"/>
          <table:table-cell office:value="0.011457231044769289" office:value-type="float"/>
          <table:table-cell office:value="-0.006877612471580504" office:value-type="float"/>
          <table:table-cell office:value="-0.003919411301612854" office:value-type="float"/>
          <table:table-cell office:value="0.09031951287068553" office:value-type="float"/>
          <table:table-cell office:value="7" office:value-type="float"/>
          <table:table-cell office:value="0.0009692203998565678" office:value-type="float"/>
          <table:table-cell office:value="-0.004726177453994751" office:value-type="float"/>
          <table:table-cell office:value="0.009050686359405516" office:value-type="float"/>
          <table:table-cell office:value="0.0008267211914062492" office:value-type="float"/>
          <table:table-cell office:value="-0.0040990769863128666" office:value-type="float"/>
          <table:table-cell office:value="0.003351091146469117" office:value-type="float"/>
        </table:table-row>
        <table:table-row>
          <table:table-cell office:value="-0.019913956522941582" office:value-type="float"/>
          <table:table-cell office:value="-0.019356186389923095" office:value-type="float"/>
          <table:table-cell office:value="0.05" office:value-type="float"/>
          <table:table-cell office:value="0.0122225821018219" office:value-type="float"/>
          <table:table-cell office:value="-0.01085114061832428" office:value-type="float"/>
          <table:table-cell office:value="-0.0008467823266983029" office:value-type="float"/>
          <table:table-cell office:value="0.08851793448477949" office:value-type="float"/>
          <table:table-cell office:value="8" office:value-type="float"/>
          <table:table-cell office:value="0.0009474062919616697" office:value-type="float"/>
          <table:table-cell office:value="-0.004533870220184326" office:value-type="float"/>
          <table:table-cell office:value="0.00894218683242798" office:value-type="float"/>
          <table:table-cell office:value="0.0007653510570526118" office:value-type="float"/>
          <table:table-cell office:value="-0.003973528146743775" office:value-type="float"/>
          <table:table-cell office:value="0.003072628974914551" office:value-type="float"/>
        </table:table-row>
        <table:table-row>
          <table:table-cell office:value="-0.01919618427753448" office:value-type="float"/>
          <table:table-cell office:value="-0.02381793141365051" office:value-type="float"/>
          <table:table-cell office:value="0.05" office:value-type="float"/>
          <table:table-cell office:value="0.013005596399307252" office:value-type="float"/>
          <table:table-cell office:value="-0.014698177576065063" office:value-type="float"/>
          <table:table-cell office:value="0.001954429745674134" office:value-type="float"/>
          <table:table-cell office:value="0.08648695842116574" office:value-type="float"/>
          <table:table-cell office:value="9" office:value-type="float"/>
          <table:table-cell office:value="0.0007177722454071046" office:value-type="float"/>
          <table:table-cell office:value="-0.004461745023727417" office:value-type="float"/>
          <table:table-cell office:value="0.008907967805862426" office:value-type="float"/>
          <table:table-cell office:value="0.0007830142974853509" office:value-type="float"/>
          <table:table-cell office:value="-0.003847036957740784" office:value-type="float"/>
          <table:table-cell office:value="0.002801212072372437" office:value-type="float"/>
        </table:table-row>
        <table:table-row>
          <table:table-cell office:value="-0.018535423874855038" office:value-type="float"/>
          <table:table-cell office:value="-0.028038588166236875" office:value-type="float"/>
          <table:table-cell office:value="0.05" office:value-type="float"/>
          <table:table-cell office:value="0.013735094070434571" office:value-type="float"/>
          <table:table-cell office:value="-0.01838192641735077" office:value-type="float"/>
          <table:table-cell office:value="0.004408881068229677" office:value-type="float"/>
          <table:table-cell office:value="0.0844629519301136" office:value-type="float"/>
          <table:table-cell office:value="10" office:value-type="float"/>
          <table:table-cell office:value="0.0006607604026794434" office:value-type="float"/>
          <table:table-cell office:value="-0.0042206567525863645" office:value-type="float"/>
          <table:table-cell office:value="0.008790833950042725" office:value-type="float"/>
          <table:table-cell office:value="0.0007294976711273195" office:value-type="float"/>
          <table:table-cell office:value="-0.0036837488412857057" office:value-type="float"/>
          <table:table-cell office:value="0.002454451322555543" office:value-type="float"/>
        </table:table-row>
        <table:table-row>
          <table:table-cell office:value="-0.01817118227481842" office:value-type="float"/>
          <table:table-cell office:value="-0.032123066782951355" office:value-type="float"/>
          <table:table-cell office:value="0.05" office:value-type="float"/>
          <table:table-cell office:value="0.014476839303970339" office:value-type="float"/>
          <table:table-cell office:value="-0.021869325041770936" office:value-type="float"/>
          <table:table-cell office:value="0.006475684046745303" office:value-type="float"/>
          <table:table-cell office:value="0.08241339879595262" office:value-type="float"/>
          <table:table-cell office:value="11" office:value-type="float"/>
          <table:table-cell office:value="0.0003642416000366206" office:value-type="float"/>
          <table:table-cell office:value="-0.004084478616714478" office:value-type="float"/>
          <table:table-cell office:value="0.008765556812286376" office:value-type="float"/>
          <table:table-cell office:value="0.0007417452335357674" office:value-type="float"/>
          <table:table-cell office:value="-0.003487398624420166" office:value-type="float"/>
          <table:table-cell office:value="0.0020668029785156257" office:value-type="float"/>
        </table:table-row>
        <table:table-row>
          <table:table-cell office:value="-0.017922077775001523" office:value-type="float"/>
          <table:table-cell office:value="-0.035918762683868406" office:value-type="float"/>
          <table:table-cell office:value="0.05" office:value-type="float"/>
          <table:table-cell office:value="0.015166505575180055" office:value-type="float"/>
          <table:table-cell office:value="-0.02514849364757538" office:value-type="float"/>
          <table:table-cell office:value="0.008129932284355166" office:value-type="float"/>
          <table:table-cell office:value="0.08047422909433312" office:value-type="float"/>
          <table:table-cell office:value="12" office:value-type="float"/>
          <table:table-cell office:value="0.00024910449981689446" office:value-type="float"/>
          <table:table-cell office:value="-0.0037956959009170536" office:value-type="float"/>
          <table:table-cell office:value="0.008661001920700075" office:value-type="float"/>
          <table:table-cell office:value="0.0006896662712097164" office:value-type="float"/>
          <table:table-cell office:value="-0.0032791686058044438" office:value-type="float"/>
          <table:table-cell office:value="0.0016542482376098629" office:value-type="float"/>
        </table:table-row>
        <table:table-row>
          <table:table-cell office:value="-0.01800537526607513" office:value-type="float"/>
          <table:table-cell office:value="-0.03955721974372864" office:value-type="float"/>
          <table:table-cell office:value="0.05" office:value-type="float"/>
          <table:table-cell office:value="0.01586824178695679" office:value-type="float"/>
          <table:table-cell office:value="-0.028201417922973634" office:value-type="float"/>
          <table:table-cell office:value="0.00937300741672516" office:value-type="float"/>
          <table:table-cell office:value="0.0785695937044877" office:value-type="float"/>
          <table:table-cell office:value="13" office:value-type="float"/>
          <table:table-cell office:value="-8.32974910736084e-05" office:value-type="float"/>
          <table:table-cell office:value="-0.00363845705986023" office:value-type="float"/>
          <table:table-cell office:value="0.008670431375503539" office:value-type="float"/>
          <table:table-cell office:value="0.000701736211776733" office:value-type="float"/>
          <table:table-cell office:value="-0.003052924275398255" office:value-type="float"/>
          <table:table-cell office:value="0.001243075132369995" office:value-type="float"/>
        </table:table-row>
        <table:table-row>
          <table:table-cell office:value="-0.018236615657806394" office:value-type="float"/>
          <table:table-cell office:value="-0.042908927202224736" office:value-type="float"/>
          <table:table-cell office:value="0.05" office:value-type="float"/>
          <table:table-cell office:value="0.016533670425415044" office:value-type="float"/>
          <table:table-cell office:value="-0.031030346751213075" office:value-type="float"/>
          <table:table-cell office:value="0.010201811194419862" office:value-type="float"/>
          <table:table-cell office:value="0.0767956420107034" office:value-type="float"/>
          <table:table-cell office:value="14" office:value-type="float"/>
          <table:table-cell office:value="-0.00023124039173126262" office:value-type="float"/>
          <table:table-cell office:value="-0.003351707458496094" office:value-type="float"/>
          <table:table-cell office:value="0.00858520746231079" office:value-type="float"/>
          <table:table-cell office:value="0.0006654286384582524" office:value-type="float"/>
          <table:table-cell office:value="-0.002828928828239441" office:value-type="float"/>
          <table:table-cell office:value="0.0008288037776947015" office:value-type="float"/>
        </table:table-row>
        <table:table-row>
          <table:table-cell office:value="-0.018815273642539973" office:value-type="float"/>
          <table:table-cell office:value="-0.04617097556591034" office:value-type="float"/>
          <table:table-cell office:value="0.05" office:value-type="float"/>
          <table:table-cell office:value="0.017327373027801518" office:value-type="float"/>
          <table:table-cell office:value="-0.03362773358821869" office:value-type="float"/>
          <table:table-cell office:value="0.010766420960426331" office:value-type="float"/>
          <table:table-cell office:value="0.07503356775908927" office:value-type="float"/>
          <table:table-cell office:value="15" office:value-type="float"/>
          <table:table-cell office:value="-0.0005786579847335809" office:value-type="float"/>
          <table:table-cell office:value="-0.0032620483636856077" office:value-type="float"/>
          <table:table-cell office:value="0.00864993929862976" office:value-type="float"/>
          <table:table-cell office:value="0.0007937026023864743" office:value-type="float"/>
          <table:table-cell office:value="-0.002597386837005615" office:value-type="float"/>
          <table:table-cell office:value="0.000564609766006469" office:value-type="float"/>
        </table:table-row>
        <table:table-row>
          <table:table-cell office:value="-0.01953577280044555" office:value-type="float"/>
          <table:table-cell office:value="-0.04916910171508789" office:value-type="float"/>
          <table:table-cell office:value="0.05" office:value-type="float"/>
          <table:table-cell office:value="0.01810490250587464" office:value-type="float"/>
          <table:table-cell office:value="-0.03601827263832092" office:value-type="float"/>
          <table:table-cell office:value="0.010966612696647645" office:value-type="float"/>
          <table:table-cell office:value="0.07339481125833304" office:value-type="float"/>
          <table:table-cell office:value="16" office:value-type="float"/>
          <table:table-cell office:value="-0.0007204991579055787" office:value-type="float"/>
          <table:table-cell office:value="-0.0029981261491775517" office:value-type="float"/>
          <table:table-cell office:value="0.008584342002868653" office:value-type="float"/>
          <table:table-cell office:value="0.00077752947807312" office:value-type="float"/>
          <table:table-cell office:value="-0.0023905390501022337" office:value-type="float"/>
          <table:table-cell office:value="0.00020019173622131368" office:value-type="float"/>
        </table:table-row>
        <table:table-row>
          <table:table-cell office:value="-0.020568401813507074" office:value-type="float"/>
          <table:table-cell office:value="-0.05" office:value-type="float"/>
          <table:table-cell office:value="0.05" office:value-type="float"/>
          <table:table-cell office:value="0.01903113245964051" office:value-type="float"/>
          <table:table-cell office:value="-0.038213628530502315" office:value-type="float"/>
          <table:table-cell office:value="0.01105946958065033" office:value-type="float"/>
          <table:table-cell office:value="0.07285430952901653" office:value-type="float"/>
          <table:table-cell office:value="17" office:value-type="float"/>
          <table:table-cell office:value="-0.0010326290130615243" office:value-type="float"/>
          <table:table-cell office:value="-0.002980631589889526" office:value-type="float"/>
          <table:table-cell office:value="0.008676908016204835" office:value-type="float"/>
          <table:table-cell office:value="0.000926229953765869" office:value-type="float"/>
          <table:table-cell office:value="-0.002195355892181397" office:value-type="float"/>
          <table:table-cell office:value="9.285688400268582e-05" office:value-type="float"/>
        </table:table-row>
        <table:table-row>
          <table:table-cell office:value="-0.021650608181953426" office:value-type="float"/>
          <table:table-cell office:value="-0.05" office:value-type="float"/>
          <table:table-cell office:value="0.05" office:value-type="float"/>
          <table:table-cell office:value="0.019955083131790168" office:value-type="float"/>
          <table:table-cell office:value="-0.040334645509719845" office:value-type="float"/>
          <table:table-cell office:value="0.011042460799217226" office:value-type="float"/>
          <table:table-cell office:value="0.07273169395522955" office:value-type="float"/>
          <table:table-cell office:value="18" office:value-type="float"/>
          <table:table-cell office:value="-0.0010822063684463503" office:value-type="float"/>
          <table:table-cell office:value="-0.002895002365112305" office:value-type="float"/>
          <table:table-cell office:value="0.00866085410118103" office:value-type="float"/>
          <table:table-cell office:value="0.0009239506721496586" office:value-type="float"/>
          <table:table-cell office:value="-0.00212101697921753" office:value-type="float"/>
          <table:table-cell office:value="-1.7008781433104636e-05" office:value-type="float"/>
        </table:table-row>
        <table:table-row>
          <table:table-cell office:value="-0.022935155034065242" office:value-type="float"/>
          <table:table-cell office:value="-0.05" office:value-type="float"/>
          <table:table-cell office:value="0.05" office:value-type="float"/>
          <table:table-cell office:value="0.021066647768020634" office:value-type="float"/>
          <table:table-cell office:value="-0.04238733053207397" office:value-type="float"/>
          <table:table-cell office:value="0.011298455595970156" office:value-type="float"/>
          <table:table-cell office:value="0.07257063710378049" office:value-type="float"/>
          <table:table-cell office:value="19" office:value-type="float"/>
          <table:table-cell office:value="-0.0012845468521118161" office:value-type="float"/>
          <table:table-cell office:value="-0.003116827011108399" office:value-type="float"/>
          <table:table-cell office:value="0.008803727626800538" office:value-type="float"/>
          <table:table-cell office:value="0.0011115646362304683" office:value-type="float"/>
          <table:table-cell office:value="-0.0020526850223541258" office:value-type="float"/>
          <table:table-cell office:value="0.00025599479675292997" office:value-type="float"/>
        </table:table-row>
        <table:table-row>
          <table:table-cell office:value="-0.024249174594879144" office:value-type="float"/>
          <table:table-cell office:value="-0.05" office:value-type="float"/>
          <table:table-cell office:value="0.05" office:value-type="float"/>
          <table:table-cell office:value="0.022180935144424443" office:value-type="float"/>
          <table:table-cell office:value="-0.0443925654888153" office:value-type="float"/>
          <table:table-cell office:value="0.011495260596275331" office:value-type="float"/>
          <table:table-cell office:value="0.07238870459505634" office:value-type="float"/>
          <table:table-cell office:value="20" office:value-type="float"/>
          <table:table-cell office:value="-0.0013140195608139036" office:value-type="float"/>
          <table:table-cell office:value="-0.0030691874027252196" office:value-type="float"/>
          <table:table-cell office:value="0.008796951770782472" office:value-type="float"/>
          <table:table-cell office:value="0.0011142873764038094" office:value-type="float"/>
          <table:table-cell office:value="-0.0020052349567413336" office:value-type="float"/>
          <table:table-cell office:value="0.00019680500030517557" office:value-type="float"/>
        </table:table-row>
        <table:table-row>
          <table:table-cell office:value="-0.025776621103286736" office:value-type="float"/>
          <table:table-cell office:value="-0.05" office:value-type="float"/>
          <table:table-cell office:value="0.05" office:value-type="float"/>
          <table:table-cell office:value="0.02355731844902039" office:value-type="float"/>
          <table:table-cell office:value="-0.046279506087303156" office:value-type="float"/>
          <table:table-cell office:value="0.011958569884300234" office:value-type="float"/>
          <table:table-cell office:value="0.0721558596093512" office:value-type="float"/>
          <table:table-cell office:value="21" office:value-type="float"/>
          <table:table-cell office:value="-0.001527446508407592" office:value-type="float"/>
          <table:table-cell office:value="-0.0032801604270935062" office:value-type="float"/>
          <table:table-cell office:value="0.008931279182434084" office:value-type="float"/>
          <table:table-cell office:value="0.0013763833045959475" office:value-type="float"/>
          <table:table-cell office:value="-0.001886940598487855" office:value-type="float"/>
          <table:table-cell office:value="0.00046330928802490283" office:value-type="float"/>
        </table:table-row>
        <table:table-row>
          <table:table-cell office:value="-0.027339508533477774" office:value-type="float"/>
          <table:table-cell office:value="-0.05" office:value-type="float"/>
          <table:table-cell office:value="0.05" office:value-type="float"/>
          <table:table-cell office:value="0.024930056333541874" office:value-type="float"/>
          <table:table-cell office:value="-0.04810215592384338" office:value-type="float"/>
          <table:table-cell office:value="0.012328112721443178" office:value-type="float"/>
          <table:table-cell office:value="0.0718943803930047" office:value-type="float"/>
          <table:table-cell office:value="22" office:value-type="float"/>
          <table:table-cell office:value="-0.0015628874301910397" office:value-type="float"/>
          <table:table-cell office:value="-0.0032088923454284667" office:value-type="float"/>
          <table:table-cell office:value="0.00891792058944702" office:value-type="float"/>
          <table:table-cell office:value="0.0013727378845214844" office:value-type="float"/>
          <table:table-cell office:value="-0.0018226498365402216" office:value-type="float"/>
          <table:table-cell office:value="0.000369542837142944" office:value-type="float"/>
        </table:table-row>
        <table:table-row>
          <table:table-cell office:value="-0.029060606360435476" office:value-type="float"/>
          <table:table-cell office:value="-0.05" office:value-type="float"/>
          <table:table-cell office:value="0.05" office:value-type="float"/>
          <table:table-cell office:value="0.026594604253768923" office:value-type="float"/>
          <table:table-cell office:value="-0.04979385793209075" office:value-type="float"/>
          <table:table-cell office:value="0.012952278256416323" office:value-type="float"/>
          <table:table-cell office:value="0.07158000780544098" office:value-type="float"/>
          <table:table-cell office:value="23" office:value-type="float"/>
          <table:table-cell office:value="-0.0017210978269577033" office:value-type="float"/>
          <table:table-cell office:value="-0.0034199428558349607" office:value-type="float"/>
          <table:table-cell office:value="0.009026668071746827" office:value-type="float"/>
          <table:table-cell office:value="0.0016645479202270514" office:value-type="float"/>
          <table:table-cell office:value="-0.0016917020082473748" office:value-type="float"/>
          <table:table-cell office:value="0.0006241655349731451" office:value-type="float"/>
        </table:table-row>
        <table:table-row>
          <table:table-cell office:value="-0.030820751190185534" office:value-type="float"/>
          <table:table-cell office:value="-0.05" office:value-type="float"/>
          <table:table-cell office:value="0.05" office:value-type="float"/>
          <table:table-cell office:value="0.028247586488723758" office:value-type="float"/>
          <table:table-cell office:value="-0.05" office:value-type="float"/>
          <table:table-cell office:value="0.013455809950828554" office:value-type="float"/>
          <table:table-cell office:value="0.07123076850985831" office:value-type="float"/>
          <table:table-cell office:value="24" office:value-type="float"/>
          <table:table-cell office:value="-0.0017601448297500603" office:value-type="float"/>
          <table:table-cell office:value="-0.003329641819000244" office:value-type="float"/>
          <table:table-cell office:value="0.009007853269577025" office:value-type="float"/>
          <table:table-cell office:value="0.0016529822349548341" office:value-type="float"/>
          <table:table-cell office:value="-0.001614184379577636" office:value-type="float"/>
          <table:table-cell office:value="0.0005035316944122306" office:value-type="float"/>
        </table:table-row>
        <table:table-row>
          <table:table-cell office:value="-0.03266164541244505" office:value-type="float"/>
          <table:table-cell office:value="-0.05" office:value-type="float"/>
          <table:table-cell office:value="0.05" office:value-type="float"/>
          <table:table-cell office:value="0.030205936431884767" office:value-type="float"/>
          <table:table-cell office:value="-0.05" office:value-type="float"/>
          <table:table-cell office:value="0.014209764599800112" office:value-type="float"/>
          <table:table-cell office:value="0.07083659147411314" office:value-type="float"/>
          <table:table-cell office:value="25" office:value-type="float"/>
          <table:table-cell office:value="-0.0018408942222595207" office:value-type="float"/>
          <table:table-cell office:value="-0.003553017377853394" office:value-type="float"/>
          <table:table-cell office:value="0.00908878803253174" office:value-type="float"/>
          <table:table-cell office:value="0.001958349943161011" office:value-type="float"/>
          <table:table-cell office:value="-0.0014908719062805172" office:value-type="float"/>
          <table:table-cell office:value="0.0007539546489715582" office:value-type="float"/>
        </table:table-row>
        <table:table-row>
          <table:table-cell office:value="-0.03452326655387877" office:value-type="float"/>
          <table:table-cell office:value="-0.05" office:value-type="float"/>
          <table:table-cell office:value="0.05" office:value-type="float"/>
          <table:table-cell office:value="0.032129611968994144" office:value-type="float"/>
          <table:table-cell office:value="-0.05" office:value-type="float"/>
          <table:table-cell office:value="0.01482299864292145" office:value-type="float"/>
          <table:table-cell office:value="0.07040910519046446" office:value-type="float"/>
          <table:table-cell office:value="26" office:value-type="float"/>
          <table:table-cell office:value="-0.0018616211414337162" office:value-type="float"/>
          <table:table-cell office:value="-0.0034517920017242435" office:value-type="float"/>
          <table:table-cell office:value="0.009056400060653688" office:value-type="float"/>
          <table:table-cell office:value="0.0019236755371093758" office:value-type="float"/>
          <table:table-cell office:value="-0.0014167344570159904" office:value-type="float"/>
          <table:table-cell office:value="0.0006132340431213371" office:value-type="float"/>
        </table:table-row>
        <table:table-row>
          <table:table-cell office:value="-0.036436779499053946" office:value-type="float"/>
          <table:table-cell office:value="-0.05" office:value-type="float"/>
          <table:table-cell office:value="0.05" office:value-type="float"/>
          <table:table-cell office:value="0.03433835864067078" office:value-type="float"/>
          <table:table-cell office:value="-0.05" office:value-type="float"/>
          <table:table-cell office:value="0.015594995617866517" office:value-type="float"/>
          <table:table-cell office:value="0.06994075965057889" office:value-type="float"/>
          <table:table-cell office:value="27" office:value-type="float"/>
          <table:table-cell office:value="-0.0019135129451751717" office:value-type="float"/>
          <table:table-cell office:value="-0.0036242008209228516" office:value-type="float"/>
          <table:table-cell office:value="0.009117144346237184" office:value-type="float"/>
          <table:table-cell office:value="0.0022087466716766355" office:value-type="float"/>
          <table:table-cell office:value="-0.001267277002334595" office:value-type="float"/>
          <table:table-cell office:value="0.0007719969749450679" office:value-type="float"/>
        </table:table-row>
        <table:table-row>
          <table:table-cell office:value="-0.03837376654148101" office:value-type="float"/>
          <table:table-cell office:value="-0.05" office:value-type="float"/>
          <table:table-cell office:value="0.05" office:value-type="float"/>
          <table:table-cell office:value="0.036506469249725344" office:value-type="float"/>
          <table:table-cell office:value="-0.05" office:value-type="float"/>
          <table:table-cell office:value="0.016209538578987125" office:value-type="float"/>
          <table:table-cell office:value="0.06943816999020135" office:value-type="float"/>
          <table:table-cell office:value="28" office:value-type="float"/>
          <table:table-cell office:value="-0.001936987042427063" office:value-type="float"/>
          <table:table-cell office:value="-0.0035101878643035893" office:value-type="float"/>
          <table:table-cell office:value="0.009082643985748292" office:value-type="float"/>
          <table:table-cell office:value="0.0021681106090545663" office:value-type="float"/>
          <table:table-cell office:value="-0.0011878603696823115" office:value-type="float"/>
          <table:table-cell office:value="0.0006145429611206059" office:value-type="float"/>
        </table:table-row>
        <table:table-row>
          <table:table-cell office:value="-0.04031568229198455" office:value-type="float"/>
          <table:table-cell office:value="-0.05" office:value-type="float"/>
          <table:table-cell office:value="0.05" office:value-type="float"/>
          <table:table-cell office:value="0.0388472056388855" office:value-type="float"/>
          <table:table-cell office:value="-0.05" office:value-type="float"/>
          <table:table-cell office:value="0.016851732134819032" office:value-type="float"/>
          <table:table-cell office:value="0.06890693648650006" office:value-type="float"/>
          <table:table-cell office:value="29" office:value-type="float"/>
          <table:table-cell office:value="-0.0019419157505035402" office:value-type="float"/>
          <table:table-cell office:value="-0.0035877406597137453" office:value-type="float"/>
          <table:table-cell office:value="0.00911171793937683" office:value-type="float"/>
          <table:table-cell office:value="0.0023407363891601567" office:value-type="float"/>
          <table:table-cell office:value="-0.0010350489616394037" office:value-type="float"/>
          <table:table-cell office:value="0.0006421935558319092" office:value-type="float"/>
        </table:table-row>
        <table:table-row>
          <table:table-cell office:value="-0.042282980680465695" office:value-type="float"/>
          <table:table-cell office:value="-0.05" office:value-type="float"/>
          <table:table-cell office:value="0.05" office:value-type="float"/>
          <table:table-cell office:value="0.041149047613143926" office:value-type="float"/>
          <table:table-cell office:value="-0.05" office:value-type="float"/>
          <table:table-cell office:value="0.017339184880256653" office:value-type="float"/>
          <table:table-cell office:value="0.0683422588023221" office:value-type="float"/>
          <table:table-cell office:value="30" office:value-type="float"/>
          <table:table-cell office:value="-0.0019672983884811406" office:value-type="float"/>
          <table:table-cell office:value="-0.0034749084711074834" office:value-type="float"/>
          <table:table-cell office:value="0.009078413248062136" office:value-type="float"/>
          <table:table-cell office:value="0.002301841974258423" office:value-type="float"/>
          <table:table-cell office:value="-0.000956838130950927" office:value-type="float"/>
          <table:table-cell office:value="0.0004874527454376224" office:value-type="float"/>
        </table:table-row>
        <table:table-row>
          <table:table-cell office:value="-0.04423487186431885" office:value-type="float"/>
          <table:table-cell office:value="-0.05" office:value-type="float"/>
          <table:table-cell office:value="0.05" office:value-type="float"/>
          <table:table-cell office:value="0.04356146693229676" office:value-type="float"/>
          <table:table-cell office:value="-0.05" office:value-type="float"/>
          <table:table-cell office:value="0.01772683560848236" office:value-type="float"/>
          <table:table-cell office:value="0.06775704897972257" office:value-type="float"/>
          <table:table-cell office:value="31" office:value-type="float"/>
          <table:table-cell office:value="-0.0019518911838531487" office:value-type="float"/>
          <table:table-cell office:value="-0.0034695398807525635" office:value-type="float"/>
          <table:table-cell office:value="0.009087088108062745" office:value-type="float"/>
          <table:table-cell office:value="0.0024124193191528316" office:value-type="float"/>
          <table:table-cell office:value="-0.0008167225122451775" office:value-type="float"/>
          <table:table-cell office:value="0.0003876507282257087" office:value-type="float"/>
        </table:table-row>
        <table:table-row>
          <table:table-cell office:value="-0.04620590448379516" office:value-type="float"/>
          <table:table-cell office:value="-0.05" office:value-type="float"/>
          <table:table-cell office:value="0.05" office:value-type="float"/>
          <table:table-cell office:value="0.045937325954437266" office:value-type="float"/>
          <table:table-cell office:value="-0.05" office:value-type="float"/>
          <table:table-cell office:value="0.017983817458152772" office:value-type="float"/>
          <table:table-cell office:value="0.06714226449391983" office:value-type="float"/>
          <table:table-cell office:value="32" office:value-type="float"/>
          <table:table-cell office:value="-0.0019710326194763185" office:value-type="float"/>
          <table:table-cell office:value="-0.003372233510017395" office:value-type="float"/>
          <table:table-cell office:value="0.009055684804916383" office:value-type="float"/>
          <table:table-cell office:value="0.0023758590221405022" office:value-type="float"/>
          <table:table-cell office:value="-0.0007505548000335694" office:value-type="float"/>
          <table:table-cell office:value="0.0002569818496704103" office:value-type="float"/>
        </table:table-row>
        <table:table-row>
          <table:table-cell office:value="-0.04818652689456939" office:value-type="float"/>
          <table:table-cell office:value="-0.05" office:value-type="float"/>
          <table:table-cell office:value="0.05" office:value-type="float"/>
          <table:table-cell office:value="0.04838187098503114" office:value-type="float"/>
          <table:table-cell office:value="-0.05" office:value-type="float"/>
          <table:table-cell office:value="0.018092952370643615" office:value-type="float"/>
          <table:table-cell office:value="0.0665017210026382" office:value-type="float"/>
          <table:table-cell office:value="33" office:value-type="float"/>
          <table:table-cell office:value="-0.00198062241077423" office:value-type="float"/>
          <table:table-cell office:value="-0.003333090543746948" office:value-type="float"/>
          <table:table-cell office:value="0.009059591293334961" office:value-type="float"/>
          <table:table-cell office:value="0.0024445450305938723" office:value-type="float"/>
          <table:table-cell office:value="-0.0005876249074935908" office:value-type="float"/>
          <table:table-cell office:value="0.000109134912490845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809999406337738" office:value-type="float"/>
          <table:table-cell office:value="0.06589634121686774" office:value-type="float"/>
          <table:table-cell office:value="34" office:value-type="float"/>
          <table:table-cell office:value="-0.0019929993152618414" office:value-type="float"/>
          <table:table-cell office:value="-0.0032557833194732664" office:value-type="float"/>
          <table:table-cell office:value="0.009031431674957275" office:value-type="float"/>
          <table:table-cell office:value="0.0024152839183807367" office:value-type="float"/>
          <table:table-cell office:value="-0.0005343365669250484" office:value-type="float"/>
          <table:table-cell office:value="7.041692733765481e-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982107996940614" office:value-type="float"/>
          <table:table-cell office:value="0.06589634082201867" office:value-type="float"/>
          <table:table-cell office:value="35" office:value-type="float"/>
          <table:table-cell office:value="-0.002009592056274415" office:value-type="float"/>
          <table:table-cell office:value="-0.003243064880371094" office:value-type="float"/>
          <table:table-cell office:value="0.009044585227966308" office:value-type="float"/>
          <table:table-cell office:value="0.0024531352519989013" office:value-type="float"/>
          <table:table-cell office:value="-0.00038572430610656766" office:value-type="float"/>
          <table:table-cell office:value="-0.00011788606643676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877435088157655" office:value-type="float"/>
          <table:table-cell office:value="0.06589634022050175" office:value-type="float"/>
          <table:table-cell office:value="36" office:value-type="float"/>
          <table:table-cell office:value="-0.0020070427656173704" office:value-type="float"/>
          <table:table-cell office:value="-0.003252577781677246" office:value-type="float"/>
          <table:table-cell office:value="0.009046387672424315" office:value-type="float"/>
          <table:table-cell office:value="0.0024548983573913583" office:value-type="float"/>
          <table:table-cell office:value="-0.00039043366909027183" office:value-type="float"/>
          <table:table-cell office:value="-0.000104672908782958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71457612514496" office:value-type="float"/>
          <table:table-cell office:value="0.06589634101910896" office:value-type="float"/>
          <table:table-cell office:value="37" office:value-type="float"/>
          <table:table-cell office:value="-0.0020486819744110103" office:value-type="float"/>
          <table:table-cell office:value="-0.0033014726638793948" office:value-type="float"/>
          <table:table-cell office:value="0.009083429574966431" office:value-type="float"/>
          <table:table-cell office:value="0.0025003075599670417" office:value-type="float"/>
          <table:table-cell office:value="-0.00027350246906280434" office:value-type="float"/>
          <table:table-cell office:value="-0.000162858963012695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56980299949646" office:value-type="float"/>
          <table:table-cell office:value="0.06589634134341717" office:value-type="float"/>
          <table:table-cell office:value="38" office:value-type="float"/>
          <table:table-cell office:value="-0.0020455139875411987" office:value-type="float"/>
          <table:table-cell office:value="-0.0033144855499267576" office:value-type="float"/>
          <table:table-cell office:value="0.009085873365402222" office:value-type="float"/>
          <table:table-cell office:value="0.0025028085708618166" office:value-type="float"/>
          <table:table-cell office:value="-0.0002795577049255378" office:value-type="float"/>
          <table:table-cell office:value="-0.000144773125648499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34519600868225" office:value-type="float"/>
          <table:table-cell office:value="0.06589634107604214" office:value-type="float"/>
          <table:table-cell office:value="39" office:value-type="float"/>
          <table:table-cell office:value="-0.002116438150405884" office:value-type="float"/>
          <table:table-cell office:value="-0.003359169960021973" office:value-type="float"/>
          <table:table-cell office:value="0.009122116565704346" office:value-type="float"/>
          <table:table-cell office:value="0.0025270342826843265" office:value-type="float"/>
          <table:table-cell office:value="-0.0001641756296157839" office:value-type="float"/>
          <table:table-cell office:value="-0.000224606990814208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7145636081695555" office:value-type="float"/>
          <table:table-cell office:value="0.06589634097954832" office:value-type="float"/>
          <table:table-cell office:value="40" office:value-type="float"/>
          <table:table-cell office:value="-0.0021124047040939325" office:value-type="float"/>
          <table:table-cell office:value="-0.0033772051334381107" office:value-type="float"/>
          <table:table-cell office:value="0.009125419855117797" office:value-type="float"/>
          <table:table-cell office:value="0.0025305175781250005" office:value-type="float"/>
          <table:table-cell office:value="-0.0001720553636550895" office:value-type="float"/>
          <table:table-cell office:value="-0.00019955992698669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897161602973935" office:value-type="float"/>
          <table:table-cell office:value="0.06589634064074178" office:value-type="float"/>
          <table:table-cell office:value="41" office:value-type="float"/>
          <table:table-cell office:value="-0.00218392550945282" office:value-type="float"/>
          <table:table-cell office:value="-0.0034526634216308595" office:value-type="float"/>
          <table:table-cell office:value="0.009166929721832277" office:value-type="float"/>
          <table:table-cell office:value="0.0025866365432739256" office:value-type="float"/>
          <table:table-cell office:value="-0.00010928750038147021" office:value-type="float"/>
          <table:table-cell office:value="-0.000248474478721618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676555871963497" office:value-type="float"/>
          <table:table-cell office:value="0.06589635098594443" office:value-type="float"/>
          <table:table-cell office:value="42" office:value-type="float"/>
          <table:table-cell office:value="-0.002179902195930481" office:value-type="float"/>
          <table:table-cell office:value="-0.0034728217124938964" office:value-type="float"/>
          <table:table-cell office:value="0.009170511960983277" office:value-type="float"/>
          <table:table-cell office:value="0.002590808868408203" office:value-type="float"/>
          <table:table-cell office:value="-0.0001175206899642952" office:value-type="float"/>
          <table:table-cell office:value="-0.000220605731010436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48132443428039" office:value-type="float"/>
          <table:table-cell office:value="0.06589634107051545" office:value-type="float"/>
          <table:table-cell office:value="43" office:value-type="float"/>
          <table:table-cell office:value="-0.0022420775890350346" office:value-type="float"/>
          <table:table-cell office:value="-0.003573929667472839" office:value-type="float"/>
          <table:table-cell office:value="0.00921339511871338" office:value-type="float"/>
          <table:table-cell office:value="0.0026458704471588133" office:value-type="float"/>
          <table:table-cell office:value="-0.00011450946331024135" office:value-type="float"/>
          <table:table-cell office:value="-0.00019523143768310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308172345161433" office:value-type="float"/>
          <table:table-cell office:value="0.06589634104019315" office:value-type="float"/>
          <table:table-cell office:value="44" office:value-type="float"/>
          <table:table-cell office:value="-0.0022390997409820557" office:value-type="float"/>
          <table:table-cell office:value="-0.0035898596048355106" office:value-type="float"/>
          <table:table-cell office:value="0.009216110706329347" office:value-type="float"/>
          <table:table-cell office:value="0.0026492190361022943" office:value-type="float"/>
          <table:table-cell office:value="-0.00012073934078216629" office:value-type="float"/>
          <table:table-cell office:value="-0.000173152089118958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201062798500056" office:value-type="float"/>
          <table:table-cell office:value="0.06589634052471206" office:value-type="float"/>
          <table:table-cell office:value="45" office:value-type="float"/>
          <table:table-cell office:value="-0.002305110692977905" office:value-type="float"/>
          <table:table-cell office:value="-0.0036721014976501464" office:value-type="float"/>
          <table:table-cell office:value="0.009252285957336426" office:value-type="float"/>
          <table:table-cell office:value="0.002715867757797242" office:value-type="float"/>
          <table:table-cell office:value="-0.0001474380493164066" office:value-type="float"/>
          <table:table-cell office:value="-0.000107109546661376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6106169223785397" office:value-type="float"/>
          <table:table-cell office:value="0.0658963411263725" office:value-type="float"/>
          <table:table-cell office:value="46" office:value-type="float"/>
          <table:table-cell office:value="-0.0023035699129104617" office:value-type="float"/>
          <table:table-cell office:value="-0.0036809098720550536" office:value-type="float"/>
          <table:table-cell office:value="0.00925373315811157" office:value-type="float"/>
          <table:table-cell office:value="0.002717754840850831" office:value-type="float"/>
          <table:table-cell office:value="-0.0001507407426834112" office:value-type="float"/>
          <table:table-cell office:value="-9.489357471465995e-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939286947250362" office:value-type="float"/>
          <table:table-cell office:value="0.0658963409189035" office:value-type="float"/>
          <table:table-cell office:value="47" office:value-type="float"/>
          <table:table-cell office:value="-0.0024112647771835326" office:value-type="float"/>
          <table:table-cell office:value="-0.00362741231918335" office:value-type="float"/>
          <table:table-cell office:value="0.00927590847015381" office:value-type="float"/>
          <table:table-cell office:value="0.0027826523780822756" office:value-type="float"/>
          <table:table-cell office:value="-0.00014274358749389628" office:value-type="float"/>
          <table:table-cell office:value="-0.00016688227653503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791558623313898" office:value-type="float"/>
          <table:table-cell office:value="0.06589634074867284" office:value-type="float"/>
          <table:table-cell office:value="48" office:value-type="float"/>
          <table:table-cell office:value="-0.0024090814590454106" office:value-type="float"/>
          <table:table-cell office:value="-0.0036414086818695067" office:value-type="float"/>
          <table:table-cell office:value="0.009278159141540529" office:value-type="float"/>
          <table:table-cell office:value="0.0027857589721679687" office:value-type="float"/>
          <table:table-cell office:value="-0.00014765739440917962" office:value-type="float"/>
          <table:table-cell office:value="-0.000147728323936462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499086380004877" office:value-type="float"/>
          <table:table-cell office:value="0.06589635031885123" office:value-type="float"/>
          <table:table-cell office:value="49" office:value-type="float"/>
          <table:table-cell office:value="-0.0025912106037139894" office:value-type="float"/>
          <table:table-cell office:value="-0.003554103970527649" office:value-type="float"/>
          <table:table-cell office:value="0.009305956363677979" office:value-type="float"/>
          <table:table-cell office:value="0.002885973453521729" office:value-type="float"/>
          <table:table-cell office:value="-6.22653961181649e-05" office:value-type="float"/>
          <table:table-cell office:value="-0.00029247224330902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1524033367633819" office:value-type="float"/>
          <table:table-cell office:value="0.06589634067632412" office:value-type="float"/>
          <table:table-cell office:value="50" office:value-type="float"/>
          <table:table-cell office:value="-0.002587629556655884" office:value-type="float"/>
          <table:table-cell office:value="-0.003579115271568298" office:value-type="float"/>
          <table:table-cell office:value="0.009309802055358888" office:value-type="float"/>
          <table:table-cell office:value="0.0028915381431579585" office:value-type="float"/>
          <table:table-cell office:value="-7.057785987854039e-05" office:value-type="float"/>
          <table:table-cell office:value="-0.000258752703666686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95211482048035" office:value-type="float"/>
          <table:table-cell office:value="0.01488349556922912" office:value-type="float"/>
          <table:table-cell office:value="0.06589634139978838" office:value-type="float"/>
          <table:table-cell office:value="51" office:value-type="float"/>
          <table:table-cell office:value="-0.00280154824256897" office:value-type="float"/>
          <table:table-cell office:value="-0.003511673212051392" office:value-type="float"/>
          <table:table-cell office:value="0.009341509342193603" office:value-type="float"/>
          <table:table-cell office:value="0.0030076229572296147" office:value-type="float"/>
          <table:table-cell office:value="4.78851795196536e-05" office:value-type="float"/>
          <table:table-cell office:value="-0.00035683810710906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914497137069705" office:value-type="float"/>
          <table:table-cell office:value="0.01456797301769256" office:value-type="float"/>
          <table:table-cell office:value="0.06589634116148274" office:value-type="float"/>
          <table:table-cell office:value="52" office:value-type="float"/>
          <table:table-cell office:value="-0.0027966701984405515" office:value-type="float"/>
          <table:table-cell office:value="-0.0035427755117416384" office:value-type="float"/>
          <table:table-cell office:value="0.009345827102661132" office:value-type="float"/>
          <table:table-cell office:value="0.0030137443542480463" office:value-type="float"/>
          <table:table-cell office:value="3.7617683410644254e-05" office:value-type="float"/>
          <table:table-cell office:value="-0.000315522551536559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71597790718079" office:value-type="float"/>
          <table:table-cell office:value="0.01420190036296844" office:value-type="float"/>
          <table:table-cell office:value="0.06589634110083789" office:value-type="float"/>
          <table:table-cell office:value="53" office:value-type="float"/>
          <table:table-cell office:value="-0.0030139183998107912" office:value-type="float"/>
          <table:table-cell office:value="-0.0035171788930892945" office:value-type="float"/>
          <table:table-cell office:value="0.009376616477966308" office:value-type="float"/>
          <table:table-cell office:value="0.0031714451313018793" office:value-type="float"/>
          <table:table-cell office:value="0.00019851922988891636" office:value-type="float"/>
          <table:table-cell office:value="-0.00036607265472412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52929139137269" office:value-type="float"/>
          <table:table-cell office:value="0.01387876152992248" office:value-type="float"/>
          <table:table-cell office:value="0.0658963408746155" office:value-type="float"/>
          <table:table-cell office:value="54" office:value-type="float"/>
          <table:table-cell office:value="-0.003006925582885742" office:value-type="float"/>
          <table:table-cell office:value="-0.003549712896347046" office:value-type="float"/>
          <table:table-cell office:value="0.009380235671997071" office:value-type="float"/>
          <table:table-cell office:value="0.003175951242446899" office:value-type="float"/>
          <table:table-cell office:value="0.0001866865158081047" office:value-type="float"/>
          <table:table-cell office:value="-0.00032313883304595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9195441007614145" office:value-type="float"/>
          <table:table-cell office:value="0.013549429774284359" office:value-type="float"/>
          <table:table-cell office:value="0.06589634119180525" office:value-type="float"/>
          <table:table-cell office:value="55" office:value-type="float"/>
          <table:table-cell office:value="-0.003226637840270996" office:value-type="float"/>
          <table:table-cell office:value="-0.0035707449913024904" office:value-type="float"/>
          <table:table-cell office:value="0.009419333934783935" office:value-type="float"/>
          <table:table-cell office:value="0.0033506309986114508" office:value-type="float"/>
          <table:table-cell office:value="0.00033385038375854416" office:value-type="float"/>
          <table:table-cell office:value="-0.000329331755638121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887373685836793" office:value-type="float"/>
          <table:table-cell office:value="0.013259273171424862" office:value-type="float"/>
          <table:table-cell office:value="0.06589634100987059" office:value-type="float"/>
          <table:table-cell office:value="56" office:value-type="float"/>
          <table:table-cell office:value="-0.003218351602554321" office:value-type="float"/>
          <table:table-cell office:value="-0.0036004698276519776" office:value-type="float"/>
          <table:table-cell office:value="0.009421823024749755" office:value-type="float"/>
          <table:table-cell office:value="0.003352832794189454" office:value-type="float"/>
          <table:table-cell office:value="0.0003217041492462151" office:value-type="float"/>
          <table:table-cell office:value="-0.0002901566028594964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844069004058839" office:value-type="float"/>
          <table:table-cell office:value="0.01298025846481323" office:value-type="float"/>
          <table:table-cell office:value="0.06589634064600182" office:value-type="float"/>
          <table:table-cell office:value="57" office:value-type="float"/>
          <table:table-cell office:value="-0.0033885216712951664" office:value-type="float"/>
          <table:table-cell office:value="-0.003648771047592163" office:value-type="float"/>
          <table:table-cell office:value="0.009454765319824218" office:value-type="float"/>
          <table:table-cell office:value="0.003470038175582885" office:value-type="float"/>
          <table:table-cell office:value="0.00043304681777954143" office:value-type="float"/>
          <table:table-cell office:value="-0.00027901470661163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801944851875306" office:value-type="float"/>
          <table:table-cell office:value="0.012734733223915096" office:value-type="float"/>
          <table:table-cell office:value="0.06589634097527462" office:value-type="float"/>
          <table:table-cell office:value="58" office:value-type="float"/>
          <table:table-cell office:value="-0.0033797919750213623" office:value-type="float"/>
          <table:table-cell office:value="-0.0036743140220642087" office:value-type="float"/>
          <table:table-cell office:value="0.009456348419189452" office:value-type="float"/>
          <table:table-cell office:value="0.0034710395336151126" office:value-type="float"/>
          <table:table-cell office:value="0.0004212415218353277" office:value-type="float"/>
          <table:table-cell office:value="-0.00024552524089813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7495483160018934" office:value-type="float"/>
          <table:table-cell office:value="0.012505513429641719" office:value-type="float"/>
          <table:table-cell office:value="0.0658963409492258" office:value-type="float"/>
          <table:table-cell office:value="59" office:value-type="float"/>
          <table:table-cell office:value="-0.0035183799266815183" office:value-type="float"/>
          <table:table-cell office:value="-0.003753896951675415" office:value-type="float"/>
          <table:table-cell office:value="0.009485659599304199" office:value-type="float"/>
          <table:table-cell office:value="0.003556184768676758" office:value-type="float"/>
          <table:table-cell office:value="0.0005239653587341304" office:value-type="float"/>
          <table:table-cell office:value="-0.000229219794273377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-0.04698317766189576" office:value-type="float"/>
          <table:table-cell office:value="0.012305040955543514" office:value-type="float"/>
          <table:table-cell office:value="0.06589634079169648" office:value-type="float"/>
          <table:table-cell office:value="60" office:value-type="float"/>
          <table:table-cell office:value="-0.003509036898612976" office:value-type="float"/>
          <table:table-cell office:value="-0.003775709271430969" office:value-type="float"/>
          <table:table-cell office:value="0.00948642611503601" office:value-type="float"/>
          <table:table-cell office:value="0.003555247783660889" office:value-type="float"/>
          <table:table-cell office:value="0.0005123054981231688" office:value-type="float"/>
          <table:table-cell office:value="-0.0002004724740982053" office:value-type="float"/>
        </table:table-row>
      </table:table>
      <table:table table:name="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3575758934021" office:value-type="float"/>
          <table:table-cell office:value="0.004243371486663818" office:value-type="float"/>
          <table:table-cell office:value="0.009456268548965455" office:value-type="float"/>
          <table:table-cell office:value="-0.00010762095451354904" office:value-type="float"/>
          <table:table-cell office:value="0.00046423196792602477" office:value-type="float"/>
          <table:table-cell office:value="-0.0077698385715484625" office:value-type="float"/>
          <table:table-cell office:value="0.07696414006170127" office:value-type="float"/>
          <table:table-cell office:value="1" office:value-type="float"/>
          <table:table-cell office:value="-0.0073575758934021" office:value-type="float"/>
          <table:table-cell office:value="0.004243371486663818" office:value-type="float"/>
          <table:table-cell office:value="0.009456268548965455" office:value-type="float"/>
          <table:table-cell office:value="-0.00010762095451354904" office:value-type="float"/>
          <table:table-cell office:value="0.00046423196792602477" office:value-type="float"/>
          <table:table-cell office:value="-0.0077698385715484625" office:value-type="float"/>
        </table:table-row>
        <table:table-row>
          <table:table-cell office:value="-0.015354197025299072" office:value-type="float"/>
          <table:table-cell office:value="0.010000412464141847" office:value-type="float"/>
          <table:table-cell office:value="0.018989816904067994" office:value-type="float"/>
          <table:table-cell office:value="0.00030654072761535783" office:value-type="float"/>
          <table:table-cell office:value="0.003497432470321655" office:value-type="float"/>
          <table:table-cell office:value="-0.016343991160392764" office:value-type="float"/>
          <table:table-cell office:value="0.07199780918084152" office:value-type="float"/>
          <table:table-cell office:value="2" office:value-type="float"/>
          <table:table-cell office:value="-0.007996621131896973" office:value-type="float"/>
          <table:table-cell office:value="0.005757040977478029" office:value-type="float"/>
          <table:table-cell office:value="0.009533548355102539" office:value-type="float"/>
          <table:table-cell office:value="0.0004141616821289069" office:value-type="float"/>
          <table:table-cell office:value="0.00303320050239563" office:value-type="float"/>
          <table:table-cell office:value="-0.0085741525888443" office:value-type="float"/>
        </table:table-row>
        <table:table-row>
          <table:table-cell office:value="-0.023270966410636904" office:value-type="float"/>
          <table:table-cell office:value="0.014986629486083985" office:value-type="float"/>
          <table:table-cell office:value="0.028508642911911013" office:value-type="float"/>
          <table:table-cell office:value="0.00016146540641784855" office:value-type="float"/>
          <table:table-cell office:value="0.006325811147689819" office:value-type="float"/>
          <table:table-cell office:value="-0.02445963263511658" office:value-type="float"/>
          <table:table-cell office:value="0.06727531015175749" office:value-type="float"/>
          <table:table-cell office:value="3" office:value-type="float"/>
          <table:table-cell office:value="-0.00791676938533783" office:value-type="float"/>
          <table:table-cell office:value="0.0049862170219421385" office:value-type="float"/>
          <table:table-cell office:value="0.009518826007843017" office:value-type="float"/>
          <table:table-cell office:value="-0.00014507532119750928" office:value-type="float"/>
          <table:table-cell office:value="0.0028283786773681645" office:value-type="float"/>
          <table:table-cell office:value="-0.008115641474723816" office:value-type="float"/>
        </table:table-row>
        <table:table-row>
          <table:table-cell office:value="-0.031114837527275088" office:value-type="float"/>
          <table:table-cell office:value="0.019370132684707643" office:value-type="float"/>
          <table:table-cell office:value="0.038012987375259405" office:value-type="float"/>
          <table:table-cell office:value="-0.00043886601924896136" office:value-type="float"/>
          <table:table-cell office:value="0.008996731042861939" office:value-type="float"/>
          <table:table-cell office:value="-0.032139945030212405" office:value-type="float"/>
          <table:table-cell office:value="0.06274725220848933" office:value-type="float"/>
          <table:table-cell office:value="4" office:value-type="float"/>
          <table:table-cell office:value="-0.007843871116638184" office:value-type="float"/>
          <table:table-cell office:value="0.004383503198623658" office:value-type="float"/>
          <table:table-cell office:value="0.00950434446334839" office:value-type="float"/>
          <table:table-cell office:value="-0.0006003314256668099" office:value-type="float"/>
          <table:table-cell office:value="0.0026709198951721195" office:value-type="float"/>
          <table:table-cell office:value="-0.007680312395095826" office:value-type="float"/>
        </table:table-row>
        <table:table-row>
          <table:table-cell office:value="-0.038926457762718206" office:value-type="float"/>
          <table:table-cell office:value="0.022973709106445313" office:value-type="float"/>
          <table:table-cell office:value="0.047529789209365854" office:value-type="float"/>
          <table:table-cell office:value="-0.0015333527326583853" office:value-type="float"/>
          <table:table-cell office:value="0.011574305295944214" office:value-type="float"/>
          <table:table-cell office:value="-0.03922282695770264" office:value-type="float"/>
          <table:table-cell office:value="0.058460992171078" office:value-type="float"/>
          <table:table-cell office:value="5" office:value-type="float"/>
          <table:table-cell office:value="-0.0078116202354431155" office:value-type="float"/>
          <table:table-cell office:value="0.0036035764217376715" office:value-type="float"/>
          <table:table-cell office:value="0.009516801834106447" office:value-type="float"/>
          <table:table-cell office:value="-0.001094486713409424" office:value-type="float"/>
          <table:table-cell office:value="0.0025775742530822748" office:value-type="float"/>
          <table:table-cell office:value="-0.007082881927490235" office:value-type="float"/>
        </table:table-row>
        <table:table-row>
          <table:table-cell office:value="-0.04670605659484864" office:value-type="float"/>
          <table:table-cell office:value="0.026035776138305662" office:value-type="float"/>
          <table:table-cell office:value="0.05" office:value-type="float"/>
          <table:table-cell office:value="-0.003032405972480773" office:value-type="float"/>
          <table:table-cell office:value="0.014080531597137451" office:value-type="float"/>
          <table:table-cell office:value="-0.04578234672546387" office:value-type="float"/>
          <table:table-cell office:value="0.06635532943868322" office:value-type="float"/>
          <table:table-cell office:value="6" office:value-type="float"/>
          <table:table-cell office:value="-0.007779598832130433" office:value-type="float"/>
          <table:table-cell office:value="0.003062067031860351" office:value-type="float"/>
          <table:table-cell office:value="0.009520583152770995" office:value-type="float"/>
          <table:table-cell office:value="-0.0014990532398223878" office:value-type="float"/>
          <table:table-cell office:value="0.0025062263011932373" office:value-type="float"/>
          <table:table-cell office:value="-0.006559519767761231" office:value-type="float"/>
        </table:table-row>
        <table:table-row>
          <table:table-cell office:value="-0.05" office:value-type="float"/>
          <table:table-cell office:value="0.016813434958457947" office:value-type="float"/>
          <table:table-cell office:value="0.05" office:value-type="float"/>
          <table:table-cell office:value="0.0023290556669235234" office:value-type="float"/>
          <table:table-cell office:value="0.013298322558403014" office:value-type="float"/>
          <table:table-cell office:value="-0.037918961048126226" office:value-type="float"/>
          <table:table-cell office:value="0.02975946878179283" office:value-type="float"/>
          <table:table-cell office:value="7" office:value-type="float"/>
          <table:table-cell office:value="-0.0045398294925689696" office:value-type="float"/>
          <table:table-cell office:value="-0.009222341179847717" office:value-type="float"/>
          <table:table-cell office:value="0.009988604784011841" office:value-type="float"/>
          <table:table-cell office:value="0.0053614616394042965" office:value-type="float"/>
          <table:table-cell office:value="-0.0007822090387344365" office:value-type="float"/>
          <table:table-cell office:value="0.007863385677337647" office:value-type="float"/>
        </table:table-row>
        <table:table-row>
          <table:table-cell office:value="-0.05" office:value-type="float"/>
          <table:table-cell office:value="0.026182323098182678" office:value-type="float"/>
          <table:table-cell office:value="0.05" office:value-type="float"/>
          <table:table-cell office:value="0.00868402659893036" office:value-type="float"/>
          <table:table-cell office:value="0.02248786509037018" office:value-type="float"/>
          <table:table-cell office:value="-0.04787604570388795" office:value-type="float"/>
          <table:table-cell office:value="0.03784196168341677" office:value-type="float"/>
          <table:table-cell office:value="8" office:value-type="float"/>
          <table:table-cell office:value="-0.009951343536376953" office:value-type="float"/>
          <table:table-cell office:value="0.009368888139724732" office:value-type="float"/>
          <table:table-cell office:value="0.009998433589935301" office:value-type="float"/>
          <table:table-cell office:value="0.006354970932006836" office:value-type="float"/>
          <table:table-cell office:value="0.009189542531967165" office:value-type="float"/>
          <table:table-cell office:value="-0.009957084655761719" office:value-type="float"/>
        </table:table-row>
        <table:table-row>
          <table:table-cell office:value="-0.05" office:value-type="float"/>
          <table:table-cell office:value="0.03443386971950531" office:value-type="float"/>
          <table:table-cell office:value="0.05" office:value-type="float"/>
          <table:table-cell office:value="0.01327198088169098" office:value-type="float"/>
          <table:table-cell office:value="0.031249666810035708" office:value-type="float"/>
          <table:table-cell office:value="-0.05" office:value-type="float"/>
          <table:table-cell office:value="0.0620657605398883" office:value-type="float"/>
          <table:table-cell office:value="9" office:value-type="float"/>
          <table:table-cell office:value="-0.009893776178359985" office:value-type="float"/>
          <table:table-cell office:value="0.008251546621322632" office:value-type="float"/>
          <table:table-cell office:value="0.009996976852416994" office:value-type="float"/>
          <table:table-cell office:value="0.0045879542827606205" office:value-type="float"/>
          <table:table-cell office:value="0.008761801719665526" office:value-type="float"/>
          <table:table-cell office:value="-0.009773018956184388" office:value-type="float"/>
        </table:table-row>
        <table:table-row>
          <table:table-cell office:value="-0.05" office:value-type="float"/>
          <table:table-cell office:value="0.025259383916854856" office:value-type="float"/>
          <table:table-cell office:value="0.05" office:value-type="float"/>
          <table:table-cell office:value="0.018338887095451357" office:value-type="float"/>
          <table:table-cell office:value="0.030905755758285525" office:value-type="float"/>
          <table:table-cell office:value="-0.0423336148262024" office:value-type="float"/>
          <table:table-cell office:value="-0.009343204704665459" office:value-type="float"/>
          <table:table-cell office:value="10" office:value-type="float"/>
          <table:table-cell office:value="-0.004614526629447937" office:value-type="float"/>
          <table:table-cell office:value="-0.009174485802650453" office:value-type="float"/>
          <table:table-cell office:value="0.009984078407287598" office:value-type="float"/>
          <table:table-cell office:value="0.005066906213760377" office:value-type="float"/>
          <table:table-cell office:value="-0.00034391105175018283" office:value-type="float"/>
          <table:table-cell office:value="0.007666385173797608" office:value-type="float"/>
        </table:table-row>
        <table:table-row>
          <table:table-cell office:value="-0.05" office:value-type="float"/>
          <table:table-cell office:value="0.03339858055114746" office:value-type="float"/>
          <table:table-cell office:value="0.05" office:value-type="float"/>
          <table:table-cell office:value="0.026740750670433043" office:value-type="float"/>
          <table:table-cell office:value="0.04055950522422791" office:value-type="float"/>
          <table:table-cell office:value="-0.05" office:value-type="float"/>
          <table:table-cell office:value="0.04525390195576806" office:value-type="float"/>
          <table:table-cell office:value="11" office:value-type="float"/>
          <table:table-cell office:value="-0.00997070074081421" office:value-type="float"/>
          <table:table-cell office:value="0.008139196634292604" office:value-type="float"/>
          <table:table-cell office:value="0.009999995231628417" office:value-type="float"/>
          <table:table-cell office:value="0.008401863574981688" office:value-type="float"/>
          <table:table-cell office:value="0.009653749465942383" office:value-type="float"/>
          <table:table-cell office:value="-0.009952958226203918" office:value-type="float"/>
        </table:table-row>
        <table:table-row>
          <table:table-cell office:value="-0.05" office:value-type="float"/>
          <table:table-cell office:value="0.026577341556549068" office:value-type="float"/>
          <table:table-cell office:value="0.05" office:value-type="float"/>
          <table:table-cell office:value="0.0341768342256546" office:value-type="float"/>
          <table:table-cell office:value="0.04610303759574891" office:value-type="float"/>
          <table:table-cell office:value="-0.05" office:value-type="float"/>
          <table:table-cell office:value="0.06373109723054617" office:value-type="float"/>
          <table:table-cell office:value="12" office:value-type="float"/>
          <table:table-cell office:value="-0.00826453447341919" office:value-type="float"/>
          <table:table-cell office:value="-0.006821238994598388" office:value-type="float"/>
          <table:table-cell office:value="0.009993174076080321" office:value-type="float"/>
          <table:table-cell office:value="0.0074360835552215575" office:value-type="float"/>
          <table:table-cell office:value="0.005543532371520997" office:value-type="float"/>
          <table:table-cell office:value="-0.0015772008895874028" office:value-type="float"/>
        </table:table-row>
        <table:table-row>
          <table:table-cell office:value="-0.05" office:value-type="float"/>
          <table:table-cell office:value="0.017708812952041623" office:value-type="float"/>
          <table:table-cell office:value="0.05" office:value-type="float"/>
          <table:table-cell office:value="0.039346352219581604" office:value-type="float"/>
          <table:table-cell office:value="0.047093174457550055" office:value-type="float"/>
          <table:table-cell office:value="-0.04376274108886719" office:value-type="float"/>
          <table:table-cell office:value="0.04407810746362279" office:value-type="float"/>
          <table:table-cell office:value="13" office:value-type="float"/>
          <table:table-cell office:value="-0.005532534122467041" office:value-type="float"/>
          <table:table-cell office:value="-0.008868528604507446" office:value-type="float"/>
          <table:table-cell office:value="0.009982553720474243" office:value-type="float"/>
          <table:table-cell office:value="0.005169517993927002" office:value-type="float"/>
          <table:table-cell office:value="0.000990136861801147" office:value-type="float"/>
          <table:table-cell office:value="0.006237258911132812" office:value-type="float"/>
        </table:table-row>
        <table:table-row>
          <table:table-cell office:value="-0.05" office:value-type="float"/>
          <table:table-cell office:value="0.020745061635971066" office:value-type="float"/>
          <table:table-cell office:value="0.05" office:value-type="float"/>
          <table:table-cell office:value="0.03823768496513367" office:value-type="float"/>
          <table:table-cell office:value="0.05" office:value-type="float"/>
          <table:table-cell office:value="-0.05" office:value-type="float"/>
          <table:table-cell office:value="0.022857079653785223" office:value-type="float"/>
          <table:table-cell office:value="14" office:value-type="float"/>
          <table:table-cell office:value="-0.009768233299255372" office:value-type="float"/>
          <table:table-cell office:value="0.0030362486839294427" office:value-type="float"/>
          <table:table-cell office:value="0.00999962329864502" office:value-type="float"/>
          <table:table-cell office:value="-0.0011086672544479374" office:value-type="float"/>
          <table:table-cell office:value="0.0035824477672576904" office:value-type="float"/>
          <table:table-cell office:value="-0.00843047022819519" office:value-type="float"/>
        </table:table-row>
        <table:table-row>
          <table:table-cell office:value="-0.05" office:value-type="float"/>
          <table:table-cell office:value="0.028353549242019653" office:value-type="float"/>
          <table:table-cell office:value="0.05" office:value-type="float"/>
          <table:table-cell office:value="0.04199033617973328" office:value-type="float"/>
          <table:table-cell office:value="0.05" office:value-type="float"/>
          <table:table-cell office:value="-0.05" office:value-type="float"/>
          <table:table-cell office:value="0.0629431072762869" office:value-type="float"/>
          <table:table-cell office:value="15" office:value-type="float"/>
          <table:table-cell office:value="-0.00985026776790619" office:value-type="float"/>
          <table:table-cell office:value="0.007608487606048585" office:value-type="float"/>
          <table:table-cell office:value="0.009999799728393556" office:value-type="float"/>
          <table:table-cell office:value="0.00375265121459961" office:value-type="float"/>
          <table:table-cell office:value="0.008643587827682495" office:value-type="float"/>
          <table:table-cell office:value="-0.0097542542219162" office:value-type="float"/>
        </table:table-row>
        <table:table-row>
          <table:table-cell office:value="-0.05" office:value-type="float"/>
          <table:table-cell office:value="0.019618255496025083" office:value-type="float"/>
          <table:table-cell office:value="0.05" office:value-type="float"/>
          <table:table-cell office:value="0.047196636199951174" office:value-type="float"/>
          <table:table-cell office:value="0.05" office:value-type="float"/>
          <table:table-cell office:value="-0.04435916900634766" office:value-type="float"/>
          <table:table-cell office:value="0.023381458084401778" office:value-type="float"/>
          <table:table-cell office:value="16" office:value-type="float"/>
          <table:table-cell office:value="-0.005955359935760498" office:value-type="float"/>
          <table:table-cell office:value="-0.008735293745994568" office:value-type="float"/>
          <table:table-cell office:value="0.009981361627578735" office:value-type="float"/>
          <table:table-cell office:value="0.005206300020217896" office:value-type="float"/>
          <table:table-cell office:value="0.001478855609893798" office:value-type="float"/>
          <table:table-cell office:value="0.005640830993652342" office:value-type="float"/>
        </table:table-row>
        <table:table-row>
          <table:table-cell office:value="-0.05" office:value-type="float"/>
          <table:table-cell office:value="0.027821107506752013" office:value-type="float"/>
          <table:table-cell office:value="0.05" office:value-type="float"/>
          <table:table-cell office:value="0.049964922666549685" office:value-type="float"/>
          <table:table-cell office:value="0.05" office:value-type="float"/>
          <table:table-cell office:value="-0.05" office:value-type="float"/>
          <table:table-cell office:value="0.03499061652578896" office:value-type="float"/>
          <table:table-cell office:value="17" office:value-type="float"/>
          <table:table-cell office:value="-0.00985217273235321" office:value-type="float"/>
          <table:table-cell office:value="0.008202852010726928" office:value-type="float"/>
          <table:table-cell office:value="0.009999752044677736" office:value-type="float"/>
          <table:table-cell office:value="0.0027682864665985116" office:value-type="float"/>
          <table:table-cell office:value="0.008469161987304687" office:value-type="float"/>
          <table:table-cell office:value="-0.009807584881782532" office:value-type="float"/>
        </table:table-row>
        <table:table-row>
          <table:table-cell office:value="-0.05" office:value-type="float"/>
          <table:table-cell office:value="0.03507441580295562" office:value-type="float"/>
          <table:table-cell office:value="0.05" office:value-type="float"/>
          <table:table-cell office:value="0.04478370785713196" office:value-type="float"/>
          <table:table-cell office:value="0.05" office:value-type="float"/>
          <table:table-cell office:value="-0.05" office:value-type="float"/>
          <table:table-cell office:value="0.06076262673407572" office:value-type="float"/>
          <table:table-cell office:value="18" office:value-type="float"/>
          <table:table-cell office:value="-0.0099971604347229" office:value-type="float"/>
          <table:table-cell office:value="0.007253308296203612" office:value-type="float"/>
          <table:table-cell office:value="0.01" office:value-type="float"/>
          <table:table-cell office:value="-0.005181214809417725" office:value-type="float"/>
          <table:table-cell office:value="0.00901369571685791" office:value-type="float"/>
          <table:table-cell office:value="-0.009845564961433411" office:value-type="float"/>
        </table:table-row>
        <table:table-row>
          <table:table-cell office:value="-0.05" office:value-type="float"/>
          <table:table-cell office:value="0.02637317955493926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021886825561526" office:value-type="float"/>
          <table:table-cell office:value="0.0632462290149666" office:value-type="float"/>
          <table:table-cell office:value="19" office:value-type="float"/>
          <table:table-cell office:value="-0.006939607858657837" office:value-type="float"/>
          <table:table-cell office:value="-0.008701236248016359" office:value-type="float"/>
          <table:table-cell office:value="0.009986102581024172" office:value-type="float"/>
          <table:table-cell office:value="0.0055236065387725825" office:value-type="float"/>
          <table:table-cell office:value="0.0020778834819793705" office:value-type="float"/>
          <table:table-cell office:value="0.004978113174438477" office:value-type="float"/>
        </table:table-row>
        <table:table-row>
          <table:table-cell office:value="-0.05" office:value-type="float"/>
          <table:table-cell office:value="0.01794355332851409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598062276840215" office:value-type="float"/>
          <table:table-cell office:value="0.023770031114920362" office:value-type="float"/>
          <table:table-cell office:value="20" office:value-type="float"/>
          <table:table-cell office:value="-0.006654185056686402" office:value-type="float"/>
          <table:table-cell office:value="-0.008429626226425171" office:value-type="float"/>
          <table:table-cell office:value="0.009977387189865112" office:value-type="float"/>
          <table:table-cell office:value="0.0052820265293121345" office:value-type="float"/>
          <table:table-cell office:value="0.0019788706302642824" office:value-type="float"/>
          <table:table-cell office:value="0.004423824548721313" office:value-type="float"/>
        </table:table-row>
        <table:table-row>
          <table:table-cell office:value="-0.05" office:value-type="float"/>
          <table:table-cell office:value="0.026789692044258108" office:value-type="float"/>
          <table:table-cell office:value="0.05" office:value-type="float"/>
          <table:table-cell office:value="0.0485234409570694" office:value-type="float"/>
          <table:table-cell office:value="0.05" office:value-type="float"/>
          <table:table-cell office:value="-0.05" office:value-type="float"/>
          <table:table-cell office:value="0.06316024976484835" office:value-type="float"/>
          <table:table-cell office:value="21" office:value-type="float"/>
          <table:table-cell office:value="-0.009796361327171326" office:value-type="float"/>
          <table:table-cell office:value="0.008846138715744018" office:value-type="float"/>
          <table:table-cell office:value="0.009999675750732422" office:value-type="float"/>
          <table:table-cell office:value="-0.0014765590429306023" office:value-type="float"/>
          <table:table-cell office:value="0.004417111873626709" office:value-type="float"/>
          <table:table-cell office:value="-0.009884289503097535" office:value-type="float"/>
        </table:table-row>
        <table:table-row>
          <table:table-cell office:value="-0.05" office:value-type="float"/>
          <table:table-cell office:value="0.0182330840826034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54761171340943" office:value-type="float"/>
          <table:table-cell office:value="0.004928624948417351" office:value-type="float"/>
          <table:table-cell office:value="22" office:value-type="float"/>
          <table:table-cell office:value="-0.0071715044975280764" office:value-type="float"/>
          <table:table-cell office:value="-0.008556607961654663" office:value-type="float"/>
          <table:table-cell office:value="0.00998352527618408" office:value-type="float"/>
          <table:table-cell office:value="0.005528304576873779" office:value-type="float"/>
          <table:table-cell office:value="0.0021092891693115234" office:value-type="float"/>
          <table:table-cell office:value="0.004452388286590576" office:value-type="float"/>
        </table:table-row>
        <table:table-row>
          <table:table-cell office:value="-0.05" office:value-type="float"/>
          <table:table-cell office:value="0.027331385016441334" office:value-type="float"/>
          <table:table-cell office:value="0.05" office:value-type="float"/>
          <table:table-cell office:value="0.04420807123184205" office:value-type="float"/>
          <table:table-cell office:value="0.05" office:value-type="float"/>
          <table:table-cell office:value="-0.05" office:value-type="float"/>
          <table:table-cell office:value="0.06316021466631012" office:value-type="float"/>
          <table:table-cell office:value="23" office:value-type="float"/>
          <table:table-cell office:value="-0.009999995231628419" office:value-type="float"/>
          <table:table-cell office:value="0.00909830093383789" office:value-type="float"/>
          <table:table-cell office:value="0.01" office:value-type="float"/>
          <table:table-cell office:value="-0.005791928768157959" office:value-type="float"/>
          <table:table-cell office:value="0.009674477577209474" office:value-type="float"/>
          <table:table-cell office:value="-0.009995328187942505" office:value-type="float"/>
        </table:table-row>
        <table:table-row>
          <table:table-cell office:value="-0.05" office:value-type="float"/>
          <table:table-cell office:value="0.01866004288196562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59576034545899" office:value-type="float"/>
          <table:table-cell office:value="0.026863598405086855" office:value-type="float"/>
          <table:table-cell office:value="24" office:value-type="float"/>
          <table:table-cell office:value="-0.0076282846927642825" office:value-type="float"/>
          <table:table-cell office:value="-0.008671342134475709" office:value-type="float"/>
          <table:table-cell office:value="0.009987964630126954" office:value-type="float"/>
          <table:table-cell office:value="0.005807578563690187" office:value-type="float"/>
          <table:table-cell office:value="0.002154819965362549" office:value-type="float"/>
          <table:table-cell office:value="0.004404239654541016" office:value-type="float"/>
        </table:table-row>
        <table:table-row>
          <table:table-cell office:value="-0.05" office:value-type="float"/>
          <table:table-cell office:value="0.027086873650550833" office:value-type="float"/>
          <table:table-cell office:value="0.05" office:value-type="float"/>
          <table:table-cell office:value="0.04708978056907654" office:value-type="float"/>
          <table:table-cell office:value="0.048926311731338504" office:value-type="float"/>
          <table:table-cell office:value="-0.05" office:value-type="float"/>
          <table:table-cell office:value="0.06312722470734357" office:value-type="float"/>
          <table:table-cell office:value="25" office:value-type="float"/>
          <table:table-cell office:value="-0.00979461967945099" office:value-type="float"/>
          <table:table-cell office:value="0.008426830768585204" office:value-type="float"/>
          <table:table-cell office:value="0.009999696016311647" office:value-type="float"/>
          <table:table-cell office:value="-0.002910219430923462" office:value-type="float"/>
          <table:table-cell office:value="-0.001073688268661499" office:value-type="float"/>
          <table:table-cell office:value="-0.00984430432319641" office:value-type="float"/>
        </table:table-row>
        <table:table-row>
          <table:table-cell office:value="-0.05" office:value-type="float"/>
          <table:table-cell office:value="0.0184791398048400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597891688346863" office:value-type="float"/>
          <table:table-cell office:value="0.03626374667978559" office:value-type="float"/>
          <table:table-cell office:value="26" office:value-type="float"/>
          <table:table-cell office:value="-0.007867425680160522" office:value-type="float"/>
          <table:table-cell office:value="-0.008607733845710754" office:value-type="float"/>
          <table:table-cell office:value="0.009987831115722658" office:value-type="float"/>
          <table:table-cell office:value="0.005875577926635742" office:value-type="float"/>
          <table:table-cell office:value="0.002092757225036622" office:value-type="float"/>
          <table:table-cell office:value="0.004021083116531371" office:value-type="float"/>
        </table:table-row>
        <table:table-row>
          <table:table-cell office:value="-0.05" office:value-type="float"/>
          <table:table-cell office:value="0.017810518741607655" office:value-type="float"/>
          <table:table-cell office:value="0.05" office:value-type="float"/>
          <table:table-cell office:value="0.05" office:value-type="float"/>
          <table:table-cell office:value="0.047439494132995606" office:value-type="float"/>
          <table:table-cell office:value="-0.05" office:value-type="float"/>
          <table:table-cell office:value="0.019693666828911383" office:value-type="float"/>
          <table:table-cell office:value="27" office:value-type="float"/>
          <table:table-cell office:value="-0.009517375230789184" office:value-type="float"/>
          <table:table-cell office:value="-0.0006686210632324222" office:value-type="float"/>
          <table:table-cell office:value="0.009998474121093752" office:value-type="float"/>
          <table:table-cell office:value="0.0006629526615142822" office:value-type="float"/>
          <table:table-cell office:value="-0.0025605058670043947" office:value-type="float"/>
          <table:table-cell office:value="-0.007253112196922302" office:value-type="float"/>
        </table:table-row>
        <table:table-row>
          <table:table-cell office:value="-0.05" office:value-type="float"/>
          <table:table-cell office:value="0.026430665254592887" office:value-type="float"/>
          <table:table-cell office:value="0.05" office:value-type="float"/>
          <table:table-cell office:value="0.04705346822738648" office:value-type="float"/>
          <table:table-cell office:value="0.04410109281539917" office:value-type="float"/>
          <table:table-cell office:value="-0.05" office:value-type="float"/>
          <table:table-cell office:value="-0.07999936746539192" office:value-type="float"/>
          <table:table-cell office:value="28" office:value-type="float"/>
          <table:table-cell office:value="-0.009885406494140625" office:value-type="float"/>
          <table:table-cell office:value="0.008620146512985231" office:value-type="float"/>
          <table:table-cell office:value="0.00999990940093994" office:value-type="float"/>
          <table:table-cell office:value="-0.0029465317726135257" office:value-type="float"/>
          <table:table-cell office:value="-0.0033384013175964357" office:value-type="float"/>
          <table:table-cell office:value="-0.009908380508422852" office:value-type="float"/>
        </table:table-row>
        <table:table-row>
          <table:table-cell office:value="-0.05" office:value-type="float"/>
          <table:table-cell office:value="0.036430617570877066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01309236005312" office:value-type="float"/>
          <table:table-cell office:value="29" office:value-type="float"/>
          <table:table-cell office:value="-0.01" office:value-type="float"/>
          <table:table-cell office:value="0.00999995231628418" office:value-type="float"/>
          <table:table-cell office:value="0.01" office:value-type="float"/>
          <table:table-cell office:value="0.009689582586288452" office:value-type="float"/>
          <table:table-cell office:value="0.009997687339782716" office:value-type="float"/>
          <table:table-cell office:value="-0.01" office:value-type="float"/>
        </table:table-row>
        <table:table-row>
          <table:table-cell office:value="-0.05" office:value-type="float"/>
          <table:table-cell office:value="0.027872444987297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53824806213379" office:value-type="float"/>
          <table:table-cell office:value="0.00983241698650008" office:value-type="float"/>
          <table:table-cell office:value="30" office:value-type="float"/>
          <table:table-cell office:value="-0.00835870623588562" office:value-type="float"/>
          <table:table-cell office:value="-0.008558172583580017" office:value-type="float"/>
          <table:table-cell office:value="0.009990680217742921" office:value-type="float"/>
          <table:table-cell office:value="0.005994049310684204" office:value-type="float"/>
          <table:table-cell office:value="0.001971540451049804" office:value-type="float"/>
          <table:table-cell office:value="0.003461751937866211" office:value-type="float"/>
        </table:table-row>
        <table:table-row>
          <table:table-cell office:value="-0.05" office:value-type="float"/>
          <table:table-cell office:value="0.03763615310192107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5972824026563482" office:value-type="float"/>
          <table:table-cell office:value="31" office:value-type="float"/>
          <table:table-cell office:value="-0.009994224905967712" office:value-type="float"/>
          <table:table-cell office:value="0.009763708114624023" office:value-type="float"/>
          <table:table-cell office:value="0.009999977350234985" office:value-type="float"/>
          <table:table-cell office:value="0.005690442323684692" office:value-type="float"/>
          <table:table-cell office:value="0.009581429958343506" office:value-type="float"/>
          <table:table-cell office:value="-0.00999161958694458" office:value-type="float"/>
        </table:table-row>
        <table:table-row>
          <table:table-cell office:value="-0.05" office:value-type="float"/>
          <table:table-cell office:value="0.02910680055618285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53343677520752" office:value-type="float"/>
          <table:table-cell office:value="0.03312293641630119" office:value-type="float"/>
          <table:table-cell office:value="32" office:value-type="float"/>
          <table:table-cell office:value="-0.008526378870010376" office:value-type="float"/>
          <table:table-cell office:value="-0.00852935254573822" office:value-type="float"/>
          <table:table-cell office:value="0.009991576671600342" office:value-type="float"/>
          <table:table-cell office:value="0.006042190790176391" office:value-type="float"/>
          <table:table-cell office:value="0.0019465637207031258" office:value-type="float"/>
          <table:table-cell office:value="0.0034665632247924804" office:value-type="float"/>
        </table:table-row>
        <table:table-row>
          <table:table-cell office:value="-0.05" office:value-type="float"/>
          <table:table-cell office:value="0.035633807182312" office:value-type="float"/>
          <table:table-cell office:value="0.05" office:value-type="float"/>
          <table:table-cell office:value="0.04838794410228729" office:value-type="float"/>
          <table:table-cell office:value="0.04964803576469422" office:value-type="float"/>
          <table:table-cell office:value="-0.05" office:value-type="float"/>
          <table:table-cell office:value="0.06044967504130739" office:value-type="float"/>
          <table:table-cell office:value="33" office:value-type="float"/>
          <table:table-cell office:value="-0.009477586746215821" office:value-type="float"/>
          <table:table-cell office:value="0.006527006626129152" office:value-type="float"/>
          <table:table-cell office:value="0.009998717308044433" office:value-type="float"/>
          <table:table-cell office:value="-0.0016120558977127074" office:value-type="float"/>
          <table:table-cell office:value="-0.00035196423530578676" office:value-type="float"/>
          <table:table-cell office:value="-0.009295547008514404" office:value-type="float"/>
        </table:table-row>
        <table:table-row>
          <table:table-cell office:value="-0.05" office:value-type="float"/>
          <table:table-cell office:value="0.02709224283695219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61029052734375" office:value-type="float"/>
          <table:table-cell office:value="0.06410679566327321" office:value-type="float"/>
          <table:table-cell office:value="34" office:value-type="float"/>
          <table:table-cell office:value="-0.008670334815979005" office:value-type="float"/>
          <table:table-cell office:value="-0.008541564345359803" office:value-type="float"/>
          <table:table-cell office:value="0.00999250292778015" office:value-type="float"/>
          <table:table-cell office:value="0.006207845211029054" office:value-type="float"/>
          <table:table-cell office:value="0.002026137113571167" office:value-type="float"/>
          <table:table-cell office:value="0.0038970947265624997" office:value-type="float"/>
        </table:table-row>
        <table:table-row>
          <table:table-cell office:value="-0.05" office:value-type="float"/>
          <table:table-cell office:value="0.01853479921817778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089027404785156" office:value-type="float"/>
          <table:table-cell office:value="0.019279081792554303" office:value-type="float"/>
          <table:table-cell office:value="35" office:value-type="float"/>
          <table:table-cell office:value="-0.008566844463348388" office:value-type="float"/>
          <table:table-cell office:value="-0.008557443618774415" office:value-type="float"/>
          <table:table-cell office:value="0.009989484548568727" office:value-type="float"/>
          <table:table-cell office:value="0.005652734041213988" office:value-type="float"/>
          <table:table-cell office:value="0.0017953360080718989" office:value-type="float"/>
          <table:table-cell office:value="0.005212631225585938" office:value-type="float"/>
        </table:table-row>
        <table:table-row>
          <table:table-cell office:value="-0.05" office:value-type="float"/>
          <table:table-cell office:value="0.0242281895875930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6381689095383332" office:value-type="float"/>
          <table:table-cell office:value="36" office:value-type="float"/>
          <table:table-cell office:value="-0.00990588366985321" office:value-type="float"/>
          <table:table-cell office:value="0.005693390369415284" office:value-type="float"/>
          <table:table-cell office:value="0.009999887943267822" office:value-type="float"/>
          <table:table-cell office:value="0.003951747417449952" office:value-type="float"/>
          <table:table-cell office:value="0.007553988695144653" office:value-type="float"/>
          <table:table-cell office:value="-0.009406574964523316" office:value-type="float"/>
        </table:table-row>
        <table:table-row>
          <table:table-cell office:value="-0.05" office:value-type="float"/>
          <table:table-cell office:value="0.01569369673728941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4916898012161255" office:value-type="float"/>
          <table:table-cell office:value="0.03637090887472372" office:value-type="float"/>
          <table:table-cell office:value="37" office:value-type="float"/>
          <table:table-cell office:value="-0.008777790069580078" office:value-type="float"/>
          <table:table-cell office:value="-0.00853449285030365" office:value-type="float"/>
          <table:table-cell office:value="0.009992051124572755" office:value-type="float"/>
          <table:table-cell office:value="0.006698970794677734" office:value-type="float"/>
          <table:table-cell office:value="0.002521339654922485" office:value-type="float"/>
          <table:table-cell office:value="0.005083101987838744" office:value-type="float"/>
        </table:table-row>
        <table:table-row>
          <table:table-cell office:value="-0.05" office:value-type="float"/>
          <table:table-cell office:value="0.01711973667144774" office:value-type="float"/>
          <table:table-cell office:value="0.05" office:value-type="float"/>
          <table:table-cell office:value="0.05" office:value-type="float"/>
          <table:table-cell office:value="0.04788899183273316" office:value-type="float"/>
          <table:table-cell office:value="-0.05" office:value-type="float"/>
          <table:table-cell office:value="0.04492928797397261" office:value-type="float"/>
          <table:table-cell office:value="38" office:value-type="float"/>
          <table:table-cell office:value="-0.009424946904182434" office:value-type="float"/>
          <table:table-cell office:value="0.0014260399341583258" office:value-type="float"/>
          <table:table-cell office:value="0.009997966289520264" office:value-type="float"/>
          <table:table-cell office:value="0.0014995050430297845" office:value-type="float"/>
          <table:table-cell office:value="-0.0021110081672668455" office:value-type="float"/>
          <table:table-cell office:value="-0.006681309342384339" office:value-type="float"/>
        </table:table-row>
        <table:table-row>
          <table:table-cell office:value="-0.05" office:value-type="float"/>
          <table:table-cell office:value="0.0210864496231079" office:value-type="float"/>
          <table:table-cell office:value="0.05" office:value-type="float"/>
          <table:table-cell office:value="0.05" office:value-type="float"/>
          <table:table-cell office:value="0.04807553052902222" office:value-type="float"/>
          <table:table-cell office:value="-0.05" office:value-type="float"/>
          <table:table-cell office:value="0.054419488776902475" office:value-type="float"/>
          <table:table-cell office:value="39" office:value-type="float"/>
          <table:table-cell office:value="-0.00907700002193451" office:value-type="float"/>
          <table:table-cell office:value="0.003966712951660156" office:value-type="float"/>
          <table:table-cell office:value="0.009996006488800049" office:value-type="float"/>
          <table:table-cell office:value="0.00012309789657592718" office:value-type="float"/>
          <table:table-cell office:value="0.00018653869628906285" office:value-type="float"/>
          <table:table-cell office:value="-0.007076815366744996" office:value-type="float"/>
        </table:table-row>
        <table:table-row>
          <table:table-cell office:value="-0.05" office:value-type="float"/>
          <table:table-cell office:value="0.01503808856010435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855441451072693" office:value-type="float"/>
          <table:table-cell office:value="0.045247174195031416" office:value-type="float"/>
          <table:table-cell office:value="40" office:value-type="float"/>
          <table:table-cell office:value="-0.008738436102867127" office:value-type="float"/>
          <table:table-cell office:value="-0.00604836106300354" office:value-type="float"/>
          <table:table-cell office:value="0.009992434978485109" office:value-type="float"/>
          <table:table-cell office:value="0.005865331888198851" office:value-type="float"/>
          <table:table-cell office:value="0.0024472188949584955" office:value-type="float"/>
          <table:table-cell office:value="0.001445585489273071" office:value-type="float"/>
        </table:table-row>
        <table:table-row>
          <table:table-cell office:value="-0.05" office:value-type="float"/>
          <table:table-cell office:value="0.01917619585990904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4300815093900668" office:value-type="float"/>
          <table:table-cell office:value="41" office:value-type="float"/>
          <table:table-cell office:value="-0.009322702288627624" office:value-type="float"/>
          <table:table-cell office:value="0.004138107299804688" office:value-type="float"/>
          <table:table-cell office:value="0.009997587203979494" office:value-type="float"/>
          <table:table-cell office:value="0.0006625795364379877" office:value-type="float"/>
          <table:table-cell office:value="0.000638149976730347" office:value-type="float"/>
          <table:table-cell office:value="-0.0066529977321624755" office:value-type="float"/>
        </table:table-row>
        <table:table-row>
          <table:table-cell office:value="-0.05" office:value-type="float"/>
          <table:table-cell office:value="0.02051361918449400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5" office:value-type="float"/>
          <table:table-cell office:value="0.02041870093954814" office:value-type="float"/>
          <table:table-cell office:value="42" office:value-type="float"/>
          <table:table-cell office:value="-0.009895585775375366" office:value-type="float"/>
          <table:table-cell office:value="0.0013374233245849604" office:value-type="float"/>
          <table:table-cell office:value="0.00999987840652466" office:value-type="float"/>
          <table:table-cell office:value="0.0023377156257629404" office:value-type="float"/>
          <table:table-cell office:value="0.004847221374511719" office:value-type="float"/>
          <table:table-cell office:value="-0.004822614192962647" office:value-type="float"/>
        </table:table-row>
        <table:table-row>
          <table:table-cell office:value="-0.05" office:value-type="float"/>
          <table:table-cell office:value="0.028715536594390856" office:value-type="float"/>
          <table:table-cell office:value="0.05" office:value-type="float"/>
          <table:table-cell office:value="0.0453369951248169" office:value-type="float"/>
          <table:table-cell office:value="0.05" office:value-type="float"/>
          <table:table-cell office:value="-0.05" office:value-type="float"/>
          <table:table-cell office:value="0.03572635338280554" office:value-type="float"/>
          <table:table-cell office:value="43" office:value-type="float"/>
          <table:table-cell office:value="-0.00999995470046997" office:value-type="float"/>
          <table:table-cell office:value="0.00820191740989685" office:value-type="float"/>
          <table:table-cell office:value="0.01" office:value-type="float"/>
          <table:table-cell office:value="-0.004663004875183106" office:value-type="float"/>
          <table:table-cell office:value="0.009615609645843506" office:value-type="float"/>
          <table:table-cell office:value="-0.009577404856681824" office:value-type="float"/>
        </table:table-row>
        <table:table-row>
          <table:table-cell office:value="-0.05" office:value-type="float"/>
          <table:table-cell office:value="0.035540914535522446" office:value-type="float"/>
          <table:table-cell office:value="0.05" office:value-type="float"/>
          <table:table-cell office:value="0.041224175691604616" office:value-type="float"/>
          <table:table-cell office:value="0.05" office:value-type="float"/>
          <table:table-cell office:value="-0.05" office:value-type="float"/>
          <table:table-cell office:value="0.06047865934384558" office:value-type="float"/>
          <table:table-cell office:value="44" office:value-type="float"/>
          <table:table-cell office:value="-0.009996089935302734" office:value-type="float"/>
          <table:table-cell office:value="0.006825377941131592" office:value-type="float"/>
          <table:table-cell office:value="0.009999994039535524" office:value-type="float"/>
          <table:table-cell office:value="-0.0041128194332122805" office:value-type="float"/>
          <table:table-cell office:value="0.00853745222091675" office:value-type="float"/>
          <table:table-cell office:value="-0.0090018230676651" office:value-type="float"/>
        </table:table-row>
        <table:table-row>
          <table:table-cell office:value="-0.05" office:value-type="float"/>
          <table:table-cell office:value="0.026394372582435592" office:value-type="float"/>
          <table:table-cell office:value="0.05" office:value-type="float"/>
          <table:table-cell office:value="0.049345036745071416" office:value-type="float"/>
          <table:table-cell office:value="0.05" office:value-type="float"/>
          <table:table-cell office:value="-0.04202599406242371" office:value-type="float"/>
          <table:table-cell office:value="0.06321880573190891" office:value-type="float"/>
          <table:table-cell office:value="45" office:value-type="float"/>
          <table:table-cell office:value="-0.009206745028495788" office:value-type="float"/>
          <table:table-cell office:value="-0.009146541953086854" office:value-type="float"/>
          <table:table-cell office:value="0.009996740818023682" office:value-type="float"/>
          <table:table-cell office:value="0.008120861053466799" office:value-type="float"/>
          <table:table-cell office:value="0.004847232103347778" office:value-type="float"/>
          <table:table-cell office:value="0.007974005937576295" office:value-type="float"/>
        </table:table-row>
        <table:table-row>
          <table:table-cell office:value="-0.05" office:value-type="float"/>
          <table:table-cell office:value="0.01754062056541441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4628318548202516" office:value-type="float"/>
          <table:table-cell office:value="0.021550380803179385" office:value-type="float"/>
          <table:table-cell office:value="46" office:value-type="float"/>
          <table:table-cell office:value="-0.009040778875350952" office:value-type="float"/>
          <table:table-cell office:value="-0.008853752017021179" office:value-type="float"/>
          <table:table-cell office:value="0.009994525909423827" office:value-type="float"/>
          <table:table-cell office:value="0.007939444780349731" office:value-type="float"/>
          <table:table-cell office:value="0.004594361782073975" office:value-type="float"/>
          <table:table-cell office:value="0.007397675514221191" office:value-type="float"/>
        </table:table-row>
        <table:table-row>
          <table:table-cell office:value="-0.05" office:value-type="float"/>
          <table:table-cell office:value="0.02466676115989683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4247871518135071" office:value-type="float"/>
          <table:table-cell office:value="0.06369876311794495" office:value-type="float"/>
          <table:table-cell office:value="47" office:value-type="float"/>
          <table:table-cell office:value="-0.009972348809242249" office:value-type="float"/>
          <table:table-cell office:value="0.007126140594482423" office:value-type="float"/>
          <table:table-cell office:value="0.009999995231628417" office:value-type="float"/>
          <table:table-cell office:value="0.005041707754135132" office:value-type="float"/>
          <table:table-cell office:value="0.006100162267684938" office:value-type="float"/>
          <table:table-cell office:value="-0.007850396633148193" office:value-type="float"/>
        </table:table-row>
        <table:table-row>
          <table:table-cell office:value="-0.05" office:value-type="float"/>
          <table:table-cell office:value="0.015693618655204758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34624935388565065" office:value-type="float"/>
          <table:table-cell office:value="0.06608060670465105" office:value-type="float"/>
          <table:table-cell office:value="48" office:value-type="float"/>
          <table:table-cell office:value="-0.009125169515609741" office:value-type="float"/>
          <table:table-cell office:value="-0.008973142504692078" office:value-type="float"/>
          <table:table-cell office:value="0.009995274543762206" office:value-type="float"/>
          <table:table-cell office:value="0.008227612972259523" office:value-type="float"/>
          <table:table-cell office:value="0.005177111625671386" office:value-type="float"/>
          <table:table-cell office:value="0.007853779792785646" office:value-type="float"/>
        </table:table-row>
        <table:table-row>
          <table:table-cell office:value="-0.05" office:value-type="float"/>
          <table:table-cell office:value="0.006579626798629745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2638265252113342" office:value-type="float"/>
          <table:table-cell office:value="0.06754107792779857" office:value-type="float"/>
          <table:table-cell office:value="49" office:value-type="float"/>
          <table:table-cell office:value="-0.00908276915550232" office:value-type="float"/>
          <table:table-cell office:value="-0.009113991856575012" office:value-type="float"/>
          <table:table-cell office:value="0.009993188381195067" office:value-type="float"/>
          <table:table-cell office:value="0.00839221715927124" office:value-type="float"/>
          <table:table-cell office:value="0.005485053062438966" office:value-type="float"/>
          <table:table-cell office:value="0.008242282867431642" office:value-type="float"/>
        </table:table-row>
        <table:table-row>
          <table:table-cell office:value="-0.05" office:value-type="float"/>
          <table:table-cell office:value="-0.002217244505882279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863962888717651" office:value-type="float"/>
          <table:table-cell office:value="0.0684849419171756" office:value-type="float"/>
          <table:table-cell office:value="50" office:value-type="float"/>
          <table:table-cell office:value="-0.008966491222381592" office:value-type="float"/>
          <table:table-cell office:value="-0.008796871304512024" office:value-type="float"/>
          <table:table-cell office:value="0.009991161823272704" office:value-type="float"/>
          <table:table-cell office:value="0.00820825219154358" office:value-type="float"/>
          <table:table-cell office:value="0.005333534479141236" office:value-type="float"/>
          <table:table-cell office:value="0.007743023633956908" office:value-type="float"/>
        </table:table-row>
        <table:table-row>
          <table:table-cell office:value="-0.05" office:value-type="float"/>
          <table:table-cell office:value="-0.0109862262010574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10783169269561766" office:value-type="float"/>
          <table:table-cell office:value="0.06871171928970185" office:value-type="float"/>
          <table:table-cell office:value="51" office:value-type="float"/>
          <table:table-cell office:value="-0.008941943645477296" office:value-type="float"/>
          <table:table-cell office:value="-0.008768981695175171" office:value-type="float"/>
          <table:table-cell office:value="0.00998892307281494" office:value-type="float"/>
          <table:table-cell office:value="0.008302850723266602" office:value-type="float"/>
          <table:table-cell office:value="0.005598800182342529" office:value-type="float"/>
          <table:table-cell office:value="0.007856459617614745" office:value-type="float"/>
        </table:table-row>
        <table:table-row>
          <table:table-cell office:value="-0.05" office:value-type="float"/>
          <table:table-cell office:value="-0.019507924914360063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-0.003341120481491086" office:value-type="float"/>
          <table:table-cell office:value="0.0682335178534337" office:value-type="float"/>
          <table:table-cell office:value="52" office:value-type="float"/>
          <table:table-cell office:value="-0.008763149976730347" office:value-type="float"/>
          <table:table-cell office:value="-0.008521698713302613" office:value-type="float"/>
          <table:table-cell office:value="0.00998271346092224" office:value-type="float"/>
          <table:table-cell office:value="0.00813187837600708" office:value-type="float"/>
          <table:table-cell office:value="0.005394662618637086" office:value-type="float"/>
          <table:table-cell office:value="0.00744204878807068" office:value-type="float"/>
        </table:table-row>
        <table:table-row>
          <table:table-cell office:value="-0.05" office:value-type="float"/>
          <table:table-cell office:value="-0.027980825304985062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0416877865791321" office:value-type="float"/>
          <table:table-cell office:value="0.06705724975578109" office:value-type="float"/>
          <table:table-cell office:value="53" office:value-type="float"/>
          <table:table-cell office:value="-0.00873224377632141" office:value-type="float"/>
          <table:table-cell office:value="-0.008472900390625" office:value-type="float"/>
          <table:table-cell office:value="0.009978260993957521" office:value-type="float"/>
          <table:table-cell office:value="0.008189315795898438" office:value-type="float"/>
          <table:table-cell office:value="0.005576241016387939" office:value-type="float"/>
          <table:table-cell office:value="0.007509899139404296" office:value-type="float"/>
        </table:table-row>
        <table:table-row>
          <table:table-cell office:value="-0.05" office:value-type="float"/>
          <table:table-cell office:value="-0.03609560668468477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1095852851867677" office:value-type="float"/>
          <table:table-cell office:value="0.04682095929208552" office:value-type="float"/>
          <table:table-cell office:value="54" office:value-type="float"/>
          <table:table-cell office:value="-0.008512664437294006" office:value-type="float"/>
          <table:table-cell office:value="-0.008114781379699707" office:value-type="float"/>
          <table:table-cell office:value="0.009965190887451172" office:value-type="float"/>
          <table:table-cell office:value="0.007961978912353515" office:value-type="float"/>
          <table:table-cell office:value="0.0053753209114074715" office:value-type="float"/>
          <table:table-cell office:value="0.006927074193954467" office:value-type="float"/>
        </table:table-row>
        <table:table-row>
          <table:table-cell office:value="-0.05" office:value-type="float"/>
          <table:table-cell office:value="-0.03937800586223604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1942939758300783" office:value-type="float"/>
          <table:table-cell office:value="0.06772274853661063" office:value-type="float"/>
          <table:table-cell office:value="55" office:value-type="float"/>
          <table:table-cell office:value="-0.009229635000228883" office:value-type="float"/>
          <table:table-cell office:value="-0.0032823991775512698" office:value-type="float"/>
          <table:table-cell office:value="0.009988479614257811" office:value-type="float"/>
          <table:table-cell office:value="0.007140084505081178" office:value-type="float"/>
          <table:table-cell office:value="0.0071657752990722644" office:value-type="float"/>
          <table:table-cell office:value="0.000847086906433106" office:value-type="float"/>
        </table:table-row>
        <table:table-row>
          <table:table-cell office:value="-0.05" office:value-type="float"/>
          <table:table-cell office:value="-0.0479135298728943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9533027410507206" office:value-type="float"/>
          <table:table-cell office:value="0.015106095263591753" office:value-type="float"/>
          <table:table-cell office:value="56" office:value-type="float"/>
          <table:table-cell office:value="-0.00844304621219635" office:value-type="float"/>
          <table:table-cell office:value="-0.008535524010658265" office:value-type="float"/>
          <table:table-cell office:value="0.009961552619934083" office:value-type="float"/>
          <table:table-cell office:value="0.008109654188156129" office:value-type="float"/>
          <table:table-cell office:value="0.0051714396476745614" office:value-type="float"/>
          <table:table-cell office:value="0.007590087652206421" office:value-type="float"/>
        </table:table-row>
        <table:table-row>
          <table:table-cell office:value="-0.05" office:value-type="float"/>
          <table:table-cell office:value="-0.03828580260276797" office:value-type="float"/>
          <table:table-cell office:value="0.05" office:value-type="float"/>
          <table:table-cell office:value="0.04555255770683289" office:value-type="float"/>
          <table:table-cell office:value="0.05" office:value-type="float"/>
          <table:table-cell office:value="0.009745439887046818" office:value-type="float"/>
          <table:table-cell office:value="0.06459855583205523" office:value-type="float"/>
          <table:table-cell office:value="57" office:value-type="float"/>
          <table:table-cell office:value="-0.009994402527809143" office:value-type="float"/>
          <table:table-cell office:value="0.009627727270126342" office:value-type="float"/>
          <table:table-cell office:value="0.009999988079071044" office:value-type="float"/>
          <table:table-cell office:value="-0.004447442293167114" office:value-type="float"/>
          <table:table-cell office:value="0.008604470491409303" office:value-type="float"/>
          <table:table-cell office:value="-0.009787587523460388" office:value-type="float"/>
        </table:table-row>
        <table:table-row>
          <table:table-cell office:value="-0.05" office:value-type="float"/>
          <table:table-cell office:value="-0.0466635686159134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17212033867836003" office:value-type="float"/>
          <table:table-cell office:value="-3.8999455989669904" office:value-type="float"/>
          <table:table-cell office:value="58" office:value-type="float"/>
          <table:table-cell office:value="-0.008860481977462769" office:value-type="float"/>
          <table:table-cell office:value="-0.008377766013145447" office:value-type="float"/>
          <table:table-cell office:value="0.00997522830963135" office:value-type="float"/>
          <table:table-cell office:value="0.00844351291656494" office:value-type="float"/>
          <table:table-cell office:value="0.005999507904052735" office:value-type="float"/>
          <table:table-cell office:value="0.0074665939807891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24789674878120428" office:value-type="float"/>
          <table:table-cell office:value="0.06382713441775269" office:value-type="float"/>
          <table:table-cell office:value="59" office:value-type="float"/>
          <table:table-cell office:value="-0.008510310649871827" office:value-type="float"/>
          <table:table-cell office:value="-0.00831983506679535" office:value-type="float"/>
          <table:table-cell office:value="0.00994603991508484" office:value-type="float"/>
          <table:table-cell office:value="0.007844200134277344" office:value-type="float"/>
          <table:table-cell office:value="0.005348794460296631" office:value-type="float"/>
          <table:table-cell office:value="0.0075776410102844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3236988723278046" office:value-type="float"/>
          <table:table-cell office:value="0.023282745089435085" office:value-type="float"/>
          <table:table-cell office:value="60" office:value-type="float"/>
          <table:table-cell office:value="-0.008615026473999024" office:value-type="float"/>
          <table:table-cell office:value="-0.008529099822044372" office:value-type="float"/>
          <table:table-cell office:value="0.009952169656753539" office:value-type="float"/>
          <table:table-cell office:value="0.008296905755996705" office:value-type="float"/>
          <table:table-cell office:value="0.005462305545806885" office:value-type="float"/>
          <table:table-cell office:value="0.007580212354660035" office:value-type="float"/>
        </table:table-row>
      </table:table>
      <table:table table:name="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871253967285" office:value-type="float"/>
          <table:table-cell office:value="-0.009994412064552307" office:value-type="float"/>
          <table:table-cell office:value="0.01" office:value-type="float"/>
          <table:table-cell office:value="0.0099991512298584" office:value-type="float"/>
          <table:table-cell office:value="0.009957005977630615" office:value-type="float"/>
          <table:table-cell office:value="0.009988820552825928" office:value-type="float"/>
          <table:table-cell office:value="0.07320004798125143" office:value-type="float"/>
          <table:table-cell office:value="1" office:value-type="float"/>
          <table:table-cell office:value="-0.009999871253967285" office:value-type="float"/>
          <table:table-cell office:value="-0.009994412064552307" office:value-type="float"/>
          <table:table-cell office:value="0.01" office:value-type="float"/>
          <table:table-cell office:value="0.0099991512298584" office:value-type="float"/>
          <table:table-cell office:value="0.009957005977630615" office:value-type="float"/>
          <table:table-cell office:value="0.009988820552825928" office:value-type="float"/>
        </table:table-row>
        <table:table-row>
          <table:table-cell office:value="-0.019999731183052063" office:value-type="float"/>
          <table:table-cell office:value="-0.019987866878509522" office:value-type="float"/>
          <table:table-cell office:value="0.02" office:value-type="float"/>
          <table:table-cell office:value="0.019998288154602053" office:value-type="float"/>
          <table:table-cell office:value="0.019911885261535645" office:value-type="float"/>
          <table:table-cell office:value="0.019975305795669557" office:value-type="float"/>
          <table:table-cell office:value="0.0723449748553773" office:value-type="float"/>
          <table:table-cell office:value="2" office:value-type="float"/>
          <table:table-cell office:value="-0.009999859929084778" office:value-type="float"/>
          <table:table-cell office:value="-0.009993454813957215" office:value-type="float"/>
          <table:table-cell office:value="0.01" office:value-type="float"/>
          <table:table-cell office:value="0.009999136924743654" office:value-type="float"/>
          <table:table-cell office:value="0.00995487928390503" office:value-type="float"/>
          <table:table-cell office:value="0.009986485242843629" office:value-type="float"/>
        </table:table-row>
        <table:table-row>
          <table:table-cell office:value="-0.029999603033065796" office:value-type="float"/>
          <table:table-cell office:value="-0.029981796741485597" office:value-type="float"/>
          <table:table-cell office:value="0.03" office:value-type="float"/>
          <table:table-cell office:value="0.029997324943542486" office:value-type="float"/>
          <table:table-cell office:value="0.029857268333435057" office:value-type="float"/>
          <table:table-cell office:value="0.029963172674179077" office:value-type="float"/>
          <table:table-cell office:value="0.06737809680989468" office:value-type="float"/>
          <table:table-cell office:value="3" office:value-type="float"/>
          <table:table-cell office:value="-0.009999871850013733" office:value-type="float"/>
          <table:table-cell office:value="-0.009993929862976075" office:value-type="float"/>
          <table:table-cell office:value="0.01" office:value-type="float"/>
          <table:table-cell office:value="0.009999036788940431" office:value-type="float"/>
          <table:table-cell office:value="0.009945383071899414" office:value-type="float"/>
          <table:table-cell office:value="0.009987866878509522" office:value-type="float"/>
        </table:table-row>
        <table:table-row>
          <table:table-cell office:value="-0.039999438524246214" office:value-type="float"/>
          <table:table-cell office:value="-0.03997314512729645" office:value-type="float"/>
          <table:table-cell office:value="0.04" office:value-type="float"/>
          <table:table-cell office:value="0.03999613046646119" office:value-type="float"/>
          <table:table-cell office:value="0.039796923398971555" office:value-type="float"/>
          <table:table-cell office:value="0.03994611620903015" office:value-type="float"/>
          <table:table-cell office:value="0.06083327600765219" office:value-type="float"/>
          <table:table-cell office:value="4" office:value-type="float"/>
          <table:table-cell office:value="-0.00999983549118042" office:value-type="float"/>
          <table:table-cell office:value="-0.009991348385810853" office:value-type="float"/>
          <table:table-cell office:value="0.01" office:value-type="float"/>
          <table:table-cell office:value="0.009998805522918703" office:value-type="float"/>
          <table:table-cell office:value="0.0099396550655365" office:value-type="float"/>
          <table:table-cell office:value="0.009982943534851076" office:value-type="float"/>
        </table:table-row>
        <table:table-row>
          <table:table-cell office:value="-0.04999927639961242" office:value-type="float"/>
          <table:table-cell office:value="-0.04996344327926636" office:value-type="float"/>
          <table:table-cell office:value="0.05" office:value-type="float"/>
          <table:table-cell office:value="0.04999465703964234" office:value-type="float"/>
          <table:table-cell office:value="0.04971919059753418" office:value-type="float"/>
          <table:table-cell office:value="0.04992775797843933" office:value-type="float"/>
          <table:table-cell office:value="0.05379278378045954" office:value-type="float"/>
          <table:table-cell office:value="5" office:value-type="float"/>
          <table:table-cell office:value="-0.009999837875366211" office:value-type="float"/>
          <table:table-cell office:value="-0.00999029815196991" office:value-type="float"/>
          <table:table-cell office:value="0.01" office:value-type="float"/>
          <table:table-cell office:value="0.009998526573181154" office:value-type="float"/>
          <table:table-cell office:value="0.009922267198562621" office:value-type="float"/>
          <table:table-cell office:value="0.009981641769409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1263741" office:value-type="float"/>
          <table:table-cell office:value="6" office:value-type="float"/>
          <table:table-cell office:value="-0.009999790787696838" office:value-type="float"/>
          <table:table-cell office:value="-0.009986206293106079" office:value-type="float"/>
          <table:table-cell office:value="0.01" office:value-type="float"/>
          <table:table-cell office:value="0.009998152256011963" office:value-type="float"/>
          <table:table-cell office:value="0.009914171695709227" office:value-type="float"/>
          <table:table-cell office:value="0.0099742341041564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16296948325" office:value-type="float"/>
          <table:table-cell office:value="7" office:value-type="float"/>
          <table:table-cell office:value="-0.00999983549118042" office:value-type="float"/>
          <table:table-cell office:value="-0.009988579750061035" office:value-type="float"/>
          <table:table-cell office:value="0.01" office:value-type="float"/>
          <table:table-cell office:value="0.009998109340667726" office:value-type="float"/>
          <table:table-cell office:value="0.009895137548446656" office:value-type="float"/>
          <table:table-cell office:value="0.0099789631366729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15905861256" office:value-type="float"/>
          <table:table-cell office:value="8" office:value-type="float"/>
          <table:table-cell office:value="-0.00999983549118042" office:value-type="float"/>
          <table:table-cell office:value="-0.009988579750061035" office:value-type="float"/>
          <table:table-cell office:value="0.01" office:value-type="float"/>
          <table:table-cell office:value="0.009998109340667726" office:value-type="float"/>
          <table:table-cell office:value="0.009895137548446656" office:value-type="float"/>
          <table:table-cell office:value="0.0099789631366729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0264508982" office:value-type="float"/>
          <table:table-cell office:value="9" office:value-type="float"/>
          <table:table-cell office:value="-0.009999868869781494" office:value-type="float"/>
          <table:table-cell office:value="-0.009990522861480713" office:value-type="float"/>
          <table:table-cell office:value="0.01" office:value-type="float"/>
          <table:table-cell office:value="0.009998087882995605" office:value-type="float"/>
          <table:table-cell office:value="0.009867215156555175" office:value-type="float"/>
          <table:table-cell office:value="0.0099818253517150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925548218" office:value-type="float"/>
          <table:table-cell office:value="10" office:value-type="float"/>
          <table:table-cell office:value="-0.009999868869781494" office:value-type="float"/>
          <table:table-cell office:value="-0.009990522861480713" office:value-type="float"/>
          <table:table-cell office:value="0.01" office:value-type="float"/>
          <table:table-cell office:value="0.009998087882995605" office:value-type="float"/>
          <table:table-cell office:value="0.009867215156555175" office:value-type="float"/>
          <table:table-cell office:value="0.0099818253517150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071209701" office:value-type="float"/>
          <table:table-cell office:value="11" office:value-type="float"/>
          <table:table-cell office:value="-0.009999895095825195" office:value-type="float"/>
          <table:table-cell office:value="-0.00999193012714386" office:value-type="float"/>
          <table:table-cell office:value="0.01" office:value-type="float"/>
          <table:table-cell office:value="0.009997986555099486" office:value-type="float"/>
          <table:table-cell office:value="0.009828765392303465" office:value-type="float"/>
          <table:table-cell office:value="0.009983663558959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16357709964" office:value-type="float"/>
          <table:table-cell office:value="12" office:value-type="float"/>
          <table:table-cell office:value="-0.009999895095825195" office:value-type="float"/>
          <table:table-cell office:value="-0.00999193012714386" office:value-type="float"/>
          <table:table-cell office:value="0.01" office:value-type="float"/>
          <table:table-cell office:value="0.009997986555099486" office:value-type="float"/>
          <table:table-cell office:value="0.009828765392303465" office:value-type="float"/>
          <table:table-cell office:value="0.009983663558959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3908386759" office:value-type="float"/>
          <table:table-cell office:value="13" office:value-type="float"/>
          <table:table-cell office:value="-0.009999913573265075" office:value-type="float"/>
          <table:table-cell office:value="-0.009993021488189698" office:value-type="float"/>
          <table:table-cell office:value="0.01" office:value-type="float"/>
          <table:table-cell office:value="0.00999776005744934" office:value-type="float"/>
          <table:table-cell office:value="0.009767879247665404" office:value-type="float"/>
          <table:table-cell office:value="0.00998474359512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3535879885" office:value-type="float"/>
          <table:table-cell office:value="14" office:value-type="float"/>
          <table:table-cell office:value="-0.009999913573265075" office:value-type="float"/>
          <table:table-cell office:value="-0.009993021488189698" office:value-type="float"/>
          <table:table-cell office:value="0.01" office:value-type="float"/>
          <table:table-cell office:value="0.00999776005744934" office:value-type="float"/>
          <table:table-cell office:value="0.009767879247665404" office:value-type="float"/>
          <table:table-cell office:value="0.009984743595123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0260288254" office:value-type="float"/>
          <table:table-cell office:value="15" office:value-type="float"/>
          <table:table-cell office:value="-0.009999925494194031" office:value-type="float"/>
          <table:table-cell office:value="-0.009994028210639954" office:value-type="float"/>
          <table:table-cell office:value="0.01" office:value-type="float"/>
          <table:table-cell office:value="0.009997413158416747" office:value-type="float"/>
          <table:table-cell office:value="0.009673861265182495" office:value-type="float"/>
          <table:table-cell office:value="0.00998525857925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678742335" office:value-type="float"/>
          <table:table-cell office:value="16" office:value-type="float"/>
          <table:table-cell office:value="-0.009999925494194031" office:value-type="float"/>
          <table:table-cell office:value="-0.009994028210639954" office:value-type="float"/>
          <table:table-cell office:value="0.01" office:value-type="float"/>
          <table:table-cell office:value="0.009997413158416747" office:value-type="float"/>
          <table:table-cell office:value="0.009673861265182495" office:value-type="float"/>
          <table:table-cell office:value="0.00998525857925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0722944362" office:value-type="float"/>
          <table:table-cell office:value="17" office:value-type="float"/>
          <table:table-cell office:value="-0.009999932050704955" office:value-type="float"/>
          <table:table-cell office:value="-0.009994896650314332" office:value-type="float"/>
          <table:table-cell office:value="0.01" office:value-type="float"/>
          <table:table-cell office:value="0.009996830224990845" office:value-type="float"/>
          <table:table-cell office:value="0.00951146960258484" office:value-type="float"/>
          <table:table-cell office:value="0.0099850344657897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47668804" office:value-type="float"/>
          <table:table-cell office:value="18" office:value-type="float"/>
          <table:table-cell office:value="-0.009999932050704955" office:value-type="float"/>
          <table:table-cell office:value="-0.009994896650314332" office:value-type="float"/>
          <table:table-cell office:value="0.01" office:value-type="float"/>
          <table:table-cell office:value="0.009996830224990845" office:value-type="float"/>
          <table:table-cell office:value="0.00951146960258484" office:value-type="float"/>
          <table:table-cell office:value="0.009985035657882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352805493" office:value-type="float"/>
          <table:table-cell office:value="19" office:value-type="float"/>
          <table:table-cell office:value="-0.009999932646751404" office:value-type="float"/>
          <table:table-cell office:value="-0.00999548077583313" office:value-type="float"/>
          <table:table-cell office:value="0.01" office:value-type="float"/>
          <table:table-cell office:value="0.009995722770690918" office:value-type="float"/>
          <table:table-cell office:value="0.009203310012817384" office:value-type="float"/>
          <table:table-cell office:value="0.0099839258193969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68927764" office:value-type="float"/>
          <table:table-cell office:value="20" office:value-type="float"/>
          <table:table-cell office:value="-0.009999932646751404" office:value-type="float"/>
          <table:table-cell office:value="-0.00999548077583313" office:value-type="float"/>
          <table:table-cell office:value="0.01" office:value-type="float"/>
          <table:table-cell office:value="0.009995722770690918" office:value-type="float"/>
          <table:table-cell office:value="0.009203310012817384" office:value-type="float"/>
          <table:table-cell office:value="0.0099839258193969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3333974655" office:value-type="float"/>
          <table:table-cell office:value="21" office:value-type="float"/>
          <table:table-cell office:value="-0.009999928474426269" office:value-type="float"/>
          <table:table-cell office:value="-0.009995978474617005" office:value-type="float"/>
          <table:table-cell office:value="0.01" office:value-type="float"/>
          <table:table-cell office:value="0.00999374508857727" office:value-type="float"/>
          <table:table-cell office:value="0.008646575212478637" office:value-type="float"/>
          <table:table-cell office:value="0.0099814093112945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228980068" office:value-type="float"/>
          <table:table-cell office:value="22" office:value-type="float"/>
          <table:table-cell office:value="-0.009999928474426269" office:value-type="float"/>
          <table:table-cell office:value="-0.009995978474617005" office:value-type="float"/>
          <table:table-cell office:value="0.01" office:value-type="float"/>
          <table:table-cell office:value="0.00999374508857727" office:value-type="float"/>
          <table:table-cell office:value="0.008646575212478637" office:value-type="float"/>
          <table:table-cell office:value="0.0099814093112945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54561798" office:value-type="float"/>
          <table:table-cell office:value="23" office:value-type="float"/>
          <table:table-cell office:value="-0.009999921321868896" office:value-type="float"/>
          <table:table-cell office:value="-0.009996389746665954" office:value-type="float"/>
          <table:table-cell office:value="0.01" office:value-type="float"/>
          <table:table-cell office:value="0.009990162849426271" office:value-type="float"/>
          <table:table-cell office:value="0.007724357843399048" office:value-type="float"/>
          <table:table-cell office:value="0.0099770760536193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46253731261" office:value-type="float"/>
          <table:table-cell office:value="24" office:value-type="float"/>
          <table:table-cell office:value="-0.009999921321868896" office:value-type="float"/>
          <table:table-cell office:value="-0.009996389746665954" office:value-type="float"/>
          <table:table-cell office:value="0.01" office:value-type="float"/>
          <table:table-cell office:value="0.009990162849426271" office:value-type="float"/>
          <table:table-cell office:value="0.007724357843399048" office:value-type="float"/>
          <table:table-cell office:value="0.0099770760536193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35367494" office:value-type="float"/>
          <table:table-cell office:value="25" office:value-type="float"/>
          <table:table-cell office:value="-0.009999912977218629" office:value-type="float"/>
          <table:table-cell office:value="-0.009996752738952636" office:value-type="float"/>
          <table:table-cell office:value="0.01" office:value-type="float"/>
          <table:table-cell office:value="0.009985108375549315" office:value-type="float"/>
          <table:table-cell office:value="0.006772775650024413" office:value-type="float"/>
          <table:table-cell office:value="0.0099715733528137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804957232" office:value-type="float"/>
          <table:table-cell office:value="26" office:value-type="float"/>
          <table:table-cell office:value="-0.009999912977218629" office:value-type="float"/>
          <table:table-cell office:value="-0.009996752738952636" office:value-type="float"/>
          <table:table-cell office:value="0.01" office:value-type="float"/>
          <table:table-cell office:value="0.009985108375549315" office:value-type="float"/>
          <table:table-cell office:value="0.006772757768630981" office:value-type="float"/>
          <table:table-cell office:value="0.0099715733528137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979838224" office:value-type="float"/>
          <table:table-cell office:value="27" office:value-type="float"/>
          <table:table-cell office:value="-0.009999908804893494" office:value-type="float"/>
          <table:table-cell office:value="-0.009997089505195619" office:value-type="float"/>
          <table:table-cell office:value="0.01" office:value-type="float"/>
          <table:table-cell office:value="0.009980562925338747" office:value-type="float"/>
          <table:table-cell office:value="0.006460566520690917" office:value-type="float"/>
          <table:table-cell office:value="0.009966337680816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5647791765" office:value-type="float"/>
          <table:table-cell office:value="28" office:value-type="float"/>
          <table:table-cell office:value="-0.009999908804893494" office:value-type="float"/>
          <table:table-cell office:value="-0.009997089505195619" office:value-type="float"/>
          <table:table-cell office:value="0.01" office:value-type="float"/>
          <table:table-cell office:value="0.009980562925338747" office:value-type="float"/>
          <table:table-cell office:value="0.006460566520690917" office:value-type="float"/>
          <table:table-cell office:value="0.009966337680816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4373157561" office:value-type="float"/>
          <table:table-cell office:value="29" office:value-type="float"/>
          <table:table-cell office:value="-0.009999909996986389" office:value-type="float"/>
          <table:table-cell office:value="-0.009997413158416749" office:value-type="float"/>
          <table:table-cell office:value="0.01" office:value-type="float"/>
          <table:table-cell office:value="0.00997823476791382" office:value-type="float"/>
          <table:table-cell office:value="0.006790688037872314" office:value-type="float"/>
          <table:table-cell office:value="0.009962700605392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984707711" office:value-type="float"/>
          <table:table-cell office:value="30" office:value-type="float"/>
          <table:table-cell office:value="-0.009999909996986389" office:value-type="float"/>
          <table:table-cell office:value="-0.009997413158416749" office:value-type="float"/>
          <table:table-cell office:value="0.01" office:value-type="float"/>
          <table:table-cell office:value="0.00997823476791382" office:value-type="float"/>
          <table:table-cell office:value="0.006790688037872314" office:value-type="float"/>
          <table:table-cell office:value="0.0099627006053924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1135062303" office:value-type="float"/>
          <table:table-cell office:value="31" office:value-type="float"/>
          <table:table-cell office:value="-0.009999909996986389" office:value-type="float"/>
          <table:table-cell office:value="-0.009997686147689819" office:value-type="float"/>
          <table:table-cell office:value="0.01" office:value-type="float"/>
          <table:table-cell office:value="0.009972920417785644" office:value-type="float"/>
          <table:table-cell office:value="0.00700690507888794" office:value-type="float"/>
          <table:table-cell office:value="0.009958096742630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624710071" office:value-type="float"/>
          <table:table-cell office:value="32" office:value-type="float"/>
          <table:table-cell office:value="-0.009999909996986389" office:value-type="float"/>
          <table:table-cell office:value="-0.009997686147689819" office:value-type="float"/>
          <table:table-cell office:value="0.01" office:value-type="float"/>
          <table:table-cell office:value="0.009972920417785644" office:value-type="float"/>
          <table:table-cell office:value="0.00700690507888794" office:value-type="float"/>
          <table:table-cell office:value="0.0099580967426300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4414966826" office:value-type="float"/>
          <table:table-cell office:value="33" office:value-type="float"/>
          <table:table-cell office:value="-0.009999906420707702" office:value-type="float"/>
          <table:table-cell office:value="-0.009997885823249817" office:value-type="float"/>
          <table:table-cell office:value="0.01" office:value-type="float"/>
          <table:table-cell office:value="0.00996172070503235" office:value-type="float"/>
          <table:table-cell office:value="0.0069454884529113765" office:value-type="float"/>
          <table:table-cell office:value="0.0099514758586883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2457304254" office:value-type="float"/>
          <table:table-cell office:value="34" office:value-type="float"/>
          <table:table-cell office:value="-0.009999906420707702" office:value-type="float"/>
          <table:table-cell office:value="-0.009997885823249817" office:value-type="float"/>
          <table:table-cell office:value="0.01" office:value-type="float"/>
          <table:table-cell office:value="0.00996172070503235" office:value-type="float"/>
          <table:table-cell office:value="0.0069454884529113765" office:value-type="float"/>
          <table:table-cell office:value="0.0099514758586883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3454783495" office:value-type="float"/>
          <table:table-cell office:value="35" office:value-type="float"/>
          <table:table-cell office:value="-0.009999901652336121" office:value-type="float"/>
          <table:table-cell office:value="-0.00999803602695465" office:value-type="float"/>
          <table:table-cell office:value="0.01" office:value-type="float"/>
          <table:table-cell office:value="0.009939755201339722" office:value-type="float"/>
          <table:table-cell office:value="0.006640818119049071" office:value-type="float"/>
          <table:table-cell office:value="0.009941980838775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16308531774" office:value-type="float"/>
          <table:table-cell office:value="36" office:value-type="float"/>
          <table:table-cell office:value="-0.009999901652336121" office:value-type="float"/>
          <table:table-cell office:value="-0.00999803602695465" office:value-type="float"/>
          <table:table-cell office:value="0.01" office:value-type="float"/>
          <table:table-cell office:value="0.009939755201339722" office:value-type="float"/>
          <table:table-cell office:value="0.0066408169269561775" office:value-type="float"/>
          <table:table-cell office:value="0.009941980838775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1208495913" office:value-type="float"/>
          <table:table-cell office:value="37" office:value-type="float"/>
          <table:table-cell office:value="-0.0099998939037323" office:value-type="float"/>
          <table:table-cell office:value="-0.009998137950897218" office:value-type="float"/>
          <table:table-cell office:value="0.01" office:value-type="float"/>
          <table:table-cell office:value="0.009896137714385985" office:value-type="float"/>
          <table:table-cell office:value="0.006023178100585938" office:value-type="float"/>
          <table:table-cell office:value="0.0099291253089904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790827202" office:value-type="float"/>
          <table:table-cell office:value="38" office:value-type="float"/>
          <table:table-cell office:value="-0.0099998939037323" office:value-type="float"/>
          <table:table-cell office:value="-0.009998137950897218" office:value-type="float"/>
          <table:table-cell office:value="0.01" office:value-type="float"/>
          <table:table-cell office:value="0.009896137714385985" office:value-type="float"/>
          <table:table-cell office:value="0.006023178100585938" office:value-type="float"/>
          <table:table-cell office:value="0.0099291253089904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532131711505" office:value-type="float"/>
          <table:table-cell office:value="39" office:value-type="float"/>
          <table:table-cell office:value="-0.009999886155128479" office:value-type="float"/>
          <table:table-cell office:value="-0.00999824821949005" office:value-type="float"/>
          <table:table-cell office:value="0.01" office:value-type="float"/>
          <table:table-cell office:value="0.009814038276672364" office:value-type="float"/>
          <table:table-cell office:value="0.005191326141357422" office:value-type="float"/>
          <table:table-cell office:value="0.009912924766540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478889328" office:value-type="float"/>
          <table:table-cell office:value="40" office:value-type="float"/>
          <table:table-cell office:value="-0.009999886155128479" office:value-type="float"/>
          <table:table-cell office:value="-0.00999824821949005" office:value-type="float"/>
          <table:table-cell office:value="0.01" office:value-type="float"/>
          <table:table-cell office:value="0.009814040660858154" office:value-type="float"/>
          <table:table-cell office:value="0.005191349983215332" office:value-type="float"/>
          <table:table-cell office:value="0.0099129271507263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5704419299" office:value-type="float"/>
          <table:table-cell office:value="41" office:value-type="float"/>
          <table:table-cell office:value="-0.009999880194664001" office:value-type="float"/>
          <table:table-cell office:value="-0.00999838411808014" office:value-type="float"/>
          <table:table-cell office:value="0.01" office:value-type="float"/>
          <table:table-cell office:value="0.009677116870880126" office:value-type="float"/>
          <table:table-cell office:value="0.0043222570419311525" office:value-type="float"/>
          <table:table-cell office:value="0.009899303913116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48078831814" office:value-type="float"/>
          <table:table-cell office:value="42" office:value-type="float"/>
          <table:table-cell office:value="-0.009999880194664001" office:value-type="float"/>
          <table:table-cell office:value="-0.00999838411808014" office:value-type="float"/>
          <table:table-cell office:value="0.01" office:value-type="float"/>
          <table:table-cell office:value="0.009677116870880126" office:value-type="float"/>
          <table:table-cell office:value="0.0043222570419311525" office:value-type="float"/>
          <table:table-cell office:value="0.0098993039131164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51211665" office:value-type="float"/>
          <table:table-cell office:value="43" office:value-type="float"/>
          <table:table-cell office:value="-0.009999878406524658" office:value-type="float"/>
          <table:table-cell office:value="-0.009998520016670228" office:value-type="float"/>
          <table:table-cell office:value="0.01" office:value-type="float"/>
          <table:table-cell office:value="0.009471769332885743" office:value-type="float"/>
          <table:table-cell office:value="0.0036137294769287114" office:value-type="float"/>
          <table:table-cell office:value="0.009887685775756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683069929" office:value-type="float"/>
          <table:table-cell office:value="44" office:value-type="float"/>
          <table:table-cell office:value="-0.009999878406524658" office:value-type="float"/>
          <table:table-cell office:value="-0.009998520016670228" office:value-type="float"/>
          <table:table-cell office:value="0.01" office:value-type="float"/>
          <table:table-cell office:value="0.00947176218032837" office:value-type="float"/>
          <table:table-cell office:value="0.0036136996746063237" office:value-type="float"/>
          <table:table-cell office:value="0.0098876833915710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67795993" office:value-type="float"/>
          <table:table-cell office:value="45" office:value-type="float"/>
          <table:table-cell office:value="-0.00999988079071045" office:value-type="float"/>
          <table:table-cell office:value="-0.009998673796653748" office:value-type="float"/>
          <table:table-cell office:value="0.01" office:value-type="float"/>
          <table:table-cell office:value="0.009195586442947387" office:value-type="float"/>
          <table:table-cell office:value="0.003006069660186768" office:value-type="float"/>
          <table:table-cell office:value="0.009881590604782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0731524655" office:value-type="float"/>
          <table:table-cell office:value="46" office:value-type="float"/>
          <table:table-cell office:value="-0.00999988079071045" office:value-type="float"/>
          <table:table-cell office:value="-0.009998673796653748" office:value-type="float"/>
          <table:table-cell office:value="0.01" office:value-type="float"/>
          <table:table-cell office:value="0.009195586442947387" office:value-type="float"/>
          <table:table-cell office:value="0.003006069660186768" office:value-type="float"/>
          <table:table-cell office:value="0.0098815906047821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4884045664" office:value-type="float"/>
          <table:table-cell office:value="47" office:value-type="float"/>
          <table:table-cell office:value="-0.00999988555908203" office:value-type="float"/>
          <table:table-cell office:value="-0.009998840093612672" office:value-type="float"/>
          <table:table-cell office:value="0.01" office:value-type="float"/>
          <table:table-cell office:value="0.008849914073944093" office:value-type="float"/>
          <table:table-cell office:value="0.0024860095977783207" office:value-type="float"/>
          <table:table-cell office:value="0.0098796749114990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2503340978" office:value-type="float"/>
          <table:table-cell office:value="48" office:value-type="float"/>
          <table:table-cell office:value="-0.00999988555908203" office:value-type="float"/>
          <table:table-cell office:value="-0.009998840093612672" office:value-type="float"/>
          <table:table-cell office:value="0.01" office:value-type="float"/>
          <table:table-cell office:value="0.008849914073944093" office:value-type="float"/>
          <table:table-cell office:value="0.002486008405685424" office:value-type="float"/>
          <table:table-cell office:value="0.0098796749114990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4369917736" office:value-type="float"/>
          <table:table-cell office:value="49" office:value-type="float"/>
          <table:table-cell office:value="-0.009999891519546509" office:value-type="float"/>
          <table:table-cell office:value="-0.009998983144760132" office:value-type="float"/>
          <table:table-cell office:value="0.01" office:value-type="float"/>
          <table:table-cell office:value="0.00841007947921753" office:value-type="float"/>
          <table:table-cell office:value="0.002108100652694702" office:value-type="float"/>
          <table:table-cell office:value="0.0098817682266235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655380914091" office:value-type="float"/>
          <table:table-cell office:value="50" office:value-type="float"/>
          <table:table-cell office:value="-0.009999891519546509" office:value-type="float"/>
          <table:table-cell office:value="-0.009998983144760132" office:value-type="float"/>
          <table:table-cell office:value="0.01" office:value-type="float"/>
          <table:table-cell office:value="0.008410062789916994" office:value-type="float"/>
          <table:table-cell office:value="0.002108072042465209" office:value-type="float"/>
          <table:table-cell office:value="0.0098817646503448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070327786" office:value-type="float"/>
          <table:table-cell office:value="51" office:value-type="float"/>
          <table:table-cell office:value="-0.009999896883964538" office:value-type="float"/>
          <table:table-cell office:value="-0.00999911904335022" office:value-type="float"/>
          <table:table-cell office:value="0.01" office:value-type="float"/>
          <table:table-cell office:value="0.007825958728790284" office:value-type="float"/>
          <table:table-cell office:value="0.0018703830242156987" office:value-type="float"/>
          <table:table-cell office:value="0.0098874211311340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439735547" office:value-type="float"/>
          <table:table-cell office:value="52" office:value-type="float"/>
          <table:table-cell office:value="-0.009999896883964538" office:value-type="float"/>
          <table:table-cell office:value="-0.00999911904335022" office:value-type="float"/>
          <table:table-cell office:value="0.01" office:value-type="float"/>
          <table:table-cell office:value="0.007825932502746583" office:value-type="float"/>
          <table:table-cell office:value="0.001870353221893311" office:value-type="float"/>
          <table:table-cell office:value="0.0098874187469482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9665436747" office:value-type="float"/>
          <table:table-cell office:value="53" office:value-type="float"/>
          <table:table-cell office:value="-0.009999900460243225" office:value-type="float"/>
          <table:table-cell office:value="-0.009999246001243592" office:value-type="float"/>
          <table:table-cell office:value="0.01" office:value-type="float"/>
          <table:table-cell office:value="0.007036676406860351" office:value-type="float"/>
          <table:table-cell office:value="0.0017136943340301507" office:value-type="float"/>
          <table:table-cell office:value="0.009896476268768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1873857" office:value-type="float"/>
          <table:table-cell office:value="54" office:value-type="float"/>
          <table:table-cell office:value="-0.009999900460243225" office:value-type="float"/>
          <table:table-cell office:value="-0.009999246001243592" office:value-type="float"/>
          <table:table-cell office:value="0.01" office:value-type="float"/>
          <table:table-cell office:value="0.007036677598953248" office:value-type="float"/>
          <table:table-cell office:value="0.0017136943340301507" office:value-type="float"/>
          <table:table-cell office:value="0.0098964762687683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6614058368" office:value-type="float"/>
          <table:table-cell office:value="55" office:value-type="float"/>
          <table:table-cell office:value="-0.009999904036521913" office:value-type="float"/>
          <table:table-cell office:value="-0.009999344348907471" office:value-type="float"/>
          <table:table-cell office:value="0.01" office:value-type="float"/>
          <table:table-cell office:value="0.0061426305770874035" office:value-type="float"/>
          <table:table-cell office:value="0.0018346226215362558" office:value-type="float"/>
          <table:table-cell office:value="0.009906818866729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74106" office:value-type="float"/>
          <table:table-cell office:value="56" office:value-type="float"/>
          <table:table-cell office:value="-0.009999904036521913" office:value-type="float"/>
          <table:table-cell office:value="-0.009999344348907471" office:value-type="float"/>
          <table:table-cell office:value="0.01" office:value-type="float"/>
          <table:table-cell office:value="0.0061426305770874035" office:value-type="float"/>
          <table:table-cell office:value="0.0018346226215362558" office:value-type="float"/>
          <table:table-cell office:value="0.0099068188667297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75277839035" office:value-type="float"/>
          <table:table-cell office:value="57" office:value-type="float"/>
          <table:table-cell office:value="-0.00999990463256836" office:value-type="float"/>
          <table:table-cell office:value="-0.009999425411224365" office:value-type="float"/>
          <table:table-cell office:value="0.01" office:value-type="float"/>
          <table:table-cell office:value="0.005064115524291993" office:value-type="float"/>
          <table:table-cell office:value="0.0020902931690216058" office:value-type="float"/>
          <table:table-cell office:value="0.0099184775352478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314315132" office:value-type="float"/>
          <table:table-cell office:value="58" office:value-type="float"/>
          <table:table-cell office:value="-0.00999990463256836" office:value-type="float"/>
          <table:table-cell office:value="-0.009999425411224365" office:value-type="float"/>
          <table:table-cell office:value="0.01" office:value-type="float"/>
          <table:table-cell office:value="0.005064114332199096" office:value-type="float"/>
          <table:table-cell office:value="0.002090291976928711" office:value-type="float"/>
          <table:table-cell office:value="0.0099184775352478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022445391" office:value-type="float"/>
          <table:table-cell office:value="59" office:value-type="float"/>
          <table:table-cell office:value="-0.009999905824661256" office:value-type="float"/>
          <table:table-cell office:value="-0.009999509453773498" office:value-type="float"/>
          <table:table-cell office:value="0.01" office:value-type="float"/>
          <table:table-cell office:value="0.003987364768981934" office:value-type="float"/>
          <table:table-cell office:value="0.002543847560882568" office:value-type="float"/>
          <table:table-cell office:value="0.009931383132934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05377508891438046" office:value-type="float"/>
          <table:table-cell office:value="60" office:value-type="float"/>
          <table:table-cell office:value="-0.009999905824661256" office:value-type="float"/>
          <table:table-cell office:value="-0.009999509453773498" office:value-type="float"/>
          <table:table-cell office:value="0.01" office:value-type="float"/>
          <table:table-cell office:value="0.003987292051315308" office:value-type="float"/>
          <table:table-cell office:value="0.0025438177585601802" office:value-type="float"/>
          <table:table-cell office:value="0.009931381940841677" office:value-type="float"/>
        </table:table-row>
      </table:table>
      <table:table table:name="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999995827674866" office:value-type="float"/>
          <table:table-cell office:value="-0.009999982118606568" office:value-type="float"/>
          <table:table-cell office:value="0.01" office:value-type="float"/>
          <table:table-cell office:value="0.003860771656036377" office:value-type="float"/>
          <table:table-cell office:value="0.003164770603179932" office:value-type="float"/>
          <table:table-cell office:value="0.009993510246276855" office:value-type="float"/>
          <table:table-cell office:value="0.06919446383953232" office:value-type="float"/>
          <table:table-cell office:value="1" office:value-type="float"/>
          <table:table-cell office:value="-0.009999995827674866" office:value-type="float"/>
          <table:table-cell office:value="-0.009999982118606568" office:value-type="float"/>
          <table:table-cell office:value="0.01" office:value-type="float"/>
          <table:table-cell office:value="0.003860771656036377" office:value-type="float"/>
          <table:table-cell office:value="0.003164770603179932" office:value-type="float"/>
          <table:table-cell office:value="0.009993510246276855" office:value-type="float"/>
        </table:table-row>
        <table:table-row>
          <table:table-cell office:value="-0.019999990463256838" office:value-type="float"/>
          <table:table-cell office:value="-0.019999959468841554" office:value-type="float"/>
          <table:table-cell office:value="0.02" office:value-type="float"/>
          <table:table-cell office:value="0.008088560104370117" office:value-type="float"/>
          <table:table-cell office:value="0.006142866611480714" office:value-type="float"/>
          <table:table-cell office:value="0.019985694885253907" office:value-type="float"/>
          <table:table-cell office:value="0.06741808570269087" office:value-type="float"/>
          <table:table-cell office:value="2" office:value-type="float"/>
          <table:table-cell office:value="-0.00999999463558197" office:value-type="float"/>
          <table:table-cell office:value="-0.009999977350234985" office:value-type="float"/>
          <table:table-cell office:value="0.01" office:value-type="float"/>
          <table:table-cell office:value="0.00422778844833374" office:value-type="float"/>
          <table:table-cell office:value="0.0029780960083007815" office:value-type="float"/>
          <table:table-cell office:value="0.009992184638977051" office:value-type="float"/>
        </table:table-row>
        <table:table-row>
          <table:table-cell office:value="-0.0283053195476532" office:value-type="float"/>
          <table:table-cell office:value="-0.024577234983444215" office:value-type="float"/>
          <table:table-cell office:value="0.029993629455566405" office:value-type="float"/>
          <table:table-cell office:value="-0.0009879654645919816" office:value-type="float"/>
          <table:table-cell office:value="0.0005264902114868169" office:value-type="float"/>
          <table:table-cell office:value="0.021988182067871093" office:value-type="float"/>
          <table:table-cell office:value="0.08265853244152248" office:value-type="float"/>
          <table:table-cell office:value="3" office:value-type="float"/>
          <table:table-cell office:value="-0.008305329084396362" office:value-type="float"/>
          <table:table-cell office:value="-0.004577275514602661" office:value-type="float"/>
          <table:table-cell office:value="0.009993629455566406" office:value-type="float"/>
          <table:table-cell office:value="-0.009076525568962098" office:value-type="float"/>
          <table:table-cell office:value="-0.005616376399993897" office:value-type="float"/>
          <table:table-cell office:value="0.0020024871826171877" office:value-type="float"/>
        </table:table-row>
        <table:table-row>
          <table:table-cell office:value="-0.03679493188858032" office:value-type="float"/>
          <table:table-cell office:value="-0.03405941665172577" office:value-type="float"/>
          <table:table-cell office:value="0.03997522711753845" office:value-type="float"/>
          <table:table-cell office:value="-0.008097992539405824" office:value-type="float"/>
          <table:table-cell office:value="-0.0038884198665618897" office:value-type="float"/>
          <table:table-cell office:value="0.02965838670730591" office:value-type="float"/>
          <table:table-cell office:value="0.07791868630014302" office:value-type="float"/>
          <table:table-cell office:value="4" office:value-type="float"/>
          <table:table-cell office:value="-0.008489612340927124" office:value-type="float"/>
          <table:table-cell office:value="-0.009482181668281556" office:value-type="float"/>
          <table:table-cell office:value="0.009981597661972047" office:value-type="float"/>
          <table:table-cell office:value="-0.007110027074813842" office:value-type="float"/>
          <table:table-cell office:value="-0.004414910078048707" office:value-type="float"/>
          <table:table-cell office:value="0.007670204639434816" office:value-type="float"/>
        </table:table-row>
        <table:table-row>
          <table:table-cell office:value="-0.0451457291841507" office:value-type="float"/>
          <table:table-cell office:value="-0.043403342962265015" office:value-type="float"/>
          <table:table-cell office:value="0.049952672719955446" office:value-type="float"/>
          <table:table-cell office:value="-0.015378549098968507" office:value-type="float"/>
          <table:table-cell office:value="-0.007786893844604493" office:value-type="float"/>
          <table:table-cell office:value="0.03711120843887329" office:value-type="float"/>
          <table:table-cell office:value="0.07238873807935584" office:value-type="float"/>
          <table:table-cell office:value="5" office:value-type="float"/>
          <table:table-cell office:value="-0.008350797295570374" office:value-type="float"/>
          <table:table-cell office:value="-0.009343926310539246" office:value-type="float"/>
          <table:table-cell office:value="0.009977445602416991" office:value-type="float"/>
          <table:table-cell office:value="-0.007280556559562683" office:value-type="float"/>
          <table:table-cell office:value="-0.003898473978042603" office:value-type="float"/>
          <table:table-cell office:value="0.0074528217315673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22850826978683472" office:value-type="float"/>
          <table:table-cell office:value="-0.011399658918380738" office:value-type="float"/>
          <table:table-cell office:value="0.04393921256065369" office:value-type="float"/>
          <table:table-cell office:value="0.0336595351245765" office:value-type="float"/>
          <table:table-cell office:value="6" office:value-type="float"/>
          <table:table-cell office:value="-0.00820570707321167" office:value-type="float"/>
          <table:table-cell office:value="-0.009082351326942444" office:value-type="float"/>
          <table:table-cell office:value="0.009971222877502442" office:value-type="float"/>
          <table:table-cell office:value="-0.007472277879714966" office:value-type="float"/>
          <table:table-cell office:value="-0.003612765073776245" office:value-type="float"/>
          <table:table-cell office:value="0.0068280041217803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2870157599449158" office:value-type="float"/>
          <table:table-cell office:value="-0.002230305671691895" office:value-type="float"/>
          <table:table-cell office:value="0.05" office:value-type="float"/>
          <table:table-cell office:value="0.05952323238798324" office:value-type="float"/>
          <table:table-cell office:value="7" office:value-type="float"/>
          <table:table-cell office:value="-0.009999955892562867" office:value-type="float"/>
          <table:table-cell office:value="-0.009955703616142272" office:value-type="float"/>
          <table:table-cell office:value="0.01" office:value-type="float"/>
          <table:table-cell office:value="-0.005850749015808105" office:value-type="float"/>
          <table:table-cell office:value="0.009169353246688843" office:value-type="float"/>
          <table:table-cell office:value="0.0097383165359497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36344639062881476" office:value-type="float"/>
          <table:table-cell office:value="-0.006933778524398805" office:value-type="float"/>
          <table:table-cell office:value="0.05" office:value-type="float"/>
          <table:table-cell office:value="0.04164956432336973" office:value-type="float"/>
          <table:table-cell office:value="8" office:value-type="float"/>
          <table:table-cell office:value="-0.007627353668212891" office:value-type="float"/>
          <table:table-cell office:value="-0.00841448187828064" office:value-type="float"/>
          <table:table-cell office:value="0.009979642629623415" office:value-type="float"/>
          <table:table-cell office:value="-0.007643063068389893" office:value-type="float"/>
          <table:table-cell office:value="-0.00470347285270691" office:value-type="float"/>
          <table:table-cell office:value="0.0055815362930297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5432769060134895" office:value-type="float"/>
          <table:table-cell office:value="-0.0011316764354705805" office:value-type="float"/>
          <table:table-cell office:value="0.04625499725341797" office:value-type="float"/>
          <table:table-cell office:value="0.05287153622242423" office:value-type="float"/>
          <table:table-cell office:value="9" office:value-type="float"/>
          <table:table-cell office:value="-0.009949349164962769" office:value-type="float"/>
          <table:table-cell office:value="-0.0033042532205581664" office:value-type="float"/>
          <table:table-cell office:value="0.009999885559082032" office:value-type="float"/>
          <table:table-cell office:value="-0.009088129997253419" office:value-type="float"/>
          <table:table-cell office:value="0.005802102088928224" office:value-type="float"/>
          <table:table-cell office:value="-0.00374500274658203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60421180725097655" office:value-type="float"/>
          <table:table-cell office:value="0.05" office:value-type="float"/>
          <table:table-cell office:value="0.036851122704258533" office:value-type="float"/>
          <table:table-cell office:value="10" office:value-type="float"/>
          <table:table-cell office:value="-0.007799319624900818" office:value-type="float"/>
          <table:table-cell office:value="-0.00735816240310669" office:value-type="float"/>
          <table:table-cell office:value="0.009991062879562378" office:value-type="float"/>
          <table:table-cell office:value="-0.008769161701202392" office:value-type="float"/>
          <table:table-cell office:value="-0.004910441637039185" office:value-type="float"/>
          <table:table-cell office:value="0.0040531146526336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1909076571464538" office:value-type="float"/>
          <table:table-cell office:value="0.05" office:value-type="float"/>
          <table:table-cell office:value="0.05520928609220521" office:value-type="float"/>
          <table:table-cell office:value="11" office:value-type="float"/>
          <table:table-cell office:value="-0.008351436853408814" office:value-type="float"/>
          <table:table-cell office:value="-0.004834669828414917" office:value-type="float"/>
          <table:table-cell office:value="0.009998520612716675" office:value-type="float"/>
          <table:table-cell office:value="-0.00933194637298584" office:value-type="float"/>
          <table:table-cell office:value="-0.005866958498954773" office:value-type="float"/>
          <table:table-cell office:value="0.002515436410903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2290682196617126" office:value-type="float"/>
          <table:table-cell office:value="0.05" office:value-type="float"/>
          <table:table-cell office:value="0.057653640348011355" office:value-type="float"/>
          <table:table-cell office:value="12" office:value-type="float"/>
          <table:table-cell office:value="-0.009015614986419678" office:value-type="float"/>
          <table:table-cell office:value="-0.00653746485710144" office:value-type="float"/>
          <table:table-cell office:value="0.009994628429412842" office:value-type="float"/>
          <table:table-cell office:value="-0.008293063044548035" office:value-type="float"/>
          <table:table-cell office:value="-0.0003816056251525878" office:value-type="float"/>
          <table:table-cell office:value="0.00202897667884826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6193702816963196" office:value-type="float"/>
          <table:table-cell office:value="0.05" office:value-type="float"/>
          <table:table-cell office:value="0.04742289635653578" office:value-type="float"/>
          <table:table-cell office:value="13" office:value-type="float"/>
          <table:table-cell office:value="-0.00863226294517517" office:value-type="float"/>
          <table:table-cell office:value="-0.009450197219848633" office:value-type="float"/>
          <table:table-cell office:value="0.009995613098144533" office:value-type="float"/>
          <table:table-cell office:value="-0.0072660005092620855" office:value-type="float"/>
          <table:table-cell office:value="-0.0039030206203460698" office:value-type="float"/>
          <table:table-cell office:value="0.0086827790737152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403036892414093" office:value-type="float"/>
          <table:table-cell office:value="0.05" office:value-type="float"/>
          <table:table-cell office:value="0.056990509703212226" office:value-type="float"/>
          <table:table-cell office:value="14" office:value-type="float"/>
          <table:table-cell office:value="-0.009926882386207581" office:value-type="float"/>
          <table:table-cell office:value="-0.009805561304092407" office:value-type="float"/>
          <table:table-cell office:value="0.009999949932098387" office:value-type="float"/>
          <table:table-cell office:value="-0.00564833402633667" office:value-type="float"/>
          <table:table-cell office:value="0.0021633338928222657" office:value-type="float"/>
          <table:table-cell office:value="0.00970403194427490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7545186877250672" office:value-type="float"/>
          <table:table-cell office:value="0.05" office:value-type="float"/>
          <table:table-cell office:value="0.04129738928575207" office:value-type="float"/>
          <table:table-cell office:value="15" office:value-type="float"/>
          <table:table-cell office:value="-0.008922309875488282" office:value-type="float"/>
          <table:table-cell office:value="-0.009638974070549011" office:value-type="float"/>
          <table:table-cell office:value="0.00999729633331299" office:value-type="float"/>
          <table:table-cell office:value="-0.007013261318206787" office:value-type="float"/>
          <table:table-cell office:value="-0.0035148179531097412" office:value-type="float"/>
          <table:table-cell office:value="0.0091471815109252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1782966256141664" office:value-type="float"/>
          <table:table-cell office:value="0.05" office:value-type="float"/>
          <table:table-cell office:value="0.04023393546503605" office:value-type="float"/>
          <table:table-cell office:value="16" office:value-type="float"/>
          <table:table-cell office:value="-0.009989782571792602" office:value-type="float"/>
          <table:table-cell office:value="-0.009924808740615845" office:value-type="float"/>
          <table:table-cell office:value="0.00999999761581421" office:value-type="float"/>
          <table:table-cell office:value="-0.003050212860107422" office:value-type="float"/>
          <table:table-cell office:value="0.005762220621109008" office:value-type="float"/>
          <table:table-cell office:value="0.0098888719081878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9990807771682744" office:value-type="float"/>
          <table:table-cell office:value="-0.003239062428474427" office:value-type="float"/>
          <table:table-cell office:value="0.05" office:value-type="float"/>
          <table:table-cell office:value="0.04089921222520165" office:value-type="float"/>
          <table:table-cell office:value="17" office:value-type="float"/>
          <table:table-cell office:value="-0.009999050498008729" office:value-type="float"/>
          <table:table-cell office:value="-0.00997735321521759" office:value-type="float"/>
          <table:table-cell office:value="0.01" office:value-type="float"/>
          <table:table-cell office:value="9.192228317260812e-06" office:value-type="float"/>
          <table:table-cell office:value="0.008543903827667237" office:value-type="float"/>
          <table:table-cell office:value="0.00993129491806030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5483774542808533" office:value-type="float"/>
          <table:table-cell office:value="0.05" office:value-type="float"/>
          <table:table-cell office:value="0.04158350928964645" office:value-type="float"/>
          <table:table-cell office:value="18" office:value-type="float"/>
          <table:table-cell office:value="-0.009998450875282288" office:value-type="float"/>
          <table:table-cell office:value="-0.00968825101852417" office:value-type="float"/>
          <table:table-cell office:value="0.01" office:value-type="float"/>
          <table:table-cell office:value="-0.00716148316860199" office:value-type="float"/>
          <table:table-cell office:value="0.00872283697128296" office:value-type="float"/>
          <table:table-cell office:value="0.008869819641113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188938319683075" office:value-type="float"/>
          <table:table-cell office:value="0.05" office:value-type="float"/>
          <table:table-cell office:value="0.04117370887157552" office:value-type="float"/>
          <table:table-cell office:value="19" office:value-type="float"/>
          <table:table-cell office:value="-0.009908275008201598" office:value-type="float"/>
          <table:table-cell office:value="-0.005935897827148437" office:value-type="float"/>
          <table:table-cell office:value="0.009999904632568361" office:value-type="float"/>
          <table:table-cell office:value="-0.008717301487922668" office:value-type="float"/>
          <table:table-cell office:value="0.006405608654022217" office:value-type="float"/>
          <table:table-cell office:value="0.00160182952880859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856387436389923" office:value-type="float"/>
          <table:table-cell office:value="0.05" office:value-type="float"/>
          <table:table-cell office:value="0.06283632646106009" office:value-type="float"/>
          <table:table-cell office:value="20" office:value-type="float"/>
          <table:table-cell office:value="-0.009935940504074097" office:value-type="float"/>
          <table:table-cell office:value="-0.006701515316963196" office:value-type="float"/>
          <table:table-cell office:value="0.009999945163726808" office:value-type="float"/>
          <table:table-cell office:value="-0.008626849651336671" office:value-type="float"/>
          <table:table-cell office:value="0.00667449116706848" office:value-type="float"/>
          <table:table-cell office:value="0.00244255423545837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60720431804657" office:value-type="float"/>
          <table:table-cell office:value="0.05" office:value-type="float"/>
          <table:table-cell office:value="0.055315188526164766" office:value-type="float"/>
          <table:table-cell office:value="21" office:value-type="float"/>
          <table:table-cell office:value="-0.008993723392486573" office:value-type="float"/>
          <table:table-cell office:value="-0.009620795845985413" office:value-type="float"/>
          <table:table-cell office:value="0.009998168945312502" office:value-type="float"/>
          <table:table-cell office:value="-0.006614910364151001" office:value-type="float"/>
          <table:table-cell office:value="-0.002491831183433533" office:value-type="float"/>
          <table:table-cell office:value="0.0085287153720855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086117148399353" office:value-type="float"/>
          <table:table-cell office:value="0.05" office:value-type="float"/>
          <table:table-cell office:value="0.03913940042567732" office:value-type="float"/>
          <table:table-cell office:value="22" office:value-type="float"/>
          <table:table-cell office:value="-0.00987815260887146" office:value-type="float"/>
          <table:table-cell office:value="-0.009512987732887269" office:value-type="float"/>
          <table:table-cell office:value="0.009999721050262452" office:value-type="float"/>
          <table:table-cell office:value="-0.007311609983444213" office:value-type="float"/>
          <table:table-cell office:value="0.0047891283035278315" office:value-type="float"/>
          <table:table-cell office:value="0.008328921794891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595247268676758" office:value-type="float"/>
          <table:table-cell office:value="0.029876936674118046" office:value-type="float"/>
          <table:table-cell office:value="0.05" office:value-type="float"/>
          <table:table-cell office:value="0.04094332532304407" office:value-type="float"/>
          <table:table-cell office:value="23" office:value-type="float"/>
          <table:table-cell office:value="-0.009999603629112244" office:value-type="float"/>
          <table:table-cell office:value="-0.009994046092033386" office:value-type="float"/>
          <table:table-cell office:value="0.01" office:value-type="float"/>
          <table:table-cell office:value="0.004047527313232421" office:value-type="float"/>
          <table:table-cell office:value="0.009015765190124514" office:value-type="float"/>
          <table:table-cell office:value="0.0099619269371032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112250924110413" office:value-type="float"/>
          <table:table-cell office:value="0.03721573233604432" office:value-type="float"/>
          <table:table-cell office:value="0.05" office:value-type="float"/>
          <table:table-cell office:value="0.03718515325427595" office:value-type="float"/>
          <table:table-cell office:value="24" office:value-type="float"/>
          <table:table-cell office:value="-0.009997621774673462" office:value-type="float"/>
          <table:table-cell office:value="-0.009995003938674927" office:value-type="float"/>
          <table:table-cell office:value="0.01" office:value-type="float"/>
          <table:table-cell office:value="0.004829963445663452" office:value-type="float"/>
          <table:table-cell office:value="0.007338795661926271" office:value-type="float"/>
          <table:table-cell office:value="0.009979269504547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1156699061393744" office:value-type="float"/>
          <table:table-cell office:value="0.05" office:value-type="float"/>
          <table:table-cell office:value="0.05457465400510342" office:value-type="float"/>
          <table:table-cell office:value="25" office:value-type="float"/>
          <table:table-cell office:value="-0.008610603809356689" office:value-type="float"/>
          <table:table-cell office:value="-0.008950639367103577" office:value-type="float"/>
          <table:table-cell office:value="0.00999974489212036" office:value-type="float"/>
          <table:table-cell office:value="-0.008888404965400696" office:value-type="float"/>
          <table:table-cell office:value="-0.006059033274650574" office:value-type="float"/>
          <table:table-cell office:value="0.0088918244838714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580051362514496" office:value-type="float"/>
          <table:table-cell office:value="0.05" office:value-type="float"/>
          <table:table-cell office:value="0.035893486853344085" office:value-type="float"/>
          <table:table-cell office:value="26" office:value-type="float"/>
          <table:table-cell office:value="-0.009929220080375672" office:value-type="float"/>
          <table:table-cell office:value="-0.009895393252372741" office:value-type="float"/>
          <table:table-cell office:value="0.009999942779541015" office:value-type="float"/>
          <table:table-cell office:value="-0.0054880458116531375" office:value-type="float"/>
          <table:table-cell office:value="0.004643814563751221" office:value-type="float"/>
          <table:table-cell office:value="0.0094887340068817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423954665660858" office:value-type="float"/>
          <table:table-cell office:value="0.05" office:value-type="float"/>
          <table:table-cell office:value="0.04721435515441149" office:value-type="float"/>
          <table:table-cell office:value="27" office:value-type="float"/>
          <table:table-cell office:value="-0.009940309524536133" office:value-type="float"/>
          <table:table-cell office:value="-0.009965788125991821" office:value-type="float"/>
          <table:table-cell office:value="0.00999999761581421" office:value-type="float"/>
          <table:table-cell office:value="-0.005151763558387756" office:value-type="float"/>
          <table:table-cell office:value="-0.0015609669685363765" office:value-type="float"/>
          <table:table-cell office:value="0.0099523806571960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814672648906708" office:value-type="float"/>
          <table:table-cell office:value="0.05" office:value-type="float"/>
          <table:table-cell office:value="0.040218731129255815" office:value-type="float"/>
          <table:table-cell office:value="28" office:value-type="float"/>
          <table:table-cell office:value="-0.007504178881645203" office:value-type="float"/>
          <table:table-cell office:value="-0.008717858195304871" office:value-type="float"/>
          <table:table-cell office:value="0.009999067783355712" office:value-type="float"/>
          <table:table-cell office:value="-0.009284343719482422" office:value-type="float"/>
          <table:table-cell office:value="-0.006092820167541504" office:value-type="float"/>
          <table:table-cell office:value="0.0076427912712097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475915849208832" office:value-type="float"/>
          <table:table-cell office:value="0.05" office:value-type="float"/>
          <table:table-cell office:value="0.040503567272198567" office:value-type="float"/>
          <table:table-cell office:value="29" office:value-type="float"/>
          <table:table-cell office:value="-0.009978635907173157" office:value-type="float"/>
          <table:table-cell office:value="-0.009711674451828004" office:value-type="float"/>
          <table:table-cell office:value="0.00999999761581421" office:value-type="float"/>
          <table:table-cell office:value="-0.007413007020950317" office:value-type="float"/>
          <table:table-cell office:value="0.006612432003021239" office:value-type="float"/>
          <table:table-cell office:value="0.0089470458030700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905921995639801" office:value-type="float"/>
          <table:table-cell office:value="0.05" office:value-type="float"/>
          <table:table-cell office:value="0.05440711987127184" office:value-type="float"/>
          <table:table-cell office:value="30" office:value-type="float"/>
          <table:table-cell office:value="-0.009782280325889587" office:value-type="float"/>
          <table:table-cell office:value="-0.007982829213142395" office:value-type="float"/>
          <table:table-cell office:value="0.009999904632568361" office:value-type="float"/>
          <table:table-cell office:value="-0.009036262035369873" office:value-type="float"/>
          <table:table-cell office:value="0.004300061464309692" office:value-type="float"/>
          <table:table-cell office:value="0.0054132974147796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1144943833351134" office:value-type="float"/>
          <table:table-cell office:value="0.05" office:value-type="float"/>
          <table:table-cell office:value="0.04084798166782984" office:value-type="float"/>
          <table:table-cell office:value="31" office:value-type="float"/>
          <table:table-cell office:value="-0.009877687096595764" office:value-type="float"/>
          <table:table-cell office:value="-0.00990571141242981" office:value-type="float"/>
          <table:table-cell office:value="0.009999935626983642" office:value-type="float"/>
          <table:table-cell office:value="-0.006966890096664429" office:value-type="float"/>
          <table:table-cell office:value="0.002085723876953126" office:value-type="float"/>
          <table:table-cell office:value="0.0095570516586303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45754075050354" office:value-type="float"/>
          <table:table-cell office:value="0.04622848331928253" office:value-type="float"/>
          <table:table-cell office:value="0.05" office:value-type="float"/>
          <table:table-cell office:value="0.06258065251546505" office:value-type="float"/>
          <table:table-cell office:value="32" office:value-type="float"/>
          <table:table-cell office:value="-0.009997671246528625" office:value-type="float"/>
          <table:table-cell office:value="-0.009998868107795716" office:value-type="float"/>
          <table:table-cell office:value="0.01" office:value-type="float"/>
          <table:table-cell office:value="0.0054245924949645995" office:value-type="float"/>
          <table:table-cell office:value="0.005083539485931397" office:value-type="float"/>
          <table:table-cell office:value="0.0099932527542114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42067234516143796" office:value-type="float"/>
          <table:table-cell office:value="0.05" office:value-type="float"/>
          <table:table-cell office:value="0.04379807421940485" office:value-type="float"/>
          <table:table-cell office:value="33" office:value-type="float"/>
          <table:table-cell office:value="-0.009232052564620973" office:value-type="float"/>
          <table:table-cell office:value="-0.0098976731300354" office:value-type="float"/>
          <table:table-cell office:value="0.009999492168426513" office:value-type="float"/>
          <table:table-cell office:value="-0.00805008888244629" office:value-type="float"/>
          <table:table-cell office:value="-0.004161248803138733" office:value-type="float"/>
          <table:table-cell office:value="0.0094719052314758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466281950473785" office:value-type="float"/>
          <table:table-cell office:value="0.05" office:value-type="float"/>
          <table:table-cell office:value="0.048423570334560004" office:value-type="float"/>
          <table:table-cell office:value="34" office:value-type="float"/>
          <table:table-cell office:value="-0.009136624336242676" office:value-type="float"/>
          <table:table-cell office:value="-0.009895413517951965" office:value-type="float"/>
          <table:table-cell office:value="0.009999942779541015" office:value-type="float"/>
          <table:table-cell office:value="-0.0090953129529953" office:value-type="float"/>
          <table:table-cell office:value="-0.007404415011405945" office:value-type="float"/>
          <table:table-cell office:value="0.0098206901550292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7736960649490355" office:value-type="float"/>
          <table:table-cell office:value="0.05" office:value-type="float"/>
          <table:table-cell office:value="0.040254017676939806" office:value-type="float"/>
          <table:table-cell office:value="35" office:value-type="float"/>
          <table:table-cell office:value="-0.008453813791275024" office:value-type="float"/>
          <table:table-cell office:value="-0.009184173345565797" office:value-type="float"/>
          <table:table-cell office:value="0.009999752044677736" office:value-type="float"/>
          <table:table-cell office:value="-0.009716361165046691" office:value-type="float"/>
          <table:table-cell office:value="-0.006925858855247498" office:value-type="float"/>
          <table:table-cell office:value="0.0079054641723632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47468438148498535" office:value-type="float"/>
          <table:table-cell office:value="0.03338993310928345" office:value-type="float"/>
          <table:table-cell office:value="0.05" office:value-type="float"/>
          <table:table-cell office:value="0.05572952217299916" office:value-type="float"/>
          <table:table-cell office:value="36" office:value-type="float"/>
          <table:table-cell office:value="-0.009998897910118104" office:value-type="float"/>
          <table:table-cell office:value="-0.009997838735580444" office:value-type="float"/>
          <table:table-cell office:value="0.01" office:value-type="float"/>
          <table:table-cell office:value="0.0025315618515014647" office:value-type="float"/>
          <table:table-cell office:value="0.00565297245979309" office:value-type="float"/>
          <table:table-cell office:value="0.00998656392097473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30519354343414306" office:value-type="float"/>
          <table:table-cell office:value="0.05" office:value-type="float"/>
          <table:table-cell office:value="0.03988682677051211" office:value-type="float"/>
          <table:table-cell office:value="37" office:value-type="float"/>
          <table:table-cell office:value="-0.009495562314987183" office:value-type="float"/>
          <table:table-cell office:value="-0.00977435290813446" office:value-type="float"/>
          <table:table-cell office:value="0.009999690055847167" office:value-type="float"/>
          <table:table-cell office:value="-0.009019596576690674" office:value-type="float"/>
          <table:table-cell office:value="-0.002870578765869141" office:value-type="float"/>
          <table:table-cell office:value="0.0092790627479553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21936841011047363" office:value-type="float"/>
          <table:table-cell office:value="0.05" office:value-type="float"/>
          <table:table-cell office:value="0.06245471959580611" office:value-type="float"/>
          <table:table-cell office:value="38" office:value-type="float"/>
          <table:table-cell office:value="-0.007768613100051881" office:value-type="float"/>
          <table:table-cell office:value="-0.008019641637802125" office:value-type="float"/>
          <table:table-cell office:value="0.009999903440475464" office:value-type="float"/>
          <table:table-cell office:value="-0.009941498637199403" office:value-type="float"/>
          <table:table-cell office:value="-0.008582513332366943" office:value-type="float"/>
          <table:table-cell office:value="0.006418015956878660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14500070810317994" office:value-type="float"/>
          <table:table-cell office:value="0.05" office:value-type="float"/>
          <table:table-cell office:value="0.054597387112065354" office:value-type="float"/>
          <table:table-cell office:value="39" office:value-type="float"/>
          <table:table-cell office:value="-0.008540127277374267" office:value-type="float"/>
          <table:table-cell office:value="-0.009892504215240478" office:value-type="float"/>
          <table:table-cell office:value="0.009999525547027587" office:value-type="float"/>
          <table:table-cell office:value="-0.009098710417747497" office:value-type="float"/>
          <table:table-cell office:value="-0.00743677020072937" office:value-type="float"/>
          <table:table-cell office:value="0.0095880460739135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0.00779869019985199" office:value-type="float"/>
          <table:table-cell office:value="0.05" office:value-type="float"/>
          <table:table-cell office:value="0.04290977000304609" office:value-type="float"/>
          <table:table-cell office:value="40" office:value-type="float"/>
          <table:table-cell office:value="-0.008374536037445068" office:value-type="float"/>
          <table:table-cell office:value="-0.009454182982444763" office:value-type="float"/>
          <table:table-cell office:value="0.009999415874481202" office:value-type="float"/>
          <table:table-cell office:value="-0.009556653499603272" office:value-type="float"/>
          <table:table-cell office:value="-0.006701380610466004" office:value-type="float"/>
          <table:table-cell office:value="0.0086788427829742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09845739603042605" office:value-type="float"/>
          <table:table-cell office:value="0.05" office:value-type="float"/>
          <table:table-cell office:value="0.048441901653974516" office:value-type="float"/>
          <table:table-cell office:value="41" office:value-type="float"/>
          <table:table-cell office:value="-0.009111334085464478" office:value-type="float"/>
          <table:table-cell office:value="-0.009936813712120057" office:value-type="float"/>
          <table:table-cell office:value="0.009999971389770509" office:value-type="float"/>
          <table:table-cell office:value="-0.009662288427352906" office:value-type="float"/>
          <table:table-cell office:value="-0.00878326416015625" office:value-type="float"/>
          <table:table-cell office:value="0.0099139773845672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07264682650566102" office:value-type="float"/>
          <table:table-cell office:value="0.05" office:value-type="float"/>
          <table:table-cell office:value="0.0491074683677961" office:value-type="float"/>
          <table:table-cell office:value="42" office:value-type="float"/>
          <table:table-cell office:value="-0.009919764995574952" office:value-type="float"/>
          <table:table-cell office:value="-0.009992967247962952" office:value-type="float"/>
          <table:table-cell office:value="0.00999999761581421" office:value-type="float"/>
          <table:table-cell office:value="-0.007976181507110595" office:value-type="float"/>
          <table:table-cell office:value="-0.006280108690261841" office:value-type="float"/>
          <table:table-cell office:value="0.0099835085868835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1605056464672089" office:value-type="float"/>
          <table:table-cell office:value="0.05" office:value-type="float"/>
          <table:table-cell office:value="0.042442514234667134" office:value-type="float"/>
          <table:table-cell office:value="43" office:value-type="float"/>
          <table:table-cell office:value="-0.00822111487388611" office:value-type="float"/>
          <table:table-cell office:value="-0.009894630312919617" office:value-type="float"/>
          <table:table-cell office:value="0.009999859333038331" office:value-type="float"/>
          <table:table-cell office:value="-0.00971206247806549" office:value-type="float"/>
          <table:table-cell office:value="-0.008785881996154786" office:value-type="float"/>
          <table:table-cell office:value="0.009842882156372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4988392591476442" office:value-type="float"/>
          <table:table-cell office:value="0.05" office:value-type="float"/>
          <table:table-cell office:value="0.0425726658861177" office:value-type="float"/>
          <table:table-cell office:value="44" office:value-type="float"/>
          <table:table-cell office:value="-0.008801022171974182" office:value-type="float"/>
          <table:table-cell office:value="-0.009911811947822572" office:value-type="float"/>
          <table:table-cell office:value="0.00999995470046997" office:value-type="float"/>
          <table:table-cell office:value="-0.009752203226089478" office:value-type="float"/>
          <table:table-cell office:value="-0.008937827944755554" office:value-type="float"/>
          <table:table-cell office:value="0.0099000954627990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7517874240875248" office:value-type="float"/>
          <table:table-cell office:value="0.05" office:value-type="float"/>
          <table:table-cell office:value="0.04878458296564213" office:value-type="float"/>
          <table:table-cell office:value="45" office:value-type="float"/>
          <table:table-cell office:value="-0.009419382810592652" office:value-type="float"/>
          <table:table-cell office:value="-0.0082005512714386" office:value-type="float"/>
          <table:table-cell office:value="0.00999992609024048" office:value-type="float"/>
          <table:table-cell office:value="-0.009755183458328247" office:value-type="float"/>
          <table:table-cell office:value="-0.002529481649398804" office:value-type="float"/>
          <table:table-cell office:value="0.0080460882186889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6192826032638556" office:value-type="float"/>
          <table:table-cell office:value="0.05" office:value-type="float"/>
          <table:table-cell office:value="0.0496818343050385" office:value-type="float"/>
          <table:table-cell office:value="46" office:value-type="float"/>
          <table:table-cell office:value="-0.008801214098930359" office:value-type="float"/>
          <table:table-cell office:value="-0.009942619800567628" office:value-type="float"/>
          <table:table-cell office:value="0.009999930858612062" office:value-type="float"/>
          <table:table-cell office:value="-0.009721251726150513" office:value-type="float"/>
          <table:table-cell office:value="-0.008674951791763306" office:value-type="float"/>
          <table:table-cell office:value="0.0099199151992797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001199841499329" office:value-type="float"/>
          <table:table-cell office:value="0.05" office:value-type="float"/>
          <table:table-cell office:value="0.055803186481180225" office:value-type="float"/>
          <table:table-cell office:value="47" office:value-type="float"/>
          <table:table-cell office:value="-0.008411314487457276" office:value-type="float"/>
          <table:table-cell office:value="-0.007616910934448242" office:value-type="float"/>
          <table:table-cell office:value="0.009999271631240847" office:value-type="float"/>
          <table:table-cell office:value="-0.009789426922798158" office:value-type="float"/>
          <table:table-cell office:value="-0.0038191723823547364" office:value-type="float"/>
          <table:table-cell office:value="0.007674140930175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7724395990371704" office:value-type="float"/>
          <table:table-cell office:value="0.05" office:value-type="float"/>
          <table:table-cell office:value="0.047997017701373386" office:value-type="float"/>
          <table:table-cell office:value="48" office:value-type="float"/>
          <table:table-cell office:value="-0.009421957731246948" office:value-type="float"/>
          <table:table-cell office:value="-0.009972121715545654" office:value-type="float"/>
          <table:table-cell office:value="0.009999957084655764" office:value-type="float"/>
          <table:table-cell office:value="-0.009583899974822998" office:value-type="float"/>
          <table:table-cell office:value="-0.007712397575378418" office:value-type="float"/>
          <table:table-cell office:value="0.00995262742042541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0099663110862475" office:value-type="float"/>
          <table:table-cell office:value="49" office:value-type="float"/>
          <table:table-cell office:value="-0.009961541891098023" office:value-type="float"/>
          <table:table-cell office:value="-0.009989930391311646" office:value-type="float"/>
          <table:table-cell office:value="0.01" office:value-type="float"/>
          <table:table-cell office:value="-0.007740143537521362" office:value-type="float"/>
          <table:table-cell office:value="-0.0030537986755371097" office:value-type="float"/>
          <table:table-cell office:value="0.009987694025039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9119117777967874" office:value-type="float"/>
          <table:table-cell office:value="50" office:value-type="float"/>
          <table:table-cell office:value="-0.009893284440040588" office:value-type="float"/>
          <table:table-cell office:value="-0.00985918402671814" office:value-type="float"/>
          <table:table-cell office:value="0.009999994039535524" office:value-type="float"/>
          <table:table-cell office:value="-0.00890491545200348" office:value-type="float"/>
          <table:table-cell office:value="-0.0003724676370620728" office:value-type="float"/>
          <table:table-cell office:value="0.0098315489292144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01637961247433" office:value-type="float"/>
          <table:table-cell office:value="51" office:value-type="float"/>
          <table:table-cell office:value="-0.008896738886833191" office:value-type="float"/>
          <table:table-cell office:value="-0.008537257909774781" office:value-type="float"/>
          <table:table-cell office:value="0.009999830722808837" office:value-type="float"/>
          <table:table-cell office:value="-0.009750821590423585" office:value-type="float"/>
          <table:table-cell office:value="-0.0029434716701507565" office:value-type="float"/>
          <table:table-cell office:value="0.0088059520721435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032267411213879" office:value-type="float"/>
          <table:table-cell office:value="52" office:value-type="float"/>
          <table:table-cell office:value="-0.007765867114067078" office:value-type="float"/>
          <table:table-cell office:value="-0.0029477930068969723" office:value-type="float"/>
          <table:table-cell office:value="0.009999890327453612" office:value-type="float"/>
          <table:table-cell office:value="-0.009975578784942627" office:value-type="float"/>
          <table:table-cell office:value="-0.006979517340660095" office:value-type="float"/>
          <table:table-cell office:value="0.0042606377601623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39800222684854" office:value-type="float"/>
          <table:table-cell office:value="53" office:value-type="float"/>
          <table:table-cell office:value="-0.007213389873504639" office:value-type="float"/>
          <table:table-cell office:value="-0.009826156497001649" office:value-type="float"/>
          <table:table-cell office:value="0.009999949932098387" office:value-type="float"/>
          <table:table-cell office:value="-0.009892106652259827" office:value-type="float"/>
          <table:table-cell office:value="-0.009195420742034912" office:value-type="float"/>
          <table:table-cell office:value="0.0099016523361206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399135174965216" office:value-type="float"/>
          <table:table-cell office:value="54" office:value-type="float"/>
          <table:table-cell office:value="-0.006646555066108704" office:value-type="float"/>
          <table:table-cell office:value="-0.004472038745880127" office:value-type="float"/>
          <table:table-cell office:value="0.00999988079071045" office:value-type="float"/>
          <table:table-cell office:value="-0.009981405138969422" office:value-type="float"/>
          <table:table-cell office:value="-0.00818662464618683" office:value-type="float"/>
          <table:table-cell office:value="0.00547640800476074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1741429012315645" office:value-type="float"/>
          <table:table-cell office:value="55" office:value-type="float"/>
          <table:table-cell office:value="-0.005897079706192017" office:value-type="float"/>
          <table:table-cell office:value="-0.00964566171169281" office:value-type="float"/>
          <table:table-cell office:value="0.009997990131378176" office:value-type="float"/>
          <table:table-cell office:value="-0.00977298378944397" office:value-type="float"/>
          <table:table-cell office:value="-0.007085095643997192" office:value-type="float"/>
          <table:table-cell office:value="0.0095683860778808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973696373833147" office:value-type="float"/>
          <table:table-cell office:value="56" office:value-type="float"/>
          <table:table-cell office:value="-0.006293746829032898" office:value-type="float"/>
          <table:table-cell office:value="-0.009806541800498962" office:value-type="float"/>
          <table:table-cell office:value="0.009999918937683107" office:value-type="float"/>
          <table:table-cell office:value="-0.009893644452095032" office:value-type="float"/>
          <table:table-cell office:value="-0.0091657292842865" office:value-type="float"/>
          <table:table-cell office:value="0.009882152080535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2811193956233014" office:value-type="float"/>
          <table:table-cell office:value="57" office:value-type="float"/>
          <table:table-cell office:value="-0.004157431125640869" office:value-type="float"/>
          <table:table-cell office:value="-0.009691843390464782" office:value-type="float"/>
          <table:table-cell office:value="0.009998171329498292" office:value-type="float"/>
          <table:table-cell office:value="-0.009799785614013672" office:value-type="float"/>
          <table:table-cell office:value="-0.008245624899864197" office:value-type="float"/>
          <table:table-cell office:value="0.00960944890975952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37158274650574" office:value-type="float"/>
          <table:table-cell office:value="0.05" office:value-type="float"/>
          <table:table-cell office:value="0.042737603208856806" office:value-type="float"/>
          <table:table-cell office:value="58" office:value-type="float"/>
          <table:table-cell office:value="-0.00994480013847351" office:value-type="float"/>
          <table:table-cell office:value="-0.009916648268699646" office:value-type="float"/>
          <table:table-cell office:value="0.01" office:value-type="float"/>
          <table:table-cell office:value="-0.007403377294540405" office:value-type="float"/>
          <table:table-cell office:value="0.003628417253494262" office:value-type="float"/>
          <table:table-cell office:value="0.0099213600158691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734820008277896" office:value-type="float"/>
          <table:table-cell office:value="0.05" office:value-type="float"/>
          <table:table-cell office:value="0.06347776552728734" office:value-type="float"/>
          <table:table-cell office:value="59" office:value-type="float"/>
          <table:table-cell office:value="-0.009161089658737184" office:value-type="float"/>
          <table:table-cell office:value="-0.009156025052070619" office:value-type="float"/>
          <table:table-cell office:value="0.009999990463256838" office:value-type="float"/>
          <table:table-cell office:value="-0.009679479598999024" office:value-type="float"/>
          <table:table-cell office:value="-0.00036323726177215493" office:value-type="float"/>
          <table:table-cell office:value="0.0094408810138702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436954407500295" office:value-type="float"/>
          <table:table-cell office:value="60" office:value-type="float"/>
          <table:table-cell office:value="-0.005445982217788696" office:value-type="float"/>
          <table:table-cell office:value="-0.009931321144104005" office:value-type="float"/>
          <table:table-cell office:value="0.009999399185180663" office:value-type="float"/>
          <table:table-cell office:value="-0.009820753931999207" office:value-type="float"/>
          <table:table-cell office:value="-0.00843820095062256" office:value-type="float"/>
          <table:table-cell office:value="0.009885823726654053" office:value-type="float"/>
        </table:table-row>
      </table:table>
      <table:table table:name="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656826376914979" office:value-type="float"/>
          <table:table-cell office:value="-0.005620098114013672" office:value-type="float"/>
          <table:table-cell office:value="0.009999374151229859" office:value-type="float"/>
          <table:table-cell office:value="-0.009861658215522767" office:value-type="float"/>
          <table:table-cell office:value="-0.005388865470886231" office:value-type="float"/>
          <table:table-cell office:value="0.009741859436035156" office:value-type="float"/>
          <table:table-cell office:value="0.06417202730333646" office:value-type="float"/>
          <table:table-cell office:value="1" office:value-type="float"/>
          <table:table-cell office:value="-0.007656826376914979" office:value-type="float"/>
          <table:table-cell office:value="-0.005620098114013672" office:value-type="float"/>
          <table:table-cell office:value="0.009999374151229859" office:value-type="float"/>
          <table:table-cell office:value="-0.009861658215522767" office:value-type="float"/>
          <table:table-cell office:value="-0.005388865470886231" office:value-type="float"/>
          <table:table-cell office:value="0.009741859436035156" office:value-type="float"/>
        </table:table-row>
        <table:table-row>
          <table:table-cell office:value="-0.015944108963012696" office:value-type="float"/>
          <table:table-cell office:value="-0.010566821098327638" office:value-type="float"/>
          <table:table-cell office:value="0.019999115467071532" office:value-type="float"/>
          <table:table-cell office:value="-0.01972549915313721" office:value-type="float"/>
          <table:table-cell office:value="-0.008691298961639404" office:value-type="float"/>
          <table:table-cell office:value="0.019429001808166504" office:value-type="float"/>
          <table:table-cell office:value="0.07079881890159988" office:value-type="float"/>
          <table:table-cell office:value="2" office:value-type="float"/>
          <table:table-cell office:value="-0.008287282586097717" office:value-type="float"/>
          <table:table-cell office:value="-0.004946722984313965" office:value-type="float"/>
          <table:table-cell office:value="0.009999741315841673" office:value-type="float"/>
          <table:table-cell office:value="-0.009863840937614441" office:value-type="float"/>
          <table:table-cell office:value="-0.003302433490753174" office:value-type="float"/>
          <table:table-cell office:value="0.009687142372131348" office:value-type="float"/>
        </table:table-row>
        <table:table-row>
          <table:table-cell office:value="-0.0254852157831192" office:value-type="float"/>
          <table:table-cell office:value="-0.02054042756557465" office:value-type="float"/>
          <table:table-cell office:value="0.029999105930328368" office:value-type="float"/>
          <table:table-cell office:value="-0.027640971541404727" office:value-type="float"/>
          <table:table-cell office:value="-0.0085982084274292" office:value-type="float"/>
          <table:table-cell office:value="0.02938139200210571" office:value-type="float"/>
          <table:table-cell office:value="0.7566034828568368" office:value-type="float"/>
          <table:table-cell office:value="3" office:value-type="float"/>
          <table:table-cell office:value="-0.009541106820106506" office:value-type="float"/>
          <table:table-cell office:value="-0.00997360646724701" office:value-type="float"/>
          <table:table-cell office:value="0.009999990463256838" office:value-type="float"/>
          <table:table-cell office:value="-0.007915472388267517" office:value-type="float"/>
          <table:table-cell office:value="9.309053421020438e-05" office:value-type="float"/>
          <table:table-cell office:value="0.009952390193939209" office:value-type="float"/>
        </table:table-row>
        <table:table-row>
          <table:table-cell office:value="-0.03524480104446411" office:value-type="float"/>
          <table:table-cell office:value="-0.03049412548542023" office:value-type="float"/>
          <table:table-cell office:value="0.03999910235404968" office:value-type="float"/>
          <table:table-cell office:value="-0.03505911469459534" office:value-type="float"/>
          <table:table-cell office:value="-0.005765109062194825" office:value-type="float"/>
          <table:table-cell office:value="0.0393343448638916" office:value-type="float"/>
          <table:table-cell office:value="0.09450978217875532" office:value-type="float"/>
          <table:table-cell office:value="4" office:value-type="float"/>
          <table:table-cell office:value="-0.00975958526134491" office:value-type="float"/>
          <table:table-cell office:value="-0.00995369791984558" office:value-type="float"/>
          <table:table-cell office:value="0.009999996423721314" office:value-type="float"/>
          <table:table-cell office:value="-0.007418143153190613" office:value-type="float"/>
          <table:table-cell office:value="0.0028330993652343744" office:value-type="float"/>
          <table:table-cell office:value="0.009952952861785888" office:value-type="float"/>
        </table:table-row>
        <table:table-row>
          <table:table-cell office:value="-0.03971320390701294" office:value-type="float"/>
          <table:table-cell office:value="-0.04045813441276551" office:value-type="float"/>
          <table:table-cell office:value="0.049998792409896846" office:value-type="float"/>
          <table:table-cell office:value="-0.04490835368633271" office:value-type="float"/>
          <table:table-cell office:value="-0.014064940214157105" office:value-type="float"/>
          <table:table-cell office:value="0.04925838232040405" office:value-type="float"/>
          <table:table-cell office:value="0.08894715254759378" office:value-type="float"/>
          <table:table-cell office:value="5" office:value-type="float"/>
          <table:table-cell office:value="-0.004468402862548828" office:value-type="float"/>
          <table:table-cell office:value="-0.009964008927345277" office:value-type="float"/>
          <table:table-cell office:value="0.009999690055847167" office:value-type="float"/>
          <table:table-cell office:value="-0.009849238991737366" office:value-type="float"/>
          <table:table-cell office:value="-0.00829983115196228" office:value-type="float"/>
          <table:table-cell office:value="0.009924037456512451" office:value-type="float"/>
        </table:table-row>
        <table:table-row>
          <table:table-cell office:value="-0.0437057960033416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28653311729431" office:value-type="float"/>
          <table:table-cell office:value="0.05" office:value-type="float"/>
          <table:table-cell office:value="0.08356472709272268" office:value-type="float"/>
          <table:table-cell office:value="6" office:value-type="float"/>
          <table:table-cell office:value="-0.0039925920963287355" office:value-type="float"/>
          <table:table-cell office:value="-0.009952282309532165" office:value-type="float"/>
          <table:table-cell office:value="0.00999960422515869" office:value-type="float"/>
          <table:table-cell office:value="-0.00986003279685974" office:value-type="float"/>
          <table:table-cell office:value="-0.008221592903137207" office:value-type="float"/>
          <table:table-cell office:value="0.009913343191146852" office:value-type="float"/>
        </table:table-row>
        <table:table-row>
          <table:table-cell office:value="-0.0463707107305526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048088252544403" office:value-type="float"/>
          <table:table-cell office:value="0.05" office:value-type="float"/>
          <table:table-cell office:value="0.08300995620024947" office:value-type="float"/>
          <table:table-cell office:value="7" office:value-type="float"/>
          <table:table-cell office:value="-0.002664914727210999" office:value-type="float"/>
          <table:table-cell office:value="-0.009946619868278503" office:value-type="float"/>
          <table:table-cell office:value="0.009999562501907347" office:value-type="float"/>
          <table:table-cell office:value="-0.009877209067344666" office:value-type="float"/>
          <table:table-cell office:value="-0.008194349408149719" office:value-type="float"/>
          <table:table-cell office:value="0.009912232160568238" office:value-type="float"/>
        </table:table-row>
        <table:table-row>
          <table:table-cell office:value="-0.0491647964715957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867935180664062" office:value-type="float"/>
          <table:table-cell office:value="0.05" office:value-type="float"/>
          <table:table-cell office:value="0.08232822393138617" office:value-type="float"/>
          <table:table-cell office:value="8" office:value-type="float"/>
          <table:table-cell office:value="-0.0027940857410430906" office:value-type="float"/>
          <table:table-cell office:value="-0.00994856894016266" office:value-type="float"/>
          <table:table-cell office:value="0.009999601840972901" office:value-type="float"/>
          <table:table-cell office:value="-0.009880958199501038" office:value-type="float"/>
          <table:table-cell office:value="-0.008198469281196594" office:value-type="float"/>
          <table:table-cell office:value="0.00991625666618347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897948384284974" office:value-type="float"/>
          <table:table-cell office:value="0.05" office:value-type="float"/>
          <table:table-cell office:value="0.08210621313425318" office:value-type="float"/>
          <table:table-cell office:value="9" office:value-type="float"/>
          <table:table-cell office:value="-0.0015531897544860847" office:value-type="float"/>
          <table:table-cell office:value="-0.009949778914451599" office:value-type="float"/>
          <table:table-cell office:value="0.00999962329864502" office:value-type="float"/>
          <table:table-cell office:value="-0.00989377498626709" office:value-type="float"/>
          <table:table-cell office:value="-0.008218596577644349" office:value-type="float"/>
          <table:table-cell office:value="0.0099222517013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10620622054805" office:value-type="float"/>
          <table:table-cell office:value="10" office:value-type="float"/>
          <table:table-cell office:value="-0.001667022705078125" office:value-type="float"/>
          <table:table-cell office:value="-0.009951584339141846" office:value-type="float"/>
          <table:table-cell office:value="0.009999659061431887" office:value-type="float"/>
          <table:table-cell office:value="-0.009896667003631591" office:value-type="float"/>
          <table:table-cell office:value="-0.008224983215332032" office:value-type="float"/>
          <table:table-cell office:value="0.0099256551265716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10621175141962" office:value-type="float"/>
          <table:table-cell office:value="11" office:value-type="float"/>
          <table:table-cell office:value="-0.00018094599246978697" office:value-type="float"/>
          <table:table-cell office:value="-0.009951763153076172" office:value-type="float"/>
          <table:table-cell office:value="0.00999965190887451" office:value-type="float"/>
          <table:table-cell office:value="-0.009903742671012879" office:value-type="float"/>
          <table:table-cell office:value="-0.008222879767417908" office:value-type="float"/>
          <table:table-cell office:value="0.009928798675537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10620606627492" office:value-type="float"/>
          <table:table-cell office:value="12" office:value-type="float"/>
          <table:table-cell office:value="-0.0001809453964233404" office:value-type="float"/>
          <table:table-cell office:value="-0.009951763153076172" office:value-type="float"/>
          <table:table-cell office:value="0.00999965190887451" office:value-type="float"/>
          <table:table-cell office:value="-0.009903742671012879" office:value-type="float"/>
          <table:table-cell office:value="-0.008222879767417908" office:value-type="float"/>
          <table:table-cell office:value="0.00992879867553711" office:value-type="float"/>
        </table:table-row>
        <table:table-row>
          <table:table-cell office:value="-0.048563750982284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48298170209734" office:value-type="float"/>
          <table:table-cell office:value="13" office:value-type="float"/>
          <table:table-cell office:value="0.0014362490177154547" office:value-type="float"/>
          <table:table-cell office:value="-0.009951684474945068" office:value-type="float"/>
          <table:table-cell office:value="0.009999630451202392" office:value-type="float"/>
          <table:table-cell office:value="-0.009909120202064515" office:value-type="float"/>
          <table:table-cell office:value="-0.008217669129371644" office:value-type="float"/>
          <table:table-cell office:value="0.009930760860443115" office:value-type="float"/>
        </table:table-row>
        <table:table-row>
          <table:table-cell office:value="-0.04710848808288574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283945670409473" office:value-type="float"/>
          <table:table-cell office:value="14" office:value-type="float"/>
          <table:table-cell office:value="0.0014552628993988043" office:value-type="float"/>
          <table:table-cell office:value="-0.009951772689819336" office:value-type="float"/>
          <table:table-cell office:value="0.009999630451202392" office:value-type="float"/>
          <table:table-cell office:value="-0.00990917205810547" office:value-type="float"/>
          <table:table-cell office:value="-0.008222455382347107" office:value-type="float"/>
          <table:table-cell office:value="0.009930750131607055" office:value-type="float"/>
        </table:table-row>
        <table:table-row>
          <table:table-cell office:value="-0.0440116453170776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350612601726497" office:value-type="float"/>
          <table:table-cell office:value="15" office:value-type="float"/>
          <table:table-cell office:value="0.003096842765808105" office:value-type="float"/>
          <table:table-cell office:value="-0.009952123165130616" office:value-type="float"/>
          <table:table-cell office:value="0.009999605417251587" office:value-type="float"/>
          <table:table-cell office:value="-0.009914612174034118" office:value-type="float"/>
          <table:table-cell office:value="-0.008232340216636658" office:value-type="float"/>
          <table:table-cell office:value="0.009932875633239748" office:value-type="float"/>
        </table:table-row>
        <table:table-row>
          <table:table-cell office:value="-0.0408772575855255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0403104208181" office:value-type="float"/>
          <table:table-cell office:value="16" office:value-type="float"/>
          <table:table-cell office:value="0.0031343877315521233" office:value-type="float"/>
          <table:table-cell office:value="-0.009952302575111389" office:value-type="float"/>
          <table:table-cell office:value="0.009999606609344484" office:value-type="float"/>
          <table:table-cell office:value="-0.009914686679840088" office:value-type="float"/>
          <table:table-cell office:value="-0.008242236375808716" office:value-type="float"/>
          <table:table-cell office:value="0.009932849407196047" office:value-type="float"/>
        </table:table-row>
        <table:table-row>
          <table:table-cell office:value="-0.0363106620311737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533742117464" office:value-type="float"/>
          <table:table-cell office:value="17" office:value-type="float"/>
          <table:table-cell office:value="0.004566595554351807" office:value-type="float"/>
          <table:table-cell office:value="-0.009953314065933227" office:value-type="float"/>
          <table:table-cell office:value="0.009999582767486572" office:value-type="float"/>
          <table:table-cell office:value="-0.00992018222808838" office:value-type="float"/>
          <table:table-cell office:value="-0.008262611627578735" office:value-type="float"/>
          <table:table-cell office:value="0.009934937953948975" office:value-type="float"/>
        </table:table-row>
        <table:table-row>
          <table:table-cell office:value="-0.03169333815574646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65727621170274" office:value-type="float"/>
          <table:table-cell office:value="18" office:value-type="float"/>
          <table:table-cell office:value="0.004617323875427246" office:value-type="float"/>
          <table:table-cell office:value="-0.009953460693359376" office:value-type="float"/>
          <table:table-cell office:value="0.009999585151672362" office:value-type="float"/>
          <table:table-cell office:value="-0.009920395016670228" office:value-type="float"/>
          <table:table-cell office:value="-0.008276216983795166" office:value-type="float"/>
          <table:table-cell office:value="0.009934836626052856" office:value-type="float"/>
        </table:table-row>
        <table:table-row>
          <table:table-cell office:value="-0.02588547825813294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425535158258741" office:value-type="float"/>
          <table:table-cell office:value="19" office:value-type="float"/>
          <table:table-cell office:value="0.0058078598976135255" office:value-type="float"/>
          <table:table-cell office:value="-0.009954431653022766" office:value-type="float"/>
          <table:table-cell office:value="0.009999563694000244" office:value-type="float"/>
          <table:table-cell office:value="-0.00992669939994812" office:value-type="float"/>
          <table:table-cell office:value="-0.00829992949962616" office:value-type="float"/>
          <table:table-cell office:value="0.009936656951904299" office:value-type="float"/>
        </table:table-row>
        <table:table-row>
          <table:table-cell office:value="-0.0200235033035278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325784489799463" office:value-type="float"/>
          <table:table-cell office:value="20" office:value-type="float"/>
          <table:table-cell office:value="0.005861974954605104" office:value-type="float"/>
          <table:table-cell office:value="-0.009954508543014527" office:value-type="float"/>
          <table:table-cell office:value="0.00999956488609314" office:value-type="float"/>
          <table:table-cell office:value="-0.009926817417144776" office:value-type="float"/>
          <table:table-cell office:value="-0.008314359784126282" office:value-type="float"/>
          <table:table-cell office:value="0.009936497211456298" office:value-type="float"/>
        </table:table-row>
        <table:table-row>
          <table:table-cell office:value="-0.0133243334293365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8151024216962696" office:value-type="float"/>
          <table:table-cell office:value="21" office:value-type="float"/>
          <table:table-cell office:value="0.006699169874191285" office:value-type="float"/>
          <table:table-cell office:value="-0.009955049753189086" office:value-type="float"/>
          <table:table-cell office:value="0.009999548196792602" office:value-type="float"/>
          <table:table-cell office:value="-0.009932825565338135" office:value-type="float"/>
          <table:table-cell office:value="-0.008322805762290955" office:value-type="float"/>
          <table:table-cell office:value="0.009937869310379028" office:value-type="float"/>
        </table:table-row>
        <table:table-row>
          <table:table-cell office:value="-0.00656420826911927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7925032897119007" office:value-type="float"/>
          <table:table-cell office:value="22" office:value-type="float"/>
          <table:table-cell office:value="0.006760125160217284" office:value-type="float"/>
          <table:table-cell office:value="-0.009954699873924255" office:value-type="float"/>
          <table:table-cell office:value="0.009999547004699709" office:value-type="float"/>
          <table:table-cell office:value="-0.009932857155799866" office:value-type="float"/>
          <table:table-cell office:value="-0.00833586573600769" office:value-type="float"/>
          <table:table-cell office:value="0.009937484264373778" office:value-type="float"/>
        </table:table-row>
        <table:table-row>
          <table:table-cell office:value="0.000689042806625359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7643607694012007" office:value-type="float"/>
          <table:table-cell office:value="23" office:value-type="float"/>
          <table:table-cell office:value="0.00725325107574463" office:value-type="float"/>
          <table:table-cell office:value="-0.0099552983045578" office:value-type="float"/>
          <table:table-cell office:value="0.009999531507492066" office:value-type="float"/>
          <table:table-cell office:value="-0.009937704801559448" office:value-type="float"/>
          <table:table-cell office:value="-0.008304635882377625" office:value-type="float"/>
          <table:table-cell office:value="0.009937744140625001" office:value-type="float"/>
        </table:table-row>
        <table:table-row>
          <table:table-cell office:value="0.00799774408340453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7332112340173871" office:value-type="float"/>
          <table:table-cell office:value="24" office:value-type="float"/>
          <table:table-cell office:value="0.007308701276779175" office:value-type="float"/>
          <table:table-cell office:value="-0.009954847693443299" office:value-type="float"/>
          <table:table-cell office:value="0.009999531507492066" office:value-type="float"/>
          <table:table-cell office:value="-0.009937711358070374" office:value-type="float"/>
          <table:table-cell office:value="-0.008313649892807006" office:value-type="float"/>
          <table:table-cell office:value="0.009937487840652464" office:value-type="float"/>
        </table:table-row>
        <table:table-row>
          <table:table-cell office:value="0.01553488492965697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990874132618766" office:value-type="float"/>
          <table:table-cell office:value="25" office:value-type="float"/>
          <table:table-cell office:value="0.007537140846252443" office:value-type="float"/>
          <table:table-cell office:value="-0.009954979419708252" office:value-type="float"/>
          <table:table-cell office:value="0.009999516010284424" office:value-type="float"/>
          <table:table-cell office:value="-0.009940837025642395" office:value-type="float"/>
          <table:table-cell office:value="-0.008232391476631165" office:value-type="float"/>
          <table:table-cell office:value="0.00993646502494812" office:value-type="float"/>
        </table:table-row>
        <table:table-row>
          <table:table-cell office:value="0.02311397790908813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7582467816174" office:value-type="float"/>
          <table:table-cell office:value="26" office:value-type="float"/>
          <table:table-cell office:value="0.007579092979431152" office:value-type="float"/>
          <table:table-cell office:value="-0.00995402157306671" office:value-type="float"/>
          <table:table-cell office:value="0.009999520778656007" office:value-type="float"/>
          <table:table-cell office:value="-0.009940768480300904" office:value-type="float"/>
          <table:table-cell office:value="-0.00823051631450653" office:value-type="float"/>
          <table:table-cell office:value="0.009935679435729981" office:value-type="float"/>
        </table:table-row>
        <table:table-row>
          <table:table-cell office:value="0.03092639923095702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194466501430224" office:value-type="float"/>
          <table:table-cell office:value="27" office:value-type="float"/>
          <table:table-cell office:value="0.007812421321868898" office:value-type="float"/>
          <table:table-cell office:value="-0.009898476004600525" office:value-type="float"/>
          <table:table-cell office:value="0.009999110698699952" office:value-type="float"/>
          <table:table-cell office:value="-0.009948657155036926" office:value-type="float"/>
          <table:table-cell office:value="-0.007918000221252441" office:value-type="float"/>
          <table:table-cell office:value="0.009901571273803712" office:value-type="float"/>
        </table:table-row>
        <table:table-row>
          <table:table-cell office:value="0.0387407970428466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8058780716807895" office:value-type="float"/>
          <table:table-cell office:value="28" office:value-type="float"/>
          <table:table-cell office:value="0.007814397811889648" office:value-type="float"/>
          <table:table-cell office:value="-0.009895542860031128" office:value-type="float"/>
          <table:table-cell office:value="0.0099991512298584" office:value-type="float"/>
          <table:table-cell office:value="-0.009948155879974366" office:value-type="float"/>
          <table:table-cell office:value="-0.007895861268043518" office:value-type="float"/>
          <table:table-cell office:value="0.009899835586547853" office:value-type="float"/>
        </table:table-row>
        <table:table-row>
          <table:table-cell office:value="0.0463376379013061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225433761014505" office:value-type="float"/>
          <table:table-cell office:value="29" office:value-type="float"/>
          <table:table-cell office:value="0.0075968408584594724" office:value-type="float"/>
          <table:table-cell office:value="-0.009892197847366333" office:value-type="float"/>
          <table:table-cell office:value="0.009999165534973145" office:value-type="float"/>
          <table:table-cell office:value="-0.009947112798690797" office:value-type="float"/>
          <table:table-cell office:value="-0.007646258473396301" office:value-type="float"/>
          <table:table-cell office:value="0.00989371061325073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07125858195" office:value-type="float"/>
          <table:table-cell office:value="30" office:value-type="float"/>
          <table:table-cell office:value="0.007571359872817993" office:value-type="float"/>
          <table:table-cell office:value="-0.009888678789138794" office:value-type="float"/>
          <table:table-cell office:value="0.00999922752380371" office:value-type="float"/>
          <table:table-cell office:value="-0.00994654893875122" office:value-type="float"/>
          <table:table-cell office:value="-0.007606360912322998" office:value-type="float"/>
          <table:table-cell office:value="0.00989131689071655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3137682738" office:value-type="float"/>
          <table:table-cell office:value="31" office:value-type="float"/>
          <table:table-cell office:value="0.007189810276031496" office:value-type="float"/>
          <table:table-cell office:value="-0.009886317253112793" office:value-type="float"/>
          <table:table-cell office:value="0.009999221563339234" office:value-type="float"/>
          <table:table-cell office:value="-0.009945032000541688" office:value-type="float"/>
          <table:table-cell office:value="-0.007289187908172607" office:value-type="float"/>
          <table:table-cell office:value="0.009884809255599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79946060521945" office:value-type="float"/>
          <table:table-cell office:value="32" office:value-type="float"/>
          <table:table-cell office:value="0.007189811468124389" office:value-type="float"/>
          <table:table-cell office:value="-0.009886317253112793" office:value-type="float"/>
          <table:table-cell office:value="0.009999221563339234" office:value-type="float"/>
          <table:table-cell office:value="-0.009945032000541688" office:value-type="float"/>
          <table:table-cell office:value="-0.007289189100265503" office:value-type="float"/>
          <table:table-cell office:value="0.009884809255599975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36925255506" office:value-type="float"/>
          <table:table-cell office:value="33" office:value-type="float"/>
          <table:table-cell office:value="0.006675859689712524" office:value-type="float"/>
          <table:table-cell office:value="-0.009885885119438172" office:value-type="float"/>
          <table:table-cell office:value="0.009999183416366577" office:value-type="float"/>
          <table:table-cell office:value="-0.00994395673274994" office:value-type="float"/>
          <table:table-cell office:value="-0.006939905881881714" office:value-type="float"/>
          <table:table-cell office:value="0.00987889170646667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262435223" office:value-type="float"/>
          <table:table-cell office:value="34" office:value-type="float"/>
          <table:table-cell office:value="0.00667612910270691" office:value-type="float"/>
          <table:table-cell office:value="-0.009885923862457275" office:value-type="float"/>
          <table:table-cell office:value="0.009999184608459473" office:value-type="float"/>
          <table:table-cell office:value="-0.00994395673274994" office:value-type="float"/>
          <table:table-cell office:value="-0.006940744519233703" office:value-type="float"/>
          <table:table-cell office:value="0.009878913164138794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10266651314" office:value-type="float"/>
          <table:table-cell office:value="35" office:value-type="float"/>
          <table:table-cell office:value="0.005925567150115966" office:value-type="float"/>
          <table:table-cell office:value="-0.009885012507438659" office:value-type="float"/>
          <table:table-cell office:value="0.009999147653579713" office:value-type="float"/>
          <table:table-cell office:value="-0.009942591786384583" office:value-type="float"/>
          <table:table-cell office:value="-0.006514008045196534" office:value-type="float"/>
          <table:table-cell office:value="0.0098722052574157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2763045322" office:value-type="float"/>
          <table:table-cell office:value="36" office:value-type="float"/>
          <table:table-cell office:value="0.005925567150115966" office:value-type="float"/>
          <table:table-cell office:value="-0.009885012507438659" office:value-type="float"/>
          <table:table-cell office:value="0.009999147653579713" office:value-type="float"/>
          <table:table-cell office:value="-0.009942591786384583" office:value-type="float"/>
          <table:table-cell office:value="-0.006514007449150086" office:value-type="float"/>
          <table:table-cell office:value="0.009872205257415773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980560705474" office:value-type="float"/>
          <table:table-cell office:value="37" office:value-type="float"/>
          <table:table-cell office:value="0.004900588989257812" office:value-type="float"/>
          <table:table-cell office:value="-0.009883629083633423" office:value-type="float"/>
          <table:table-cell office:value="0.009999116659164429" office:value-type="float"/>
          <table:table-cell office:value="-0.009941052794456482" office:value-type="float"/>
          <table:table-cell office:value="-0.00600409746170044" office:value-type="float"/>
          <table:table-cell office:value="0.0098650074005126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4209482642" office:value-type="float"/>
          <table:table-cell office:value="38" office:value-type="float"/>
          <table:table-cell office:value="0.004900538921356201" office:value-type="float"/>
          <table:table-cell office:value="-0.00988362729549408" office:value-type="float"/>
          <table:table-cell office:value="0.009999117851257325" office:value-type="float"/>
          <table:table-cell office:value="-0.009941052794456482" office:value-type="float"/>
          <table:table-cell office:value="-0.006004032492637634" office:value-type="float"/>
          <table:table-cell office:value="0.009865007400512696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1259739772" office:value-type="float"/>
          <table:table-cell office:value="39" office:value-type="float"/>
          <table:table-cell office:value="0.0035142421722412116" office:value-type="float"/>
          <table:table-cell office:value="-0.00988126516342163" office:value-type="float"/>
          <table:table-cell office:value="0.009999091625213624" office:value-type="float"/>
          <table:table-cell office:value="-0.009938957691192627" office:value-type="float"/>
          <table:table-cell office:value="-0.005360611081123352" office:value-type="float"/>
          <table:table-cell office:value="0.0098567855358123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22439044366" office:value-type="float"/>
          <table:table-cell office:value="40" office:value-type="float"/>
          <table:table-cell office:value="0.00351423978805542" office:value-type="float"/>
          <table:table-cell office:value="-0.00988126516342163" office:value-type="float"/>
          <table:table-cell office:value="0.009999091625213624" office:value-type="float"/>
          <table:table-cell office:value="-0.009938957691192627" office:value-type="float"/>
          <table:table-cell office:value="-0.005360608696937561" office:value-type="float"/>
          <table:table-cell office:value="0.009856785535812379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5908998500445" office:value-type="float"/>
          <table:table-cell office:value="41" office:value-type="float"/>
          <table:table-cell office:value="0.0017454266548156735" office:value-type="float"/>
          <table:table-cell office:value="-0.009878617525100709" office:value-type="float"/>
          <table:table-cell office:value="0.009999084472656251" office:value-type="float"/>
          <table:table-cell office:value="-0.009936195015907288" office:value-type="float"/>
          <table:table-cell office:value="-0.004554157853126526" office:value-type="float"/>
          <table:table-cell office:value="0.0098473024368286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364959972343944" office:value-type="float"/>
          <table:table-cell office:value="42" office:value-type="float"/>
          <table:table-cell office:value="0.0017454195022583007" office:value-type="float"/>
          <table:table-cell office:value="-0.009878617525100709" office:value-type="float"/>
          <table:table-cell office:value="0.009999084472656251" office:value-type="float"/>
          <table:table-cell office:value="-0.009936195015907288" office:value-type="float"/>
          <table:table-cell office:value="-0.0045541501045227055" office:value-type="float"/>
          <table:table-cell office:value="0.009847302436828612" office:value-type="float"/>
        </table:table-row>
        <table:table-row>
          <table:table-cell office:value="0.0497165089845657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51250452596472" office:value-type="float"/>
          <table:table-cell office:value="43" office:value-type="float"/>
          <table:table-cell office:value="-0.0002834910154342653" office:value-type="float"/>
          <table:table-cell office:value="-0.009874778985977174" office:value-type="float"/>
          <table:table-cell office:value="0.009999085664749144" office:value-type="float"/>
          <table:table-cell office:value="-0.009932280778884887" office:value-type="float"/>
          <table:table-cell office:value="-0.0035763573646545414" office:value-type="float"/>
          <table:table-cell office:value="0.009837310314178468" office:value-type="float"/>
        </table:table-row>
        <table:table-row>
          <table:table-cell office:value="0.049437654614448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2652014157589695" office:value-type="float"/>
          <table:table-cell office:value="44" office:value-type="float"/>
          <table:table-cell office:value="-0.00027885437011718715" office:value-type="float"/>
          <table:table-cell office:value="-0.00987499713897705" office:value-type="float"/>
          <table:table-cell office:value="0.009999083280563354" office:value-type="float"/>
          <table:table-cell office:value="-0.009932344555854797" office:value-type="float"/>
          <table:table-cell office:value="-0.0035808604955673215" office:value-type="float"/>
          <table:table-cell office:value="0.009837480783462525" office:value-type="float"/>
        </table:table-row>
        <table:table-row>
          <table:table-cell office:value="0.04710096120834351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3838721356643075" office:value-type="float"/>
          <table:table-cell office:value="45" office:value-type="float"/>
          <table:table-cell office:value="-0.002336693406105042" office:value-type="float"/>
          <table:table-cell office:value="-0.009870972633361817" office:value-type="float"/>
          <table:table-cell office:value="0.009999096393585207" office:value-type="float"/>
          <table:table-cell office:value="-0.009926427602767945" office:value-type="float"/>
          <table:table-cell office:value="-0.002433486580848694" office:value-type="float"/>
          <table:table-cell office:value="0.009828255176544188" office:value-type="float"/>
        </table:table-row>
        <table:table-row>
          <table:table-cell office:value="0.0447923833131790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00753687746445" office:value-type="float"/>
          <table:table-cell office:value="46" office:value-type="float"/>
          <table:table-cell office:value="-0.0023085778951644894" office:value-type="float"/>
          <table:table-cell office:value="-0.009872993230819702" office:value-type="float"/>
          <table:table-cell office:value="0.009999074935913085" office:value-type="float"/>
          <table:table-cell office:value="-0.009926849603652954" office:value-type="float"/>
          <table:table-cell office:value="-0.002466855049133301" office:value-type="float"/>
          <table:table-cell office:value="0.009829893112182618" office:value-type="float"/>
        </table:table-row>
        <table:table-row>
          <table:table-cell office:value="0.0407230812311172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705844146853584" office:value-type="float"/>
          <table:table-cell office:value="47" office:value-type="float"/>
          <table:table-cell office:value="-0.0040693020820617674" office:value-type="float"/>
          <table:table-cell office:value="-0.009870372414588928" office:value-type="float"/>
          <table:table-cell office:value="0.00999908685684204" office:value-type="float"/>
          <table:table-cell office:value="-0.009919757843017579" office:value-type="float"/>
          <table:table-cell office:value="-0.0012897408008575445" office:value-type="float"/>
          <table:table-cell office:value="0.009824240207672119" office:value-type="float"/>
        </table:table-row>
        <table:table-row>
          <table:table-cell office:value="0.036678844094276436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9082585541919315" office:value-type="float"/>
          <table:table-cell office:value="48" office:value-type="float"/>
          <table:table-cell office:value="-0.004044237136840821" office:value-type="float"/>
          <table:table-cell office:value="-0.009873984456062317" office:value-type="float"/>
          <table:table-cell office:value="0.009999057054519653" office:value-type="float"/>
          <table:table-cell office:value="-0.009920222759246826" office:value-type="float"/>
          <table:table-cell office:value="-0.0013347226381301876" office:value-type="float"/>
          <table:table-cell office:value="0.009827423095703126" office:value-type="float"/>
        </table:table-row>
        <table:table-row>
          <table:table-cell office:value="0.03126875340938569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176472799995635" office:value-type="float"/>
          <table:table-cell office:value="49" office:value-type="float"/>
          <table:table-cell office:value="-0.005410090684890747" office:value-type="float"/>
          <table:table-cell office:value="-0.009872545003890992" office:value-type="float"/>
          <table:table-cell office:value="0.00999905824661255" office:value-type="float"/>
          <table:table-cell office:value="-0.00991287887096405" office:value-type="float"/>
          <table:table-cell office:value="-0.00017195940017700195" office:value-type="float"/>
          <table:table-cell office:value="0.00982421636581421" office:value-type="float"/>
        </table:table-row>
        <table:table-row>
          <table:table-cell office:value="0.025875074267387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440466832733831" office:value-type="float"/>
          <table:table-cell office:value="50" office:value-type="float"/>
          <table:table-cell office:value="-0.005393679141998291" office:value-type="float"/>
          <table:table-cell office:value="-0.009876825213432312" office:value-type="float"/>
          <table:table-cell office:value="0.009999024868011476" office:value-type="float"/>
          <table:table-cell office:value="-0.009913650155067445" office:value-type="float"/>
          <table:table-cell office:value="-0.00022610545158386307" office:value-type="float"/>
          <table:table-cell office:value="0.00982780933380127" office:value-type="float"/>
        </table:table-row>
        <table:table-row>
          <table:table-cell office:value="0.01943410694599152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9091804027557376" office:value-type="float"/>
          <table:table-cell office:value="0.05" office:value-type="float"/>
          <table:table-cell office:value="0.06750033049181237" office:value-type="float"/>
          <table:table-cell office:value="51" office:value-type="float"/>
          <table:table-cell office:value="-0.006440967321395874" office:value-type="float"/>
          <table:table-cell office:value="-0.009875744581222534" office:value-type="float"/>
          <table:table-cell office:value="0.009999033212661745" office:value-type="float"/>
          <table:table-cell office:value="-0.009906986355781555" office:value-type="float"/>
          <table:table-cell office:value="0.000908195972442627" office:value-type="float"/>
          <table:table-cell office:value="0.009825299978256227" office:value-type="float"/>
        </table:table-row>
        <table:table-row>
          <table:table-cell office:value="0.0129717272520065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8239398002624514" office:value-type="float"/>
          <table:table-cell office:value="0.05" office:value-type="float"/>
          <table:table-cell office:value="0.07052243618247833" office:value-type="float"/>
          <table:table-cell office:value="52" office:value-type="float"/>
          <table:table-cell office:value="-0.006462379693984986" office:value-type="float"/>
          <table:table-cell office:value="-0.009882569909095765" office:value-type="float"/>
          <table:table-cell office:value="0.009999029636383055" office:value-type="float"/>
          <table:table-cell office:value="-0.009907242059707642" office:value-type="float"/>
          <table:table-cell office:value="0.0008524060249328613" office:value-type="float"/>
          <table:table-cell office:value="0.009830117225646974" office:value-type="float"/>
        </table:table-row>
        <table:table-row>
          <table:table-cell office:value="0.005749185681343087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631197571754456" office:value-type="float"/>
          <table:table-cell office:value="0.05" office:value-type="float"/>
          <table:table-cell office:value="0.07376186037705947" office:value-type="float"/>
          <table:table-cell office:value="53" office:value-type="float"/>
          <table:table-cell office:value="-0.007222541570663452" office:value-type="float"/>
          <table:table-cell office:value="-0.009881907105445863" office:value-type="float"/>
          <table:table-cell office:value="0.009999032020568848" office:value-type="float"/>
          <table:table-cell office:value="-0.009900323748588562" office:value-type="float"/>
          <table:table-cell office:value="0.001927422285079956" office:value-type="float"/>
          <table:table-cell office:value="0.009828385114669802" office:value-type="float"/>
        </table:table-row>
        <table:table-row>
          <table:table-cell office:value="-0.00146901965141295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444013833999634" office:value-type="float"/>
          <table:table-cell office:value="0.05" office:value-type="float"/>
          <table:table-cell office:value="0.076794570559453" office:value-type="float"/>
          <table:table-cell office:value="54" office:value-type="float"/>
          <table:table-cell office:value="-0.0072182053327560424" office:value-type="float"/>
          <table:table-cell office:value="-0.009885355830192566" office:value-type="float"/>
          <table:table-cell office:value="0.009998993873596191" office:value-type="float"/>
          <table:table-cell office:value="-0.009899548888206482" office:value-type="float"/>
          <table:table-cell office:value="0.0018718373775482178" office:value-type="float"/>
          <table:table-cell office:value="0.009829484224319457" office:value-type="float"/>
        </table:table-row>
        <table:table-row>
          <table:table-cell office:value="-0.0092209583520889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4160284757614136" office:value-type="float"/>
          <table:table-cell office:value="0.05" office:value-type="float"/>
          <table:table-cell office:value="0.07971350407636796" office:value-type="float"/>
          <table:table-cell office:value="55" office:value-type="float"/>
          <table:table-cell office:value="-0.007751938700675965" office:value-type="float"/>
          <table:table-cell office:value="-0.009884913563728333" office:value-type="float"/>
          <table:table-cell office:value="0.009998997449874878" office:value-type="float"/>
          <table:table-cell office:value="-0.009892619848251342" office:value-type="float"/>
          <table:table-cell office:value="0.0028372907638549803" office:value-type="float"/>
          <table:table-cell office:value="0.009827785491943358" office:value-type="float"/>
        </table:table-row>
        <table:table-row>
          <table:table-cell office:value="-0.016975110173225394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8812029361724856" office:value-type="float"/>
          <table:table-cell office:value="0.05" office:value-type="float"/>
          <table:table-cell office:value="0.08210836432247534" office:value-type="float"/>
          <table:table-cell office:value="56" office:value-type="float"/>
          <table:table-cell office:value="-0.007754151821136475" office:value-type="float"/>
          <table:table-cell office:value="-0.009887485504150391" office:value-type="float"/>
          <table:table-cell office:value="0.009998960494995117" office:value-type="float"/>
          <table:table-cell office:value="-0.009891132712364198" office:value-type="float"/>
          <table:table-cell office:value="0.002790818214416504" office:value-type="float"/>
          <table:table-cell office:value="0.00982764005661011" office:value-type="float"/>
        </table:table-row>
        <table:table-row>
          <table:table-cell office:value="-0.02512151896953582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51520574092865" office:value-type="float"/>
          <table:table-cell office:value="0.05" office:value-type="float"/>
          <table:table-cell office:value="0.08379950391624846" office:value-type="float"/>
          <table:table-cell office:value="57" office:value-type="float"/>
          <table:table-cell office:value="-0.008146408796310425" office:value-type="float"/>
          <table:table-cell office:value="-0.009886816143989563" office:value-type="float"/>
          <table:table-cell office:value="0.009998964071273804" office:value-type="float"/>
          <table:table-cell office:value="-0.009883994460105896" office:value-type="float"/>
          <table:table-cell office:value="0.0036599719524383553" office:value-type="float"/>
          <table:table-cell office:value="0.009825689792633057" office:value-type="float"/>
        </table:table-row>
        <table:table-row>
          <table:table-cell office:value="-0.03327801704406737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3151352882385254" office:value-type="float"/>
          <table:table-cell office:value="0.05" office:value-type="float"/>
          <table:table-cell office:value="0.08439257792151068" office:value-type="float"/>
          <table:table-cell office:value="58" office:value-type="float"/>
          <table:table-cell office:value="-0.008156498074531556" office:value-type="float"/>
          <table:table-cell office:value="-0.00988796591758728" office:value-type="float"/>
          <table:table-cell office:value="0.009998924732208253" office:value-type="float"/>
          <table:table-cell office:value="-0.009881553053855897" office:value-type="float"/>
          <table:table-cell office:value="0.0036385285854339602" office:value-type="float"/>
          <table:table-cell office:value="0.009824271202087403" office:value-type="float"/>
        </table:table-row>
        <table:table-row>
          <table:table-cell office:value="-0.04171093881130218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7133501768112182" office:value-type="float"/>
          <table:table-cell office:value="0.05" office:value-type="float"/>
          <table:table-cell office:value="0.08377707150327221" office:value-type="float"/>
          <table:table-cell office:value="59" office:value-type="float"/>
          <table:table-cell office:value="-0.008432921767234803" office:value-type="float"/>
          <table:table-cell office:value="-0.009886212944984436" office:value-type="float"/>
          <table:table-cell office:value="0.009998912811279298" office:value-type="float"/>
          <table:table-cell office:value="-0.009876233339309693" office:value-type="float"/>
          <table:table-cell office:value="0.004380027055740357" office:value-type="float"/>
          <table:table-cell office:value="0.009821164608001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0.05" office:value-type="float"/>
          <table:table-cell office:value="-0.05" office:value-type="float"/>
          <table:table-cell office:value="-0.022762715816497803" office:value-type="float"/>
          <table:table-cell office:value="0.05" office:value-type="float"/>
          <table:table-cell office:value="0.08214960757678423" office:value-type="float"/>
          <table:table-cell office:value="60" office:value-type="float"/>
          <table:table-cell office:value="-0.008435821533203125" office:value-type="float"/>
          <table:table-cell office:value="-0.009886015057563782" office:value-type="float"/>
          <table:table-cell office:value="0.009998861551284792" office:value-type="float"/>
          <table:table-cell office:value="-0.009873933792114258" office:value-type="float"/>
          <table:table-cell office:value="0.00437078595161438" office:value-type="float"/>
          <table:table-cell office:value="0.00981861233711242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0T20:08:48.361927</meta:creation-date>
    <dc:date>2024-03-10T20:08:48.852552</dc:date>
    <meta:generator>http://pypi.python.org/pypi/ezodf/0.1.0$Python3.8.10 (default, Nov 22 2023, 10:22:35) 
[GCC 9.4.0]</meta:generator>
    <meta:document-statistic/>
    <meta:editing-cycles>1</meta:editing-cycles>
  </office:meta>
</office:document-meta>
</file>